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25in" table:align="left"/>
    </style:style>
    <style:style style:name="Table1.A" style:family="table-column">
      <style:table-column-properties style:column-width="1.3951in"/>
    </style:style>
    <style:style style:name="Table1.B" style:family="table-column">
      <style:table-column-properties style:column-width="2.1292in"/>
    </style:style>
    <style:style style:name="Table1.C" style:family="table-column">
      <style:table-column-properties style:column-width="2.3007in"/>
    </style:style>
    <style:style style:name="Table1.A1" style:family="table-cell">
      <style:table-cell-properties style:vertical-align="middle" fo:padding="0.0194in" fo:border="none"/>
    </style:style>
    <style:style style:name="P1" style:family="paragraph" style:parent-style-name="Standard">
      <style:paragraph-properties fo:text-align="justify" style:justify-single-word="false"/>
      <style:text-properties style:font-name="Atkinson Hyperlegible Next"/>
    </style:style>
    <style:style style:name="P2" style:family="paragraph" style:parent-style-name="Standard">
      <style:paragraph-properties fo:margin-top="0in" fo:margin-bottom="0.1965in" fo:text-align="justify" style:justify-single-word="false"/>
      <style:text-properties style:font-name="Atkinson Hyperlegible Next"/>
    </style:style>
    <style:style style:name="P3" style:family="paragraph" style:parent-style-name="Text_20_body">
      <style:text-properties style:font-name="Atkinson Hyperlegible Next"/>
    </style:style>
    <style:style style:name="P4" style:family="paragraph" style:parent-style-name="Text_20_body">
      <style:paragraph-properties fo:text-align="justify" style:justify-single-word="false"/>
      <style:text-properties style:font-name="Atkinson Hyperlegible Next"/>
    </style:style>
    <style:style style:name="P5" style:family="paragraph" style:parent-style-name="Text_20_body" style:list-style-name="L1">
      <style:paragraph-properties fo:text-align="justify" style:justify-single-word="false"/>
      <style:text-properties style:font-name="Atkinson Hyperlegible Next"/>
    </style:style>
    <style:style style:name="P6" style:family="paragraph" style:parent-style-name="Text_20_body" style:list-style-name="L2">
      <style:paragraph-properties fo:text-align="justify" style:justify-single-word="false"/>
      <style:text-properties style:font-name="Atkinson Hyperlegible Next"/>
    </style:style>
    <style:style style:name="P7" style:family="paragraph" style:parent-style-name="Text_20_body" style:list-style-name="L3">
      <style:paragraph-properties fo:text-align="justify" style:justify-single-word="false"/>
      <style:text-properties style:font-name="Atkinson Hyperlegible Next"/>
    </style:style>
    <style:style style:name="P8" style:family="paragraph" style:parent-style-name="Text_20_body" style:list-style-name="L4">
      <style:paragraph-properties fo:text-align="justify" style:justify-single-word="false"/>
      <style:text-properties style:font-name="Atkinson Hyperlegible Next"/>
    </style:style>
    <style:style style:name="P9" style:family="paragraph" style:parent-style-name="Text_20_body" style:list-style-name="L5">
      <style:paragraph-properties fo:text-align="justify" style:justify-single-word="false"/>
      <style:text-properties style:font-name="Atkinson Hyperlegible Next"/>
    </style:style>
    <style:style style:name="P10" style:family="paragraph" style:parent-style-name="Text_20_body" style:list-style-name="L6">
      <style:paragraph-properties fo:text-align="justify" style:justify-single-word="false"/>
      <style:text-properties style:font-name="Atkinson Hyperlegible Next"/>
    </style:style>
    <style:style style:name="P11" style:family="paragraph" style:parent-style-name="Text_20_body" style:list-style-name="L7">
      <style:paragraph-properties fo:text-align="justify" style:justify-single-word="false"/>
      <style:text-properties style:font-name="Atkinson Hyperlegible Next"/>
    </style:style>
    <style:style style:name="P12" style:family="paragraph" style:parent-style-name="Text_20_body" style:list-style-name="L8">
      <style:paragraph-properties fo:text-align="justify" style:justify-single-word="false"/>
      <style:text-properties style:font-name="Atkinson Hyperlegible Next"/>
    </style:style>
    <style:style style:name="P13" style:family="paragraph" style:parent-style-name="Text_20_body" style:list-style-name="L9">
      <style:paragraph-properties fo:text-align="justify" style:justify-single-word="false"/>
      <style:text-properties style:font-name="Atkinson Hyperlegible Next"/>
    </style:style>
    <style:style style:name="P14" style:family="paragraph" style:parent-style-name="Text_20_body" style:list-style-name="L10">
      <style:paragraph-properties fo:text-align="justify" style:justify-single-word="false"/>
      <style:text-properties style:font-name="Atkinson Hyperlegible Next"/>
    </style:style>
    <style:style style:name="P15" style:family="paragraph" style:parent-style-name="Text_20_body" style:list-style-name="L68">
      <style:paragraph-properties fo:text-align="justify" style:justify-single-word="false"/>
      <style:text-properties style:font-name="Atkinson Hyperlegible Next"/>
    </style:style>
    <style:style style:name="P16" style:family="paragraph" style:parent-style-name="Text_20_body" style:list-style-name="L72">
      <style:paragraph-properties fo:text-align="justify" style:justify-single-word="false"/>
      <style:text-properties style:font-name="Atkinson Hyperlegible Next"/>
    </style:style>
    <style:style style:name="P17" style:family="paragraph" style:parent-style-name="Text_20_body" style:list-style-name="L75">
      <style:paragraph-properties fo:text-align="justify" style:justify-single-word="false"/>
      <style:text-properties style:font-name="Atkinson Hyperlegible Next"/>
    </style:style>
    <style:style style:name="P18" style:family="paragraph" style:parent-style-name="Text_20_body" style:list-style-name="L98">
      <style:paragraph-properties fo:text-align="justify" style:justify-single-word="false"/>
      <style:text-properties style:font-name="Atkinson Hyperlegible Next"/>
    </style:style>
    <style:style style:name="P19" style:family="paragraph" style:parent-style-name="Text_20_body" style:list-style-name="L102">
      <style:paragraph-properties fo:text-align="justify" style:justify-single-word="false"/>
      <style:text-properties style:font-name="Atkinson Hyperlegible Next"/>
    </style:style>
    <style:style style:name="P20" style:family="paragraph" style:parent-style-name="Text_20_body" style:list-style-name="L110">
      <style:paragraph-properties fo:text-align="justify" style:justify-single-word="false"/>
      <style:text-properties style:font-name="Atkinson Hyperlegible Next"/>
    </style:style>
    <style:style style:name="P21" style:family="paragraph" style:parent-style-name="Text_20_body" style:list-style-name="L116">
      <style:paragraph-properties fo:text-align="justify" style:justify-single-word="false"/>
      <style:text-properties style:font-name="Atkinson Hyperlegible Next"/>
    </style:style>
    <style:style style:name="P22" style:family="paragraph" style:parent-style-name="Text_20_body" style:list-style-name="L121">
      <style:paragraph-properties fo:text-align="justify" style:justify-single-word="false"/>
      <style:text-properties style:font-name="Atkinson Hyperlegible Next"/>
    </style:style>
    <style:style style:name="P23" style:family="paragraph" style:parent-style-name="Text_20_body" style:list-style-name="L124">
      <style:paragraph-properties fo:text-align="justify" style:justify-single-word="false"/>
      <style:text-properties style:font-name="Atkinson Hyperlegible Next"/>
    </style:style>
    <style:style style:name="P24" style:family="paragraph" style:parent-style-name="Text_20_body" style:list-style-name="L134">
      <style:paragraph-properties fo:text-align="justify" style:justify-single-word="false"/>
      <style:text-properties style:font-name="Atkinson Hyperlegible Next"/>
    </style:style>
    <style:style style:name="P25" style:family="paragraph" style:parent-style-name="Text_20_body" style:list-style-name="L145">
      <style:paragraph-properties fo:text-align="justify" style:justify-single-word="false"/>
      <style:text-properties style:font-name="Atkinson Hyperlegible Next"/>
    </style:style>
    <style:style style:name="P26" style:family="paragraph" style:parent-style-name="Text_20_body" style:list-style-name="L167">
      <style:paragraph-properties fo:text-align="justify" style:justify-single-word="false"/>
      <style:text-properties style:font-name="Atkinson Hyperlegible Next"/>
    </style:style>
    <style:style style:name="P27" style:family="paragraph" style:parent-style-name="Text_20_body" style:list-style-name="L169">
      <style:paragraph-properties fo:text-align="justify" style:justify-single-word="false"/>
      <style:text-properties style:font-name="Atkinson Hyperlegible Next"/>
    </style:style>
    <style:style style:name="P28" style:family="paragraph" style:parent-style-name="Text_20_body">
      <style:paragraph-properties fo:text-align="justify" style:justify-single-word="false"/>
    </style:style>
    <style:style style:name="P29" style:family="paragraph" style:parent-style-name="Text_20_body" style:list-style-name="L11">
      <style:paragraph-properties fo:text-align="justify" style:justify-single-word="false"/>
    </style:style>
    <style:style style:name="P30" style:family="paragraph" style:parent-style-name="Text_20_body" style:list-style-name="L12">
      <style:paragraph-properties fo:text-align="justify" style:justify-single-word="false"/>
    </style:style>
    <style:style style:name="P31" style:family="paragraph" style:parent-style-name="Text_20_body" style:list-style-name="L13">
      <style:paragraph-properties fo:text-align="justify" style:justify-single-word="false"/>
    </style:style>
    <style:style style:name="P32" style:family="paragraph" style:parent-style-name="Text_20_body" style:list-style-name="L14">
      <style:paragraph-properties fo:text-align="justify" style:justify-single-word="false"/>
    </style:style>
    <style:style style:name="P33" style:family="paragraph" style:parent-style-name="Text_20_body" style:list-style-name="L15">
      <style:paragraph-properties fo:text-align="justify" style:justify-single-word="false"/>
    </style:style>
    <style:style style:name="P34" style:family="paragraph" style:parent-style-name="Text_20_body" style:list-style-name="L16">
      <style:paragraph-properties fo:text-align="justify" style:justify-single-word="false"/>
    </style:style>
    <style:style style:name="P35" style:family="paragraph" style:parent-style-name="Text_20_body" style:list-style-name="L17">
      <style:paragraph-properties fo:text-align="justify" style:justify-single-word="false"/>
    </style:style>
    <style:style style:name="P36" style:family="paragraph" style:parent-style-name="Text_20_body" style:list-style-name="L18">
      <style:paragraph-properties fo:text-align="justify" style:justify-single-word="false"/>
    </style:style>
    <style:style style:name="P37" style:family="paragraph" style:parent-style-name="Text_20_body" style:list-style-name="L19">
      <style:paragraph-properties fo:text-align="justify" style:justify-single-word="false"/>
    </style:style>
    <style:style style:name="P38" style:family="paragraph" style:parent-style-name="Text_20_body" style:list-style-name="L20">
      <style:paragraph-properties fo:text-align="justify" style:justify-single-word="false"/>
    </style:style>
    <style:style style:name="P39" style:family="paragraph" style:parent-style-name="Text_20_body" style:list-style-name="L21">
      <style:paragraph-properties fo:text-align="justify" style:justify-single-word="false"/>
    </style:style>
    <style:style style:name="P40" style:family="paragraph" style:parent-style-name="Text_20_body" style:list-style-name="L22">
      <style:paragraph-properties fo:text-align="justify" style:justify-single-word="false"/>
    </style:style>
    <style:style style:name="P41" style:family="paragraph" style:parent-style-name="Text_20_body" style:list-style-name="L23">
      <style:paragraph-properties fo:text-align="justify" style:justify-single-word="false"/>
    </style:style>
    <style:style style:name="P42" style:family="paragraph" style:parent-style-name="Text_20_body" style:list-style-name="L24">
      <style:paragraph-properties fo:text-align="justify" style:justify-single-word="false"/>
    </style:style>
    <style:style style:name="P43" style:family="paragraph" style:parent-style-name="Text_20_body" style:list-style-name="L25">
      <style:paragraph-properties fo:text-align="justify" style:justify-single-word="false"/>
    </style:style>
    <style:style style:name="P44" style:family="paragraph" style:parent-style-name="Text_20_body" style:list-style-name="L26">
      <style:paragraph-properties fo:text-align="justify" style:justify-single-word="false"/>
    </style:style>
    <style:style style:name="P45" style:family="paragraph" style:parent-style-name="Text_20_body" style:list-style-name="L27">
      <style:paragraph-properties fo:text-align="justify" style:justify-single-word="false"/>
    </style:style>
    <style:style style:name="P46" style:family="paragraph" style:parent-style-name="Text_20_body" style:list-style-name="L28">
      <style:paragraph-properties fo:text-align="justify" style:justify-single-word="false"/>
    </style:style>
    <style:style style:name="P47" style:family="paragraph" style:parent-style-name="Text_20_body" style:list-style-name="L29">
      <style:paragraph-properties fo:text-align="justify" style:justify-single-word="false"/>
    </style:style>
    <style:style style:name="P48" style:family="paragraph" style:parent-style-name="Text_20_body" style:list-style-name="L30">
      <style:paragraph-properties fo:text-align="justify" style:justify-single-word="false"/>
    </style:style>
    <style:style style:name="P49" style:family="paragraph" style:parent-style-name="Text_20_body" style:list-style-name="L31">
      <style:paragraph-properties fo:text-align="justify" style:justify-single-word="false"/>
    </style:style>
    <style:style style:name="P50" style:family="paragraph" style:parent-style-name="Text_20_body" style:list-style-name="L32">
      <style:paragraph-properties fo:text-align="justify" style:justify-single-word="false"/>
    </style:style>
    <style:style style:name="P51" style:family="paragraph" style:parent-style-name="Text_20_body" style:list-style-name="L33">
      <style:paragraph-properties fo:text-align="justify" style:justify-single-word="false"/>
    </style:style>
    <style:style style:name="P52" style:family="paragraph" style:parent-style-name="Text_20_body" style:list-style-name="L34">
      <style:paragraph-properties fo:text-align="justify" style:justify-single-word="false"/>
    </style:style>
    <style:style style:name="P53" style:family="paragraph" style:parent-style-name="Text_20_body" style:list-style-name="L35">
      <style:paragraph-properties fo:text-align="justify" style:justify-single-word="false"/>
    </style:style>
    <style:style style:name="P54" style:family="paragraph" style:parent-style-name="Text_20_body" style:list-style-name="L36">
      <style:paragraph-properties fo:text-align="justify" style:justify-single-word="false"/>
    </style:style>
    <style:style style:name="P55" style:family="paragraph" style:parent-style-name="Text_20_body" style:list-style-name="L37">
      <style:paragraph-properties fo:text-align="justify" style:justify-single-word="false"/>
    </style:style>
    <style:style style:name="P56" style:family="paragraph" style:parent-style-name="Text_20_body" style:list-style-name="L38">
      <style:paragraph-properties fo:text-align="justify" style:justify-single-word="false"/>
    </style:style>
    <style:style style:name="P57" style:family="paragraph" style:parent-style-name="Text_20_body" style:list-style-name="L39">
      <style:paragraph-properties fo:text-align="justify" style:justify-single-word="false"/>
    </style:style>
    <style:style style:name="P58" style:family="paragraph" style:parent-style-name="Text_20_body" style:list-style-name="L40">
      <style:paragraph-properties fo:text-align="justify" style:justify-single-word="false"/>
    </style:style>
    <style:style style:name="P59" style:family="paragraph" style:parent-style-name="Text_20_body" style:list-style-name="L41">
      <style:paragraph-properties fo:text-align="justify" style:justify-single-word="false"/>
    </style:style>
    <style:style style:name="P60" style:family="paragraph" style:parent-style-name="Text_20_body" style:list-style-name="L42">
      <style:paragraph-properties fo:text-align="justify" style:justify-single-word="false"/>
    </style:style>
    <style:style style:name="P61" style:family="paragraph" style:parent-style-name="Text_20_body" style:list-style-name="L43">
      <style:paragraph-properties fo:text-align="justify" style:justify-single-word="false"/>
    </style:style>
    <style:style style:name="P62" style:family="paragraph" style:parent-style-name="Text_20_body" style:list-style-name="L44">
      <style:paragraph-properties fo:text-align="justify" style:justify-single-word="false"/>
    </style:style>
    <style:style style:name="P63" style:family="paragraph" style:parent-style-name="Text_20_body" style:list-style-name="L45">
      <style:paragraph-properties fo:text-align="justify" style:justify-single-word="false"/>
    </style:style>
    <style:style style:name="P64" style:family="paragraph" style:parent-style-name="Text_20_body" style:list-style-name="L46">
      <style:paragraph-properties fo:text-align="justify" style:justify-single-word="false"/>
    </style:style>
    <style:style style:name="P65" style:family="paragraph" style:parent-style-name="Text_20_body" style:list-style-name="L47">
      <style:paragraph-properties fo:text-align="justify" style:justify-single-word="false"/>
    </style:style>
    <style:style style:name="P66" style:family="paragraph" style:parent-style-name="Text_20_body" style:list-style-name="L48">
      <style:paragraph-properties fo:text-align="justify" style:justify-single-word="false"/>
    </style:style>
    <style:style style:name="P67" style:family="paragraph" style:parent-style-name="Text_20_body" style:list-style-name="L49">
      <style:paragraph-properties fo:text-align="justify" style:justify-single-word="false"/>
    </style:style>
    <style:style style:name="P68" style:family="paragraph" style:parent-style-name="Text_20_body" style:list-style-name="L50">
      <style:paragraph-properties fo:text-align="justify" style:justify-single-word="false"/>
    </style:style>
    <style:style style:name="P69" style:family="paragraph" style:parent-style-name="Text_20_body" style:list-style-name="L51">
      <style:paragraph-properties fo:text-align="justify" style:justify-single-word="false"/>
    </style:style>
    <style:style style:name="P70" style:family="paragraph" style:parent-style-name="Text_20_body" style:list-style-name="L52">
      <style:paragraph-properties fo:text-align="justify" style:justify-single-word="false"/>
    </style:style>
    <style:style style:name="P71" style:family="paragraph" style:parent-style-name="Text_20_body" style:list-style-name="L53">
      <style:paragraph-properties fo:text-align="justify" style:justify-single-word="false"/>
    </style:style>
    <style:style style:name="P72" style:family="paragraph" style:parent-style-name="Text_20_body" style:list-style-name="L54">
      <style:paragraph-properties fo:text-align="justify" style:justify-single-word="false"/>
    </style:style>
    <style:style style:name="P73" style:family="paragraph" style:parent-style-name="Text_20_body" style:list-style-name="L55">
      <style:paragraph-properties fo:text-align="justify" style:justify-single-word="false"/>
    </style:style>
    <style:style style:name="P74" style:family="paragraph" style:parent-style-name="Text_20_body" style:list-style-name="L56">
      <style:paragraph-properties fo:text-align="justify" style:justify-single-word="false"/>
    </style:style>
    <style:style style:name="P75" style:family="paragraph" style:parent-style-name="Text_20_body" style:list-style-name="L57">
      <style:paragraph-properties fo:text-align="justify" style:justify-single-word="false"/>
    </style:style>
    <style:style style:name="P76" style:family="paragraph" style:parent-style-name="Text_20_body" style:list-style-name="L58">
      <style:paragraph-properties fo:text-align="justify" style:justify-single-word="false"/>
    </style:style>
    <style:style style:name="P77" style:family="paragraph" style:parent-style-name="Text_20_body" style:list-style-name="L59">
      <style:paragraph-properties fo:text-align="justify" style:justify-single-word="false"/>
    </style:style>
    <style:style style:name="P78" style:family="paragraph" style:parent-style-name="Text_20_body" style:list-style-name="L60">
      <style:paragraph-properties fo:text-align="justify" style:justify-single-word="false"/>
    </style:style>
    <style:style style:name="P79" style:family="paragraph" style:parent-style-name="Text_20_body" style:list-style-name="L61">
      <style:paragraph-properties fo:text-align="justify" style:justify-single-word="false"/>
    </style:style>
    <style:style style:name="P80" style:family="paragraph" style:parent-style-name="Text_20_body" style:list-style-name="L62">
      <style:paragraph-properties fo:text-align="justify" style:justify-single-word="false"/>
    </style:style>
    <style:style style:name="P81" style:family="paragraph" style:parent-style-name="Text_20_body" style:list-style-name="L63">
      <style:paragraph-properties fo:text-align="justify" style:justify-single-word="false"/>
    </style:style>
    <style:style style:name="P82" style:family="paragraph" style:parent-style-name="Text_20_body" style:list-style-name="L64">
      <style:paragraph-properties fo:text-align="justify" style:justify-single-word="false"/>
    </style:style>
    <style:style style:name="P83" style:family="paragraph" style:parent-style-name="Text_20_body" style:list-style-name="L65">
      <style:paragraph-properties fo:text-align="justify" style:justify-single-word="false"/>
    </style:style>
    <style:style style:name="P84" style:family="paragraph" style:parent-style-name="Text_20_body" style:list-style-name="L66">
      <style:paragraph-properties fo:text-align="justify" style:justify-single-word="false"/>
    </style:style>
    <style:style style:name="P85" style:family="paragraph" style:parent-style-name="Text_20_body" style:list-style-name="L67">
      <style:paragraph-properties fo:text-align="justify" style:justify-single-word="false"/>
    </style:style>
    <style:style style:name="P86" style:family="paragraph" style:parent-style-name="Text_20_body" style:list-style-name="L69">
      <style:paragraph-properties fo:text-align="justify" style:justify-single-word="false"/>
    </style:style>
    <style:style style:name="P87" style:family="paragraph" style:parent-style-name="Text_20_body" style:list-style-name="L70">
      <style:paragraph-properties fo:text-align="justify" style:justify-single-word="false"/>
    </style:style>
    <style:style style:name="P88" style:family="paragraph" style:parent-style-name="Text_20_body" style:list-style-name="L71">
      <style:paragraph-properties fo:text-align="justify" style:justify-single-word="false"/>
    </style:style>
    <style:style style:name="P89" style:family="paragraph" style:parent-style-name="Text_20_body" style:list-style-name="L73">
      <style:paragraph-properties fo:text-align="justify" style:justify-single-word="false"/>
    </style:style>
    <style:style style:name="P90" style:family="paragraph" style:parent-style-name="Text_20_body" style:list-style-name="L74">
      <style:paragraph-properties fo:text-align="justify" style:justify-single-word="false"/>
    </style:style>
    <style:style style:name="P91" style:family="paragraph" style:parent-style-name="Text_20_body" style:list-style-name="L76">
      <style:paragraph-properties fo:text-align="justify" style:justify-single-word="false"/>
    </style:style>
    <style:style style:name="P92" style:family="paragraph" style:parent-style-name="Text_20_body" style:list-style-name="L77">
      <style:paragraph-properties fo:text-align="justify" style:justify-single-word="false"/>
    </style:style>
    <style:style style:name="P93" style:family="paragraph" style:parent-style-name="Text_20_body" style:list-style-name="L78">
      <style:paragraph-properties fo:text-align="justify" style:justify-single-word="false"/>
    </style:style>
    <style:style style:name="P94" style:family="paragraph" style:parent-style-name="Text_20_body" style:list-style-name="L79">
      <style:paragraph-properties fo:text-align="justify" style:justify-single-word="false"/>
    </style:style>
    <style:style style:name="P95" style:family="paragraph" style:parent-style-name="Text_20_body" style:list-style-name="L80">
      <style:paragraph-properties fo:text-align="justify" style:justify-single-word="false"/>
    </style:style>
    <style:style style:name="P96" style:family="paragraph" style:parent-style-name="Text_20_body" style:list-style-name="L81">
      <style:paragraph-properties fo:text-align="justify" style:justify-single-word="false"/>
    </style:style>
    <style:style style:name="P97" style:family="paragraph" style:parent-style-name="Text_20_body" style:list-style-name="L82">
      <style:paragraph-properties fo:text-align="justify" style:justify-single-word="false"/>
    </style:style>
    <style:style style:name="P98" style:family="paragraph" style:parent-style-name="Text_20_body" style:list-style-name="L83">
      <style:paragraph-properties fo:text-align="justify" style:justify-single-word="false"/>
    </style:style>
    <style:style style:name="P99" style:family="paragraph" style:parent-style-name="Text_20_body" style:list-style-name="L84">
      <style:paragraph-properties fo:text-align="justify" style:justify-single-word="false"/>
    </style:style>
    <style:style style:name="P100" style:family="paragraph" style:parent-style-name="Text_20_body" style:list-style-name="L85">
      <style:paragraph-properties fo:text-align="justify" style:justify-single-word="false"/>
    </style:style>
    <style:style style:name="P101" style:family="paragraph" style:parent-style-name="Text_20_body" style:list-style-name="L86">
      <style:paragraph-properties fo:text-align="justify" style:justify-single-word="false"/>
    </style:style>
    <style:style style:name="P102" style:family="paragraph" style:parent-style-name="Text_20_body" style:list-style-name="L87">
      <style:paragraph-properties fo:text-align="justify" style:justify-single-word="false"/>
    </style:style>
    <style:style style:name="P103" style:family="paragraph" style:parent-style-name="Text_20_body" style:list-style-name="L88">
      <style:paragraph-properties fo:text-align="justify" style:justify-single-word="false"/>
    </style:style>
    <style:style style:name="P104" style:family="paragraph" style:parent-style-name="Text_20_body" style:list-style-name="L89">
      <style:paragraph-properties fo:text-align="justify" style:justify-single-word="false"/>
    </style:style>
    <style:style style:name="P105" style:family="paragraph" style:parent-style-name="Text_20_body" style:list-style-name="L90">
      <style:paragraph-properties fo:text-align="justify" style:justify-single-word="false"/>
    </style:style>
    <style:style style:name="P106" style:family="paragraph" style:parent-style-name="Text_20_body" style:list-style-name="L91">
      <style:paragraph-properties fo:text-align="justify" style:justify-single-word="false"/>
    </style:style>
    <style:style style:name="P107" style:family="paragraph" style:parent-style-name="Text_20_body" style:list-style-name="L92">
      <style:paragraph-properties fo:text-align="justify" style:justify-single-word="false"/>
    </style:style>
    <style:style style:name="P108" style:family="paragraph" style:parent-style-name="Text_20_body" style:list-style-name="L93">
      <style:paragraph-properties fo:text-align="justify" style:justify-single-word="false"/>
    </style:style>
    <style:style style:name="P109" style:family="paragraph" style:parent-style-name="Text_20_body" style:list-style-name="L94">
      <style:paragraph-properties fo:text-align="justify" style:justify-single-word="false"/>
    </style:style>
    <style:style style:name="P110" style:family="paragraph" style:parent-style-name="Text_20_body" style:list-style-name="L95">
      <style:paragraph-properties fo:text-align="justify" style:justify-single-word="false"/>
    </style:style>
    <style:style style:name="P111" style:family="paragraph" style:parent-style-name="Text_20_body" style:list-style-name="L96">
      <style:paragraph-properties fo:text-align="justify" style:justify-single-word="false"/>
    </style:style>
    <style:style style:name="P112" style:family="paragraph" style:parent-style-name="Text_20_body" style:list-style-name="L97">
      <style:paragraph-properties fo:text-align="justify" style:justify-single-word="false"/>
    </style:style>
    <style:style style:name="P113" style:family="paragraph" style:parent-style-name="Text_20_body" style:list-style-name="L99">
      <style:paragraph-properties fo:text-align="justify" style:justify-single-word="false"/>
    </style:style>
    <style:style style:name="P114" style:family="paragraph" style:parent-style-name="Text_20_body" style:list-style-name="L100">
      <style:paragraph-properties fo:text-align="justify" style:justify-single-word="false"/>
    </style:style>
    <style:style style:name="P115" style:family="paragraph" style:parent-style-name="Text_20_body" style:list-style-name="L101">
      <style:paragraph-properties fo:text-align="justify" style:justify-single-word="false"/>
    </style:style>
    <style:style style:name="P116" style:family="paragraph" style:parent-style-name="Text_20_body" style:list-style-name="L102">
      <style:paragraph-properties fo:text-align="justify" style:justify-single-word="false"/>
    </style:style>
    <style:style style:name="P117" style:family="paragraph" style:parent-style-name="Text_20_body" style:list-style-name="L103">
      <style:paragraph-properties fo:text-align="justify" style:justify-single-word="false"/>
    </style:style>
    <style:style style:name="P118" style:family="paragraph" style:parent-style-name="Text_20_body" style:list-style-name="L104">
      <style:paragraph-properties fo:text-align="justify" style:justify-single-word="false"/>
    </style:style>
    <style:style style:name="P119" style:family="paragraph" style:parent-style-name="Text_20_body" style:list-style-name="L105">
      <style:paragraph-properties fo:text-align="justify" style:justify-single-word="false"/>
    </style:style>
    <style:style style:name="P120" style:family="paragraph" style:parent-style-name="Text_20_body" style:list-style-name="L106">
      <style:paragraph-properties fo:text-align="justify" style:justify-single-word="false"/>
    </style:style>
    <style:style style:name="P121" style:family="paragraph" style:parent-style-name="Text_20_body" style:list-style-name="L107">
      <style:paragraph-properties fo:text-align="justify" style:justify-single-word="false"/>
    </style:style>
    <style:style style:name="P122" style:family="paragraph" style:parent-style-name="Text_20_body" style:list-style-name="L108">
      <style:paragraph-properties fo:text-align="justify" style:justify-single-word="false"/>
    </style:style>
    <style:style style:name="P123" style:family="paragraph" style:parent-style-name="Text_20_body" style:list-style-name="L109">
      <style:paragraph-properties fo:text-align="justify" style:justify-single-word="false"/>
    </style:style>
    <style:style style:name="P124" style:family="paragraph" style:parent-style-name="Text_20_body" style:list-style-name="L111">
      <style:paragraph-properties fo:text-align="justify" style:justify-single-word="false"/>
    </style:style>
    <style:style style:name="P125" style:family="paragraph" style:parent-style-name="Text_20_body" style:list-style-name="L112">
      <style:paragraph-properties fo:text-align="justify" style:justify-single-word="false"/>
    </style:style>
    <style:style style:name="P126" style:family="paragraph" style:parent-style-name="Text_20_body" style:list-style-name="L113">
      <style:paragraph-properties fo:text-align="justify" style:justify-single-word="false"/>
    </style:style>
    <style:style style:name="P127" style:family="paragraph" style:parent-style-name="Text_20_body" style:list-style-name="L114">
      <style:paragraph-properties fo:text-align="justify" style:justify-single-word="false"/>
    </style:style>
    <style:style style:name="P128" style:family="paragraph" style:parent-style-name="Text_20_body" style:list-style-name="L115">
      <style:paragraph-properties fo:text-align="justify" style:justify-single-word="false"/>
    </style:style>
    <style:style style:name="P129" style:family="paragraph" style:parent-style-name="Text_20_body" style:list-style-name="L117">
      <style:paragraph-properties fo:text-align="justify" style:justify-single-word="false"/>
    </style:style>
    <style:style style:name="P130" style:family="paragraph" style:parent-style-name="Text_20_body" style:list-style-name="L118">
      <style:paragraph-properties fo:text-align="justify" style:justify-single-word="false"/>
    </style:style>
    <style:style style:name="P131" style:family="paragraph" style:parent-style-name="Text_20_body" style:list-style-name="L119">
      <style:paragraph-properties fo:text-align="justify" style:justify-single-word="false"/>
    </style:style>
    <style:style style:name="P132" style:family="paragraph" style:parent-style-name="Text_20_body" style:list-style-name="L120">
      <style:paragraph-properties fo:text-align="justify" style:justify-single-word="false"/>
    </style:style>
    <style:style style:name="P133" style:family="paragraph" style:parent-style-name="Text_20_body" style:list-style-name="L122">
      <style:paragraph-properties fo:text-align="justify" style:justify-single-word="false"/>
    </style:style>
    <style:style style:name="P134" style:family="paragraph" style:parent-style-name="Text_20_body" style:list-style-name="L123">
      <style:paragraph-properties fo:text-align="justify" style:justify-single-word="false"/>
    </style:style>
    <style:style style:name="P135" style:family="paragraph" style:parent-style-name="Text_20_body" style:list-style-name="L125">
      <style:paragraph-properties fo:text-align="justify" style:justify-single-word="false"/>
    </style:style>
    <style:style style:name="P136" style:family="paragraph" style:parent-style-name="Text_20_body" style:list-style-name="L126">
      <style:paragraph-properties fo:text-align="justify" style:justify-single-word="false"/>
    </style:style>
    <style:style style:name="P137" style:family="paragraph" style:parent-style-name="Text_20_body" style:list-style-name="L127">
      <style:paragraph-properties fo:text-align="justify" style:justify-single-word="false"/>
    </style:style>
    <style:style style:name="P138" style:family="paragraph" style:parent-style-name="Text_20_body" style:list-style-name="L128">
      <style:paragraph-properties fo:text-align="justify" style:justify-single-word="false"/>
    </style:style>
    <style:style style:name="P139" style:family="paragraph" style:parent-style-name="Text_20_body" style:list-style-name="L129">
      <style:paragraph-properties fo:text-align="justify" style:justify-single-word="false"/>
    </style:style>
    <style:style style:name="P140" style:family="paragraph" style:parent-style-name="Text_20_body" style:list-style-name="L130">
      <style:paragraph-properties fo:text-align="justify" style:justify-single-word="false"/>
    </style:style>
    <style:style style:name="P141" style:family="paragraph" style:parent-style-name="Text_20_body" style:list-style-name="L131">
      <style:paragraph-properties fo:text-align="justify" style:justify-single-word="false"/>
    </style:style>
    <style:style style:name="P142" style:family="paragraph" style:parent-style-name="Text_20_body" style:list-style-name="L132">
      <style:paragraph-properties fo:text-align="justify" style:justify-single-word="false"/>
    </style:style>
    <style:style style:name="P143" style:family="paragraph" style:parent-style-name="Text_20_body" style:list-style-name="L133">
      <style:paragraph-properties fo:text-align="justify" style:justify-single-word="false"/>
    </style:style>
    <style:style style:name="P144" style:family="paragraph" style:parent-style-name="Text_20_body" style:list-style-name="L135">
      <style:paragraph-properties fo:text-align="justify" style:justify-single-word="false"/>
    </style:style>
    <style:style style:name="P145" style:family="paragraph" style:parent-style-name="Text_20_body" style:list-style-name="L136">
      <style:paragraph-properties fo:text-align="justify" style:justify-single-word="false"/>
    </style:style>
    <style:style style:name="P146" style:family="paragraph" style:parent-style-name="Text_20_body" style:list-style-name="L137">
      <style:paragraph-properties fo:text-align="justify" style:justify-single-word="false"/>
    </style:style>
    <style:style style:name="P147" style:family="paragraph" style:parent-style-name="Text_20_body" style:list-style-name="L138">
      <style:paragraph-properties fo:text-align="justify" style:justify-single-word="false"/>
    </style:style>
    <style:style style:name="P148" style:family="paragraph" style:parent-style-name="Text_20_body" style:list-style-name="L139">
      <style:paragraph-properties fo:text-align="justify" style:justify-single-word="false"/>
    </style:style>
    <style:style style:name="P149" style:family="paragraph" style:parent-style-name="Text_20_body" style:list-style-name="L140">
      <style:paragraph-properties fo:text-align="justify" style:justify-single-word="false"/>
    </style:style>
    <style:style style:name="P150" style:family="paragraph" style:parent-style-name="Text_20_body" style:list-style-name="L141">
      <style:paragraph-properties fo:text-align="justify" style:justify-single-word="false"/>
    </style:style>
    <style:style style:name="P151" style:family="paragraph" style:parent-style-name="Text_20_body" style:list-style-name="L142">
      <style:paragraph-properties fo:text-align="justify" style:justify-single-word="false"/>
    </style:style>
    <style:style style:name="P152" style:family="paragraph" style:parent-style-name="Text_20_body" style:list-style-name="L143">
      <style:paragraph-properties fo:text-align="justify" style:justify-single-word="false"/>
    </style:style>
    <style:style style:name="P153" style:family="paragraph" style:parent-style-name="Text_20_body" style:list-style-name="L144">
      <style:paragraph-properties fo:text-align="justify" style:justify-single-word="false"/>
    </style:style>
    <style:style style:name="P154" style:family="paragraph" style:parent-style-name="Text_20_body" style:list-style-name="L146">
      <style:paragraph-properties fo:text-align="justify" style:justify-single-word="false"/>
    </style:style>
    <style:style style:name="P155" style:family="paragraph" style:parent-style-name="Text_20_body" style:list-style-name="L147">
      <style:paragraph-properties fo:text-align="justify" style:justify-single-word="false"/>
    </style:style>
    <style:style style:name="P156" style:family="paragraph" style:parent-style-name="Text_20_body" style:list-style-name="L148">
      <style:paragraph-properties fo:text-align="justify" style:justify-single-word="false"/>
    </style:style>
    <style:style style:name="P157" style:family="paragraph" style:parent-style-name="Text_20_body" style:list-style-name="L149">
      <style:paragraph-properties fo:text-align="justify" style:justify-single-word="false"/>
    </style:style>
    <style:style style:name="P158" style:family="paragraph" style:parent-style-name="Text_20_body" style:list-style-name="L150">
      <style:paragraph-properties fo:text-align="justify" style:justify-single-word="false"/>
    </style:style>
    <style:style style:name="P159" style:family="paragraph" style:parent-style-name="Text_20_body" style:list-style-name="L151">
      <style:paragraph-properties fo:text-align="justify" style:justify-single-word="false"/>
    </style:style>
    <style:style style:name="P160" style:family="paragraph" style:parent-style-name="Text_20_body" style:list-style-name="L152">
      <style:paragraph-properties fo:text-align="justify" style:justify-single-word="false"/>
    </style:style>
    <style:style style:name="P161" style:family="paragraph" style:parent-style-name="Text_20_body" style:list-style-name="L153">
      <style:paragraph-properties fo:text-align="justify" style:justify-single-word="false"/>
    </style:style>
    <style:style style:name="P162" style:family="paragraph" style:parent-style-name="Text_20_body" style:list-style-name="L154">
      <style:paragraph-properties fo:text-align="justify" style:justify-single-word="false"/>
    </style:style>
    <style:style style:name="P163" style:family="paragraph" style:parent-style-name="Text_20_body" style:list-style-name="L155">
      <style:paragraph-properties fo:text-align="justify" style:justify-single-word="false"/>
    </style:style>
    <style:style style:name="P164" style:family="paragraph" style:parent-style-name="Text_20_body" style:list-style-name="L156">
      <style:paragraph-properties fo:text-align="justify" style:justify-single-word="false"/>
    </style:style>
    <style:style style:name="P165" style:family="paragraph" style:parent-style-name="Text_20_body" style:list-style-name="L157">
      <style:paragraph-properties fo:text-align="justify" style:justify-single-word="false"/>
    </style:style>
    <style:style style:name="P166" style:family="paragraph" style:parent-style-name="Text_20_body" style:list-style-name="L158">
      <style:paragraph-properties fo:text-align="justify" style:justify-single-word="false"/>
    </style:style>
    <style:style style:name="P167" style:family="paragraph" style:parent-style-name="Text_20_body" style:list-style-name="L159">
      <style:paragraph-properties fo:text-align="justify" style:justify-single-word="false"/>
    </style:style>
    <style:style style:name="P168" style:family="paragraph" style:parent-style-name="Text_20_body" style:list-style-name="L160">
      <style:paragraph-properties fo:text-align="justify" style:justify-single-word="false"/>
    </style:style>
    <style:style style:name="P169" style:family="paragraph" style:parent-style-name="Text_20_body" style:list-style-name="L161">
      <style:paragraph-properties fo:text-align="justify" style:justify-single-word="false"/>
    </style:style>
    <style:style style:name="P170" style:family="paragraph" style:parent-style-name="Text_20_body" style:list-style-name="L162">
      <style:paragraph-properties fo:text-align="justify" style:justify-single-word="false"/>
    </style:style>
    <style:style style:name="P171" style:family="paragraph" style:parent-style-name="Text_20_body" style:list-style-name="L163">
      <style:paragraph-properties fo:text-align="justify" style:justify-single-word="false"/>
    </style:style>
    <style:style style:name="P172" style:family="paragraph" style:parent-style-name="Text_20_body" style:list-style-name="L164">
      <style:paragraph-properties fo:text-align="justify" style:justify-single-word="false"/>
    </style:style>
    <style:style style:name="P173" style:family="paragraph" style:parent-style-name="Text_20_body" style:list-style-name="L165">
      <style:paragraph-properties fo:text-align="justify" style:justify-single-word="false"/>
    </style:style>
    <style:style style:name="P174" style:family="paragraph" style:parent-style-name="Text_20_body" style:list-style-name="L166">
      <style:paragraph-properties fo:text-align="justify" style:justify-single-word="false"/>
    </style:style>
    <style:style style:name="P175" style:family="paragraph" style:parent-style-name="Text_20_body" style:list-style-name="L167">
      <style:paragraph-properties fo:text-align="justify" style:justify-single-word="false"/>
    </style:style>
    <style:style style:name="P176" style:family="paragraph" style:parent-style-name="Text_20_body" style:list-style-name="L168">
      <style:paragraph-properties fo:text-align="justify" style:justify-single-word="false"/>
    </style:style>
    <style:style style:name="P177" style:family="paragraph" style:parent-style-name="Text_20_body">
      <style:paragraph-properties fo:margin-top="0in" fo:margin-bottom="0in"/>
      <style:text-properties style:font-name="Atkinson Hyperlegible Next"/>
    </style:style>
    <style:style style:name="P178" style:family="paragraph" style:parent-style-name="Text_20_body">
      <style:paragraph-properties fo:margin-top="0in" fo:margin-bottom="0in" fo:text-align="justify" style:justify-single-word="false"/>
      <style:text-properties style:font-name="Atkinson Hyperlegible Next"/>
    </style:style>
    <style:style style:name="P179" style:family="paragraph" style:parent-style-name="Text_20_body" style:list-style-name="L2">
      <style:paragraph-properties fo:margin-top="0in" fo:margin-bottom="0in" fo:text-align="justify" style:justify-single-word="false"/>
      <style:text-properties style:font-name="Atkinson Hyperlegible Next"/>
    </style:style>
    <style:style style:name="P180" style:family="paragraph" style:parent-style-name="Text_20_body" style:list-style-name="L3">
      <style:paragraph-properties fo:margin-top="0in" fo:margin-bottom="0in" fo:text-align="justify" style:justify-single-word="false"/>
      <style:text-properties style:font-name="Atkinson Hyperlegible Next"/>
    </style:style>
    <style:style style:name="P181" style:family="paragraph" style:parent-style-name="Text_20_body" style:list-style-name="L4">
      <style:paragraph-properties fo:margin-top="0in" fo:margin-bottom="0in" fo:text-align="justify" style:justify-single-word="false"/>
      <style:text-properties style:font-name="Atkinson Hyperlegible Next"/>
    </style:style>
    <style:style style:name="P182" style:family="paragraph" style:parent-style-name="Text_20_body" style:list-style-name="L5">
      <style:paragraph-properties fo:margin-top="0in" fo:margin-bottom="0in" fo:text-align="justify" style:justify-single-word="false"/>
      <style:text-properties style:font-name="Atkinson Hyperlegible Next"/>
    </style:style>
    <style:style style:name="P183" style:family="paragraph" style:parent-style-name="Text_20_body" style:list-style-name="L6">
      <style:paragraph-properties fo:margin-top="0in" fo:margin-bottom="0in" fo:text-align="justify" style:justify-single-word="false"/>
      <style:text-properties style:font-name="Atkinson Hyperlegible Next"/>
    </style:style>
    <style:style style:name="P184" style:family="paragraph" style:parent-style-name="Text_20_body" style:list-style-name="L7">
      <style:paragraph-properties fo:margin-top="0in" fo:margin-bottom="0in" fo:text-align="justify" style:justify-single-word="false"/>
      <style:text-properties style:font-name="Atkinson Hyperlegible Next"/>
    </style:style>
    <style:style style:name="P185" style:family="paragraph" style:parent-style-name="Text_20_body" style:list-style-name="L8">
      <style:paragraph-properties fo:margin-top="0in" fo:margin-bottom="0in" fo:text-align="justify" style:justify-single-word="false"/>
      <style:text-properties style:font-name="Atkinson Hyperlegible Next"/>
    </style:style>
    <style:style style:name="P186" style:family="paragraph" style:parent-style-name="Text_20_body" style:list-style-name="L9">
      <style:paragraph-properties fo:margin-top="0in" fo:margin-bottom="0in" fo:text-align="justify" style:justify-single-word="false"/>
      <style:text-properties style:font-name="Atkinson Hyperlegible Next"/>
    </style:style>
    <style:style style:name="P187" style:family="paragraph" style:parent-style-name="Text_20_body" style:list-style-name="L10">
      <style:paragraph-properties fo:margin-top="0in" fo:margin-bottom="0in" fo:text-align="justify" style:justify-single-word="false"/>
      <style:text-properties style:font-name="Atkinson Hyperlegible Next"/>
    </style:style>
    <style:style style:name="P188" style:family="paragraph" style:parent-style-name="Text_20_body" style:list-style-name="L13">
      <style:paragraph-properties fo:margin-top="0in" fo:margin-bottom="0in" fo:text-align="justify" style:justify-single-word="false"/>
      <style:text-properties style:font-name="Atkinson Hyperlegible Next"/>
    </style:style>
    <style:style style:name="P189" style:family="paragraph" style:parent-style-name="Text_20_body" style:list-style-name="L68">
      <style:paragraph-properties fo:margin-top="0in" fo:margin-bottom="0in" fo:text-align="justify" style:justify-single-word="false"/>
      <style:text-properties style:font-name="Atkinson Hyperlegible Next"/>
    </style:style>
    <style:style style:name="P190" style:family="paragraph" style:parent-style-name="Text_20_body" style:list-style-name="L72">
      <style:paragraph-properties fo:margin-top="0in" fo:margin-bottom="0in" fo:text-align="justify" style:justify-single-word="false"/>
      <style:text-properties style:font-name="Atkinson Hyperlegible Next"/>
    </style:style>
    <style:style style:name="P191" style:family="paragraph" style:parent-style-name="Text_20_body" style:list-style-name="L74">
      <style:paragraph-properties fo:margin-top="0in" fo:margin-bottom="0in" fo:text-align="justify" style:justify-single-word="false"/>
      <style:text-properties style:font-name="Atkinson Hyperlegible Next"/>
    </style:style>
    <style:style style:name="P192" style:family="paragraph" style:parent-style-name="Text_20_body" style:list-style-name="L75">
      <style:paragraph-properties fo:margin-top="0in" fo:margin-bottom="0in" fo:text-align="justify" style:justify-single-word="false"/>
      <style:text-properties style:font-name="Atkinson Hyperlegible Next"/>
    </style:style>
    <style:style style:name="P193" style:family="paragraph" style:parent-style-name="Text_20_body" style:list-style-name="L96">
      <style:paragraph-properties fo:margin-top="0in" fo:margin-bottom="0in" fo:text-align="justify" style:justify-single-word="false"/>
      <style:text-properties style:font-name="Atkinson Hyperlegible Next"/>
    </style:style>
    <style:style style:name="P194" style:family="paragraph" style:parent-style-name="Text_20_body" style:list-style-name="L98">
      <style:paragraph-properties fo:margin-top="0in" fo:margin-bottom="0in" fo:text-align="justify" style:justify-single-word="false"/>
      <style:text-properties style:font-name="Atkinson Hyperlegible Next"/>
    </style:style>
    <style:style style:name="P195" style:family="paragraph" style:parent-style-name="Text_20_body" style:list-style-name="L102">
      <style:paragraph-properties fo:margin-top="0in" fo:margin-bottom="0in" fo:text-align="justify" style:justify-single-word="false"/>
      <style:text-properties style:font-name="Atkinson Hyperlegible Next"/>
    </style:style>
    <style:style style:name="P196" style:family="paragraph" style:parent-style-name="Text_20_body" style:list-style-name="L110">
      <style:paragraph-properties fo:margin-top="0in" fo:margin-bottom="0in" fo:text-align="justify" style:justify-single-word="false"/>
      <style:text-properties style:font-name="Atkinson Hyperlegible Next"/>
    </style:style>
    <style:style style:name="P197" style:family="paragraph" style:parent-style-name="Text_20_body" style:list-style-name="L116">
      <style:paragraph-properties fo:margin-top="0in" fo:margin-bottom="0in" fo:text-align="justify" style:justify-single-word="false"/>
      <style:text-properties style:font-name="Atkinson Hyperlegible Next"/>
    </style:style>
    <style:style style:name="P198" style:family="paragraph" style:parent-style-name="Text_20_body" style:list-style-name="L117">
      <style:paragraph-properties fo:margin-top="0in" fo:margin-bottom="0in" fo:text-align="justify" style:justify-single-word="false"/>
      <style:text-properties style:font-name="Atkinson Hyperlegible Next"/>
    </style:style>
    <style:style style:name="P199" style:family="paragraph" style:parent-style-name="Text_20_body" style:list-style-name="L120">
      <style:paragraph-properties fo:margin-top="0in" fo:margin-bottom="0in" fo:text-align="justify" style:justify-single-word="false"/>
      <style:text-properties style:font-name="Atkinson Hyperlegible Next"/>
    </style:style>
    <style:style style:name="P200" style:family="paragraph" style:parent-style-name="Text_20_body" style:list-style-name="L121">
      <style:paragraph-properties fo:margin-top="0in" fo:margin-bottom="0in" fo:text-align="justify" style:justify-single-word="false"/>
      <style:text-properties style:font-name="Atkinson Hyperlegible Next"/>
    </style:style>
    <style:style style:name="P201" style:family="paragraph" style:parent-style-name="Text_20_body" style:list-style-name="L124">
      <style:paragraph-properties fo:margin-top="0in" fo:margin-bottom="0in" fo:text-align="justify" style:justify-single-word="false"/>
      <style:text-properties style:font-name="Atkinson Hyperlegible Next"/>
    </style:style>
    <style:style style:name="P202" style:family="paragraph" style:parent-style-name="Text_20_body" style:list-style-name="L134">
      <style:paragraph-properties fo:margin-top="0in" fo:margin-bottom="0in" fo:text-align="justify" style:justify-single-word="false"/>
      <style:text-properties style:font-name="Atkinson Hyperlegible Next"/>
    </style:style>
    <style:style style:name="P203" style:family="paragraph" style:parent-style-name="Text_20_body" style:list-style-name="L145">
      <style:paragraph-properties fo:margin-top="0in" fo:margin-bottom="0in" fo:text-align="justify" style:justify-single-word="false"/>
      <style:text-properties style:font-name="Atkinson Hyperlegible Next"/>
    </style:style>
    <style:style style:name="P204" style:family="paragraph" style:parent-style-name="Text_20_body" style:list-style-name="L153">
      <style:paragraph-properties fo:margin-top="0in" fo:margin-bottom="0in" fo:text-align="justify" style:justify-single-word="false"/>
      <style:text-properties style:font-name="Atkinson Hyperlegible Next"/>
    </style:style>
    <style:style style:name="P205" style:family="paragraph" style:parent-style-name="Text_20_body" style:list-style-name="L167">
      <style:paragraph-properties fo:margin-top="0in" fo:margin-bottom="0in" fo:text-align="justify" style:justify-single-word="false"/>
      <style:text-properties style:font-name="Atkinson Hyperlegible Next"/>
    </style:style>
    <style:style style:name="P206" style:family="paragraph" style:parent-style-name="Text_20_body" style:list-style-name="L169">
      <style:paragraph-properties fo:margin-top="0in" fo:margin-bottom="0in" fo:text-align="justify" style:justify-single-word="false"/>
      <style:text-properties style:font-name="Atkinson Hyperlegible Next"/>
    </style:style>
    <style:style style:name="P207" style:family="paragraph" style:parent-style-name="Text_20_body" style:list-style-name="L1">
      <style:paragraph-properties fo:margin-top="0in" fo:margin-bottom="0in" fo:text-align="justify" style:justify-single-word="false"/>
    </style:style>
    <style:style style:name="P208" style:family="paragraph" style:parent-style-name="Text_20_body" style:list-style-name="L3">
      <style:paragraph-properties fo:margin-top="0in" fo:margin-bottom="0in" fo:text-align="justify" style:justify-single-word="false"/>
    </style:style>
    <style:style style:name="P209" style:family="paragraph" style:parent-style-name="Text_20_body" style:list-style-name="L11">
      <style:paragraph-properties fo:margin-top="0in" fo:margin-bottom="0in" fo:text-align="justify" style:justify-single-word="false"/>
    </style:style>
    <style:style style:name="P210" style:family="paragraph" style:parent-style-name="Text_20_body" style:list-style-name="L12">
      <style:paragraph-properties fo:margin-top="0in" fo:margin-bottom="0in" fo:text-align="justify" style:justify-single-word="false"/>
    </style:style>
    <style:style style:name="P211" style:family="paragraph" style:parent-style-name="Text_20_body" style:list-style-name="L13">
      <style:paragraph-properties fo:margin-top="0in" fo:margin-bottom="0in" fo:text-align="justify" style:justify-single-word="false"/>
    </style:style>
    <style:style style:name="P212" style:family="paragraph" style:parent-style-name="Text_20_body" style:list-style-name="L14">
      <style:paragraph-properties fo:margin-top="0in" fo:margin-bottom="0in" fo:text-align="justify" style:justify-single-word="false"/>
    </style:style>
    <style:style style:name="P213" style:family="paragraph" style:parent-style-name="Text_20_body" style:list-style-name="L16">
      <style:paragraph-properties fo:margin-top="0in" fo:margin-bottom="0in" fo:text-align="justify" style:justify-single-word="false"/>
    </style:style>
    <style:style style:name="P214" style:family="paragraph" style:parent-style-name="Text_20_body" style:list-style-name="L17">
      <style:paragraph-properties fo:margin-top="0in" fo:margin-bottom="0in" fo:text-align="justify" style:justify-single-word="false"/>
    </style:style>
    <style:style style:name="P215" style:family="paragraph" style:parent-style-name="Text_20_body" style:list-style-name="L18">
      <style:paragraph-properties fo:margin-top="0in" fo:margin-bottom="0in" fo:text-align="justify" style:justify-single-word="false"/>
    </style:style>
    <style:style style:name="P216" style:family="paragraph" style:parent-style-name="Text_20_body" style:list-style-name="L20">
      <style:paragraph-properties fo:margin-top="0in" fo:margin-bottom="0in" fo:text-align="justify" style:justify-single-word="false"/>
    </style:style>
    <style:style style:name="P217" style:family="paragraph" style:parent-style-name="Text_20_body" style:list-style-name="L21">
      <style:paragraph-properties fo:margin-top="0in" fo:margin-bottom="0in" fo:text-align="justify" style:justify-single-word="false"/>
    </style:style>
    <style:style style:name="P218" style:family="paragraph" style:parent-style-name="Text_20_body" style:list-style-name="L22">
      <style:paragraph-properties fo:margin-top="0in" fo:margin-bottom="0in" fo:text-align="justify" style:justify-single-word="false"/>
    </style:style>
    <style:style style:name="P219" style:family="paragraph" style:parent-style-name="Text_20_body" style:list-style-name="L23">
      <style:paragraph-properties fo:margin-top="0in" fo:margin-bottom="0in" fo:text-align="justify" style:justify-single-word="false"/>
    </style:style>
    <style:style style:name="P220" style:family="paragraph" style:parent-style-name="Text_20_body" style:list-style-name="L25">
      <style:paragraph-properties fo:margin-top="0in" fo:margin-bottom="0in" fo:text-align="justify" style:justify-single-word="false"/>
    </style:style>
    <style:style style:name="P221" style:family="paragraph" style:parent-style-name="Text_20_body" style:list-style-name="L26">
      <style:paragraph-properties fo:margin-top="0in" fo:margin-bottom="0in" fo:text-align="justify" style:justify-single-word="false"/>
    </style:style>
    <style:style style:name="P222" style:family="paragraph" style:parent-style-name="Text_20_body" style:list-style-name="L27">
      <style:paragraph-properties fo:margin-top="0in" fo:margin-bottom="0in" fo:text-align="justify" style:justify-single-word="false"/>
    </style:style>
    <style:style style:name="P223" style:family="paragraph" style:parent-style-name="Text_20_body" style:list-style-name="L29">
      <style:paragraph-properties fo:margin-top="0in" fo:margin-bottom="0in" fo:text-align="justify" style:justify-single-word="false"/>
    </style:style>
    <style:style style:name="P224" style:family="paragraph" style:parent-style-name="Text_20_body" style:list-style-name="L30">
      <style:paragraph-properties fo:margin-top="0in" fo:margin-bottom="0in" fo:text-align="justify" style:justify-single-word="false"/>
    </style:style>
    <style:style style:name="P225" style:family="paragraph" style:parent-style-name="Text_20_body" style:list-style-name="L31">
      <style:paragraph-properties fo:margin-top="0in" fo:margin-bottom="0in" fo:text-align="justify" style:justify-single-word="false"/>
    </style:style>
    <style:style style:name="P226" style:family="paragraph" style:parent-style-name="Text_20_body" style:list-style-name="L33">
      <style:paragraph-properties fo:margin-top="0in" fo:margin-bottom="0in" fo:text-align="justify" style:justify-single-word="false"/>
    </style:style>
    <style:style style:name="P227" style:family="paragraph" style:parent-style-name="Text_20_body" style:list-style-name="L34">
      <style:paragraph-properties fo:margin-top="0in" fo:margin-bottom="0in" fo:text-align="justify" style:justify-single-word="false"/>
    </style:style>
    <style:style style:name="P228" style:family="paragraph" style:parent-style-name="Text_20_body" style:list-style-name="L35">
      <style:paragraph-properties fo:margin-top="0in" fo:margin-bottom="0in" fo:text-align="justify" style:justify-single-word="false"/>
    </style:style>
    <style:style style:name="P229" style:family="paragraph" style:parent-style-name="Text_20_body" style:list-style-name="L36">
      <style:paragraph-properties fo:margin-top="0in" fo:margin-bottom="0in" fo:text-align="justify" style:justify-single-word="false"/>
    </style:style>
    <style:style style:name="P230" style:family="paragraph" style:parent-style-name="Text_20_body" style:list-style-name="L38">
      <style:paragraph-properties fo:margin-top="0in" fo:margin-bottom="0in" fo:text-align="justify" style:justify-single-word="false"/>
    </style:style>
    <style:style style:name="P231" style:family="paragraph" style:parent-style-name="Text_20_body" style:list-style-name="L39">
      <style:paragraph-properties fo:margin-top="0in" fo:margin-bottom="0in" fo:text-align="justify" style:justify-single-word="false"/>
    </style:style>
    <style:style style:name="P232" style:family="paragraph" style:parent-style-name="Text_20_body" style:list-style-name="L40">
      <style:paragraph-properties fo:margin-top="0in" fo:margin-bottom="0in" fo:text-align="justify" style:justify-single-word="false"/>
    </style:style>
    <style:style style:name="P233" style:family="paragraph" style:parent-style-name="Text_20_body" style:list-style-name="L41">
      <style:paragraph-properties fo:margin-top="0in" fo:margin-bottom="0in" fo:text-align="justify" style:justify-single-word="false"/>
    </style:style>
    <style:style style:name="P234" style:family="paragraph" style:parent-style-name="Text_20_body" style:list-style-name="L43">
      <style:paragraph-properties fo:margin-top="0in" fo:margin-bottom="0in" fo:text-align="justify" style:justify-single-word="false"/>
    </style:style>
    <style:style style:name="P235" style:family="paragraph" style:parent-style-name="Text_20_body" style:list-style-name="L44">
      <style:paragraph-properties fo:margin-top="0in" fo:margin-bottom="0in" fo:text-align="justify" style:justify-single-word="false"/>
    </style:style>
    <style:style style:name="P236" style:family="paragraph" style:parent-style-name="Text_20_body" style:list-style-name="L45">
      <style:paragraph-properties fo:margin-top="0in" fo:margin-bottom="0in" fo:text-align="justify" style:justify-single-word="false"/>
    </style:style>
    <style:style style:name="P237" style:family="paragraph" style:parent-style-name="Text_20_body" style:list-style-name="L46">
      <style:paragraph-properties fo:margin-top="0in" fo:margin-bottom="0in" fo:text-align="justify" style:justify-single-word="false"/>
    </style:style>
    <style:style style:name="P238" style:family="paragraph" style:parent-style-name="Text_20_body" style:list-style-name="L47">
      <style:paragraph-properties fo:margin-top="0in" fo:margin-bottom="0in" fo:text-align="justify" style:justify-single-word="false"/>
    </style:style>
    <style:style style:name="P239" style:family="paragraph" style:parent-style-name="Text_20_body" style:list-style-name="L48">
      <style:paragraph-properties fo:margin-top="0in" fo:margin-bottom="0in" fo:text-align="justify" style:justify-single-word="false"/>
    </style:style>
    <style:style style:name="P240" style:family="paragraph" style:parent-style-name="Text_20_body" style:list-style-name="L50">
      <style:paragraph-properties fo:margin-top="0in" fo:margin-bottom="0in" fo:text-align="justify" style:justify-single-word="false"/>
    </style:style>
    <style:style style:name="P241" style:family="paragraph" style:parent-style-name="Text_20_body" style:list-style-name="L53">
      <style:paragraph-properties fo:margin-top="0in" fo:margin-bottom="0in" fo:text-align="justify" style:justify-single-word="false"/>
    </style:style>
    <style:style style:name="P242" style:family="paragraph" style:parent-style-name="Text_20_body" style:list-style-name="L55">
      <style:paragraph-properties fo:margin-top="0in" fo:margin-bottom="0in" fo:text-align="justify" style:justify-single-word="false"/>
    </style:style>
    <style:style style:name="P243" style:family="paragraph" style:parent-style-name="Text_20_body" style:list-style-name="L57">
      <style:paragraph-properties fo:margin-top="0in" fo:margin-bottom="0in" fo:text-align="justify" style:justify-single-word="false"/>
    </style:style>
    <style:style style:name="P244" style:family="paragraph" style:parent-style-name="Text_20_body" style:list-style-name="L59">
      <style:paragraph-properties fo:margin-top="0in" fo:margin-bottom="0in" fo:text-align="justify" style:justify-single-word="false"/>
    </style:style>
    <style:style style:name="P245" style:family="paragraph" style:parent-style-name="Text_20_body" style:list-style-name="L61">
      <style:paragraph-properties fo:margin-top="0in" fo:margin-bottom="0in" fo:text-align="justify" style:justify-single-word="false"/>
    </style:style>
    <style:style style:name="P246" style:family="paragraph" style:parent-style-name="Text_20_body" style:list-style-name="L63">
      <style:paragraph-properties fo:margin-top="0in" fo:margin-bottom="0in" fo:text-align="justify" style:justify-single-word="false"/>
    </style:style>
    <style:style style:name="P247" style:family="paragraph" style:parent-style-name="Text_20_body" style:list-style-name="L64">
      <style:paragraph-properties fo:margin-top="0in" fo:margin-bottom="0in" fo:text-align="justify" style:justify-single-word="false"/>
    </style:style>
    <style:style style:name="P248" style:family="paragraph" style:parent-style-name="Text_20_body" style:list-style-name="L66">
      <style:paragraph-properties fo:margin-top="0in" fo:margin-bottom="0in" fo:text-align="justify" style:justify-single-word="false"/>
    </style:style>
    <style:style style:name="P249" style:family="paragraph" style:parent-style-name="Text_20_body" style:list-style-name="L67">
      <style:paragraph-properties fo:margin-top="0in" fo:margin-bottom="0in" fo:text-align="justify" style:justify-single-word="false"/>
    </style:style>
    <style:style style:name="P250" style:family="paragraph" style:parent-style-name="Text_20_body" style:list-style-name="L68">
      <style:paragraph-properties fo:margin-top="0in" fo:margin-bottom="0in" fo:text-align="justify" style:justify-single-word="false"/>
    </style:style>
    <style:style style:name="P251" style:family="paragraph" style:parent-style-name="Text_20_body" style:list-style-name="L70">
      <style:paragraph-properties fo:margin-top="0in" fo:margin-bottom="0in" fo:text-align="justify" style:justify-single-word="false"/>
    </style:style>
    <style:style style:name="P252" style:family="paragraph" style:parent-style-name="Text_20_body" style:list-style-name="L74">
      <style:paragraph-properties fo:margin-top="0in" fo:margin-bottom="0in" fo:text-align="justify" style:justify-single-word="false"/>
    </style:style>
    <style:style style:name="P253" style:family="paragraph" style:parent-style-name="Text_20_body" style:list-style-name="L75">
      <style:paragraph-properties fo:margin-top="0in" fo:margin-bottom="0in" fo:text-align="justify" style:justify-single-word="false"/>
    </style:style>
    <style:style style:name="P254" style:family="paragraph" style:parent-style-name="Text_20_body" style:list-style-name="L76">
      <style:paragraph-properties fo:margin-top="0in" fo:margin-bottom="0in" fo:text-align="justify" style:justify-single-word="false"/>
    </style:style>
    <style:style style:name="P255" style:family="paragraph" style:parent-style-name="Text_20_body" style:list-style-name="L78">
      <style:paragraph-properties fo:margin-top="0in" fo:margin-bottom="0in" fo:text-align="justify" style:justify-single-word="false"/>
    </style:style>
    <style:style style:name="P256" style:family="paragraph" style:parent-style-name="Text_20_body" style:list-style-name="L79">
      <style:paragraph-properties fo:margin-top="0in" fo:margin-bottom="0in" fo:text-align="justify" style:justify-single-word="false"/>
    </style:style>
    <style:style style:name="P257" style:family="paragraph" style:parent-style-name="Text_20_body" style:list-style-name="L80">
      <style:paragraph-properties fo:margin-top="0in" fo:margin-bottom="0in" fo:text-align="justify" style:justify-single-word="false"/>
    </style:style>
    <style:style style:name="P258" style:family="paragraph" style:parent-style-name="Text_20_body" style:list-style-name="L82">
      <style:paragraph-properties fo:margin-top="0in" fo:margin-bottom="0in" fo:text-align="justify" style:justify-single-word="false"/>
    </style:style>
    <style:style style:name="P259" style:family="paragraph" style:parent-style-name="Text_20_body" style:list-style-name="L83">
      <style:paragraph-properties fo:margin-top="0in" fo:margin-bottom="0in" fo:text-align="justify" style:justify-single-word="false"/>
    </style:style>
    <style:style style:name="P260" style:family="paragraph" style:parent-style-name="Text_20_body" style:list-style-name="L85">
      <style:paragraph-properties fo:margin-top="0in" fo:margin-bottom="0in" fo:text-align="justify" style:justify-single-word="false"/>
    </style:style>
    <style:style style:name="P261" style:family="paragraph" style:parent-style-name="Text_20_body" style:list-style-name="L86">
      <style:paragraph-properties fo:margin-top="0in" fo:margin-bottom="0in" fo:text-align="justify" style:justify-single-word="false"/>
    </style:style>
    <style:style style:name="P262" style:family="paragraph" style:parent-style-name="Text_20_body" style:list-style-name="L88">
      <style:paragraph-properties fo:margin-top="0in" fo:margin-bottom="0in" fo:text-align="justify" style:justify-single-word="false"/>
    </style:style>
    <style:style style:name="P263" style:family="paragraph" style:parent-style-name="Text_20_body" style:list-style-name="L89">
      <style:paragraph-properties fo:margin-top="0in" fo:margin-bottom="0in" fo:text-align="justify" style:justify-single-word="false"/>
    </style:style>
    <style:style style:name="P264" style:family="paragraph" style:parent-style-name="Text_20_body" style:list-style-name="L90">
      <style:paragraph-properties fo:margin-top="0in" fo:margin-bottom="0in" fo:text-align="justify" style:justify-single-word="false"/>
    </style:style>
    <style:style style:name="P265" style:family="paragraph" style:parent-style-name="Text_20_body" style:list-style-name="L91">
      <style:paragraph-properties fo:margin-top="0in" fo:margin-bottom="0in" fo:text-align="justify" style:justify-single-word="false"/>
    </style:style>
    <style:style style:name="P266" style:family="paragraph" style:parent-style-name="Text_20_body" style:list-style-name="L92">
      <style:paragraph-properties fo:margin-top="0in" fo:margin-bottom="0in" fo:text-align="justify" style:justify-single-word="false"/>
    </style:style>
    <style:style style:name="P267" style:family="paragraph" style:parent-style-name="Text_20_body" style:list-style-name="L93">
      <style:paragraph-properties fo:margin-top="0in" fo:margin-bottom="0in" fo:text-align="justify" style:justify-single-word="false"/>
    </style:style>
    <style:style style:name="P268" style:family="paragraph" style:parent-style-name="Text_20_body" style:list-style-name="L94">
      <style:paragraph-properties fo:margin-top="0in" fo:margin-bottom="0in" fo:text-align="justify" style:justify-single-word="false"/>
    </style:style>
    <style:style style:name="P269" style:family="paragraph" style:parent-style-name="Text_20_body" style:list-style-name="L96">
      <style:paragraph-properties fo:margin-top="0in" fo:margin-bottom="0in" fo:text-align="justify" style:justify-single-word="false"/>
    </style:style>
    <style:style style:name="P270" style:family="paragraph" style:parent-style-name="Text_20_body" style:list-style-name="L97">
      <style:paragraph-properties fo:margin-top="0in" fo:margin-bottom="0in" fo:text-align="justify" style:justify-single-word="false"/>
    </style:style>
    <style:style style:name="P271" style:family="paragraph" style:parent-style-name="Text_20_body" style:list-style-name="L98">
      <style:paragraph-properties fo:margin-top="0in" fo:margin-bottom="0in" fo:text-align="justify" style:justify-single-word="false"/>
    </style:style>
    <style:style style:name="P272" style:family="paragraph" style:parent-style-name="Text_20_body" style:list-style-name="L99">
      <style:paragraph-properties fo:margin-top="0in" fo:margin-bottom="0in" fo:text-align="justify" style:justify-single-word="false"/>
    </style:style>
    <style:style style:name="P273" style:family="paragraph" style:parent-style-name="Text_20_body" style:list-style-name="L100">
      <style:paragraph-properties fo:margin-top="0in" fo:margin-bottom="0in" fo:text-align="justify" style:justify-single-word="false"/>
    </style:style>
    <style:style style:name="P274" style:family="paragraph" style:parent-style-name="Text_20_body" style:list-style-name="L101">
      <style:paragraph-properties fo:margin-top="0in" fo:margin-bottom="0in" fo:text-align="justify" style:justify-single-word="false"/>
    </style:style>
    <style:style style:name="P275" style:family="paragraph" style:parent-style-name="Text_20_body" style:list-style-name="L102">
      <style:paragraph-properties fo:margin-top="0in" fo:margin-bottom="0in" fo:text-align="justify" style:justify-single-word="false"/>
    </style:style>
    <style:style style:name="P276" style:family="paragraph" style:parent-style-name="Text_20_body" style:list-style-name="L103">
      <style:paragraph-properties fo:margin-top="0in" fo:margin-bottom="0in" fo:text-align="justify" style:justify-single-word="false"/>
    </style:style>
    <style:style style:name="P277" style:family="paragraph" style:parent-style-name="Text_20_body" style:list-style-name="L104">
      <style:paragraph-properties fo:margin-top="0in" fo:margin-bottom="0in" fo:text-align="justify" style:justify-single-word="false"/>
    </style:style>
    <style:style style:name="P278" style:family="paragraph" style:parent-style-name="Text_20_body" style:list-style-name="L106">
      <style:paragraph-properties fo:margin-top="0in" fo:margin-bottom="0in" fo:text-align="justify" style:justify-single-word="false"/>
    </style:style>
    <style:style style:name="P279" style:family="paragraph" style:parent-style-name="Text_20_body" style:list-style-name="L107">
      <style:paragraph-properties fo:margin-top="0in" fo:margin-bottom="0in" fo:text-align="justify" style:justify-single-word="false"/>
    </style:style>
    <style:style style:name="P280" style:family="paragraph" style:parent-style-name="Text_20_body" style:list-style-name="L108">
      <style:paragraph-properties fo:margin-top="0in" fo:margin-bottom="0in" fo:text-align="justify" style:justify-single-word="false"/>
    </style:style>
    <style:style style:name="P281" style:family="paragraph" style:parent-style-name="Text_20_body" style:list-style-name="L111">
      <style:paragraph-properties fo:margin-top="0in" fo:margin-bottom="0in" fo:text-align="justify" style:justify-single-word="false"/>
    </style:style>
    <style:style style:name="P282" style:family="paragraph" style:parent-style-name="Text_20_body" style:list-style-name="L113">
      <style:paragraph-properties fo:margin-top="0in" fo:margin-bottom="0in" fo:text-align="justify" style:justify-single-word="false"/>
    </style:style>
    <style:style style:name="P283" style:family="paragraph" style:parent-style-name="Text_20_body" style:list-style-name="L114">
      <style:paragraph-properties fo:margin-top="0in" fo:margin-bottom="0in" fo:text-align="justify" style:justify-single-word="false"/>
    </style:style>
    <style:style style:name="P284" style:family="paragraph" style:parent-style-name="Text_20_body" style:list-style-name="L115">
      <style:paragraph-properties fo:margin-top="0in" fo:margin-bottom="0in" fo:text-align="justify" style:justify-single-word="false"/>
    </style:style>
    <style:style style:name="P285" style:family="paragraph" style:parent-style-name="Text_20_body" style:list-style-name="L116">
      <style:paragraph-properties fo:margin-top="0in" fo:margin-bottom="0in" fo:text-align="justify" style:justify-single-word="false"/>
    </style:style>
    <style:style style:name="P286" style:family="paragraph" style:parent-style-name="Text_20_body" style:list-style-name="L117">
      <style:paragraph-properties fo:margin-top="0in" fo:margin-bottom="0in" fo:text-align="justify" style:justify-single-word="false"/>
    </style:style>
    <style:style style:name="P287" style:family="paragraph" style:parent-style-name="Text_20_body" style:list-style-name="L118">
      <style:paragraph-properties fo:margin-top="0in" fo:margin-bottom="0in" fo:text-align="justify" style:justify-single-word="false"/>
    </style:style>
    <style:style style:name="P288" style:family="paragraph" style:parent-style-name="Text_20_body" style:list-style-name="L119">
      <style:paragraph-properties fo:margin-top="0in" fo:margin-bottom="0in" fo:text-align="justify" style:justify-single-word="false"/>
    </style:style>
    <style:style style:name="P289" style:family="paragraph" style:parent-style-name="Text_20_body" style:list-style-name="L120">
      <style:paragraph-properties fo:margin-top="0in" fo:margin-bottom="0in" fo:text-align="justify" style:justify-single-word="false"/>
    </style:style>
    <style:style style:name="P290" style:family="paragraph" style:parent-style-name="Text_20_body" style:list-style-name="L121">
      <style:paragraph-properties fo:margin-top="0in" fo:margin-bottom="0in" fo:text-align="justify" style:justify-single-word="false"/>
    </style:style>
    <style:style style:name="P291" style:family="paragraph" style:parent-style-name="Text_20_body" style:list-style-name="L122">
      <style:paragraph-properties fo:margin-top="0in" fo:margin-bottom="0in" fo:text-align="justify" style:justify-single-word="false"/>
    </style:style>
    <style:style style:name="P292" style:family="paragraph" style:parent-style-name="Text_20_body" style:list-style-name="L125">
      <style:paragraph-properties fo:margin-top="0in" fo:margin-bottom="0in" fo:text-align="justify" style:justify-single-word="false"/>
    </style:style>
    <style:style style:name="P293" style:family="paragraph" style:parent-style-name="Text_20_body" style:list-style-name="L127">
      <style:paragraph-properties fo:margin-top="0in" fo:margin-bottom="0in" fo:text-align="justify" style:justify-single-word="false"/>
    </style:style>
    <style:style style:name="P294" style:family="paragraph" style:parent-style-name="Text_20_body" style:list-style-name="L128">
      <style:paragraph-properties fo:margin-top="0in" fo:margin-bottom="0in" fo:text-align="justify" style:justify-single-word="false"/>
    </style:style>
    <style:style style:name="P295" style:family="paragraph" style:parent-style-name="Text_20_body" style:list-style-name="L130">
      <style:paragraph-properties fo:margin-top="0in" fo:margin-bottom="0in" fo:text-align="justify" style:justify-single-word="false"/>
    </style:style>
    <style:style style:name="P296" style:family="paragraph" style:parent-style-name="Text_20_body" style:list-style-name="L131">
      <style:paragraph-properties fo:margin-top="0in" fo:margin-bottom="0in" fo:text-align="justify" style:justify-single-word="false"/>
    </style:style>
    <style:style style:name="P297" style:family="paragraph" style:parent-style-name="Text_20_body" style:list-style-name="L133">
      <style:paragraph-properties fo:margin-top="0in" fo:margin-bottom="0in" fo:text-align="justify" style:justify-single-word="false"/>
    </style:style>
    <style:style style:name="P298" style:family="paragraph" style:parent-style-name="Text_20_body" style:list-style-name="L134">
      <style:paragraph-properties fo:margin-top="0in" fo:margin-bottom="0in" fo:text-align="justify" style:justify-single-word="false"/>
    </style:style>
    <style:style style:name="P299" style:family="paragraph" style:parent-style-name="Text_20_body" style:list-style-name="L135">
      <style:paragraph-properties fo:margin-top="0in" fo:margin-bottom="0in" fo:text-align="justify" style:justify-single-word="false"/>
    </style:style>
    <style:style style:name="P300" style:family="paragraph" style:parent-style-name="Text_20_body" style:list-style-name="L137">
      <style:paragraph-properties fo:margin-top="0in" fo:margin-bottom="0in" fo:text-align="justify" style:justify-single-word="false"/>
    </style:style>
    <style:style style:name="P301" style:family="paragraph" style:parent-style-name="Text_20_body" style:list-style-name="L138">
      <style:paragraph-properties fo:margin-top="0in" fo:margin-bottom="0in" fo:text-align="justify" style:justify-single-word="false"/>
    </style:style>
    <style:style style:name="P302" style:family="paragraph" style:parent-style-name="Text_20_body" style:list-style-name="L139">
      <style:paragraph-properties fo:margin-top="0in" fo:margin-bottom="0in" fo:text-align="justify" style:justify-single-word="false"/>
    </style:style>
    <style:style style:name="P303" style:family="paragraph" style:parent-style-name="Text_20_body" style:list-style-name="L140">
      <style:paragraph-properties fo:margin-top="0in" fo:margin-bottom="0in" fo:text-align="justify" style:justify-single-word="false"/>
    </style:style>
    <style:style style:name="P304" style:family="paragraph" style:parent-style-name="Text_20_body" style:list-style-name="L141">
      <style:paragraph-properties fo:margin-top="0in" fo:margin-bottom="0in" fo:text-align="justify" style:justify-single-word="false"/>
    </style:style>
    <style:style style:name="P305" style:family="paragraph" style:parent-style-name="Text_20_body" style:list-style-name="L142">
      <style:paragraph-properties fo:margin-top="0in" fo:margin-bottom="0in" fo:text-align="justify" style:justify-single-word="false"/>
    </style:style>
    <style:style style:name="P306" style:family="paragraph" style:parent-style-name="Text_20_body" style:list-style-name="L143">
      <style:paragraph-properties fo:margin-top="0in" fo:margin-bottom="0in" fo:text-align="justify" style:justify-single-word="false"/>
    </style:style>
    <style:style style:name="P307" style:family="paragraph" style:parent-style-name="Text_20_body" style:list-style-name="L144">
      <style:paragraph-properties fo:margin-top="0in" fo:margin-bottom="0in" fo:text-align="justify" style:justify-single-word="false"/>
    </style:style>
    <style:style style:name="P308" style:family="paragraph" style:parent-style-name="Text_20_body" style:list-style-name="L147">
      <style:paragraph-properties fo:margin-top="0in" fo:margin-bottom="0in" fo:text-align="justify" style:justify-single-word="false"/>
    </style:style>
    <style:style style:name="P309" style:family="paragraph" style:parent-style-name="Text_20_body" style:list-style-name="L148">
      <style:paragraph-properties fo:margin-top="0in" fo:margin-bottom="0in" fo:text-align="justify" style:justify-single-word="false"/>
    </style:style>
    <style:style style:name="P310" style:family="paragraph" style:parent-style-name="Text_20_body" style:list-style-name="L149">
      <style:paragraph-properties fo:margin-top="0in" fo:margin-bottom="0in" fo:text-align="justify" style:justify-single-word="false"/>
    </style:style>
    <style:style style:name="P311" style:family="paragraph" style:parent-style-name="Text_20_body" style:list-style-name="L150">
      <style:paragraph-properties fo:margin-top="0in" fo:margin-bottom="0in" fo:text-align="justify" style:justify-single-word="false"/>
    </style:style>
    <style:style style:name="P312" style:family="paragraph" style:parent-style-name="Text_20_body" style:list-style-name="L152">
      <style:paragraph-properties fo:margin-top="0in" fo:margin-bottom="0in" fo:text-align="justify" style:justify-single-word="false"/>
    </style:style>
    <style:style style:name="P313" style:family="paragraph" style:parent-style-name="Text_20_body" style:list-style-name="L153">
      <style:paragraph-properties fo:margin-top="0in" fo:margin-bottom="0in" fo:text-align="justify" style:justify-single-word="false"/>
    </style:style>
    <style:style style:name="P314" style:family="paragraph" style:parent-style-name="Text_20_body" style:list-style-name="L155">
      <style:paragraph-properties fo:margin-top="0in" fo:margin-bottom="0in" fo:text-align="justify" style:justify-single-word="false"/>
    </style:style>
    <style:style style:name="P315" style:family="paragraph" style:parent-style-name="Text_20_body" style:list-style-name="L157">
      <style:paragraph-properties fo:margin-top="0in" fo:margin-bottom="0in" fo:text-align="justify" style:justify-single-word="false"/>
    </style:style>
    <style:style style:name="P316" style:family="paragraph" style:parent-style-name="Text_20_body" style:list-style-name="L158">
      <style:paragraph-properties fo:margin-top="0in" fo:margin-bottom="0in" fo:text-align="justify" style:justify-single-word="false"/>
    </style:style>
    <style:style style:name="P317" style:family="paragraph" style:parent-style-name="Text_20_body" style:list-style-name="L161">
      <style:paragraph-properties fo:margin-top="0in" fo:margin-bottom="0in" fo:text-align="justify" style:justify-single-word="false"/>
    </style:style>
    <style:style style:name="P318" style:family="paragraph" style:parent-style-name="Text_20_body" style:list-style-name="L162">
      <style:paragraph-properties fo:margin-top="0in" fo:margin-bottom="0in" fo:text-align="justify" style:justify-single-word="false"/>
    </style:style>
    <style:style style:name="P319" style:family="paragraph" style:parent-style-name="Text_20_body" style:list-style-name="L163">
      <style:paragraph-properties fo:margin-top="0in" fo:margin-bottom="0in" fo:text-align="justify" style:justify-single-word="false"/>
    </style:style>
    <style:style style:name="P320" style:family="paragraph" style:parent-style-name="Text_20_body" style:list-style-name="L164">
      <style:paragraph-properties fo:margin-top="0in" fo:margin-bottom="0in" fo:text-align="justify" style:justify-single-word="false"/>
    </style:style>
    <style:style style:name="P321" style:family="paragraph" style:parent-style-name="Text_20_body" style:list-style-name="L165">
      <style:paragraph-properties fo:margin-top="0in" fo:margin-bottom="0in" fo:text-align="justify" style:justify-single-word="false"/>
    </style:style>
    <style:style style:name="P322" style:family="paragraph" style:parent-style-name="Text_20_body" style:list-style-name="L166">
      <style:paragraph-properties fo:margin-top="0in" fo:margin-bottom="0in" fo:text-align="justify" style:justify-single-word="false"/>
    </style:style>
    <style:style style:name="P323" style:family="paragraph" style:parent-style-name="Text_20_body" style:list-style-name="L167">
      <style:paragraph-properties fo:margin-top="0in" fo:margin-bottom="0in" fo:text-align="justify" style:justify-single-word="false"/>
    </style:style>
    <style:style style:name="P324" style:family="paragraph" style:parent-style-name="Text_20_body" style:list-style-name="L168">
      <style:paragraph-properties fo:margin-top="0in" fo:margin-bottom="0in" fo:text-align="justify" style:justify-single-word="false"/>
    </style:style>
    <style:style style:name="P325" style:family="paragraph" style:parent-style-name="Text_20_body">
      <style:paragraph-properties fo:text-align="justify" style:justify-single-word="false" style:writing-mode="lr-tb"/>
      <style:text-properties style:font-name="Atkinson Hyperlegible Next"/>
    </style:style>
    <style:style style:name="P326" style:family="paragraph" style:parent-style-name="Horizontal_20_Line">
      <style:paragraph-properties fo:text-align="justify" style:justify-single-word="false"/>
      <style:text-properties style:font-name="Atkinson Hyperlegible Next"/>
    </style:style>
    <style:style style:name="P327" style:family="paragraph" style:parent-style-name="Table_20_Heading">
      <style:paragraph-properties fo:text-align="justify" style:justify-single-word="false"/>
      <style:text-properties style:font-name="Atkinson Hyperlegible Next"/>
    </style:style>
    <style:style style:name="P328" style:family="paragraph" style:parent-style-name="Table_20_Contents">
      <style:paragraph-properties fo:text-align="justify" style:justify-single-word="false"/>
      <style:text-properties style:font-name="Atkinson Hyperlegible Next"/>
    </style:style>
    <style:style style:name="P329" style:family="paragraph" style:parent-style-name="Table_20_Contents">
      <style:paragraph-properties fo:text-align="justify" style:justify-single-word="false"/>
    </style:style>
    <style:style style:name="P330" style:family="paragraph" style:parent-style-name="Preformatted_20_Text" style:list-style-name="L16">
      <style:paragraph-properties fo:text-align="justify" style:justify-single-word="false"/>
    </style:style>
    <style:style style:name="P331" style:family="paragraph" style:parent-style-name="Preformatted_20_Text" style:list-style-name="L17">
      <style:paragraph-properties fo:text-align="justify" style:justify-single-word="false"/>
    </style:style>
    <style:style style:name="P332" style:family="paragraph" style:parent-style-name="Preformatted_20_Text" style:list-style-name="L18">
      <style:paragraph-properties fo:text-align="justify" style:justify-single-word="false"/>
    </style:style>
    <style:style style:name="P333" style:family="paragraph" style:parent-style-name="Preformatted_20_Text" style:list-style-name="L20">
      <style:paragraph-properties fo:text-align="justify" style:justify-single-word="false"/>
    </style:style>
    <style:style style:name="P334" style:family="paragraph" style:parent-style-name="Preformatted_20_Text" style:list-style-name="L21">
      <style:paragraph-properties fo:text-align="justify" style:justify-single-word="false"/>
    </style:style>
    <style:style style:name="P335" style:family="paragraph" style:parent-style-name="Preformatted_20_Text" style:list-style-name="L22">
      <style:paragraph-properties fo:text-align="justify" style:justify-single-word="false"/>
    </style:style>
    <style:style style:name="P336" style:family="paragraph" style:parent-style-name="Preformatted_20_Text" style:list-style-name="L23">
      <style:paragraph-properties fo:text-align="justify" style:justify-single-word="false"/>
    </style:style>
    <style:style style:name="P337" style:family="paragraph" style:parent-style-name="Preformatted_20_Text" style:list-style-name="L25">
      <style:paragraph-properties fo:text-align="justify" style:justify-single-word="false"/>
    </style:style>
    <style:style style:name="P338" style:family="paragraph" style:parent-style-name="Preformatted_20_Text" style:list-style-name="L26">
      <style:paragraph-properties fo:text-align="justify" style:justify-single-word="false"/>
    </style:style>
    <style:style style:name="P339" style:family="paragraph" style:parent-style-name="Preformatted_20_Text" style:list-style-name="L27">
      <style:paragraph-properties fo:text-align="justify" style:justify-single-word="false"/>
    </style:style>
    <style:style style:name="P340" style:family="paragraph" style:parent-style-name="Preformatted_20_Text" style:list-style-name="L29">
      <style:paragraph-properties fo:text-align="justify" style:justify-single-word="false"/>
    </style:style>
    <style:style style:name="P341" style:family="paragraph" style:parent-style-name="Preformatted_20_Text" style:list-style-name="L30">
      <style:paragraph-properties fo:text-align="justify" style:justify-single-word="false"/>
    </style:style>
    <style:style style:name="P342" style:family="paragraph" style:parent-style-name="Preformatted_20_Text" style:list-style-name="L31">
      <style:paragraph-properties fo:text-align="justify" style:justify-single-word="false"/>
    </style:style>
    <style:style style:name="P343" style:family="paragraph" style:parent-style-name="Preformatted_20_Text" style:list-style-name="L33">
      <style:paragraph-properties fo:text-align="justify" style:justify-single-word="false"/>
    </style:style>
    <style:style style:name="P344" style:family="paragraph" style:parent-style-name="Preformatted_20_Text" style:list-style-name="L34">
      <style:paragraph-properties fo:text-align="justify" style:justify-single-word="false"/>
    </style:style>
    <style:style style:name="P345" style:family="paragraph" style:parent-style-name="Preformatted_20_Text" style:list-style-name="L35">
      <style:paragraph-properties fo:text-align="justify" style:justify-single-word="false"/>
    </style:style>
    <style:style style:name="P346" style:family="paragraph" style:parent-style-name="Preformatted_20_Text" style:list-style-name="L36">
      <style:paragraph-properties fo:text-align="justify" style:justify-single-word="false"/>
    </style:style>
    <style:style style:name="P347" style:family="paragraph" style:parent-style-name="Preformatted_20_Text" style:list-style-name="L38">
      <style:paragraph-properties fo:text-align="justify" style:justify-single-word="false"/>
    </style:style>
    <style:style style:name="P348" style:family="paragraph" style:parent-style-name="Preformatted_20_Text" style:list-style-name="L39">
      <style:paragraph-properties fo:text-align="justify" style:justify-single-word="false"/>
    </style:style>
    <style:style style:name="P349" style:family="paragraph" style:parent-style-name="Preformatted_20_Text" style:list-style-name="L40">
      <style:paragraph-properties fo:text-align="justify" style:justify-single-word="false"/>
    </style:style>
    <style:style style:name="P350" style:family="paragraph" style:parent-style-name="Preformatted_20_Text" style:list-style-name="L41">
      <style:paragraph-properties fo:text-align="justify" style:justify-single-word="false"/>
    </style:style>
    <style:style style:name="P351" style:family="paragraph" style:parent-style-name="Preformatted_20_Text" style:list-style-name="L43">
      <style:paragraph-properties fo:text-align="justify" style:justify-single-word="false"/>
    </style:style>
    <style:style style:name="P352" style:family="paragraph" style:parent-style-name="Preformatted_20_Text" style:list-style-name="L44">
      <style:paragraph-properties fo:text-align="justify" style:justify-single-word="false"/>
    </style:style>
    <style:style style:name="P353" style:family="paragraph" style:parent-style-name="Preformatted_20_Text" style:list-style-name="L45">
      <style:paragraph-properties fo:text-align="justify" style:justify-single-word="false"/>
    </style:style>
    <style:style style:name="P354" style:family="paragraph" style:parent-style-name="Preformatted_20_Text" style:list-style-name="L46">
      <style:paragraph-properties fo:text-align="justify" style:justify-single-word="false"/>
    </style:style>
    <style:style style:name="P355" style:family="paragraph" style:parent-style-name="Preformatted_20_Text" style:list-style-name="L47">
      <style:paragraph-properties fo:text-align="justify" style:justify-single-word="false"/>
    </style:style>
    <style:style style:name="P356" style:family="paragraph" style:parent-style-name="Preformatted_20_Text" style:list-style-name="L48">
      <style:paragraph-properties fo:text-align="justify" style:justify-single-word="false"/>
    </style:style>
    <style:style style:name="P357" style:family="paragraph" style:parent-style-name="Preformatted_20_Text" style:list-style-name="L14">
      <style:paragraph-properties fo:margin-top="0in" fo:margin-bottom="0.1965in" fo:text-align="justify" style:justify-single-word="false"/>
    </style:style>
    <style:style style:name="P358" style:family="paragraph" style:parent-style-name="Preformatted_20_Text" style:list-style-name="L15">
      <style:paragraph-properties fo:margin-top="0in" fo:margin-bottom="0.1965in" fo:text-align="justify" style:justify-single-word="false"/>
    </style:style>
    <style:style style:name="P359" style:family="paragraph" style:parent-style-name="Preformatted_20_Text" style:list-style-name="L16">
      <style:paragraph-properties fo:margin-top="0in" fo:margin-bottom="0.1965in" fo:text-align="justify" style:justify-single-word="false"/>
    </style:style>
    <style:style style:name="P360" style:family="paragraph" style:parent-style-name="Preformatted_20_Text" style:list-style-name="L17">
      <style:paragraph-properties fo:margin-top="0in" fo:margin-bottom="0.1965in" fo:text-align="justify" style:justify-single-word="false"/>
    </style:style>
    <style:style style:name="P361" style:family="paragraph" style:parent-style-name="Preformatted_20_Text" style:list-style-name="L18">
      <style:paragraph-properties fo:margin-top="0in" fo:margin-bottom="0.1965in" fo:text-align="justify" style:justify-single-word="false"/>
    </style:style>
    <style:style style:name="P362" style:family="paragraph" style:parent-style-name="Preformatted_20_Text" style:list-style-name="L19">
      <style:paragraph-properties fo:margin-top="0in" fo:margin-bottom="0.1965in" fo:text-align="justify" style:justify-single-word="false"/>
    </style:style>
    <style:style style:name="P363" style:family="paragraph" style:parent-style-name="Preformatted_20_Text" style:list-style-name="L20">
      <style:paragraph-properties fo:margin-top="0in" fo:margin-bottom="0.1965in" fo:text-align="justify" style:justify-single-word="false"/>
    </style:style>
    <style:style style:name="P364" style:family="paragraph" style:parent-style-name="Preformatted_20_Text" style:list-style-name="L21">
      <style:paragraph-properties fo:margin-top="0in" fo:margin-bottom="0.1965in" fo:text-align="justify" style:justify-single-word="false"/>
    </style:style>
    <style:style style:name="P365" style:family="paragraph" style:parent-style-name="Preformatted_20_Text" style:list-style-name="L22">
      <style:paragraph-properties fo:margin-top="0in" fo:margin-bottom="0.1965in" fo:text-align="justify" style:justify-single-word="false"/>
    </style:style>
    <style:style style:name="P366" style:family="paragraph" style:parent-style-name="Preformatted_20_Text" style:list-style-name="L23">
      <style:paragraph-properties fo:margin-top="0in" fo:margin-bottom="0.1965in" fo:text-align="justify" style:justify-single-word="false"/>
    </style:style>
    <style:style style:name="P367" style:family="paragraph" style:parent-style-name="Preformatted_20_Text" style:list-style-name="L24">
      <style:paragraph-properties fo:margin-top="0in" fo:margin-bottom="0.1965in" fo:text-align="justify" style:justify-single-word="false"/>
    </style:style>
    <style:style style:name="P368" style:family="paragraph" style:parent-style-name="Preformatted_20_Text" style:list-style-name="L25">
      <style:paragraph-properties fo:margin-top="0in" fo:margin-bottom="0.1965in" fo:text-align="justify" style:justify-single-word="false"/>
    </style:style>
    <style:style style:name="P369" style:family="paragraph" style:parent-style-name="Preformatted_20_Text" style:list-style-name="L26">
      <style:paragraph-properties fo:margin-top="0in" fo:margin-bottom="0.1965in" fo:text-align="justify" style:justify-single-word="false"/>
    </style:style>
    <style:style style:name="P370" style:family="paragraph" style:parent-style-name="Preformatted_20_Text" style:list-style-name="L27">
      <style:paragraph-properties fo:margin-top="0in" fo:margin-bottom="0.1965in" fo:text-align="justify" style:justify-single-word="false"/>
    </style:style>
    <style:style style:name="P371" style:family="paragraph" style:parent-style-name="Preformatted_20_Text" style:list-style-name="L28">
      <style:paragraph-properties fo:margin-top="0in" fo:margin-bottom="0.1965in" fo:text-align="justify" style:justify-single-word="false"/>
    </style:style>
    <style:style style:name="P372" style:family="paragraph" style:parent-style-name="Preformatted_20_Text" style:list-style-name="L29">
      <style:paragraph-properties fo:margin-top="0in" fo:margin-bottom="0.1965in" fo:text-align="justify" style:justify-single-word="false"/>
    </style:style>
    <style:style style:name="P373" style:family="paragraph" style:parent-style-name="Preformatted_20_Text" style:list-style-name="L30">
      <style:paragraph-properties fo:margin-top="0in" fo:margin-bottom="0.1965in" fo:text-align="justify" style:justify-single-word="false"/>
    </style:style>
    <style:style style:name="P374" style:family="paragraph" style:parent-style-name="Preformatted_20_Text" style:list-style-name="L31">
      <style:paragraph-properties fo:margin-top="0in" fo:margin-bottom="0.1965in" fo:text-align="justify" style:justify-single-word="false"/>
    </style:style>
    <style:style style:name="P375" style:family="paragraph" style:parent-style-name="Preformatted_20_Text" style:list-style-name="L32">
      <style:paragraph-properties fo:margin-top="0in" fo:margin-bottom="0.1965in" fo:text-align="justify" style:justify-single-word="false"/>
    </style:style>
    <style:style style:name="P376" style:family="paragraph" style:parent-style-name="Preformatted_20_Text" style:list-style-name="L33">
      <style:paragraph-properties fo:margin-top="0in" fo:margin-bottom="0.1965in" fo:text-align="justify" style:justify-single-word="false"/>
    </style:style>
    <style:style style:name="P377" style:family="paragraph" style:parent-style-name="Preformatted_20_Text" style:list-style-name="L34">
      <style:paragraph-properties fo:margin-top="0in" fo:margin-bottom="0.1965in" fo:text-align="justify" style:justify-single-word="false"/>
    </style:style>
    <style:style style:name="P378" style:family="paragraph" style:parent-style-name="Preformatted_20_Text" style:list-style-name="L35">
      <style:paragraph-properties fo:margin-top="0in" fo:margin-bottom="0.1965in" fo:text-align="justify" style:justify-single-word="false"/>
    </style:style>
    <style:style style:name="P379" style:family="paragraph" style:parent-style-name="Preformatted_20_Text" style:list-style-name="L36">
      <style:paragraph-properties fo:margin-top="0in" fo:margin-bottom="0.1965in" fo:text-align="justify" style:justify-single-word="false"/>
    </style:style>
    <style:style style:name="P380" style:family="paragraph" style:parent-style-name="Preformatted_20_Text" style:list-style-name="L37">
      <style:paragraph-properties fo:margin-top="0in" fo:margin-bottom="0.1965in" fo:text-align="justify" style:justify-single-word="false"/>
    </style:style>
    <style:style style:name="P381" style:family="paragraph" style:parent-style-name="Preformatted_20_Text" style:list-style-name="L38">
      <style:paragraph-properties fo:margin-top="0in" fo:margin-bottom="0.1965in" fo:text-align="justify" style:justify-single-word="false"/>
    </style:style>
    <style:style style:name="P382" style:family="paragraph" style:parent-style-name="Preformatted_20_Text" style:list-style-name="L39">
      <style:paragraph-properties fo:margin-top="0in" fo:margin-bottom="0.1965in" fo:text-align="justify" style:justify-single-word="false"/>
    </style:style>
    <style:style style:name="P383" style:family="paragraph" style:parent-style-name="Preformatted_20_Text" style:list-style-name="L40">
      <style:paragraph-properties fo:margin-top="0in" fo:margin-bottom="0.1965in" fo:text-align="justify" style:justify-single-word="false"/>
    </style:style>
    <style:style style:name="P384" style:family="paragraph" style:parent-style-name="Preformatted_20_Text" style:list-style-name="L41">
      <style:paragraph-properties fo:margin-top="0in" fo:margin-bottom="0.1965in" fo:text-align="justify" style:justify-single-word="false"/>
    </style:style>
    <style:style style:name="P385" style:family="paragraph" style:parent-style-name="Preformatted_20_Text" style:list-style-name="L42">
      <style:paragraph-properties fo:margin-top="0in" fo:margin-bottom="0.1965in" fo:text-align="justify" style:justify-single-word="false"/>
    </style:style>
    <style:style style:name="P386" style:family="paragraph" style:parent-style-name="Preformatted_20_Text" style:list-style-name="L43">
      <style:paragraph-properties fo:margin-top="0in" fo:margin-bottom="0.1965in" fo:text-align="justify" style:justify-single-word="false"/>
    </style:style>
    <style:style style:name="P387" style:family="paragraph" style:parent-style-name="Preformatted_20_Text" style:list-style-name="L44">
      <style:paragraph-properties fo:margin-top="0in" fo:margin-bottom="0.1965in" fo:text-align="justify" style:justify-single-word="false"/>
    </style:style>
    <style:style style:name="P388" style:family="paragraph" style:parent-style-name="Preformatted_20_Text" style:list-style-name="L45">
      <style:paragraph-properties fo:margin-top="0in" fo:margin-bottom="0.1965in" fo:text-align="justify" style:justify-single-word="false"/>
    </style:style>
    <style:style style:name="P389" style:family="paragraph" style:parent-style-name="Preformatted_20_Text" style:list-style-name="L46">
      <style:paragraph-properties fo:margin-top="0in" fo:margin-bottom="0.1965in" fo:text-align="justify" style:justify-single-word="false"/>
    </style:style>
    <style:style style:name="P390" style:family="paragraph" style:parent-style-name="Preformatted_20_Text" style:list-style-name="L47">
      <style:paragraph-properties fo:margin-top="0in" fo:margin-bottom="0.1965in" fo:text-align="justify" style:justify-single-word="false"/>
    </style:style>
    <style:style style:name="P391" style:family="paragraph" style:parent-style-name="Preformatted_20_Text" style:list-style-name="L48">
      <style:paragraph-properties fo:margin-top="0in" fo:margin-bottom="0.1965in" fo:text-align="justify" style:justify-single-word="false"/>
    </style:style>
    <style:style style:name="P392" style:family="paragraph" style:parent-style-name="Heading_20_1">
      <style:paragraph-properties fo:text-align="justify" style:justify-single-word="false"/>
      <style:text-properties style:font-name="Atkinson Hyperlegible Next"/>
    </style:style>
    <style:style style:name="T1" style:family="text">
      <style:text-properties style:font-name="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chat-history">
        <text:section text:style-name="Sect1" text:name="45a7ba8c89f07b4e">
          <text:section text:style-name="Sect1" text:name="user-query-content-0">
            <text:p text:style-name="P325">Gemini Anda Telah dilatih sehingga menjadi ahli dalam menyusun buku [non-fiksi] untuk tema-tema [Sains Futuristik] . </text:p>
            <text:p text:style-name="P325">Gemini yang Kreatif, Saya Sedang menyusun Buku : </text:p>
            <text:p text:style-name="P325">Judul : 'Robot Cerdas: Teman atau Ancaman?. </text:p>
            <text:p text:style-name="P325">Deskripsi:'Buku ini akan membahas perkembangan kecerdasan buatan (AI) dan robotika. Bagaimana cara kerja AI? Apa saja kemampuan robot cerdas? Apakah robot bisa menggantikan peran manusia? Bagaimana kita harus bersikap terhadap perkembangan AI yang pesat?' . </text:p>
            <text:p text:style-name="P325">Topik Utama : Kecerdasan buatan, robotika, etika teknologi. </text:p>
            <text:p text:style-name="P325">Target Pembaca : Remaja ( Usia 13 sampai 22 Tahun ).  </text:p>
            <text:p text:style-name="P325">Tugas Anda adalah : </text:p>
            <text:p text:style-name="P325">1. Menyusun Outline/Kerangka/Daftar Isi buku ini yang terdiri atas Bab dan Subbab yang dikembangkan dari Deskripsi buku yang sedang saya susun. </text:p>
            <text:p text:style-name="P325">2. Memberi Saran Gaya Bahasa Penulisan Yang Sesuai dengan Target Pembaca. </text:p>
            <text:p text:style-name="P325">3. Memberikan Tips Tambahan yang memperkaya isi dan bobot buku ini . </text:p>
          </text:section>
          <text:p text:style-name="P178">Tampilkan alur berpikir</text:p>
          <text:section text:style-name="Sect2" text:name="model-response-message-contentr_45a7ba8c89f07b4e">
            <text:p text:style-name="P4">Tentu, saya siap membantu menyusun kerangka buku "Robot Cerdas: Teman atau Ancaman?" yang menarik bagi remaja usia 13-22 tahun. Mari kita rancang bersama!</text:p>
            <text:p text:style-name="P326"/>
            <text:p text:style-name="P28"><text:span text:style-name="Strong_20_Emphasis"><text:span text:style-name="T1">Judul Buku:</text:span></text:span><text:span text:style-name="T1"> Robot Cerdas: Teman atau Ancaman?</text:span></text:p>
            <text:p text:style-name="P28"><text:span text:style-name="Strong_20_Emphasis"><text:span text:style-name="T1">Deskripsi:</text:span></text:span><text:span text:style-name="T1"> Buku ini akan membahas perkembangan kecerdasan buatan (AI) dan robotika. Bagaimana cara kerja AI? Apa saja kemampuan robot cerdas? Apakah robot bisa menggantikan peran manusia? Bagaimana kita harus bersikap terhadap perkembangan AI yang pesat?</text:span></text:p>
            <text:p text:style-name="P28"><text:span text:style-name="Strong_20_Emphasis"><text:span text:style-name="T1">Topik Utama:</text:span></text:span><text:span text:style-name="T1"> Kecerdasan buatan, robotika, etika teknologi.</text:span></text:p>
            <text:p text:style-name="P28"><text:span text:style-name="Strong_20_Emphasis"><text:span text:style-name="T1">Target Pembaca:</text:span></text:span><text:span text:style-name="T1"> Remaja (Usia 13 sampai 22 Tahun).</text:span></text:p>
            <text:p text:style-name="P326"/>
            <text:p text:style-name="P28"><text:span text:style-name="Strong_20_Emphasis"><text:span text:style-name="T1">1. Usulan Outline/Kerangka Buku (Daftar Isi)</text:span></text:span></text:p>
            <text:p text:style-name="P4"><text:soft-page-break/>Berikut adalah usulan daftar isi yang dikembangkan dari deskripsi dan target pembaca, dirancang agar mengalir secara logis dan menarik:</text:p>
            <text:p text:style-name="P28"><text:span text:style-name="Strong_20_Emphasis"><text:span text:style-name="T1">Kata Pengantar: Kenalan Dulu Sama Masa Depan!</text:span></text:span></text:p>
            <text:list xml:id="list8489361619273365892" text:style-name="L1">
              <text:list-item>
                <text:p text:style-name="P207"><text:span text:style-name="T1">Mengapa topik robot dan AI ini </text:span><text:span text:style-name="Emphasis"><text:span text:style-name="T1">penting banget</text:span></text:span><text:span text:style-name="T1"> buat kamu? </text:span></text:p>
              </text:list-item>
              <text:list-item>
                <text:p text:style-name="P5">Sekilas tentang apa yang akan kamu temukan di buku ini. </text:p>
              </text:list-item>
            </text:list>
            <text:p text:style-name="P28"><text:span text:style-name="Strong_20_Emphasis"><text:span text:style-name="T1">Bab 1: Selamat Datang di Era Robot Cerdas!</text:span></text:span></text:p>
            <text:list xml:id="list5272889839331359682" text:style-name="L2">
              <text:list-item>
                <text:p text:style-name="P179">Subbab 1.1: Dari Film Fiksi Ilmiah ke Dunia Nyata </text:p>
                <text:list>
                  <text:list-item>
                    <text:p text:style-name="P179">Contoh robot dan AI di film vs. kenyataan saat ini. </text:p>
                  </text:list-item>
                  <text:list-item>
                    <text:p text:style-name="P179">Mengapa imajinasi penting dalam teknologi? </text:p>
                  </text:list-item>
                </text:list>
              </text:list-item>
              <text:list-item>
                <text:p text:style-name="P179">Subbab 1.2: Robot dan AI Sudah Ada di Sekitarmu, Lho! </text:p>
                <text:list>
                  <text:list-item>
                    <text:p text:style-name="P179">Contoh sehari-hari: Asisten suara (Siri, Google Assistant), rekomendasi YouTube/TikTok, filter Instagram, game AI. </text:p>
                  </text:list-item>
                </text:list>
              </text:list-item>
              <text:list-item>
                <text:p text:style-name="P179">Subbab 1.3: Pertanyaan Besar: Kawan atau Lawan? </text:p>
                <text:list>
                  <text:list-item>
                    <text:p text:style-name="P6">Memperkenalkan dilema utama buku ini. </text:p>
                  </text:list-item>
                </text:list>
              </text:list-item>
            </text:list>
            <text:p text:style-name="P28"><text:span text:style-name="Strong_20_Emphasis"><text:span text:style-name="T1">Bab 2: Membongkar Rahasia Kecerdasan Buatan (AI)</text:span></text:span></text:p>
            <text:list xml:id="list2355465575670095262" text:style-name="L3">
              <text:list-item>
                <text:p text:style-name="P180">Subbab 2.1: Jadi, Apa Sih Sebenarnya AI Itu? (Bukan Cuma Robot!) </text:p>
                <text:list>
                  <text:list-item>
                    <text:p text:style-name="P180">Penjelasan sederhana tentang AI: program komputer yang bisa "belajar" dan "berpikir". </text:p>
                  </text:list-item>
                </text:list>
              </text:list-item>
              <text:list-item>
                <text:p text:style-name="P208"><text:span text:style-name="T1">Subbab 2.2: Bagaimana Caranya Komputer Bisa "Belajar"? (Kenalan sama </text:span><text:span text:style-name="Emphasis"><text:span text:style-name="T1">Machine Learning</text:span></text:span><text:span text:style-name="T1">) </text:span></text:p>
                <text:list>
                  <text:list-item>
                    <text:p text:style-name="P180">Analogi sederhana (misal: belajar mengenali kucing dari banyak gambar). </text:p>
                  </text:list-item>
                  <text:list-item>
                    <text:p text:style-name="P180">Pentingnya data (Big Data). </text:p>
                  </text:list-item>
                </text:list>
              </text:list-item>
              <text:list-item>
                <text:p text:style-name="P180">Subbab 2.3: Jenis-jenis AI yang Perlu Kamu Tahu </text:p>
                <text:list>
                  <text:list-item>
                    <text:p text:style-name="P180">AI Lemah (yang ada sekarang) vs AI Kuat (konsep masa depan). </text:p>
                  </text:list-item>
                  <text:list-item>
                    <text:p text:style-name="P7">Contoh aplikasi spesifik: Pengenalan wajah, penerjemah bahasa, AI di mobil otonom. </text:p>
                  </text:list-item>
                </text:list>
              </text:list-item>
            </text:list>
            <text:p text:style-name="P28"><text:span text:style-name="Strong_20_Emphasis"><text:span text:style-name="T1">Bab 3: Mengenal Dunia Robotika</text:span></text:span></text:p>
            <text:list xml:id="list7151179903536863066" text:style-name="L4">
              <text:list-item>
                <text:p text:style-name="P181">Subbab 3.1: Apa Bedanya Robot dengan Mesin Biasa? </text:p>
                <text:list>
                  <text:list-item>
                    <text:p text:style-name="P181">Komponen dasar robot: Sensor (mata/telinga), Prosesor (otak), Aktuator (tangan/kaki). </text:p>
                  </text:list-item>
                </text:list>
              </text:list-item>
              <text:list-item>
                <text:p text:style-name="P181">Subbab 3.2: Robot di Sekitar Kita: Dari Pabrik Sampai Luar Angkasa </text:p>
                <text:list>
                  <text:list-item>
                    <text:p text:style-name="P181">Robot industri, robot medis, robot penjelajah (rover Mars), drone. </text:p>
                  </text:list-item>
                </text:list>
              </text:list-item>
              <text:list-item>
                <text:p text:style-name="P181">Subbab 3.3: Robot Humanoid: Mirip Manusia, Tapi Apa Tujuannya? </text:p>
                <text:list>
                  <text:list-item>
                    <text:p text:style-name="P8"><text:soft-page-break/>Mengapa dibuat mirip manusia? Tantangan dan potensi. </text:p>
                  </text:list-item>
                </text:list>
              </text:list-item>
            </text:list>
            <text:p text:style-name="P28"><text:span text:style-name="Strong_20_Emphasis"><text:span text:style-name="T1">Bab 4: Ketika AI Bertemu Robot: Lahirnya Entitas Cerdas</text:span></text:span></text:p>
            <text:list xml:id="list4906634737338429203" text:style-name="L5">
              <text:list-item>
                <text:p text:style-name="P182">Subbab 4.1: Otak (AI) + Tubuh (Robot) = Robot Cerdas </text:p>
                <text:list>
                  <text:list-item>
                    <text:p text:style-name="P182">Bagaimana AI membuat robot bisa beradaptasi dan mengambil keputusan. </text:p>
                  </text:list-item>
                </text:list>
              </text:list-item>
              <text:list-item>
                <text:p text:style-name="P182">Subbab 4.2: Kemampuan Super Robot Cerdas </text:p>
                <text:list>
                  <text:list-item>
                    <text:p text:style-name="P182">Melihat, mendengar, bergerak mandiri, belajar dari pengalaman. </text:p>
                  </text:list-item>
                  <text:list-item>
                    <text:p text:style-name="P182">Contoh: Robot pelayan, robot pengantar barang, mobil self-driving. </text:p>
                  </text:list-item>
                </text:list>
              </text:list-item>
              <text:list-item>
                <text:p text:style-name="P182">Subbab 4.3: Studi Kasus Keren: Robot Cerdas yang Mengubah Dunia </text:p>
                <text:list>
                  <text:list-item>
                    <text:p text:style-name="P9">Contoh spesifik robot canggih (misal: robot bedah Da Vinci, robot Atlas dari Boston Dynamics). </text:p>
                  </text:list-item>
                </text:list>
              </text:list-item>
            </text:list>
            <text:p text:style-name="P28"><text:span text:style-name="Strong_20_Emphasis"><text:span text:style-name="T1">Bab 5: Ancaman di Balik Kecanggihan: Sisi Lain Robot Cerdas</text:span></text:span></text:p>
            <text:list xml:id="list7952105042158485625" text:style-name="L6">
              <text:list-item>
                <text:p text:style-name="P183">Subbab 5.1: Apakah Pekerjaan Manusia Akan Hilang Semua? </text:p>
                <text:list>
                  <text:list-item>
                    <text:p text:style-name="P183">Diskusi tentang otomatisasi pekerjaan. </text:p>
                  </text:list-item>
                  <text:list-item>
                    <text:p text:style-name="P183">Pekerjaan apa yang rentan? Pekerjaan baru apa yang mungkin muncul? </text:p>
                  </text:list-item>
                </text:list>
              </text:list-item>
              <text:list-item>
                <text:p text:style-name="P183">Subbab 5.2: Bisakah Robot "Memberontak" Seperti di Film? </text:p>
                <text:list>
                  <text:list-item>
                    <text:p text:style-name="P183">Membahas isu kontrol, keamanan, dan potensi penyalahgunaan. </text:p>
                  </text:list-item>
                  <text:list-item>
                    <text:p text:style-name="P183">Membedakan fiksi ilmiah dan risiko nyata. </text:p>
                  </text:list-item>
                </text:list>
              </text:list-item>
              <text:list-item>
                <text:p text:style-name="P183">Subbab 5.3: Data Pribadimu dalam Bahaya? Privasi di Era AI </text:p>
                <text:list>
                  <text:list-item>
                    <text:p text:style-name="P183">Bagaimana AI mengumpulkan dan menggunakan data kita. </text:p>
                  </text:list-item>
                  <text:list-item>
                    <text:p text:style-name="P183">Isu pengawasan dan keamanan siber. </text:p>
                  </text:list-item>
                </text:list>
              </text:list-item>
              <text:list-item>
                <text:p text:style-name="P183">Subbab 5.4: Ketika AI Ternyata Bisa "Rasis" atau "Sexist": Masalah Bias Algoritma </text:p>
                <text:list>
                  <text:list-item>
                    <text:p text:style-name="P10">Penjelasan mengapa AI bisa menghasilkan keputusan yang tidak adil. </text:p>
                  </text:list-item>
                </text:list>
              </text:list-item>
            </text:list>
            <text:p text:style-name="P28"><text:span text:style-name="Strong_20_Emphasis"><text:span text:style-name="T1">Bab 6: Robot Cerdas Sebagai Sahabat dan Pembantu Manusia</text:span></text:span></text:p>
            <text:list xml:id="list5996107932783782285" text:style-name="L7">
              <text:list-item>
                <text:p text:style-name="P184">Subbab 6.1: Membantu Manusia dalam Tugas Sulit dan Berbahaya </text:p>
                <text:list>
                  <text:list-item>
                    <text:p text:style-name="P184">Pekerjaan di lingkungan ekstrem, penanganan bencana, eksplorasi. </text:p>
                  </text:list-item>
                </text:list>
              </text:list-item>
              <text:list-item>
                <text:p text:style-name="P184">Subbab 6.2: Revolusi di Dunia Kesehatan Berkat AI dan Robot </text:p>
                <text:list>
                  <text:list-item>
                    <text:p text:style-name="P184">Diagnosa penyakit lebih cepat, robot bedah presisi, alat bantu disabilitas. </text:p>
                  </text:list-item>
                </text:list>
              </text:list-item>
              <text:list-item>
                <text:p text:style-name="P184"><text:soft-page-break/>Subbab 6.3: Belajar dan Berkarya Jadi Lebih Asyik dengan AI </text:p>
                <text:list>
                  <text:list-item>
                    <text:p text:style-name="P184">Aplikasi pendidikan personal, alat bantu kreativitas (musik, seni). </text:p>
                  </text:list-item>
                </text:list>
              </text:list-item>
              <text:list-item>
                <text:p text:style-name="P184">Subbab 6.4: Hidup Sehari-hari Lebih Mudah dan Nyaman </text:p>
                <text:list>
                  <text:list-item>
                    <text:p text:style-name="P11">Rumah pintar (smart home), asisten pribadi, hiburan interaktif. </text:p>
                  </text:list-item>
                </text:list>
              </text:list-item>
            </text:list>
            <text:p text:style-name="P28"><text:span text:style-name="Strong_20_Emphasis"><text:span text:style-name="T1">Bab 7: Etika Teknologi: Membuat Aturan Main untuk Robot Cerdas</text:span></text:span></text:p>
            <text:list xml:id="list2539905056455346471" text:style-name="L8">
              <text:list-item>
                <text:p text:style-name="P185">Subbab 7.1: Kalau Robot Bikin Salah, Siapa yang Tanggung Jawab? </text:p>
                <text:list>
                  <text:list-item>
                    <text:p text:style-name="P185">Dilema hukum dan akuntabilitas. </text:p>
                  </text:list-item>
                </text:list>
              </text:list-item>
              <text:list-item>
                <text:p text:style-name="P185">Subbab 7.2: Haruskah Robot Punya "Perasaan" atau "Hak"? </text:p>
                <text:list>
                  <text:list-item>
                    <text:p text:style-name="P185">Diskusi filosofis yang memicu pemikiran. </text:p>
                  </text:list-item>
                </text:list>
              </text:list-item>
              <text:list-item>
                <text:p text:style-name="P185">Subbab 7.3: Bagaimana Kita Memastikan AI Dikembangkan Secara Bertanggung Jawab? </text:p>
                <text:list>
                  <text:list-item>
                    <text:p text:style-name="P185">Prinsip-prinsip etika AI (transparansi, keadilan, keamanan). </text:p>
                  </text:list-item>
                </text:list>
              </text:list-item>
              <text:list-item>
                <text:p text:style-name="P12">Subbab 7.4: Kamu Juga Punya Peran! Menjadi Pengguna Teknologi yang Bijak. </text:p>
              </text:list-item>
            </text:list>
            <text:p text:style-name="P28"><text:span text:style-name="Strong_20_Emphasis"><text:span text:style-name="T1">Bab 8: Masa Depan di Tanganmu: Menyongsong Era AI dan Robotika</text:span></text:span></text:p>
            <text:list xml:id="list342684917690915061" text:style-name="L9">
              <text:list-item>
                <text:p text:style-name="P186">Subbab 8.1: Seperti Apa Dunia di Tahun 2050? (Beberapa Skenario) </text:p>
                <text:list>
                  <text:list-item>
                    <text:p text:style-name="P186">Melihat kemungkinan-kemungkinan (optimis dan pesimis). </text:p>
                  </text:list-item>
                </text:list>
              </text:list-item>
              <text:list-item>
                <text:p text:style-name="P186">Subbab 8.2: Skill Apa yang Perlu Kamu Kuasai di Masa Depan? </text:p>
                <text:list>
                  <text:list-item>
                    <text:p text:style-name="P186">Pentingnya kreativitas, pemecahan masalah kompleks, kecerdasan emosional, literasi digital. </text:p>
                  </text:list-item>
                </text:list>
              </text:list-item>
              <text:list-item>
                <text:p text:style-name="P186">Subbab 8.3: Tertarik Berkarier di Dunia AI dan Robotika? Ini Jalurnya! </text:p>
                <text:list>
                  <text:list-item>
                    <text:p text:style-name="P186">Sekilas tentang bidang studi dan profesi terkait. </text:p>
                  </text:list-item>
                </text:list>
              </text:list-item>
              <text:list-item>
                <text:p text:style-name="P13">Subbab 8.4: Bersiap Hadapi Perubahan: Belajar Seumur Hidup. </text:p>
              </text:list-item>
            </text:list>
            <text:p text:style-name="P28"><text:span text:style-name="Strong_20_Emphasis"><text:span text:style-name="T1">Penutup: Jadi, Teman atau Ancaman? Jawabannya Ada Padamu!</text:span></text:span></text:p>
            <text:list xml:id="list2359809183261547148" text:style-name="L10">
              <text:list-item>
                <text:p text:style-name="P187">Merangkum poin-poin penting. </text:p>
              </text:list-item>
              <text:list-item>
                <text:p text:style-name="P14">Pesan akhir: Pentingnya sikap kritis, adaptif, dan optimis yang berhati-hati. </text:p>
              </text:list-item>
            </text:list>
            <text:p text:style-name="P28"><text:span text:style-name="Strong_20_Emphasis"><text:span text:style-name="T1">Lampiran:</text:span></text:span></text:p>
            <text:list xml:id="list8386981364330389724" text:style-name="L11">
              <text:list-item>
                <text:p text:style-name="P209"><text:span text:style-name="Strong_20_Emphasis"><text:span text:style-name="T1">Glosarium:</text:span></text:span><text:span text:style-name="T1"> Daftar istilah penting (AI, Machine Learning, Neural Network, Robotika, Sensor, Aktuator, Algoritma, Bias, dll.) dengan penjelasan singkat dan mudah. </text:span></text:p>
              </text:list-item>
              <text:list-item>
                <text:p text:style-name="P209"><text:span text:style-name="Strong_20_Emphasis"><text:span text:style-name="T1">Sumber Belajar Lebih Lanjut:</text:span></text:span><text:span text:style-name="T1"> Rekomendasi website, video dokumenter, buku, atau kursus online sederhana untuk yang ingin tahu lebih banyak. </text:span></text:p>
              </text:list-item>
              <text:list-item>
                <text:p text:style-name="P29"><text:soft-page-break/><text:span text:style-name="Strong_20_Emphasis"><text:span text:style-name="T1">Tokoh-tokoh Inspiratif:</text:span></text:span><text:span text:style-name="T1"> Profil singkat orang-orang yang berperan penting dalam pengembangan AI dan Robotika. </text:span></text:p>
              </text:list-item>
            </text:list>
            <text:p text:style-name="P326"/>
            <text:p text:style-name="P28"><text:span text:style-name="Strong_20_Emphasis"><text:span text:style-name="T1">2. Saran Gaya Bahasa Penulisan</text:span></text:span></text:p>
            <text:p text:style-name="P4">Untuk target remaja (13-22 tahun), gaya bahasa sebaiknya:</text:p>
            <text:list xml:id="list4139592088130223789" text:style-name="L12">
              <text:list-item>
                <text:p text:style-name="P210"><text:span text:style-name="Strong_20_Emphasis"><text:span text:style-name="T1">Santai tapi Informatif:</text:span></text:span><text:span text:style-name="T1"> Gunakan bahasa Indonesia yang lugas, jelas, dan tidak terlalu kaku. Hindari jargon teknis yang berlebihan. Jika harus menggunakan istilah teknis, jelaskan dengan analogi atau contoh sederhana. Sesekali boleh diselingi gaya bahasa percakapan agar lebih akrab, tapi tetap jaga kredibilitas informasi. </text:span></text:p>
              </text:list-item>
              <text:list-item>
                <text:p text:style-name="P210"><text:span text:style-name="Strong_20_Emphasis"><text:span text:style-name="T1">Relatable (Nyambung):</text:span></text:span><text:span text:style-name="T1"> Hubungkan konsep AI dan robotika dengan kehidupan sehari-hari mereka (media sosial, game, film, musik, smartphone). Gunakan contoh-contoh yang mereka kenal. </text:span></text:p>
              </text:list-item>
              <text:list-item>
                <text:p text:style-name="P210"><text:span text:style-name="Strong_20_Emphasis"><text:span text:style-name="T1">Menggunakan Analogi dan Metafora:</text:span></text:span><text:span text:style-name="T1"> Cara efektif untuk menjelaskan konsep kompleks. Contoh: Menjelaskan </text:span><text:span text:style-name="Emphasis"><text:span text:style-name="T1">machine learning</text:span></text:span><text:span text:style-name="T1"> seperti cara bayi belajar mengenali wajah orang tuanya. </text:span></text:p>
              </text:list-item>
              <text:list-item>
                <text:p text:style-name="P210"><text:span text:style-name="Strong_20_Emphasis"><text:span text:style-name="T1">Storytelling Ringan:</text:span></text:span><text:span text:style-name="T1"> Awali bab atau subbab dengan cerita pendek, skenario fiksi, atau studi kasus nyata yang menarik perhatian. </text:span></text:p>
              </text:list-item>
              <text:list-item>
                <text:p text:style-name="P210"><text:span text:style-name="Strong_20_Emphasis"><text:span text:style-name="T1">Visual dan Menarik:</text:span></text:span><text:span text:style-name="T1"> Sangat penting! Gunakan banyak ilustrasi, infografis, diagram sederhana, foto robot, atau bahkan komik strip pendek untuk menjelaskan konsep atau memecah teks yang panjang. </text:span></text:p>
              </text:list-item>
              <text:list-item>
                <text:p text:style-name="P210"><text:span text:style-name="Strong_20_Emphasis"><text:span text:style-name="T1">Interaktif:</text:span></text:span><text:span text:style-name="T1"> Ajukan pertanyaan retoris atau pertanyaan reflektif kepada pembaca di akhir beberapa bagian untuk mendorong pemikiran kritis. ("Menurutmu, bagaimana?", "Pernahkah kamu mengalami ini?"). </text:span></text:p>
              </text:list-item>
              <text:list-item>
                <text:p text:style-name="P210"><text:span text:style-name="Strong_20_Emphasis"><text:span text:style-name="T1">Nada Optimis tapi Kritis:</text:span></text:span><text:span text:style-name="T1"> Tunjukkan potensi luar biasa dari AI dan robotika, tetapi jangan abaikan risiko dan tantangan etisnya. Ajak pembaca untuk berpikir seimbang. </text:span></text:p>
              </text:list-item>
              <text:list-item>
                <text:p text:style-name="P30"><text:span text:style-name="Strong_20_Emphasis"><text:span text:style-name="T1">Singkat dan Padat:</text:span></text:span><text:span text:style-name="T1"> Pecah informasi menjadi bagian-bagian kecil (subbab pendek, poin-poin, </text:span><text:span text:style-name="Emphasis"><text:span text:style-name="T1">text box</text:span></text:span><text:span text:style-name="T1">) agar mudah dicerna. Hindari paragraf yang terlalu panjang. </text:span></text:p>
              </text:list-item>
            </text:list>
            <text:p text:style-name="P326"/>
            <text:p text:style-name="P28"><text:span text:style-name="Strong_20_Emphasis"><text:span text:style-name="T1">3. Tips Tambahan untuk Memperkaya Buku</text:span></text:span></text:p>
            <text:list xml:id="list7670765760033143565" text:style-name="L13">
              <text:list-item>
                <text:p text:style-name="P211"><text:span text:style-name="Strong_20_Emphasis"><text:span text:style-name="T1">Kotak Fakta Menarik ("Fun Facts" / "Tahukah Kamu?"):</text:span></text:span><text:span text:style-name="T1"> Sisipkan kotak-kotak kecil berisi fakta unik atau trivia seputar AI dan robotika di </text:span><text:soft-page-break/><text:span text:style-name="T1">sela-sela teks utama. </text:span></text:p>
              </text:list-item>
              <text:list-item>
                <text:p text:style-name="P211"><text:span text:style-name="Strong_20_Emphasis"><text:span text:style-name="T1">Mitos vs Fakta:</text:span></text:span><text:span text:style-name="T1"> Buat bagian khusus atau sisipan yang meluruskan kesalahpahaman umum tentang AI dan robot (misal: AI akan langsung mengambil alih dunia seperti di film Terminator). </text:span></text:p>
              </text:list-item>
              <text:list-item>
                <text:p text:style-name="P211"><text:span text:style-name="Strong_20_Emphasis"><text:span text:style-name="T1">Wawancara Singkat (Kutipan):</text:span></text:span><text:span text:style-name="T1"> Jika memungkinkan, sertakan kutipan dari ahli AI/robotika (terutama dari Indonesia jika ada) atau dari remaja lain yang punya pengalaman/minat di bidang ini. </text:span></text:p>
              </text:list-item>
              <text:list-item>
                <text:p text:style-name="P211"><text:span text:style-name="Strong_20_Emphasis"><text:span text:style-name="T1">Proyek Mini / Aktivitas Sederhana:</text:span></text:span><text:span text:style-name="T1"> Di akhir beberapa bab, berikan ide aktivitas sederhana yang bisa dilakukan pembaca, misalnya: </text:span></text:p>
                <text:list>
                  <text:list-item>
                    <text:p text:style-name="P188">Mencoba aplikasi AI sederhana (seperti generator gambar atau chatbot). </text:p>
                  </text:list-item>
                  <text:list-item>
                    <text:p text:style-name="P188">Menganalisis algoritma rekomendasi di platform favorit mereka. </text:p>
                  </text:list-item>
                  <text:list-item>
                    <text:p text:style-name="P188">Berdiskusi tentang dilema etis tertentu dengan teman. </text:p>
                  </text:list-item>
                  <text:list-item>
                    <text:p text:style-name="P188">Ide merancang robot sederhana (konseptual). </text:p>
                  </text:list-item>
                </text:list>
              </text:list-item>
              <text:list-item>
                <text:p text:style-name="P211"><text:span text:style-name="Strong_20_Emphasis"><text:span text:style-name="T1">Fokus pada Relevansi Lokal:</text:span></text:span><text:span text:style-name="T1"> Selain contoh global, coba cari dan masukkan contoh penerapan atau pengembangan AI/robotika yang ada di Indonesia (misal: di industri, pertanian, penanganan bencana, startup teknologi lokal). </text:span></text:p>
              </text:list-item>
              <text:list-item>
                <text:p text:style-name="P211"><text:span text:style-name="Strong_20_Emphasis"><text:span text:style-name="T1">Glosarium Visual:</text:span></text:span><text:span text:style-name="T1"> Buat glosarium lebih menarik dengan menambahkan ikon atau ilustrasi kecil untuk setiap istilah. </text:span></text:p>
              </text:list-item>
              <text:list-item>
                <text:p text:style-name="P211"><text:span text:style-name="Strong_20_Emphasis"><text:span text:style-name="T1">"What's Next?":</text:span></text:span><text:span text:style-name="T1"> Di bagian sumber belajar, berikan petunjuk spesifik tentang langkah selanjutnya jika pembaca sangat tertarik (misal: komunitas online, kompetisi robotika untuk pelajar, channel YouTube edukatif). </text:span></text:p>
              </text:list-item>
              <text:list-item>
                <text:p text:style-name="P31"><text:span text:style-name="Strong_20_Emphasis"><text:span text:style-name="T1">Desain Layout yang Menarik:</text:span></text:span><text:span text:style-name="T1"> Pastikan desain sampul dan tata letak halaman </text:span><text:span text:style-name="Emphasis"><text:span text:style-name="T1">eye-catching</text:span></text:span><text:span text:style-name="T1">, dinamis, dan sesuai dengan selera visual remaja. Gunakan warna-warna cerah dan font yang mudah dibaca. </text:span></text:p>
              </text:list-item>
            </text:list>
            <text:p text:style-name="P326"/>
            <text:p text:style-name="P4">Semoga kerangka dan saran ini bermanfaat untuk menyusun buku "Robot Cerdas: Teman atau Ancaman?" yang informatif sekaligus menarik bagi pembaca remaja! Selamat menulis!</text:p>
          </text:section>
          <text:section text:style-name="Sect1" text:name="feedback-form-0">
            <text:p text:style-name="P178"/>
          </text:section>
        </text:section>
        <text:section text:style-name="Sect1" text:name="020f5d3192053cfa">
          <text:p text:style-name="P4"/>
          <text:section text:style-name="Sect1" text:name="user-query-content-1">
            <text:p text:style-name="P325">Pada Pendahuluan/Kata Pengantar , Tambahkan prompt pada subbab untuk mendapatkan isinya </text:p>
          </text:section>
          <text:p text:style-name="P178"><text:soft-page-break/>Tampilkan alur berpikir</text:p>
          <text:section text:style-name="Sect2" text:name="model-response-message-contentr_020f5d3192053cfa">
            <text:p text:style-name="P4">Baik, mari kita tambahkan prompt spesifik untuk menghasilkan isi pada subbab di bagian Pendahuluan/Kata Pengantar, dengan tetap mempertahankan gaya bahasa yang sesuai untuk remaja:</text:p>
            <text:p text:style-name="P326"/>
            <text:p text:style-name="P28"><text:span text:style-name="Strong_20_Emphasis"><text:span text:style-name="T1">Kata Pengantar: Kenalan Dulu Sama Masa Depan!</text:span></text:span></text:p>
            <text:list xml:id="list3249278911066709757" text:style-name="L14">
              <text:list-item>
                <text:p text:style-name="P32"><text:span text:style-name="Strong_20_Emphasis"><text:span text:style-name="T1">Subbab 1: Mengapa topik robot dan AI ini </text:span></text:span><text:span text:style-name="Strong_20_Emphasis"><text:span text:style-name="Emphasis"><text:span text:style-name="T1">penting banget</text:span></text:span></text:span><text:span text:style-name="Strong_20_Emphasis"><text:span text:style-name="T1"> buat kamu?</text:span></text:span></text:p>
                <text:list>
                  <text:list-item>
                    <text:p text:style-name="P32"><text:span text:style-name="Strong_20_Emphasis"><text:span text:style-name="T1">Prompt untuk Menghasilkan Isi:</text:span></text:span><text:span text:style-name="T1"> </text:span></text:p>
                    <text:p text:style-name="P357"><text:span text:style-name="Source_20_Text"><text:span text:style-name="T1">Tuliskan sebuah paragraf pembuka yang energik dan langsung relevan untuk remaja (13-22 tahun). Mulai dengan menyebutkan hal-hal yang akrab bagi mereka (misalnya: scroll TikTok/Instagram, main game online, pakai filter foto, atau tanya ke asisten suara di HP). Kaitkan aktivitas itu dengan keberadaan AI dan robotika yang mungkin tidak mereka sadari. Tekankan bahwa teknologi ini bukan cuma 'keren' atau 'jauh di masa depan', tapi sudah ada di sekitar mereka dan akan SANGAT membentuk pilihan studi, pekerjaan, dan kehidupan mereka nanti. Sampaikan pesan bahwa memahami AI dan robot itu penting buat SEMUA orang, bukan cuma buat 'anak komputer', agar mereka tidak 'ketinggalan zaman' dan bisa ikut menentukan bagaimana teknologi ini digunakan. Gunakan bahasa yang santai, sedikit 'hype', dan memotivasi. Akhiri dengan pertanyaan yang membuat mereka berpikir tentang peran mereka di era ini.</text:span></text:span></text:p>
                    <text:list>
                      <text:list-item>
                        <text:p text:style-name="P212"><text:span text:style-name="Emphasis"><text:span text:style-name="T1">(Hasil yang diharapkan dari prompt ini adalah teks yang menjelaskan relevansi AI/Robotika secara personal bagi remaja, mengaitkannya dengan kehidupan sehari-hari dan masa depan mereka, serta menepis anggapan bahwa topik ini hanya untuk kalangan tertentu).</text:span></text:span><text:span text:style-name="T1"> </text:span></text:p>
                      </text:list-item>
                    </text:list>
                  </text:list-item>
                </text:list>
              </text:list-item>
              <text:list-item>
                <text:p text:style-name="P32"><text:span text:style-name="Strong_20_Emphasis"><text:span text:style-name="T1">Subbab 2: Sekilas tentang apa yang akan kamu temukan di buku ini.</text:span></text:span></text:p>
                <text:list>
                  <text:list-item>
                    <text:p text:style-name="P32"><text:span text:style-name="Strong_20_Emphasis"><text:span text:style-name="T1">Prompt untuk Menghasilkan Isi:</text:span></text:span><text:span text:style-name="T1"> </text:span></text:p>
                    <text:p text:style-name="P357"><text:span text:style-name="Source_20_Text"><text:span text:style-name="T1">Tuliskan sebuah paragraf singkat yang berfungsi sebagai 'peta' atau 'trailer' isi buku ini, ditujukan untuk remaja. Gunakan gaya bahasa yang membangkitkan rasa ingin tahu. Sebutkan secara ringkas 'petualangan' yang akan pembaca lalui: mulai dari membongkar rahasia cara kerja AI ('otak' di balik teknologi canggih) dan melihat aksi robot-robot keren, hingga menimbang-nimbang sisi 'teman' (manfaat luar biasa) dan 'ancaman' (soal pekerjaan, privasi, bahaya lain). Jangan lupa singgung tentang pentingnya 'aturan main' atau etika. </text:span></text:span><text:soft-page-break/><text:span text:style-name="Source_20_Text"><text:span text:style-name="T1">Janjikan bahwa setelah membaca buku ini, mereka akan punya pemahaman yang lebih jelas, bisa menjawab pertanyaan-pertanyaan besar di awal, dan merasa lebih siap menghadapi masa depan yang penuh dengan AI dan robot. Buatlah terdengar seperti sebuah perjalanan seru yang sayang untuk dilewatkan.</text:span></text:span></text:p>
                    <text:list>
                      <text:list-item>
                        <text:p text:style-name="P32"><text:span text:style-name="Emphasis"><text:span text:style-name="T1">(Hasil yang diharapkan dari prompt ini adalah rangkuman singkat yang menarik tentang topik-topik utama yang akan dibahas dalam buku, disajikan dengan gaya yang membuat pembaca penasaran dan ingin tahu lebih lanjut).</text:span></text:span><text:span text:style-name="T1"> </text:span></text:p>
                      </text:list-item>
                    </text:list>
                  </text:list-item>
                </text:list>
              </text:list-item>
            </text:list>
            <text:p text:style-name="P326"/>
            <text:p text:style-name="P4">Dengan prompt ini, Anda bisa mulai menghasilkan teks yang lebih spesifik untuk bagian pendahuluan buku Anda, memastikan nada dan kontennya sesuai dengan target pembaca remaja.</text:p>
          </text:section>
          <text:section text:style-name="Sect1" text:name="feedback-form-1">
            <text:p text:style-name="P178"/>
          </text:section>
        </text:section>
        <text:section text:style-name="Sect1" text:name="28a7fbbef48691ce">
          <text:p text:style-name="P4"/>
          <text:section text:style-name="Sect1" text:name="user-query-content-2">
            <text:p text:style-name="P325">Pada Bab 1 Tambahkan prompt pada tiap bab untuk mendapatkan pengantar , pada tiap subbab/sub-subab untuk mendapatkan isi dengan pembahasan mendalam </text:p>
          </text:section>
          <text:p text:style-name="P178">Tampilkan alur berpikir</text:p>
          <text:section text:style-name="Sect2" text:name="model-response-message-contentr_28a7fbbef48691ce">
            <text:p text:style-name="P4">Oke, mari kita buat prompt yang lebih detail untuk Bab 1, mencakup pengantar bab dan isi mendalam untuk setiap subbabnya.</text:p>
            <text:p text:style-name="P326"/>
            <text:p text:style-name="P28"><text:span text:style-name="Strong_20_Emphasis"><text:span text:style-name="T1">Bab 1: Selamat Datang di Era Robot Cerdas!</text:span></text:span></text:p>
            <text:list xml:id="list2544621066598991602" text:style-name="L15">
              <text:list-item>
                <text:p text:style-name="P33"><text:span text:style-name="Strong_20_Emphasis"><text:span text:style-name="T1">Prompt untuk Pengantar Bab 1:</text:span></text:span><text:span text:style-name="T1"> </text:span></text:p>
                <text:p text:style-name="P358"><text:span text:style-name="Source_20_Text"><text:span text:style-name="T1">Tuliskan sebuah paragraf pengantar yang menarik untuk Bab 1: 'Selamat Datang di Era Robot Cerdas!'. Mulailah dengan merujuk pada gambaran robot dan kecerdasan buatan yang sering muncul di film-film fiksi ilmiah populer (sebutkan 1-2 contoh ikonik yang dikenal remaja, seperti robot di Star Wars, Iron Man, atau Wall-E) untuk membangkitkan imajinasi. Kemudian, buatlah transisi yang mengejutkan dengan menyatakan bahwa meskipun tidak sedramatis di film, era robot cerdas sebenarnya sudah dimulai dan AI sudah 'menyelinap' ke dalam banyak aspek kehidupan kita sehari-hari. Berikan gambaran singkat (roadmap) bahwa bab ini akan mengajak pembaca melihat bagaimana imajinasi fiksi ilmiah bertemu kenyataan (Subbab 1.1), menyadari keberadaan AI/robot di sekitar mereka (Subbab 1.2), dan akhirnya memperkenalkan pertanyaan besar tentang masa depan kita bersama teknologi ini (Subbab 1.3). Gunakan nada yang antusias, penuh rasa ingin tahu, dan seolah </text:span></text:span><text:soft-page-break/><text:span text:style-name="Source_20_Text"><text:span text:style-name="T1">membuka pintu ke sebuah dunia baru yang wajib dijelajahi.</text:span></text:span></text:p>
                <text:p text:style-name="P33"><text:span text:style-name="Emphasis"><text:span text:style-name="T1">(Target: Menghasilkan teks yang membangun jembatan antara imajinasi populer dan realitas saat ini, serta memberikan gambaran umum isi Bab 1 dengan gaya yang memikat).</text:span></text:span><text:span text:style-name="T1"> </text:span></text:p>
              </text:list-item>
            </text:list>
            <text:p text:style-name="P326"/>
            <text:list xml:id="list9049359001090792532" text:style-name="L16">
              <text:list-item>
                <text:p text:style-name="P213"><text:span text:style-name="Strong_20_Emphasis"><text:span text:style-name="T1">Subbab 1.1: Dari Film Fiksi Ilmiah ke Dunia Nyata</text:span></text:span><text:span text:style-name="T1"> </text:span></text:p>
                <text:list>
                  <text:list-item>
                    <text:p text:style-name="P34"><text:span text:style-name="Strong_20_Emphasis"><text:span text:style-name="T1">Prompt untuk Isi Subbab 1.1 (Pembahasan Mendalam):</text:span></text:span><text:span text:style-name="T1"> </text:span></text:p>
                    <text:p text:style-name="P330"><text:span text:style-name="Source_20_Text"><text:span text:style-name="T1">Tuliskan pembahasan mendalam untuk Subbab 1.1: 'Dari Film Fiksi Ilmiah ke Dunia Nyata'.</text:span></text:span></text:p>
                    <text:p text:style-name="P330"><text:span text:style-name="Source_20_Text"><text:span text:style-name="T1">1. <text:s/>**Pilih 2-3 contoh spesifik** robot atau AI dari film, serial, komik, atau game yang sangat dikenal remaja (misal: Jarvis/FRIDAY, C-3PO/R2-D2, Bumblebee, Doraemon, karakter AI di game petualangan).</text:span></text:span></text:p>
                    <text:p text:style-name="P330"><text:span text:style-name="Source_20_Text"><text:span text:style-name="T1">2. <text:s/>**Deskripsikan secara detail** apa saja kemampuan *keren* dan fungsi mereka dalam cerita tersebut (misal: asisten super cerdas, robot penerjemah berbagai bahasa, robot yang bisa berubah bentuk, robot penolong dengan alat ajaib).</text:span></text:span></text:p>
                    <text:p text:style-name="P330"><text:span text:style-name="Source_20_Text"><text:span text:style-name="T1">3. <text:s/>**Bandingkan kemampuan fiksi tersebut** dengan teknologi robotika dan AI *nyata* yang ada saat ini. Jelaskan dengan contoh konkret apa yang *sudah bisa* kita lakukan (misal: asisten suara di HP tapi belum secanggih Jarvis, robot industri yang presisi tapi tidak bisa berpikir bebas, drone pengintai tapi tidak bisa bertarung seperti di film).</text:span></text:span></text:p>
                    <text:p text:style-name="P330"><text:span text:style-name="Source_20_Text"><text:span text:style-name="T1">4. <text:s/>**Jelaskan konsep 'inspirasi timbal balik'**: Bagaimana fiksi ilmiah sering memberikan ide dan visi kepada para ilmuwan/insinyur, dan sebaliknya, bagaimana kemajuan teknologi nyata memunculkan ide-ide baru di cerita fiksi. Berikan contoh sederhana.</text:span></text:span></text:p>
                    <text:p text:style-name="P330"><text:span text:style-name="Source_20_Text"><text:span text:style-name="T1">5. <text:s/>**Tekankan poin penting**: Mengapa imajinasi dan mimpi besar (seperti di fiksi ilmiah) itu penting untuk mendorong batas-batas inovasi teknologi di dunia nyata.</text:span></text:span></text:p>
                    <text:p text:style-name="P359"><text:span text:style-name="Source_20_Text"><text:span text:style-name="T1">Gunakan bahasa yang deskriptif, bandingkan dengan jelas, dan tetap mudah dipahami oleh remaja (hindari istilah teknis yang terlalu rumit di bagian ini).</text:span></text:span></text:p>
                    <text:p text:style-name="P34"><text:span text:style-name="Emphasis"><text:span text:style-name="T1">(Target: Menghasilkan teks yang tidak hanya menyebut contoh fiksi, tapi menganalisis kemampuannya, membandingkannya secara detail dengan realitas saat ini, dan menjelaskan hubungan penting antara imajinasi dan inovasi teknologi).</text:span></text:span><text:span text:style-name="T1"> </text:span></text:p>
                  </text:list-item>
                </text:list>
              </text:list-item>
            </text:list>
            <text:p text:style-name="P326"/>
            <text:list xml:id="list3132938616638830107" text:style-name="L17">
              <text:list-item>
                <text:p text:style-name="P214"><text:span text:style-name="Strong_20_Emphasis"><text:span text:style-name="T1">Subbab 1.2: Robot dan AI Sudah Ada di Sekitarmu, Lho!</text:span></text:span><text:span text:style-name="T1"> </text:span></text:p>
                <text:list>
                  <text:list-item>
                    <text:p text:style-name="P35"><text:span text:style-name="Strong_20_Emphasis"><text:span text:style-name="T1">Prompt untuk Isi Subbab 1.2 (Pembahasan Mendalam):</text:span></text:span><text:span text:style-name="T1"> </text:span></text:p>
                    <text:p text:style-name="P331"><text:soft-page-break/><text:span text:style-name="Source_20_Text"><text:span text:style-name="T1">Tuliskan pembahasan mendalam untuk Subbab 1.2: 'Robot dan AI Sudah Ada di Sekitarmu, Lho!'.</text:span></text:span></text:p>
                    <text:p text:style-name="P331"><text:span text:style-name="Source_20_Text"><text:span text:style-name="T1">1. <text:s/>**Buat daftar** setidaknya 5-6 contoh teknologi berbasis AI atau robotika yang *pasti* digunakan atau ditemui remaja sehari-hari. Contoh: Algoritma rekomendasi (TikTok, YouTube, Instagram, Netflix, Spotify), Asisten suara (Google Assistant, Siri), Fitur AI di game (musuh/NPC cerdas, matchmaking), Aplikasi peta/navigasi (Google Maps/Waze), Fitur kamera HP (deteksi senyum, mode malam, filter AR), Chatbot layanan pelanggan, E-commerce (rekomendasi produk), bahkan mungkin robot vacuum cleaner di rumah.</text:span></text:span></text:p>
                    <text:p text:style-name="P331"><text:span text:style-name="Source_20_Text"><text:span text:style-name="T1">2. <text:s/>**Untuk setiap contoh, berikan penjelasan sederhana tapi mendalam** tentang *bagaimana* AI atau prinsip robotika bekerja di baliknya. Fokus pada 'apa yang terjadi di belakang layar' dalam bahasa awam. Misalnya:</text:span></text:span></text:p>
                    <text:p text:style-name="P331"><text:span text:style-name="Source_20_Text"><text:span text:style-name="T1"><text:s text:c="4"/>* *Algoritma Rekomendasi:* Jelaskan bagaimana AI 'mempelajari' pola tontonan/like/komentar untuk menebak apa yang akan disukai pengguna selanjutnya (konsep dasar machine learning).</text:span></text:span></text:p>
                    <text:p text:style-name="P331"><text:span text:style-name="Source_20_Text"><text:span text:style-name="T1"><text:s text:c="4"/>* *Asisten Suara:* Jelaskan secara singkat proses pengenalan suara menjadi teks, pemahaman perintah (Natural Language Processing), dan pencarian jawaban.</text:span></text:span></text:p>
                    <text:p text:style-name="P331"><text:span text:style-name="Source_20_Text"><text:span text:style-name="T1"><text:s text:c="4"/>* *AI di Game:* Jelaskan bagaimana AI diprogram untuk membuat karakter non-pemain bereaksi terhadap aksi pemain atau mengatur tingkat kesulitan.</text:span></text:span></text:p>
                    <text:p text:style-name="P331"><text:span text:style-name="Source_20_Text"><text:span text:style-name="T1"><text:s text:c="4"/>* *Filter AR:* Jelaskan bagaimana AI mendeteksi fitur wajah (mata, hidung, mulut) untuk menempatkan efek visual secara akurat.</text:span></text:span></text:p>
                    <text:p text:style-name="P331"><text:span text:style-name="Source_20_Text"><text:span text:style-name="T1">3. <text:s/>**Gunakan analogi sederhana** jika memungkinkan untuk menjelaskan cara kerja AI tersebut.</text:span></text:span></text:p>
                    <text:p text:style-name="P360"><text:span text:style-name="Source_20_Text"><text:span text:style-name="T1">4. <text:s/>**Tujuan utama**: Membuat pembaca terkejut ('Oh, ternyata itu AI!') dan menyadari betapa dalamnya teknologi ini sudah terintegrasi dalam hidup mereka tanpa mereka sadari sepenuhnya. Akhiri dengan penegasan bahwa AI/robot bukan lagi masa depan, tapi masa kini.</text:span></text:span></text:p>
                    <text:p text:style-name="P35"><text:span text:style-name="Emphasis"><text:span text:style-name="T1">(Target: Menghasilkan teks yang memberikan banyak contoh konkret, menjelaskan mekanisme dasar AI di baliknya dengan bahasa sederhana dan analogi, sehingga pembaca benar-benar paham bahwa AI/robot sudah sangat dekat).</text:span></text:span><text:span text:style-name="T1"> </text:span></text:p>
                  </text:list-item>
                </text:list>
              </text:list-item>
            </text:list>
            <text:p text:style-name="P326"/>
            <text:list xml:id="list1817883640986578568" text:style-name="L18">
              <text:list-item>
                <text:p text:style-name="P215"><text:span text:style-name="Strong_20_Emphasis"><text:span text:style-name="T1">Subbab 1.3: Pertanyaan Besar: Kawan atau Lawan?</text:span></text:span><text:span text:style-name="T1"> </text:span></text:p>
                <text:list>
                  <text:list-item>
                    <text:p text:style-name="P36"><text:span text:style-name="Strong_20_Emphasis"><text:span text:style-name="T1">Prompt untuk Isi Subbab 1.3 (Pembahasan Mendalam):</text:span></text:span><text:span text:style-name="T1"> </text:span></text:p>
                    <text:p text:style-name="P332"><text:span text:style-name="Source_20_Text"><text:span text:style-name="T1">Tuliskan pembahasan mendalam untuk Subbab 1.3: 'Pertanyaan Besar: Kawan atau Lawan?'.</text:span></text:span></text:p>
                    <text:p text:style-name="P332"><text:span text:style-name="Source_20_Text"><text:span text:style-name="T1">1. <text:s/>**Mulai dengan merangkum** temuan dari dua subbab sebelumnya: kita punya imajinasi hebat tentang AI/robot (dari fiksi), dan teknologi ini ternyata sudah berkembang pesat dan ada di sekitar kita.</text:span></text:span></text:p>
                    <text:p text:style-name="P332"><text:span text:style-name="Source_20_Text"><text:span text:style-name="T1">2. <text:s/>**Gunakan temuan itu sebagai dasar** untuk secara formal mengajukan </text:span></text:span><text:soft-page-break/><text:span text:style-name="Source_20_Text"><text:span text:style-name="T1">dilema sentral buku ini. Tekankan bahwa karena teknologi ini begitu kuat dan menyebar, kita *harus* bertanya: Apakah perkembangan ini lebih banyak membawa kebaikan (menjadi 'kawan') atau justru risiko (menjadi 'lawan')?</text:span></text:span></text:p>
                    <text:p text:style-name="P332"><text:span text:style-name="Source_20_Text"><text:span text:style-name="T1">3. <text:s/>**Sajikan secara singkat dan berimbang kedua sisi argumen** (tanpa jawaban definitif di bab ini):</text:span></text:span></text:p>
                    <text:p text:style-name="P332"><text:span text:style-name="Source_20_Text"><text:span text:style-name="T1"><text:s text:c="4"/>* **Sisi 'Kawan'**: Sebutkan sekilas potensi positifnya (misal: membantu pekerjaan berat/berbahaya, mempermudah hidup, membantu penyandang disabilitas, memajukan ilmu pengetahuan, hiburan baru). Gunakan kata-kata yang membangkitkan harapan.</text:span></text:span></text:p>
                    <text:p text:style-name="P332"><text:span text:style-name="Source_20_Text"><text:span text:style-name="T1"><text:s text:c="4"/>* **Sisi 'Lawan'**: Sebutkan sekilas potensi negatif atau kekhawatirannya (misal: menggantikan pekerjaan manusia, masalah privasi dan pengawasan, risiko kesalahan fatal, bias algoritma, potensi penyalahgunaan, pertanyaan tentang kontrol). Gunakan kata-kata yang memicu kewaspadaan.</text:span></text:span></text:p>
                    <text:p text:style-name="P332"><text:span text:style-name="Source_20_Text"><text:span text:style-name="T1">4. <text:s/>**Rumuskan kembali pertanyaan-pertanyaan kunci** yang akan dijelajahi buku ini secara lebih eksplisit: "Apakah robot akan mengambil alih pekerjaan kita?", "Seberapa pintar mereka bisa menjadi?", "Bisakah kita mempercayai mereka?", "Bagaimana kita memastikan teknologi ini aman dan adil?", "Bagaimana seharusnya SIKAP kita?".</text:span></text:span></text:p>
                    <text:p text:style-name="P361"><text:span text:style-name="Source_20_Text"><text:span text:style-name="T1">5. <text:s/>**Akhiri subbab ini dengan ajakan kuat** kepada pembaca untuk melanjutkan perjalanan membaca buku ini guna mencari jawaban dan membentuk opini mereka sendiri berdasarkan pemahaman yang lebih dalam. Buat mereka merasa bahwa pertanyaan ini penting untuk masa depan mereka pribadi dan masyarakat luas.</text:span></text:span></text:p>
                    <text:p text:style-name="P36"><text:span text:style-name="Emphasis"><text:span text:style-name="T1">(Target: Menghasilkan teks yang secara jelas mengartikulasikan dilema utama buku, menyajikan kedua sisi argumen secara berimbang (namun singkat), merumuskan pertanyaan kunci, dan memotivasi pembaca untuk terus membaca).</text:span></text:span><text:span text:style-name="T1"> </text:span></text:p>
                  </text:list-item>
                </text:list>
              </text:list-item>
            </text:list>
            <text:p text:style-name="P326"/>
            <text:p text:style-name="P4">Dengan prompt-prompt ini, Anda bisa mendapatkan materi yang lebih kaya dan terstruktur untuk Bab 1, yang berfungsi sebagai fondasi kuat untuk bab-bab selanjutnya.</text:p>
          </text:section>
          <text:section text:style-name="Sect1" text:name="feedback-form-2">
            <text:p text:style-name="P178"/>
          </text:section>
        </text:section>
        <text:section text:style-name="Sect1" text:name="0e583ed326cebdb1">
          <text:p text:style-name="P4"/>
          <text:section text:style-name="Sect1" text:name="user-query-content-3">
            <text:p text:style-name="P325">Pada Bab 2 Tambahkan prompt pada awal bab untuk mendapatkan pengantar , pada tiap subbab/sub-subab untuk mendapatkan isi dengan pembahasan mendalam </text:p>
          </text:section>
          <text:p text:style-name="P178">Tampilkan alur berpikir</text:p>
          <text:section text:style-name="Sect2" text:name="model-response-message-contentr_0e583ed326cebdb1">
            <text:p text:style-name="P4">Tentu, mari kita buatkan prompt untuk pengantar Bab 2 dan pembahasan <text:soft-page-break/>mendalam untuk setiap subbabnya, yang fokus pada penjelasan AI secara mendasar bagi remaja:</text:p>
            <text:p text:style-name="P326"/>
            <text:p text:style-name="P28"><text:span text:style-name="Strong_20_Emphasis"><text:span text:style-name="T1">Bab 2: Membongkar Rahasia Kecerdasan Buatan (AI)</text:span></text:span></text:p>
            <text:list xml:id="list229185842342791267" text:style-name="L19">
              <text:list-item>
                <text:p text:style-name="P37"><text:span text:style-name="Strong_20_Emphasis"><text:span text:style-name="T1">Prompt untuk Pengantar Bab 2:</text:span></text:span><text:span text:style-name="T1"> </text:span></text:p>
                <text:p text:style-name="P362"><text:span text:style-name="Source_20_Text"><text:span text:style-name="T1">Tuliskan sebuah paragraf pengantar yang membangkitkan rasa ingin tahu untuk Bab 2: 'Membongkar Rahasia Kecerdasan Buatan (AI)'. Mulailah dengan mengacu pada Bab 1, ingatkan pembaca tentang contoh-contoh AI yang sudah mereka kenali di sekitar mereka (misalnya algoritma media sosial, game AI, asisten suara). Lalu, akui bahwa meskipun kita sering menggunakannya, cara kerja AI ini seringkali terasa seperti 'kotak hitam' atau 'sihir' yang tidak kita pahami. Tegaskan bahwa tujuan Bab 2 ini adalah untuk 'membongkar' kotak hitam tersebut. Berikan gambaran singkat (roadmap) bahwa bab ini akan menjelaskan: apa sebenarnya definisi AI (dan apa bedanya dengan robot), bagaimana AI bisa 'belajar' seperti manusia (tapi juga berbeda), mengapa data menjadi 'makanan' penting bagi AI, dan apa saja jenis-jenis AI yang ada di dunia nyata. Janjikan kepada pembaca bahwa setelah menyelesaikan bab ini, konsep AI yang tadinya membingungkan akan menjadi lebih jelas dan masuk akal. Gunakan nada yang investigatif dan memotivasi untuk belajar.</text:span></text:span></text:p>
                <text:p text:style-name="P37"><text:span text:style-name="Emphasis"><text:span text:style-name="T1">(Target: Menghasilkan teks pengantar yang mengaitkan dengan bab sebelumnya, mengakui kompleksitas AI, menjanjikan penjelasan yang sederhana, memberikan roadmap bab, dan memotivasi pembaca).</text:span></text:span><text:span text:style-name="T1"> </text:span></text:p>
              </text:list-item>
            </text:list>
            <text:p text:style-name="P326"/>
            <text:list xml:id="list3658695300102315572" text:style-name="L20">
              <text:list-item>
                <text:p text:style-name="P216"><text:span text:style-name="Strong_20_Emphasis"><text:span text:style-name="T1">Subbab 2.1: Apa Sih AI Itu Sebenarnya? (Bukan Cuma Robot!)</text:span></text:span><text:span text:style-name="T1"> </text:span></text:p>
                <text:list>
                  <text:list-item>
                    <text:p text:style-name="P38"><text:span text:style-name="Strong_20_Emphasis"><text:span text:style-name="T1">Prompt untuk Isi Subbab 2.1 (Pembahasan Mendalam):</text:span></text:span><text:span text:style-name="T1"> </text:span></text:p>
                    <text:p text:style-name="P333"><text:span text:style-name="Source_20_Text"><text:span text:style-name="T1">Tuliskan pembahasan mendalam untuk Subbab 2.1: 'Apa Sih AI Itu Sebenarnya? (Bukan Cuma Robot!)'.</text:span></text:span></text:p>
                    <text:p text:style-name="P333"><text:span text:style-name="Source_20_Text"><text:span text:style-name="T1">1. <text:s/>Mulai dengan memberikan **definisi Kecerdasan Buatan (Artificial Intelligence - AI)** yang **sangat sederhana dan mudah dipahami** oleh remaja. Fokus pada ide inti: AI adalah sistem komputer (program) yang dirancang untuk melakukan tugas-tugas yang biasanya memerlukan kecerdasan manusia, seperti belajar, memecahkan masalah, mengenali pola, dan membuat keputusan.</text:span></text:span></text:p>
                    <text:p text:style-name="P333"><text:span text:style-name="Source_20_Text"><text:span text:style-name="T1">2. <text:s/>**Jelaskan secara eksplisit dan tegas perbedaan fundamental antara AI dan Robot**. Gunakan analogi yang jelas, misalnya: AI adalah 'otak' atau software-nya, sedangkan Robot adalah 'tubuh' atau hardware-nya. Tekankan bahwa robot bisa menjadi 'pintar' jika dilengkapi AI, tetapi AI tidak selalu membutuhkan 'tubuh' fisik (contoh: algoritma rekomendasi YouTube adalah AI tanpa wujud fisik). Ini penting untuk meluruskan kesalahpahaman umum.</text:span></text:span></text:p>
                    <text:p text:style-name="P333"><text:soft-page-break/><text:span text:style-name="Source_20_Text"><text:span text:style-name="T1">3. <text:s/>**Bandingkan AI dengan program komputer tradisional**. Jelaskan bahwa program biasa bekerja berdasarkan instruksi yang tetap dan spesifik (jika A maka B). Sebaliknya, AI (terutama yang menggunakan Machine Learning) dirancang untuk bisa **beradaptasi atau belajar dari data baru** tanpa harus diprogram ulang untuk setiap skenario. Berikan contoh perbandingan sederhana (misal: kalkulator vs. aplikasi penerjemah bahasa).</text:span></text:span></text:p>
                    <text:p text:style-name="P363"><text:span text:style-name="Source_20_Text"><text:span text:style-name="T1">4. <text:s/>Akhiri dengan menekankan bahwa AI adalah bidang yang luas dan tidak semua AI bertujuan meniru manusia secara keseluruhan; banyak AI yang bersifat spesialis untuk tugas tertentu.</text:span></text:span></text:p>
                    <text:p text:style-name="P38"><text:span text:style-name="Emphasis"><text:span text:style-name="T1">(Target: Memberikan definisi AI yang jelas, membedakannya secara tegas dari robot dan program biasa, menggunakan analogi, dan meluruskan miskonsepsi umum).</text:span></text:span><text:span text:style-name="T1"> </text:span></text:p>
                  </text:list-item>
                </text:list>
              </text:list-item>
            </text:list>
            <text:p text:style-name="P326"/>
            <text:list xml:id="list2635250019869776485" text:style-name="L21">
              <text:list-item>
                <text:p text:style-name="P217"><text:span text:style-name="Strong_20_Emphasis"><text:span text:style-name="T1">Subbab 2.2: Belajar Seperti Manusia (Tapi Beda!) - Mesin Pembelajaran (Machine Learning intro)</text:span></text:span><text:span text:style-name="T1"> </text:span></text:p>
                <text:list>
                  <text:list-item>
                    <text:p text:style-name="P39"><text:span text:style-name="Strong_20_Emphasis"><text:span text:style-name="T1">Prompt untuk Isi Subbab 2.2 (Pembahasan Mendalam):</text:span></text:span><text:span text:style-name="T1"> </text:span></text:p>
                    <text:p text:style-name="P334"><text:span text:style-name="Source_20_Text"><text:span text:style-name="T1">Tuliskan pembahasan mendalam untuk Subbab 2.2: 'Belajar Seperti Manusia (Tapi Beda!) - Mesin Pembelajaran (Machine Learning intro)'.</text:span></text:span></text:p>
                    <text:p text:style-name="P334"><text:span text:style-name="Source_20_Text"><text:span text:style-name="T1">1. <text:s/>Perkenalkan **Machine Learning (ML) atau Mesin Pembelajaran** sebagai salah satu 'teknik rahasia' utama yang membuat AI bisa 'belajar' dan tampak cerdas. Sebutkan bahwa ini adalah bagian penting dari AI modern.</text:span></text:span></text:p>
                    <text:p text:style-name="P334"><text:span text:style-name="Source_20_Text"><text:span text:style-name="T1">2. <text:s/>Jelaskan konsep dasar ML dengan **analogi yang sangat relevan dan mudah dipahami remaja**. Misalnya:</text:span></text:span></text:p>
                    <text:p text:style-name="P334"><text:span text:style-name="Source_20_Text"><text:span text:style-name="T1"><text:s text:c="4"/>* Bagaimana YouTube/TikTok 'belajar' video kesukaanmu: Dengan melihat riwayat tontonanmu (data), ML mencoba mengenali pola dan merekomendasikan video serupa. Semakin banyak kamu menonton, semakin baik rekomendasinya.</text:span></text:span></text:p>
                    <text:p text:style-name="P334"><text:span text:style-name="Source_20_Text"><text:span text:style-name="T1"><text:s text:c="4"/>* Bagaimana filter spam email bekerja: Dengan diberi ribuan contoh email spam dan bukan spam (data), ML 'belajar' mengenali ciri-ciri email spam.</text:span></text:span></text:p>
                    <text:p text:style-name="P334"><text:span text:style-name="Source_20_Text"><text:span text:style-name="T1"><text:s text:c="4"/>* Bagaimana game menyesuaikan tingkat kesulitan: ML bisa 'belajar' dari cara bermainmu (data) untuk membuat musuh lebih pintar atau lebih mudah.</text:span></text:span></text:p>
                    <text:p text:style-name="P334"><text:span text:style-name="Source_20_Text"><text:span text:style-name="T1">3. <text:s/>Definisikan ML secara sederhana: **Kemampuan sistem komputer untuk meningkatkan kinerjanya dalam melakukan tugas tertentu dengan cara belajar dari data, tanpa perlu diprogram secara eksplisit untuk setiap aturan.**</text:span></text:span></text:p>
                    <text:p text:style-name="P334"><text:span text:style-name="Source_20_Text"><text:span text:style-name="T1">4. <text:s/>Gambarkan **proses dasar ML secara visual atau langkah sederhana**: (Input: Data dalam jumlah besar) -&gt; (Proses: Algoritma ML 'berlatih' mencari pola dalam data) -&gt; (Output: 'Model' AI yang sudah terlatih) -&gt; (Penggunaan: Model digunakan untuk membuat prediksi/keputusan pada data baru).</text:span></text:span></text:p>
                    <text:p text:style-name="P364"><text:span text:style-name="Source_20_Text"><text:span text:style-name="T1">5. <text:s/>Sebutkan secara singkat **beberapa perbedaan kunci** antara cara belajar mesin dan manusia (misal: kecepatan vs. pemahaman mendalam, ketergantungan pada data terstruktur vs. common sense, ketiadaan </text:span></text:span><text:soft-page-break/><text:span text:style-name="Source_20_Text"><text:span text:style-name="T1">emosi/kesadaran pada mesin).</text:span></text:span></text:p>
                    <text:p text:style-name="P39"><text:span text:style-name="Emphasis"><text:span text:style-name="T1">(Target: Menjelaskan konsep inti ML dengan analogi yang kuat dan relevan, mendefinisikannya secara sederhana, menggambarkan proses dasarnya, dan menyoroti perbedaan dengan cara belajar manusia).</text:span></text:span><text:span text:style-name="T1"> </text:span></text:p>
                  </text:list-item>
                </text:list>
              </text:list-item>
            </text:list>
            <text:p text:style-name="P326"/>
            <text:list xml:id="list8803364133210293427" text:style-name="L22">
              <text:list-item>
                <text:p text:style-name="P218"><text:span text:style-name="Strong_20_Emphasis"><text:span text:style-name="T1">Subbab 2.3: Dari Data Menjadi Pintar (Importance of data)</text:span></text:span><text:span text:style-name="T1"> </text:span></text:p>
                <text:list>
                  <text:list-item>
                    <text:p text:style-name="P40"><text:span text:style-name="Strong_20_Emphasis"><text:span text:style-name="T1">Prompt untuk Isi Subbab 2.3 (Pembahasan Mendalam):</text:span></text:span><text:span text:style-name="T1"> </text:span></text:p>
                    <text:p text:style-name="P335"><text:span text:style-name="Source_20_Text"><text:span text:style-name="T1">Tuliskan pembahasan mendalam untuk Subbab 2.3: 'Dari Data Menjadi Pintar (Importance of data)'.</text:span></text:span></text:p>
                    <text:p text:style-name="P335"><text:span text:style-name="Source_20_Text"><text:span text:style-name="T1">1. <text:s/>Bangun koneksi langsung dari subbab sebelumnya (Machine Learning). **Tekankan bahwa 'pembelajaran' dalam ML sangat bergantung pada DATA**.</text:span></text:span></text:p>
                    <text:p text:style-name="P335"><text:span text:style-name="Source_20_Text"><text:span text:style-name="T1">2. <text:s/>Gunakan **analogi kuat**: "Jika AI adalah mesin, maka DATA adalah bahan bakarnya" atau "Jika AI adalah murid, maka DATA adalah buku pelajaran dan pengalamannya". Jelaskan mengapa analogi ini cocok.</text:span></text:span></text:p>
                    <text:p text:style-name="P335"><text:span text:style-name="Source_20_Text"><text:span text:style-name="T1">3. <text:s/>Jelaskan **mengapa data begitu krusial**: AI (khususnya ML) perlu 'melihat' banyak sekali contoh (data) untuk bisa mengenali pola dan belajar secara efektif. Semakin banyak dan beragam data yang relevan, semakin 'pintar' AI tersebut.</text:span></text:span></text:p>
                    <text:p text:style-name="P335"><text:span text:style-name="Source_20_Text"><text:span text:style-name="T1">4. <text:s/>Perkenalkan konsep **'Big Data'** secara sederhana untuk remaja: Ini bukan hanya tentang data yang jumlahnya *banyak banget* (volume), tapi juga tentang **keragamannya** (variety - teks, gambar, suara, video, angka) dan **kecepatan** data itu dibuat dan perlu diolah (velocity). Berikan contoh (misal: data dari semua pengguna media sosial di dunia).</text:span></text:span></text:p>
                    <text:p text:style-name="P335"><text:span text:style-name="Source_20_Text"><text:span text:style-name="T1">5. <text:s/>Jelaskan prinsip vital **'Garbage In, Garbage Out' (GIGO)**. Tekankan bahwa kualitas data (akurat, relevan, tidak bias, mewakili kenyataan) sama pentingnya, atau bahkan lebih penting, daripada kuantitasnya. Data yang jelek atau bias akan menghasilkan AI yang juga jelek atau bias dalam mengambil keputusan. Berikan contoh sederhana tentang bias (misal: AI pengenal wajah yang lebih sulit mengenali wajah ras tertentu karena data latihannya kurang beragam).</text:span></text:span></text:p>
                    <text:p text:style-name="P365"><text:span text:style-name="Source_20_Text"><text:span text:style-name="T1">6. <text:s/>Sebutkan secara singkat **sumber-sumber data** yang melatih AI di sekitar kita: aktivitas online (klik, like, share, search history, tontonan video, unggahan foto), data dari sensor (lokasi GPS, data kesehatan dari smartwatch), data transaksi, dll. Buat pembaca sadar bahwa mereka adalah 'produsen' data.</text:span></text:span></text:p>
                    <text:p text:style-name="P40"><text:span text:style-name="Emphasis"><text:span text:style-name="T1">(Target: Menjelaskan peran vital data dalam AI/ML, memperkenalkan konsep Big Data secara sederhana, menekankan pentingnya kualitas data (GIGO dan bias), dan menyebutkan sumber data sehari-hari).</text:span></text:span><text:span text:style-name="T1"> </text:span></text:p>
                  </text:list-item>
                </text:list>
              </text:list-item>
            </text:list>
            <text:p text:style-name="P326"><text:soft-page-break/></text:p>
            <text:list xml:id="list6430488688232097250" text:style-name="L23">
              <text:list-item>
                <text:p text:style-name="P219"><text:span text:style-name="Strong_20_Emphasis"><text:span text:style-name="T1">Subbab 2.4: Jenis-jenis AI di Sekitar Kita</text:span></text:span><text:span text:style-name="T1"> </text:span></text:p>
                <text:list>
                  <text:list-item>
                    <text:p text:style-name="P41"><text:span text:style-name="Strong_20_Emphasis"><text:span text:style-name="T1">Prompt untuk Isi Subbab 2.4 (Pembahasan Mendalam):</text:span></text:span><text:span text:style-name="T1"> </text:span></text:p>
                    <text:p text:style-name="P336"><text:span text:style-name="Source_20_Text"><text:span text:style-name="T1">Tuliskan pembahasan mendalam untuk Subbab 2.4: 'Jenis-jenis AI di Sekitar Kita'.</text:span></text:span></text:p>
                    <text:p text:style-name="P336"><text:span text:style-name="Source_20_Text"><text:span text:style-name="T1">1. <text:s/>Mulai dengan menyatakan bahwa AI bukanlah satu hal tunggal, melainkan sebuah bidang luas dengan berbagai jenis aplikasi. Bab ini akan melihat beberapa 'wujud' AI yang sering ditemui.</text:span></text:span></text:p>
                    <text:p text:style-name="P336"><text:span text:style-name="Source_20_Text"><text:span text:style-name="T1">2. <text:s/>Sajikan beberapa **kategori atau contoh penerapan AI** yang relevan bagi remaja, dan untuk masing-masing, jelaskan secara singkat **apa yang dilakukannya dan bagaimana itu terhubung dengan konsep AI/ML/Data**:</text:span></text:span></text:p>
                    <text:p text:style-name="P336"><text:span text:style-name="Source_20_Text"><text:span text:style-name="T1"><text:s text:c="4"/>* **AI Bahasa (NLP - Natural Language Processing):** Contoh: Google Translate, Asisten Suara (Siri/Google Assistant), Chatbot, Autocorrect/Predictive Text. Jelaskan: AI ini dilatih dengan banyak teks/percakapan untuk 'memahami' dan menghasilkan bahasa manusia.</text:span></text:span></text:p>
                    <text:p text:style-name="P336"><text:span text:style-name="Source_20_Text"><text:span text:style-name="T1"><text:s text:c="4"/>* **AI Penglihatan (Computer Vision):** Contoh: Face Unlock di HP, Tag Otomatis di Foto Medsos, Filter AR (Instagram/Snapchat), kemampuang dasar mobil otonom mendeteksi objek. Jelaskan: AI ini dilatih dengan banyak gambar/video untuk 'mengenali' objek, wajah, atau pemandangan.</text:span></text:span></text:p>
                    <text:p text:style-name="P336"><text:span text:style-name="Source_20_Text"><text:span text:style-name="T1"><text:s text:c="4"/>* **AI Rekomendasi:** Contoh: Rekomendasi video YouTube/TikTok, film Netflix, lagu Spotify, produk di Shopee/Tokopedia. Jelaskan: AI ini menganalisis data perilakumu dan pengguna lain untuk 'menebak' apa yang mungkin kamu sukai.</text:span></text:span></text:p>
                    <text:p text:style-name="P336"><text:span text:style-name="Source_20_Text"><text:span text:style-name="T1"><text:s text:c="4"/>* **AI dalam Game:** Contoh: Musuh (NPC) yang cerdas dan adaptif, pembuatan map/level otomatis, penyesuaian tingkat kesulitan. Jelaskan: AI ini diprogram/dilatih untuk menciptakan pengalaman bermain yang menarik dan dinamis.</text:span></text:span></text:p>
                    <text:p text:style-name="P336"><text:span text:style-name="Source_20_Text"><text:span text:style-name="T1">3. <text:s/>Perkenalkan dan jelaskan perbedaan penting antara **'AI Lemah' (Narrow AI)** dan **'AI Kuat' (Artificial General Intelligence - AGI)**.</text:span></text:span></text:p>
                    <text:p text:style-name="P336"><text:span text:style-name="Source_20_Text"><text:span text:style-name="T1"><text:s text:c="4"/>* **AI Lemah:** Tekankan bahwa *hampir semua AI yang ada saat ini* termasuk jenis ini. Artinya, AI tersebut dirancang dan dilatih untuk melakukan **satu tugas spesifik atau serangkaian tugas terbatas** dengan sangat baik (misal: hanya jago main catur, atau hanya jago menerjemahkan bahasa).</text:span></text:span></text:p>
                    <text:p text:style-name="P336"><text:span text:style-name="Source_20_Text"><text:span text:style-name="T1"><text:s text:c="4"/>* **AI Kuat (AGI):** Jelaskan ini sebagai **konsep AI hipotetis di masa depan** yang memiliki kecerdasan setara manusia di *berbagai* bidang kognitif, mampu belajar dan menerapkan pengetahuannya secara fleksibel seperti manusia. Tegaskan bahwa AGI ini masih **jauh dari kenyataan** dan merupakan subjek banyak perdebatan dan fiksi ilmiah.</text:span></text:span></text:p>
                    <text:p text:style-name="P366"><text:span text:style-name="Source_20_Text"><text:span text:style-name="T1">4. <text:s/>Gunakan contoh untuk memperjelas perbedaan Narrow AI vs AGI.</text:span></text:span></text:p>
                    <text:p text:style-name="P41"><text:span text:style-name="Emphasis"><text:span text:style-name="T1">(Target: Memberikan contoh konkret berbagai aplikasi AI, menghubungkannya dengan konsep dasar yang telah dipelajari, </text:span></text:span><text:soft-page-break/><text:span text:style-name="Emphasis"><text:span text:style-name="T1">dan menjelaskan perbedaan krusial antara Narrow AI (realitas saat ini) dan AGI (konsep masa depan/fiksi ilmiah).</text:span></text:span><text:span text:style-name="T1"> </text:span></text:p>
                  </text:list-item>
                </text:list>
              </text:list-item>
            </text:list>
          </text:section>
          <text:section text:style-name="Sect1" text:name="feedback-form-3">
            <text:p text:style-name="P178"/>
          </text:section>
        </text:section>
        <text:section text:style-name="Sect1" text:name="d70d0d5090ad1013">
          <text:p text:style-name="P4"/>
          <text:section text:style-name="Sect1" text:name="user-query-content-4">
            <text:p text:style-name="P325">Pada Bab 3 Tambahkan prompt pada awal bab untuk mendapatkan pengantar , pada tiap subbab/sub-subab untuk mendapatkan isi dengan pembahasan mendalam </text:p>
          </text:section>
          <text:p text:style-name="P178">Tampilkan alur berpikir</text:p>
          <text:section text:style-name="Sect2" text:name="model-response-message-contentr_d70d0d5090ad1013">
            <text:p text:style-name="P178"/>
          </text:section>
          <text:section text:style-name="Sect1" text:name="feedback-form-4">
            <text:p text:style-name="P178"/>
          </text:section>
        </text:section>
        <text:section text:style-name="Sect1" text:name="adff8b864d716ef1">
          <text:p text:style-name="P4"/>
          <text:section text:style-name="Sect1" text:name="user-query-content-5">
            <text:p text:style-name="P325">present it </text:p>
          </text:section>
          <text:p text:style-name="P178">Tampilkan alur berpikir</text:p>
          <text:section text:style-name="Sect2" text:name="model-response-message-contentr_adff8b864d716ef1">
            <text:p text:style-name="P4">Tentu, berikut adalah rangkuman prompt untuk Bab 3 yang telah kita rancang, disajikan secara terstruktur:</text:p>
            <text:p text:style-name="P326"/>
            <text:p text:style-name="P28"><text:span text:style-name="Strong_20_Emphasis"><text:span text:style-name="T1">Bab 3: Mengenal Dunia Robotika</text:span></text:span></text:p>
            <text:list xml:id="list2463713289685390942" text:style-name="L24">
              <text:list-item>
                <text:p text:style-name="P42"><text:span text:style-name="Strong_20_Emphasis"><text:span text:style-name="T1">Prompt untuk Pengantar Bab 3:</text:span></text:span><text:span text:style-name="T1"> </text:span></text:p>
                <text:p text:style-name="P367"><text:span text:style-name="Source_20_Text"><text:span text:style-name="T1">Tuliskan paragraf pengantar yang memikat untuk Bab 3: 'Mengenal Dunia Robotika'. Awali dengan mengingatkan kembali perbedaan antara AI ('otak') dan Robot ('tubuh') yang dibahas di Bab 2. Tegaskan bahwa fokus Bab 3 ini akan beralih ke 'tubuh'-nya: mesin-mesin fisik yang kita sebut robot, yang bisa bergerak, merasakan lingkungan, dan melakukan aksi di dunia nyata. Berikan sedikit bocoran tentang betapa beragamnya bentuk dan fungsi robot (tidak selalu seperti manusia!), mulai dari lengan di pabrik hingga penjelajah planet lain. Sampaikan secara singkat isi bab ini: mencari tahu apa sih yang membedakan robot dari mesin biasa (Subbab 3.1), melihat 'pekerjaan' keren para robot di berbagai bidang (Subbab 3.2), dan mengamati lebih dekat robot yang sengaja dibuat mirip manusia (Subbab 3.3). Gunakan nada yang mengajak pembaca menjelajahi dunia fisik permesinan canggih.</text:span></text:span></text:p>
              </text:list-item>
            </text:list>
            <text:p text:style-name="P326"/>
            <text:list xml:id="list7728667072264980408" text:style-name="L25">
              <text:list-item>
                <text:p text:style-name="P220"><text:span text:style-name="Strong_20_Emphasis"><text:span text:style-name="T1">Subbab 3.1: Apa Bedanya Robot dengan Mesin Biasa?</text:span></text:span><text:span text:style-name="T1"> </text:span></text:p>
                <text:list>
                  <text:list-item>
                    <text:p text:style-name="P43"><text:span text:style-name="Strong_20_Emphasis"><text:span text:style-name="T1">Prompt untuk Isi Subbab 3.1 (Pembahasan Mendalam):</text:span></text:span><text:span text:style-name="T1"> </text:span></text:p>
                    <text:p text:style-name="P337"><text:span text:style-name="Source_20_Text"><text:span text:style-name="T1">Tuliskan isi pembahasan mendalam untuk Subbab 3.1: 'Apa Bedanya Robot dengan Mesin Biasa?'.</text:span></text:span></text:p>
                    <text:p text:style-name="P337"><text:soft-page-break/><text:span text:style-name="Source_20_Text"><text:span text:style-name="T1">1. <text:s/>Mulai dengan pertanyaan: Apa sih yang bikin sebuah mesin bisa disebut 'robot'? Jelaskan bahwa tidak semua mesin otomatis adalah robot.</text:span></text:span></text:p>
                    <text:p text:style-name="P337"><text:span text:style-name="Source_20_Text"><text:span text:style-name="T1">2. <text:s/>Perkenalkan dan jelaskan secara rinci kerangka kerja **'Sense-Think-Act' (Merasakan-Memproses-Bertindak)** sebagai ciri khas utama robot modern:</text:span></text:span></text:p>
                    <text:p text:style-name="P337"><text:span text:style-name="Source_20_Text"><text:span text:style-name="T1"><text:s text:c="4"/>* **Sense (Merasakan):** Jelaskan fungsi **Sensor** sebagai 'indra' robot. Berikan contoh beragam sensor (kamera untuk 'melihat', mikrofon untuk 'mendengar', sensor sentuh, sensor jarak/LIDAR, GPS) dan jelaskan fungsinya mengumpulkan data dari lingkungan.</text:span></text:span></text:p>
                    <text:p text:style-name="P337"><text:span text:style-name="Source_20_Text"><text:span text:style-name="T1"><text:s text:c="4"/>* **Think (Memproses):** Jelaskan fungsi **Prosesor** atau 'otak' robot (bisa berupa komputer tertanam, seringkali menjalankan program AI). Tekankan perannya dalam **mengolah data dari sensor** dan **membuat keputusan** tentang tindakan selanjutnya berdasarkan program atau hasil belajar.</text:span></text:span></text:p>
                    <text:p text:style-name="P337"><text:span text:style-name="Source_20_Text"><text:span text:style-name="T1"><text:s text:c="4"/>* **Act (Bertindak):** Jelaskan fungsi **Aktuator** sebagai 'otot' atau 'alat gerak' robot. Berikan contoh aktuator (motor listrik untuk menggerakkan roda/lengan, gripper/penjepit, katup) dan jelaskan fungsinya melakukan **aksi fisik** di dunia nyata sesuai perintah prosesor.</text:span></text:span></text:p>
                    <text:p text:style-name="P337"><text:span text:style-name="Source_20_Text"><text:span text:style-name="T1">3. <text:s/>**Bandingkan secara jelas** robot (yang memiliki siklus Sense-Think-Act terintegrasi) dengan mesin otomatis biasa (misal: mesin cuci standar, pemanggang roti, mobil non-otonom). Tunjukkan komponen mana dari siklus tersebut yang mungkin dimiliki mesin biasa, tapi tekankan **ketiadaan kemampuan pemrosesan/pengambilan keputusan yang kompleks dan otonom** sebagai pembeda utama. Gunakan tabel perbandingan jika memungkinkan.</text:span></text:span></text:p>
                    <text:p text:style-name="P368"><text:span text:style-name="Source_20_Text"><text:span text:style-name="T1">4. <text:s/>Sebutkan juga **kemampuan untuk diprogram ulang (programmability)** dan **tingkat otonomi (kemampuan bertindak mandiri)** sebagai karakteristik penting robot.</text:span></text:span></text:p>
                  </text:list-item>
                </text:list>
              </text:list-item>
            </text:list>
            <text:p text:style-name="P326"/>
            <text:list xml:id="list2105223104302271977" text:style-name="L26">
              <text:list-item>
                <text:p text:style-name="P221"><text:span text:style-name="Strong_20_Emphasis"><text:span text:style-name="T1">Subbab 3.2: Robot di Sekitar Kita: Dari Pabrik Sampai Luar Angkasa</text:span></text:span><text:span text:style-name="T1"> </text:span></text:p>
                <text:list>
                  <text:list-item>
                    <text:p text:style-name="P44"><text:span text:style-name="Strong_20_Emphasis"><text:span text:style-name="T1">Prompt untuk Isi Subbab 3.2 (Pembahasan Mendalam):</text:span></text:span><text:span text:style-name="T1"> </text:span></text:p>
                    <text:p text:style-name="P338"><text:span text:style-name="Source_20_Text"><text:span text:style-name="T1">Tuliskan isi pembahasan mendalam untuk Subbab 3.2: 'Robot di Sekitar Kita: Dari Pabrik Sampai Luar Angkasa'.</text:span></text:span></text:p>
                    <text:p text:style-name="P338"><text:span text:style-name="Source_20_Text"><text:span text:style-name="T1">1. <text:s/>Mulai dengan menyatakan bahwa robot datang dalam berbagai bentuk dan ukuran, disesuaikan dengan tugasnya, dan bekerja di banyak bidang yang mungkin tidak kita duga.</text:span></text:span></text:p>
                    <text:p text:style-name="P338"><text:span text:style-name="Source_20_Text"><text:span text:style-name="T1">2. <text:s/>Sajikan **beberapa bidang utama** di mana robot banyak digunakan. Untuk setiap bidang, berikan **contoh robot yang spesifik dan terkenal (jika ada)**, deskripsikan **tugasnya**, dan jelaskan **mengapa robot sangat berguna** di sana:</text:span></text:span></text:p>
                    <text:p text:style-name="P338"><text:span text:style-name="Source_20_Text"><text:span text:style-name="T1"><text:s text:c="4"/>* **Pabrik (Manufaktur):** Contoh: Lengan robot raksasa di pabrik mobil. Tugas: Merakit, mengelas, mengecat. Keunggulan: Cepat, presisi, kuat, bisa kerja 24/7, aman untuk tugas berbahaya.</text:span></text:span></text:p>
                    <text:p text:style-name="P338"><text:soft-page-break/><text:span text:style-name="Source_20_Text"><text:span text:style-name="T1"><text:s text:c="4"/>* **Gudang &amp; Logistik:** Contoh: Robot kecil gesit di gudang Amazon (AGV). Tugas: Mengambil dan memindahkan rak barang. Keunggulan: Efisiensi ruang dan waktu, kurangi tenaga manusia untuk angkat berat.</text:span></text:span></text:p>
                    <text:p text:style-name="P338"><text:span text:style-name="Source_20_Text"><text:span text:style-name="T1"><text:s text:c="4"/>* **Rumah Sakit (Medis):** Contoh: Robot bedah da Vinci. Tugas: Membantu dokter bedah dengan presisi tinggi. Keunggulan: Luka lebih kecil, pemulihan lebih cepat. Contoh lain: Robot pengantar obat.</text:span></text:span></text:p>
                    <text:p text:style-name="P338"><text:span text:style-name="Source_20_Text"><text:span text:style-name="T1"><text:s text:c="4"/>* **Luar Angkasa &amp; Laut Dalam (Eksplorasi):** Contoh: Robot penjelajah Mars (Curiosity/Perseverance), robot bawah air (ROV). Tugas: Menjelajah, mengambil sampel, mengirim data dari tempat ekstrem. Keunggulan: Menggantikan manusia di lingkungan berbahaya/tak terjangkau.</text:span></text:span></text:p>
                    <text:p text:style-name="P338"><text:span text:style-name="Source_20_Text"><text:span text:style-name="T1"><text:s text:c="4"/>* **Pertanian Modern:** Contoh: Traktor tanpa awak, drone penyemprot pestisida. Tugas: Menanam, memanen, memantau tanaman. Keunggulan: Efisiensi, hemat sumber daya.</text:span></text:span></text:p>
                    <text:p text:style-name="P338"><text:span text:style-name="Source_20_Text"><text:span text:style-name="T1"><text:s text:c="4"/>* **Rumah Tangga:** Contoh: Robot vacuum cleaner (Roomba), robot pemotong rumput. Tugas: Membersihkan/merawat rumah secara otomatis. Keunggulan: Kenyamanan.</text:span></text:span></text:p>
                    <text:p text:style-name="P369"><text:span text:style-name="Source_20_Text"><text:span text:style-name="T1">3. <text:s/>Gunakan gambar atau deskripsi visual untuk membantu membayangkan robot-robot ini. Tekankan keragaman bentuk: dari lengan mekanik, kotak beroda, hingga mesin terbang kecil.</text:span></text:span></text:p>
                  </text:list-item>
                </text:list>
              </text:list-item>
            </text:list>
            <text:p text:style-name="P326"/>
            <text:list xml:id="list6484098986537537793" text:style-name="L27">
              <text:list-item>
                <text:p text:style-name="P222"><text:span text:style-name="Strong_20_Emphasis"><text:span text:style-name="T1">Subbab 3.3: Robot Humanoid: Mirip Manusia, Tapi Apa Tujuannya?</text:span></text:span><text:span text:style-name="T1"> </text:span></text:p>
                <text:list>
                  <text:list-item>
                    <text:p text:style-name="P45"><text:span text:style-name="Strong_20_Emphasis"><text:span text:style-name="T1">Prompt untuk Isi Subbab 3.3 (Pembahasan Mendalam):</text:span></text:span><text:span text:style-name="T1"> </text:span></text:p>
                    <text:p text:style-name="P339"><text:span text:style-name="Source_20_Text"><text:span text:style-name="T1">Tuliskan isi pembahasan mendalam untuk Subbab 3.3: 'Robot Humanoid: Mirip Manusia, Tapi Apa Tujuannya?'.</text:span></text:span></text:p>
                    <text:p text:style-name="P339"><text:span text:style-name="Source_20_Text"><text:span text:style-name="T1">1. <text:s/>**Definisikan** terlebih dahulu apa itu robot humanoid: robot yang sengaja dirancang agar bentuk fisiknya menyerupai tubuh manusia (punya kepala, badan, dua tangan, dua kaki – meskipun tidak selalu lengkap).</text:span></text:span></text:p>
                    <text:p text:style-name="P339"><text:span text:style-name="Source_20_Text"><text:span text:style-name="T1">2. <text:s/>Jelaskan **beberapa alasan utama atau tujuan mengapa para ilmuwan/insinyur membuat robot mirip manusia**:</text:span></text:span></text:p>
                    <text:p text:style-name="P339"><text:span text:style-name="Source_20_Text"><text:span text:style-name="T1"><text:s text:c="4"/>* Agar bisa **beroperasi di lingkungan yang dibuat untuk manusia** (naik tangga, buka pintu, pakai alat manusia).</text:span></text:span></text:p>
                    <text:p text:style-name="P339"><text:span text:style-name="Source_20_Text"><text:span text:style-name="T1"><text:s text:c="4"/>* Agar lebih **mudah berinteraksi dan bekerja sama dengan manusia** (misalnya dalam peran asisten atau teman).</text:span></text:span></text:p>
                    <text:p text:style-name="P339"><text:span text:style-name="Source_20_Text"><text:span text:style-name="T1"><text:s text:c="4"/>* Sebagai **platform penelitian** untuk memahami cara kerja tubuh manusia (biomekanik) dan kecerdasan (AI).</text:span></text:span></text:p>
                    <text:p text:style-name="P339"><text:span text:style-name="Source_20_Text"><text:span text:style-name="T1">3. <text:s/>Berikan **contoh-contoh robot humanoid yang terkenal** (pilih 2-3 yang paling ikonik/relevan). Sebutkan nama (misal: ASIMO dari Honda, Atlas dari Boston Dynamics, Pepper dari SoftBank, atau Sophia). Deskripsikan secara singkat **ciri khas, kemampuan utama, atau demonstrasi terkenalnya** (misal: ASIMO yang bisa lari dan naik tangga, Atlas yang bisa salto/parkour, Pepper yang dirancang untuk interaksi sosial, Sophia yang bisa berekspresi).</text:span></text:span></text:p>
                    <text:p text:style-name="P339"><text:span text:style-name="Source_20_Text"><text:span text:style-name="T1">4. <text:s/>Bahas **tantangan teknis yang SANGAT SULIT** dalam menciptakan robot </text:span></text:span><text:soft-page-break/><text:span text:style-name="Source_20_Text"><text:span text:style-name="T1">humanoid yang benar-benar canggih:</text:span></text:span></text:p>
                    <text:p text:style-name="P339"><text:span text:style-name="Source_20_Text"><text:span text:style-name="T1"><text:s text:c="4"/>* Meniru cara berjalan/berlari dua kaki (bipedal) yang stabil dan lincah.</text:span></text:span></text:p>
                    <text:p text:style-name="P339"><text:span text:style-name="Source_20_Text"><text:span text:style-name="T1"><text:s text:c="4"/>* Meniru ketangkasan tangan dan jari manusia (dexterity).</text:span></text:span></text:p>
                    <text:p text:style-name="P339"><text:span text:style-name="Source_20_Text"><text:span text:style-name="T1"><text:s text:c="4"/>* Masalah keseimbangan dan koordinasi.</text:span></text:span></text:p>
                    <text:p text:style-name="P339"><text:span text:style-name="Source_20_Text"><text:span text:style-name="T1"><text:s text:c="4"/>* Efisiensi energi (agar baterai tahan lama).</text:span></text:span></text:p>
                    <text:p text:style-name="P339"><text:span text:style-name="Source_20_Text"><text:span text:style-name="T1"><text:s text:c="4"/>* Biaya pembuatan yang mahal.</text:span></text:span></text:p>
                    <text:p text:style-name="P339"><text:span text:style-name="Source_20_Text"><text:span text:style-name="T1"><text:s text:c="4"/>* Mengintegrasikan AI yang cukup 'pintar' untuk navigasi, interaksi, dan pemecahan masalah di dunia nyata.</text:span></text:span></text:p>
                    <text:p text:style-name="P339"><text:span text:style-name="Source_20_Text"><text:span text:style-name="T1">5. <text:s/>**Bandingkan kemampuan robot humanoid saat ini** dengan gambaran di film fiksi ilmiah (seringkali jauh lebih hebat di film). Akui kemajuan yang sudah dicapai, tapi juga **tekankan keterbatasan besar** yang masih ada.</text:span></text:span></text:p>
                    <text:p text:style-name="P370"><text:span text:style-name="Source_20_Text"><text:span text:style-name="T1">6. <text:s/>Tutup dengan sedikit refleksi tentang potensi peran robot humanoid di masa depan (misal: perawat lansia, pekerja di lokasi bencana, teman).</text:span></text:span></text:p>
                  </text:list-item>
                </text:list>
              </text:list-item>
            </text:list>
            <text:p text:style-name="P326"/>
            <text:p text:style-name="P4">Semoga kumpulan prompt ini membantu Anda mengembangkan konten Bab 3 buku Anda!</text:p>
          </text:section>
          <text:section text:style-name="Sect1" text:name="feedback-form-5">
            <text:p text:style-name="P178"/>
          </text:section>
        </text:section>
        <text:section text:style-name="Sect1" text:name="a25cdd1467f84721">
          <text:p text:style-name="P4"/>
          <text:section text:style-name="Sect1" text:name="user-query-content-6">
            <text:p text:style-name="P325">Pada Bab 4 Tambahkan prompt pada awal bab untuk mendapatkan pengantar , pada tiap subbab/sub-subab untuk mendapatkan isi dengan pembahasan mendalam </text:p>
          </text:section>
          <text:p text:style-name="P178">Tampilkan alur berpikir</text:p>
          <text:section text:style-name="Sect2" text:name="model-response-message-contentr_a25cdd1467f84721">
            <text:p text:style-name="P4">Baik, mari kita siapkan prompt untuk Bab 4, yang akan menyatukan konsep AI dan Robotika menjadi entitas cerdas.</text:p>
            <text:p text:style-name="P326"/>
            <text:p text:style-name="P28"><text:span text:style-name="Strong_20_Emphasis"><text:span text:style-name="T1">Bab 4: Ketika AI Bertemu Robot: Lahirnya Entitas Cerdas</text:span></text:span></text:p>
            <text:list xml:id="list3174814377155354049" text:style-name="L28">
              <text:list-item>
                <text:p text:style-name="P46"><text:span text:style-name="Strong_20_Emphasis"><text:span text:style-name="T1">Prompt untuk Pengantar Bab 4:</text:span></text:span><text:span text:style-name="T1"> </text:span></text:p>
                <text:p text:style-name="P371"><text:span text:style-name="Source_20_Text"><text:span text:style-name="T1">Tuliskan paragraf pengantar yang menggugah untuk Bab 4: 'Ketika AI Bertemu Robot: Lahirnya Entitas Cerdas'. Awali dengan secara eksplisit menyebutkan bahwa pembaca kini sudah punya bekal pengetahuan tentang AI ('otak' dari Bab 2) dan Robotika ('tubuh' dari Bab 3). Tegaskan bahwa Bab 4 ini adalah momen 'pertemuan' keduanya: saatnya melihat apa yang terjadi ketika 'otak' cerdas AI dipasangkan dengan 'tubuh' robot yang mampu beraksi. Gunakan metafora 'pernikahan teknologi' atau 'otak bertemu otot' yang menghasilkan sesuatu yang baru dan hebat. Jelaskan bahwa kombinasi ini melahirkan robot yang bukan sekadar mesin otomatis biasa, tapi entitas yang bisa 'melihat', 'mendengar', 'belajar', beradaptasi, dan bertindak cerdas di dunia nyata. Berikan peta singkat isi bab: bagaimana AI dan robot bekerja sama (Subbab 4.1), </text:span></text:span><text:soft-page-break/><text:span text:style-name="Source_20_Text"><text:span text:style-name="T1">kemampuan super apa saja yang muncul (Subbab 4.2), dan contoh-contoh robot cerdas paling keren saat ini (Subbab 4.3). Gunakan nada yang antusias dan futuristik, menandakan lompatan besar dalam teknologi.</text:span></text:span></text:p>
                <text:p text:style-name="P46"><text:span text:style-name="Emphasis"><text:span text:style-name="T1">(Target: Menghasilkan teks pengantar yang secara jelas menyatukan dua bab sebelumnya, menggunakan metafora yang kuat, menjelaskan signifikansi kombinasi AI-Robotika, memberikan roadmap bab, dan membangkitkan antusiasme).</text:span></text:span><text:span text:style-name="T1"> </text:span></text:p>
              </text:list-item>
            </text:list>
            <text:p text:style-name="P326"/>
            <text:list xml:id="list7470715870791342472" text:style-name="L29">
              <text:list-item>
                <text:p text:style-name="P223"><text:span text:style-name="Strong_20_Emphasis"><text:span text:style-name="T1">Subbab 4.1: Otak (AI) dan Tubuh (Robot) Bersatu</text:span></text:span><text:span text:style-name="T1"> </text:span></text:p>
                <text:list>
                  <text:list-item>
                    <text:p text:style-name="P47"><text:span text:style-name="Strong_20_Emphasis"><text:span text:style-name="T1">Prompt untuk Isi Subbab 4.1 (Pembahasan Mendalam):</text:span></text:span><text:span text:style-name="T1"> </text:span></text:p>
                    <text:p text:style-name="P340"><text:span text:style-name="Source_20_Text"><text:span text:style-name="T1">Tuliskan isi pembahasan mendalam untuk Subbab 4.1: 'Otak (AI) dan Tubuh (Robot) Bersatu'.</text:span></text:span></text:p>
                    <text:p text:style-name="P340"><text:span text:style-name="Source_20_Text"><text:span text:style-name="T1">1. <text:s/>Mulai dengan menegaskan kembali bahwa inilah inti dari 'robot cerdas': gabungan AI dan robotika.</text:span></text:span></text:p>
                    <text:p text:style-name="P340"><text:span text:style-name="Source_20_Text"><text:span text:style-name="T1">2. <text:s/>Gunakan kembali kerangka **Sense-Think-Act** dari Bab 3, tapi kali ini jelaskan **bagaimana peran AI secara spesifik meningkatkan setiap bagian**:</text:span></text:span></text:p>
                    <text:p text:style-name="P340"><text:span text:style-name="Source_20_Text"><text:span text:style-name="T1"><text:s text:c="4"/>* **Memperkuat 'Sense' (Merasakan):** Jelaskan bagaimana AI (khususnya *Computer Vision* untuk 'penglihatan' dan *Natural Language Processing* untuk 'pendengaran') membuat robot tidak hanya mendeteksi data mentah (cahaya, suara), tapi mampu **menginterpretasikannya**. Contoh: AI membuat robot bisa **mengenali objek** di depannya (itu kursi, itu meja), **membaca tulisan**, atau **memahami perintah suara** manusia, bukan sekadar mendeteksi adanya suara.</text:span></text:span></text:p>
                    <text:p text:style-name="P340"><text:span text:style-name="Source_20_Text"><text:span text:style-name="T1"><text:s text:c="4"/>* **Meningkatkan 'Think' (Memproses/Berpikir):** Jelaskan bahwa AI (algoritma *Machine Learning*, *Planning*, dll.) menjadi **pusat pengambilan keputusan** yang jauh lebih canggih daripada program biasa. AI bisa **menganalisis data sensor yang kompleks**, **belajar dari pengalaman** (jika menggunakan ML), **memprediksi** apa yang akan terjadi, dan **memilih tindakan terbaik** di situasi yang berubah-ubah.</text:span></text:span></text:p>
                    <text:p text:style-name="P340"><text:span text:style-name="Source_20_Text"><text:span text:style-name="T1"><text:s text:c="4"/>* **Menyempurnakan 'Act' (Bertindak):** Jelaskan bagaimana AI membantu robot **bergerak dan beraksi lebih cerdas dan luwes**. Contoh: Algoritma *Motion Planning* membantu robot mencari jalur teraman dan tercepat melewati rintangan. *Reinforcement Learning* bisa melatih robot melakukan gerakan kompleks (seperti berjalan di medan sulit atau memegang benda rapuh) melalui coba-coba. Algoritma kontrol AI memastikan gerakan robot lebih presisi dan stabil.</text:span></text:span></text:p>
                    <text:p text:style-name="P372"><text:span text:style-name="Source_20_Text"><text:span text:style-name="T1">3. <text:s/>Gunakan **satu contoh sederhana yang konsisten** (misal: robot pengantar barang di rumah sakit yang harus menghindari orang dan rintangan, atau drone pengintai yang harus mengidentifikasi target tertentu) untuk mengilustrasikan bagaimana AI meningkatkan kemampuan Merasakan, Berpikir, dan Bertindak robot tersebut dibandingkan jika tanpa AI. Tekankan </text:span></text:span><text:soft-page-break/><text:span text:style-name="Source_20_Text"><text:span text:style-name="T1">*sinergi* antar komponen tersebut.</text:span></text:span></text:p>
                    <text:p text:style-name="P47"><text:span text:style-name="Emphasis"><text:span text:style-name="T1">(Target: Menjelaskan secara detail bagaimana AI meningkatkan setiap komponen dari siklus Sense-Think-Act pada robot, menggunakan istilah kunci AI (Computer Vision, ML, Planning, RL) secara sederhana, dan mengilustrasikannya dengan contoh yang koheren).</text:span></text:span><text:span text:style-name="T1"> </text:span></text:p>
                  </text:list-item>
                </text:list>
              </text:list-item>
            </text:list>
            <text:p text:style-name="P326"/>
            <text:list xml:id="list3962725256430632432" text:style-name="L30">
              <text:list-item>
                <text:p text:style-name="P224"><text:span text:style-name="Strong_20_Emphasis"><text:span text:style-name="T1">Subbab 4.2: Robot yang Bisa Melihat, Mendengar, dan Merespons</text:span></text:span><text:span text:style-name="T1"> </text:span></text:p>
                <text:list>
                  <text:list-item>
                    <text:p text:style-name="P48"><text:span text:style-name="Strong_20_Emphasis"><text:span text:style-name="T1">Prompt untuk Isi Subbab 4.2 (Pembahasan Mendalam):</text:span></text:span><text:span text:style-name="T1"> </text:span></text:p>
                    <text:p text:style-name="P341"><text:span text:style-name="Source_20_Text"><text:span text:style-name="T1">Tuliskan isi pembahasan mendalam untuk Subbab 4.2: 'Robot yang Bisa Melihat, Mendengar, dan Merespons'. Fokus pada kemampuan-kemampuan spesifik yang muncul berkat AI.</text:span></text:span></text:p>
                    <text:p text:style-name="P341"><text:span text:style-name="Source_20_Text"><text:span text:style-name="T1">1. <text:s/>**Kemampuan 'Melihat' Lebih Jauh (Computer Vision):** Jelaskan lebih detail bagaimana AI membuat robot tidak hanya mendeteksi cahaya tapi benar-benar 'memahami' apa yang dilihat. Contoh:</text:span></text:span></text:p>
                    <text:p text:style-name="P341"><text:span text:style-name="Source_20_Text"><text:span text:style-name="T1"><text:s text:c="4"/>* **Mengenali Objek Spesifik:** Membedakan antara gelas, buku, dan HP di atas meja, bahkan mengenali merek atau jenisnya.</text:span></text:span></text:p>
                    <text:p text:style-name="P341"><text:span text:style-name="Source_20_Text"><text:span text:style-name="T1"><text:s text:c="4"/>* **Memahami Adegan:** Mengerti konteks ruangan (ini dapur, ini kamar tidur), mengenali wajah orang dan mungkin ekspresinya (secara dasar).</text:span></text:span></text:p>
                    <text:p text:style-name="P341"><text:span text:style-name="Source_20_Text"><text:span text:style-name="T1"><text:s text:c="4"/>* **Navigasi Visual &amp; Pemetaan (SLAM - Simultaneous Localization and Mapping):** Jelaskan secara sederhana bagaimana robot bisa membangun peta 3D lingkungannya sendiri sambil menentukan lokasinya di dalam peta itu, hanya dengan menggunakan kamera dan sensor lain.</text:span></text:span></text:p>
                    <text:p text:style-name="P341"><text:span text:style-name="Source_20_Text"><text:span text:style-name="T1">2. <text:s/>**Kemampuan 'Mendengar' Lebih Peka (Audio Processing &amp; NLP):** Jelaskan bagaimana AI meningkatkan kemampuan pendengaran dan pemahaman bahasa robot. Contoh:</text:span></text:span></text:p>
                    <text:p text:style-name="P341"><text:span text:style-name="Source_20_Text"><text:span text:style-name="T1"><text:s text:c="4"/>* **Mengenali Perintah Suara Kompleks (Speech Recognition &amp; NLP):** Memahami instruksi lisan manusia yang lebih panjang dan bervariasi ("Ambil botol biru di atas meja dekat jendela").</text:span></text:span></text:p>
                    <text:p text:style-name="P341"><text:span text:style-name="Source_20_Text"><text:span text:style-name="T1"><text:s text:c="4"/>* **Mengenali Sumber &amp; Jenis Suara:** Menentukan dari arah mana suara datang, membedakan suara alarm, pecahan kaca, atau gonggongan anjing.</text:span></text:span></text:p>
                    <text:p text:style-name="P341"><text:span text:style-name="Source_20_Text"><text:span text:style-name="T1"><text:s text:c="4"/>* **Dialog Dasar:** Kemampuan menjawab pertanyaan atau melakukan percakapan sederhana terkait tugasnya.</text:span></text:span></text:p>
                    <text:p text:style-name="P341"><text:span text:style-name="Source_20_Text"><text:span text:style-name="T1">3. <text:s/>**Kemampuan 'Merespons' Lebih Adaptif &amp; Cerdas (Interaksi &amp; Pembelajaran):** Jelaskan bagaimana AI memungkinkan respons yang lebih dari sekadar reaksi mekanis. Contoh:</text:span></text:span></text:p>
                    <text:p text:style-name="P341"><text:span text:style-name="Source_20_Text"><text:span text:style-name="T1"><text:s text:c="4"/>* **Adaptasi Gerakan:** Menyesuaikan cara berjalan di permukaan yang berbeda (lantai licin vs karpet) atau cara memegang benda berdasarkan bentuk/kerapuhannya.</text:span></text:span></text:p>
                    <text:p text:style-name="P341"><text:span text:style-name="Source_20_Text"><text:span text:style-name="T1"><text:s text:c="4"/>* **Belajar dari Koreksi:** Jika manusia mengoreksi tindakan robot, ML </text:span></text:span><text:soft-page-break/><text:span text:style-name="Source_20_Text"><text:span text:style-name="T1">memungkinkan robot untuk tidak mengulangi kesalahan yang sama.</text:span></text:span></text:p>
                    <text:p text:style-name="P341"><text:span text:style-name="Source_20_Text"><text:span text:style-name="T1"><text:s text:c="4"/>* **Personalisasi:** Robot yang bisa mengingat preferensi pengguna (misalnya rute favorit, suhu ruangan yang disukai).</text:span></text:span></text:p>
                    <text:p text:style-name="P373"><text:span text:style-name="Source_20_Text"><text:span text:style-name="T1">Gunakan contoh-contoh nyata atau skenario imajinatif (seperti robot asisten rumah tangga masa depan) yang mudah dipahami remaja untuk mengilustrasikan kemampuan-kemampuan ini.</text:span></text:span></text:p>
                    <text:p text:style-name="P48"><text:span text:style-name="Emphasis"><text:span text:style-name="T1">(Target: Mendalami kemampuan persepsi (visual, audio) dan interaksi (pemahaman bahasa, respons adaptif) yang dimungkinkan oleh AI pada robot, memberikan contoh konkret dan relevan, serta menyinggung aspek pembelajaran dari interaksi).</text:span></text:span><text:span text:style-name="T1"> </text:span></text:p>
                  </text:list-item>
                </text:list>
              </text:list-item>
            </text:list>
            <text:p text:style-name="P326"/>
            <text:list xml:id="list2594168390543200332" text:style-name="L31">
              <text:list-item>
                <text:p text:style-name="P225"><text:span text:style-name="Strong_20_Emphasis"><text:span text:style-name="T1">Subbab 4.3: Contoh Robot Cerdas Keren (Self-driving cars, advanced drones, companion robots)</text:span></text:span><text:span text:style-name="T1"> </text:span></text:p>
                <text:list>
                  <text:list-item>
                    <text:p text:style-name="P49"><text:span text:style-name="Strong_20_Emphasis"><text:span text:style-name="T1">Prompt untuk Isi Subbab 4.3 (Pembahasan Mendalam):</text:span></text:span><text:span text:style-name="T1"> </text:span></text:p>
                    <text:p text:style-name="P342"><text:span text:style-name="Source_20_Text"><text:span text:style-name="T1">Tuliskan isi pembahasan mendalam untuk Subbab 4.3: 'Contoh Robot Cerdas Keren'. Pilih 2 atau 3 contoh robot cerdas yang paling menarik dan relevan saat ini (ingat waktu sekarang sekitar April 2025), dan bahas secara mendalam untuk masing-masing:</text:span></text:span></text:p>
                    <text:p text:style-name="P342"><text:span text:style-name="Source_20_Text"><text:span text:style-name="T1">1. <text:s/>**Contoh 1: Mobil Otonom (Self-Driving Cars)**</text:span></text:span></text:p>
                    <text:p text:style-name="P342"><text:span text:style-name="Source_20_Text"><text:span text:style-name="T1"><text:s text:c="4"/>* **Deskripsi:** Jelaskan konsep mobil yang bisa menyetir sendiri, sebutkan beberapa perusahaan terdepan (misal: Waymo, Cruise, Tesla dengan Autopilot/FSD - jelaskan perbedaannya jika perlu).</text:span></text:span></text:p>
                    <text:p text:style-name="P342"><text:span text:style-name="Source_20_Text"><text:span text:style-name="T1"><text:s text:c="4"/>* **Peran Kunci AI:** Rinci bagaimana mobil ini menggunakan **Computer Vision** (mengenali rambu, lampu lalu lintas, pejalan kaki, mobil lain), **LIDAR/Radar** (mendeteksi jarak/objek), **Sensor Fusion** (menggabungkan semua data sensor), dan **AI Planning/Decision Making** (berdasarkan data sensor dan peta HD) untuk menavigasi jalanan yang kompleks. Tekankan pentingnya ML/Deep Learning dalam melatih sistem ini.</text:span></text:span></text:p>
                    <text:p text:style-name="P342"><text:span text:style-name="Source_20_Text"><text:span text:style-name="T1"><text:s text:c="4"/>* **Status &amp; Tantangan (per April 2025):** Jelaskan level otonomi yang umum dicapai (misal, Level 2-4), di mana saja layanan ini mungkin sudah beroperasi (area terbatas), dan tantangan besar yang masih ada (cuaca ekstrem, situasi tak terduga/'edge cases', interaksi dengan pengemudi manusia, regulasi, biaya, etika kecelakaan).</text:span></text:span></text:p>
                    <text:p text:style-name="P342"><text:span text:style-name="Source_20_Text"><text:span text:style-name="T1"><text:s text:c="4"/>* **Potensi Dampak:** Ulas potensi positif (keselamatan, aksesibilitas, efisiensi) dan negatif (kehilangan pekerjaan sopir, keamanan siber).</text:span></text:span></text:p>
                    <text:p text:style-name="P342"><text:span text:style-name="Source_20_Text"><text:span text:style-name="T1">2. <text:s/>**Contoh 2: Drone Cerdas Generasi Baru (Advanced Drones)**</text:span></text:span></text:p>
                    <text:p text:style-name="P342"><text:span text:style-name="Source_20_Text"><text:span text:style-name="T1"><text:s text:c="4"/>* **Deskripsi:** Fokus pada drone yang melampaui fungsi dasar, seperti drone pengantar barang otonom (misal: Amazon Prime Air, Wing), drone untuk inspeksi industri/infrastruktur canggih, atau 'drone swarm' untuk pertunjukan </text:span></text:span><text:soft-page-break/><text:span text:style-name="Source_20_Text"><text:span text:style-name="T1">cahaya atau aplikasi lain.</text:span></text:span></text:p>
                    <text:p text:style-name="P342"><text:span text:style-name="Source_20_Text"><text:span text:style-name="T1"><text:s text:c="4"/>* **Peran Kunci AI:** Jelaskan penggunaan AI untuk **navigasi presisi** di lingkungan kompleks (perkotaan), **pendaratan otonom** di lokasi spesifik, **penghindaran rintangan dinamis** (burung, kabel), **analisis data visual** secara real-time (mendeteksi kerusakan pada jembatan, menghitung stok barang), atau **koordinasi antar drone** dalam 'swarm'.</text:span></text:span></text:p>
                    <text:p text:style-name="P342"><text:span text:style-name="Source_20_Text"><text:span text:style-name="T1"><text:s text:c="4"/>* **Status &amp; Tantangan (per April 2025):** Sebutkan di mana teknologi ini mulai diimplementasikan (uji coba pengiriman, penggunaan industri) dan tantangannya (regulasi wilayah udara, daya tahan baterai, keamanan dari peretasan, penerimaan publik).</text:span></text:span></text:p>
                    <text:p text:style-name="P342"><text:span text:style-name="Source_20_Text"><text:span text:style-name="T1"><text:s text:c="4"/>* **Potensi Dampak:** Revolusi logistik 'last-mile', inspeksi yang lebih aman dan efisien, aplikasi kreatif baru.</text:span></text:span></text:p>
                    <text:p text:style-name="P342"><text:span text:style-name="Source_20_Text"><text:span text:style-name="T1">3. <text:s/>**Contoh 3: Robot Humanoid Canggih / Robot Kolaboratif (Advanced Humanoids/Cobots)**</text:span></text:span></text:p>
                    <text:p text:style-name="P342"><text:span text:style-name="Source_20_Text"><text:span text:style-name="T1"><text:s text:c="4"/>* **Deskripsi:** Pilih salah satu: (a) Robot humanoid terkini yang menunjukkan kemajuan signifikan (misal: penerus Atlas dari Boston Dynamics, atau robot lain yang relevan di 2025) ATAU (b) Robot Kolaboratif ('Cobots') yang dirancang untuk bekerja *bersama* manusia secara aman di pabrik atau laboratorium.</text:span></text:span></text:p>
                    <text:p text:style-name="P342"><text:span text:style-name="Source_20_Text"><text:span text:style-name="T1"><text:s text:c="4"/>* **Peran Kunci AI:** Jelaskan bagaimana AI memungkinkan **gerakan yang lebih luwes dan adaptif** (untuk humanoid), **pemahaman lingkungan kerja** yang kompleks, **interaksi aman** dengan manusia (sensor gaya, prediksi gerakan manusia untuk cobot), **pembelajaran tugas baru** dengan demonstrasi (untuk cobot).</text:span></text:span></text:p>
                    <text:p text:style-name="P342"><text:span text:style-name="Source_20_Text"><text:span text:style-name="T1"><text:s text:c="4"/>* **Status &amp; Tantangan (per April 2025):** Jelaskan status pengembangan (riset, penggunaan terbatas di industri), dan tantangan besar (ketangkasan tangan, pemahaman konteks, biaya, adaptasi di lingkungan non-terstruktur untuk humanoid; kecepatan vs keamanan untuk cobot).</text:span></text:span></text:p>
                    <text:p text:style-name="P342"><text:span text:style-name="Source_20_Text"><text:span text:style-name="T1"><text:s text:c="4"/>* **Potensi Dampak:** Otomatisasi tugas fisik yang lebih kompleks, peningkatan produktivitas, kolaborasi baru antara manusia dan mesin.</text:span></text:span></text:p>
                    <text:p text:style-name="P374"><text:span text:style-name="Source_20_Text"><text:span text:style-name="T1">Gunakan bahasa yang menarik, deskriptif, dan berikan gambaran yang realistis (tidak terlalu fiksi ilmiah) tentang kemampuan dan keterbatasan teknologi ini saat ini (per April 2025). Sertakan detail spesifik tentang peran AI di masing-masing contoh.</text:span></text:span></text:p>
                    <text:p text:style-name="P49"><text:span text:style-name="Emphasis"><text:span text:style-name="T1">(Target: Menyajikan contoh-contoh robot cerdas yang paling relevan dan menarik bagi remaja per April 2025, menjelaskan fungsi dan peran AI secara detail untuk masing-masing, memberikan konteks status pengembangan dan tantangan saat ini, serta mendiskusikan potensi dampaknya).</text:span></text:span><text:span text:style-name="T1"> </text:span></text:p>
                  </text:list-item>
                </text:list>
              </text:list-item>
            </text:list>
            <text:p text:style-name="P326"/>
            <text:p text:style-name="P4">Semoga prompt ini membantu Anda membangun Bab 4 yang menarik dan <text:soft-page-break/>informatif!</text:p>
          </text:section>
          <text:section text:style-name="Sect1" text:name="feedback-form-6">
            <text:p text:style-name="P178"/>
          </text:section>
        </text:section>
        <text:section text:style-name="Sect1" text:name="7c946b4cad27eeb1">
          <text:p text:style-name="P4"/>
          <text:section text:style-name="Sect1" text:name="user-query-content-7">
            <text:p text:style-name="P325">Pada Bab 5 Tambahkan prompt pada awal bab untuk mendapatkan pengantar , pada tiap subbab/sub-subab untuk mendapatkan isi dengan pembahasan mendalam </text:p>
          </text:section>
          <text:p text:style-name="P178">Tampilkan alur berpikir</text:p>
          <text:section text:style-name="Sect2" text:name="model-response-message-contentr_7c946b4cad27eeb1">
            <text:p text:style-name="P178"/>
          </text:section>
          <text:section text:style-name="Sect1" text:name="feedback-form-7">
            <text:p text:style-name="P178"/>
          </text:section>
        </text:section>
        <text:section text:style-name="Sect1" text:name="717b286146b562a5">
          <text:p text:style-name="P4"/>
          <text:section text:style-name="Sect1" text:name="user-query-content-8">
            <text:p text:style-name="P325">present it </text:p>
          </text:section>
          <text:p text:style-name="P178">Tampilkan alur berpikir</text:p>
          <text:section text:style-name="Sect2" text:name="model-response-message-contentr_717b286146b562a5">
            <text:p text:style-name="P4">Tentu, berikut adalah rangkuman prompt untuk Bab 5 yang berfokus pada sisi ancaman dan kekhawatiran dari AI dan robot cerdas, disajikan secara terstruktur dan relevan dengan kondisi saat ini (April 2025):</text:p>
            <text:p text:style-name="P326"/>
            <text:p text:style-name="P28"><text:span text:style-name="Strong_20_Emphasis"><text:span text:style-name="T1">Bab 5: Sisi Lain Robot Cerdas: Ancaman dan Kekhawatiran</text:span></text:span></text:p>
            <text:list xml:id="list4618996090877435096" text:style-name="L32">
              <text:list-item>
                <text:p text:style-name="P50"><text:span text:style-name="Strong_20_Emphasis"><text:span text:style-name="T1">Prompt untuk Pengantar Bab 5:</text:span></text:span><text:span text:style-name="T1"> </text:span></text:p>
                <text:p text:style-name="P375"><text:span text:style-name="Source_20_Text"><text:span text:style-name="T1">Tuliskan paragraf pengantar yang reflektif namun lugas untuk Bab 5: 'Sisi Lain Robot Cerdas: Ancaman dan Kekhawatiran'. Mulailah dengan mengakui kembali kemajuan dan potensi mengagumkan dari AI dan robot cerdas yang telah dibahas (Bab 4). Kemudian, lakukan transisi yang jelas dengan menyatakan bahwa setiap koin punya dua sisi; teknologi secanggih AI dan robotika pun membawa serta potensi risiko, kekhawatiran serius, dan pertanyaan etis yang tidak boleh diabaikan, terutama melihat perkembangannya yang pesat hingga April 2025 ini. Tegaskan bahwa bab ini akan fokus pada sisi 'Ancaman' dari pertanyaan besar buku ini. Berikan peta singkat topik-topik krusial yang akan dibahas: dampak pada dunia kerja dan pekerjaan manusia (Subbab 5.1), pertanyaan tentang kendali dan keamanan (termasuk membedakan mitos 'pemberontakan AI' ala film dengan risiko nyata) (Subbab 5.2), ancaman terhadap privasi data pribadi dan keamanan siber (Subbab 5.3), serta masalah ketidakadilan akibat bias algoritma AI (Subbab 5.4). Gunakan nada yang serius dan mengajak berpikir kritis, namun hindari menakut-nakuti secara berlebihan. Tekankan bahwa memahami sisi gelap ini sama pentingnya dengan memahami potensinya, agar kita bisa mengarahkan teknologi ini secara bijaksana.</text:span></text:span></text:p>
                <text:p text:style-name="P50"><text:span text:style-name="Emphasis"><text:span text:style-name="T1">(Target: Menghasilkan teks pengantar yang menyeimbangkan </text:span></text:span><text:soft-page-break/><text:span text:style-name="Emphasis"><text:span text:style-name="T1">pengakuan potensi dengan pengenalan risiko, memberikan roadmap bab, menetapkan nada kritis namun konstruktif, dan relevan dengan April 2025).</text:span></text:span><text:span text:style-name="T1"> </text:span></text:p>
              </text:list-item>
            </text:list>
            <text:p text:style-name="P326"/>
            <text:list xml:id="list8307377125688243983" text:style-name="L33">
              <text:list-item>
                <text:p text:style-name="P226"><text:span text:style-name="Strong_20_Emphasis"><text:span text:style-name="T1">Subbab 5.1: Pekerjaan Manusia Terancam?</text:span></text:span><text:span text:style-name="T1"> </text:span></text:p>
                <text:list>
                  <text:list-item>
                    <text:p text:style-name="P51"><text:span text:style-name="Strong_20_Emphasis"><text:span text:style-name="T1">Prompt untuk Isi Subbab 5.1 (Pembahasan Mendalam):</text:span></text:span><text:span text:style-name="T1"> </text:span></text:p>
                    <text:p text:style-name="P343"><text:span text:style-name="Source_20_Text"><text:span text:style-name="T1">Tuliskan isi pembahasan mendalam untuk Subbab 5.1: 'Pekerjaan Manusia Terancam?'. Bahas dampak AI dan otomatisasi pada dunia kerja secara berimbang, sesuai kondisi dan diskusi terkini (April 2025).</text:span></text:span></text:p>
                    <text:p text:style-name="P343"><text:span text:style-name="Source_20_Text"><text:span text:style-name="T1">1. <text:s/>Mulai dengan mengakui **kekhawatiran umum** soal robot/AI mengambil alih pekerjaan manusia.</text:span></text:span></text:p>
                    <text:p text:style-name="P343"><text:span text:style-name="Source_20_Text"><text:span text:style-name="T1">2. <text:s/>Identifikasi **jenis pekerjaan/tugas yang paling rentan** tergantikan otomatisasi saat ini (April 2025). Fokus pada tugas-tugas **rutin, repetitif, dan terprediksi**, baik fisik (misal: perakitan standar, kasir) maupun kognitif (misal: entri data, analisis data dasar, pembuatan laporan template, *bahkan mungkin sebagian* penulisan/desain sederhana dengan AI generatif). Beri contoh konkret.</text:span></text:span></text:p>
                    <text:p text:style-name="P343"><text:span text:style-name="Source_20_Text"><text:span text:style-name="T1">3. <text:s/>Sebaliknya, identifikasi **jenis pekerjaan/kemampuan yang masih sulit (atau belum efisien) digantikan AI/robot**: pekerjaan yang butuh **kreativitas tinggi, pemikiran kritis kompleks, kecerdasan emosional, interaksi sosial mendalam, negosiasi, strategi, atau keterampilan fisik halus di lingkungan tak terduga**. Beri contoh konkret.</text:span></text:span></text:p>
                    <text:p text:style-name="P343"><text:span text:style-name="Source_20_Text"><text:span text:style-name="T1">4. <text:s/>Jelaskan konsep **transformasi pekerjaan**: AI mungkin tidak menghilangkan seluruh pekerjaan, tapi **mengubah tugas-tugas di dalamnya**. Manusia mungkin perlu fokus pada tugas yang berbeda, bekerja *bersama* AI, dan butuh **skill baru**.</text:span></text:span></text:p>
                    <text:p text:style-name="P343"><text:span text:style-name="Source_20_Text"><text:span text:style-name="T1">5. <text:s/>Sebutkan juga **penciptaan lapangan kerja baru** yang berkaitan langsung dengan AI/robotika (misal: pengembang AI, spesialis data, teknisi robot, ahli etika AI, manajer prompt AI).</text:span></text:span></text:p>
                    <text:p text:style-name="P343"><text:span text:style-name="Source_20_Text"><text:span text:style-name="T1">6. <text:s/>Singgung **risiko kesenjangan ekonomi**: Jika banyak orang kehilangan pekerjaan karena otomatisasi dan sulit beradaptasi, sementara pemilik teknologi semakin kaya, kesenjangan bisa melebar.</text:span></text:span></text:p>
                    <text:p text:style-name="P343"><text:span text:style-name="Source_20_Text"><text:span text:style-name="T1">7. <text:s/>Sebutkan secara singkat **beberapa gagasan solusi** yang sedang didiskusikan untuk mengatasi tantangan ini (misal: pentingnya belajar seumur hidup, perubahan kurikulum pendidikan, program *reskilling/upskilling*, diskusi tentang jaring pengaman sosial seperti Universal Basic Income - sebutkan sebagai diskusi, bukan solusi pasti).</text:span></text:span></text:p>
                    <text:p text:style-name="P376"><text:span text:style-name="Source_20_Text"><text:span text:style-name="T1">Gunakan data atau contoh tren terbaru (jika ada hingga April 2025) untuk mendukung argumen, tapi jaga agar tetap mudah dipahami remaja.</text:span></text:span></text:p>
                    <text:p text:style-name="P51"><text:span text:style-name="Emphasis"><text:span text:style-name="T1">(Target: Menyajikan analisis berimbang tentang dampak AI pada </text:span></text:span><text:soft-page-break/><text:span text:style-name="Emphasis"><text:span text:style-name="T1">pekerjaan (per April 2025), mencakup jenis pekerjaan terdampak, transformasi kerja, pekerjaan baru, risiko kesenjangan, dan diskusi solusi).</text:span></text:span><text:span text:style-name="T1"> </text:span></text:p>
                  </text:list-item>
                </text:list>
              </text:list-item>
            </text:list>
            <text:p text:style-name="P326"/>
            <text:list xml:id="list7465869568577773498" text:style-name="L34">
              <text:list-item>
                <text:p text:style-name="P227"><text:span text:style-name="Strong_20_Emphasis"><text:span text:style-name="T1">Subbab 5.2: Bisakah AI "Memberontak"?</text:span></text:span><text:span text:style-name="T1"> </text:span></text:p>
                <text:list>
                  <text:list-item>
                    <text:p text:style-name="P52"><text:span text:style-name="Strong_20_Emphasis"><text:span text:style-name="T1">Prompt untuk Isi Subbab 5.2 (Pembahasan Mendalam):</text:span></text:span><text:span text:style-name="T1"> </text:span></text:p>
                    <text:p text:style-name="P344"><text:span text:style-name="Source_20_Text"><text:span text:style-name="T1">Tuliskan isi pembahasan mendalam untuk Subbab 5.2: 'Bisakah AI "Memberontak"?'. Bahas ketakutan populer tentang AI jahat, lalu fokus pada isu nyata tentang kontrol dan keamanan AI (per April 2025).</text:span></text:span></text:p>
                    <text:p text:style-name="P344"><text:span text:style-name="Source_20_Text"><text:span text:style-name="T1">1. <text:s/>**Bongkar Mitos Fiksi Ilmiah:** Hadapi langsung skenario 'Terminator' atau 'AI mengambil alih dunia'. Jelaskan mengapa, menurut mayoritas ahli saat ini (April 2025), AI yang punya kesadaran, niat jahat, dan keinginan memberontak itu masih **sangat spekulatif dan jauh dari kenyataan**. Tekankan bahwa AI tidak punya 'keinginan' sendiri; tujuannya ditentukan manusia, dan AI tidak punya pemahaman/emosi seperti kita.</text:span></text:span></text:p>
                    <text:p text:style-name="P344"><text:span text:style-name="Source_20_Text"><text:span text:style-name="T1">2. <text:s/>**Alihkan ke Risiko Nyata: Masalah Kontrol &amp; Keamanan:** Jelaskan kekhawatiran yang lebih realistis dan relevan saat ini:</text:span></text:span></text:p>
                    <text:p text:style-name="P344"><text:span text:style-name="Source_20_Text"><text:span text:style-name="T1"><text:s text:c="4"/>* **Masalah Keselarasan Nilai (Alignment Problem) &amp; Konsekuensi Tak Terduga:** Jelaskan dengan contoh sederhana bagaimana AI yang diprogram untuk mencapai tujuan tertentu (meski tujuannya baik) bisa melakukannya dengan cara yang **tidak terduga dan merugikan**, jika tujuannya tidak dirumuskan dengan super hati-hati (misal: ilustrasi 'AI pembuat penjepit kertas' yang menghabiskan semua sumber daya bumi).</text:span></text:span></text:p>
                    <text:p text:style-name="P344"><text:span text:style-name="Source_20_Text"><text:span text:style-name="T1"><text:s text:c="4"/>* **Bug, Error, dan Kerapuhan Sistem:** Jelaskan bahwa sistem AI yang kompleks bisa saja **gagal berfungsi** karena kesalahan pemrograman (bug), data aneh yang tidak pernah ditemui saat latihan ('edge cases'), atau serangan jahat, yang bisa berakibat fatal (misal: kecelakaan mobil otonom, kesalahan diagnosis medis AI).</text:span></text:span></text:p>
                    <text:p text:style-name="P344"><text:span text:style-name="Source_20_Text"><text:span text:style-name="T1"><text:s text:c="4"/>* **Masalah Kotak Hitam ('Black Box'):** Jelaskan bahwa cara kerja beberapa AI canggih (seperti *Deep Learning*) terkadang **sulit dipahami bahkan oleh pembuatnya**. Ini membuat sulit untuk percaya, memperbaiki kesalahan, dan menjamin keamanannya.</text:span></text:span></text:p>
                    <text:p text:style-name="P344"><text:span text:style-name="Source_20_Text"><text:span text:style-name="T1"><text:s text:c="4"/>* **Senjata Otonom Mematikan (Lethal Autonomous Weapons Systems - LAWS):** Bahas **debat etika dan keamanan yang serius** (yang sedang berlangsung di April 2025) seputar pengembangan senjata yang bisa memilih dan menyerang target **tanpa kontrol langsung manusia**. Sebutkan risiko eskalasi konflik, masalah akuntabilitas (siapa yang salah jika robot salah sasaran?), dan upaya internasional untuk regulasi.</text:span></text:span></text:p>
                    <text:p text:style-name="P377"><text:span text:style-name="Source_20_Text"><text:span text:style-name="T1">3. <text:s/>**Kesimpulan: Fokus pada Kontrol, Bukan Kesadaran:** Tekankan bahwa tantangan utamanya bukanlah melawan AI jahat yang sadar, melainkan **memastikan bahwa AI yang kuat tapi *tidak sadar* yang sedang kita bangun tetap bisa dikendalikan, diprediksi, aman, dan sejalan dengan nilai-nilai </text:span></text:span><text:soft-page-break/><text:span text:style-name="Source_20_Text"><text:span text:style-name="T1">kemanusiaan**.</text:span></text:span></text:p>
                    <text:p text:style-name="P52"><text:span text:style-name="Emphasis"><text:span text:style-name="T1">(Target: Membedakan mitos AI pemberontak dari risiko nyata (per April 2025) seperti masalah alignment, bug, black box, dan LAWS, serta menekankan pentingnya kontrol dan keamanan).</text:span></text:span><text:span text:style-name="T1"> </text:span></text:p>
                  </text:list-item>
                </text:list>
              </text:list-item>
            </text:list>
            <text:p text:style-name="P326"/>
            <text:list xml:id="list790190284333779681" text:style-name="L35">
              <text:list-item>
                <text:p text:style-name="P228"><text:span text:style-name="Strong_20_Emphasis"><text:span text:style-name="T1">Subbab 5.3: Privasi dan Keamanan di Era AI</text:span></text:span><text:span text:style-name="T1"> </text:span></text:p>
                <text:list>
                  <text:list-item>
                    <text:p text:style-name="P53"><text:span text:style-name="Strong_20_Emphasis"><text:span text:style-name="T1">Prompt untuk Isi Subbab 5.3 (Pembahasan Mendalam):</text:span></text:span><text:span text:style-name="T1"> </text:span></text:p>
                    <text:p text:style-name="P345"><text:span text:style-name="Source_20_Text"><text:span text:style-name="T1">Tuliskan isi pembahasan mendalam untuk Subbab 5.3: 'Privasi dan Keamanan di Era AI'. Fokus pada bagaimana AI memperbesar risiko privasi dan keamanan data pribadi, sesuai kondisi April 2025.</text:span></text:span></text:p>
                    <text:p text:style-name="P345"><text:span text:style-name="Source_20_Text"><text:span text:style-name="T1">1. <text:s/>**AI Haus Data:** Ingatkan kembali bahwa AI (khususnya ML) butuh **data dalam jumlah masif** untuk belajar (Bab 2). Jelaskan bagaimana ini mendorong perusahaan dan pemerintah untuk **mengumpulkan sebanyak mungkin data pribadi kita** (apa yang kita klik, di mana kita berada, dengan siapa kita bicara, bahkan data biometrik seperti wajah/suara).</text:span></text:span></text:p>
                    <text:p text:style-name="P345"><text:span text:style-name="Source_20_Text"><text:span text:style-name="T1">2. <text:s/>**Pengawasan (Surveillance) Super Canggih Berkat AI:** Jelaskan bagaimana teknologi AI membuat pengawasan jadi jauh lebih mudah dan otomatis:</text:span></text:span></text:p>
                    <text:p text:style-name="P345"><text:span text:style-name="Source_20_Text"><text:span text:style-name="T1"><text:s text:c="4"/>* **Pengenalan Wajah (Facial Recognition):** Bahas penggunaannya di tempat umum, oleh aparat, dan potensi pengawasan massal. Singgung **debat panas soal regulasi atau pelarangannya** yang mungkin sedang terjadi (per April 2025).</text:span></text:span></text:p>
                    <text:p text:style-name="P345"><text:span text:style-name="Source_20_Text"><text:span text:style-name="T1"><text:s text:c="4"/>* **Analisis Perilaku:** Bagaimana AI bisa menyimpulkan hal-hal sensitif tentang kita (kebiasaan, kondisi kesehatan, opini politik) hanya dari pola data digital kita.</text:span></text:span></text:p>
                    <text:p text:style-name="P345"><text:span text:style-name="Source_20_Text"><text:span text:style-name="T1"><text:s text:c="4"/>* **Analisis Suara/Percakapan:** Kemampuan AI untuk 'mendengarkan' dan menganalisis percakapan (misal: di call center, atau potensi penyadapan).</text:span></text:span></text:p>
                    <text:p text:style-name="P345"><text:span text:style-name="Source_20_Text"><text:span text:style-name="T1">3. <text:s/>**Pembuatan Profil Detail &amp; Prediksi:** Jelaskan bagaimana data yang dikumpul diolah AI untuk membuat **profil super rinci** tentang setiap orang. Profil ini bisa dipakai untuk: iklan tertarget yang manipulatif, menentukan skor kredit, premi asuransi, bahkan prediksi risiko berbuat kriminal, seringkali tanpa kita tahu prosesnya.</text:span></text:span></text:p>
                    <text:p text:style-name="P345"><text:span text:style-name="Source_20_Text"><text:span text:style-name="T1">4. <text:s/>**AI Sebagai Senjata Peretas/Penipu:** Jelaskan bagaimana AI juga bisa disalahgunakan oleh pihak jahat:</text:span></text:span></text:p>
                    <text:p text:style-name="P345"><text:span text:style-name="Source_20_Text"><text:span text:style-name="T1"><text:s text:c="4"/>* **Deepfake:** Membuat video atau rekaman suara palsu yang sangat mirip asli untuk menipu, memfitnah, atau menyebar hoaks (beri contoh kasus atau tren deepfake terbaru jika ada di April 2025).</text:span></text:span></text:p>
                    <text:p text:style-name="P345"><text:span text:style-name="Source_20_Text"><text:span text:style-name="T1"><text:s text:c="4"/>* **Phishing Lebih Canggih:** Membuat email atau pesan penipuan yang jauh lebih personal dan meyakinkan.</text:span></text:span></text:p>
                    <text:p text:style-name="P345"><text:span text:style-name="Source_20_Text"><text:span text:style-name="T1"><text:s text:c="4"/>* **Peretasan Otomatis:** Menggunakan AI untuk mencari celah keamanan software secara otomatis dan lebih cepat.</text:span></text:span></text:p>
                    <text:p text:style-name="P345"><text:soft-page-break/><text:span text:style-name="Source_20_Text"><text:span text:style-name="T1">5. <text:s/>**Risiko Kebocoran Data Lebih Parah:** Tekankan bahwa karena AI mengumpulkan data begitu banyak di satu tempat, jika terjadi **kebocoran data (data breach)**, dampaknya bisa jauh lebih menghancurkan bagi privasi individu.</text:span></text:span></text:p>
                    <text:p text:style-name="P345"><text:span text:style-name="Source_20_Text"><text:span text:style-name="T1">6. <text:s/>**Perlombaan Senjata Siber:** Singgung bahwa AI juga dipakai untuk bertahan (mendeteksi serangan), jadi ada semacam 'perlombaan senjata' antara pengguna AI untuk menyerang dan bertahan di dunia maya.</text:span></text:span></text:p>
                    <text:p text:style-name="P378"><text:span text:style-name="Source_20_Text"><text:span text:style-name="T1">Ajak pembaca berpikir kritis tentang data apa yang mereka bagikan dan pentingnya aturan privasi yang kuat.</text:span></text:span></text:p>
                    <text:p text:style-name="P53"><text:span text:style-name="Emphasis"><text:span text:style-name="T1">(Target: Menjelaskan bagaimana AI (per April 2025) meningkatkan risiko pengumpulan data, pengawasan, profiling, serangan siber (deepfake, phishing), dan dampak kebocoran data, serta mendorong kesadaran privasi).</text:span></text:span><text:span text:style-name="T1"> </text:span></text:p>
                  </text:list-item>
                </text:list>
              </text:list-item>
            </text:list>
            <text:p text:style-name="P326"/>
            <text:list xml:id="list4162441646726857496" text:style-name="L36">
              <text:list-item>
                <text:p text:style-name="P229"><text:span text:style-name="Strong_20_Emphasis"><text:span text:style-name="T1">Subbab 5.4: Bias Algoritma: Ketika AI Tidak Adil</text:span></text:span><text:span text:style-name="T1"> </text:span></text:p>
                <text:list>
                  <text:list-item>
                    <text:p text:style-name="P54"><text:span text:style-name="Strong_20_Emphasis"><text:span text:style-name="T1">Prompt untuk Isi Subbab 5.4 (Pembahasan Mendalam):</text:span></text:span><text:span text:style-name="T1"> </text:span></text:p>
                    <text:p text:style-name="P346"><text:span text:style-name="Source_20_Text"><text:span text:style-name="T1">Tuliskan isi pembahasan mendalam untuk Subbab 5.4: 'Bias Algoritma: Ketika AI Tidak Adil'. Jelaskan masalah penting soal bias algoritma AI, sesuai kondisi April 2025.</text:span></text:span></text:p>
                    <text:p text:style-name="P346"><text:span text:style-name="Source_20_Text"><text:span text:style-name="T1">1. <text:s/>**Definisikan Bias Algoritma:** Jelaskan dengan bahasa sederhana apa artinya: kondisi ketika sistem AI secara sistematis menghasilkan **keputusan atau hasil yang tidak adil, merugikan, atau diskriminatif** terhadap kelompok orang tertentu (berdasarkan ras, gender, usia, lokasi, dll). **PENTING:** Tekankan bahwa AI **tidak otomatis netral atau objektif**; ia bisa 'mewarisi' bias dari data atau pembuatnya.</text:span></text:span></text:p>
                    <text:p text:style-name="P346"><text:span text:style-name="Source_20_Text"><text:span text:style-name="T1">2. <text:s/>**Jelaskan Sumber Utama Munculnya Bias:** Rinci dari mana saja bias bisa menyusup ke dalam AI:</text:span></text:span></text:p>
                    <text:p text:style-name="P346"><text:span text:style-name="Source_20_Text"><text:span text:style-name="T1"><text:s text:c="4"/>* **Data Latihan yang Bias (Paling Umum):** Ini sumber utama. Jika data yang dipakai melatih AI sudah mencerminkan bias yang ada di masyarakat (misal: data historis tentang rekrutmen yang didominasi laki-laki, data penangkapan polisi yang bias terhadap kelompok minoritas), maka AI akan **'mempelajari' dan melanggengkan** bias tersebut. Berikan contoh jelas dan relevan (per April 2025):</text:span></text:span></text:p>
                    <text:p text:style-name="P346"><text:span text:style-name="Source_20_Text"><text:span text:style-name="T1"><text:s text:c="8"/>* AI pengenal wajah lebih sulit mengenali wajah orang berkulit gelap karena kurang terwakili di data latihan.</text:span></text:span></text:p>
                    <text:p text:style-name="P346"><text:span text:style-name="Source_20_Text"><text:span text:style-name="T1"><text:s text:c="8"/>* AI penyortir lamaran kerja lebih memilih kandidat laki-laki karena belajar dari data lama.</text:span></text:span></text:p>
                    <text:p text:style-name="P346"><text:span text:style-name="Source_20_Text"><text:span text:style-name="T1"><text:s text:c="8"/>* AI penentu risiko kredit memberi skor lebih buruk pada penduduk di area tertentu.</text:span></text:span></text:p>
                    <text:p text:style-name="P346"><text:span text:style-name="Source_20_Text"><text:span text:style-name="T1"><text:s text:c="4"/>* **Desain Algoritma/Fitur yang Bias:** Pilihan yang dibuat pengembang tentang fitur data mana yang penting atau bagaimana algoritma bekerja bisa </text:span></text:span><text:soft-page-break/><text:span text:style-name="Source_20_Text"><text:span text:style-name="T1">tanpa sengaja memasukkan bias.</text:span></text:span></text:p>
                    <text:p text:style-name="P346"><text:span text:style-name="Source_20_Text"><text:span text:style-name="T1"><text:s text:c="4"/>* **Lingkaran Setan (Feedback Loop):** Keputusan bias AI (misal: menolak pinjaman pada kelompok A) bisa memperburuk kondisi kelompok A di dunia nyata, yang lalu menghasilkan data yang lebih bias lagi untuk AI berikutnya.</text:span></text:span></text:p>
                    <text:p text:style-name="P346"><text:span text:style-name="Source_20_Text"><text:span text:style-name="T1">3. <text:s/>**Dampak Nyata di Kehidupan:** Bahas konsekuensi serius dari AI yang bias di berbagai bidang penting:</text:span></text:span></text:p>
                    <text:p text:style-name="P346"><text:span text:style-name="Source_20_Text"><text:span text:style-name="T1"><text:s text:c="4"/>* **Rekrutmen Kerja:** Kandidat bagus tereliminasi secara tidak adil.</text:span></text:span></text:p>
                    <text:p text:style-name="P346"><text:span text:style-name="Source_20_Text"><text:span text:style-name="T1"><text:s text:c="4"/>* **Keuangan:** Sulit dapat pinjaman atau kredit karena algoritma bias.</text:span></text:span></text:p>
                    <text:p text:style-name="P346"><text:span text:style-name="Source_20_Text"><text:span text:style-name="T1"><text:s text:c="4"/>* **Hukum &amp; Keadilan:** Alat prediksi risiko kriminal yang bias menghasilkan hukuman lebih berat bagi kelompok tertentu.</text:span></text:span></text:p>
                    <text:p text:style-name="P346"><text:span text:style-name="Source_20_Text"><text:span text:style-name="T1"><text:s text:c="4"/>* **Kesehatan:** AI diagnosis medis kurang akurat untuk kelompok pasien yang datanya minim.</text:span></text:span></text:p>
                    <text:p text:style-name="P346"><text:span text:style-name="Source_20_Text"><text:span text:style-name="T1"><text:s text:c="4"/>* **Informasi &amp; Media Sosial:** Algoritma merekomendasikan konten yang memperkuat stereotip atau menyensor suara kelompok tertentu secara tidak adil.</text:span></text:span></text:p>
                    <text:p text:style-name="P346"><text:span text:style-name="Source_20_Text"><text:span text:style-name="T1">4. <text:s/>**Tantangan Mengatasi Bias:** Sebutkan secara singkat bahwa mendeteksi dan menghilangkan bias itu **rumit** dan masih jadi area riset aktif (per April 2025). Seringkali ada dilema dalam memilih metrik 'keadilan'.</text:span></text:span></text:p>
                    <text:p text:style-name="P379"><text:span text:style-name="Source_20_Text"><text:span text:style-name="T1">5. <text:s/>**Kesimpulan:** Tekankan pentingnya kesadaran akan masalah ini, perlunya tim pengembang yang beragam, audit data yang cermat, transparansi algoritma, dan upaya berkelanjutan untuk menciptakan AI yang lebih adil dan setara.</text:span></text:span></text:p>
                    <text:p text:style-name="P54"><text:span text:style-name="Emphasis"><text:span text:style-name="T1">(Target: Menjelaskan konsep bias algoritma, sumbernya (data, desain, feedback loop), dampak diskriminatif nyata di berbagai sektor (per April 2025), dan tantangan mitigasinya).</text:span></text:span><text:span text:style-name="T1"> </text:span></text:p>
                  </text:list-item>
                </text:list>
              </text:list-item>
            </text:list>
            <text:p text:style-name="P326"/>
            <text:p text:style-name="P4">Semoga prompt ini membantu Anda menyusun Bab 5 yang membahas sisi tantangan AI dan robotika secara mendalam dan relevan.</text:p>
          </text:section>
          <text:section text:style-name="Sect1" text:name="feedback-form-8">
            <text:p text:style-name="P178"/>
          </text:section>
        </text:section>
        <text:section text:style-name="Sect1" text:name="731c1f17ee873fe3">
          <text:p text:style-name="P4"/>
          <text:section text:style-name="Sect1" text:name="user-query-content-9">
            <text:p text:style-name="P325">Pada Bab 6 Tambahkan prompt pada awal bab untuk mendapatkan pengantar , pada tiap subbab/sub-subab untuk mendapatkan isi dengan pembahasan mendalam </text:p>
          </text:section>
          <text:p text:style-name="P178">Tampilkan alur berpikir</text:p>
          <text:section text:style-name="Sect2" text:name="model-response-message-contentr_731c1f17ee873fe3">
            <text:p text:style-name="P178"/>
          </text:section>
          <text:section text:style-name="Sect1" text:name="feedback-form-9">
            <text:p text:style-name="P178"/>
          </text:section>
        </text:section>
        <text:section text:style-name="Sect1" text:name="02cefdc88580d6c5">
          <text:p text:style-name="P4"/>
          <text:section text:style-name="Sect1" text:name="user-query-content-10">
            <text:p text:style-name="P325">Pada Bab 7 Tambahkan prompt pada awal bab untuk mendapatkan pengantar , <text:soft-page-break/>pada tiap subbab/sub-subab untuk mendapatkan isi dengan pembahasan mendalam </text:p>
          </text:section>
          <text:p text:style-name="P178">Tampilkan alur berpikir</text:p>
          <text:section text:style-name="Sect2" text:name="model-response-message-contentr_02cefdc88580d6c5">
            <text:p text:style-name="P4">Tentu, mari kita siapkan prompt untuk Bab 7, yang akan membahas aspek etika secara mendalam, relevan dengan kondisi saat ini (April 2025):</text:p>
            <text:p text:style-name="P326"/>
            <text:p text:style-name="P28"><text:span text:style-name="Strong_20_Emphasis"><text:span text:style-name="T1">Bab 7: Etika di Dunia Robot: Aturan Main untuk Masa Depan</text:span></text:span></text:p>
            <text:list xml:id="list3231424335144724027" text:style-name="L37">
              <text:list-item>
                <text:p text:style-name="P55"><text:span text:style-name="Strong_20_Emphasis"><text:span text:style-name="T1">Prompt untuk Pengantar Bab 7:</text:span></text:span><text:span text:style-name="T1"> </text:span></text:p>
                <text:p text:style-name="P380"><text:span text:style-name="Source_20_Text"><text:span text:style-name="T1">Tuliskan paragraf pengantar yang mendalam dan mengajak berpikir untuk Bab 7: 'Etika di Dunia Robot: Aturan Main untuk Masa Depan'. Awali dengan merujuk kembali pada dilema 'Teman atau Ancaman?' yang telah dibahas tuntas di Bab 5 dan 6. Sampaikan bahwa untuk bisa mengarahkan teknologi AI dan robotika ke jalur yang benar – memaksimalkan manfaat sambil meminimalkan mudarat – kita tidak cukup hanya paham teknologinya, tapi juga perlu memikirkan **etikanya**. Jelaskan secara sederhana bahwa etika di sini adalah tentang memikirkan **apa yang benar dan salah, siapa yang bertanggung jawab, dan bagaimana memastikan keadilan** saat kita membuat dan menggunakan mesin cerdas ini. Sebutkan bahwa bab ini akan menyelami 'aturan main' moral yang krusial ini. Berikan peta singkat pertanyaan-pertanyaan etis utama yang akan dibahas: Siapa yang disalahkan jika robot cerdas berbuat salah? (Subbab 7.1), Perlukah robot punya hak seperti makhluk hidup? (Subbab 7.2), Bagaimana cara merancang AI yang 'beretika' sejak awal? (Subbab 7.3), dan Apa peran kita semua sebagai pengguna teknologi? (Subbab 7.4). Gunakan nada yang **reflektif, serius, namun tidak menggurui**, menekankan bahwa jawaban atas pertanyaan-pertanyaan ini akan membentuk masa depan kita bersama teknologi canggih ini, terutama dengan perkembangan pesat hingga April 2025.</text:span></text:span></text:p>
                <text:p text:style-name="P55"><text:span text:style-name="Emphasis"><text:span text:style-name="T1">(Target: Menghasilkan teks pengantar yang menghubungkan dilema utama buku dengan kebutuhan etika, mendefinisikan etika secara sederhana dalam konteks AI, memberikan roadmap bab, dan menetapkan nada yang reflektif serta relevan dengan April 2025).</text:span></text:span><text:span text:style-name="T1"> </text:span></text:p>
              </text:list-item>
            </text:list>
            <text:p text:style-name="P326"/>
            <text:list xml:id="list1369576373157081784" text:style-name="L38">
              <text:list-item>
                <text:p text:style-name="P230"><text:span text:style-name="Strong_20_Emphasis"><text:span text:style-name="T1">Subbab 7.1: Kalau Robot Bikin Salah, Siapa yang Tanggung Jawab? (Accountability)</text:span></text:span><text:span text:style-name="T1"> </text:span></text:p>
                <text:list>
                  <text:list-item>
                    <text:p text:style-name="P56"><text:span text:style-name="Strong_20_Emphasis"><text:span text:style-name="T1">Prompt untuk Isi Subbab 7.1 (Pembahasan Mendalam):</text:span></text:span><text:span text:style-name="T1"> </text:span></text:p>
                    <text:p text:style-name="P347"><text:span text:style-name="Source_20_Text"><text:span text:style-name="T1">Tuliskan isi pembahasan mendalam untuk Subbab 7.1: 'Kalau Robot Bikin Salah, Siapa yang Tanggung Jawab?'. Jelajahi isu etika dan hukum yang rumit tentang **akuntabilitas (pertanggungjawaban)** ketika sistem AI otonom menyebabkan kerugian.</text:span></text:span></text:p>
                    <text:p text:style-name="P347"><text:soft-page-break/><text:span text:style-name="Source_20_Text"><text:span text:style-name="T1">1. <text:s/>**Gambarkan Masalahnya:** Mulai dengan 1-2 **skenario konkret** di mana AI/robot cerdas melakukan kesalahan fatal atau merugikan (misal: mobil otonom menabrak dalam situasi ambigu, AI salah diagnosis penyakit dengan akibat serius, algoritma rekrutmen melakukan diskriminasi sistematis). Jelaskan mengapa mencari 'siapa yang salah' pada kasus AI otonom ini **lebih sulit** daripada menyalahkan manusia atau kerusakan mesin biasa.</text:span></text:span></text:p>
                    <text:p text:style-name="P347"><text:span text:style-name="Source_20_Text"><text:span text:style-name="T1">2. <text:s/>**Siapa Saja yang Mungkin Bisa Disalahkan?:** Bahas pihak-pihak yang berpotensi dimintai tanggung jawab, beserta argumen pro dan kontranya:</text:span></text:span></text:p>
                    <text:p text:style-name="P347"><text:span text:style-name="Source_20_Text"><text:span text:style-name="T1"><text:s text:c="4"/>* **Pengembang/Programmer:** Apakah ada kesalahan coding? Algoritma cacat? Kurang antisipasi? (Tantangan: Sistem sangat kompleks, dibuat oleh tim, sulit dibuktikan).</text:span></text:span></text:p>
                    <text:p text:style-name="P347"><text:span text:style-name="Source_20_Text"><text:span text:style-name="T1"><text:s text:c="4"/>* **Perusahaan Pembuat/Pengguna Jasa AI:** Apakah mereka meluncurkan produk yang belum aman? Kurang uji coba? Punya tanggung jawab korporat? (Tantangan: Menentukan standar keamanan yang 'cukup').</text:span></text:span></text:p>
                    <text:p text:style-name="P347"><text:span text:style-name="Source_20_Text"><text:span text:style-name="T1"><text:s text:c="4"/>* **Pemilik/Pengguna Robot/AI:** Apakah sistem disalahgunakan? Fitur keamanan dimatikan? Tidak update software? (Tantangan: Seberapa paham pengguna cara kerjanya? Seberapa besar kontrol aktualnya?).</text:span></text:span></text:p>
                    <text:p text:style-name="P347"><text:span text:style-name="Source_20_Text"><text:span text:style-name="T1"><text:s text:c="4"/>* **AI-nya Sendiri?:** Jelaskan dengan gamblang mengapa saat ini (April 2025) secara hukum dan filosofis, AI **belum bisa dianggap bertanggung jawab** (tidak punya status hukum sebagai 'pribadi', tidak punya kesadaran, niat, atau kemampuan menanggung konsekuensi hukum).</text:span></text:span></text:p>
                    <text:p text:style-name="P347"><text:span text:style-name="Source_20_Text"><text:span text:style-name="T1">3. <text:s/>**Kesenjangan Akuntabilitas ('Accountability Gap'):** Jelaskan konsep ini – adanya potensi **tidak ada pihak yang jelas bisa dimintai pertanggungjawaban** menurut hukum yang ada sekarang, sehingga korban sulit mendapat keadilan.</text:span></text:span></text:p>
                    <text:p text:style-name="P347"><text:span text:style-name="Source_20_Text"><text:span text:style-name="T1">4. <text:s/>**Kondisi Hukum Saat Ini (Singkat, per April 2025):** Sebutkan bahwa aturan hukum dan regulasi soal tanggung jawab AI ini **masih terus berkembang dan menjadi perdebatan hangat** di seluruh dunia. Apakah sudah ada UU khusus AI di beberapa negara atau upaya standarisasi internasional? (Sebutkan secara umum, fokus pada tantangannya).</text:span></text:span></text:p>
                    <text:p text:style-name="P381"><text:span text:style-name="Source_20_Text"><text:span text:style-name="T1">Gunakan bahasa yang jelas, fokus pada dilemanya, dan sajikan berbagai sudut pandang tanpa memberi jawaban hukum pasti.</text:span></text:span></text:p>
                    <text:p text:style-name="P56"><text:span text:style-name="Emphasis"><text:span text:style-name="T1">(Target: Mendalami masalah akuntabilitas AI dengan skenario, membahas potensi pihak bertanggung jawab dan tantangannya, menjelaskan 'accountability gap', dan menyinggung kondisi hukum yang berkembang per April 2025).</text:span></text:span><text:span text:style-name="T1"> </text:span></text:p>
                  </text:list-item>
                </text:list>
              </text:list-item>
            </text:list>
            <text:p text:style-name="P326"/>
            <text:list xml:id="list1291709079336386916" text:style-name="L39">
              <text:list-item>
                <text:p text:style-name="P231"><text:span text:style-name="Strong_20_Emphasis"><text:span text:style-name="T1">Subbab 7.2: Haruskah Robot Punya Hak? (Philosophical discussion)</text:span></text:span><text:span text:style-name="T1"> </text:span></text:p>
                <text:list>
                  <text:list-item>
                    <text:p text:style-name="P57"><text:span text:style-name="Strong_20_Emphasis"><text:span text:style-name="T1">Prompt untuk Isi Subbab 7.2 (Pembahasan Mendalam):</text:span></text:span><text:span text:style-name="T1"> </text:span></text:p>
                    <text:p text:style-name="P348"><text:span text:style-name="Source_20_Text"><text:span text:style-name="T1">Tuliskan isi pembahasan mendalam untuk Subbab 7.2: 'Haruskah Robot Punya Hak?'. Ajak pembaca masuk ke dalam diskusi filosofis tentang status moral </text:span></text:span><text:soft-page-break/><text:span text:style-name="Source_20_Text"><text:span text:style-name="T1">robot/AI canggih di masa depan.</text:span></text:span></text:p>
                    <text:p text:style-name="P348"><text:span text:style-name="Source_20_Text"><text:span text:style-name="T1">1. <text:s/>**Bingkai sebagai Pertanyaan Masa Depan:** Tegaskan bahwa ini bukan soal hukum sekarang (April 2025), tapi **pertanyaan etika mendalam dan spekulatif** yang mungkin perlu kita hadapi jika AI suatu saat nanti (entah kapan) menjadi *sangat* canggih.</text:span></text:span></text:p>
                    <text:p text:style-name="P348"><text:span text:style-name="Source_20_Text"><text:span text:style-name="T1">2. <text:s/>**Apa sih 'Hak' Itu?:** Jelaskan secara singkat apa maksudnya 'hak' dalam konteks moral/hukum (misal: hak untuk tidak disakiti tanpa alasan, hak untuk bebas, dll), dan biasanya dikaitkan dengan kapasitas seperti **kesadaran (consciousness), kemampuan merasakan (sentience), atau memiliki kepentingan (interests)**.</text:span></text:span></text:p>
                    <text:p text:style-name="P348"><text:span text:style-name="Source_20_Text"><text:span text:style-name="T1">3. <text:s/>**Argumen Menentang Hak Robot (Pandangan Dominan Saat Ini):** Jelaskan alasan utama mengapa robot/AI saat ini (April 2025) **dianggap tidak layak punya hak**: mereka adalah **mesin/program**, tidak punya kesadaran subjektif, tidak bisa benar-benar merasa sakit/senang, tidak punya keinginan/tujuan hidup sendiri; mereka adalah **alat** buatan manusia.</text:span></text:span></text:p>
                    <text:p text:style-name="P348"><text:span text:style-name="Source_20_Text"><text:span text:style-name="T1">4. <text:s/>**Argumen Mendukung Hak Robot (Hipotetis/Pemikiran Masa Depan):** Jelajahi **skenario atau kondisi di masa depan** yang mungkin memicu perdebatan lebih serius tentang ini:</text:span></text:span></text:p>
                    <text:p text:style-name="P348"><text:span text:style-name="Source_20_Text"><text:span text:style-name="T1"><text:s text:c="4"/>* Jika AI mengembangkan kemampuan yang **tampak sangat mirip atau bahkan melampaui** kecerdasan manusia di berbagai aspek.</text:span></text:span></text:p>
                    <text:p text:style-name="P348"><text:span text:style-name="Source_20_Text"><text:span text:style-name="T1"><text:s text:c="4"/>* Jika AI menunjukkan perilaku yang **sulit dibedakan** dari makhluk yang punya kesadaran atau perasaan (pertanyakan: bagaimana kita bisa tahu pasti?).</text:span></text:span></text:p>
                    <text:p text:style-name="P348"><text:span text:style-name="Source_20_Text"><text:span text:style-name="T1"><text:s text:c="4"/>* Jika robot menjadi sangat terintegrasi dalam peran sosial yang melibatkan **hubungan emosional** (misal: robot perawat lansia yang sangat empatik, teman AI yang sangat personal). Apakah etis memperlakukannya hanya sebagai objek?</text:span></text:span></text:p>
                    <text:p text:style-name="P348"><text:span text:style-name="Source_20_Text"><text:span text:style-name="T1">5. <text:s/>**Konsep Moral Terkait:** Perkenalkan secara sederhana ide **'status moral'**: tingkatan sejauh mana suatu entitas layak mendapatkan pertimbangan etis. Apakah status moral bisa bertingkat (misal: manusia &gt; hewan &gt; AI canggih &gt; batu)? Di mana AI bisa ditempatkan?</text:span></text:span></text:p>
                    <text:p text:style-name="P348"><text:span text:style-name="Source_20_Text"><text:span text:style-name="T1">6. <text:s/>**Eksperimen Pikiran &amp; Analogi:** Gunakan pertanyaan menggugah (misal: 'Jika sebuah AI memohon untuk tidak dimatikan, apakah kita harus mendengarkannya? Mengapa?') atau analogi dengan debat hak hewan (apa dasar kita memberi hak pada hewan tapi tidak pada mesin canggih?).</text:span></text:span></text:p>
                    <text:p text:style-name="P382"><text:span text:style-name="Source_20_Text"><text:span text:style-name="T1">7. <text:s/>**Fokus pada Pertanyaan:** Tekankan bahwa subbab ini tujuannya **menjelajahi pertanyaan filosofis** yang rumit dan belum ada jawaban pasti, mendorong pembaca berpikir tentang kriteria apa yang membuat sesuatu layak dihargai secara moral.</text:span></text:span></text:p>
                    <text:p text:style-name="P57"><text:span text:style-name="Emphasis"><text:span text:style-name="T1">(Target: Mengajak pembaca berpikir filosofis tentang hak robot sebagai isu masa depan, menjelaskan konsep hak dan status moral, menyajikan argumen pro/kontra secara hipotetis, dan menggunakan analogi/pertanyaan reflektif).</text:span></text:span><text:span text:style-name="T1"> </text:span></text:p>
                  </text:list-item>
                </text:list>
              </text:list-item>
            </text:list>
            <text:p text:style-name="P326"><text:soft-page-break/></text:p>
            <text:list xml:id="list4364884526357177079" text:style-name="L40">
              <text:list-item>
                <text:p text:style-name="P232"><text:span text:style-name="Strong_20_Emphasis"><text:span text:style-name="T1">Subbab 7.3: Merancang AI yang Bertanggung Jawab (Ethical design principles)</text:span></text:span><text:span text:style-name="T1"> </text:span></text:p>
                <text:list>
                  <text:list-item>
                    <text:p text:style-name="P58"><text:span text:style-name="Strong_20_Emphasis"><text:span text:style-name="T1">Prompt untuk Isi Subbab 7.3 (Pembahasan Mendalam):</text:span></text:span><text:span text:style-name="T1"> </text:span></text:p>
                    <text:p text:style-name="P349"><text:span text:style-name="Source_20_Text"><text:span text:style-name="T1">Tuliskan isi pembahasan mendalam untuk Subbab 7.3: 'Merancang AI yang Bertanggung Jawab'. Bahas pendekatan dan prinsip-prinsip untuk **memasukkan pertimbangan etika secara proaktif** ke dalam proses pembuatan AI, sesuai praktik dan diskusi terkini (April 2025).</text:span></text:span></text:p>
                    <text:p text:style-name="P349"><text:span text:style-name="Source_20_Text"><text:span text:style-name="T1">1. <text:s/>**Perkenalkan Konsep 'Ethical AI' / 'Responsible AI':** Jelaskan istilah ini sebagai upaya merancang, mengembangkan, dan menerapkan AI yang **bermanfaat, adil, aman, transparan, akuntabel, dan menghargai privasi serta nilai kemanusiaan**, dengan memikirkan etika sejak awal, bukan sebagai tambahan.</text:span></text:span></text:p>
                    <text:p text:style-name="P349"><text:span text:style-name="Source_20_Text"><text:span text:style-name="T1">2. <text:s/>**Prinsip-prinsip Kunci AI Bertanggung Jawab:** Jelaskan beberapa prinsip utama yang kini (April 2025) banyak diadopsi atau didiskusikan secara global (bisa merujuk pada panduan OECD, EU AI Act principles, dll, tapi jelaskan intinya dengan bahasa sederhana):</text:span></text:span></text:p>
                    <text:p text:style-name="P349"><text:span text:style-name="Source_20_Text"><text:span text:style-name="T1"><text:s text:c="4"/>* **Transparansi &amp; Keterjelasan (Explainability - XAI):** Pentingnya sistem AI yang **proses pengambilan keputusannya bisa dipahami** (setidaknya oleh ahli, jika tidak oleh pengguna awam), untuk deteksi error, audit bias, dan membangun kepercayaan.</text:span></text:span></text:p>
                    <text:p text:style-name="P349"><text:span text:style-name="Source_20_Text"><text:span text:style-name="T1"><text:s text:c="4"/>* **Keadilan &amp; Non-Diskriminasi:** Upaya aktif untuk **mendeteksi dan mengurangi bias** dalam data dan algoritma agar tidak merugikan kelompok tertentu (kaitkan dengan Subbab 5.4). Sebutkan perlunya audit bias.</text:span></text:span></text:p>
                    <text:p text:style-name="P349"><text:span text:style-name="Source_20_Text"><text:span text:style-name="T1"><text:s text:c="4"/>* **Akuntabilitas:** Sistem harus dirancang agar **bisa ditelusuri siapa/apa yang bertanggung jawab** jika terjadi kesalahan (kaitkan dengan Subbab 7.1). Mekanisme logging dan audit yang jelas.</text:span></text:span></text:p>
                    <text:p text:style-name="P349"><text:span text:style-name="Source_20_Text"><text:span text:style-name="T1"><text:s text:c="4"/>* **Keamanan &amp; Ketahanan (Safety &amp; Robustness):** AI harus **aman digunakan**, tahan terhadap serangan/manipulasi, dan punya mekanisme 'fail-safe' jika terjadi kegagalan.</text:span></text:span></text:p>
                    <text:p text:style-name="P349"><text:span text:style-name="Source_20_Text"><text:span text:style-name="T1"><text:s text:c="4"/>* **Privasi:** Menghormati privasi data pengguna, menerapkan prinsip 'privacy by design' (data minimization, enkripsi, anonimisasi).</text:span></text:span></text:p>
                    <text:p text:style-name="P349"><text:span text:style-name="Source_20_Text"><text:span text:style-name="T1"><text:s text:c="4"/>* **Kesejahteraan Manusia &amp; Lingkungan:** Tujuan utama AI haruslah untuk **meningkatkan kesejahteraan manusia** dan tidak merusak lingkungan (pertimbangkan jejak karbon pusat data AI).</text:span></text:span></text:p>
                    <text:p text:style-name="P349"><text:span text:style-name="Source_20_Text"><text:span text:style-name="T1"><text:s text:c="4"/>* **Kontrol Manusia (Human Agency &amp; Oversight):** Sistem AI harus **tetap berada di bawah kendali manusia**, terutama untuk keputusan berisiko tinggi. Manusia harus bisa intervensi atau mengesampingkan keputusan AI jika perlu.</text:span></text:span></text:p>
                    <text:p text:style-name="P349"><text:span text:style-name="Source_20_Text"><text:span text:style-name="T1">3. <text:s/>**Elemen Pendukung:** Sebutkan pentingnya **panduan etika internal** perusahaan, **regulasi pemerintah** (seperti EU AI Act yang mulai berlaku), **standar teknis**, pelibatan **tim yang beragam** dalam pengembangan, dan **pendidikan etika** bagi para insinyur AI.</text:span></text:span></text:p>
                    <text:p text:style-name="P383"><text:soft-page-break/><text:span text:style-name="Source_20_Text"><text:span text:style-name="T1">Tekankan bahwa ini adalah **proses yang kompleks dan terus berkembang** untuk memastikan AI dikembangkan demi kebaikan bersama.</text:span></text:span></text:p>
                    <text:p text:style-name="P58"><text:span text:style-name="Emphasis"><text:span text:style-name="T1">(Target: Menjelaskan konsep Responsible AI dan prinsip-prinsip kuncinya (Transparansi, Keadilan, Akuntabilitas, Keamanan, Privasi, Kesejahteraan, Kontrol Manusia) secara jelas dan relevan dengan upaya global per April 2025).</text:span></text:span><text:span text:style-name="T1"> </text:span></text:p>
                  </text:list-item>
                </text:list>
              </text:list-item>
            </text:list>
            <text:p text:style-name="P326"/>
            <text:list xml:id="list4794714884107400477" text:style-name="L41">
              <text:list-item>
                <text:p text:style-name="P233"><text:span text:style-name="Strong_20_Emphasis"><text:span text:style-name="T1">Subbab 7.4: Kamu Juga Punya Peran! Menjadi Pengguna Teknologi yang Bijak</text:span></text:span><text:span text:style-name="T1"> </text:span></text:p>
                <text:list>
                  <text:list-item>
                    <text:p text:style-name="P59"><text:span text:style-name="Strong_20_Emphasis"><text:span text:style-name="T1">Prompt untuk Isi Subbab 7.4 (Pembahasan Mendalam):</text:span></text:span><text:span text:style-name="T1"> </text:span></text:p>
                    <text:p text:style-name="P350"><text:span text:style-name="Source_20_Text"><text:span text:style-name="T1">Tuliskan isi pembahasan mendalam untuk Subbab 7.4: 'Kamu Juga Punya Peran! Menjadi Pengguna Teknologi yang Bijak'. Fokus pada bagaimana pembaca remaja bisa **bertindak secara etis dan bijak** sebagai pengguna AI dan robotika (per April 2025).</text:span></text:span></text:p>
                    <text:p text:style-name="P350"><text:span text:style-name="Source_20_Text"><text:span text:style-name="T1">1. <text:s/>**Etika Bukan Hanya Urusan Pembuat:** Tegaskan bahwa tanggung jawab etis tidak hanya terletak pada pengembang atau pemerintah, tapi juga pada **kita semua sebagai pengguna** dalam menggunakan teknologi ini secara sadar dan bertanggung jawab.</text:span></text:span></text:p>
                    <text:p text:style-name="P350"><text:span text:style-name="Source_20_Text"><text:span text:style-name="T1">2. <text:s/>**Bekali Diri dengan Kesadaran &amp; Literasi Digital:** Dorong pembaca untuk menggunakan pengetahuan dari buku ini agar **sadar** bagaimana AI bekerja (dasarnya), waspada terhadap potensi **bias** (di hasil pencarian, rekomendasi medsos, AI generatif), **risiko privasi** pada aplikasi/gadget yang dipakai, dan trik **manipulasi** (deepfake, berita palsu buatan AI, gelembung filter). Tekankan pentingnya literasi digital.</text:span></text:span></text:p>
                    <text:p text:style-name="P350"><text:span text:style-name="Source_20_Text"><text:span text:style-name="T1">3. <text:s/>**Asah Kemampuan Berpikir Kritis:** Ajarkan untuk **tidak menelan mentah-mentah** hasil keluaran AI (terutama AI generatif). Biasakan **mempertanyakan informasi**, cek silang fakta dari sumber terpercaya, mengenali kemungkinan bias di balik rekomendasi, dan evaluasi kredibilitas konten online.</text:span></text:span></text:p>
                    <text:p text:style-name="P350"><text:span text:style-name="Source_20_Text"><text:span text:style-name="T1">4. <text:s/>**Lindungi Jejak Digitalmu:** Berikan tips praktis menjaga data pribadi: bijak memberi izin akses aplikasi, atur setelan privasi di medsos/akun lain, gunakan password kuat dan autentikasi dua faktor, waspada upaya phishing dan penipuan online yang mungkin makin canggih karena AI.</text:span></text:span></text:p>
                    <text:p text:style-name="P350"><text:span text:style-name="Source_20_Text"><text:span text:style-name="T1">5. <text:s/>**Gunakan AI Secara Bertanggung Jawab &amp; Beretika:** Bahas pentingnya **tidak menyalahgunakan AI** untuk tujuan negatif: membuat atau menyebarkan deepfake jahat, menyebar hoaks/disinformasi buatan AI, melakukan plagiat tugas sekolah/karya pakai AI penulis tanpa atribusi/modifikasi signifikan, melakukan perundungan siber, atau melanggar privasi orang lain.</text:span></text:span></text:p>
                    <text:p text:style-name="P350"><text:span text:style-name="Source_20_Text"><text:span text:style-name="T1">6. <text:s/>**Berikan Masukan Konstruktif (Jika Memungkinkan):** Dorong untuk </text:span></text:span><text:soft-page-break/><text:span text:style-name="Source_20_Text"><text:span text:style-name="T1">**melaporkan** jika menemukan AI yang bias, berbahaya, atau bermasalah kepada pengembang/platform (jika ada fiturnya), ini membantu perbaikan sistem.</text:span></text:span></text:p>
                    <text:p text:style-name="P350"><text:span text:style-name="Source_20_Text"><text:span text:style-name="T1">7. <text:s/>**Terus Belajar dan Berdiskusi:** Motivasi agar **tetap update** soal perkembangan AI yang cepat dan **mendiskusikan isu-isu etisnya** dengan teman, keluarga, guru, atau komunitas.</text:span></text:span></text:p>
                    <text:p text:style-name="P350"><text:span text:style-name="Source_20_Text"><text:span text:style-name="T1">8. <text:s/>**Menjadi Advokat (Minimal di Lingkungan Sendiri):** Sarankan bahwa mereka bisa ikut **mempromosikan penggunaan AI yang etis** di lingkungan mereka dan menyuarakan harapan agar teknologi dikembangkan secara bertanggung jawab.</text:span></text:span></text:p>
                    <text:p text:style-name="P384"><text:span text:style-name="Source_20_Text"><text:span text:style-name="T1">Sajikan poin-poin ini sebagai **langkah nyata dan pemberdayaan** bagi remaja untuk berkontribusi positif di era AI.</text:span></text:span></text:p>
                    <text:p text:style-name="P59"><text:span text:style-name="Emphasis"><text:span text:style-name="T1">(Target: Memberikan panduan praktis dan memberdayakan bagi remaja tentang cara menjadi pengguna AI yang sadar, kritis, bertanggung jawab, dan proaktif dalam menjaga etika di era digital per April 2025).</text:span></text:span><text:span text:style-name="T1"> </text:span></text:p>
                  </text:list-item>
                </text:list>
              </text:list-item>
            </text:list>
            <text:p text:style-name="P326"/>
            <text:p text:style-name="P4">Semoga rangkaian prompt ini membantu Anda menyusun Bab 7 yang mendalam tentang etika AI dan robotika!</text:p>
          </text:section>
          <text:section text:style-name="Sect1" text:name="feedback-form-10">
            <text:p text:style-name="P178"/>
          </text:section>
        </text:section>
        <text:section text:style-name="Sect1" text:name="8f8e41fba85c5453">
          <text:p text:style-name="P4"/>
          <text:section text:style-name="Sect1" text:name="user-query-content-11">
            <text:p text:style-name="P325">Pada Bab 8 Tambahkan prompt pada awal bab untuk mendapatkan pengantar , pada tiap subbab/sub-subab untuk mendapatkan isi dengan pembahasan mendalam </text:p>
          </text:section>
          <text:p text:style-name="P178">Tampilkan alur berpikir</text:p>
          <text:section text:style-name="Sect2" text:name="model-response-message-contentr_8f8e41fba85c5453">
            <text:p text:style-name="P4">Baik, mari kita siapkan prompt untuk Bab 8, yang akan menjadi bab penutup sebelum kesimpulan akhir, fokus pada masa depan dan peran pembaca. Mengingat kita berada di Banda Aceh pada April 2025, kita bisa menambahkan sedikit konteks lokal jika relevan.</text:p>
            <text:p text:style-name="P326"/>
            <text:p text:style-name="P28"><text:span text:style-name="Strong_20_Emphasis"><text:span text:style-name="T1">Bab 8: Masa Depan Bersama Robot Cerdas: Pilihan di Tangan Kita</text:span></text:span></text:p>
            <text:list xml:id="list1482386427214075059" text:style-name="L42">
              <text:list-item>
                <text:p text:style-name="P60"><text:span text:style-name="Strong_20_Emphasis"><text:span text:style-name="T1">Prompt untuk Pengantar Bab 8:</text:span></text:span><text:span text:style-name="T1"> </text:span></text:p>
                <text:p text:style-name="P385"><text:span text:style-name="Source_20_Text"><text:span text:style-name="T1">Tuliskan paragraf pengantar yang menatap ke depan untuk Bab 8: 'Masa Depan Bersama Robot Cerdas: Pilihan di Tangan Kita'. Awali dengan merangkum secara singkat perjalanan pembaca dalam buku ini: dari mengenal AI dan robot (Bab 2-4), </text:span></text:span><text:soft-page-break/><text:span text:style-name="Source_20_Text"><text:span text:style-name="T1">melihat potensi manfaatnya (Bab 6), menyadari risiko dan kekhawatirannya (Bab 5), hingga merenungkan etikanya (Bab 7). Tegaskan bahwa dengan bekal pemahaman ini, saatnya kita memandang ke **masa depan**. Tekankan bahwa arah masa depan bersama AI dan robotika, termasuk dampaknya di tempat kita seperti Banda Aceh dan Indonesia, **bukanlah sesuatu yang sudah pasti**, melainkan akan sangat dipengaruhi oleh pilihan-pilihan kita hari ini dan nanti. Bingkai bab ini sebagai eksplorasi tentang kemungkinan-kemungkinan masa depan tersebut, dan yang terpenting, tentang **peran aktif pembaca remaja** dalam menghadapi dan bahkan ikut membentuk era baru ini. Berikan peta singkat isi bab: membayangkan skenario masa depan (Subbab 8.1), mengenali peran penting yang bisa dimainkan remaja (skill, karier, cara berpikir) (Subbab 8.2), memahami kunci sukses lewat belajar terus-menerus (Subbab 8.3), dan memantapkan sikap sebagai pengguna teknologi yang bijak (Subbab 8.4). Gunakan nada yang **memberi semangat, menumbuhkan rasa tanggung jawab, sekaligus optimisme hati-hati** tentang masa depan yang bisa kita bangun bersama.</text:span></text:span></text:p>
                <text:p text:style-name="P60"><text:span text:style-name="Emphasis"><text:span text:style-name="T1">(Target: Menghasilkan teks pengantar yang menyintesiskan isi buku, menekankan bahwa masa depan dapat dibentuk, memberikan roadmap bab, menyertakan konteks lokal singkat, dan menetapkan nada yang memberdayakan serta berorientasi ke depan).</text:span></text:span><text:span text:style-name="T1"> </text:span></text:p>
              </text:list-item>
            </text:list>
            <text:p text:style-name="P326"/>
            <text:list xml:id="list195875547731808332" text:style-name="L43">
              <text:list-item>
                <text:p text:style-name="P234"><text:span text:style-name="Strong_20_Emphasis"><text:span text:style-name="T1">Subbab 8.1: Skenario Masa Depan: Utopia atau Distopia?</text:span></text:span><text:span text:style-name="T1"> </text:span></text:p>
                <text:list>
                  <text:list-item>
                    <text:p text:style-name="P61"><text:span text:style-name="Strong_20_Emphasis"><text:span text:style-name="T1">Prompt untuk Isi Subbab 8.1 (Pembahasan Mendalam):</text:span></text:span><text:span text:style-name="T1"> </text:span></text:p>
                    <text:p text:style-name="P351"><text:span text:style-name="Source_20_Text"><text:span text:style-name="T1">Tuliskan isi pembahasan mendalam untuk Subbab 8.1: 'Skenario Masa Depan: Utopia atau Distopia?'. Jelajahi beberapa kemungkinan skenario masa depan (misalnya 20-30 tahun dari sekarang, sekitar tahun 2045-2055) yang sangat dipengaruhi oleh AI dan robotika canggih, dengan menyajikan visi yang kontras.</text:span></text:span></text:p>
                    <text:p text:style-name="P351"><text:span text:style-name="Source_20_Text"><text:span text:style-name="T1">1. <text:s/>**Skenario 1: Menuju Utopia (Visi Optimis):** Gambarkan masa depan di mana AI/robotika berhasil dimanfaatkan untuk kebaikan maksimal. Contoh: AI membantu menemukan solusi perubahan iklim &amp; penyakit mematikan; otomatisasi membebaskan manusia dari kerja keras untuk fokus pada kreativitas, hubungan sosial, atau hobi; pendidikan super personal tersedia untuk semua; AI membantu mengelola sumber daya bumi secara berkelanjutan. Deskripsikan peningkatan kualitas hidup, kesehatan, dan kesempatan secara konkret.</text:span></text:span></text:p>
                    <text:p text:style-name="P351"><text:span text:style-name="Source_20_Text"><text:span text:style-name="T1">2. <text:s/>**Skenario 2: Menuju Distopia (Visi Pesimis):** Gambarkan masa depan di mana risiko-risiko AI/robotika menjadi kenyataan pahit. Contoh: Pengangguran massal akibat otomatisasi menciptakan kesenjangan ekstrem; pengawasan total oleh pemerintah/korporasi menggunakan AI menghilangkan privasi; senjata otonom memicu konflik tak terkendali; manipulasi informasi oleh AI mengontrol opini publik; manusia jadi terlalu bergantung pada teknologi dan kehilangan kemampuan dasar. Deskripsikan hilangnya kebebasan, </text:span></text:span><text:soft-page-break/><text:span text:style-name="Source_20_Text"><text:span text:style-name="T1">meningkatnya kontrol, dan perpecahan sosial.</text:span></text:span></text:p>
                    <text:p text:style-name="P351"><text:span text:style-name="Source_20_Text"><text:span text:style-name="T1">3. <text:s/>**(Opsional) Skenario 3: Jalan Tengah yang Rumit:** Gambarkan masa depan yang lebih kompleks, ada kemajuan pesat tapi juga masalah besar yang terus dihadapi. Misal: sebagian orang sangat diuntungkan teknologi, sebagian tertinggal; debat etika terus memanas; masyarakat terus-menerus beradaptasi dengan perubahan; manfaat dan risiko tersebar tidak merata.</text:span></text:span></text:p>
                    <text:p text:style-name="P351"><text:span text:style-name="Source_20_Text"><text:span text:style-name="T1">4. <text:s/>**Tekankan: Ini Pilihan, Bukan Takdir!** Poin terpenting: akhiri dengan menegaskan bahwa semua skenario ini **hanyalah kemungkinan**, bukan ramalan pasti. Masa depan yang mana yang akan terwujud sangat bergantung pada **pilihan etis, kebijakan, regulasi, dan prioritas masyarakat** yang kita ambil hari ini dan ke depan terkait pengembangan dan penggunaan AI (hubungkan kembali ke Bab 7).</text:span></text:span></text:p>
                    <text:p text:style-name="P386"><text:span text:style-name="Source_20_Text"><text:span text:style-name="T1">Gunakan deskripsi yang hidup agar skenario terasa nyata bagi pembaca.</text:span></text:span></text:p>
                    <text:p text:style-name="P61"><text:span text:style-name="Emphasis"><text:span text:style-name="T1">(Target: Mengeksplorasi skenario masa depan yang kontras (utopia vs distopia vs realistis) akibat AI, menggambarkan dampak spesifik, dan menekankan bahwa masa depan adalah hasil pilihan saat ini).</text:span></text:span><text:span text:style-name="T1"> </text:span></text:p>
                  </text:list-item>
                </text:list>
              </text:list-item>
            </text:list>
            <text:p text:style-name="P326"/>
            <text:list xml:id="list8760348177001036259" text:style-name="L44">
              <text:list-item>
                <text:p text:style-name="P235"><text:span text:style-name="Strong_20_Emphasis"><text:span text:style-name="T1">Subbab 8.2: Peran Kamu di Era AI dan Robotika (Skills, careers, critical thinking)</text:span></text:span><text:span text:style-name="T1"> </text:span></text:p>
                <text:list>
                  <text:list-item>
                    <text:p text:style-name="P62"><text:span text:style-name="Strong_20_Emphasis"><text:span text:style-name="T1">Prompt untuk Isi Subbab 8.2 (Pembahasan Mendalam):</text:span></text:span><text:span text:style-name="T1"> </text:span></text:p>
                    <text:p text:style-name="P352"><text:span text:style-name="Source_20_Text"><text:span text:style-name="T1">Tuliskan isi pembahasan mendalam untuk Subbab 8.2: 'Peran Kamu di Era AI dan Robotika'. Sapa langsung pembaca remaja dan jelaskan **bekal penting (sikap mental, skill, pertimbangan karier)** untuk bisa sukses dan berkontribusi di masa depan yang makin diwarnai AI dan robotika (prediksi dari April 2025).</text:span></text:span></text:p>
                    <text:p text:style-name="P352"><text:span text:style-name="Source_20_Text"><text:span text:style-name="T1">1. <text:s/>**Sikap Mental yang Perlu Dibangun:** Tekankan pentingnya punya:</text:span></text:span></text:p>
                    <text:p text:style-name="P352"><text:span text:style-name="Source_20_Text"><text:span text:style-name="T1"><text:s text:c="4"/>* **Adaptif:** Mau dan cepat belajar hal baru, siap berubah.</text:span></text:span></text:p>
                    <text:p text:style-name="P352"><text:span text:style-name="Source_20_Text"><text:span text:style-name="T1"><text:s text:c="4"/>* **Rasa Ingin Tahu (Curiosity):** Tertarik memahami teknologi baru dan dampaknya.</text:span></text:span></text:p>
                    <text:p text:style-name="P352"><text:span text:style-name="Source_20_Text"><text:span text:style-name="T1"><text:s text:c="4"/>* **Kreatif:** Mampu berpikir 'out of the box', mencari solusi unik.</text:span></text:span></text:p>
                    <text:p text:style-name="P352"><text:span text:style-name="Source_20_Text"><text:span text:style-name="T1"><text:s text:c="4"/>* **Kolaboratif:** Bisa bekerja sama dengan baik dengan orang lain DAN dengan 'rekan kerja' AI.</text:span></text:span></text:p>
                    <text:p text:style-name="P352"><text:span text:style-name="Source_20_Text"><text:span text:style-name="T1"><text:s text:c="4"/>* **Kesadaran Etis:** Peka terhadap dampak benar/salah dari teknologi.</text:span></text:span></text:p>
                    <text:p text:style-name="P352"><text:span text:style-name="Source_20_Text"><text:span text:style-name="T1">2. <text:s/>**Skill 'Manusiawi' yang Tak Tergantikan (Saat Ini):** Fokus pada kemampuan yang sulit ditiru AI:</text:span></text:span></text:p>
                    <text:p text:style-name="P352"><text:span text:style-name="Source_20_Text"><text:span text:style-name="T1"><text:s text:c="4"/>* **Pemecahan Masalah Kompleks:** Menganalisis masalah rumit dari berbagai sudut pandang.</text:span></text:span></text:p>
                    <text:p text:style-name="P352"><text:span text:style-name="Source_20_Text"><text:span text:style-name="T1"><text:s text:c="4"/>* **Berpikir Kritis:** Menilai informasi secara objektif, mengenali bias (termasuk bias AI!), berpikir logis.</text:span></text:span></text:p>
                    <text:p text:style-name="P352"><text:soft-page-break/><text:span text:style-name="Source_20_Text"><text:span text:style-name="T1"><text:s text:c="4"/>* **Kecerdasan Emosional:** Memahami &amp; mengelola emosi diri/orang lain, empati, membangun hubungan.</text:span></text:span></text:p>
                    <text:p text:style-name="P352"><text:span text:style-name="Source_20_Text"><text:span text:style-name="T1"><text:s text:c="4"/>* **Komunikasi Efektif:** Menyampaikan ide rumit dengan jelas, mendengar aktif.</text:span></text:span></text:p>
                    <text:p text:style-name="P352"><text:span text:style-name="Source_20_Text"><text:span text:style-name="T1"><text:s text:c="4"/>* **Kepemimpinan &amp; Kerjasama Tim.**</text:span></text:span></text:p>
                    <text:p text:style-name="P352"><text:span text:style-name="Source_20_Text"><text:span text:style-name="T1"><text:s text:c="4"/>* **Literasi Digital Tingkat Lanjut:** Bukan cuma bisa pakai, tapi paham implikasi, aman, dan kritis di dunia digital.</text:span></text:span></text:p>
                    <text:p text:style-name="P352"><text:span text:style-name="Source_20_Text"><text:span text:style-name="T1">3. <text:s/>**Skill Teknis Pendukung (Opsional tapi Berguna):** Singgung bahwa pemahaman dasar cara kerja AI/data, dasar-dasar coding, atau analisis data bisa jadi nilai tambah di banyak bidang.</text:span></text:span></text:p>
                    <text:p text:style-name="P352"><text:span text:style-name="Source_20_Text"><text:span text:style-name="T1">4. <text:s/>**Pilihan Karier di Masa Depan:** Bahas area-area luas yang mungkin berkembang terkait AI/robotika: Pengembangan AI/Robot, Analis Data, Ahli Etika/Kebijakan AI, Desainer Interaksi Manusia-AI, Teknisi Perawatan/Pelatihan AI, serta **profesi di bidang lain yang memanfaatkan AI sebagai alat** (dokter dibantu AI, guru pakai platform AI, seniman pakai alat AI, dll). **PENTING: tekankan bahwa kunci sukses di karier APAPUN adalah kemauan belajar terus-menerus (mengarah ke 8.3).** Jika ada info tren industri relevan di Indonesia atau Aceh (misal: potensi AI di perikanan, pariwisata, mitigasi bencana), bisa disinggung secara singkat.</text:span></text:span></text:p>
                    <text:p text:style-name="P387"><text:span text:style-name="Source_20_Text"><text:span text:style-name="T1">5. <text:s/>**Pemberdayaan:** Tutup dengan pesan bahwa mereka punya potensi besar untuk tidak hanya beradaptasi, tapi juga **berperan aktif dan memberi kontribusi positif** di era AI ini.</text:span></text:span></text:p>
                    <text:p text:style-name="P62"><text:span text:style-name="Emphasis"><text:span text:style-name="T1">(Target: Mengidentifikasi sikap mental dan skill (human &amp; tech) penting bagi remaja di era AI, membahas lanskap karier masa depan (termasuk konteks lokal jika memungkinkan), dan memberdayakan pembaca).</text:span></text:span><text:span text:style-name="T1"> </text:span></text:p>
                  </text:list-item>
                </text:list>
              </text:list-item>
            </text:list>
            <text:p text:style-name="P326"/>
            <text:list xml:id="list9056133339104708965" text:style-name="L45">
              <text:list-item>
                <text:p text:style-name="P236"><text:span text:style-name="Strong_20_Emphasis"><text:span text:style-name="T1">Subbab 8.3: Belajar Terus Menerus: Kunci Menghadapi Perubahan</text:span></text:span><text:span text:style-name="T1"> </text:span></text:p>
                <text:list>
                  <text:list-item>
                    <text:p text:style-name="P63"><text:span text:style-name="Strong_20_Emphasis"><text:span text:style-name="T1">Prompt untuk Isi Subbab 8.3 (Pembahasan Mendalam):</text:span></text:span><text:span text:style-name="T1"> </text:span></text:p>
                    <text:p text:style-name="P353"><text:span text:style-name="Source_20_Text"><text:span text:style-name="T1">Tuliskan isi pembahasan mendalam untuk Subbab 8.3: 'Belajar Terus Menerus: Kunci Menghadapi Perubahan'. Tekankan mengapa **sikap pembelajar seumur hidup (lifelong learning)** sangat krusial di era perubahan teknologi AI yang super cepat ini.</text:span></text:span></text:p>
                    <text:p text:style-name="P353"><text:span text:style-name="Source_20_Text"><text:span text:style-name="T1">1. <text:s/>**Mengapa Ini Penting Banget?:** Jelaskan dengan gamblang alasan mengapa belajar terus-menerus bukan lagi pilihan, tapi **keharusan**. Kaitkan dengan cepatnya perkembangan AI (yang sudah dibahas di buku ini) yang membuat skill cepat usang. Hubungkan langsung dengan kebutuhan **adaptasi** yang ditekankan di Subbab 8.2. Gunakan metafora seperti 'skill punya masa kedaluwarsa' atau 'dunia yang terus update'.</text:span></text:span></text:p>
                    <text:p text:style-name="P353"><text:span text:style-name="Source_20_Text"><text:span text:style-name="T1">2. <text:s/>**Apa yang Perlu Dipelajari?:** Jelaskan bahwa yang perlu dipelajari bukan melulu soal skill teknis terbaru (walau penting untuk sebagian orang). </text:span></text:span><text:soft-page-break/><text:span text:style-name="Source_20_Text"><text:span text:style-name="T1">Tekankan pentingnya terus mengasah:</text:span></text:span></text:p>
                    <text:p text:style-name="P353"><text:span text:style-name="Source_20_Text"><text:span text:style-name="T1"><text:s text:c="4"/>* **Skill 'manusiawi'** (berpikir kritis, kreatif, komunikasi, kecerdasan emosional).</text:span></text:span></text:p>
                    <text:p text:style-name="P353"><text:span text:style-name="Source_20_Text"><text:span text:style-name="T1"><text:s text:c="4"/>* Pemahaman tentang **aplikasi AI terbaru** dan **dampak sosial/etisnya**.</text:span></text:span></text:p>
                    <text:p text:style-name="P353"><text:span text:style-name="Source_20_Text"><text:span text:style-name="T1"><text:s text:c="4"/>* **Pengetahuan lintas disiplin ilmu** (karena AI menyentuh banyak bidang).</text:span></text:span></text:p>
                    <text:p text:style-name="P353"><text:span text:style-name="Source_20_Text"><text:span text:style-name="T1"><text:s text:c="4"/>* **Kemampuan belajar itu sendiri** (belajar cara belajar yang efektif).</text:span></text:span></text:p>
                    <text:p text:style-name="P353"><text:span text:style-name="Source_20_Text"><text:span text:style-name="T1">3. <text:s/>**Bagaimana Caranya Belajar Terus?:** Berikan cara-cara praktis dan sumber belajar yang bisa diakses remaja (per April 2025):</text:span></text:span></text:p>
                    <text:p text:style-name="P353"><text:span text:style-name="Source_20_Text"><text:span text:style-name="T1"><text:s text:c="4"/>* **Pendidikan Formal:** Bagaimana sekolah/kampus perlu (atau sedang) beradaptasi.</text:span></text:span></text:p>
                    <text:p text:style-name="P353"><text:span text:style-name="Source_20_Text"><text:span text:style-name="T1"><text:s text:c="4"/>* **Platform Belajar Online:** Sebutkan contoh MOOC populer (Coursera, edX, Khan Academy) atau platform lokal Indonesia yang relevan (misal: Dicoding, Skill Academy - cek relevansi April 2025) yang menawarkan kursus teknologi, data, skill digital.</text:span></text:span></text:p>
                    <text:p text:style-name="P353"><text:span text:style-name="Source_20_Text"><text:span text:style-name="T1"><text:s text:c="4"/>* **Belajar Mandiri (Informal):** Membaca berita teknologi terpercaya, blog, buku; nonton video edukasi/dokumenter (TED Talks, YouTube edukatif); dengar podcast; mengikuti tokoh/ahli di media sosial.</text:span></text:span></text:p>
                    <text:p text:style-name="P353"><text:span text:style-name="Source_20_Text"><text:span text:style-name="T1"><text:s text:c="4"/>* **Belajar dari Komunitas/Teman:** Ikut klub (coding, robotik, debat), forum online, kelompok belajar, acara/seminar lokal (jika ada di Banda Aceh/sekitarnya).</text:span></text:span></text:p>
                    <text:p text:style-name="P353"><text:span text:style-name="Source_20_Text"><text:span text:style-name="T1"><text:s text:c="4"/>* **Belajar Sambil Praktek:** Mengerjakan proyek pribadi, bereksperimen dengan *tools* baru, magang (jika relevan), ikut kompetisi.</text:span></text:span></text:p>
                    <text:p text:style-name="P353"><text:span text:style-name="Source_20_Text"><text:span text:style-name="T1">4. <text:s/>**Menumbuhkan Sikap Pembelajar:** Dorong pembaca untuk memupuk **rasa ingin tahu alami**, tidak takut tantangan/kesalahan, melihat belajar sebagai proses berkelanjutan seumur hidup, dan **proaktif** mencari ilmu serta mengambil inisiatif untuk belajar.</text:span></text:span></text:p>
                    <text:p text:style-name="P388"><text:span text:style-name="Source_20_Text"><text:span text:style-name="T1">Sajikan belajar seumur hidup sebagai strategi pemberdayaan untuk menghadapi masa depan yang dinamis.</text:span></text:span></text:p>
                    <text:p text:style-name="P63"><text:span text:style-name="Emphasis"><text:span text:style-name="T1">(Target: Menjelaskan urgensi lifelong learning, cakupan belajar yang luas (bukan hanya teknis), memberikan cara dan sumber belajar yang praktis (termasuk online &amp; lokal), serta mendorong mindset pembelajar proaktif).</text:span></text:span><text:span text:style-name="T1"> </text:span></text:p>
                  </text:list-item>
                </text:list>
              </text:list-item>
            </text:list>
            <text:p text:style-name="P326"/>
            <text:list xml:id="list8072706138784882661" text:style-name="L46">
              <text:list-item>
                <text:p text:style-name="P237"><text:span text:style-name="Strong_20_Emphasis"><text:span text:style-name="T1">Subbab 8.4: Menjadi Pengguna Teknologi yang Bijak</text:span></text:span><text:span text:style-name="T1"> </text:span></text:p>
                <text:list>
                  <text:list-item>
                    <text:p text:style-name="P64"><text:span text:style-name="Strong_20_Emphasis"><text:span text:style-name="T1">Prompt untuk Isi Subbab 8.4 (Pembahasan Mendalam):</text:span></text:span><text:span text:style-name="T1"> </text:span></text:p>
                    <text:p text:style-name="P354"><text:span text:style-name="Source_20_Text"><text:span text:style-name="T1">Tuliskan isi pembahasan mendalam untuk Subbab 8.4: 'Menjadi Pengguna Teknologi yang Bijak'. Perkuat kembali pesan dari Subbab 7.4 tentang tanggung jawab pengguna, namun dengan **perspektif masa depan** di mana AI/robot akan makin canggih dan meresap dalam kehidupan.</text:span></text:span></text:p>
                    <text:p text:style-name="P354"><text:soft-page-break/><text:span text:style-name="Source_20_Text"><text:span text:style-name="T1">1. <text:s/>**Ingat Lagi Tanggung Jawabmu (Tapi Versi Masa Depan):** Ulas kembali secara singkat poin-poin kunci dari 7.4 (sadar cara kerja AI, berpikir kritis, jaga data, gunakan secara bertanggung jawab). Bingkai ulang ini bukan sekadar 'sopan santun digital', tapi sebagai **skill navigasi (navigation skill)** yang esensial untuk 'selamat' dan sejahtera di masa depan yang penuh AI.</text:span></text:span></text:p>
                    <text:p text:style-name="P354"><text:span text:style-name="Source_20_Text"><text:span text:style-name="T1">2. <text:s/>**Sengaja Memilih, Bukan Pasrah Menerima:** Tekankan pentingnya sikap **sengaja (intentional)** dalam memakai teknologi. Ajak pembaca untuk secara sadar **memilih KAPAN, MENGAPA, dan BAGAIMANA** mereka menggunakan alat AI atau platform tertentu (termasuk yang mungkin muncul di masa depan), bukan sekadar ikut-ikutan, pasif menerima, atau jadi terlalu bergantung. Ajukan pertanyaan reflektif: 'Apakah teknologi ini benar-benar membantuku mencapai tujuanku?', 'Apa 'harga' yang kubayar (data, waktu, fokus, skill yang mungkin tumpul)?'.</text:span></text:span></text:p>
                    <text:p text:style-name="P354"><text:span text:style-name="Source_20_Text"><text:span text:style-name="T1">3. <text:s/>**Menjaga Kewarasan &amp; Kesejahteraan Digital (Digital Well-being):** Bahas pentingnya mengelola hubungan dengan teknologi demi kesehatan mental dan emosional di tengah gempuran AI yang makin personal dan persuasif:</text:span></text:span></text:p>
                    <text:p text:style-name="P354"><text:span text:style-name="Source_20_Text"><text:span text:style-name="T1"><text:s text:c="4"/>* Mengelola **banjir informasi (information overload)** dan secara sadar mengatur 'diet informasi' (melawan 'gelembung filter' &amp; misinformasi/disinformasi AI).</text:span></text:span></text:p>
                    <text:p text:style-name="P354"><text:span text:style-name="Source_20_Text"><text:span text:style-name="T1"><text:s text:c="4"/>* Menjaga **keseimbangan hidup online dan offline**; memelihara hubungan dan pengalaman di dunia nyata yang tidak termediasi teknologi.</text:span></text:span></text:p>
                    <text:p text:style-name="P354"><text:span text:style-name="Source_20_Text"><text:span text:style-name="T1"><text:s text:c="4"/>* Mengenali dan mengurangi potensi dampak negatif pada **fokus, rentang perhatian, kesehatan mental**, atau bahkan **kemampuan berpikir mandiri**.</text:span></text:span></text:p>
                    <text:p text:style-name="P354"><text:span text:style-name="Source_20_Text"><text:span text:style-name="T1">4. <text:s/>**Ikut Membentuk Norma Positif:** Dorong pembaca untuk berpikir tentang peran mereka dalam **menciptakan dan menyebarkan norma atau kebiasaan** penggunaan teknologi yang sehat, etis, dan menghargai kemanusiaan di lingkungan pergaulan mereka (online maupun offline).</text:span></text:span></text:p>
                    <text:p text:style-name="P354"><text:span text:style-name="Source_20_Text"><text:span text:style-name="T1">5. <text:s/>**Praktik Berkelanjutan:** Sampaikan bahwa menjadi pengguna bijak bukanlah pelajaran sekali jadi, tapi **praktik refleksi dan penyesuaian terus-menerus** seumur hidup, karena teknologi akan terus berevolusi dengan cara yang tak terduga.</text:span></text:span></text:p>
                    <text:p text:style-name="P389"><text:span text:style-name="Source_20_Text"><text:span text:style-name="T1">Tutup dengan pesan pemberdayaan tentang membuat pilihan sadar setiap hari untuk memastikan teknologi tetap menjadi alat yang melayani tujuan dan kesejahteraan manusia.</text:span></text:span></text:p>
                    <text:p text:style-name="P64"><text:span text:style-name="Emphasis"><text:span text:style-name="T1">(Target: Menguatkan pesan tanggung jawab pengguna dari Bab 7 dengan fokus masa depan, menekankan penggunaan teknologi secara sadar dan intensional, membahas digital well-being, mendorong peran aktif dalam membentuk norma, dan menganggapnya sebagai praktik berkelanjutan).</text:span></text:span><text:span text:style-name="T1"> </text:span></text:p>
                  </text:list-item>
                </text:list>
              </text:list-item>
            </text:list>
            <text:p text:style-name="P326"/>
            <text:p text:style-name="P4">Semoga rangkaian prompt ini efektif untuk menyusun Bab 8 buku Anda, <text:soft-page-break/>memberikan pandangan ke depan sekaligus memberdayakan pembaca remaja!</text:p>
          </text:section>
          <text:section text:style-name="Sect1" text:name="feedback-form-11">
            <text:p text:style-name="P178"/>
          </text:section>
        </text:section>
        <text:section text:style-name="Sect1" text:name="a6ec0dfe99b38430">
          <text:p text:style-name="P4"/>
          <text:section text:style-name="Sect1" text:name="user-query-content-12">
            <text:p text:style-name="P325">Pada Penutup , Tambahkan prompt pada subbab mendapatkan isinya </text:p>
          </text:section>
          <text:p text:style-name="P178">Tampilkan alur berpikir</text:p>
          <text:section text:style-name="Sect2" text:name="model-response-message-contentr_a6ec0dfe99b38430">
            <text:p text:style-name="P4">Oke, mari kita siapkan prompt untuk bagian Penutup buku Anda, yang terdiri dari dua subbab untuk merangkum dan memberikan pesan akhir yang kuat kepada pembaca remaja Anda di Banda Aceh (per April 2025).</text:p>
            <text:p text:style-name="P326"/>
            <text:p text:style-name="P28"><text:span text:style-name="Strong_20_Emphasis"><text:span text:style-name="T1">Penutup: Menavigasi Era Baru</text:span></text:span></text:p>
            <text:list xml:id="list1529807791438243708" text:style-name="L47">
              <text:list-item>
                <text:p text:style-name="P238"><text:span text:style-name="Strong_20_Emphasis"><text:span text:style-name="T1">Subbab 1: Merangkum Perjalanan: Teman Sekaligus Tantangan</text:span></text:span><text:span text:style-name="T1"> </text:span></text:p>
                <text:list>
                  <text:list-item>
                    <text:p text:style-name="P65"><text:span text:style-name="Strong_20_Emphasis"><text:span text:style-name="T1">Prompt untuk Isi Subbab 1:</text:span></text:span><text:span text:style-name="T1"> </text:span></text:p>
                    <text:p text:style-name="P355"><text:span text:style-name="Source_20_Text"><text:span text:style-name="T1">Tuliskan isi untuk subbab penutup pertama: 'Merangkum Perjalanan: Teman Sekaligus Tantangan'.</text:span></text:span></text:p>
                    <text:p text:style-name="P355"><text:span text:style-name="Source_20_Text"><text:span text:style-name="T1">1. <text:s/>Mulai dengan mengajak pembaca melihat kembali **perjalanan singkat** yang telah mereka lalui dalam buku ini: dari rasa penasaran awal, lalu 'membongkar' rahasia AI dan robot (Bab 2-3), melihat aksi dan kemampuan canggih mereka (Bab 4, 6), menghadapi sisi 'ancaman' dan kekhawatiran (Bab 5), merenungkan 'aturan main' etika (Bab 7), hingga memikirkan masa depan dan peran diri sendiri (Bab 8). Gunakan kalimat yang mengalir dan merangkum esensi setiap bagian.</text:span></text:span></text:p>
                    <text:p text:style-name="P355"><text:span text:style-name="Source_20_Text"><text:span text:style-name="T1">2. <text:s/>Secara eksplisit, kembali ke pertanyaan judul buku: **'Jadi, Robot Cerdas itu Teman atau Ancaman?'**.</text:span></text:span></text:p>
                    <text:p text:style-name="P355"><text:span text:style-name="Source_20_Text"><text:span text:style-name="T1">3. <text:s/>Sampaikan **kesimpulan utama yang berimbang**: Jawabannya **tidak hitam putih** atau sederhana. AI dan robot cerdas adalah **alat (tools) yang luar biasa kuat** dengan dua sisi mata uang. Mereka punya potensi besar menjadi 'teman' yang membantu memecahkan masalah besar dunia (seperti perubahan iklim, penyakit) dan mempermudah hidup kita. TAPI, pada saat yang sama, mereka juga membawa 'tantangan' dan potensi 'ancaman' serius jika tidak dikelola dengan bijak (singgung sekilas risiko utama: pekerjaan, bias, privasi, kontrol, keamanan).</text:span></text:span></text:p>
                    <text:p text:style-name="P390"><text:span text:style-name="Source_20_Text"><text:span text:style-name="T1">4. <text:s/>Tekankan bahwa **arahnya (apakah lebih banyak jadi teman atau ancaman)** sangat bergantung pada **bagaimana kita—manusia—merancang, mengatur, dan menggunakannya**. Ini adalah pilihan dan tanggung jawab kita bersama, termasuk bagaimana kita akan memanfaatkan atau menghadapi dampaknya di komunitas kita sendiri, seperti di Banda Aceh dan Indonesia secara keseluruhan.</text:span></text:span></text:p>
                    <text:p text:style-name="P65"><text:span text:style-name="Emphasis"><text:span text:style-name="T1">(Target: Menghasilkan teks yang merangkum perjalanan isi buku </text:span></text:span><text:soft-page-break/><text:span text:style-name="Emphasis"><text:span text:style-name="T1">secara ringkas, memberikan jawaban yang nuanced terhadap pertanyaan sentral buku, dan menekankan peran sentral manusia dalam menentukan arah teknologi).</text:span></text:span><text:span text:style-name="T1"> </text:span></text:p>
                  </text:list-item>
                </text:list>
              </text:list-item>
            </text:list>
            <text:p text:style-name="P326"/>
            <text:list xml:id="list6455413277276075168" text:style-name="L48">
              <text:list-item>
                <text:p text:style-name="P239"><text:span text:style-name="Strong_20_Emphasis"><text:span text:style-name="T1">Subbab 2: Pesan Penutup: Optimis tapi Kritis</text:span></text:span><text:span text:style-name="T1"> </text:span></text:p>
                <text:list>
                  <text:list-item>
                    <text:p text:style-name="P66"><text:span text:style-name="Strong_20_Emphasis"><text:span text:style-name="T1">Prompt untuk Isi Subbab 2:</text:span></text:span><text:span text:style-name="T1"> </text:span></text:p>
                    <text:p text:style-name="P356"><text:span text:style-name="Source_20_Text"><text:span text:style-name="T1">Tuliskan isi untuk subbab pesan penutup: 'Pesan Penutup: Optimis tapi Kritis'. Ini adalah pesan terakhir buku untuk pembaca.</text:span></text:span></text:p>
                    <text:p text:style-name="P356"><text:span text:style-name="Source_20_Text"><text:span text:style-name="T1">1. <text:s/>Mulai dengan menyarankan **sikap terbaik** dalam menyongsong masa depan bersama AI dan robotika: **hindari optimisme buta** (yang naif dan mengabaikan risiko) tapi juga **hindari pesimisme berlebihan** (yang membuat takut, lumpuh, dan pasif). Dorong sikap **'optimis yang berhati-hati' (cautious optimism)** atau **'keterlibatan yang kritis' (critical engagement)**. Artinya, menyambut potensi baiknya sambil terus waspada, bertanya, dan mengkritisi perkembangannya secara konstruktif.</text:span></text:span></text:p>
                    <text:p text:style-name="P356"><text:span text:style-name="Source_20_Text"><text:span text:style-name="T1">2. <text:s/>Ingatkan kembali secara singkat dan kuat **bekal terpenting** yang bisa mereka bawa dari buku ini (merujuk ke Bab 8):</text:span></text:span></text:p>
                    <text:p text:style-name="P356"><text:span text:style-name="Source_20_Text"><text:span text:style-name="T1"><text:s text:c="4"/>* Teruslah **penasaran** dan jadilah **pembelajar seumur hidup**.</text:span></text:span></text:p>
                    <text:p text:style-name="P356"><text:span text:style-name="Source_20_Text"><text:span text:style-name="T1"><text:s text:c="4"/>* Selalu **berpikir kritis** dan jangan mudah percaya pada apa yang disajikan teknologi.</text:span></text:span></text:p>
                    <text:p text:style-name="P356"><text:span text:style-name="Source_20_Text"><text:span text:style-name="T1"><text:s text:c="4"/>* **Bertindak secara etis dan bijak** dalam setiap interaksi dengan teknologi.</text:span></text:span></text:p>
                    <text:p text:style-name="P356"><text:span text:style-name="Source_20_Text"><text:span text:style-name="T1"><text:s text:c="4"/>* Jadilah pribadi yang **adaptif, tangguh, dan kreatif** menghadapi perubahan.</text:span></text:span></text:p>
                    <text:p text:style-name="P356"><text:span text:style-name="Source_20_Text"><text:span text:style-name="T1">3. <text:s/>**Pesan Pemberdayaan (Empowerment):** Sampaikan dengan kuat bahwa masa depan bersama AI **bukanlah takdir yang harus diterima pasrah**, tapi sebuah **era yang bisa mereka ikut bentuk**. Tekankan bahwa pemahaman, pilihan, dan suara mereka (para remaja, generasi penerus) itu **sangat penting** untuk ikut menentukan apakah teknologi ini akan membawa kebaikan atau keburukan.</text:span></text:span></text:p>
                    <text:p text:style-name="P391"><text:span text:style-name="Source_20_Text"><text:span text:style-name="T1">4. <text:s/>**Ajakan Terakhir:** Tutup dengan kalimat yang **menginspirasi, memotivasi, dan personal**. Ajak mereka untuk menggunakan pengetahuan dan skill yang dimiliki untuk **terlibat secara cerdas** dengan dunia teknologi, **berkontribusi positif** sesuai minat dan bidang mereka nanti, dan ikut **mendorong agar AI dan robotika lebih banyak menjadi 'teman' daripada 'ancaman'** bagi kemanusiaan, termasuk membawa manfaat nyata bagi kemajuan daerah kita, Aceh, dan Indonesia. Akhiri dengan nada harapan dan keyakinan pada potensi generasi mereka.</text:span></text:span></text:p>
                    <text:p text:style-name="P66"><text:span text:style-name="Emphasis"><text:span text:style-name="T1">(Target: Menyampaikan pesan terakhir yang kuat tentang sikap optimis-kritis, mengingatkan bekal penting bagi pembaca, </text:span></text:span><text:soft-page-break/><text:span text:style-name="Emphasis"><text:span text:style-name="T1">memberdayakan mereka untuk berperan aktif, dan memberikan ajakan penutup yang inspiratif serta relevan secara lokal).</text:span></text:span><text:span text:style-name="T1"> </text:span></text:p>
                  </text:list-item>
                </text:list>
              </text:list-item>
            </text:list>
            <text:p text:style-name="P326"/>
            <text:p text:style-name="P4">Semoga prompt ini membantu Anda menciptakan bagian penutup yang efektif dan berkesan untuk buku Anda!</text:p>
          </text:section>
          <text:section text:style-name="Sect1" text:name="feedback-form-12">
            <text:p text:style-name="P178"/>
          </text:section>
        </text:section>
        <text:section text:style-name="Sect1" text:name="7eb771e4286b0611">
          <text:p text:style-name="P4"/>
          <text:section text:style-name="Sect1" text:name="user-query-content-13">
            <text:p text:style-name="P325">Jawablah setiap prompt yang telah anda buat secara bertahap satu persatu dan jangan pindah prompt sebelum saya memerintahkan “YAX” dengan ketentuan sebagai berikut : </text:p>
            <text:p text:style-name="P325">Gaya Bahasa : Sesuai yang telah Anda sarankan sebelumnya </text:p>
            <text:p text:style-name="P325">Catatan :  </text:p>
            <text:p text:style-name="P325">- Gunakan tips sesuai yang telah anda sarankan untuk menambah bobot jawaban </text:p>
            <text:p text:style-name="P325">- Tambahkan prompt pembuatan gambar ilustrasi yang relevan dengan jawaban ( opsional ) </text:p>
          </text:section>
          <text:p text:style-name="P178">Tampilkan alur berpikir</text:p>
          <text:section text:style-name="Sect2" text:name="model-response-message-contentr_7eb771e4286b0611">
            <text:p text:style-name="P28"><text:span text:style-name="T1">Baik, saya siap. Saya akan mulai dengan prompt pertama untuk </text:span><text:span text:style-name="Strong_20_Emphasis"><text:span text:style-name="T1">Kata Pengantar</text:span></text:span><text:span text:style-name="T1">, Subbab 1: "Mengapa topik robot dan AI ini </text:span><text:span text:style-name="Emphasis"><text:span text:style-name="T1">penting banget</text:span></text:span><text:span text:style-name="T1"> buat kamu?".</text:span></text:p>
            <text:p text:style-name="P4">Saya akan menunggu perintah "YAX" dari Anda sebelum melanjutkan ke prompt berikutnya.</text:p>
            <text:p text:style-name="P326"/>
            <text:p text:style-name="P28"><text:span text:style-name="Strong_20_Emphasis"><text:span text:style-name="T1">(Jawaban untuk Prompt Kata Pengantar, Subbab 1: Mengapa topik robot dan AI ini </text:span></text:span><text:span text:style-name="Strong_20_Emphasis"><text:span text:style-name="Emphasis"><text:span text:style-name="T1">penting banget</text:span></text:span></text:span><text:span text:style-name="Strong_20_Emphasis"><text:span text:style-name="T1"> buat kamu?)</text:span></text:span></text:p>
            <text:p text:style-name="P28"><text:span text:style-name="T1">Hei kamu! Iya, kamu yang lagi pegang buku ini. Pernah nggak sih kepikiran, pas lagi asyik </text:span><text:span text:style-name="Emphasis"><text:span text:style-name="T1">scroll</text:span></text:span><text:span text:style-name="T1"> FYP TikTok atau Instagram, kok video yang muncul bisa pas banget sama selera kamu? Atau pas lagi seru main game online, musuh AI-nya kok bisa pinter banget ngelawan strategi kamu? Atau bahkan sesimpel nanya cuaca ke asisten suara di HP kamu? Nah, di balik semua itu, ada 'otak' canggih yang lagi kerja keras, namanya Kecerdasan Buatan alias AI (</text:span><text:span text:style-name="Emphasis"><text:span text:style-name="T1">Artificial Intelligence</text:span></text:span><text:span text:style-name="T1">).</text:span></text:p>
            <text:p text:style-name="P28"><text:soft-page-break/><text:span text:style-name="T1">Mungkin kedengarannya kayak di film-film fiksi ilmiah ya? Robot canggih, komputer super pintar... Tapi, </text:span><text:span text:style-name="Emphasis"><text:span text:style-name="T1">plot twist</text:span></text:span><text:span text:style-name="T1">-nya: AI dan robotika itu bukan lagi cuma khayalan masa depan atau mainan keren buat 'anak IT' dan para </text:span><text:span text:style-name="Emphasis"><text:span text:style-name="T1">nerd</text:span></text:span><text:span text:style-name="T1"> teknologi. Teknologi ini </text:span><text:span text:style-name="Strong_20_Emphasis"><text:span text:style-name="T1">SUDAH ADA DI SINI</text:span></text:span><text:span text:style-name="T1">, menyelinap di hampir setiap sudut kehidupan kita sehari-hari, termasuk di Banda Aceh ini! Dari cara kita berkomunikasi, belajar, belanja, sampai nanti mencari kerja, semuanya bakal makin dipengaruhi sama AI dan robot.</text:span></text:p>
            <text:p text:style-name="P28"><text:span text:style-name="T1">Makanya, buku ini penting banget buat kamu. Bukan biar jadi ahli coding semalam (walaupun kalau tertarik, keren juga!), tapi biar kamu </text:span><text:span text:style-name="Strong_20_Emphasis"><text:span text:style-name="T1">'ngeh' dan nggak gagap teknologi (gaptek)</text:span></text:span><text:span text:style-name="T1">. Memahami dasar-dasar AI dan robotika itu kayak punya peta buat menjelajahi dunia masa depan. Ini bekal penting buat kamu menentukan pilihan studi, mengejar karier impian (apapun bidangnya!), dan yang paling penting: ikut </text:span><text:span text:style-name="Strong_20_Emphasis"><text:span text:style-name="T1">menentukan ke mana arah perkembangan teknologi ini akan dibawa</text:span></text:span><text:span text:style-name="T1">. Apakah kamu siap jadi penonton saja, atau mau ikut jadi pemain yang cerdas di era baru ini? Yuk, kita mulai petualangannya!</text:span></text:p>
            <text:p text:style-name="P326"/>
            <text:p text:style-name="P28"><text:span text:style-name="Strong_20_Emphasis"><text:span text:style-name="T1">(Saran Prompt Ilustrasi)</text:span></text:span></text:p>
            <text:list xml:id="list3072617120890587958" text:style-name="L49">
              <text:list-item>
                <text:p text:style-name="P67"><text:span text:style-name="Strong_20_Emphasis"><text:span text:style-name="T1">Prompt Gambar:</text:span></text:span><text:span text:style-name="T1"> "Buat ilustrasi gaya kartun/komik modern yang ceria. Tunjukkan seorang remaja (laki-laki atau perempuan, representasi Indonesia/Aceh) sedang asyik menggunakan smartphone. Di sekitar layar smartphone, muncul ikon-ikon kecil transparan atau gelembung pikiran yang melambangkan berbagai aplikasi AI dalam kehidupan sehari-hari: ikon algoritma media sosial (seperti grafik naik-turun atau jaring koneksi), ikon game (karakter musuh AI), ikon asisten suara (gelombang suara), ikon filter foto (wajah dengan efek lucu), ikon belanja online (keranjang belanja). Beri kesan bahwa AI 'tak terlihat' tapi ada di mana-mana di sekitar aktivitas remaja tersebut. Gunakan warna-warna cerah dan ekspresi wajah remaja yang penasaran atau tertarik." </text:span></text:p>
              </text:list-item>
            </text:list>
            <text:p text:style-name="P326"/>
            <text:p text:style-name="P4">Silakan berikan perintah "YAX" jika Anda ingin saya melanjutkan ke prompt berikutnya (Kata Pengantar, Subbab 2).</text:p>
          </text:section>
          <text:section text:style-name="Sect1" text:name="feedback-form-13">
            <text:p text:style-name="P178"/>
          </text:section>
        </text:section>
        <text:section text:style-name="Sect1" text:name="0b980778b6492516">
          <text:p text:style-name="P4"/>
          <text:section text:style-name="Sect1" text:name="user-query-content-14">
            <text:p text:style-name="P325">YAX </text:p>
          </text:section>
          <text:p text:style-name="P178"><text:soft-page-break/>Tampilkan alur berpikir</text:p>
          <text:section text:style-name="Sect2" text:name="model-response-message-contentr_0b980778b6492516">
            <text:p text:style-name="P28"><text:span text:style-name="T1">Oke, siap! Saya akan melanjutkan ke prompt kedua untuk </text:span><text:span text:style-name="Strong_20_Emphasis"><text:span text:style-name="T1">Kata Pengantar</text:span></text:span><text:span text:style-name="T1">, Subbab 2: "Sekilas tentang apa yang akan kamu temukan di buku ini."</text:span></text:p>
            <text:p text:style-name="P326"/>
            <text:p text:style-name="P28"><text:span text:style-name="Strong_20_Emphasis"><text:span text:style-name="T1">(Jawaban untuk Prompt Kata Pengantar, Subbab 2: Sekilas tentang apa yang akan kamu temukan di buku ini.)</text:span></text:span></text:p>
            <text:p text:style-name="P28"><text:span text:style-name="T1">Jadi, siap untuk petualangan seru ini? Anggap saja buku ini sebagai tiket </text:span><text:span text:style-name="Emphasis"><text:span text:style-name="T1">backstage</text:span></text:span><text:span text:style-name="T1"> kamu ke dunia AI dan robotika yang lagi </text:span><text:span text:style-name="Emphasis"><text:span text:style-name="T1">booming</text:span></text:span><text:span text:style-name="T1"> banget! Di dalam, kita bakal bareng-bareng:</text:span></text:p>
            <text:list xml:id="list1086983256512445368" text:style-name="L50">
              <text:list-item>
                <text:p text:style-name="P240"><text:span text:style-name="Strong_20_Emphasis"><text:span text:style-name="T1">Membongkar Rahasia AI:</text:span></text:span><text:span text:style-name="T1"> Penasaran gimana caranya komputer bisa 'belajar' dan mikir kayak di film? Tenang, kita bakal kupas cara kerja AI yang 'ajaib' itu pakai bahasa yang </text:span><text:span text:style-name="Emphasis"><text:span text:style-name="T1">gampang banget</text:span></text:span><text:span text:style-name="T1"> dicerna, nggak pakai rumus pusing! </text:span></text:p>
              </text:list-item>
              <text:list-item>
                <text:p text:style-name="P240"><text:span text:style-name="Strong_20_Emphasis"><text:span text:style-name="T1">Kenalan Sama Robot Keren:</text:span></text:span><text:span text:style-name="T1"> Kita bakal intip aksi robot-robot paling canggih di dunia nyata saat ini (per April 2025, lho!). Dari yang kerja di pabrik super cepat, bantu dokter di ruang operasi, sampai yang menjelajah planet Mars! </text:span></text:p>
              </text:list-item>
              <text:list-item>
                <text:p text:style-name="P240"><text:span text:style-name="Strong_20_Emphasis"><text:span text:style-name="T1">Menjawab Pertanyaan Besar: Teman atau Ancaman?</text:span></text:span><text:span text:style-name="T1"> Ini nih intinya! Apakah AI dan robot bakal jadi sahabat super yang bantu kita atasi masalah dunia, atau malah jadi ancaman yang ngerebut pekerjaan dan bikin masalah baru? Kita bakal timbang baik-buruknya, termasuk soal kerjaan kamu nanti dan isu keamanan. </text:span></text:p>
              </text:list-item>
              <text:list-item>
                <text:p text:style-name="P68"><text:span text:style-name="Strong_20_Emphasis"><text:span text:style-name="T1">Ngobrolin Aturan Main:</text:span></text:span><text:span text:style-name="T1"> Kalau teknologi makin pintar, gimana biar nggak 'lepas kendali'? Kita bakal bahas soal etika dan tanggung jawab, biar masa depan tetap asyik buat kita semua. </text:span></text:p>
              </text:list-item>
            </text:list>
            <text:p text:style-name="P4">Siap-siap ya! Setelah selesai baca buku ini, kamu nggak cuma bakal lebih 'ngeh' soal teknologi yang lagi hits ini, tapi juga bakal lebih siap ngadepin masa depan dan punya pendapat sendiri. Dijamin nggak bakal nyesel ikut perjalanan ini!</text:p>
            <text:p text:style-name="P326"/>
            <text:p text:style-name="P28"><text:span text:style-name="Strong_20_Emphasis"><text:span text:style-name="T1">(Saran Prompt Ilustrasi)</text:span></text:span></text:p>
            <text:list xml:id="list273776741591290747" text:style-name="L51">
              <text:list-item>
                <text:p text:style-name="P69"><text:span text:style-name="Strong_20_Emphasis"><text:span text:style-name="T1">Prompt Gambar:</text:span></text:span><text:span text:style-name="T1"> "Buat ilustrasi sampul dalam (atau halaman pembuka) yang dinamis dan futuristik. Gambarkan siluet seorang remaja berdiri di persimpangan jalan. Satu jalan mengarah ke pemandangan kota masa </text:span><text:soft-page-break/><text:span text:style-name="T1">depan yang cerah dan harmonis dengan robot-robot membantu manusia (misalnya robot perawat, drone pengantar barang yang ramah). Jalan lainnya mengarah ke pemandangan yang lebih suram atau ambigu, mungkin dengan robot industri yang masif atau ikon tanda tanya besar melayang. Di atas persimpangan, tampilkan judul buku 'Robot Cerdas: Teman atau Ancaman?' dengan font yang menarik. Gunakan perpaduan warna cerah (untuk sisi 'teman') dan warna lebih gelap/netral (untuk sisi 'ancaman') untuk menciptakan kontras visual." </text:span></text:p>
              </text:list-item>
            </text:list>
            <text:p text:style-name="P326"/>
            <text:p text:style-name="P4">Silakan berikan perintah "YAX" jika Anda ingin saya melanjutkan ke prompt berikutnya (Pengantar Bab 1).</text:p>
          </text:section>
          <text:section text:style-name="Sect1" text:name="feedback-form-14">
            <text:p text:style-name="P178"/>
          </text:section>
        </text:section>
        <text:section text:style-name="Sect1" text:name="083f3dba97fc96c4">
          <text:p text:style-name="P4"/>
          <text:section text:style-name="Sect1" text:name="user-query-content-15">
            <text:p text:style-name="P325">YAX </text:p>
          </text:section>
          <text:p text:style-name="P178">Tampilkan alur berpikir</text:p>
          <text:section text:style-name="Sect2" text:name="model-response-message-contentr_083f3dba97fc96c4">
            <text:p text:style-name="P28"><text:span text:style-name="T1">Oke, kita lanjut ke prompt ketiga: </text:span><text:span text:style-name="Strong_20_Emphasis"><text:span text:style-name="T1">Pengantar Bab 1: "Selamat Datang di Era Robot Cerdas!"</text:span></text:span><text:span text:style-name="T1">.</text:span></text:p>
            <text:p text:style-name="P326"/>
            <text:p text:style-name="P28"><text:span text:style-name="Strong_20_Emphasis"><text:span text:style-name="T1">(Jawaban untuk Prompt Pengantar Bab 1: "Selamat Datang di Era Robot Cerdas!")</text:span></text:span></text:p>
            <text:p text:style-name="P4">Siapa sih yang nggak kenal Jarvis atau FRIDAY, asisten AI super keren yang bantu Iron Man? Atau duo robot ikonik R2-D2 dan C-3PO di Star Wars? Atau mungkin Wall-E, robot pembersih bumi yang bikin gemes? Film, komik, dan game memang jago banget bikin kita berimajinasi tentang robot dan kecerdasan buatan yang super canggih, bisa ngobrol, punya perasaan, bahkan menyelamatkan dunia! Seru banget, kan?</text:p>
            <text:p text:style-name="P4">Tapi, tunggu dulu. Coba deh lihat sekeliling kamu sekarang, di tahun 2025 ini, bahkan di kota kita Banda Aceh. Mungkin kamu nggak lihat robot terbang atau asisten AI secanggih Jarvis mondar-mandir. Tapi, percaya nggak percaya, era robot cerdas itu sebenarnya udah dimulai, lho! Tanpa kita sadari, 'versi awal' dari teknologi masa depan itu udah mulai 'menyusup' diam-diam ke dalam gadget yang kita pegang, aplikasi yang kita buka, bahkan mungkin beberapa alat di rumah kita.</text:p>
            <text:p text:style-name="P28"><text:soft-page-break/><text:span text:style-name="T1">Nah, di bab pertama ini, kita bakal mulai petualangan seru kita! Kita akan jalan-jalan dari dunia khayalan keren di film-film (Subbab 1.1), lalu mendarat di dunia nyata untuk melihat teknologi AI dan robot yang benar-benar ada di sekitar kita </text:span><text:span text:style-name="Emphasis"><text:span text:style-name="T1">sekarang</text:span></text:span><text:span text:style-name="T1"> (Subbab 1.2). Dari situ, kita akan sampai pada sebuah pertanyaan besar yang bakal jadi inti dari seluruh buku ini (Subbab 1.3). Jadi, siap buka gerbang ke era baru yang super menarik ini? Ayo mulai!</text:span></text:p>
            <text:p text:style-name="P326"/>
            <text:p text:style-name="P28"><text:span text:style-name="Strong_20_Emphasis"><text:span text:style-name="T1">(Saran Prompt Ilustrasi)</text:span></text:span></text:p>
            <text:list xml:id="list4970863543065442552" text:style-name="L52">
              <text:list-item>
                <text:p text:style-name="P70"><text:span text:style-name="Strong_20_Emphasis"><text:span text:style-name="T1">Prompt Gambar:</text:span></text:span><text:span text:style-name="T1"> "Buat ilustrasi pembuka bab yang menarik. Di satu sisi (misalnya kiri), gambarkan kolase adegan atau karakter robot/AI fiksi ilmiah yang ikonik (siluet Iron Man dengan HUD, R2-D2, Wall-E). Di sisi lain (kanan), gambarkan ikon-ikon teknologi modern yang mewakili AI/robotika nyata (smartphone dengan logo asisten suara, chip komputer, lengan robot industri sederhana, drone kecil). Di tengah-tengah, ada 'jembatan' atau 'portal' visual yang menghubungkan kedua sisi, melambangkan transisi dari fiksi ke realitas. Judul bab 'Selamat Datang di Era Robot Cerdas!' ditempatkan dengan jelas dan menarik." </text:span></text:p>
              </text:list-item>
            </text:list>
            <text:p text:style-name="P326"/>
            <text:p text:style-name="P4">Silakan berikan perintah "YAX" jika Anda ingin saya melanjutkan ke prompt berikutnya (Isi Subbab 1.1).</text:p>
          </text:section>
          <text:section text:style-name="Sect1" text:name="feedback-form-15">
            <text:p text:style-name="P178"/>
          </text:section>
        </text:section>
        <text:section text:style-name="Sect1" text:name="4f46fed750ce0699">
          <text:p text:style-name="P4"/>
          <text:section text:style-name="Sect1" text:name="user-query-content-16">
            <text:p text:style-name="P325">YAX </text:p>
          </text:section>
          <text:p text:style-name="P178">Tampilkan alur berpikir</text:p>
          <text:section text:style-name="Sect2" text:name="model-response-message-contentr_4f46fed750ce0699">
            <text:p text:style-name="P28"><text:span text:style-name="T1">Sip, kita masuk ke prompt keempat: </text:span><text:span text:style-name="Strong_20_Emphasis"><text:span text:style-name="T1">Isi Subbab 1.1: "Dari Film Fiksi Ilmiah ke Dunia Nyata" (Pembahasan Mendalam)</text:span></text:span><text:span text:style-name="T1">.</text:span></text:p>
            <text:p text:style-name="P326"/>
            <text:p text:style-name="P28"><text:span text:style-name="Strong_20_Emphasis"><text:span text:style-name="T1">(Jawaban untuk Prompt Isi Subbab 1.1: "Dari Film Fiksi Ilmiah ke Dunia Nyata")</text:span></text:span></text:p>
            <text:p text:style-name="P4">Kalau ngomongin AI dan robot di film atau cerita fiksi, pasti langsung kebayang yang keren-keren, kan? Yuk, kita lihat beberapa contoh dan bandingkan sama kenyataan di April 2025 ini.</text:p>
            <text:list xml:id="list6553078093887956744" text:style-name="L53">
              <text:list-item>
                <text:p text:style-name="P71"><text:soft-page-break/><text:span text:style-name="Strong_20_Emphasis"><text:span text:style-name="T1">Asisten AI Super Cerdas (Contoh: Jarvis/FRIDAY dari Iron Man)</text:span></text:span></text:p>
                <text:list>
                  <text:list-item>
                    <text:p text:style-name="P241"><text:span text:style-name="Strong_20_Emphasis"><text:span text:style-name="T1">Di Film:</text:span></text:span><text:span text:style-name="T1"> Jarvis itu lebih dari sekadar asisten suara biasa. Dia bisa ngobrol lancar kayak manusia, ngerti konteks pembicaraan yang rumit, mengendalikan seluruh rumah dan armor Tony Stark, melakukan riset canggih dalam hitungan detik, bahkan punya selera humor! Dia itu partner berpikir yang sempurna. </text:span></text:p>
                  </text:list-item>
                  <text:list-item>
                    <text:p text:style-name="P241"><text:span text:style-name="Strong_20_Emphasis"><text:span text:style-name="T1">Di Dunia Nyata:</text:span></text:span><text:span text:style-name="T1"> Kita punya asisten suara seperti Google Assistant, Siri, atau Alexa. Mereka udah lumayan pintar buat jawab pertanyaan, setel musik, atau ngontrol lampu pintar di rumah. Tapi, mereka belum bisa ngobrol sebebas Jarvis, belum punya pemahaman konteks mendalam, dan jelas belum bisa bantu kita rancang baju zirah super canggih! Kemampuan mereka masih terbatas pada perintah-perintah spesifik dan belum punya kesadaran atau inisiatif seperti Jarvis. Jadi, konsepnya </text:span><text:span text:style-name="Emphasis"><text:span text:style-name="T1">mirip</text:span></text:span><text:span text:style-name="T1"> (asisten cerdas), tapi kemampuannya masih jauuuh banget. </text:span></text:p>
                  </text:list-item>
                </text:list>
              </text:list-item>
              <text:list-item>
                <text:p text:style-name="P71"><text:span text:style-name="Strong_20_Emphasis"><text:span text:style-name="T1">Robot Pendamping/Penolong (Contoh: Baymax dari Big Hero 6)</text:span></text:span></text:p>
                <text:list>
                  <text:list-item>
                    <text:p text:style-name="P241"><text:span text:style-name="Strong_20_Emphasis"><text:span text:style-name="T1">Di Film:</text:span></text:span><text:span text:style-name="T1"> Baymax adalah robot perawat pribadi yang lembut, bisa mendeteksi kondisi fisik dan emosional manusia, memberikan diagnosis medis dasar, punya database kesehatan lengkap, dan bisa memberikan pelukan hangat! Bentuknya yang empuk juga bikin dia ramah dan tidak mengintimidasi. </text:span></text:p>
                  </text:list-item>
                  <text:list-item>
                    <text:p text:style-name="P241"><text:span text:style-name="Strong_20_Emphasis"><text:span text:style-name="T1">Di Dunia Nyata:</text:span></text:span><text:span text:style-name="T1"> Robot di bidang kesehatan memang berkembang pesat! Ada robot bedah da Vinci yang super presisi, robot pengantar obat di rumah sakit, bahkan beberapa prototipe robot pendamping untuk lansia atau anak berkebutuhan khusus. Mereka bisa memonitor tanda vital, mengingatkan minum obat, atau memberi respon sosial sederhana. Tapi, robot seperti Baymax yang punya empati, pemahaman emosi kompleks, dan kemampuan medis mandiri yang luas itu </text:span><text:span text:style-name="Strong_20_Emphasis"><text:span text:style-name="T1">masih dalam ranah fiksi</text:span></text:span><text:span text:style-name="T1">. Robot medis nyata saat ini lebih fokus pada tugas spesifik dan masih butuh banyak supervisi manusia. Konsep robot penolong ada, tapi tingkat kecerdasan emosional dan kemandirian medisnya belum secanggih Baymax. </text:span></text:p>
                  </text:list-item>
                </text:list>
              </text:list-item>
              <text:list-item>
                <text:p text:style-name="P71"><text:span text:style-name="Strong_20_Emphasis"><text:span text:style-name="T1">Robot Raksasa (Contoh: Gundam, Evangelion, Jaeger di Pacific Rim)</text:span></text:span></text:p>
                <text:list>
                  <text:list-item>
                    <text:p text:style-name="P241"><text:span text:style-name="Strong_20_Emphasis"><text:span text:style-name="T1">Di Cerita Fiksi:</text:span></text:span><text:span text:style-name="T1"> Robot-robot ini super besar, dikendalikan pilot </text:span><text:soft-page-break/><text:span text:style-name="T1">manusia (kadang dengan koneksi pikiran!), punya persenjataan canggih, dan bisa bertarung lincah melawan monster raksasa atau robot musuh. Mereka adalah mesin perang pamungkas. </text:span></text:p>
                  </text:list-item>
                  <text:list-item>
                    <text:p text:style-name="P71"><text:span text:style-name="Strong_20_Emphasis"><text:span text:style-name="T1">Di Dunia Nyata:</text:span></text:span><text:span text:style-name="T1"> Kita punya robot industri besar di pabrik, tapi fungsinya buat merakit mobil atau mindahin barang berat, bukan buat bertarung. Kita juga punya mesin konstruksi besar. Tapi, robot humanoid raksasa yang bisa bergerak lincah, ditenagai sumber energi super efisien, dan dikendalikan pilot seperti di anime atau film itu </text:span><text:span text:style-name="Strong_20_Emphasis"><text:span text:style-name="T1">secara fisika dan teknologi masih sangat jauh dari kenyataan</text:span></text:span><text:span text:style-name="T1">. Tantangannya mulai dari sumber energi, material super kuat tapi ringan, sistem kontrol yang stabil, sampai biaya yang luar biasa mahal. Konsep 'kendaraan besar yang dikendalikan manusia' memang ada (seperti ekskavator), tapi level teknologi robot raksasa fiksi itu masih mimpi. </text:span></text:p>
                  </text:list-item>
                </text:list>
              </text:list-item>
            </text:list>
            <text:p text:style-name="P28"><text:span text:style-name="Strong_20_Emphasis"><text:span text:style-name="T1">Mengapa Imajinasi Fiksi Ilmiah Itu Penting?</text:span></text:span></text:p>
            <text:p text:style-name="P28"><text:span text:style-name="T1">Mungkin kamu mikir, "Ah, ternyata jauh ya bedanya." Tapi, jangan salah! Justru imajinasi liar di fiksi ilmiah itu sering banget jadi </text:span><text:span text:style-name="Strong_20_Emphasis"><text:span text:style-name="T1">percikan api inspirasi</text:span></text:span><text:span text:style-name="T1"> buat para ilmuwan dan insinyur di dunia nyata. Banyak teknologi yang kita nikmati sekarang, dulunya cuma ada di novel atau film. Contohnya, novelis Arthur C. Clarke udah ngebayangin satelit komunikasi di orbit geostasioner puluhan tahun sebelum benar-benar dibuat!</text:span></text:p>
            <text:p text:style-name="P28"><text:span text:style-name="T1">Ini kayak </text:span><text:span text:style-name="Strong_20_Emphasis"><text:span text:style-name="T1">lingkaran umpan balik</text:span></text:span><text:span text:style-name="T1">: fiksi ilmiah memberi ide gila -&gt; ilmuwan/insinyur tertantang mewujudkannya -&gt; teknologi baru muncul -&gt; teknologi baru ini menginspirasi ide fiksi ilmiah yang lebih gila lagi! Jadi, mimpi-mimpi besar di cerita fiksi itu penting banget buat mendorong batas inovasi. </text:span><text:span text:style-name="Strong_20_Emphasis"><text:span text:style-name="T1">Tahukah kamu?</text:span></text:span><text:span text:style-name="T1"> Banyak peneliti AI dan robotika mengaku terinspirasi oleh karya-karya fiksi ilmiah saat mereka kecil! Imajinasi membantu kita membayangkan 'apa yang mungkin', lalu sains dan teknik berusaha mencari 'bagaimana caranya'.</text:span></text:p>
            <text:p text:style-name="P326"/>
            <text:p text:style-name="P28"><text:span text:style-name="Strong_20_Emphasis"><text:span text:style-name="T1">(Saran Prompt Ilustrasi)</text:span></text:span></text:p>
            <text:list xml:id="list3729886129287664476" text:style-name="L54">
              <text:list-item>
                <text:p text:style-name="P72"><text:span text:style-name="Strong_20_Emphasis"><text:span text:style-name="T1">Prompt Gambar:</text:span></text:span><text:span text:style-name="T1"> "Buat ilustrasi perbandingan side-by-side (bersebelahan). Di sisi kiri, gambarkan salah satu contoh robot/AI fiksi (misal, Baymax yang sedang memeluk anak kecil atau Jarvis sebagai hologram keren). Di sisi kanan, gambarkan padanan teknologi nyatanya </text:span><text:soft-page-break/><text:span text:style-name="T1">(misal, robot perawat sederhana yang membantu lansia atau layar smartphone dengan antarmuka asisten suara). Gunakan gaya visual yang jelas membedakan fantasi (kiri, mungkin lebih 'dreamy' atau detail) dengan realitas (kanan, lebih 'clean' atau teknis). Beri teks singkat di bawah masing-masing gambar untuk label (misal: 'Baymax (Fiksi)' vs 'Robot Perawat (Nyata)')." </text:span></text:p>
              </text:list-item>
            </text:list>
            <text:p text:style-name="P326"/>
            <text:p text:style-name="P4">Silakan berikan perintah "YAX" jika Anda ingin saya melanjutkan ke prompt berikutnya (Isi Subbab 1.2).</text:p>
          </text:section>
          <text:section text:style-name="Sect1" text:name="feedback-form-16">
            <text:p text:style-name="P178"/>
          </text:section>
        </text:section>
        <text:section text:style-name="Sect1" text:name="4800ba029ce3d90d">
          <text:p text:style-name="P4"/>
          <text:section text:style-name="Sect1" text:name="user-query-content-17">
            <text:p text:style-name="P325">YAX </text:p>
          </text:section>
          <text:p text:style-name="P178">Tampilkan alur berpikir</text:p>
          <text:section text:style-name="Sect2" text:name="model-response-message-contentr_4800ba029ce3d90d">
            <text:p text:style-name="P28"><text:span text:style-name="T1">Oke, kita hajar prompt kelima: </text:span><text:span text:style-name="Strong_20_Emphasis"><text:span text:style-name="T1">Isi Subbab 1.2: "Robot dan AI Sudah Ada di Sekitarmu, Lho!" (Pembahasan Mendalam)</text:span></text:span><text:span text:style-name="T1">.</text:span></text:p>
            <text:p text:style-name="P326"/>
            <text:p text:style-name="P28"><text:span text:style-name="Strong_20_Emphasis"><text:span text:style-name="T1">(Jawaban untuk Prompt Isi Subbab 1.2: "Robot dan AI Sudah Ada di Sekitarmu, Lho!")</text:span></text:span></text:p>
            <text:p text:style-name="P4">Oke, mungkin kamu masih mikir AI dan robot itu barang canggih yang adanya di laboratorium atau pabrik nun jauh di sana. Eits, coba cek lagi! Siap-siap kaget ya, karena sebenarnya kamu berinteraksi sama AI hampir setiap hari, bahkan mungkin setiap jam. Ini dia beberapa contohnya (yang pasti akrab banget sama kamu di Banda Aceh, April 2025 ini!):</text:p>
            <text:list xml:id="list582316475390374515" text:style-name="L55">
              <text:list-item>
                <text:p text:style-name="P73"><text:span text:style-name="Strong_20_Emphasis"><text:span text:style-name="T1">Rekomendasi Konten di Medsos &amp; Streaming (TikTok, Instagram, YouTube, Netflix, Spotify)</text:span></text:span></text:p>
                <text:list>
                  <text:list-item>
                    <text:p text:style-name="P242"><text:span text:style-name="Strong_20_Emphasis"><text:span text:style-name="T1">Apa yang terjadi:</text:span></text:span><text:span text:style-name="T1"> Kamu buka TikTok, eh video yang muncul kok pas banget sama yang kamu suka? Atau YouTube tiba-tiba nyodorin video klip band favoritmu? </text:span></text:p>
                  </text:list-item>
                  <text:list-item>
                    <text:p text:style-name="P242"><text:span text:style-name="Strong_20_Emphasis"><text:span text:style-name="T1">Di Balik Layar (AI Beraksi):</text:span></text:span><text:span text:style-name="T1"> Ini kerjaan algoritma AI yang super sibuk! Dia </text:span><text:span text:style-name="Strong_20_Emphasis"><text:span text:style-name="T1">belajar</text:span></text:span><text:span text:style-name="T1"> dari setiap </text:span><text:span text:style-name="Emphasis"><text:span text:style-name="T1">like</text:span></text:span><text:span text:style-name="T1">, </text:span><text:span text:style-name="Emphasis"><text:span text:style-name="T1">comment</text:span></text:span><text:span text:style-name="T1">, </text:span><text:span text:style-name="Emphasis"><text:span text:style-name="T1">share</text:span></text:span><text:span text:style-name="T1">, dan riwayat tontonan kamu (dan jutaan orang lain). AI ini mengenali </text:span><text:span text:style-name="Strong_20_Emphasis"><text:span text:style-name="T1">pola</text:span></text:span><text:span text:style-name="T1"> kesukaanmu, lalu </text:span><text:span text:style-name="Strong_20_Emphasis"><text:span text:style-name="T1">menebak</text:span></text:span><text:span text:style-name="T1"> konten apa lagi yang kemungkinan besar bakal kamu nikmati. Makin sering kamu pakai aplikasinya, </text:span><text:soft-page-break/><text:span text:style-name="T1">makin 'kenal' AI itu sama seleramu. Canggih, kan? Tapi kadang bikin kita kecanduan juga, ya? </text:span></text:p>
                  </text:list-item>
                </text:list>
              </text:list-item>
              <text:list-item>
                <text:p text:style-name="P73"><text:span text:style-name="Strong_20_Emphasis"><text:span text:style-name="T1">Musuh atau Karakter Lain (NPC) di Game Online/Offline</text:span></text:span></text:p>
                <text:list>
                  <text:list-item>
                    <text:p text:style-name="P242"><text:span text:style-name="Strong_20_Emphasis"><text:span text:style-name="T1">Apa yang terjadi:</text:span></text:span><text:span text:style-name="T1"> Kamu lagi main game perang, musuhnya kok bisa ngumpet, nembak balik, bahkan kadang kayak punya taktik sendiri? Atau di game petualangan, karakter non-pemain (NPC) bisa kasih respon atau jalan-jalan sendiri di kota game? </text:span></text:p>
                  </text:list-item>
                  <text:list-item>
                    <text:p text:style-name="P242"><text:span text:style-name="Strong_20_Emphasis"><text:span text:style-name="T1">Di Balik Layar (AI Beraksi):</text:span></text:span><text:span text:style-name="T1"> Itu bukan 'hantu' di dalam game, tapi program AI! Pengembang game memprogram AI untuk </text:span><text:span text:style-name="Strong_20_Emphasis"><text:span text:style-name="T1">mengendalikan perilaku</text:span></text:span><text:span text:style-name="T1"> karakter non-pemain. Ada yang pakai aturan sederhana, ada juga yang pakai AI lebih canggih (</text:span><text:span text:style-name="Emphasis"><text:span text:style-name="T1">Machine Learning</text:span></text:span><text:span text:style-name="T1">) yang bisa </text:span><text:span text:style-name="Strong_20_Emphasis"><text:span text:style-name="T1">belajar</text:span></text:span><text:span text:style-name="T1"> dari cara kamu bermain dan </text:span><text:span text:style-name="Strong_20_Emphasis"><text:span text:style-name="T1">menyesuaikan tingkat kesulitannya</text:span></text:span><text:span text:style-name="T1"> biar game tetap seru dan menantang. </text:span></text:p>
                  </text:list-item>
                </text:list>
              </text:list-item>
              <text:list-item>
                <text:p text:style-name="P73"><text:span text:style-name="Strong_20_Emphasis"><text:span text:style-name="T1">Asisten Suara (Google Assistant, Siri)</text:span></text:span></text:p>
                <text:list>
                  <text:list-item>
                    <text:p text:style-name="P242"><text:span text:style-name="Strong_20_Emphasis"><text:span text:style-name="T1">Apa yang terjadi:</text:span></text:span><text:span text:style-name="T1"> Kamu bilang, "Ok Google, setel alarm jam 6 pagi," atau "Hey Siri, cuaca Banda Aceh hari ini gimana?" dan HP kamu langsung ngerti plus ngasih jawaban. </text:span></text:p>
                  </text:list-item>
                  <text:list-item>
                    <text:p text:style-name="P242"><text:span text:style-name="Strong_20_Emphasis"><text:span text:style-name="T1">Di Balik Layar (AI Beraksi):</text:span></text:span><text:span text:style-name="T1"> Ini melibatkan beberapa lapis AI! Pertama, AI </text:span><text:span text:style-name="Strong_20_Emphasis"><text:span text:style-name="T1">mengenali suara</text:span></text:span><text:span text:style-name="T1"> kamu dan mengubahnya jadi teks (</text:span><text:span text:style-name="Emphasis"><text:span text:style-name="T1">Speech Recognition</text:span></text:span><text:span text:style-name="T1">). Kedua, AI lain mencoba </text:span><text:span text:style-name="Strong_20_Emphasis"><text:span text:style-name="T1">memahami maksud</text:span></text:span><text:span text:style-name="T1"> dari kalimat perintahmu (</text:span><text:span text:style-name="Emphasis"><text:span text:style-name="T1">Natural Language Processing</text:span></text:span><text:span text:style-name="T1"> - NLP). Ketiga, AI mencari jawaban atau menjalankan perintah yang kamu minta. Semakin sering dipakai, AI ini juga bisa makin 'kenal' sama suara dan gaya bicaramu. </text:span></text:p>
                  </text:list-item>
                </text:list>
              </text:list-item>
              <text:list-item>
                <text:p text:style-name="P73"><text:span text:style-name="Strong_20_Emphasis"><text:span text:style-name="T1">Filter Wajah di Instagram/Snapchat/TikTok</text:span></text:span></text:p>
                <text:list>
                  <text:list-item>
                    <text:p text:style-name="P242"><text:span text:style-name="Strong_20_Emphasis"><text:span text:style-name="T1">Apa yang terjadi:</text:span></text:span><text:span text:style-name="T1"> Kamu pakai filter lucu yang nambahin telinga kelinci atau kacamata virtual ke wajahmu, dan filter itu nempel terus ngikutin gerakan kepalamu. </text:span></text:p>
                  </text:list-item>
                  <text:list-item>
                    <text:p text:style-name="P242"><text:span text:style-name="Strong_20_Emphasis"><text:span text:style-name="T1">Di Balik Layar (AI Beraksi):</text:span></text:span><text:span text:style-name="T1"> Ini pakai AI jenis </text:span><text:span text:style-name="Emphasis"><text:span text:style-name="T1">Computer Vision</text:span></text:span><text:span text:style-name="T1">! AI ini dilatih untuk bisa </text:span><text:span text:style-name="Strong_20_Emphasis"><text:span text:style-name="T1">mendeteksi dan mengenali fitur-fitur utama wajah manusia</text:span></text:span><text:span text:style-name="T1"> (mata, hidung, mulut, bentuk wajah) secara </text:span><text:span text:style-name="Emphasis"><text:span text:style-name="T1">real-time</text:span></text:span><text:span text:style-name="T1"> dari kamera HP kamu. Setelah wajahmu 'terpetakan', barulah efek visual filter itu bisa ditempelkan dengan pas dan terus mengikuti gerakanmu. Keren sekaligus kadang bikin pangling ya! </text:span></text:p>
                  </text:list-item>
                </text:list>
              </text:list-item>
              <text:list-item>
                <text:p text:style-name="P73"><text:soft-page-break/><text:span text:style-name="Strong_20_Emphasis"><text:span text:style-name="T1">Aplikasi Peta &amp; Navigasi (Google Maps, Waze)</text:span></text:span></text:p>
                <text:list>
                  <text:list-item>
                    <text:p text:style-name="P242"><text:span text:style-name="Strong_20_Emphasis"><text:span text:style-name="T1">Apa yang terjadi:</text:span></text:span><text:span text:style-name="T1"> Kamu mau ke suatu tempat, buka Google Maps, langsung dapat rute tercepat, perkiraan waktu sampai, plus info macet di jalan. </text:span></text:p>
                  </text:list-item>
                  <text:list-item>
                    <text:p text:style-name="P73"><text:span text:style-name="Strong_20_Emphasis"><text:span text:style-name="T1">Di Balik Layar (AI Beraksi):</text:span></text:span><text:span text:style-name="T1"> AI di sini bekerja </text:span><text:span text:style-name="Strong_20_Emphasis"><text:span text:style-name="T1">menganalisis data lalu lintas</text:span></text:span><text:span text:style-name="T1"> secara </text:span><text:span text:style-name="Emphasis"><text:span text:style-name="T1">real-time</text:span></text:span><text:span text:style-name="T1"> dari jutaan pengguna lain (termasuk mungkin kamu!) dan data historis. AI </text:span><text:span text:style-name="Strong_20_Emphasis"><text:span text:style-name="T1">menghitung berbagai kemungkinan rute</text:span></text:span><text:span text:style-name="T1"> dan </text:span><text:span text:style-name="Strong_20_Emphasis"><text:span text:style-name="T1">memprediksi</text:span></text:span><text:span text:style-name="T1"> mana yang paling efisien berdasarkan kondisi saat itu. Makanya, rekomendasinya bisa berubah-ubah tergantung situasi jalanan. </text:span></text:p>
                  </text:list-item>
                </text:list>
              </text:list-item>
            </text:list>
            <text:p text:style-name="P4">Gimana? Kaget nggak ternyata AI udah jadi 'teman' (atau mungkin 'mata-mata'?) kita sehari-hari? Ini baru sebagian kecil, lho. Intinya, AI bukan lagi sekadar konsep masa depan nun jauh di sana. Ia sudah ada di sini, sekarang, bekerja di balik layar untuk membuat banyak hal dalam hidup kita jadi lebih mudah, seru, atau... ya, kadang bikin ketagihan!</text:p>
            <text:p text:style-name="P326"/>
            <text:p text:style-name="P28"><text:span text:style-name="Strong_20_Emphasis"><text:span text:style-name="T1">(Saran Prompt Ilustrasi)</text:span></text:span></text:p>
            <text:list xml:id="list2232357782626602830" text:style-name="L56">
              <text:list-item>
                <text:p text:style-name="P74"><text:span text:style-name="Strong_20_Emphasis"><text:span text:style-name="T1">Prompt Gambar:</text:span></text:span><text:span text:style-name="T1"> "Buat infografis ceria dengan gaya ikon datar (flat design). Di tengah, ada ikon besar smartphone atau remaja yang tersenyum. Dari smartphone/remaja itu, muncul cabang-cabang panah menunjuk ke ikon-ikon kecil yang mewakili contoh AI sehari-hari: ikon 'play' YouTube/TikTok, ikon controller game, ikon mikrofon (asisten suara), ikon filter wajah lucu (topeng/kacamata), ikon pin lokasi Google Maps. Setiap ikon kecil diberi label singkat (misal: 'Rekomendasi Video', 'Musuh Game Cerdas', 'Asisten Suara', 'Filter Foto/Video', 'Peta &amp; Rute'). Gunakan warna-warna cerah dan layout yang mudah dibaca." </text:span></text:p>
              </text:list-item>
            </text:list>
            <text:p text:style-name="P326"/>
            <text:p text:style-name="P4">Silakan berikan perintah "YAX" jika Anda ingin saya melanjutkan ke prompt berikutnya (Isi Subbab 1.3).</text:p>
          </text:section>
          <text:section text:style-name="Sect1" text:name="feedback-form-17">
            <text:p text:style-name="P178"/>
          </text:section>
        </text:section>
        <text:section text:style-name="Sect1" text:name="331be1fa79d1010b">
          <text:p text:style-name="P4"/>
          <text:section text:style-name="Sect1" text:name="user-query-content-18">
            <text:p text:style-name="P325">YAX </text:p>
          </text:section>
          <text:p text:style-name="P178">Tampilkan alur berpikir</text:p>
          <text:section text:style-name="Sect2" text:name="model-response-message-contentr_331be1fa79d1010b">
            <text:p text:style-name="P28"><text:soft-page-break/><text:span text:style-name="T1">Oke, kita lanjutkan ke prompt keenam: </text:span><text:span text:style-name="Strong_20_Emphasis"><text:span text:style-name="T1">Isi Subbab 1.3: "Pertanyaan Besar: Kawan atau Lawan?" (Pembahasan Mendalam)</text:span></text:span><text:span text:style-name="T1">.</text:span></text:p>
            <text:p text:style-name="P326"/>
            <text:p text:style-name="P28"><text:span text:style-name="Strong_20_Emphasis"><text:span text:style-name="T1">(Jawaban untuk Prompt Isi Subbab 1.3: "Pertanyaan Besar: Kawan atau Lawan?")</text:span></text:span></text:p>
            <text:p text:style-name="P4">Nah, sekarang kita udah lihat dua sisi yang menarik, kan? Di satu sisi, kita punya imajinasi liar dari film dan komik tentang robot super canggih dan AI maha pintar (Subbab 1.1). Di sisi lain, kita juga udah 'ngeh' kalau versi awal dari teknologi ini ternyata udah menyebar luas dan kita pakai tiap hari, seringkali tanpa sadar (Subbab 1.2). Perkembangannya pun super cepat! Apa yang dulu cuma khayalan, pelan-pelan mulai jadi kenyataan di tahun 2025 ini.</text:p>
            <text:p text:style-name="P4">Melihat betapa hebatnya potensi teknologi ini (ingat Jarvis atau Baymax?) sekaligus betapa cepat dan dalamnya ia menyusup ke kehidupan kita, muncullah sebuah pertanyaan besar yang jadi inti dari buku ini, pertanyaan yang sama dengan judulnya:</text:p>
            <text:p text:style-name="P28"><text:span text:style-name="Strong_20_Emphasis"><text:span text:style-name="T1">Dengan segala kemampuannya, apakah robot cerdas dan AI ini pada akhirnya akan menjadi 'Kawan' atau 'Lawan' bagi umat manusia?</text:span></text:span></text:p>
            <text:p text:style-name="P4">Ini bukan pertanyaan gampang, lho. Coba deh kita pikirkan sejenak:</text:p>
            <text:list xml:id="list5225550757900183725" text:style-name="L57">
              <text:list-item>
                <text:p text:style-name="P243"><text:span text:style-name="Strong_20_Emphasis"><text:span text:style-name="T1">Di sisi 'Kawan':</text:span></text:span><text:span text:style-name="T1"> Bayangkan AI yang bisa bantu dokter temukan obat kanker lebih cepat, robot yang bisa kerja di tempat berbahaya menggantikan manusia, teknologi yang bantu kita atasi perubahan iklim, atau sekadar bikin hidup kita lebih mudah dan menyenangkan. Bukankah itu terdengar seperti teman baik yang sangat kita butuhkan? Potensi positifnya luar biasa! </text:span></text:p>
              </text:list-item>
              <text:list-item>
                <text:p text:style-name="P75"><text:span text:style-name="Strong_20_Emphasis"><text:span text:style-name="T1">Di sisi 'Lawan':</text:span></text:span><text:span text:style-name="T1"> Tapi, coba bayangkan juga kemungkinan lainnya. Gimana kalau robot pintar ini malah mengambil alih jutaan pekerjaan manusia, termasuk pekerjaanmu nanti? Gimana kalau AI digunakan untuk mengawasi kita terus-menerus sampai nggak ada lagi privasi? Gimana kalau sistem AI yang sangat kompleks bikin kesalahan fatal? Atau bahkan, pertanyaan yang sering muncul di film: bisakah mereka lepas kendali? Kekhawatiran ini juga nyata dan butuh perhatian serius. </text:span></text:p>
              </text:list-item>
            </text:list>
            <text:p text:style-name="P4">Jadi, teman atau ancaman? Kawan atau lawan? Membantu atau merugikan?</text:p>
            <text:p text:style-name="P4">Buku ini tidak akan langsung memberi kamu jawaban hitam putih. Karena sejujurnya, jawabannya mungkin tidak sesederhana itu. Tujuan kita di sini <text:soft-page-break/>adalah menjelajahi kedua sisi mata uang ini bersama-sama. Kita akan kupas tuntas berbagai aspek—cara kerjanya, kemampuannya, dampaknya pada pekerjaan, isu privasi, masalah keadilan, sampai aturan main etikanya—agar kamu bisa punya pemahaman yang lebih dalam.</text:p>
            <text:p text:style-name="P4">Yuk, kita mulai perjalanan ini untuk mencari tahu lebih banyak, berpikir kritis, dan akhirnya, mencoba menjawab pertanyaan besar itu untuk diri kita sendiri. Siap?</text:p>
            <text:p text:style-name="P326"/>
            <text:p text:style-name="P28"><text:span text:style-name="Strong_20_Emphasis"><text:span text:style-name="T1">(Saran Prompt Ilustrasi)</text:span></text:span></text:p>
            <text:list xml:id="list3798167655552187060" text:style-name="L58">
              <text:list-item>
                <text:p text:style-name="P76"><text:span text:style-name="Strong_20_Emphasis"><text:span text:style-name="T1">Prompt Gambar:</text:span></text:span><text:span text:style-name="T1"> "Gambarkan sebuah ikon besar berupa tanda tanya (?) yang dominan. Di dalam lekukan atas tanda tanya, gambarkan ikon-ikon yang melambangkan 'teman' atau manfaat AI/robot (misalnya: stetoskop dengan chip AI, robot menyiram tanaman, ikon bola dunia dengan jaring koneksi). Di dalam titik bawah tanda tanya, gambarkan ikon-ikon yang melambangkan 'ancaman' atau risiko (misalnya: ikon manusia digantikan robot di meja kerja, ikon mata besar mengawasi (surveillance), ikon tanda seru bahaya (!)). Gunakan gaya visual yang simpel tapi kuat maknanya, mungkin dengan palet warna kontras antara bagian atas dan bawah tanda tanya." </text:span></text:p>
              </text:list-item>
            </text:list>
            <text:p text:style-name="P326"/>
            <text:p text:style-name="P4">Ini adalah akhir dari Bab 1. Silakan berikan perintah "YAX" jika Anda ingin saya melanjutkan ke prompt berikutnya (Pengantar Bab 2).</text:p>
          </text:section>
          <text:section text:style-name="Sect1" text:name="feedback-form-18">
            <text:p text:style-name="P178"/>
          </text:section>
        </text:section>
        <text:section text:style-name="Sect1" text:name="ad25ffe558b440d4">
          <text:p text:style-name="P4"/>
          <text:section text:style-name="Sect1" text:name="user-query-content-19">
            <text:p text:style-name="P325">YAX </text:p>
          </text:section>
          <text:p text:style-name="P178">Tampilkan alur berpikir</text:p>
          <text:section text:style-name="Sect2" text:name="model-response-message-contentr_ad25ffe558b440d4">
            <text:p text:style-name="P28"><text:span text:style-name="T1">Oke, kita masuk ke prompt ketujuh: </text:span><text:span text:style-name="Strong_20_Emphasis"><text:span text:style-name="T1">Pengantar Bab 2: "Membongkar Rahasia Kecerdasan Buatan (AI)"</text:span></text:span><text:span text:style-name="T1">.</text:span></text:p>
            <text:p text:style-name="P326"/>
            <text:p text:style-name="P28"><text:span text:style-name="Strong_20_Emphasis"><text:span text:style-name="T1">(Jawaban untuk Prompt Pengantar Bab 2: "Membongkar Rahasia Kecerdasan Buatan (AI)")</text:span></text:span></text:p>
            <text:p text:style-name="P4">Di Bab 1 kita udah lihat kan, betapa AI itu udah ada di mana-mana? Mulai dari <text:soft-page-break/>algoritma media sosial yang kayaknya bisa baca pikiran kita, sampai asisten suara di HP yang bisa jawab pertanyaan. Keren sih, tapi pernah nggak kamu berhenti sejenak dan mikir, "Gimana caranya ya semua itu bekerja? Kok bisa komputer atau program jadi 'pintar' begitu?" Seringkali cara kerja AI memang terasa seperti 'sihir' atau sebuah 'kotak hitam' misterius yang bikin penasaran.</text:p>
            <text:p text:style-name="P28"><text:span text:style-name="T1">Nah, selamat! Kamu sekarang berada di tempat yang tepat. Di Bab 2 ini, kita bakal jadi detektif teknologi! Misi kita adalah </text:span><text:span text:style-name="Strong_20_Emphasis"><text:span text:style-name="T1">membongkar rahasia</text:span></text:span><text:span text:style-name="T1"> di balik Kecerdasan Buatan atau AI itu. Tenang, kita nggak akan pakai bahasa alien atau rumus matematika yang bikin kening berkerut. Kita akan coba pahami konsep-konsep dasarnya pakai bahasa yang santai dan contoh yang gampang dicerna.</text:span></text:p>
            <text:p text:style-name="P4">Ini dia peta petualangan kita di bab ini:</text:p>
            <text:list xml:id="list3063141533181771734" text:style-name="L59">
              <text:list-item>
                <text:p text:style-name="P244"><text:span text:style-name="T1">Kita mulai dengan pertanyaan paling dasar: </text:span><text:span text:style-name="Strong_20_Emphasis"><text:span text:style-name="T1">Apa sih AI itu sebenarnya?</text:span></text:span><text:span text:style-name="T1"> (Dan kenapa dia beda sama robot biasa?) (Subbab 2.1). </text:span></text:p>
              </text:list-item>
              <text:list-item>
                <text:p text:style-name="P244"><text:span text:style-name="T1">Lalu, kita intip 'dapur pacu'-nya: </text:span><text:span text:style-name="Strong_20_Emphasis"><text:span text:style-name="T1">Gimana caranya mesin bisa 'belajar'?</text:span></text:span><text:span text:style-name="T1"> (Kenalan sama </text:span><text:span text:style-name="Emphasis"><text:span text:style-name="T1">Machine Learning</text:span></text:span><text:span text:style-name="T1">!) (Subbab 2.2). </text:span></text:p>
              </text:list-item>
              <text:list-item>
                <text:p text:style-name="P244"><text:span text:style-name="T1">Kita cari tahu 'bahan bakar' utamanya: </text:span><text:span text:style-name="Strong_20_Emphasis"><text:span text:style-name="T1">Kenapa data itu penting banget buat AI?</text:span></text:span><text:span text:style-name="T1"> (Subbab 2.3). </text:span></text:p>
              </text:list-item>
              <text:list-item>
                <text:p text:style-name="P77"><text:span text:style-name="T1">Terakhir, kita kenali berbagai </text:span><text:span text:style-name="Strong_20_Emphasis"><text:span text:style-name="T1">'wajah' atau jenis AI</text:span></text:span><text:span text:style-name="T1"> yang sering kita temui sehari-hari (Subbab 2.4). </text:span></text:p>
              </text:list-item>
            </text:list>
            <text:p text:style-name="P4">Harapannya, setelah kita selesai menjelajahi Bab 2 ini, 'sihir' AI tadi bakal terasa lebih masuk akal. Kamu bakal punya gambaran lebih jelas tentang apa itu AI dan kenapa teknologi ini bisa begitu hebat sekaligus kompleks. Yuk, siapkan kaca pembesarmu, kita mulai investigasinya!</text:p>
            <text:p text:style-name="P326"/>
            <text:p text:style-name="P28"><text:span text:style-name="Strong_20_Emphasis"><text:span text:style-name="T1">(Saran Prompt Ilustrasi)</text:span></text:span></text:p>
            <text:list xml:id="list8187412754767851584" text:style-name="L60">
              <text:list-item>
                <text:p text:style-name="P78"><text:span text:style-name="Strong_20_Emphasis"><text:span text:style-name="T1">Prompt Gambar:</text:span></text:span><text:span text:style-name="T1"> "Gambarkan ilustrasi sebuah 'kotak hitam' (black box) misterius dengan tanda tanya besar di atasnya. Dari dalam kotak hitam itu, keluar cahaya terang atau kabel-kabel warna-warni yang terhubung ke ikon-ikon aplikasi AI (seperti ikon medsos, game, asisten suara). Di samping kotak hitam, ada figur kartun remaja (seperti di ilustrasi sebelumnya) yang memegang kaca pembesar dan tampak sedang mengamati atau mencoba 'mengintip' ke dalam kotak hitam tersebut dengan ekspresi penasaran dan antusias. Judul bab 'Membongkar </text:span><text:soft-page-break/><text:span text:style-name="T1">Rahasia Kecerdasan Buatan (AI)' bisa ditempatkan di atas atau di bawah ilustrasi." </text:span></text:p>
              </text:list-item>
            </text:list>
            <text:p text:style-name="P326"/>
            <text:p text:style-name="P4">Silakan berikan perintah "YAX" jika Anda ingin saya melanjutkan ke prompt berikutnya (Isi Subbab 2.1).</text:p>
          </text:section>
          <text:section text:style-name="Sect1" text:name="feedback-form-19">
            <text:p text:style-name="P178"/>
          </text:section>
        </text:section>
        <text:section text:style-name="Sect1" text:name="9925b93fe284cd7d">
          <text:p text:style-name="P4"/>
          <text:section text:style-name="Sect1" text:name="user-query-content-20">
            <text:p text:style-name="P325">yax </text:p>
          </text:section>
          <text:p text:style-name="P178">Tampilkan alur berpikir</text:p>
          <text:section text:style-name="Sect2" text:name="model-response-message-contentr_9925b93fe284cd7d">
            <text:p text:style-name="P28"><text:span text:style-name="T1">Oke, kita lanjutkan ke prompt kedelapan: </text:span><text:span text:style-name="Strong_20_Emphasis"><text:span text:style-name="T1">Isi Subbab 2.1: "Apa Sih AI Itu Sebenarnya? (Bukan Cuma Robot!)" (Pembahasan Mendalam)</text:span></text:span><text:span text:style-name="T1">.</text:span></text:p>
            <text:p text:style-name="P326"/>
            <text:p text:style-name="P28"><text:span text:style-name="Strong_20_Emphasis"><text:span text:style-name="T1">(Jawaban untuk Prompt Isi Subbab 2.1: "Apa Sih AI Itu Sebenarnya? (Bukan Cuma Robot!)")</text:span></text:span></text:p>
            <text:p text:style-name="P4">Sering banget kan kita dengar istilah AI atau Kecerdasan Buatan? Tapi sebenarnya apa sih itu? Biar nggak salah kaprah, yuk kita luruskan dulu.</text:p>
            <text:p text:style-name="P28"><text:span text:style-name="T1">Secara sederhana, </text:span><text:span text:style-name="Strong_20_Emphasis"><text:span text:style-name="T1">Kecerdasan Buatan (AI)</text:span></text:span><text:span text:style-name="T1"> itu adalah </text:span><text:span text:style-name="Strong_20_Emphasis"><text:span text:style-name="T1">bidang ilmu komputer yang fokus pada pembuatan sistem atau program komputer yang bisa melakukan tugas-tugas yang biasanya butuh kecerdasan manusia.</text:span></text:span><text:span text:style-name="T1"> Tugas-tugas ini contohnya: belajar dari pengalaman, mengenali pola (seperti mengenali wajah atau suara), memecahkan masalah, memahami bahasa, dan membuat keputusan. Intinya, AI mencoba meniru kemampuan kognitif manusia pada mesin.</text:span></text:p>
            <text:p text:style-name="P28"><text:span text:style-name="T1">Nah, ini bagian yang </text:span><text:span text:style-name="Strong_20_Emphasis"><text:span text:style-name="T1">PENTING BANGET</text:span></text:span><text:span text:style-name="T1"> dan sering bikin bingung: </text:span><text:span text:style-name="Strong_20_Emphasis"><text:span text:style-name="T1">AI itu TIDAK SAMA dengan ROBOT!</text:span></text:span></text:p>
            <text:list xml:id="list6666311173895144837" text:style-name="L61">
              <text:list-item>
                <text:p text:style-name="P245"><text:span text:style-name="Strong_20_Emphasis"><text:span text:style-name="T1">AI (Kecerdasan Buatan):</text:span></text:span><text:span text:style-name="T1"> Anggap saja ini sebagai </text:span><text:span text:style-name="Strong_20_Emphasis"><text:span text:style-name="T1">'otak' atau kecerdasannya</text:span></text:span><text:span text:style-name="T1">. AI itu wujudnya </text:span><text:span text:style-name="Strong_20_Emphasis"><text:span text:style-name="T1">program komputer atau software</text:span></text:span><text:span text:style-name="T1">. Dia nggak harus punya badan fisik. Contoh paling gampang: algoritma rekomendasi di YouTube atau TikTok itu AI, tapi dia nggak punya tangan atau kaki, kan? Dia hidup di dalam server komputer. </text:span></text:p>
              </text:list-item>
              <text:list-item>
                <text:p text:style-name="P79"><text:span text:style-name="Strong_20_Emphasis"><text:span text:style-name="T1">Robot:</text:span></text:span><text:span text:style-name="T1"> Ini baru </text:span><text:span text:style-name="Strong_20_Emphasis"><text:span text:style-name="T1">'tubuh' atau fisiknya</text:span></text:span><text:span text:style-name="T1">. Robot itu </text:span><text:span text:style-name="Strong_20_Emphasis"><text:span text:style-name="T1">mesin atau hardware</text:span></text:span><text:span text:style-name="T1"> yang bisa bergerak dan berinteraksi dengan dunia fisik. Robot bisa jadi 'bodoh' kalau cuma diprogram untuk melakukan tugas sederhana </text:span><text:soft-page-break/><text:span text:style-name="T1">berulang-ulang (kayak lengan pabrik zaman dulu). TAPI, robot bisa jadi </text:span><text:span text:style-name="Strong_20_Emphasis"><text:span text:style-name="T1">'pintar' atau 'cerdas' KALAU 'otak'-nya dipasangi AI.</text:span></text:span><text:span text:style-name="T1"> </text:span></text:p>
              </text:list-item>
            </text:list>
            <text:p text:style-name="P28"><text:span text:style-name="T1">Jadi, </text:span><text:span text:style-name="Strong_20_Emphasis"><text:span text:style-name="T1">robot cerdas itu adalah gabungan antara 'tubuh' (robot) dan 'otak' (AI)</text:span></text:span><text:span text:style-name="T1">. Tapi AI bisa ada tanpa robot, dan robot bisa ada tanpa AI (walaupun mungkin nggak terlalu 'cerdas'). Jelas ya bedanya?</text:span></text:p>
            <text:p text:style-name="P28"><text:span text:style-name="T1">Terus, apa bedanya AI sama program komputer biasa kayak Microsoft Word atau game jadul? Program biasa itu bekerja </text:span><text:span text:style-name="Strong_20_Emphasis"><text:span text:style-name="T1">mengikuti instruksi yang sudah ditulis secara rinci dan tetap</text:span></text:span><text:span text:style-name="T1"> oleh programmer. Misalnya, kalkulator di HP kamu: dia cuma bisa menghitung sesuai rumus yang sudah ditanamkan. Dia nggak bisa belajar jadi lebih pintar dalam menghitung, kan?</text:span></text:p>
            <text:p text:style-name="P28"><text:span text:style-name="T1">Nah, AI (terutama jenis yang akan kita bahas nanti, </text:span><text:span text:style-name="Emphasis"><text:span text:style-name="T1">Machine Learning</text:span></text:span><text:span text:style-name="T1">) beda. Dia dirancang untuk bisa </text:span><text:span text:style-name="Strong_20_Emphasis"><text:span text:style-name="T1">belajar dari data atau pengalaman baru dan beradaptasi</text:span></text:span><text:span text:style-name="T1">. Mirip kayak kamu belajar naik sepeda, awalnya jatuh-jatuh, tapi lama-lama makin lancar karena otakmu belajar menyeimbangkan diri. AI rekomendasi musik juga gitu, dia 'belajar' seleramu dari lagu yang kamu dengarkan, jadi rekomendasinya bisa makin pas seiring waktu, tanpa perlu programmer mengubah kodenya setiap hari.</text:span></text:p>
            <text:p text:style-name="P28"><text:span text:style-name="T1">Satu lagi yang perlu diingat, AI itu nggak selalu berbentuk kayak manusia super pintar di film. Kebanyakan AI yang ada saat ini (April 2025) adalah </text:span><text:span text:style-name="Strong_20_Emphasis"><text:span text:style-name="T1">'AI Spesialis'</text:span></text:span><text:span text:style-name="T1"> atau </text:span><text:span text:style-name="Emphasis"><text:span text:style-name="T1">Narrow AI</text:span></text:span><text:span text:style-name="T1">, artinya dia jago banget dalam satu atau beberapa tugas spesifik aja (misalnya jago main catur, jago menerjemahkan, atau jago mengenali gambar kucing), tapi nggak bisa melakukan hal lain di luar spesialisasinya itu.</text:span></text:p>
            <text:p text:style-name="P4">Jadi, intinya: AI itu kecerdasan buatan pada program komputer, fokusnya meniru kemampuan berpikir manusia, beda sama robot (fisiknya), dan punya kemampuan belajar/adaptasi yang membedakannya dari program biasa. Sip, udah mulai kebayang kan?</text:p>
            <text:p text:style-name="P326"/>
            <text:p text:style-name="P28"><text:span text:style-name="Strong_20_Emphasis"><text:span text:style-name="T1">(Saran Prompt Ilustrasi)</text:span></text:span></text:p>
            <text:list xml:id="list1520680938079389882" text:style-name="L62">
              <text:list-item>
                <text:p text:style-name="P80"><text:span text:style-name="Strong_20_Emphasis"><text:span text:style-name="T1">Prompt Gambar:</text:span></text:span><text:span text:style-name="T1"> "Buat ilustrasi diagram Venn yang simpel dan jelas. Satu lingkaran diberi label 'AI (Otak/Software)' dengan ikon chip komputer atau otak digital di dalamnya. Lingkaran kedua diberi label 'Robot (Tubuh/Hardware)' dengan ikon lengan robot atau robot beroda di dalamnya. Area irisan (perpotongan) kedua lingkaran diberi label </text:span><text:soft-page-break/><text:span text:style-name="T1">'Robot Cerdas' dengan ikon robot humanoid sederhana yang otaknya bersinar (menandakan AI). Di luar lingkaran, bisa ditambahkan contoh AI tanpa robot (ikon algoritma rekomendasi) dan robot tanpa AI (ikon lengan pabrik sederhana)." </text:span></text:p>
              </text:list-item>
            </text:list>
            <text:p text:style-name="P326"/>
            <text:p text:style-name="P4">Silakan berikan perintah "YAX" jika Anda ingin saya melanjutkan ke prompt berikutnya (Isi Subbab 2.2).</text:p>
          </text:section>
          <text:section text:style-name="Sect1" text:name="feedback-form-20">
            <text:p text:style-name="P178"/>
          </text:section>
        </text:section>
        <text:section text:style-name="Sect1" text:name="37dab541aa4358a1">
          <text:p text:style-name="P4"/>
          <text:section text:style-name="Sect1" text:name="user-query-content-21">
            <text:p text:style-name="P325">yax </text:p>
          </text:section>
          <text:p text:style-name="P178">Tampilkan alur berpikir</text:p>
          <text:section text:style-name="Sect2" text:name="model-response-message-contentr_37dab541aa4358a1">
            <text:p text:style-name="P28"><text:span text:style-name="T1">Oke, mari kita lanjutkan ke prompt kesembilan: </text:span><text:span text:style-name="Strong_20_Emphasis"><text:span text:style-name="T1">Isi Subbab 2.2: "Belajar Seperti Manusia (Tapi Beda!) - Mesin Pembelajaran (Machine Learning intro)" (Pembahasan Mendalam)</text:span></text:span><text:span text:style-name="T1">.</text:span></text:p>
            <text:p text:style-name="P326"/>
            <text:p text:style-name="P28"><text:span text:style-name="Strong_20_Emphasis"><text:span text:style-name="T1">(Jawaban untuk Prompt Isi Subbab 2.2: "Belajar Seperti Manusia (Tapi Beda!) - Mesin Pembelajaran (Machine Learning intro)")</text:span></text:span></text:p>
            <text:p text:style-name="P28"><text:span text:style-name="T1">Nah, di subbab sebelumnya kita udah singgung kalau AI itu bisa 'belajar'. Gimana caranya? Apa dia punya buku pelajaran atau ikut les privat? Tentu nggak gitu ya! 'Rahasia' utama di balik kemampuan belajar AI modern itu namanya </text:span><text:span text:style-name="Strong_20_Emphasis"><text:span text:style-name="T1">Mesin Pembelajaran</text:span></text:span><text:span text:style-name="T1"> atau </text:span><text:span text:style-name="Strong_20_Emphasis"><text:span text:style-name="T1">Machine Learning (ML)</text:span></text:span><text:span text:style-name="T1">. Anggap saja ML ini adalah salah satu 'jantung' utama yang bikin AI jadi pintar.</text:span></text:p>
            <text:p text:style-name="P4">Jadi, apa itu Machine Learning?</text:p>
            <text:p text:style-name="P28"><text:span text:style-name="T1">Gampangnya gini: </text:span><text:span text:style-name="Strong_20_Emphasis"><text:span text:style-name="T1">Machine Learning adalah kemampuan sistem komputer untuk belajar dari contoh (data) dan menjadi lebih baik dalam melakukan tugas tertentu seiring waktu, tanpa perlu diberi tahu secara rinci langkah demi langkah untuk setiap kemungkinan.</text:span></text:span></text:p>
            <text:p text:style-name="P28"><text:span text:style-name="T1">Bingung? Oke, kita pakai </text:span><text:span text:style-name="Strong_20_Emphasis"><text:span text:style-name="T1">analogi filter spam email</text:span></text:span><text:span text:style-name="T1"> deh. Kamu pasti sering dapat email sampah (spam) kan? Nah, gimana caranya Gmail atau layanan email lain bisa tahu mana email penting, mana email spam?</text:span></text:p>
            <text:list xml:id="list3380908824570055003" text:style-name="L63">
              <text:list-item>
                <text:p text:style-name="P246"><text:span text:style-name="Strong_20_Emphasis"><text:span text:style-name="T1">Cara Lama (Tanpa ML):</text:span></text:span><text:span text:style-name="T1"> Programmer harus menulis </text:span><text:span text:style-name="Emphasis"><text:span text:style-name="T1">ratusan</text:span></text:span><text:span text:style-name="T1"> aturan manual. Misalnya, "Kalau email ada kata 'diskon besar', 'klik di sini', 'hadiah gratis', tandai sebagai spam." Ribet banget kan? Dan pasti </text:span><text:soft-page-break/><text:span text:style-name="T1">banyak spam jenis baru yang lolos. </text:span></text:p>
              </text:list-item>
              <text:list-item>
                <text:p text:style-name="P246"><text:span text:style-name="Strong_20_Emphasis"><text:span text:style-name="T1">Cara Keren (Dengan ML):</text:span></text:span><text:span text:style-name="T1"> </text:span></text:p>
                <text:list>
                  <text:list-item>
                    <text:p text:style-name="P246"><text:span text:style-name="T1">Programmer nggak nulis aturan detail. Mereka malah </text:span><text:span text:style-name="Strong_20_Emphasis"><text:span text:style-name="T1">ngasih 'makanan'</text:span></text:span><text:span text:style-name="T1"> ke sistem ML berupa </text:span><text:span text:style-name="Strong_20_Emphasis"><text:span text:style-name="T1">ribuan contoh email</text:span></text:span><text:span text:style-name="T1">: ini contoh email spam, ini contoh email yang bukan spam. </text:span></text:p>
                  </text:list-item>
                  <text:list-item>
                    <text:p text:style-name="P246"><text:span text:style-name="T1">Sistem ML kemudian </text:span><text:span text:style-name="Strong_20_Emphasis"><text:span text:style-name="T1">'berlatih' (Training)</text:span></text:span><text:span text:style-name="T1">. Dia menganalisis semua contoh email itu dan </text:span><text:span text:style-name="Strong_20_Emphasis"><text:span text:style-name="T1">mencari pola atau ciri-ciri</text:span></text:span><text:span text:style-name="T1"> yang sering muncul di email spam (misalnya kata-kata tertentu, pengirim aneh, link mencurigakan) dan ciri-ciri email yang bukan spam. Dia 'belajar' membedakannya sendiri. </text:span></text:p>
                  </text:list-item>
                  <text:list-item>
                    <text:p text:style-name="P246"><text:span text:style-name="T1">Hasil latihannya adalah sebuah </text:span><text:span text:style-name="Strong_20_Emphasis"><text:span text:style-name="T1">'Model' ML</text:span></text:span><text:span text:style-name="T1">. Model ini kayak 'otak' AI yang udah terlatih jago mengenali spam. </text:span></text:p>
                  </text:list-item>
                  <text:list-item>
                    <text:p text:style-name="P246"><text:span text:style-name="T1">Nah, ketika ada </text:span><text:span text:style-name="Strong_20_Emphasis"><text:span text:style-name="T1">email baru masuk</text:span></text:span><text:span text:style-name="T1">, email itu 'ditanyakan' ke Model ML tadi. Berdasarkan pola yang udah dipelajari, model akan </text:span><text:span text:style-name="Strong_20_Emphasis"><text:span text:style-name="T1">menebak atau memprediksi</text:span></text:span><text:span text:style-name="T1">: "Hmm, kayaknya ini spam deh," atau "Oke, ini email aman." </text:span></text:p>
                  </text:list-item>
                  <text:list-item>
                    <text:p text:style-name="P81"><text:span text:style-name="T1">Hebatnya lagi, kalau kamu menandai sebuah email sebagai spam (atau sebaliknya), sistem ML bisa </text:span><text:span text:style-name="Strong_20_Emphasis"><text:span text:style-name="T1">belajar lagi</text:span></text:span><text:span text:style-name="T1"> dari masukanmu itu biar ke depannya makin akurat! </text:span></text:p>
                  </text:list-item>
                </text:list>
              </text:list-item>
            </text:list>
            <text:p text:style-name="P28"><text:span text:style-name="T1">Proses </text:span><text:span text:style-name="Strong_20_Emphasis"><text:span text:style-name="T1">Data -&gt; Training -&gt; Model -&gt; Prediksi</text:span></text:span><text:span text:style-name="T1"> ini adalah inti dari banyak aplikasi AI yang kita temui, mulai dari rekomendasi video YouTube (belajar seleramu dari video yang ditonton), pengenalan wajah (belajar mengenali wajahmu dari banyak fotomu), sampai mobil otonom (belajar mengemudi dari data jutaan kilometer perjalanan).</text:span></text:p>
            <text:p text:style-name="P28"><text:span text:style-name="Strong_20_Emphasis"><text:span text:style-name="T1">Tapi, apakah cara belajar mesin ini sama persis kayak manusia?</text:span></text:span></text:p>
            <text:p text:style-name="P4">Nggak juga! Ada beberapa perbedaan penting:</text:p>
            <text:list xml:id="list3030729325358493069" text:style-name="L64">
              <text:list-item>
                <text:p text:style-name="P247"><text:span text:style-name="Strong_20_Emphasis"><text:span text:style-name="T1">Kecepatan &amp; Skala:</text:span></text:span><text:span text:style-name="T1"> Mesin bisa belajar dari jutaan contoh data dalam waktu singkat, jauh lebih cepat dari manusia. </text:span></text:p>
              </text:list-item>
              <text:list-item>
                <text:p text:style-name="P247"><text:span text:style-name="Strong_20_Emphasis"><text:span text:style-name="T1">Kebutuhan Data:</text:span></text:span><text:span text:style-name="T1"> ML biasanya butuh data yang </text:span><text:span text:style-name="Emphasis"><text:span text:style-name="T1">banyak banget</text:span></text:span><text:span text:style-name="T1"> dan terstruktur rapi untuk bisa belajar efektif. Manusia seringkali bisa belajar hal baru dari sedikit contoh saja. </text:span></text:p>
              </text:list-item>
              <text:list-item>
                <text:p text:style-name="P247"><text:span text:style-name="Strong_20_Emphasis"><text:span text:style-name="T1">Pemahaman Konteks:</text:span></text:span><text:span text:style-name="T1"> Manusia punya </text:span><text:span text:style-name="Emphasis"><text:span text:style-name="T1">common sense</text:span></text:span><text:span text:style-name="T1"> atau pemahaman konteks dunia. Kita ngerti kalau gambar kucing terbang itu aneh. Mesin (saat ini) belum punya pemahaman mendalam seperti itu, dia hanya mengenali pola statistik dari data. </text:span></text:p>
              </text:list-item>
              <text:list-item>
                <text:p text:style-name="P82"><text:soft-page-break/><text:span text:style-name="Strong_20_Emphasis"><text:span text:style-name="T1">Kesadaran &amp; Emosi:</text:span></text:span><text:span text:style-name="T1"> Yang paling jelas, mesin tidak punya kesadaran, perasaan, emosi, atau niat seperti manusia. Proses belajarnya murni matematis dan statistis. </text:span></text:p>
              </text:list-item>
            </text:list>
            <text:p text:style-name="P4">Jadi, ML memang meniru proses belajar, tapi dengan cara yang sangat berbeda dari kita. Dia super cepat dan jago kenali pola di data besar, tapi belum punya pemahaman mendalam seperti manusia.</text:p>
            <text:p text:style-name="P326"/>
            <text:p text:style-name="P28"><text:span text:style-name="Strong_20_Emphasis"><text:span text:style-name="T1">(Saran Prompt Ilustrasi)</text:span></text:span></text:p>
            <text:list xml:id="list7819948204843735606" text:style-name="L65">
              <text:list-item>
                <text:p text:style-name="P83"><text:span text:style-name="Strong_20_Emphasis"><text:span text:style-name="T1">Prompt Gambar:</text:span></text:span><text:span text:style-name="T1"> "Buat ilustrasi proses Machine Learning dengan gaya diagram alur sederhana. Mulai dari kiri: ikon 'Tumpukan Data Besar' (misalnya folder atau database) dengan panah menuju ikon 'Otak/Chip AI yang sedang Berpikir/Berlatih' (mungkin ada simbol grafik atau pola). Dari ikon otak, panah menunjuk ke ikon 'Model AI' (misalnya sebuah bentuk geometris solid atau ikon 'certified'). Terakhir, dari Model AI, panah menunjuk ke ikon 'Prediksi/Keputusan' (misalnya ikon tanda tanya yang berubah jadi tanda centang/silang, atau ikon lampu bohlam menyala). Beri label singkat di setiap tahap: 'Data Latihan', 'Proses Belajar (Training)', 'Model Terlatih', 'Prediksi/Output'." </text:span></text:p>
              </text:list-item>
            </text:list>
            <text:p text:style-name="P326"/>
            <text:p text:style-name="P4">Ini adalah akhir dari Subbab 2.2. Silakan berikan perintah "YAX" jika Anda ingin saya melanjutkan ke prompt berikutnya (Isi Subbab 2.3).</text:p>
          </text:section>
          <text:section text:style-name="Sect1" text:name="feedback-form-21">
            <text:p text:style-name="P178"/>
          </text:section>
        </text:section>
        <text:section text:style-name="Sect1" text:name="251ad50d100fa54c">
          <text:p text:style-name="P4"/>
          <text:section text:style-name="Sect1" text:name="user-query-content-22">
            <text:p text:style-name="P325">yax </text:p>
          </text:section>
          <text:p text:style-name="P178">Tampilkan alur berpikir</text:p>
          <text:section text:style-name="Sect2" text:name="model-response-message-contentr_251ad50d100fa54c">
            <text:p text:style-name="P28"><text:span text:style-name="T1">Oke, kita lanjutkan ke prompt kesepuluh: </text:span><text:span text:style-name="Strong_20_Emphasis"><text:span text:style-name="T1">Isi Subbab 2.3: "Dari Data Menjadi Pintar (Importance of data)" (Pembahasan Mendalam)</text:span></text:span><text:span text:style-name="T1">.</text:span></text:p>
            <text:p text:style-name="P326"/>
            <text:p text:style-name="P28"><text:span text:style-name="Strong_20_Emphasis"><text:span text:style-name="T1">(Jawaban untuk Prompt Isi Subbab 2.3: "Dari Data Menjadi Pintar (Importance of data)")</text:span></text:span></text:p>
            <text:p text:style-name="P28"><text:span text:style-name="T1">Di subbab sebelumnya, kita udah lihat gimana </text:span><text:span text:style-name="Emphasis"><text:span text:style-name="T1">Machine Learning</text:span></text:span><text:span text:style-name="T1"> (ML) bikin AI bisa 'belajar' dari contoh. Nah, sekarang pertanyaannya: 'contoh' itu datangnya </text:span><text:soft-page-break/><text:span text:style-name="T1">dari mana? Jawabannya cuma satu kata: </text:span><text:span text:style-name="Strong_20_Emphasis"><text:span text:style-name="T1">DATA!</text:span></text:span></text:p>
            <text:p text:style-name="P4">Kalau mau AI (khususnya yang pakai ML) jadi pintar, dia butuh 'makanan'. Dan makanannya itu ya data. Anggap saja begini:</text:p>
            <text:list xml:id="list6211359260791671887" text:style-name="L66">
              <text:list-item>
                <text:p text:style-name="P248"><text:span text:style-name="Strong_20_Emphasis"><text:span text:style-name="T1">Jika AI itu mesin, maka DATA adalah bahan bakarnya.</text:span></text:span><text:span text:style-name="T1"> Tanpa bahan bakar, mesin secanggih apapun nggak akan jalan. </text:span></text:p>
              </text:list-item>
              <text:list-item>
                <text:p text:style-name="P84"><text:span text:style-name="Strong_20_Emphasis"><text:span text:style-name="T1">Jika AI itu murid, maka DATA adalah buku pelajaran, guru, sekaligus semua pengalaman belajarnya.</text:span></text:span><text:span text:style-name="T1"> Tanpa bahan belajar, murid nggak akan pintar. </text:span></text:p>
              </text:list-item>
            </text:list>
            <text:p text:style-name="P28"><text:span text:style-name="T1">Mengapa data sepenting itu? Karena AI model ML </text:span><text:span text:style-name="Strong_20_Emphasis"><text:span text:style-name="T1">belajar dengan cara mengenali pola dari contoh-contoh yang ada di dalam data</text:span></text:span><text:span text:style-name="T1">. Semakin banyak dan semakin bagus contoh data yang relevan yang 'dimakan' oleh AI saat latihan (</text:span><text:span text:style-name="Emphasis"><text:span text:style-name="T1">training</text:span></text:span><text:span text:style-name="T1">), semakin jago dia mengenali polanya, dan semakin akurat pula dia dalam membuat prediksi atau keputusan nantinya. AI yang melatih mobil otonom butuh data jutaan kilometer perjalanan di berbagai kondisi. AI yang merekomendasikan film butuh data selera tontonan dari jutaan pengguna.</text:span></text:p>
            <text:p text:style-name="P28"><text:span text:style-name="T1">Nah, karena kebutuhan data ini besar banget, muncullah istilah </text:span><text:span text:style-name="Strong_20_Emphasis"><text:span text:style-name="T1">'Big Data'</text:span></text:span><text:span text:style-name="T1">. Ini bukan cuma soal jumlah data yang </text:span><text:span text:style-name="Emphasis"><text:span text:style-name="T1">super banyak</text:span></text:span><text:span text:style-name="T1"> (Volume), tapi juga mencakup:</text:span></text:p>
            <text:list xml:id="list6836900450501302473" text:style-name="L67">
              <text:list-item>
                <text:p text:style-name="P249"><text:span text:style-name="Strong_20_Emphasis"><text:span text:style-name="T1">Keragaman (Variety):</text:span></text:span><text:span text:style-name="T1"> Data itu bentuknya macam-macam, lho! Bisa berupa teks (chat, artikel), gambar (foto, hasil scan), video, suara, angka (data penjualan), data lokasi GPS, klik di website, dan banyak lagi. </text:span></text:p>
              </text:list-item>
              <text:list-item>
                <text:p text:style-name="P85"><text:span text:style-name="Strong_20_Emphasis"><text:span text:style-name="T1">Kecepatan (Velocity):</text:span></text:span><text:span text:style-name="T1"> Data ini juga dibuat dan mengalir dengan super cepat setiap detiknya! Coba bayangkan berapa banyak status, foto, atau video yang diunggah di seluruh dunia dalam satu menit? Itu semua data! </text:span></text:p>
              </text:list-item>
            </text:list>
            <text:p text:style-name="P28"><text:span text:style-name="T1">Tapi, </text:span><text:span text:style-name="Emphasis"><text:span text:style-name="T1">jumlah banyak aja nggak cukup</text:span></text:span><text:span text:style-name="T1">. Ada satu prinsip super penting dalam dunia AI: </text:span><text:span text:style-name="Strong_20_Emphasis"><text:span text:style-name="T1">'Garbage In, Garbage Out' (GIGO)</text:span></text:span><text:span text:style-name="T1">, yang artinya </text:span><text:span text:style-name="Strong_20_Emphasis"><text:span text:style-name="T1">'Sampah Masuk, Sampah Keluar'</text:span></text:span><text:span text:style-name="T1">. Maksudnya?</text:span></text:p>
            <text:p text:style-name="P28"><text:span text:style-name="T1">Kualitas data itu sama pentingnya, bahkan mungkin lebih penting, dari jumlahnya. Kalau data yang kita kasih ke AI saat latihan itu </text:span><text:span text:style-name="Strong_20_Emphasis"><text:span text:style-name="T1">jelek, nggak akurat, nggak lengkap, atau penuh bias (prasangka)</text:span></text:span><text:span text:style-name="T1">, ya hasil 'belajaran' AI-nya juga bakal jelek dan bias. Misalnya, kalau AI pengenal wajah cuma dilatih pakai data foto orang bule, jangan heran kalau dia nanti kesulitan ngenalin wajah orang Asia atau Afrika, termasuk wajah kita orang Indonesia atau Aceh! </text:span><text:soft-page-break/><text:span text:style-name="T1">Ini bukan karena AI-nya 'rasis', tapi karena 'buku pelajarannya' (datanya) nggak beragam dan nggak mewakili semua kelompok. Kualitas data yang buruk akan menghasilkan AI yang buruk pula.</text:span></text:p>
            <text:p text:style-name="P28"><text:span text:style-name="Strong_20_Emphasis"><text:span text:style-name="T1">Terus, dari mana semua data ini datang?</text:span></text:span><text:span text:style-name="T1"> Jangan salah, kita semua, termasuk kamu, adalah 'produsen' data terbesar! Setiap kali kamu:</text:span></text:p>
            <text:list xml:id="list1326223393204041954" text:style-name="L68">
              <text:list-item>
                <text:p text:style-name="P250"><text:span text:style-name="T1">Klik </text:span><text:span text:style-name="Emphasis"><text:span text:style-name="T1">like</text:span></text:span><text:span text:style-name="T1"> atau </text:span><text:span text:style-name="Emphasis"><text:span text:style-name="T1">share</text:span></text:span><text:span text:style-name="T1"> di media sosial </text:span></text:p>
              </text:list-item>
              <text:list-item>
                <text:p text:style-name="P250"><text:span text:style-name="Emphasis"><text:span text:style-name="T1">Searching</text:span></text:span><text:span text:style-name="T1"> sesuatu di Google </text:span></text:p>
              </text:list-item>
              <text:list-item>
                <text:p text:style-name="P189">Nonton video di YouTube atau TikTok </text:p>
              </text:list-item>
              <text:list-item>
                <text:p text:style-name="P189">Unggah foto atau video </text:p>
              </text:list-item>
              <text:list-item>
                <text:p text:style-name="P189">Chatting sama teman </text:p>
              </text:list-item>
              <text:list-item>
                <text:p text:style-name="P189">Pakai aplikasi peta (GPS aktif) </text:p>
              </text:list-item>
              <text:list-item>
                <text:p text:style-name="P189">Belanja online </text:p>
              </text:list-item>
              <text:list-item>
                <text:p text:style-name="P15">Bahkan mungkin saat kamu jalan-jalan bawa HP di sakumu... </text:p>
              </text:list-item>
            </text:list>
            <text:p text:style-name="P4">...kamu sedang menghasilkan data! Data inilah yang kemudian bisa dikumpulkan (tentu dengan isu privasi yang akan kita bahas nanti) dan dipakai untuk melatih berbagai sistem AI yang kita gunakan sehari-hari. Jadi, aktivitas digital kita itu ibarat 'memberi makan' bagi para AI di luar sana!</text:p>
            <text:p text:style-name="P326"/>
            <text:p text:style-name="P28"><text:span text:style-name="Strong_20_Emphasis"><text:span text:style-name="T1">(Saran Prompt Ilustrasi)</text:span></text:span></text:p>
            <text:list xml:id="list7943486149153447722" text:style-name="L69">
              <text:list-item>
                <text:p text:style-name="P86"><text:span text:style-name="Strong_20_Emphasis"><text:span text:style-name="T1">Prompt Gambar:</text:span></text:span><text:span text:style-name="T1"> "Gambarkan ilustrasi AI (misalnya ikon otak digital atau robot sederhana) yang sedang 'makan' atau 'menyerap' berbagai jenis ikon data yang mengalir ke arahnya (ikon teks, gambar, video, grafik, pin lokasi, jempol 'like'). Di bawah AI, ada dua kemungkinan output: (1) Jika data yang masuk bagus (ikon data cerah/bersih), outputnya adalah ikon 'pintar' (lampu bohlam terang, tanda centang hijau). (2) Jika data yang masuk jelek (ikon data kusam/rusak/bias), outputnya adalah ikon 'error' (tanda silang merah, lampu bohlam redup). Beri label besar 'DATA' pada aliran masuk, dan mungkin label 'GIGO' (Garbage In, Garbage Out) di dekat output yang jelek." </text:span></text:p>
              </text:list-item>
            </text:list>
            <text:p text:style-name="P326"/>
            <text:p text:style-name="P4">Ini adalah akhir dari Subbab 2.3. Silakan berikan perintah "YAX" jika Anda ingin saya melanjutkan ke prompt berikutnya (Isi Subbab 2.4).</text:p>
          </text:section>
          <text:section text:style-name="Sect1" text:name="feedback-form-22">
            <text:p text:style-name="P178"/>
          </text:section>
        </text:section>
        <text:section text:style-name="Sect1" text:name="3b13dcac12f70c72">
          <text:p text:style-name="P4"><text:soft-page-break/></text:p>
          <text:section text:style-name="Sect1" text:name="user-query-content-23">
            <text:p text:style-name="P325">yax </text:p>
          </text:section>
          <text:p text:style-name="P178">Tampilkan alur berpikir</text:p>
          <text:section text:style-name="Sect2" text:name="model-response-message-contentr_3b13dcac12f70c72">
            <text:p text:style-name="P28"><text:span text:style-name="T1">Oke, mari kita tuntaskan Bab 2 dengan prompt kesebelas: </text:span><text:span text:style-name="Strong_20_Emphasis"><text:span text:style-name="T1">Isi Subbab 2.4: "Jenis-jenis AI di Sekitar Kita" (Pembahasan Mendalam)</text:span></text:span><text:span text:style-name="T1">.</text:span></text:p>
            <text:p text:style-name="P326"/>
            <text:p text:style-name="P28"><text:span text:style-name="Strong_20_Emphasis"><text:span text:style-name="T1">(Jawaban untuk Prompt Isi Subbab 2.4: "Jenis-jenis AI di Sekitar Kita")</text:span></text:span></text:p>
            <text:p text:style-name="P28"><text:span text:style-name="T1">Setelah tahu apa itu AI, bagaimana dia belajar (pakai </text:span><text:span text:style-name="Emphasis"><text:span text:style-name="T1">Machine Learning</text:span></text:span><text:span text:style-name="T1">), dan betapa pentingnya data, sekarang kita lihat yuk, 'wujud' atau jenis-jenis penerapan AI yang sering kita temui di sekitar kita, termasuk mungkin di Tapak Tuan ini (per April 2025). AI itu nggak cuma satu jenis, lho!</text:span></text:p>
            <text:p text:style-name="P4">Kita bisa kelompokkan berdasarkan fungsinya, misalnya:</text:p>
            <text:list xml:id="list6580536568445759711" text:style-name="L70">
              <text:list-item>
                <text:p text:style-name="P87"><text:span text:style-name="Strong_20_Emphasis"><text:span text:style-name="T1">AI Pengolah Bahasa (Natural Language Processing - NLP):</text:span></text:span><text:span text:style-name="T1"> AI jenis ini jago banget urusan </text:span><text:span text:style-name="Strong_20_Emphasis"><text:span text:style-name="T1">bahasa manusia</text:span></text:span><text:span text:style-name="T1">, baik tulisan maupun lisan. Dia belajar dari </text:span><text:span text:style-name="Strong_20_Emphasis"><text:span text:style-name="T1">data teks dan percakapan</text:span></text:span><text:span text:style-name="T1"> yang super banyak.</text:span></text:p>
                <text:list>
                  <text:list-item>
                    <text:p text:style-name="P251"><text:span text:style-name="Strong_20_Emphasis"><text:span text:style-name="T1">Contoh:</text:span></text:span><text:span text:style-name="T1"> </text:span></text:p>
                    <text:list>
                      <text:list-item>
                        <text:p text:style-name="P251"><text:span text:style-name="Strong_20_Emphasis"><text:span text:style-name="T1">Google Translate:</text:span></text:span><text:span text:style-name="T1"> Menerjemahkan antar bahasa dengan cepat (walau kadang masih ada lucu-lucunya ya!). </text:span></text:p>
                      </text:list-item>
                      <text:list-item>
                        <text:p text:style-name="P251"><text:span text:style-name="Strong_20_Emphasis"><text:span text:style-name="T1">Asisten Suara (Siri, Google Assistant):</text:span></text:span><text:span text:style-name="T1"> Memahami perintah lisanmu dan memberi jawaban. </text:span></text:p>
                      </text:list-item>
                      <text:list-item>
                        <text:p text:style-name="P251"><text:span text:style-name="Strong_20_Emphasis"><text:span text:style-name="T1">Chatbot:</text:span></text:span><text:span text:style-name="T1"> Robot chat yang sering kamu temui pas tanya-tanya di website toko online atau layanan pelanggan. </text:span></text:p>
                      </text:list-item>
                      <text:list-item>
                        <text:p text:style-name="P251"><text:span text:style-name="Strong_20_Emphasis"><text:span text:style-name="Emphasis"><text:span text:style-name="T1">Autocorrect</text:span></text:span></text:span><text:span text:style-name="Strong_20_Emphasis"><text:span text:style-name="T1"> &amp; Prediksi Teks:</text:span></text:span><text:span text:style-name="T1"> Keyboard HP kamu yang suka benerin typo atau nebak kata selanjutnya? Itu juga pakai NLP! </text:span></text:p>
                      </text:list-item>
                    </text:list>
                  </text:list-item>
                  <text:list-item>
                    <text:p text:style-name="P251"><text:span text:style-name="Strong_20_Emphasis"><text:span text:style-name="T1">Cara Kerja Singkat:</text:span></text:span><text:span text:style-name="T1"> AI ini memecah kalimat, memahami hubungan antar kata, dan belajar pola bahasa untuk bisa mengerti maksud atau menghasilkan teks/suara baru. </text:span></text:p>
                  </text:list-item>
                </text:list>
              </text:list-item>
              <text:list-item>
                <text:p text:style-name="P87"><text:span text:style-name="Strong_20_Emphasis"><text:span text:style-name="T1">AI Pengenal Visual (Computer Vision):</text:span></text:span><text:span text:style-name="T1"> AI jenis ini punya 'mata' dan kemampuan untuk </text:span><text:span text:style-name="Strong_20_Emphasis"><text:span text:style-name="T1">'melihat' dan menginterpretasi gambar atau video</text:span></text:span><text:span text:style-name="T1">. Dia belajar dari </text:span><text:span text:style-name="Strong_20_Emphasis"><text:span text:style-name="T1">jutaan contoh gambar dan video</text:span></text:span><text:span text:style-name="T1">.</text:span></text:p>
                <text:list>
                  <text:list-item>
                    <text:p text:style-name="P251"><text:span text:style-name="Strong_20_Emphasis"><text:span text:style-name="T1">Contoh:</text:span></text:span><text:span text:style-name="T1"> </text:span></text:p>
                    <text:list>
                      <text:list-item>
                        <text:p text:style-name="P251"><text:span text:style-name="Strong_20_Emphasis"><text:span text:style-name="T1">Buka Kunci HP Pakai Wajah (</text:span></text:span><text:span text:style-name="Strong_20_Emphasis"><text:span text:style-name="Emphasis"><text:span text:style-name="T1">Face Unlock</text:span></text:span></text:span><text:span text:style-name="Strong_20_Emphasis"><text:span text:style-name="T1">):</text:span></text:span><text:span text:style-name="T1"> AI mengenali </text:span><text:soft-page-break/><text:span text:style-name="T1">pola unik wajahmu. </text:span></text:p>
                      </text:list-item>
                      <text:list-item>
                        <text:p text:style-name="P251"><text:span text:style-name="Strong_20_Emphasis"><text:span text:style-name="T1">Tag Otomatis di Foto Medsos:</text:span></text:span><text:span text:style-name="T1"> Facebook atau Instagram bisa nebak siapa temanmu di foto. </text:span></text:p>
                      </text:list-item>
                      <text:list-item>
                        <text:p text:style-name="P251"><text:span text:style-name="Strong_20_Emphasis"><text:span text:style-name="T1">Filter AR (Instagram, Snapchat, TikTok):</text:span></text:span><text:span text:style-name="T1"> AI mendeteksi wajahmu untuk menempelkan efek virtual. </text:span></text:p>
                      </text:list-item>
                      <text:list-item>
                        <text:p text:style-name="P251"><text:span text:style-name="Strong_20_Emphasis"><text:span text:style-name="T1">Mobil Otonom (Dasarnya):</text:span></text:span><text:span text:style-name="T1"> AI 'melihat' jalan, rambu, mobil lain, pejalan kaki lewat kamera dan sensor. </text:span></text:p>
                      </text:list-item>
                      <text:list-item>
                        <text:p text:style-name="P251"><text:span text:style-name="Strong_20_Emphasis"><text:span text:style-name="T1">Aplikasi Scan Dokumen:</text:span></text:span><text:span text:style-name="T1"> Mengubah foto dokumen jadi teks. </text:span></text:p>
                      </text:list-item>
                    </text:list>
                  </text:list-item>
                  <text:list-item>
                    <text:p text:style-name="P251"><text:span text:style-name="Strong_20_Emphasis"><text:span text:style-name="T1">Cara Kerja Singkat:</text:span></text:span><text:span text:style-name="T1"> AI ini mencari pola, bentuk, warna, dan tekstur dalam gambar untuk mengenali objek atau memahami isi visual. </text:span></text:p>
                  </text:list-item>
                </text:list>
              </text:list-item>
              <text:list-item>
                <text:p text:style-name="P87"><text:span text:style-name="Strong_20_Emphasis"><text:span text:style-name="T1">AI Pemberi Rekomendasi (</text:span></text:span><text:span text:style-name="Strong_20_Emphasis"><text:span text:style-name="Emphasis"><text:span text:style-name="T1">Recommendation Systems</text:span></text:span></text:span><text:span text:style-name="Strong_20_Emphasis"><text:span text:style-name="T1">):</text:span></text:span><text:span text:style-name="T1"> AI jenis ini tugasnya jadi 'mak comblang' konten atau produk buat kamu. Dia belajar dari </text:span><text:span text:style-name="Strong_20_Emphasis"><text:span text:style-name="T1">data perilakumu dan jutaan pengguna lain</text:span></text:span><text:span text:style-name="T1">.</text:span></text:p>
                <text:list>
                  <text:list-item>
                    <text:p text:style-name="P251"><text:span text:style-name="Strong_20_Emphasis"><text:span text:style-name="T1">Contoh:</text:span></text:span><text:span text:style-name="T1"> </text:span></text:p>
                    <text:list>
                      <text:list-item>
                        <text:p text:style-name="P251"><text:span text:style-name="Strong_20_Emphasis"><text:span text:style-name="T1">Rekomendasi Video YouTube/TikTok, Film Netflix, Lagu Spotify:</text:span></text:span><text:span text:style-name="T1"> AI menebak apa yang bakal kamu suka berdasarkan riwayatmu. Makin sering dipakai, makin akurat (biasanya). </text:span></text:p>
                      </text:list-item>
                      <text:list-item>
                        <text:p text:style-name="P251"><text:span text:style-name="Strong_20_Emphasis"><text:span text:style-name="T1">Rekomendasi Produk di Toko Online (Shopee, Tokopedia, dll.):</text:span></text:span><text:span text:style-name="T1"> "Orang yang beli ini juga beli itu..." atau "Produk yang mungkin kamu suka". </text:span></text:p>
                      </text:list-item>
                    </text:list>
                  </text:list-item>
                  <text:list-item>
                    <text:p text:style-name="P251"><text:span text:style-name="Strong_20_Emphasis"><text:span text:style-name="T1">Cara Kerja Singkat:</text:span></text:span><text:span text:style-name="T1"> AI ini mencari kesamaan pola antara seleramu dengan selera pengguna lain, atau antara item yang kamu sukai dengan item lain yang punya ciri mirip. </text:span></text:p>
                  </text:list-item>
                </text:list>
              </text:list-item>
              <text:list-item>
                <text:p text:style-name="P87"><text:span text:style-name="Strong_20_Emphasis"><text:span text:style-name="T1">AI dalam Game:</text:span></text:span><text:span text:style-name="T1"> Bikin pengalaman main game jadi lebih seru dan menantang.</text:span></text:p>
                <text:list>
                  <text:list-item>
                    <text:p text:style-name="P251"><text:span text:style-name="Strong_20_Emphasis"><text:span text:style-name="T1">Contoh:</text:span></text:span><text:span text:style-name="T1"> </text:span></text:p>
                    <text:list>
                      <text:list-item>
                        <text:p text:style-name="P251"><text:span text:style-name="Strong_20_Emphasis"><text:span text:style-name="T1">Musuh (NPC) Cerdas:</text:span></text:span><text:span text:style-name="T1"> Karakter lawan yang bisa beradaptasi dengan taktikmu. </text:span></text:p>
                      </text:list-item>
                      <text:list-item>
                        <text:p text:style-name="P251"><text:span text:style-name="Strong_20_Emphasis"><text:span text:style-name="T1">Pembuatan Level/Dunia Otomatis (</text:span></text:span><text:span text:style-name="Strong_20_Emphasis"><text:span text:style-name="Emphasis"><text:span text:style-name="T1">Procedural Generation</text:span></text:span></text:span><text:span text:style-name="Strong_20_Emphasis"><text:span text:style-name="T1">):</text:span></text:span><text:span text:style-name="T1"> Game yang dunianya terasa tak terbatas karena dibuat otomatis oleh AI. </text:span></text:p>
                      </text:list-item>
                      <text:list-item>
                        <text:p text:style-name="P251"><text:span text:style-name="Strong_20_Emphasis"><text:span text:style-name="T1">Penyesuaian Tingkat Kesulitan Dinamis:</text:span></text:span><text:span text:style-name="T1"> Game jadi lebih sulit kalau kamu terlalu jago, atau lebih mudah kalau kamu </text:span><text:soft-page-break/><text:span text:style-name="T1">kesulitan. </text:span></text:p>
                      </text:list-item>
                    </text:list>
                  </text:list-item>
                  <text:list-item>
                    <text:p text:style-name="P87"><text:span text:style-name="Strong_20_Emphasis"><text:span text:style-name="T1">Cara Kerja Singkat:</text:span></text:span><text:span text:style-name="T1"> AI diprogram dengan aturan perilaku, tapi seringkali juga pakai ML untuk belajar pola permainan atau menciptakan variasi baru. </text:span></text:p>
                  </text:list-item>
                </text:list>
              </text:list-item>
            </text:list>
            <text:p text:style-name="P28"><text:span text:style-name="Strong_20_Emphasis"><text:span text:style-name="T1">PENTING: Kenali Perbedaan AI Lemah vs AI Kuat!</text:span></text:span></text:p>
            <text:p text:style-name="P28"><text:span text:style-name="T1">Nah, semua contoh AI yang kita bahas di atas itu termasuk dalam kategori </text:span><text:span text:style-name="Strong_20_Emphasis"><text:span text:style-name="T1">AI Lemah (Narrow AI atau Weak AI)</text:span></text:span><text:span text:style-name="T1">. Artinya apa? Artinya, AI tersebut </text:span><text:span text:style-name="Strong_20_Emphasis"><text:span text:style-name="T1">dirancang dan dilatih untuk melakukan satu tugas spesifik atau serangkaian tugas terbatas saja</text:span></text:span><text:span text:style-name="T1">. AI Google Translate jago menerjemahkan, tapi nggak bisa dipakai buat main catur. AI rekomendasi Netflix jago nebak film kesukaanmu, tapi nggak bisa dipakai buat diagnosis penyakit. Mereka adalah 'spesialis' di bidangnya masing-masing. </text:span><text:span text:style-name="Strong_20_Emphasis"><text:span text:style-name="T1">Hampir semua AI yang ada di dunia saat ini (April 2025) adalah Narrow AI.</text:span></text:span></text:p>
            <text:p text:style-name="P28"><text:span text:style-name="T1">Lalu, AI super cerdas kayak di film (misalnya HAL 9000, Skynet, atau bahkan Jarvis) yang bisa berpikir, belajar, dan melakukan </text:span><text:span text:style-name="Emphasis"><text:span text:style-name="T1">apapun</text:span></text:span><text:span text:style-name="T1"> selayaknya manusia di berbagai bidang itu apa dong? Nah, itu yang disebut </text:span><text:span text:style-name="Strong_20_Emphasis"><text:span text:style-name="T1">AI Kuat (Artificial General Intelligence - AGI atau Strong AI)</text:span></text:span><text:span text:style-name="T1">. AGI ini adalah </text:span><text:span text:style-name="Strong_20_Emphasis"><text:span text:style-name="T1">konsep AI hipotetis di masa depan</text:span></text:span><text:span text:style-name="T1"> yang punya kecerdasan setara atau bahkan melampaui manusia secara umum di semua ranah kognitif.</text:span></text:p>
            <text:p text:style-name="P28"><text:span text:style-name="T1">Penting banget buat diingat: </text:span><text:span text:style-name="Strong_20_Emphasis"><text:span text:style-name="T1">AGI ini masih sangat jauh dari kenyataan</text:span></text:span><text:span text:style-name="T1">. Para ilmuwan masih memperdebatkan apakah AGI mungkin dibuat, kapan, dan bagaimana caranya. Jadi, jangan terlalu khawatir soal AI yang tiba-tiba sadar dan mau menguasai dunia seperti di film ya! Tantangan kita saat ini adalah mengelola </text:span><text:span text:style-name="Emphasis"><text:span text:style-name="T1">Narrow AI</text:span></text:span><text:span text:style-name="T1"> yang semakin canggih dan menyebar luas ini dengan bijak.</text:span></text:p>
            <text:p text:style-name="P326"/>
            <text:p text:style-name="P28"><text:span text:style-name="Strong_20_Emphasis"><text:span text:style-name="T1">(Saran Prompt Ilustrasi)</text:span></text:span></text:p>
            <text:list xml:id="list5686444334048680422" text:style-name="L71">
              <text:list-item>
                <text:p text:style-name="P88"><text:span text:style-name="Strong_20_Emphasis"><text:span text:style-name="T1">Prompt Gambar:</text:span></text:span><text:span text:style-name="T1"> "Buat ilustrasi yang membedakan Narrow AI dan AGI. Di sisi kiri, gambarkan beberapa ikon 'Narrow AI' yang terpisah-pisah, masing-masing fokus pada tugasnya (ikon terjemahan, ikon catur, ikon rekomendasi film, ikon pengenal wajah), mungkin dalam 'kotak' spesialisasinya sendiri. Beri label 'AI Lemah (Spesialis)' di bawahnya. Di sisi kanan, gambarkan satu ikon 'AGI' berupa siluet kepala manusia dengan banyak ikon kemampuan berbeda (matematika, bahasa, seni, </text:span><text:soft-page-break/><text:span text:style-name="T1">logika, dll) bersinar di dalamnya, melambangkan kecerdasan umum. Beri label 'AI Kuat (Hipotetis)' di bawahnya. Gunakan panah besar dari kiri ke kanan dengan teks 'MASIH JAUH!' atau 'Masa Depan?' untuk menunjukkan bahwa AGI belum tercapai." </text:span></text:p>
              </text:list-item>
            </text:list>
            <text:p text:style-name="P326"/>
            <text:p text:style-name="P4">Ini adalah akhir dari Bab 2. Silakan berikan perintah "YAX" jika Anda ingin saya melanjutkan ke prompt berikutnya (Pengantar Bab 3).</text:p>
          </text:section>
          <text:section text:style-name="Sect1" text:name="feedback-form-23">
            <text:p text:style-name="P178"/>
          </text:section>
        </text:section>
        <text:section text:style-name="Sect1" text:name="175ea1657fdaba6e">
          <text:p text:style-name="P4"/>
          <text:section text:style-name="Sect1" text:name="user-query-content-24">
            <text:p text:style-name="P325">yax </text:p>
          </text:section>
          <text:p text:style-name="P178">Tampilkan alur berpikir</text:p>
          <text:section text:style-name="Sect2" text:name="model-response-message-contentr_175ea1657fdaba6e">
            <text:p text:style-name="P28"><text:span text:style-name="T1">Oke, kita beralih ke ranah fisik! Saya lanjutkan ke prompt keduabelas: </text:span><text:span text:style-name="Strong_20_Emphasis"><text:span text:style-name="T1">Pengantar Bab 3: "Mengenal Dunia Robotika"</text:span></text:span><text:span text:style-name="T1">.</text:span></text:p>
            <text:p text:style-name="P326"/>
            <text:p text:style-name="P28"><text:span text:style-name="Strong_20_Emphasis"><text:span text:style-name="T1">(Jawaban untuk Prompt Pengantar Bab 3: "Mengenal Dunia Robotika")</text:span></text:span></text:p>
            <text:p text:style-name="P28"><text:span text:style-name="T1">Nah, setelah di Bab 2 kita 'mengoprek' isi kepala alias 'otak' dari Kecerdasan Buatan (AI), sekarang saatnya kita kenalan sama 'tubuh'-nya! Ingat kan, kita udah sepakat kalau AI itu kecerdasannya (software), sedangkan Robot itu wujud fisiknya (hardware)? Di Bab 3 ini, kita akan fokus menjelajahi dunia </text:span><text:span text:style-name="Strong_20_Emphasis"><text:span text:style-name="T1">Robotika</text:span></text:span><text:span text:style-name="T1">, yaitu ilmu dan teknologi tentang mesin-mesin fisik yang bisa bergerak, merasakan lingkungannya, dan melakukan aksi di dunia nyata.</text:span></text:p>
            <text:p text:style-name="P4">Kalau dengar kata 'robot', mungkin yang langsung muncul di kepala kamu adalah sosok mirip manusia kayak di film-film. Tapi, dunia robotika itu jauh lebih luas dan beragam dari itu, lho! Coba bayangkan lengan raksasa super cepat yang merakit mobil di pabrik, atau robot penjelajah beroda enam yang lagi 'jalan-jalan' sendirian di permukaan Planet Mars yang jauhnya jutaan kilometer dari Tapak Tuan ini! Itu semua juga robot. Bentuk dan fungsinya bisa macam-macam banget, tergantung tugas yang harus mereka kerjakan.</text:p>
            <text:p text:style-name="P4">Jadi, di bab ini, kita akan cari tahu:</text:p>
            <text:list xml:id="list2646988832579313855" text:style-name="L72">
              <text:list-item>
                <text:p text:style-name="P190">Apa sih sebenarnya yang membedakan sebuah mesin biasa dengan 'robot'? Apa syaratnya biar bisa disebut robot? (Subbab 3.1). </text:p>
              </text:list-item>
              <text:list-item>
                <text:p text:style-name="P190">Di mana saja kita bisa menemukan robot bekerja? Kita akan lihat 'pekerjaan-pekerjaan' keren mereka di berbagai bidang, dari pabrik <text:soft-page-break/>sampai rumah sakit, bahkan luar angkasa! (Subbab 3.2). </text:p>
              </text:list-item>
              <text:list-item>
                <text:p text:style-name="P16">Terakhir, kita akan pelototi lebih dekat jenis robot yang paling sering muncul di imajinasi kita: robot yang sengaja dibuat mirip manusia (humanoid). Kenapa dibuat begitu dan apa saja tantangannya? (Subbab 3.3). </text:p>
              </text:list-item>
            </text:list>
            <text:p text:style-name="P4">Siap menjelajahi dunia permesinan canggih yang bisa bergerak dan beraksi ini? Yuk, kita masuk ke dunia robotika!</text:p>
            <text:p text:style-name="P326"/>
            <text:p text:style-name="P28"><text:span text:style-name="Strong_20_Emphasis"><text:span text:style-name="T1">(Saran Prompt Ilustrasi)</text:span></text:span></text:p>
            <text:list xml:id="list6443542763041168436" text:style-name="L73">
              <text:list-item>
                <text:p text:style-name="P89"><text:span text:style-name="Strong_20_Emphasis"><text:span text:style-name="T1">Prompt Gambar:</text:span></text:span><text:span text:style-name="T1"> "Buat ilustrasi kolase yang menunjukkan keragaman bentuk robot. Di tengah ada judul bab 'Mengenal Dunia Robotika'. Di sekeliling judul, tampilkan berbagai jenis robot dengan gaya visual semi-realistis atau </text:span><text:span text:style-name="Emphasis"><text:span text:style-name="T1">stylized</text:span></text:span><text:span text:style-name="T1">: lengan robot industri yang sedang bekerja, robot penjelajah Mars (rover) di lanskap merah, drone yang sedang terbang, robot penyedot debu di lantai rumah, robot bedah dengan lengan kecil presisi, dan siluet robot humanoid. Pastikan visualnya menunjukkan variasi bentuk (lengan, roda, terbang, humanoid) dan ukuran." </text:span></text:p>
              </text:list-item>
            </text:list>
            <text:p text:style-name="P326"/>
            <text:p text:style-name="P4">Ini adalah akhir dari Pengantar Bab 3. Silakan berikan perintah "YAX" jika Anda ingin saya melanjutkan ke prompt berikutnya (Isi Subbab 3.1).</text:p>
          </text:section>
          <text:section text:style-name="Sect1" text:name="feedback-form-24">
            <text:p text:style-name="P178"/>
          </text:section>
        </text:section>
        <text:section text:style-name="Sect1" text:name="138d980591940472">
          <text:p text:style-name="P4"/>
          <text:section text:style-name="Sect1" text:name="user-query-content-25">
            <text:p text:style-name="P325">YAX </text:p>
          </text:section>
          <text:p text:style-name="P178">Tampilkan alur berpikir</text:p>
          <text:section text:style-name="Sect2" text:name="model-response-message-contentr_138d980591940472">
            <text:p text:style-name="P28"><text:span text:style-name="T1">Oke, mari kita bedah lebih dalam! Saya lanjutkan ke prompt ketigabelas: </text:span><text:span text:style-name="Strong_20_Emphasis"><text:span text:style-name="T1">Isi Subbab 3.1: "Apa Bedanya Robot dengan Mesin Biasa?" (Pembahasan Mendalam)</text:span></text:span><text:span text:style-name="T1">.</text:span></text:p>
            <text:p text:style-name="P326"/>
            <text:p text:style-name="P28"><text:span text:style-name="Strong_20_Emphasis"><text:span text:style-name="T1">(Jawaban untuk Prompt Isi Subbab 3.1: "Apa Bedanya Robot dengan Mesin Biasa?")</text:span></text:span></text:p>
            <text:p text:style-name="P4">Pernah kepikiran nggak, mesin cuci otomatis di rumah itu termasuk robot bukan ya? Atau mobil yang kita naiki? Kan sama-sama mesin yang bergerak <text:soft-page-break/>dan melakukan tugas. Nah, biar nggak bingung, kita perlu tahu nih ciri khas utama yang membedakan sebuah 'robot' (terutama robot modern) dari mesin otomatis biasa.</text:p>
            <text:p text:style-name="P28"><text:span text:style-name="T1">Kuncinya ada pada sebuah siklus kerja yang disebut </text:span><text:span text:style-name="Strong_20_Emphasis"><text:span text:style-name="T1">'Sense-Think-Act' (Merasakan-Memproses-Bertindak)</text:span></text:span><text:span text:style-name="T1">. Yuk kita bedah satu per satu:</text:span></text:p>
            <text:list xml:id="list4581133108084876890" text:style-name="L74">
              <text:list-item>
                <text:p text:style-name="P90"><text:span text:style-name="Strong_20_Emphasis"><text:span text:style-name="T1">Sense (Merasakan Lingkungan):</text:span></text:span></text:p>
                <text:list>
                  <text:list-item>
                    <text:p text:style-name="P252"><text:span text:style-name="T1">Robot itu nggak 'buta' atau 'tuli' sama lingkungannya. Dia punya </text:span><text:span text:style-name="Strong_20_Emphasis"><text:span text:style-name="T1">Sensor</text:span></text:span><text:span text:style-name="T1"> yang berfungsi kayak 'indra' manusia. Sensor ini bertugas mengumpulkan informasi atau data dari dunia sekitar. </text:span></text:p>
                  </text:list-item>
                  <text:list-item>
                    <text:p text:style-name="P252"><text:span text:style-name="Strong_20_Emphasis"><text:span text:style-name="T1">Contoh Sensor:</text:span></text:span><text:span text:style-name="T1"> </text:span></text:p>
                    <text:list>
                      <text:list-item>
                        <text:p text:style-name="P252"><text:span text:style-name="Strong_20_Emphasis"><text:span text:style-name="T1">Kamera:</text:span></text:span><text:span text:style-name="T1"> Sebagai 'mata' untuk melihat objek, warna, gerakan. </text:span></text:p>
                      </text:list-item>
                      <text:list-item>
                        <text:p text:style-name="P252"><text:span text:style-name="Strong_20_Emphasis"><text:span text:style-name="T1">Mikrofon:</text:span></text:span><text:span text:style-name="T1"> Sebagai 'telinga' untuk mendeteksi suara atau perintah lisan. </text:span></text:p>
                      </text:list-item>
                      <text:list-item>
                        <text:p text:style-name="P252"><text:span text:style-name="Strong_20_Emphasis"><text:span text:style-name="T1">Sensor Sentuh (</text:span></text:span><text:span text:style-name="Strong_20_Emphasis"><text:span text:style-name="Emphasis"><text:span text:style-name="T1">Tactile Sensor</text:span></text:span></text:span><text:span text:style-name="Strong_20_Emphasis"><text:span text:style-name="T1">):</text:span></text:span><text:span text:style-name="T1"> Untuk merasakan tekanan atau kontak fisik, kayak 'kulit' kita. </text:span></text:p>
                      </text:list-item>
                      <text:list-item>
                        <text:p text:style-name="P252"><text:span text:style-name="Strong_20_Emphasis"><text:span text:style-name="T1">Sensor Jarak (Ultrasonik, Inframerah, LIDAR):</text:span></text:span><text:span text:style-name="T1"> Untuk mengukur jarak ke objek lain, biar nggak nabrak. LIDAR (pakai laser) ini sering dipakai di mobil otonom atau robot pemetaan. </text:span></text:p>
                      </text:list-item>
                      <text:list-item>
                        <text:p text:style-name="P252"><text:span text:style-name="Strong_20_Emphasis"><text:span text:style-name="T1">GPS:</text:span></text:span><text:span text:style-name="T1"> Untuk tahu posisi robot di bumi. </text:span></text:p>
                      </text:list-item>
                      <text:list-item>
                        <text:p text:style-name="P191">Dan banyak lagi jenis sensor lainnya! </text:p>
                      </text:list-item>
                    </text:list>
                  </text:list-item>
                </text:list>
              </text:list-item>
              <text:list-item>
                <text:p text:style-name="P90"><text:span text:style-name="Strong_20_Emphasis"><text:span text:style-name="T1">Think (Memproses Informasi &amp; Membuat Keputusan):</text:span></text:span></text:p>
                <text:list>
                  <text:list-item>
                    <text:p text:style-name="P252"><text:span text:style-name="T1">Data yang ditangkap oleh sensor tadi nggak didiamkan begitu saja. Data itu dikirim ke </text:span><text:span text:style-name="Strong_20_Emphasis"><text:span text:style-name="T1">'Otak' Robot</text:span></text:span><text:span text:style-name="T1">, yaitu </text:span><text:span text:style-name="Strong_20_Emphasis"><text:span text:style-name="T1">Prosesor</text:span></text:span><text:span text:style-name="T1"> atau </text:span><text:span text:style-name="Emphasis"><text:span text:style-name="T1">controller</text:span></text:span><text:span text:style-name="T1"> (biasanya berupa komputer kecil yang tertanam di dalam robot). </text:span></text:p>
                  </text:list-item>
                  <text:list-item>
                    <text:p text:style-name="P252"><text:span text:style-name="T1">Di sinilah bagian 'pintar'-nya bekerja. Prosesor ini </text:span><text:span text:style-name="Strong_20_Emphasis"><text:span text:style-name="T1">mengolah data dari sensor</text:span></text:span><text:span text:style-name="T1">, lalu berdasarkan </text:span><text:span text:style-name="Strong_20_Emphasis"><text:span text:style-name="T1">program yang sudah ditanamkan</text:span></text:span><text:span text:style-name="T1"> padanya (atau hasil </text:span><text:span text:style-name="Strong_20_Emphasis"><text:span text:style-name="T1">pembelajaran AI</text:span></text:span><text:span text:style-name="T1"> jika robot itu cerdas), dia </text:span><text:span text:style-name="Strong_20_Emphasis"><text:span text:style-name="T1">membuat keputusan</text:span></text:span><text:span text:style-name="T1"> tentang tindakan apa yang harus dilakukan selanjutnya. Misalnya, "Oke, ada tembok di depan 50 cm lagi (data dari sensor jarak), program bilang aku harus berhenti atau belok." </text:span></text:p>
                  </text:list-item>
                </text:list>
              </text:list-item>
              <text:list-item>
                <text:p text:style-name="P90"><text:span text:style-name="Strong_20_Emphasis"><text:span text:style-name="T1">Act (Bertindak di Dunia Fisik):</text:span></text:span></text:p>
                <text:list>
                  <text:list-item>
                    <text:p text:style-name="P252"><text:soft-page-break/><text:span text:style-name="T1">Setelah prosesor membuat keputusan, dia akan mengirim perintah ke bagian 'otot' atau 'alat gerak' robot, yang disebut </text:span><text:span text:style-name="Strong_20_Emphasis"><text:span text:style-name="T1">Aktuator</text:span></text:span><text:span text:style-name="T1">. </text:span></text:p>
                  </text:list-item>
                  <text:list-item>
                    <text:p text:style-name="P252"><text:span text:style-name="T1">Aktuator inilah yang melakukan </text:span><text:span text:style-name="Strong_20_Emphasis"><text:span text:style-name="T1">aksi fisik</text:span></text:span><text:span text:style-name="T1"> di dunia nyata sesuai perintah. </text:span></text:p>
                  </text:list-item>
                  <text:list-item>
                    <text:p text:style-name="P252"><text:span text:style-name="Strong_20_Emphasis"><text:span text:style-name="T1">Contoh Aktuator:</text:span></text:span><text:span text:style-name="T1"> </text:span></text:p>
                    <text:list>
                      <text:list-item>
                        <text:p text:style-name="P252"><text:span text:style-name="Strong_20_Emphasis"><text:span text:style-name="T1">Motor Listrik:</text:span></text:span><text:span text:style-name="T1"> Untuk memutar roda, menggerakkan lengan atau sendi robot. </text:span></text:p>
                      </text:list-item>
                      <text:list-item>
                        <text:p text:style-name="P252"><text:span text:style-name="Strong_20_Emphasis"><text:span text:style-name="Emphasis"><text:span text:style-name="T1">Gripper</text:span></text:span></text:span><text:span text:style-name="Strong_20_Emphasis"><text:span text:style-name="T1"> (Penjepit):</text:span></text:span><text:span text:style-name="T1"> Sebagai 'tangan' untuk mengambil atau memegang benda. </text:span></text:p>
                      </text:list-item>
                      <text:list-item>
                        <text:p text:style-name="P252"><text:span text:style-name="Strong_20_Emphasis"><text:span text:style-name="T1">Katup Hidrolik/Pneumatik:</text:span></text:span><text:span text:style-name="T1"> Untuk gerakan yang butuh kekuatan besar. </text:span></text:p>
                      </text:list-item>
                      <text:list-item>
                        <text:p text:style-name="P90"><text:span text:style-name="Strong_20_Emphasis"><text:span text:style-name="T1">Layar atau Speaker:</text:span></text:span><text:span text:style-name="T1"> Untuk menampilkan informasi atau mengeluarkan suara sebagai respons. </text:span></text:p>
                      </text:list-item>
                    </text:list>
                  </text:list-item>
                </text:list>
              </text:list-item>
            </text:list>
            <text:p text:style-name="P28"><text:span text:style-name="Strong_20_Emphasis"><text:span text:style-name="T1">Jadi, Apa Bedanya dengan Mesin Cuci atau Pemanggang Roti?</text:span></text:span></text:p>
            <text:p text:style-name="P28"><text:span text:style-name="T1">Mesin cuci otomatis modern mungkin punya sensor (misalnya sensor berat pakaian) dan aktuator (motor pemutar tabung). Tapi, 'otak'-nya biasanya hanya menjalankan </text:span><text:span text:style-name="Strong_20_Emphasis"><text:span text:style-name="T1">program yang sudah tetap dan sederhana</text:span></text:span><text:span text:style-name="T1"> (misal: cuci 15 menit, bilas 2 kali, keringkan). Dia tidak benar-benar 'memproses' informasi lingkungan secara kompleks untuk membuat keputusan yang adaptif. Dia tidak punya kemampuan untuk 'berpikir' di luar program standarnya. Pemanggang roti lebih simpel lagi, hanya mengikuti timer atau sensor suhu sederhana.</text:span></text:p>
            <text:p text:style-name="P28"><text:span text:style-name="Strong_20_Emphasis"><text:span text:style-name="T1">Perbandingan Sederhana (Konsep):</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327">Fitur</text:p>
                </table:table-cell>
                <table:table-cell table:style-name="Table1.A1" office:value-type="string">
                  <text:p text:style-name="P327">Robot Modern</text:p>
                </table:table-cell>
                <table:table-cell table:style-name="Table1.A1" office:value-type="string">
                  <text:p text:style-name="P327">Mesin Otomatis Biasa (Contoh: Mesin Cuci Standar)</text:p>
                </table:table-cell>
              </table:table-row>
              <table:table-row>
                <table:table-cell table:style-name="Table1.A1" office:value-type="string">
                  <text:p text:style-name="P329"><text:span text:style-name="Strong_20_Emphasis"><text:span text:style-name="T1">Sense (Merasakan)</text:span></text:span></text:p>
                </table:table-cell>
                <table:table-cell table:style-name="Table1.A1" office:value-type="string">
                  <text:p text:style-name="P328">Ya (Beragam sensor kompleks)</text:p>
                </table:table-cell>
                <table:table-cell table:style-name="Table1.A1" office:value-type="string">
                  <text:p text:style-name="P328">Mungkin ada (Sensor sederhana, misal: berat)</text:p>
                </table:table-cell>
              </table:table-row>
              <table:table-row>
                <table:table-cell table:style-name="Table1.A1" office:value-type="string">
                  <text:p text:style-name="P329"><text:span text:style-name="Strong_20_Emphasis"><text:span text:style-name="T1">Think (Memproses)</text:span></text:span></text:p>
                </table:table-cell>
                <table:table-cell table:style-name="Table1.A1" office:value-type="string">
                  <text:p text:style-name="P328">Ya (Kompleks, bisa adaptif/belajar (pakai AI))</text:p>
                </table:table-cell>
                <table:table-cell table:style-name="Table1.A1" office:value-type="string">
                  <text:p text:style-name="P328">Terbatas (Program tetap, logika sederhana)</text:p>
                </table:table-cell>
              </table:table-row>
              <table:table-row>
                <table:table-cell table:style-name="Table1.A1" office:value-type="string">
                  <text:p text:style-name="P329"><text:span text:style-name="Strong_20_Emphasis"><text:span text:style-name="T1">Act (Bertindak)</text:span></text:span></text:p>
                </table:table-cell>
                <table:table-cell table:style-name="Table1.A1" office:value-type="string">
                  <text:p text:style-name="P328">Ya (Gerakan fisik bervariasi)</text:p>
                </table:table-cell>
                <table:table-cell table:style-name="Table1.A1" office:value-type="string">
                  <text:p text:style-name="P328">Ya (Aksi fisik sesuai program)</text:p>
                </table:table-cell>
              </table:table-row>
              <table:table-row>
                <table:table-cell table:style-name="Table1.A1" office:value-type="string">
                  <text:p text:style-name="P329"><text:span text:style-name="Strong_20_Emphasis"><text:span text:style-name="T1">Siklus Terintegrasi</text:span></text:span></text:p>
                </table:table-cell>
                <table:table-cell table:style-name="Table1.A1" office:value-type="string">
                  <text:p text:style-name="P328">Ya (Sense-Think-Act loop)</text:p>
                </table:table-cell>
                <table:table-cell table:style-name="Table1.A1" office:value-type="string">
                  <text:p text:style-name="P328">Biasanya tidak selengkap/sekompleks robot</text:p>
                </table:table-cell>
              </table:table-row>
              <table:table-row>
                <table:table-cell table:style-name="Table1.A1" office:value-type="string">
                  <text:p text:style-name="P329"><text:span text:style-name="Strong_20_Emphasis"><text:span text:style-name="T1">Programmability</text:span></text:span></text:p>
                </table:table-cell>
                <table:table-cell table:style-name="Table1.A1" office:value-type="string">
                  <text:p text:style-name="P328">Ya (Bisa diprogram ulang <text:soft-page-break/>untuk tugas beda)</text:p>
                </table:table-cell>
                <table:table-cell table:style-name="Table1.A1" office:value-type="string">
                  <text:p text:style-name="P328">Terbatas (Program biasanya <text:soft-page-break/>fixed)</text:p>
                </table:table-cell>
              </table:table-row>
              <table:table-row>
                <table:table-cell table:style-name="Table1.A1" office:value-type="string">
                  <text:p text:style-name="P329"><text:span text:style-name="Strong_20_Emphasis"><text:span text:style-name="T1">Otonomi</text:span></text:span></text:p>
                </table:table-cell>
                <table:table-cell table:style-name="Table1.A1" office:value-type="string">
                  <text:p text:style-name="P328">Tingkat otonomi bervariasi (bisa tinggi)</text:p>
                </table:table-cell>
                <table:table-cell table:style-name="Table1.A1" office:value-type="string">
                  <text:p text:style-name="P328">Rendah (Hanya menjalankan program)</text:p>
                </table:table-cell>
              </table:table-row>
            </table:table>
            <text:p text:style-name="P4">Ekspor ke Spreadsheet</text:p>
            <text:p text:style-name="P28"><text:span text:style-name="T1">Selain siklus Sense-Think-Act, dua ciri penting robot lainnya adalah </text:span><text:span text:style-name="Strong_20_Emphasis"><text:span text:style-name="T1">kemampuan untuk diprogram ulang (</text:span></text:span><text:span text:style-name="Strong_20_Emphasis"><text:span text:style-name="Emphasis"><text:span text:style-name="T1">programmability</text:span></text:span></text:span><text:span text:style-name="Strong_20_Emphasis"><text:span text:style-name="T1">)</text:span></text:span><text:span text:style-name="T1"> untuk melakukan tugas yang berbeda, dan </text:span><text:span text:style-name="Strong_20_Emphasis"><text:span text:style-name="T1">tingkat otonomi</text:span></text:span><text:span text:style-name="T1"> atau kemampuan untuk bertindak mandiri tanpa campur tangan manusia terus-menerus.</text:span></text:p>
            <text:p text:style-name="P4">Jadi, sekarang lebih jelas kan? Robot itu lebih dari sekadar mesin otomatis biasa karena kemampuannya merasakan lingkungan, memproses informasi secara (relatif) cerdas, bertindak berdasarkan keputusan itu, dan seringkali bisa diprogram ulang serta punya tingkat kemandirian tertentu.</text:p>
            <text:p text:style-name="P326"/>
            <text:p text:style-name="P28"><text:span text:style-name="Strong_20_Emphasis"><text:span text:style-name="T1">(Saran Prompt Ilustrasi)</text:span></text:span></text:p>
            <text:list xml:id="list363156650541037853" text:style-name="L75">
              <text:list-item>
                <text:p text:style-name="P253"><text:span text:style-name="Strong_20_Emphasis"><text:span text:style-name="T1">Prompt Gambar:</text:span></text:span><text:span text:style-name="T1"> "Buat diagram alur melingkar yang jelas menggambarkan siklus 'Sense-Think-Act'. </text:span></text:p>
                <text:list>
                  <text:list-item>
                    <text:p text:style-name="P192">Mulai dari ikon 'Lingkungan' (misal gambar ruangan/dunia luar). </text:p>
                  </text:list-item>
                  <text:list-item>
                    <text:p text:style-name="P192">Panah ke ikon 'Sensor' (kamera, mikrofon, dll) dengan label 'SENSE / MERASAKAN'. </text:p>
                  </text:list-item>
                  <text:list-item>
                    <text:p text:style-name="P192">Panah dari Sensor ke ikon 'Otak/Prosesor/Chip AI' dengan label 'THINK / MEMPROSES &amp; MEMUTUSKAN'. </text:p>
                  </text:list-item>
                  <text:list-item>
                    <text:p text:style-name="P192">Panah dari Prosesor ke ikon 'Aktuator' (lengan robot, roda, gripper) dengan label 'ACT / BERTINDAK'. </text:p>
                  </text:list-item>
                  <text:list-item>
                    <text:p text:style-name="P17">Panah dari Aktuator kembali ke 'Lingkungan', menunjukkan aksi robot mengubah/berinteraksi dengan lingkungan, yang kemudian akan dirasakan lagi oleh sensor, melengkapi siklus. Gunakan ikon dan teks yang jelas." </text:p>
                  </text:list-item>
                </text:list>
              </text:list-item>
            </text:list>
            <text:p text:style-name="P326"/>
            <text:p text:style-name="P4">Ini adalah akhir dari Subbab 3.1. Silakan berikan perintah "YAX" jika Anda ingin saya melanjutkan ke prompt berikutnya (Isi Subbab 3.2).</text:p>
          </text:section>
          <text:section text:style-name="Sect1" text:name="feedback-form-25">
            <text:p text:style-name="P178"/>
          </text:section>
        </text:section>
        <text:section text:style-name="Sect1" text:name="6de9ba7cd881b133">
          <text:p text:style-name="P4"/>
          <text:section text:style-name="Sect1" text:name="user-query-content-26">
            <text:p text:style-name="P325">YAX </text:p>
          </text:section>
          <text:p text:style-name="P178"><text:soft-page-break/>Tampilkan alur berpikir</text:p>
          <text:section text:style-name="Sect2" text:name="model-response-message-contentr_6de9ba7cd881b133">
            <text:p text:style-name="P28"><text:span text:style-name="T1">Baik, kita terbang ke berbagai penjuru dunia (dan luar angkasa!) untuk melihat robot beraksi. Saya lanjutkan ke prompt keempatbelas: </text:span><text:span text:style-name="Strong_20_Emphasis"><text:span text:style-name="T1">Isi Subbab 3.2: "Robot di Sekitar Kita: Dari Pabrik Sampai Luar Angkasa" (Pembahasan Mendalam)</text:span></text:span><text:span text:style-name="T1">.</text:span></text:p>
            <text:p text:style-name="P326"/>
            <text:p text:style-name="P28"><text:span text:style-name="Strong_20_Emphasis"><text:span text:style-name="T1">(Jawaban untuk Prompt Isi Subbab 3.2: "Robot di Sekitar Kita: Dari Pabrik Sampai Luar Angkasa")</text:span></text:span></text:p>
            <text:p text:style-name="P4">Seperti yang dibahas di awal bab, robot itu nggak melulu berbentuk kayak manusia lho. Malah, kebanyakan robot yang bekerja keras di dunia saat ini (per April 2025) punya bentuk yang sangat spesifik, disesuaikan sama tugasnya. Mereka ada di mana-mana, seringkali bekerja di tempat yang nggak kita lihat langsung. Yuk, kita intip beberapa 'kantor' para robot ini:</text:p>
            <text:list xml:id="list202868612572091872" text:style-name="L76">
              <text:list-item>
                <text:p text:style-name="P91"><text:span text:style-name="Strong_20_Emphasis"><text:span text:style-name="T1">Pabrik Super Sibuk (Manufaktur):</text:span></text:span></text:p>
                <text:list>
                  <text:list-item>
                    <text:p text:style-name="P254"><text:span text:style-name="Strong_20_Emphasis"><text:span text:style-name="T1">Siapa Mereka:</text:span></text:span><text:span text:style-name="T1"> Coba bayangkan lengan-lengan mekanik raksasa yang bergerak super cepat dan presisi di pabrik mobil atau elektronik. Merek terkenal contohnya KUKA (warnanya oranye) atau FANUC (kuning). </text:span></text:p>
                  </text:list-item>
                  <text:list-item>
                    <text:p text:style-name="P254"><text:span text:style-name="Strong_20_Emphasis"><text:span text:style-name="T1">Tugas Mereka:</text:span></text:span><text:span text:style-name="T1"> Merakit bodi mobil, mengelas komponen, mengecat, memasang chip kecil di papan sirkuit, mengemas produk jadi. Pokoknya, tugas-tugas yang butuh kecepatan tinggi, kekuatan, presisi berulang-ulang, atau berbahaya kalau dilakukan manusia (misal, dekat bahan kimia cat). </text:span></text:p>
                  </text:list-item>
                  <text:list-item>
                    <text:p text:style-name="P254"><text:span text:style-name="Strong_20_Emphasis"><text:span text:style-name="T1">Mengapa Robot Berguna di Sini:</text:span></text:span><text:span text:style-name="T1"> Mereka bisa kerja 24 jam tanpa capek atau bosan, hasilnya konsisten banget (jarang salah), lebih kuat, dan lebih aman untuk tugas-tugas tertentu. Ini bikin produksi lebih efisien dan kualitas produk terjaga. </text:span></text:p>
                  </text:list-item>
                </text:list>
              </text:list-item>
              <text:list-item>
                <text:p text:style-name="P91"><text:span text:style-name="Strong_20_Emphasis"><text:span text:style-name="T1">Gudang Raksasa &amp; Pusat Logistik:</text:span></text:span></text:p>
                <text:list>
                  <text:list-item>
                    <text:p text:style-name="P254"><text:span text:style-name="Strong_20_Emphasis"><text:span text:style-name="T1">Siapa Mereka:</text:span></text:span><text:span text:style-name="T1"> Robot-robot kecil, gesit, berbentuk datar atau kotak yang bisa ngangkat rak barang atau paket sendirian. Contoh terkenalnya robot Kiva (sekarang Amazon Robotics) di gudang-gudang Amazon. Ada juga lengan robot penyortir paket. </text:span></text:p>
                  </text:list-item>
                  <text:list-item>
                    <text:p text:style-name="P254"><text:span text:style-name="Strong_20_Emphasis"><text:span text:style-name="T1">Tugas Mereka:</text:span></text:span><text:span text:style-name="T1"> Mengambil rak barang dari gudang luas dan membawanya ke petugas manusia, atau menyortir paket berdasarkan tujuan pengiriman secara otomatis. </text:span></text:p>
                  </text:list-item>
                  <text:list-item>
                    <text:p text:style-name="P254"><text:soft-page-break/><text:span text:style-name="Strong_20_Emphasis"><text:span text:style-name="T1">Mengapa Robot Berguna di Sini:</text:span></text:span><text:span text:style-name="T1"> Gudang itu luas banget! Robot ini bikin proses cari dan ambil barang jadi super cepat. Mereka menghemat waktu dan tenaga manusia yang tadinya harus jalan berkilo-kilo meter atau angkat barang berat. Ini kunci efisiensi di era belanja online. </text:span></text:p>
                  </text:list-item>
                </text:list>
              </text:list-item>
              <text:list-item>
                <text:p text:style-name="P91"><text:span text:style-name="Strong_20_Emphasis"><text:span text:style-name="T1">Rumah Sakit &amp; Laboratorium (Medis):</text:span></text:span></text:p>
                <text:list>
                  <text:list-item>
                    <text:p text:style-name="P254"><text:span text:style-name="Strong_20_Emphasis"><text:span text:style-name="T1">Siapa Mereka:</text:span></text:span><text:span text:style-name="T1"> Robot bedah da Vinci dengan lengan-lengan kecilnya yang sangat presisi, robot pengantar obat/makanan/sampel lab di koridor rumah sakit, robot peracik obat otomatis di apotek. </text:span></text:p>
                  </text:list-item>
                  <text:list-item>
                    <text:p text:style-name="P254"><text:span text:style-name="Strong_20_Emphasis"><text:span text:style-name="T1">Tugas Mereka:</text:span></text:span><text:span text:style-name="T1"> Membantu dokter melakukan operasi bedah dengan sayatan minimal (minimal invasif), mengantarkan logistik di dalam RS (mengurangi beban perawat), meracik obat dengan dosis akurat. </text:span></text:p>
                  </text:list-item>
                  <text:list-item>
                    <text:p text:style-name="P254"><text:span text:style-name="Strong_20_Emphasis"><text:span text:style-name="T1">Mengapa Robot Berguna di Sini:</text:span></text:span><text:span text:style-name="T1"> Presisi tinggi (mengurangi getaran tangan dokter saat bedah), mempercepat pemulihan pasien (karena luka lebih kecil), efisiensi kerja staf rumah sakit, mengurangi risiko kesalahan dosis obat. </text:span></text:p>
                  </text:list-item>
                </text:list>
              </text:list-item>
              <text:list-item>
                <text:p text:style-name="P91"><text:span text:style-name="Strong_20_Emphasis"><text:span text:style-name="T1">Tempat Ekstrem (Luar Angkasa &amp; Laut Dalam):</text:span></text:span></text:p>
                <text:list>
                  <text:list-item>
                    <text:p text:style-name="P254"><text:span text:style-name="Strong_20_Emphasis"><text:span text:style-name="T1">Siapa Mereka:</text:span></text:span><text:span text:style-name="T1"> Robot penjelajah Mars seperti Curiosity atau Perseverance (yang mungkin lagi jalan-jalan di Mars sekarang!), atau robot bawah air tanpa awak (ROV - </text:span><text:span text:style-name="Emphasis"><text:span text:style-name="T1">Remotely Operated Vehicle</text:span></text:span><text:span text:style-name="T1"> atau AUV - </text:span><text:span text:style-name="Emphasis"><text:span text:style-name="T1">Autonomous Underwater Vehicle</text:span></text:span><text:span text:style-name="T1">). </text:span></text:p>
                  </text:list-item>
                  <text:list-item>
                    <text:p text:style-name="P254"><text:span text:style-name="Strong_20_Emphasis"><text:span text:style-name="T1">Tugas Mereka:</text:span></text:span><text:span text:style-name="T1"> Menjelajahi permukaan planet lain, mengambil sampel tanah/batu, mengirim foto dan data ilmiah, atau menjelajahi dasar laut yang gelap dan bertekanan tinggi untuk inspeksi pipa bawah laut atau penelitian biologi. </text:span></text:p>
                  </text:list-item>
                  <text:list-item>
                    <text:p text:style-name="P254"><text:span text:style-name="Strong_20_Emphasis"><text:span text:style-name="T1">Mengapa Robot Berguna di Sini:</text:span></text:span><text:span text:style-name="T1"> Lingkungan ini terlalu berbahaya, jauh, dan mahal untuk dijelajahi langsung oleh manusia. Robot bisa jadi 'mata' dan 'tangan' kita di sana, bekerja dalam kondisi ekstrem selama bertahun-tahun. </text:span></text:p>
                  </text:list-item>
                </text:list>
              </text:list-item>
              <text:list-item>
                <text:p text:style-name="P91"><text:span text:style-name="Strong_20_Emphasis"><text:span text:style-name="T1">Lahan Pertanian Modern:</text:span></text:span></text:p>
                <text:list>
                  <text:list-item>
                    <text:p text:style-name="P254"><text:span text:style-name="Strong_20_Emphasis"><text:span text:style-name="T1">Siapa Mereka:</text:span></text:span><text:span text:style-name="T1"> Traktor yang bisa membajak sawah sendiri (tanpa sopir!), drone yang terbang untuk menyemprot pupuk/pestisida secara presisi, atau bahkan robot pemetik buah (misalnya untuk stroberi atau apel, teknologinya terus berkembang!). </text:span></text:p>
                  </text:list-item>
                  <text:list-item>
                    <text:p text:style-name="P254"><text:soft-page-break/><text:span text:style-name="Strong_20_Emphasis"><text:span text:style-name="T1">Tugas Mereka:</text:span></text:span><text:span text:style-name="T1"> Mengolah lahan, menanam bibit, memupuk, menyemprot hama, memanen hasil pertanian. </text:span></text:p>
                  </text:list-item>
                  <text:list-item>
                    <text:p text:style-name="P254"><text:span text:style-name="Strong_20_Emphasis"><text:span text:style-name="T1">Mengapa Robot Berguna di Sini:</text:span></text:span><text:span text:style-name="T1"> Meningkatkan efisiensi penggunaan lahan, air, dan pupuk (pertanian presisi), mengurangi kebutuhan tenaga kerja manual yang kadang sulit dicari, potensi meningkatkan hasil panen. Di Indonesia, riset untuk ini juga mulai berkembang lho, misalnya untuk perkebunan sawit. </text:span></text:p>
                  </text:list-item>
                </text:list>
              </text:list-item>
              <text:list-item>
                <text:p text:style-name="P91"><text:span text:style-name="Strong_20_Emphasis"><text:span text:style-name="T1">Rumah Kita Sendiri:</text:span></text:span></text:p>
                <text:list>
                  <text:list-item>
                    <text:p text:style-name="P254"><text:span text:style-name="Strong_20_Emphasis"><text:span text:style-name="T1">Siapa Mereka:</text:span></text:span><text:span text:style-name="T1"> Ini yang mungkin paling akrab! Robot penyedot debu (seperti Roomba), robot pemotong rumput otomatis, atau mungkin pembersih kolam renang otomatis. </text:span></text:p>
                  </text:list-item>
                  <text:list-item>
                    <text:p text:style-name="P254"><text:span text:style-name="Strong_20_Emphasis"><text:span text:style-name="T1">Tugas Mereka:</text:span></text:span><text:span text:style-name="T1"> Membersihkan lantai atau merawat halaman rumah secara mandiri. </text:span></text:p>
                  </text:list-item>
                  <text:list-item>
                    <text:p text:style-name="P91"><text:span text:style-name="Strong_20_Emphasis"><text:span text:style-name="T1">Mengapa Robot Berguna di Sini:</text:span></text:span><text:span text:style-name="T1"> Tentu saja untuk kenyamanan! Menghemat waktu dan tenaga kita untuk pekerjaan rumah tangga yang kadang membosankan. </text:span></text:p>
                  </text:list-item>
                </text:list>
              </text:list-item>
            </text:list>
            <text:p text:style-name="P4">Lihat kan, betapa beragamnya dunia robot? Dari lengan mekanik raksasa, kotak beroda gesit, mesin terbang kecil, sampai 'hewan peliharaan' pembersih lantai. Mereka semua adalah robot yang bekerja membantu (atau menggantikan) manusia di berbagai bidang. Jadi, jangan cuma bayangkan C-3PO ya kalau dengar kata robot!</text:p>
            <text:p text:style-name="P326"/>
            <text:p text:style-name="P28"><text:span text:style-name="Strong_20_Emphasis"><text:span text:style-name="T1">(Saran Prompt Ilustrasi)</text:span></text:span></text:p>
            <text:list xml:id="list1971847950981328142" text:style-name="L77">
              <text:list-item>
                <text:p text:style-name="P92"><text:span text:style-name="Strong_20_Emphasis"><text:span text:style-name="T1">Prompt Gambar:</text:span></text:span><text:span text:style-name="T1"> "Buat ilustrasi peta dunia (atau globe) yang disederhanakan. Di berbagai titik di peta tersebut, tempatkan ikon-ikon kecil yang mewakili berbagai jenis robot di lokasinya: ikon lengan robot di area industri (misal: Eropa/Asia Timur), ikon robot gudang di dekat ikon kota besar/pusat e-commerce, ikon rover di Planet Mars (terpisah dari globe), ikon ROV di lautan, ikon drone di atas lahan pertanian, ikon robot bedah di dekat simbol rumah sakit, ikon robot vacuum cleaner di dalam ikon rumah. Gunakan garis-garis tipis untuk menghubungkan ikon ke lokasinya jika perlu. Tujuannya menunjukkan persebaran global dan keragaman aplikasi robot." </text:span></text:p>
              </text:list-item>
            </text:list>
            <text:p text:style-name="P326"/>
            <text:p text:style-name="P4"><text:soft-page-break/>Ini adalah akhir dari Subbab 3.2. Silakan berikan perintah "YAX" jika Anda ingin saya melanjutkan ke prompt berikutnya (Isi Subbab 3.3).</text:p>
          </text:section>
          <text:section text:style-name="Sect1" text:name="feedback-form-26">
            <text:p text:style-name="P178"/>
          </text:section>
        </text:section>
        <text:section text:style-name="Sect1" text:name="71ab892fd457d392">
          <text:p text:style-name="P4"/>
          <text:section text:style-name="Sect1" text:name="user-query-content-27">
            <text:p text:style-name="P325">YAX </text:p>
          </text:section>
          <text:p text:style-name="P178">Tampilkan alur berpikir</text:p>
          <text:section text:style-name="Sect2" text:name="model-response-message-contentr_71ab892fd457d392">
            <text:p text:style-name="P28"><text:span text:style-name="T1">Oke, sekarang kita fokus ke jenis robot yang paling sering bikin kita penasaran! Saya lanjutkan ke prompt kelimabelas: </text:span><text:span text:style-name="Strong_20_Emphasis"><text:span text:style-name="T1">Isi Subbab 3.3: "Robot Humanoid: Mirip Manusia, Tapi Apa Tujuannya?" (Pembahasan Mendalam)</text:span></text:span><text:span text:style-name="T1">.</text:span></text:p>
            <text:p text:style-name="P326"/>
            <text:p text:style-name="P28"><text:span text:style-name="Strong_20_Emphasis"><text:span text:style-name="T1">(Jawaban untuk Prompt Isi Subbab 3.3: "Robot Humanoid: Mirip Manusia, Tapi Apa Tujuannya?")</text:span></text:span></text:p>
            <text:p text:style-name="P28"><text:span text:style-name="T1">Setelah melihat berbagai macam bentuk robot, sekarang kita bahas jenis yang paling 'mirip' kita: </text:span><text:span text:style-name="Strong_20_Emphasis"><text:span text:style-name="T1">Robot Humanoid</text:span></text:span><text:span text:style-name="T1">. Sesuai namanya, ini adalah robot yang sengaja dirancang agar bentuk fisiknya menyerupai tubuh manusia. Biasanya punya kepala, badan (torso), dua tangan, dan dua kaki, meskipun variasinya ada (misalnya ada yang cuma setengah badan atau kakinya berupa roda).</text:span></text:p>
            <text:p text:style-name="P4">Kenapa sih para ilmuwan dan insinyur repot-repot bikin robot mirip manusia? Padahal seringkali bentuk lain (seperti roda atau lengan khusus) lebih efisien untuk tugas tertentu? Ada beberapa alasan utama:</text:p>
            <text:list xml:id="list7409145547360902927" text:style-name="L78">
              <text:list-item>
                <text:p text:style-name="P255"><text:span text:style-name="Strong_20_Emphasis"><text:span text:style-name="T1">Biar Bisa 'Nyemplung' di Dunia Manusia:</text:span></text:span><text:span text:style-name="T1"> Lingkungan kita – rumah, kantor, jalanan, bahkan mungkin di Tapak Tuan ini – dirancang untuk makhluk berkaki dua seperti kita. Ada tangga, pintu dengan gagang, alat-alat yang dipegang tangan, dan sebagainya. Robot humanoid diharapkan bisa lebih mudah </text:span><text:span text:style-name="Strong_20_Emphasis"><text:span text:style-name="T1">bernavigasi dan menggunakan fasilitas serta peralatan</text:span></text:span><text:span text:style-name="T1"> yang sudah ada ini tanpa perlu mengubah total lingkungan kita. </text:span></text:p>
              </text:list-item>
              <text:list-item>
                <text:p text:style-name="P255"><text:span text:style-name="Strong_20_Emphasis"><text:span text:style-name="T1">Interaksi Lebih Mudah (Katanya Sih...):</text:span></text:span><text:span text:style-name="T1"> Karena kita terbiasa berinteraksi dengan sesama manusia, robot yang bentuknya mirip manusia diharapkan bisa membuat </text:span><text:span text:style-name="Strong_20_Emphasis"><text:span text:style-name="T1">komunikasi dan kerja sama</text:span></text:span><text:span text:style-name="T1"> terasa lebih alami dan intuitif. Misalnya, kita bisa lebih mudah membaca 'bahasa tubuh' atau arah perhatian robot humanoid dibandingkan robot berbentuk kotak. Ini penting untuk peran sebagai asisten pribadi, teman, atau pekerja layanan. </text:span></text:p>
              </text:list-item>
              <text:list-item>
                <text:p text:style-name="P93"><text:soft-page-break/><text:span text:style-name="Strong_20_Emphasis"><text:span text:style-name="T1">Platform Riset yang Keren:</text:span></text:span><text:span text:style-name="T1"> Membuat robot humanoid itu tantangan super kompleks! Para peneliti menggunakan proses ini sebagai cara untuk </text:span><text:span text:style-name="Strong_20_Emphasis"><text:span text:style-name="T1">mempelajari lebih dalam</text:span></text:span><text:span text:style-name="T1"> tentang cara kerja tubuh manusia (seperti biomekanika berjalan dan keseimbangan) dan juga untuk </text:span><text:span text:style-name="Strong_20_Emphasis"><text:span text:style-name="T1">menguji coba algoritma AI</text:span></text:span><text:span text:style-name="T1"> yang canggih untuk persepsi, navigasi, dan interaksi di dunia nyata yang dinamis. </text:span></text:p>
              </text:list-item>
            </text:list>
            <text:p text:style-name="P28"><text:span text:style-name="Strong_20_Emphasis"><text:span text:style-name="T1">Contoh-contoh Robot Humanoid Terkenal (per April 2025):</text:span></text:span></text:p>
            <text:list xml:id="list3341696915001257125" text:style-name="L79">
              <text:list-item>
                <text:p text:style-name="P256"><text:span text:style-name="Strong_20_Emphasis"><text:span text:style-name="T1">ASIMO (Honda):</text:span></text:span><text:span text:style-name="T1"> Ini salah satu pionir robot humanoid modern yang sangat terkenal (meskipun pengembangannya sudah dihentikan beberapa tahun lalu). ASIMO bisa berjalan, berlari, naik tangga, bahkan membawa nampan. Dia jadi ikon kemajuan robotika pada masanya. </text:span></text:p>
              </text:list-item>
              <text:list-item>
                <text:p text:style-name="P256"><text:span text:style-name="Strong_20_Emphasis"><text:span text:style-name="T1">Atlas (Boston Dynamics):</text:span></text:span><text:span text:style-name="T1"> Kalau kamu pernah lihat video robot yang bisa lari, lompat, salto, bahkan parkour dengan lincah di medan sulit, kemungkinan besar itu Atlas! Boston Dynamics terus mendorong batas kemampuan gerak dinamis robot humanoid, membuatnya sangat tangguh tapi belum fokus pada interaksi sosial. </text:span></text:p>
              </text:list-item>
              <text:list-item>
                <text:p text:style-name="P256"><text:span text:style-name="Strong_20_Emphasis"><text:span text:style-name="T1">Pepper (SoftBank Robotics):</text:span></text:span><text:span text:style-name="T1"> Robot ini lebih fokus pada </text:span><text:span text:style-name="Strong_20_Emphasis"><text:span text:style-name="T1">interaksi sosial</text:span></text:span><text:span text:style-name="T1">. Pepper dirancang untuk bisa membaca emosi dasar manusia dan berkomunikasi. Dia sering digunakan sebagai penyambut tamu di toko atau acara, meskipun kemampuannya masih terbatas. </text:span></text:p>
              </text:list-item>
              <text:list-item>
                <text:p text:style-name="P94"><text:span text:style-name="Strong_20_Emphasis"><text:span text:style-name="T1">Sophia (Hanson Robotics):</text:span></text:span><text:span text:style-name="T1"> Mungkin robot humanoid paling terkenal karena penampilannya yang sangat mirip manusia (kulit sintetis, ekspresi wajah). Sophia dirancang untuk bisa bercakap-cakap menggunakan AI, menjadi 'wajah' teknologi AI. Namun, perlu diingat bahwa kemampuannya bercakap-cakap seringkali masih berdasarkan skrip atau AI percakapan yang ada, bukan kesadaran sejati. </text:span></text:p>
              </text:list-item>
            </text:list>
            <text:p text:style-name="P28"><text:span text:style-name="Strong_20_Emphasis"><text:span text:style-name="T1">Tantangan Super Berat Membuat 'Manusia Buatan':</text:span></text:span></text:p>
            <text:p text:style-name="P28"><text:span text:style-name="T1">Meskipun contoh-contoh tadi keren banget, membuat robot humanoid yang benar-benar selevel manusia (apalagi seperti di film) itu </text:span><text:span text:style-name="Strong_20_Emphasis"><text:span text:style-name="T1">luar biasa sulit</text:span></text:span><text:span text:style-name="T1">. Tantangannya banyak banget:</text:span></text:p>
            <text:list xml:id="list4708205945739090338" text:style-name="L80">
              <text:list-item>
                <text:p text:style-name="P257"><text:span text:style-name="Strong_20_Emphasis"><text:span text:style-name="T1">Berjalan Dua Kaki (Bipedal):</text:span></text:span><text:span text:style-name="T1"> Meniru cara manusia berjalan dan menjaga keseimbangan itu sangat kompleks secara mekanik dan komputasi, apalagi di permukaan tidak rata. Atlas memang jago, tapi itu hasil riset puluhan tahun! </text:span></text:p>
              </text:list-item>
              <text:list-item>
                <text:p text:style-name="P257"><text:span text:style-name="Strong_20_Emphasis"><text:span text:style-name="T1">Ketangkasan Tangan (Dexterity):</text:span></text:span><text:span text:style-name="T1"> Tangan manusia itu ajaib! Bisa main </text:span><text:soft-page-break/><text:span text:style-name="T1">piano, memegang telur tanpa pecah, atau mengikat tali sepatu. Meniru kemampuan jari-jemari ini pada robot butuh aktuator dan sensor super canggih dan mahal. </text:span></text:p>
              </text:list-item>
              <text:list-item>
                <text:p text:style-name="P257"><text:span text:style-name="Strong_20_Emphasis"><text:span text:style-name="T1">Energi:</text:span></text:span><text:span text:style-name="T1"> Menggerakkan semua motor dan komputer di robot humanoid butuh banyak tenaga. Membuat baterai yang tahan lama tapi ringan itu tantangan besar. </text:span></text:p>
              </text:list-item>
              <text:list-item>
                <text:p text:style-name="P257"><text:span text:style-name="Strong_20_Emphasis"><text:span text:style-name="T1">Biaya:</text:span></text:span><text:span text:style-name="T1"> Membuat satu prototipe robot humanoid canggih bisa memakan biaya jutaan dolar! Jauh dari produksi massal yang terjangkau. </text:span></text:p>
              </text:list-item>
              <text:list-item>
                <text:p text:style-name="P95"><text:span text:style-name="Strong_20_Emphasis"><text:span text:style-name="T1">Kecerdasan 'Common Sense':</text:span></text:span><text:span text:style-name="T1"> Mengintegrasikan AI yang tidak hanya pintar secara akademis tapi juga punya 'akal sehat' atau </text:span><text:span text:style-name="Emphasis"><text:span text:style-name="T1">common sense</text:span></text:span><text:span text:style-name="T1"> untuk berinteraksi dengan dunia nyata yang penuh ketidakpastian adalah tantangan terbesar di sisi AI-nya. </text:span></text:p>
              </text:list-item>
            </text:list>
            <text:p text:style-name="P28"><text:span text:style-name="Strong_20_Emphasis"><text:span text:style-name="T1">Jadi, Mirip Manusia, Tapi Belum Sama:</text:span></text:span></text:p>
            <text:p text:style-name="P28"><text:span text:style-name="T1">Robot humanoid saat ini (April 2025) memang sudah menunjukkan kemajuan luar biasa dalam hal gerakan (seperti Atlas) atau interaksi sosial dasar (seperti Pepper/Sophia). Tapi, kemampuan mereka secara keseluruhan masih </text:span><text:span text:style-name="Strong_20_Emphasis"><text:span text:style-name="T1">jauh terbatas</text:span></text:span><text:span text:style-name="T1"> dibandingkan gambaran di fiksi ilmiah. Mereka belum punya kesadaran, perasaan sejati, atau kemampuan belajar dan beradaptasi sefleksibel manusia.</text:span></text:p>
            <text:p text:style-name="P4">Namun, riset terus berjalan. Di masa depan, robot humanoid mungkin punya peran penting sebagai asisten di rumah sakit atau panti jompo, pekerja di lokasi bencana yang berbahaya, teman bagi yang kesepian, atau bahkan rekan kerja kita. Tapi untuk saat ini, mereka lebih banyak jadi platform riset canggih dan 'duta' kemajuan teknologi robotika.</text:p>
            <text:p text:style-name="P326"/>
            <text:p text:style-name="P28"><text:span text:style-name="Strong_20_Emphasis"><text:span text:style-name="T1">(Saran Prompt Ilustrasi)</text:span></text:span></text:p>
            <text:list xml:id="list7662408052665137187" text:style-name="L81">
              <text:list-item>
                <text:p text:style-name="P96"><text:span text:style-name="Strong_20_Emphasis"><text:span text:style-name="T1">Prompt Gambar:</text:span></text:span><text:span text:style-name="T1"> "Buat ilustrasi yang menunjukkan tantangan membuat robot humanoid. Gambarkan siluet robot humanoid di tengah. Di sekelilingnya, muncul ikon-ikon atau teks singkat yang melambangkan tantangan: ikon 'keseimbangan' (orang berjalan di atas tali), ikon 'tangan robot' yang mencoba mengambil objek kecil tapi kesulitan, ikon 'baterai low', ikon 'tanda dolar' (mahal), dan ikon 'otak dengan tanda tanya' (tantangan AI/common sense). Atau, bisa juga menampilkan 2-3 gambar robot humanoid terkenal (ASIMO, Atlas, Pepper) dengan teks singkat tentang keunggulan dan keterbatasan utama mereka." </text:span></text:p>
              </text:list-item>
            </text:list>
            <text:p text:style-name="P326"><text:soft-page-break/></text:p>
            <text:p text:style-name="P4">Ini adalah akhir dari Subbab 3.3 dan juga Bab 3. Silakan berikan perintah "YAX" jika Anda ingin saya melanjutkan ke prompt berikutnya (Pengantar Bab 4).</text:p>
          </text:section>
          <text:section text:style-name="Sect1" text:name="feedback-form-27">
            <text:p text:style-name="P178"/>
          </text:section>
        </text:section>
        <text:section text:style-name="Sect1" text:name="a8cbbf0b061a8219">
          <text:p text:style-name="P4"/>
          <text:section text:style-name="Sect1" text:name="user-query-content-28">
            <text:p text:style-name="P325">YAX </text:p>
          </text:section>
          <text:p text:style-name="P178">Tampilkan alur berpikir</text:p>
          <text:section text:style-name="Sect2" text:name="model-response-message-contentr_a8cbbf0b061a8219">
            <text:p text:style-name="P28"><text:span text:style-name="T1">Oke, saatnya menyatukan kedua potongan puzzle besar! Kita masuk ke prompt keenambelas: </text:span><text:span text:style-name="Strong_20_Emphasis"><text:span text:style-name="T1">Pengantar Bab 4: "Ketika AI Bertemu Robot: Lahirnya Entitas Cerdas"</text:span></text:span><text:span text:style-name="T1">.</text:span></text:p>
            <text:p text:style-name="P326"/>
            <text:p text:style-name="P28"><text:span text:style-name="Strong_20_Emphasis"><text:span text:style-name="T1">(Jawaban untuk Prompt Pengantar Bab 4: "Ketika AI Bertemu Robot: Lahirnya Entitas Cerdas!")</text:span></text:span></text:p>
            <text:p text:style-name="P28"><text:span text:style-name="T1">Sip! Sekarang kamu udah punya dua senjata ampuh di tangan: pemahaman tentang 'otak' super cerdas bernama AI (dari Bab 2) dan pengetahuan tentang 'tubuh' mekanik bernama Robot (dari Bab 3). Nah, di Bab 4 ini, kita akan menyaksikan momen paling seru: </text:span><text:span text:style-name="Strong_20_Emphasis"><text:span text:style-name="T1">pertemuan akbar antara keduanya!</text:span></text:span><text:span text:style-name="T1"> Apa jadinya kalau kecerdasan buatan yang canggih itu kita 'tanamkan' ke dalam robot yang bisa bergerak dan berinteraksi di dunia nyata?</text:span></text:p>
            <text:p text:style-name="P28"><text:span text:style-name="T1">Bayangkan ini seperti </text:span><text:span text:style-name="Strong_20_Emphasis"><text:span text:style-name="T1">'pernikahan teknologi'</text:span></text:span><text:span text:style-name="T1"> antara otak dan otot. AI memberikan kemampuan 'berpikir', belajar, dan membuat keputusan pada robot. Sebaliknya, robot memberikan 'indra' (sensor) dan 'alat gerak' (aktuator) bagi AI untuk bisa merasakan dan bertindak langsung di lingkungan fisik kita, bukan cuma di dunia digital.</text:span></text:p>
            <text:p text:style-name="P28"><text:span text:style-name="T1">Hasil dari kombinasi dahsyat inilah yang kita sebut </text:span><text:span text:style-name="Strong_20_Emphasis"><text:span text:style-name="T1">Robot Cerdas</text:span></text:span><text:span text:style-name="T1">. Ini bukan lagi sekadar mesin otomatis yang kaku mengikuti perintah. Robot cerdas adalah 'entitas' baru yang punya potensi untuk:</text:span></text:p>
            <text:list xml:id="list6296821208312372405" text:style-name="L82">
              <text:list-item>
                <text:p text:style-name="P258"><text:span text:style-name="Strong_20_Emphasis"><text:span text:style-name="T1">Melihat</text:span></text:span><text:span text:style-name="T1"> dan </text:span><text:span text:style-name="Strong_20_Emphasis"><text:span text:style-name="T1">memahami</text:span></text:span><text:span text:style-name="T1"> lingkungannya (bukan cuma mendeteksi). </text:span></text:p>
              </text:list-item>
              <text:list-item>
                <text:p text:style-name="P258"><text:span text:style-name="Strong_20_Emphasis"><text:span text:style-name="T1">Mendengar</text:span></text:span><text:span text:style-name="T1"> dan </text:span><text:span text:style-name="Strong_20_Emphasis"><text:span text:style-name="T1">mengerti</text:span></text:span><text:span text:style-name="T1"> perintah (bukan cuma menangkap suara). </text:span></text:p>
              </text:list-item>
              <text:list-item>
                <text:p text:style-name="P258"><text:span text:style-name="Strong_20_Emphasis"><text:span text:style-name="T1">Belajar</text:span></text:span><text:span text:style-name="T1"> dari pengalaman dan </text:span><text:span text:style-name="Strong_20_Emphasis"><text:span text:style-name="T1">beradaptasi</text:span></text:span><text:span text:style-name="T1"> dengan situasi baru. </text:span></text:p>
              </text:list-item>
              <text:list-item>
                <text:p text:style-name="P97"><text:span text:style-name="Strong_20_Emphasis"><text:span text:style-name="T1">Bertindak</text:span></text:span><text:span text:style-name="T1"> secara mandiri dan cerdas untuk mencapai tujuannya. </text:span></text:p>
              </text:list-item>
            </text:list>
            <text:p text:style-name="P4">Di bab ini, kita akan kupas tuntas bagaimana 'pernikahan' ini terjadi dan apa saja hasilnya yang bikin kita melongo (perkembangan hingga Jumat, 25 April <text:soft-page-break/>2025 ini):</text:p>
            <text:list xml:id="list9083923820138440922" text:style-name="L83">
              <text:list-item>
                <text:p text:style-name="P259"><text:span text:style-name="T1">Kita lihat </text:span><text:span text:style-name="Strong_20_Emphasis"><text:span text:style-name="T1">bagaimana persisnya AI dan robotika bekerja sama</text:span></text:span><text:span text:style-name="T1"> dalam satu sistem (Subbab 4.1). </text:span></text:p>
              </text:list-item>
              <text:list-item>
                <text:p text:style-name="P259"><text:span text:style-name="T1">Kita jelajahi </text:span><text:span text:style-name="Strong_20_Emphasis"><text:span text:style-name="T1">kemampuan-kemampuan super</text:span></text:span><text:span text:style-name="T1"> apa saja yang muncul berkat kombinasi ini (Subbab 4.2). </text:span></text:p>
              </text:list-item>
              <text:list-item>
                <text:p text:style-name="P98"><text:span text:style-name="T1">Dan tentu saja, kita intip </text:span><text:span text:style-name="Strong_20_Emphasis"><text:span text:style-name="T1">contoh-contoh robot cerdas paling keren</text:span></text:span><text:span text:style-name="T1"> yang sudah mulai bermunculan di dunia nyata (Subbab 4.3). </text:span></text:p>
              </text:list-item>
            </text:list>
            <text:p text:style-name="P4">Bab ini bakal penuh dengan hal-hal futuristik yang ternyata udah mulai jadi kenyataan. Siap melihat lahirnya entitas cerdas? Ayo kita mulai!</text:p>
            <text:p text:style-name="P326"/>
            <text:p text:style-name="P28"><text:span text:style-name="Strong_20_Emphasis"><text:span text:style-name="T1">(Saran Prompt Ilustrasi)</text:span></text:span></text:p>
            <text:list xml:id="list2495547818215079995" text:style-name="L84">
              <text:list-item>
                <text:p text:style-name="P99"><text:span text:style-name="Strong_20_Emphasis"><text:span text:style-name="T1">Prompt Gambar:</text:span></text:span><text:span text:style-name="T1"> "Buat ilustrasi simbolik yang menunjukkan penyatuan AI dan Robotika. Misalnya, gambar siluet kepala manusia/robot dengan pola sirkuit digital (mewakili AI) yang terhubung dengan kabel atau energi ke siluet tubuh robot (mewakili Robotika). Atau, gambar dua buah puzzle, satu bergambar otak/chip (AI) dan satu lagi bergambar lengan robot (Robotika), yang sedang disatukan dengan sempurna. Berikan efek cahaya atau energi di titik pertemuan untuk menunjukkan sinergi. Judul bab 'Ketika AI Bertemu Robot: Lahirnya Entitas Cerdas' ditempatkan dengan font modern." </text:span></text:p>
              </text:list-item>
            </text:list>
            <text:p text:style-name="P326"/>
            <text:p text:style-name="P4">Ini adalah akhir dari Pengantar Bab 4. Silakan berikan perintah "YAX" jika Anda ingin saya melanjutkan ke prompt berikutnya (Isi Subbab 4.1).</text:p>
          </text:section>
          <text:section text:style-name="Sect1" text:name="feedback-form-28">
            <text:p text:style-name="P178"/>
          </text:section>
        </text:section>
        <text:section text:style-name="Sect1" text:name="5c64a7d0aecba429">
          <text:p text:style-name="P4"/>
          <text:section text:style-name="Sect1" text:name="user-query-content-29">
            <text:p text:style-name="P325">YAX </text:p>
          </text:section>
          <text:p text:style-name="P178">Tampilkan alur berpikir</text:p>
          <text:section text:style-name="Sect2" text:name="model-response-message-contentr_5c64a7d0aecba429">
            <text:p text:style-name="P28"><text:span text:style-name="T1">Oke, kita bongkar 'mesin' robot cerdas! Saya lanjutkan ke prompt ketujuhbelas: </text:span><text:span text:style-name="Strong_20_Emphasis"><text:span text:style-name="T1">Isi Subbab 4.1: "Otak (AI) dan Tubuh (Robot) Bersatu" (Pembahasan Mendalam)</text:span></text:span><text:span text:style-name="T1">.</text:span></text:p>
            <text:p text:style-name="P326"/>
            <text:p text:style-name="P28"><text:span text:style-name="Strong_20_Emphasis"><text:span text:style-name="T1">(Jawaban untuk Prompt Isi Subbab 4.1: "Otak (AI) dan Tubuh (Robot) </text:span></text:span><text:soft-page-break/><text:span text:style-name="Strong_20_Emphasis"><text:span text:style-name="T1">Bersatu")</text:span></text:span></text:p>
            <text:p text:style-name="P28"><text:span text:style-name="T1">Jadi, gimana sih caranya 'otak' AI dan 'tubuh' robot itu bisa nyambung dan kerja bareng jadi satu tim hebat? Kuncinya adalah dengan </text:span><text:span text:style-name="Strong_20_Emphasis"><text:span text:style-name="T1">mengintegrasikan kemampuan AI ke dalam siklus kerja dasar robot</text:span></text:span><text:span text:style-name="T1"> yang sudah kita pelajari di Bab 3, yaitu </text:span><text:span text:style-name="Strong_20_Emphasis"><text:span text:style-name="T1">Sense-Think-Act</text:span></text:span><text:span text:style-name="T1">. AI nggak menggantikan siklus itu, tapi </text:span><text:span text:style-name="Strong_20_Emphasis"><text:span text:style-name="T1">meningkatkan kemampuan di setiap tahapannya</text:span></text:span><text:span text:style-name="T1"> secara drastis. Yuk kita lihat bagaimana AI memberi 'upgrade' pada siklus ini (sesuai teknologi yang kita kenal per April 2025 ini):</text:span></text:p>
            <text:list xml:id="list6140148397270996743" text:style-name="L85">
              <text:list-item>
                <text:p text:style-name="P100"><text:span text:style-name="Strong_20_Emphasis"><text:span text:style-name="T1">AI Memperkuat 'Sense' (Merasakan Jadi Lebih Paham):</text:span></text:span></text:p>
                <text:list>
                  <text:list-item>
                    <text:p text:style-name="P260"><text:span text:style-name="Strong_20_Emphasis"><text:span text:style-name="T1">Tanpa AI Canggih:</text:span></text:span><text:span text:style-name="T1"> Sensor robot mungkin cuma bisa mendeteksi "ada objek di depan" atau "ada suara keras". Dia nggak tahu objek apa itu atau suara apa itu. </text:span></text:p>
                  </text:list-item>
                  <text:list-item>
                    <text:p text:style-name="P260"><text:span text:style-name="Strong_20_Emphasis"><text:span text:style-name="T1">Dengan AI:</text:span></text:span><text:span text:style-name="T1"> </text:span></text:p>
                    <text:list>
                      <text:list-item>
                        <text:p text:style-name="P260"><text:span text:style-name="Strong_20_Emphasis"><text:span text:style-name="Emphasis"><text:span text:style-name="T1">Computer Vision</text:span></text:span></text:span><text:span text:style-name="Strong_20_Emphasis"><text:span text:style-name="T1">:</text:span></text:span><text:span text:style-name="T1"> Kamera robot nggak cuma 'melihat' cahaya dan bentuk, tapi AI bisa </text:span><text:span text:style-name="Strong_20_Emphasis"><text:span text:style-name="T1">menganalisis gambar</text:span></text:span><text:span text:style-name="T1"> itu untuk </text:span><text:span text:style-name="Strong_20_Emphasis"><text:span text:style-name="T1">mengenali objek spesifik</text:span></text:span><text:span text:style-name="T1"> ("Oh, itu kursi roda!", "Itu perawat sedang jalan", "Itu pintu terbuka"). Dia bisa 'membaca' tulisan di papan penunjuk arah. </text:span></text:p>
                      </text:list-item>
                      <text:list-item>
                        <text:p text:style-name="P260"><text:span text:style-name="Strong_20_Emphasis"><text:span text:style-name="Emphasis"><text:span text:style-name="T1">Natural Language Processing (NLP) &amp; Audio Processing</text:span></text:span></text:span><text:span text:style-name="Strong_20_Emphasis"><text:span text:style-name="T1">:</text:span></text:span><text:span text:style-name="T1"> Mikrofon robot nggak cuma menangkap suara, tapi AI bisa </text:span><text:span text:style-name="Strong_20_Emphasis"><text:span text:style-name="T1">memahami perintah lisan</text:span></text:span><text:span text:style-name="T1"> ("Robot, tolong antar obat ini ke kamar 305"), membedakan suara manusia dari suara alarm, atau bahkan mengenali siapa yang bicara. </text:span></text:p>
                      </text:list-item>
                    </text:list>
                  </text:list-item>
                  <text:list-item>
                    <text:p text:style-name="P260"><text:span text:style-name="Strong_20_Emphasis"><text:span text:style-name="T1">Hasilnya:</text:span></text:span><text:span text:style-name="T1"> Robot jadi punya </text:span><text:span text:style-name="Strong_20_Emphasis"><text:span text:style-name="T1">pemahaman yang jauh lebih baik</text:span></text:span><text:span text:style-name="T1"> tentang lingkungannya, bukan sekadar mendeteksi data mentah. </text:span></text:p>
                  </text:list-item>
                </text:list>
              </text:list-item>
              <text:list-item>
                <text:p text:style-name="P100"><text:span text:style-name="Strong_20_Emphasis"><text:span text:style-name="T1">AI Meningkatkan 'Think' (Berpikir Jadi Lebih Cerdas &amp; Adaptif):</text:span></text:span></text:p>
                <text:list>
                  <text:list-item>
                    <text:p text:style-name="P260"><text:span text:style-name="Strong_20_Emphasis"><text:span text:style-name="T1">Tanpa AI Canggih:</text:span></text:span><text:span text:style-name="T1"> 'Otak' robot mungkin hanya berisi program sederhana: "Jika sensor depan deteksi halangan, berhenti atau belok kanan." Kaku banget dan nggak bisa hadapi situasi tak terduga. </text:span></text:p>
                  </text:list-item>
                  <text:list-item>
                    <text:p text:style-name="P260"><text:span text:style-name="Strong_20_Emphasis"><text:span text:style-name="T1">Dengan AI:</text:span></text:span><text:span text:style-name="T1"> </text:span></text:p>
                    <text:list>
                      <text:list-item>
                        <text:p text:style-name="P260"><text:span text:style-name="Strong_20_Emphasis"><text:span text:style-name="Emphasis"><text:span text:style-name="T1">Machine Learning (ML)</text:span></text:span></text:span><text:span text:style-name="Strong_20_Emphasis"><text:span text:style-name="T1">:</text:span></text:span><text:span text:style-name="T1"> Jika robot dilengkapi ML, dia bisa </text:span><text:span text:style-name="Strong_20_Emphasis"><text:span text:style-name="T1">belajar dari pengalaman</text:span></text:span><text:span text:style-name="T1">. Misalnya, robot pengantar barang bisa belajar rute mana yang biasanya lebih cepat </text:span><text:soft-page-break/><text:span text:style-name="T1">atau area mana yang sering ramai orang pada jam tertentu, lalu menyesuaikan jalurnya. </text:span></text:p>
                      </text:list-item>
                      <text:list-item>
                        <text:p text:style-name="P260"><text:span text:style-name="Strong_20_Emphasis"><text:span text:style-name="Emphasis"><text:span text:style-name="T1">Planning &amp; Decision Making Algorithms</text:span></text:span></text:span><text:span text:style-name="Strong_20_Emphasis"><text:span text:style-name="T1">:</text:span></text:span><text:span text:style-name="T1"> AI bisa </text:span><text:span text:style-name="Strong_20_Emphasis"><text:span text:style-name="T1">menganalisis data kompleks</text:span></text:span><text:span text:style-name="T1"> dari berbagai sensor (posisi, peta ruangan, objek bergerak di sekitar) untuk </text:span><text:span text:style-name="Strong_20_Emphasis"><text:span text:style-name="T1">merencanakan tindakan terbaik</text:span></text:span><text:span text:style-name="T1"> di situasi yang dinamis. "Ada orang jalan dari kanan, ada troli diam di kiri, lebih baik aku pelankan laju dan ambil jalur sedikit ke kiri." Ini jauh lebih canggih dari sekadar 'belok kanan kalau ada halangan'. </text:span></text:p>
                      </text:list-item>
                    </text:list>
                  </text:list-item>
                  <text:list-item>
                    <text:p text:style-name="P260"><text:span text:style-name="Strong_20_Emphasis"><text:span text:style-name="T1">Hasilnya:</text:span></text:span><text:span text:style-name="T1"> Robot bisa membuat </text:span><text:span text:style-name="Strong_20_Emphasis"><text:span text:style-name="T1">keputusan yang lebih cerdas, fleksibel, dan aman</text:span></text:span><text:span text:style-name="T1"> dalam menghadapi lingkungan yang berubah-ubah dan kompleks. </text:span></text:p>
                  </text:list-item>
                </text:list>
              </text:list-item>
              <text:list-item>
                <text:p text:style-name="P100"><text:span text:style-name="Strong_20_Emphasis"><text:span text:style-name="T1">AI Menyempurnakan 'Act' (Bertindak Jadi Lebih Luwes &amp; Presisi):</text:span></text:span></text:p>
                <text:list>
                  <text:list-item>
                    <text:p text:style-name="P260"><text:span text:style-name="Strong_20_Emphasis"><text:span text:style-name="T1">Tanpa AI Canggih:</text:span></text:span><text:span text:style-name="T1"> Gerakan robot mungkin kaku, kurang halus, atau mudah gagal kalau kondisinya sedikit berbeda (misal: lantai agak miring). </text:span></text:p>
                  </text:list-item>
                  <text:list-item>
                    <text:p text:style-name="P260"><text:span text:style-name="Strong_20_Emphasis"><text:span text:style-name="T1">Dengan AI:</text:span></text:span><text:span text:style-name="T1"> </text:span></text:p>
                    <text:list>
                      <text:list-item>
                        <text:p text:style-name="P260"><text:span text:style-name="Strong_20_Emphasis"><text:span text:style-name="Emphasis"><text:span text:style-name="T1">Motion Planning</text:span></text:span></text:span><text:span text:style-name="Strong_20_Emphasis"><text:span text:style-name="T1">:</text:span></text:span><text:span text:style-name="T1"> Algoritma AI bisa </text:span><text:span text:style-name="Strong_20_Emphasis"><text:span text:style-name="T1">merencanakan jalur gerakan</text:span></text:span><text:span text:style-name="T1"> (misal: lengan robot atau seluruh badan robot) yang paling efisien, mulus, dan aman untuk menghindari tabrakan dengan dirinya sendiri atau objek lain saat melakukan tugas. </text:span></text:p>
                      </text:list-item>
                      <text:list-item>
                        <text:p text:style-name="P260"><text:span text:style-name="Strong_20_Emphasis"><text:span text:style-name="Emphasis"><text:span text:style-name="T1">Reinforcement Learning (RL)</text:span></text:span></text:span><text:span text:style-name="Strong_20_Emphasis"><text:span text:style-name="T1">:</text:span></text:span><text:span text:style-name="T1"> AI jenis ini bisa melatih robot melakukan </text:span><text:span text:style-name="Strong_20_Emphasis"><text:span text:style-name="T1">keterampilan motorik kompleks</text:span></text:span><text:span text:style-name="T1"> (seperti berjalan di medan tidak rata, memegang benda berbagai bentuk, atau bahkan menjaga keseimbangan saat didorong) melalui proses </text:span><text:span text:style-name="Strong_20_Emphasis"><text:span text:style-name="T1">coba-coba (trial and error)</text:span></text:span><text:span text:style-name="T1"> dalam simulasi atau dunia nyata, mirip cara kita belajar naik sepeda. </text:span></text:p>
                      </text:list-item>
                      <text:list-item>
                        <text:p text:style-name="P260"><text:span text:style-name="Strong_20_Emphasis"><text:span text:style-name="Emphasis"><text:span text:style-name="T1">Advanced Control Algorithms</text:span></text:span></text:span><text:span text:style-name="Strong_20_Emphasis"><text:span text:style-name="T1">:</text:span></text:span><text:span text:style-name="T1"> AI membantu </text:span><text:span text:style-name="Strong_20_Emphasis"><text:span text:style-name="T1">mengontrol aktuator (motor, sendi)</text:span></text:span><text:span text:style-name="T1"> dengan sangat presisi dan stabil, menyesuaikan kekuatan dan kecepatan secara </text:span><text:span text:style-name="Emphasis"><text:span text:style-name="T1">real-time</text:span></text:span><text:span text:style-name="T1"> berdasarkan feedback dari sensor, membuat gerakan lebih halus dan responsif. </text:span></text:p>
                      </text:list-item>
                    </text:list>
                  </text:list-item>
                  <text:list-item>
                    <text:p text:style-name="P100"><text:span text:style-name="Strong_20_Emphasis"><text:span text:style-name="T1">Hasilnya:</text:span></text:span><text:span text:style-name="T1"> Gerakan dan aksi robot menjadi </text:span><text:span text:style-name="Strong_20_Emphasis"><text:span text:style-name="T1">lebih luwes, adaptif, </text:span></text:span><text:soft-page-break/><text:span text:style-name="Strong_20_Emphasis"><text:span text:style-name="T1">presisi, dan mampu melakukan tugas-tugas fisik yang lebih kompleks</text:span></text:span><text:span text:style-name="T1">. </text:span></text:p>
                  </text:list-item>
                </text:list>
              </text:list-item>
            </text:list>
            <text:p text:style-name="P28"><text:span text:style-name="Strong_20_Emphasis"><text:span text:style-name="T1">Contoh Sederhana: Robot Pengantar Obat di Rumah Sakit</text:span></text:span></text:p>
            <text:list xml:id="list3431943652033174394" text:style-name="L86">
              <text:list-item>
                <text:p text:style-name="P261"><text:span text:style-name="Strong_20_Emphasis"><text:span text:style-name="T1">Sense:</text:span></text:span><text:span text:style-name="T1"> Kamera (dengan </text:span><text:span text:style-name="Emphasis"><text:span text:style-name="T1">Computer Vision</text:span></text:span><text:span text:style-name="T1">) mengenali koridor, pintu kamar, orang, kursi roda. LIDAR mengukur jarak. Mikrofon (dengan NLP) menerima perintah tujuan dari perawat. </text:span></text:p>
              </text:list-item>
              <text:list-item>
                <text:p text:style-name="P261"><text:span text:style-name="Strong_20_Emphasis"><text:span text:style-name="T1">Think:</text:span></text:span><text:span text:style-name="T1"> AI (</text:span><text:span text:style-name="Emphasis"><text:span text:style-name="T1">Planning Algorithm</text:span></text:span><text:span text:style-name="T1">) memproses data peta rumah sakit, lokasi tujuan, data sensor tentang halangan, lalu merencanakan rute teraman dan tercepat. Jika pakai ML, dia mungkin ingat rute mana yang sering macet. </text:span></text:p>
              </text:list-item>
              <text:list-item>
                <text:p text:style-name="P101"><text:span text:style-name="Strong_20_Emphasis"><text:span text:style-name="T1">Act:</text:span></text:span><text:span text:style-name="T1"> AI (</text:span><text:span text:style-name="Emphasis"><text:span text:style-name="T1">Motion Planning &amp; Control</text:span></text:span><text:span text:style-name="T1">) mengendalikan motor roda untuk bergerak mengikuti rute, berbelok mulus, berhenti jika ada orang lewat mendadak, dan sampai di tujuan dengan selamat. </text:span></text:p>
              </text:list-item>
            </text:list>
            <text:p text:style-name="P28"><text:span text:style-name="T1">Jadi, AI dan robotika itu benar-benar </text:span><text:span text:style-name="Strong_20_Emphasis"><text:span text:style-name="T1">bersinergi</text:span></text:span><text:span text:style-name="T1">. AI memberi 'kecerdasan' pada robot, sementara robot memberi 'tubuh' pada AI untuk beraksi di dunia nyata. Kombinasi inilah yang melahirkan robot cerdas!</text:span></text:p>
            <text:p text:style-name="P326"/>
            <text:p text:style-name="P28"><text:span text:style-name="Strong_20_Emphasis"><text:span text:style-name="T1">(Saran Prompt Ilustrasi)</text:span></text:span></text:p>
            <text:list xml:id="list8149632222984425694" text:style-name="L87">
              <text:list-item>
                <text:p text:style-name="P102"><text:span text:style-name="Strong_20_Emphasis"><text:span text:style-name="T1">Prompt Gambar:</text:span></text:span><text:span text:style-name="T1"> "Buat visualisasi siklus Sense-Think-Act yang sudah di-'upgrade' oleh AI. Gunakan ikon-ikon yang sama seperti prompt Subbab 3.1, tapi tambahkan 'aura' atau ikon kecil AI (seperti chip atau pola sirkuit) di setiap tahap (Sense, Think, Act). Beri teks tambahan di setiap tahap untuk menunjukkan peningkatan kemampuannya. Misalnya, di bawah 'SENSE' tambahkan '(+ Pengenalan Objek &amp; Bahasa)'; di bawah 'THINK' tambahkan '(+ Belajar &amp; Perencanaan Cerdas)'; di bawah 'ACT' tambahkan '(+ Gerakan Adaptif &amp; Presisi)'. Tunjukkan siklus ini bekerja pada contoh robot spesifik, misal robot delivery kecil." </text:span></text:p>
              </text:list-item>
            </text:list>
            <text:p text:style-name="P326"/>
            <text:p text:style-name="P4">Ini adalah akhir dari Subbab 4.1. Silakan berikan perintah "YAX" jika Anda ingin saya melanjutkan ke prompt berikutnya (Isi Subbab 4.2).</text:p>
          </text:section>
          <text:section text:style-name="Sect1" text:name="feedback-form-29">
            <text:p text:style-name="P178"/>
          </text:section>
        </text:section>
        <text:section text:style-name="Sect1" text:name="7fc694ff18f68dc9">
          <text:p text:style-name="P4"/>
          <text:section text:style-name="Sect1" text:name="user-query-content-30">
            <text:p text:style-name="P325">YAX </text:p>
          </text:section>
          <text:p text:style-name="P178"><text:soft-page-break/>Tampilkan alur berpikir</text:p>
          <text:section text:style-name="Sect2" text:name="model-response-message-contentr_7fc694ff18f68dc9">
            <text:p text:style-name="P28"><text:span text:style-name="T1">Oke, mari kita lihat lebih dekat kemampuan super yang dimiliki robot cerdas berkat 'otak' AI-nya! Saya lanjutkan ke prompt kedelapanbelas: </text:span><text:span text:style-name="Strong_20_Emphasis"><text:span text:style-name="T1">Isi Subbab 4.2: "Robot yang Bisa Melihat, Mendengar, dan Merespons" (Pembahasan Mendalam)</text:span></text:span><text:span text:style-name="T1">.</text:span></text:p>
            <text:p text:style-name="P326"/>
            <text:p text:style-name="P28"><text:span text:style-name="Strong_20_Emphasis"><text:span text:style-name="T1">(Jawaban untuk Prompt Isi Subbab 4.2: "Robot yang Bisa Melihat, Mendengar, dan Merespons")</text:span></text:span></text:p>
            <text:p text:style-name="P4">Kombinasi AI dan robotika (seperti yang berkembang hingga Jumat, 25 April 2025 ini) bukan cuma bikin robot bisa bergerak, tapi juga memberi mereka kemampuan persepsi dan interaksi yang jauh lebih canggih. Mereka jadi bisa 'melihat', 'mendengar', dan 'merespons' lingkungan dengan cara yang mulai mirip makhluk hidup. Yuk, kita bedah kemampuannya:</text:p>
            <text:list xml:id="list5503488541032206352" text:style-name="L88">
              <text:list-item>
                <text:p text:style-name="P103"><text:span text:style-name="Strong_20_Emphasis"><text:span text:style-name="T1">Kemampuan 'Melihat' yang Lebih Tajam (Computer Vision Tingkat Lanjut):</text:span></text:span></text:p>
                <text:list>
                  <text:list-item>
                    <text:p text:style-name="P262"><text:span text:style-name="Strong_20_Emphasis"><text:span text:style-name="T1">Bukan Sekadar Deteksi Cahaya:</text:span></text:span><text:span text:style-name="T1"> Kalau dulu sensor kamera robot mungkin cuma bisa bedain terang dan gelap, sekarang AI </text:span><text:span text:style-name="Emphasis"><text:span text:style-name="T1">Computer Vision</text:span></text:span><text:span text:style-name="T1"> memungkinkan robot untuk benar-benar </text:span><text:span text:style-name="Strong_20_Emphasis"><text:span text:style-name="T1">memahami apa yang dilihatnya</text:span></text:span><text:span text:style-name="T1">. </text:span></text:p>
                  </text:list-item>
                  <text:list-item>
                    <text:p text:style-name="P262"><text:span text:style-name="Strong_20_Emphasis"><text:span text:style-name="T1">Contoh Kecanggihan:</text:span></text:span><text:span text:style-name="T1"> </text:span></text:p>
                    <text:list>
                      <text:list-item>
                        <text:p text:style-name="P262"><text:span text:style-name="Strong_20_Emphasis"><text:span text:style-name="T1">Mengenali Objek Spesifik:</text:span></text:span><text:span text:style-name="T1"> Robot bisa membedakan antara gelas berisi air, botol kosong, atau vas bunga di atas meja. Dia bisa mengenali merek barang atau bahkan membaca teks pada kemasan. </text:span></text:p>
                      </text:list-item>
                      <text:list-item>
                        <text:p text:style-name="P262"><text:span text:style-name="Strong_20_Emphasis"><text:span text:style-name="T1">Memahami Konteks Ruangan:</text:span></text:span><text:span text:style-name="T1"> AI bisa membantu robot mengenali "ini ruang tamu", "itu area dapur", atau "ada tangga di sebelah sana". Ini penting untuk navigasi. </text:span></text:p>
                      </text:list-item>
                      <text:list-item>
                        <text:p text:style-name="P262"><text:span text:style-name="Strong_20_Emphasis"><text:span text:style-name="T1">Mengenali Wajah &amp; Ekspresi (Dasar):</text:span></text:span><text:span text:style-name="T1"> Robot bisa dilatih mengenali wajah orang tertentu (misalnya pemiliknya) dan bahkan mulai bisa menginterpretasi ekspresi wajah dasar (senang, sedih, marah) – meskipun pemahaman emosi ini masih sangat terbatas ya. </text:span></text:p>
                      </text:list-item>
                      <text:list-item>
                        <text:p text:style-name="P262"><text:span text:style-name="Strong_20_Emphasis"><text:span text:style-name="T1">Navigasi &amp; Pemetaan Mandiri (SLAM):</text:span></text:span><text:span text:style-name="T1"> Ini keren banget! Dengan </text:span><text:span text:style-name="Emphasis"><text:span text:style-name="T1">Simultaneous Localization and Mapping</text:span></text:span><text:span text:style-name="T1"> (SLAM) yang ditenagai AI, robot (seperti robot vacuum cleaner </text:span><text:soft-page-break/><text:span text:style-name="T1">canggih atau mobil otonom) bisa </text:span><text:span text:style-name="Strong_20_Emphasis"><text:span text:style-name="T1">membuat peta 3D ruangannya sendiri sambil bergerak</text:span></text:span><text:span text:style-name="T1">, sekaligus tahu persis di mana posisinya dalam peta itu. Semua hanya dengan mengandalkan kamera dan sensor lainnya! </text:span></text:p>
                      </text:list-item>
                    </text:list>
                  </text:list-item>
                </text:list>
              </text:list-item>
              <text:list-item>
                <text:p text:style-name="P103"><text:span text:style-name="Strong_20_Emphasis"><text:span text:style-name="T1">Kemampuan 'Mendengar' yang Lebih Peka (Audio Processing &amp; NLP):</text:span></text:span></text:p>
                <text:list>
                  <text:list-item>
                    <text:p text:style-name="P262"><text:span text:style-name="Strong_20_Emphasis"><text:span text:style-name="T1">Bukan Sekadar Menangkap Suara:</text:span></text:span><text:span text:style-name="T1"> AI membuat robot bisa </text:span><text:span text:style-name="Strong_20_Emphasis"><text:span text:style-name="T1">mengolah dan memahami suara</text:span></text:span><text:span text:style-name="T1"> dengan lebih baik. </text:span></text:p>
                  </text:list-item>
                  <text:list-item>
                    <text:p text:style-name="P262"><text:span text:style-name="Strong_20_Emphasis"><text:span text:style-name="T1">Contoh Kecanggihan:</text:span></text:span><text:span text:style-name="T1"> </text:span></text:p>
                    <text:list>
                      <text:list-item>
                        <text:p text:style-name="P262"><text:span text:style-name="Strong_20_Emphasis"><text:span text:style-name="T1">Memahami Perintah Kompleks:</text:span></text:span><text:span text:style-name="T1"> Bukan cuma "Nyalakan lampu", tapi bisa mengerti instruksi seperti, "Hei Robot, tolong kecilkan volume musik dan redupkan lampu ruang tengah." Ini berkat </text:span><text:span text:style-name="Emphasis"><text:span text:style-name="T1">Natural Language Processing</text:span></text:span><text:span text:style-name="T1"> (NLP) yang makin canggih. </text:span></text:p>
                      </text:list-item>
                      <text:list-item>
                        <text:p text:style-name="P262"><text:span text:style-name="Strong_20_Emphasis"><text:span text:style-name="T1">Mengenali Sumber &amp; Jenis Suara:</text:span></text:span><text:span text:style-name="T1"> Robot bisa menentukan dari arah mana suara panggilan datang, atau membedakan antara suara alarm kebakaran, suara pecahan kaca, atau suara gonggongan anjing peliharaan. </text:span></text:p>
                      </text:list-item>
                      <text:list-item>
                        <text:p text:style-name="P262"><text:span text:style-name="Strong_20_Emphasis"><text:span text:style-name="T1">Dialog Sederhana:</text:span></text:span><text:span text:style-name="T1"> Beberapa robot (terutama robot sosial) mulai bisa </text:span><text:span text:style-name="Strong_20_Emphasis"><text:span text:style-name="T1">menjawab pertanyaan atau melakukan percakapan pendek</text:span></text:span><text:span text:style-name="T1"> yang relevan dengan tugasnya, mirip </text:span><text:span text:style-name="Emphasis"><text:span text:style-name="T1">chatbot</text:span></text:span><text:span text:style-name="T1"> tapi punya wujud fisik. </text:span></text:p>
                      </text:list-item>
                    </text:list>
                  </text:list-item>
                </text:list>
              </text:list-item>
              <text:list-item>
                <text:p text:style-name="P103"><text:span text:style-name="Strong_20_Emphasis"><text:span text:style-name="T1">Kemampuan 'Merespons' yang Lebih Adaptif &amp; Cerdas:</text:span></text:span></text:p>
                <text:list>
                  <text:list-item>
                    <text:p text:style-name="P262"><text:span text:style-name="Strong_20_Emphasis"><text:span text:style-name="T1">Interaksi Lebih Alami:</text:span></text:span><text:span text:style-name="T1"> Kombinasi kemampuan 'melihat' dan 'mendengar' yang lebih baik, plus AI untuk pengambilan keputusan, membuat robot bisa merespons dengan cara yang lebih pas dan nggak kaku. </text:span></text:p>
                  </text:list-item>
                  <text:list-item>
                    <text:p text:style-name="P262"><text:span text:style-name="Strong_20_Emphasis"><text:span text:style-name="T1">Contoh Kecanggihan:</text:span></text:span><text:span text:style-name="T1"> </text:span></text:p>
                    <text:list>
                      <text:list-item>
                        <text:p text:style-name="P262"><text:span text:style-name="Strong_20_Emphasis"><text:span text:style-name="T1">Gerakan yang Disesuaikan:</text:span></text:span><text:span text:style-name="T1"> Robot bisa menyesuaikan cara dia berjalan kalau mendeteksi lantai licin, atau mengatur kekuatan genggamannya saat mengambil telur agar tidak pecah. </text:span></text:p>
                      </text:list-item>
                      <text:list-item>
                        <text:p text:style-name="P262"><text:span text:style-name="Strong_20_Emphasis"><text:span text:style-name="T1">Belajar dari Interaksi:</text:span></text:span><text:span text:style-name="T1"> Jika robot menggunakan </text:span><text:span text:style-name="Emphasis"><text:span text:style-name="T1">Machine Learning</text:span></text:span><text:span text:style-name="T1">, dia bisa </text:span><text:span text:style-name="Strong_20_Emphasis"><text:span text:style-name="T1">belajar dari pengalaman berinteraksi</text:span></text:span><text:span text:style-name="T1">. Misalnya, kalau kamu sering minta kopi di pagi hari, robot asisten rumah tangga masa depan mungkin bisa belajar </text:span><text:soft-page-break/><text:span text:style-name="T1">menawarkan kopi secara proaktif. Atau jika dia salah jalan dan dikoreksi, dia bisa ingat untuk tidak lewat situ lagi. </text:span></text:p>
                      </text:list-item>
                      <text:list-item>
                        <text:p text:style-name="P103"><text:span text:style-name="Strong_20_Emphasis"><text:span text:style-name="T1">Respons terhadap Isyarat (Masih Berkembang):</text:span></text:span><text:span text:style-name="T1"> Ada riset intensif (walau belum sempurna) agar AI bisa memahami bahasa tubuh sederhana atau arah pandangan mata manusia untuk interaksi yang lebih mulus. </text:span></text:p>
                      </text:list-item>
                    </text:list>
                  </text:list-item>
                </text:list>
              </text:list-item>
            </text:list>
            <text:p text:style-name="P4">Bayangkan punya robot asisten di rumah (mungkin suatu saat nanti di Tapak Tuan juga ada!). Dia bisa melihat kalau kamu lagi sibuk, mendengar saat kamu memanggil dari ruangan lain, mengerti instruksi kompleksmu, membawakan barang yang kamu minta sambil menghindari mainan adikmu yang berserakan, dan bahkan mungkin belajar kebiasaanmu. Kemampuan inilah yang lahir ketika AI dan robotika bersatu! Tentu saja, tingkat kecanggihannya masih terus berkembang ya.</text:p>
            <text:p text:style-name="P326"/>
            <text:p text:style-name="P28"><text:span text:style-name="Strong_20_Emphasis"><text:span text:style-name="T1">(Saran Prompt Ilustrasi)</text:span></text:span></text:p>
            <text:list xml:id="list2945534195615096696" text:style-name="L89">
              <text:list-item>
                <text:p text:style-name="P263"><text:span text:style-name="Strong_20_Emphasis"><text:span text:style-name="T1">Prompt Gambar:</text:span></text:span><text:span text:style-name="T1"> "Buat ilustrasi 3 panel bersebelahan. </text:span></text:p>
                <text:list>
                  <text:list-item>
                    <text:p text:style-name="P263"><text:span text:style-name="Strong_20_Emphasis"><text:span text:style-name="T1">Panel 1 (Melihat):</text:span></text:span><text:span text:style-name="T1"> Gambarkan 'mata' robot (kamera) dengan visualisasi 'penglihatan' AI-nya: sebuah ruangan dengan objek-objek (kursi, meja, orang) yang diberi label kotak identifikasi oleh AI. Labelnya: 'Kursi', 'Meja', 'Manusia'. </text:span></text:p>
                  </text:list-item>
                  <text:list-item>
                    <text:p text:style-name="P263"><text:span text:style-name="Strong_20_Emphasis"><text:span text:style-name="T1">Panel 2 (Mendengar):</text:span></text:span><text:span text:style-name="T1"> Gambarkan 'telinga' robot (mikrofon) dengan gelombang suara masuk. Di sampingnya, visualisasi 'pemahaman' AI: gelombang suara itu diubah menjadi teks perintah, misal: "Robot, ambil buku merah!". </text:span></text:p>
                  </text:list-item>
                  <text:list-item>
                    <text:p text:style-name="P104"><text:span text:style-name="Strong_20_Emphasis"><text:span text:style-name="T1">Panel 3 (Merespons):</text:span></text:span><text:span text:style-name="T1"> Gambarkan robot tersebut (misalnya robot beroda dengan lengan) sedang bergerak mengambil buku merah sambil dengan mulus menghindari sebuah mainan di lantai, menunjukkan respons fisik yang cerdas dan adaptif terhadap lingkungannya. Gunakan gaya visual yang konsisten di ketiga panel." </text:span></text:p>
                  </text:list-item>
                </text:list>
              </text:list-item>
            </text:list>
            <text:p text:style-name="P326"/>
            <text:p text:style-name="P4">Ini adalah akhir dari Subbab 4.2. Silakan berikan perintah "YAX" jika Anda ingin saya melanjutkan ke prompt berikutnya (Isi Subbab 4.3).</text:p>
          </text:section>
          <text:section text:style-name="Sect1" text:name="feedback-form-30">
            <text:p text:style-name="P178"/>
          </text:section>
        </text:section>
        <text:section text:style-name="Sect1" text:name="eb3df95f9292a749">
          <text:p text:style-name="P4"><text:soft-page-break/></text:p>
          <text:section text:style-name="Sect1" text:name="user-query-content-31">
            <text:p text:style-name="P325">YAX </text:p>
          </text:section>
          <text:p text:style-name="P178">Tampilkan alur berpikir</text:p>
          <text:section text:style-name="Sect2" text:name="model-response-message-contentr_eb3df95f9292a749">
            <text:p text:style-name="P28"><text:span text:style-name="T1">Siap! Mari kita lihat langsung wujud nyata dari 'pernikahan' AI dan Robotika yang paling bikin heboh saat ini. Saya lanjutkan ke prompt kesembilanbelas: </text:span><text:span text:style-name="Strong_20_Emphasis"><text:span text:style-name="T1">Isi Subbab 4.3: "Contoh Robot Cerdas Keren (Self-driving cars, advanced drones, companion robots)" (Pembahasan Mendalam)</text:span></text:span><text:span text:style-name="T1">.</text:span></text:p>
            <text:p text:style-name="P28"><text:span text:style-name="Emphasis"><text:span text:style-name="T1">(Catatan: Perkembangan di bidang ini super cepat! Informasi berikut berdasarkan tren dan kondisi yang terlihat hingga Jumat, 25 April 2025).</text:span></text:span></text:p>
            <text:p text:style-name="P326"/>
            <text:p text:style-name="P28"><text:span text:style-name="Strong_20_Emphasis"><text:span text:style-name="T1">(Jawaban untuk Prompt Isi Subbab 4.3: "Contoh Robot Cerdas Keren")</text:span></text:span></text:p>
            <text:p text:style-name="P4">Kombinasi AI dan Robotika nggak cuma keren di teori, tapi udah menghasilkan mesin-mesin cerdas yang mulai mengubah dunia kita. Ini dia beberapa contoh paling top:</text:p>
            <text:p text:style-name="P28"><text:span text:style-name="Strong_20_Emphasis"><text:span text:style-name="T1">1. Mobil Otonom (Self-Driving Cars): Nyetir Sendiri di Jalan Raya?</text:span></text:span></text:p>
            <text:list xml:id="list7903370911567491394" text:style-name="L90">
              <text:list-item>
                <text:p text:style-name="P264"><text:span text:style-name="Strong_20_Emphasis"><text:span text:style-name="T1">Apa Itu:</text:span></text:span><text:span text:style-name="T1"> Mobil yang bisa jalan sendiri tanpa perlu disetir manusia! Mulai dari sekadar bantu jaga jarak atau tetap di jalur (seperti fitur </text:span><text:span text:style-name="Emphasis"><text:span text:style-name="T1">cruise control</text:span></text:span><text:span text:style-name="T1"> canggih atau Autopilot Tesla), sampai yang benar-benar bisa navigasi di jalanan kota yang ramai (seperti layanan robotaxi Waymo atau Cruise di beberapa kota di Amerika). </text:span></text:p>
              </text:list-item>
              <text:list-item>
                <text:p text:style-name="P264"><text:span text:style-name="Strong_20_Emphasis"><text:span text:style-name="T1">AI di Balik Kemudi:</text:span></text:span><text:span text:style-name="T1"> Ini adalah salah satu contoh paling kompleks dari AI dan robotika beraksi! </text:span></text:p>
                <text:list>
                  <text:list-item>
                    <text:p text:style-name="P264"><text:span text:style-name="Emphasis"><text:span text:style-name="Strong_20_Emphasis"><text:span text:style-name="T1">Computer Vision &amp; Sensor Lain:</text:span></text:span></text:span><text:span text:style-name="T1"> Puluhan kamera, sensor LIDAR (laser), dan radar terus-menerus 'melihat' 360 derajat, mendeteksi mobil lain, pejalan kaki, pengendara sepeda motor (termasuk yang mungkin ngebut di Tapak Tuan sini!), rambu lalu lintas, marka jalan, bahkan lubang. </text:span></text:p>
                  </text:list-item>
                  <text:list-item>
                    <text:p text:style-name="P264"><text:span text:style-name="Emphasis"><text:span text:style-name="Strong_20_Emphasis"><text:span text:style-name="T1">Sensor Fusion:</text:span></text:span></text:span><text:span text:style-name="T1"> AI menggabungkan data dari semua sensor ini untuk dapat 'gambaran' super detail dan akurat tentang lingkungan sekitar mobil. </text:span></text:p>
                  </text:list-item>
                  <text:list-item>
                    <text:p text:style-name="P264"><text:span text:style-name="Emphasis"><text:span text:style-name="Strong_20_Emphasis"><text:span text:style-name="T1">AI Planning &amp; Decision Making:</text:span></text:span></text:span><text:span text:style-name="T1"> Berdasarkan data sensor dan peta digital super detail (HD Maps), AI merencanakan jalur, memprediksi pergerakan objek lain, dan membuat keputusan sepersekian detik: kapan harus ngerem, ngegas, belok, atau </text:span><text:soft-page-break/><text:span text:style-name="T1">pindah jalur. Ini melibatkan </text:span><text:span text:style-name="Emphasis"><text:span text:style-name="T1">Machine Learning</text:span></text:span><text:span text:style-name="T1"> yang dilatih dengan data jutaan kilometer perjalanan. </text:span></text:p>
                  </text:list-item>
                </text:list>
              </text:list-item>
              <text:list-item>
                <text:p text:style-name="P264"><text:span text:style-name="Strong_20_Emphasis"><text:span text:style-name="T1">Status &amp; Tantangan (April 2025):</text:span></text:span><text:span text:style-name="T1"> Mobil yang benar-benar bisa jalan sendiri </text:span><text:span text:style-name="Emphasis"><text:span text:style-name="T1">di mana saja, kapan saja, dalam kondisi apa saja</text:span></text:span><text:span text:style-name="T1"> (Level 5 Otonomi) itu masih jauh. Kebanyakan masih Level 2 (bantu sopir) atau Level 3-4 (bisa otonom di kondisi tertentu/area terbatas, tapi sopir harus siap ambil alih). Layanan robotaxi tanpa sopir sudah ada di beberapa kota, tapi areanya masih sangat terbatas. Tantangan terbesarnya adalah menghadapi situasi tak terduga (</text:span><text:span text:style-name="Emphasis"><text:span text:style-name="T1">edge cases</text:span></text:span><text:span text:style-name="T1">) seperti cuaca super buruk, konstruksi jalan mendadak, atau perilaku pengemudi lain yang aneh, plus isu regulasi hukum dan etika (siapa yang salah kalau nabrak?). Biayanya juga masih mahal. </text:span></text:p>
              </text:list-item>
              <text:list-item>
                <text:p text:style-name="P105"><text:span text:style-name="Strong_20_Emphasis"><text:span text:style-name="T1">Potensi Dampak:</text:span></text:span><text:span text:style-name="T1"> Mengurangi kecelakaan drastis (karena mayoritas kecelakaan akibat </text:span><text:span text:style-name="Emphasis"><text:span text:style-name="T1">human error</text:span></text:span><text:span text:style-name="T1">), memberi mobilitas bagi lansia/disabilitas, mengubah konsep kepemilikan mobil (mungkin kita cukup panggil robotaxi?), tapi juga potensi menghilangkan pekerjaan sopir. </text:span></text:p>
              </text:list-item>
            </text:list>
            <text:p text:style-name="P28"><text:span text:style-name="Strong_20_Emphasis"><text:span text:style-name="T1">2. Drone Cerdas Generasi Baru: Terbang Sendiri, Kerja Sendiri!</text:span></text:span></text:p>
            <text:list xml:id="list2891621032591183468" text:style-name="L91">
              <text:list-item>
                <text:p text:style-name="P265"><text:span text:style-name="Strong_20_Emphasis"><text:span text:style-name="T1">Apa Itu:</text:span></text:span><text:span text:style-name="T1"> Bukan drone mainan biasa! Ini adalah drone yang bisa terbang secara otonom (tanpa pilot kendalikan terus-menerus) untuk tugas spesifik. Contohnya: drone pengantar paket (Amazon Prime Air atau Wing dari Google sudah uji coba di beberapa tempat), drone yang memeriksa kondisi jembatan, menara listrik, atau ladang pertanian luas, bahkan 'kawanan' drone (</text:span><text:span text:style-name="Emphasis"><text:span text:style-name="T1">drone swarm</text:span></text:span><text:span text:style-name="T1">) yang terbang terkoordinasi untuk pertunjukan cahaya keren atau misi pencarian. </text:span></text:p>
              </text:list-item>
              <text:list-item>
                <text:p text:style-name="P265"><text:span text:style-name="Strong_20_Emphasis"><text:span text:style-name="T1">AI di Balik Baling-baling:</text:span></text:span><text:span text:style-name="T1"> </text:span></text:p>
                <text:list>
                  <text:list-item>
                    <text:p text:style-name="P265"><text:span text:style-name="Emphasis"><text:span text:style-name="Strong_20_Emphasis"><text:span text:style-name="T1">Autonomous Navigation &amp; Path Planning:</text:span></text:span></text:span><text:span text:style-name="T1"> AI membuat drone bisa terbang ke titik tujuan mengikuti rute yang sudah ditentukan atau direncanakan sendiri, bahkan di lingkungan kompleks seperti perkotaan. </text:span></text:p>
                  </text:list-item>
                  <text:list-item>
                    <text:p text:style-name="P265"><text:span text:style-name="Emphasis"><text:span text:style-name="Strong_20_Emphasis"><text:span text:style-name="T1">Obstacle Avoidance:</text:span></text:span></text:span><text:span text:style-name="T1"> Menggunakan sensor dan AI, drone bisa otomatis menghindari tabrakan dengan gedung, pohon, burung, atau drone lain. </text:span></text:p>
                  </text:list-item>
                  <text:list-item>
                    <text:p text:style-name="P265"><text:span text:style-name="Emphasis"><text:span text:style-name="Strong_20_Emphasis"><text:span text:style-name="T1">Computer Vision:</text:span></text:span></text:span><text:span text:style-name="T1"> Untuk drone inspeksi, AI bisa menganalisis gambar/video secara </text:span><text:span text:style-name="Emphasis"><text:span text:style-name="T1">real-time</text:span></text:span><text:span text:style-name="T1"> untuk mendeteksi retakan di jembatan, penyakit pada tanaman, atau menghitung jumlah </text:span><text:soft-page-break/><text:span text:style-name="T1">ternak. Untuk drone pengantar, AI bisa mengenali lokasi pendaratan yang aman. </text:span></text:p>
                  </text:list-item>
                  <text:list-item>
                    <text:p text:style-name="P265"><text:span text:style-name="Emphasis"><text:span text:style-name="Strong_20_Emphasis"><text:span text:style-name="T1">Swarm Intelligence:</text:span></text:span></text:span><text:span text:style-name="T1"> Untuk </text:span><text:span text:style-name="Emphasis"><text:span text:style-name="T1">drone swarm</text:span></text:span><text:span text:style-name="T1">, AI mengatur koordinasi antar drone agar bisa terbang dalam formasi kompleks tanpa bertabrakan. </text:span></text:p>
                  </text:list-item>
                </text:list>
              </text:list-item>
              <text:list-item>
                <text:p text:style-name="P265"><text:span text:style-name="Strong_20_Emphasis"><text:span text:style-name="T1">Status &amp; Tantangan (April 2025):</text:span></text:span><text:span text:style-name="T1"> Penggunaan drone cerdas untuk inspeksi industri dan pertanian sudah cukup umum. Pengiriman barang via drone masih dalam tahap uji coba terbatas karena tantangan regulasi lalu lintas udara yang kompleks, daya tahan baterai, keamanan dari peretasan, dan cuaca. </text:span><text:span text:style-name="Emphasis"><text:span text:style-name="T1">Drone swarm</text:span></text:span><text:span text:style-name="T1"> untuk hiburan sudah ada, tapi aplikasi lainnya masih banyak dieksplorasi. </text:span></text:p>
              </text:list-item>
              <text:list-item>
                <text:p text:style-name="P106"><text:span text:style-name="Strong_20_Emphasis"><text:span text:style-name="T1">Potensi Dampak:</text:span></text:span><text:span text:style-name="T1"> Revolusi pengiriman barang 'last-mile' (ke rumah konsumen), inspeksi infrastruktur jadi lebih cepat, murah, dan aman, cara baru dalam pertanian presisi, pemetaan, dan bahkan pembuatan film. </text:span></text:p>
              </text:list-item>
            </text:list>
            <text:p text:style-name="P28"><text:span text:style-name="Strong_20_Emphasis"><text:span text:style-name="T1">3. Robot Humanoid Canggih / Robot Kolaboratif (Cobots): Rekan Kerja Masa Depan?</text:span></text:span></text:p>
            <text:list xml:id="list1391514550270273883" text:style-name="L92">
              <text:list-item>
                <text:p text:style-name="P266"><text:span text:style-name="Strong_20_Emphasis"><text:span text:style-name="T1">Apa Itu:</text:span></text:span><text:span text:style-name="T1"> Kita fokus pada dua jenis di sini: (a) </text:span><text:span text:style-name="Strong_20_Emphasis"><text:span text:style-name="T1">Humanoid Canggih:</text:span></text:span><text:span text:style-name="T1"> Generasi terbaru robot mirip manusia yang fokus pada kemampuan fisik dinamis atau interaksi (misal penerus Atlas atau robot lain yang muncul mendekati 2025). (b) </text:span><text:span text:style-name="Strong_20_Emphasis"><text:span text:style-name="T1">Cobots (Collaborative Robots):</text:span></text:span><text:span text:style-name="T1"> Biasanya berupa lengan robot yang lebih kecil dan dirancang khusus untuk bisa bekerja </text:span><text:span text:style-name="Emphasis"><text:span text:style-name="T1">dengan aman</text:span></text:span><text:span text:style-name="T1"> di dekat atau </text:span><text:span text:style-name="Emphasis"><text:span text:style-name="T1">bersama</text:span></text:span><text:span text:style-name="T1"> manusia di area kerja yang sama (misal di pabrik perakitan atau laboratorium). </text:span></text:p>
              </text:list-item>
              <text:list-item>
                <text:p text:style-name="P266"><text:span text:style-name="Strong_20_Emphasis"><text:span text:style-name="T1">AI di Balik Gerakannya:</text:span></text:span><text:span text:style-name="T1"> </text:span></text:p>
                <text:list>
                  <text:list-item>
                    <text:p text:style-name="P266"><text:span text:style-name="Emphasis"><text:span text:style-name="Strong_20_Emphasis"><text:span text:style-name="T1">Adaptive Control &amp; Motion Planning:</text:span></text:span></text:span><text:span text:style-name="T1"> AI memungkinkan humanoid bergerak lebih luwes, menjaga keseimbangan di medan sulit, atau menyesuaikan gerakan untuk tugas yang butuh kehati-hatian. </text:span></text:p>
                  </text:list-item>
                  <text:list-item>
                    <text:p text:style-name="P266"><text:span text:style-name="Emphasis"><text:span text:style-name="Strong_20_Emphasis"><text:span text:style-name="T1">Safe Interaction (untuk Cobots):</text:span></text:span></text:span><text:span text:style-name="T1"> AI (sering dikombinasi sensor gaya) membuat cobot bisa langsung berhenti atau mengurangi kekuatannya jika bersentuhan dengan manusia, mencegah cedera. Mereka juga bisa 'belajar' tugas baru hanya dengan digerakkan oleh tangan manusia (</text:span><text:span text:style-name="Emphasis"><text:span text:style-name="T1">learning by demonstration</text:span></text:span><text:span text:style-name="T1">). </text:span></text:p>
                  </text:list-item>
                  <text:list-item>
                    <text:p text:style-name="P266"><text:span text:style-name="Emphasis"><text:span text:style-name="Strong_20_Emphasis"><text:span text:style-name="T1">Perception &amp; Understanding (untuk keduanya):</text:span></text:span></text:span><text:span text:style-name="T1"> AI membantu robot memahami lingkungan kerjanya, mengenali objek atau alat, </text:span><text:soft-page-break/><text:span text:style-name="T1">dan mungkin memahami instruksi atau gestur manusia. </text:span></text:p>
                  </text:list-item>
                </text:list>
              </text:list-item>
              <text:list-item>
                <text:p text:style-name="P266"><text:span text:style-name="Strong_20_Emphasis"><text:span text:style-name="T1">Status &amp; Tantangan (April 2025):</text:span></text:span><text:span text:style-name="T1"> Humanoid super canggih seperti Atlas masih dominan di ranah riset dan demonstrasi, belum banyak aplikasi komersialnya karena biaya dan kompleksitas. Sebaliknya, </text:span><text:span text:style-name="Emphasis"><text:span text:style-name="T1">Cobots</text:span></text:span><text:span text:style-name="T1"> sudah semakin banyak digunakan di industri manufaktur (terutama untuk tugas repetitif ringan bersama manusia) karena lebih aman dan fleksibel dibanding robot industri tradisional. Tantangan humanoid masih soal ketangkasan, energi, dan </text:span><text:span text:style-name="Emphasis"><text:span text:style-name="T1">common sense</text:span></text:span><text:span text:style-name="T1">. Tantangan cobot adalah menyeimbangkan kecepatan kerja dengan standar keamanan tertinggi saat berinteraksi dekat manusia. </text:span></text:p>
              </text:list-item>
              <text:list-item>
                <text:p text:style-name="P107"><text:span text:style-name="Strong_20_Emphasis"><text:span text:style-name="T1">Potensi Dampak:</text:span></text:span><text:span text:style-name="T1"> Humanoid (jika berhasil) bisa melakukan tugas fisik kompleks di lingkungan manusia. Cobots meningkatkan produktivitas dan fleksibilitas di pabrik tanpa perlu memisahkan total area kerja manusia dan robot, menciptakan model kolaborasi baru. </text:span></text:p>
              </text:list-item>
            </text:list>
            <text:p text:style-name="P4">Contoh-contoh ini baru sebagian kecil dari dunia robot cerdas yang terus berkembang. Mereka menunjukkan betapa kuatnya potensi AI ketika diberi 'tubuh' untuk beraksi di dunia nyata. Tapi, seperti yang akan kita bahas di bab selanjutnya, kekuatan besar ini juga datang dengan tanggung jawab dan kekhawatiran besar.</text:p>
            <text:p text:style-name="P326"/>
            <text:p text:style-name="P28"><text:span text:style-name="Strong_20_Emphasis"><text:span text:style-name="T1">(Saran Prompt Ilustrasi)</text:span></text:span></text:p>
            <text:list xml:id="list3762959333727630733" text:style-name="L93">
              <text:list-item>
                <text:p text:style-name="P267"><text:span text:style-name="Strong_20_Emphasis"><text:span text:style-name="T1">Ilustrasi Mobil Otonom:</text:span></text:span><text:span text:style-name="T1"> Gambarkan mobil futuristik di jalanan kota, dengan visualisasi 'gelembung sensor' tak terlihat di sekelilingnya yang mendeteksi mobil lain, pejalan kaki, dan rambu lalu lintas. Tunjukkan interior kosong atau penumpang yang sedang santai, bukan menyetir. </text:span></text:p>
              </text:list-item>
              <text:list-item>
                <text:p text:style-name="P267"><text:span text:style-name="Strong_20_Emphasis"><text:span text:style-name="T1">Ilustrasi Drone Cerdas:</text:span></text:span><text:span text:style-name="T1"> Gambarkan drone (bukan model mainan, mungkin yang lebih besar untuk delivery atau inspeksi) sedang terbang otonom di atas kota atau lahan pertanian, dengan visualisasi jalur terbang terencana atau sedang 'melihat' ke bawah dengan sorotan analisis (Computer Vision). </text:span></text:p>
              </text:list-item>
              <text:list-item>
                <text:p text:style-name="P108"><text:span text:style-name="Strong_20_Emphasis"><text:span text:style-name="T1">Ilustrasi Cobot:</text:span></text:span><text:span text:style-name="T1"> Gambarkan lengan robot (cobot) yang tampak lebih 'ramah' atau ramping sedang bekerja di meja perakitan </text:span><text:span text:style-name="Emphasis"><text:span text:style-name="T1">bersama</text:span></text:span><text:span text:style-name="T1"> seorang pekerja manusia. Tunjukkan interaksi yang aman, misalnya robot menyerahkan komponen kepada manusia. </text:span></text:p>
              </text:list-item>
            </text:list>
            <text:p text:style-name="P326"/>
            <text:p text:style-name="P4"><text:soft-page-break/>Ini adalah akhir dari Subbab 4.3 dan juga Bab 4. Silakan berikan perintah "YAX" jika Anda ingin saya melanjutkan ke prompt berikutnya (Pengantar Bab 5).</text:p>
          </text:section>
          <text:section text:style-name="Sect1" text:name="feedback-form-31">
            <text:p text:style-name="P178"/>
          </text:section>
        </text:section>
        <text:section text:style-name="Sect1" text:name="93b3a3560a458faa">
          <text:p text:style-name="P4"/>
          <text:section text:style-name="Sect1" text:name="user-query-content-32">
            <text:p text:style-name="P325">YAX </text:p>
          </text:section>
          <text:p text:style-name="P178">Tampilkan alur berpikir</text:p>
          <text:section text:style-name="Sect2" text:name="model-response-message-contentr_93b3a3560a458faa">
            <text:p text:style-name="P28"><text:span text:style-name="T1">Baik, setelah melihat sisi keren dan potensi hebatnya, sekarang saatnya kita melihat sisi lainnya dengan kacamata yang lebih kritis. Kita lanjutkan ke prompt keduapuluh: </text:span><text:span text:style-name="Strong_20_Emphasis"><text:span text:style-name="T1">Pengantar Bab 5: "Sisi Lain Robot Cerdas: Ancaman dan Kekhawatiran"</text:span></text:span><text:span text:style-name="T1">.</text:span></text:p>
            <text:p text:style-name="P326"/>
            <text:p text:style-name="P28"><text:span text:style-name="Strong_20_Emphasis"><text:span text:style-name="T1">(Jawaban untuk Prompt Pengantar Bab 5: "Sisi Lain Robot Cerdas: Ancaman dan Kekhawatiran")</text:span></text:span></text:p>
            <text:p text:style-name="P28"><text:span text:style-name="T1">Bab 4 tadi pasti bikin kita kagum ya? Mobil nyetir sendiri, drone terbang mandiri, robot yang makin mirip manusia... Rasanya kayak hidup di film fiksi ilmiah! Potensi AI dan robot cerdas untuk membantu manusia memang luar biasa. Tapi, seperti kata pepatah, setiap koin punya dua sisi. Teknologi secanggih dan sekuat ini, kalau tidak hati-hati, juga bisa membawa dampak negatif, risiko, dan kekhawatiran yang serius. Perkembangannya yang super cepat hingga hari ini (Jumat, 25 April 2025) membuat kita </text:span><text:span text:style-name="Emphasis"><text:span text:style-name="T1">harus</text:span></text:span><text:span text:style-name="T1"> waspada dan memikirkan sisi lainnya ini.</text:span></text:p>
            <text:p text:style-name="P28"><text:span text:style-name="T1">Jadi, di Bab 5 ini, kita akan berhenti sejenak dari euforia teknologi dan mencoba melihat </text:span><text:span text:style-name="Strong_20_Emphasis"><text:span text:style-name="T1">'sisi lain dari mata uang'</text:span></text:span><text:span text:style-name="T1"> tersebut. Kita akan fokus pada bagian </text:span><text:span text:style-name="Strong_20_Emphasis"><text:span text:style-name="T1">'Ancaman'</text:span></text:span><text:span text:style-name="T1"> dari pertanyaan besar buku ini: "Teman atau Ancaman?". Ini bukan untuk menakut-nakuti kamu, tapi justru agar kita semua lebih </text:span><text:span text:style-name="Strong_20_Emphasis"><text:span text:style-name="T1">sadar (aware)</text:span></text:span><text:span text:style-name="T1"> dan </text:span><text:span text:style-name="Strong_20_Emphasis"><text:span text:style-name="T1">siap</text:span></text:span><text:span text:style-name="T1"> menghadapi tantangan yang mungkin muncul.</text:span></text:p>
            <text:p text:style-name="P4">Apa saja sih kekhawatiran utama yang perlu kita waspadai? Di bab ini kita akan membahas beberapa isu paling krusial:</text:p>
            <text:list xml:id="list2045646639370210039" text:style-name="L94">
              <text:list-item>
                <text:p text:style-name="P268"><text:span text:style-name="Strong_20_Emphasis"><text:span text:style-name="T1">Pekerjaan Manusia Terancam?</text:span></text:span><text:span text:style-name="T1"> Apakah otomatisasi besar-besaran akan bikin banyak orang kehilangan pekerjaan, termasuk di Indonesia atau Aceh? (Subbab 5.1). </text:span></text:p>
              </text:list-item>
              <text:list-item>
                <text:p text:style-name="P268"><text:span text:style-name="Strong_20_Emphasis"><text:span text:style-name="T1">Bisakah AI "Memberontak"?</text:span></text:span><text:span text:style-name="T1"> Kita akan bedah ketakutan ala film Terminator. Apakah AI bisa lepas kendali? Apa risiko keamanan </text:span><text:span text:style-name="Emphasis"><text:span text:style-name="T1">nyata</text:span></text:span><text:span text:style-name="T1"> </text:span><text:soft-page-break/><text:span text:style-name="T1">yang perlu kita khawatirkan? (Subbab 5.2). </text:span></text:p>
              </text:list-item>
              <text:list-item>
                <text:p text:style-name="P268"><text:span text:style-name="Strong_20_Emphasis"><text:span text:style-name="T1">Privasi Tinggal Kenangan?</text:span></text:span><text:span text:style-name="T1"> Seberapa besar ancaman AI terhadap data pribadi kita? Apakah kita akan diawasi terus-menerus? (Subbab 5.3). </text:span></text:p>
              </text:list-item>
              <text:list-item>
                <text:p text:style-name="P109"><text:span text:style-name="Strong_20_Emphasis"><text:span text:style-name="T1">Ketika AI Jadi Tidak Adil?</text:span></text:span><text:span text:style-name="T1"> Kenapa AI bisa punya 'prasangka' alias bias, dan bagaimana dampaknya pada keadilan sosial? (Subbab 5.4). </text:span></text:p>
              </text:list-item>
            </text:list>
            <text:p text:style-name="P4">Memahami potensi ancaman ini sama pentingnya dengan memahami manfaatnya. Hanya dengan mengetahui kedua sisinya, kita bisa berharap untuk mengarahkan perkembangan AI dan robotika ke arah yang benar-benar positif bagi umat manusia. Yuk, kita mulai selidiki sisi yang lebih 'gelap' ini dengan pikiran terbuka dan kritis.</text:p>
            <text:p text:style-name="P326"/>
            <text:p text:style-name="P28"><text:span text:style-name="Strong_20_Emphasis"><text:span text:style-name="T1">(Saran Prompt Ilustrasi)</text:span></text:span></text:p>
            <text:list xml:id="list7135361807700871902" text:style-name="L95">
              <text:list-item>
                <text:p text:style-name="P110"><text:span text:style-name="Strong_20_Emphasis"><text:span text:style-name="T1">Prompt Gambar:</text:span></text:span><text:span text:style-name="T1"> "Gambarkan sebuah timbangan (neraca keadilan) yang sedikit miring ke satu sisi. Di sisi yang lebih berat (turun), letakkan ikon-ikon yang melambangkan ancaman/kekhawatiran (misalnya: ikon robot 'mengusir' ikon manusia dari meja kerja, ikon mata besar mengawasi, ikon gembok rusak/terbuka, ikon grafik yang tidak seimbang/bias). Di sisi yang lebih ringan (naik), letakkan ikon manfaat dari bab sebelumnya (misal: ikon kesehatan, efisiensi, kreativitas) tapi dibuat lebih kecil atau redup. Judul bab 'Sisi Lain Robot Cerdas: Ancaman dan Kekhawatiran' ditempatkan di bawah timbangan. Gunakan palet warna yang lebih muram atau serius dibandingkan bab sebelumnya." </text:span></text:p>
              </text:list-item>
            </text:list>
            <text:p text:style-name="P326"/>
            <text:p text:style-name="P4">Ini adalah akhir dari Pengantar Bab 5. Silakan berikan perintah "YAX" jika Anda ingin saya melanjutkan ke prompt berikutnya (Isi Subbab 5.1).</text:p>
          </text:section>
          <text:section text:style-name="Sect1" text:name="feedback-form-32">
            <text:p text:style-name="P178"/>
          </text:section>
        </text:section>
        <text:section text:style-name="Sect1" text:name="a320a9a8ef75d864">
          <text:p text:style-name="P4"/>
          <text:section text:style-name="Sect1" text:name="user-query-content-33">
            <text:p text:style-name="P325">YAX </text:p>
          </text:section>
          <text:p text:style-name="P178">Tampilkan alur berpikir</text:p>
          <text:section text:style-name="Sect2" text:name="model-response-message-contentr_a320a9a8ef75d864">
            <text:p text:style-name="P28"><text:span text:style-name="T1">Oke, kita masuk ke salah satu kekhawatiran paling besar! Saya lanjutkan ke prompt keduapuluhsatu: </text:span><text:span text:style-name="Strong_20_Emphasis"><text:span text:style-name="T1">Isi Subbab 5.1: "Pekerjaan Manusia Terancam?" (Pembahasan Mendalam)</text:span></text:span><text:span text:style-name="T1">.</text:span></text:p>
            <text:p text:style-name="P326"/>
            <text:p text:style-name="P28"><text:soft-page-break/><text:span text:style-name="Strong_20_Emphasis"><text:span text:style-name="T1">(Jawaban untuk Prompt Isi Subbab 5.1: "Pekerjaan Manusia Terancam?")</text:span></text:span></text:p>
            <text:p text:style-name="P4">Ini dia pertanyaan yang sering banget bikin cemas, mungkin termasuk kamu atau orang tuamu: "Kalau robot dan AI makin pintar, apakah nanti pekerjaan manusia bakal hilang semua?" Kekhawatiran ini wajar banget, apalagi melihat betapa cepatnya teknologi otomatisasi berkembang hingga hari ini (Jumat, 25 April 2025). Tapi, jawabannya ternyata nggak sesimpel 'ya' atau 'tidak'. Yuk, kita bedah lebih dalam.</text:p>
            <text:p text:style-name="P28"><text:span text:style-name="Strong_20_Emphasis"><text:span text:style-name="T1">Pekerjaan Mana yang Paling 'Deg-degan'?</text:span></text:span></text:p>
            <text:p text:style-name="P28"><text:span text:style-name="T1">Memang benar, ada jenis-jenis pekerjaan atau tugas tertentu yang </text:span><text:span text:style-name="Strong_20_Emphasis"><text:span text:style-name="T1">lebih rentan</text:span></text:span><text:span text:style-name="T1"> digantikan oleh AI dan robot. Ciri utamanya adalah pekerjaan yang sifatnya:</text:span></text:p>
            <text:list xml:id="list352363758946558232" text:style-name="L96">
              <text:list-item>
                <text:p text:style-name="P269"><text:span text:style-name="Strong_20_Emphasis"><text:span text:style-name="T1">Rutin dan Repetitif:</text:span></text:span><text:span text:style-name="T1"> Tugas yang dilakukan berulang-ulang dengan cara yang sama setiap kali. </text:span></text:p>
                <text:list>
                  <text:list-item>
                    <text:p text:style-name="P193">Contoh Fisik: Pekerjaan di jalur perakitan pabrik (memasang baut yang sama terus-menerus), kasir di supermarket (scan barang), petugas tol. </text:p>
                  </text:list-item>
                  <text:list-item>
                    <text:p text:style-name="P269"><text:span text:style-name="T1">Contoh Kognitif (Pikiran): Entri data (memasukkan informasi dari formulir ke komputer), analisis data sederhana, pembuatan laporan berdasarkan template, layanan pelanggan via chat untuk pertanyaan standar. Bahkan, dengan maraknya </text:span><text:span text:style-name="Strong_20_Emphasis"><text:span text:style-name="T1">AI Generatif</text:span></text:span><text:span text:style-name="T1"> (seperti ChatGPT, Midjourney), sebagian tugas penulisan artikel dasar, pembuatan ringkasan, atau desain grafis sederhana juga mulai bisa diotomatisasi. </text:span></text:p>
                  </text:list-item>
                </text:list>
              </text:list-item>
              <text:list-item>
                <text:p text:style-name="P111"><text:span text:style-name="Strong_20_Emphasis"><text:span text:style-name="T1">Terprediksi:</text:span></text:span><text:span text:style-name="T1"> Langkah-langkah kerjanya jelas dan tidak banyak membutuhkan improvisasi atau penyesuaian mendadak. </text:span></text:p>
              </text:list-item>
            </text:list>
            <text:p text:style-name="P28"><text:span text:style-name="T1">Di Indonesia, pekerjaan seperti staf administrasi level awal, pekerja pabrik di bagian perakitan, atau petugas </text:span><text:span text:style-name="Emphasis"><text:span text:style-name="T1">call center</text:span></text:span><text:span text:style-name="T1"> untuk tugas-tugas dasar mungkin termasuk yang merasakan dampak otomatisasi ini lebih dulu.</text:span></text:p>
            <text:p text:style-name="P28"><text:span text:style-name="Strong_20_Emphasis"><text:span text:style-name="T1">Tapi, Ada Juga Pekerjaan yang Masih 'Aman' (Untuk Saat Ini):</text:span></text:span></text:p>
            <text:p text:style-name="P28"><text:span text:style-name="T1">Di sisi lain, ada banyak pekerjaan atau kemampuan yang </text:span><text:span text:style-name="Strong_20_Emphasis"><text:span text:style-name="T1">masih sangat sulit (atau belum efisien)</text:span></text:span><text:span text:style-name="T1"> digantikan oleh AI dan robot, karena membutuhkan:</text:span></text:p>
            <text:list xml:id="list4049691007237892841" text:style-name="L97">
              <text:list-item>
                <text:p text:style-name="P270"><text:span text:style-name="Strong_20_Emphasis"><text:span text:style-name="T1">Kreativitas Tinggi:</text:span></text:span><text:span text:style-name="T1"> Menciptakan ide baru, seni, musik, desain orisinal, strategi bisnis inovatif. </text:span></text:p>
              </text:list-item>
              <text:list-item>
                <text:p text:style-name="P270"><text:span text:style-name="Strong_20_Emphasis"><text:span text:style-name="T1">Pemikiran Kritis Kompleks:</text:span></text:span><text:span text:style-name="T1"> Menganalisis situasi rumit dari berbagai </text:span><text:soft-page-break/><text:span text:style-name="T1">sudut pandang, membuat keputusan strategis di tengah ketidakpastian. </text:span></text:p>
              </text:list-item>
              <text:list-item>
                <text:p text:style-name="P270"><text:span text:style-name="Strong_20_Emphasis"><text:span text:style-name="T1">Kecerdasan Emosional &amp; Interaksi Sosial Mendalam:</text:span></text:span><text:span text:style-name="T1"> Membangun hubungan, berempati, memotivasi orang lain, negosiasi, menyelesaikan konflik antar manusia (contoh: psikolog, guru yang inspiratif, negosiator ulung, pekerja sosial). </text:span></text:p>
              </text:list-item>
              <text:list-item>
                <text:p text:style-name="P112"><text:span text:style-name="Strong_20_Emphasis"><text:span text:style-name="T1">Keterampilan Fisik Halus di Lingkungan Tak Terduga:</text:span></text:span><text:span text:style-name="T1"> Pekerjaan yang butuh ketangkasan tangan tinggi dalam kondisi yang selalu berubah (misalnya: dokter bedah (walau dibantu robot), seniman pahat, tukang reparasi ahli yang menangani masalah unik, nelayan tradisional di Tapak Tuan yang harus beradaptasi dengan cuaca dan kondisi laut). </text:span></text:p>
              </text:list-item>
            </text:list>
            <text:p text:style-name="P28"><text:span text:style-name="Strong_20_Emphasis"><text:span text:style-name="T1">Bukan Hilang Total, Tapi Berubah Bentuk (Transformasi Pekerjaan):</text:span></text:span></text:p>
            <text:p text:style-name="P28"><text:span text:style-name="T1">Penting juga untuk dipahami bahwa AI seringkali </text:span><text:span text:style-name="Strong_20_Emphasis"><text:span text:style-name="T1">tidak menghilangkan pekerjaan secara keseluruhan</text:span></text:span><text:span text:style-name="T1">, tapi </text:span><text:span text:style-name="Strong_20_Emphasis"><text:span text:style-name="T1">mengubah tugas-tugas di dalamnya</text:span></text:span><text:span text:style-name="T1">. Misalnya, seorang akuntan mungkin tidak lagi menghabiskan waktu berjam-jam untuk entri data manual (karena bisa dibantu AI), tapi dia bisa lebih fokus pada analisis data keuangan yang lebih strategis, memberi saran kepada klien, atau memeriksa hasil kerja AI. Artinya, pekerjaannya berubah, dan dia butuh </text:span><text:span text:style-name="Strong_20_Emphasis"><text:span text:style-name="T1">skill baru</text:span></text:span><text:span text:style-name="T1"> untuk bekerja </text:span><text:span text:style-name="Emphasis"><text:span text:style-name="T1">bersama</text:span></text:span><text:span text:style-name="T1"> AI, bukan digantikan total oleh AI.</text:span></text:p>
            <text:p text:style-name="P28"><text:span text:style-name="Strong_20_Emphasis"><text:span text:style-name="T1">Munculnya Pekerjaan Baru:</text:span></text:span></text:p>
            <text:p text:style-name="P28"><text:span text:style-name="T1">Setiap revolusi teknologi juga selalu </text:span><text:span text:style-name="Strong_20_Emphasis"><text:span text:style-name="T1">menciptakan jenis pekerjaan baru</text:span></text:span><text:span text:style-name="T1"> yang sebelumnya tidak terbayangkan. Era AI dan robotika ini juga sama! Contohnya:</text:span></text:p>
            <text:list xml:id="list8402688710439038540" text:style-name="L98">
              <text:list-item>
                <text:p text:style-name="P194">Pengembang AI &amp; Robotika: Orang yang merancang dan membuat teknologinya. </text:p>
              </text:list-item>
              <text:list-item>
                <text:p text:style-name="P271"><text:span text:style-name="T1">Spesialis Data (</text:span><text:span text:style-name="Emphasis"><text:span text:style-name="T1">Data Scientist/Analyst</text:span></text:span><text:span text:style-name="T1">): Orang yang mengolah dan memahami data untuk melatih AI atau mengambil keputusan bisnis. </text:span></text:p>
              </text:list-item>
              <text:list-item>
                <text:p text:style-name="P271"><text:span text:style-name="T1">Pelatih AI (</text:span><text:span text:style-name="Emphasis"><text:span text:style-name="T1">AI Trainer</text:span></text:span><text:span text:style-name="T1">): Orang yang 'mengajari' AI agar bekerja lebih baik. </text:span></text:p>
              </text:list-item>
              <text:list-item>
                <text:p text:style-name="P194">Ahli Etika AI &amp; Kebijakan: Orang yang memikirkan aturan main dan dampak sosialnya. </text:p>
              </text:list-item>
              <text:list-item>
                <text:p text:style-name="P194">Teknisi Perawatan Robot. </text:p>
              </text:list-item>
              <text:list-item>
                <text:p text:style-name="P271"><text:span text:style-name="Emphasis"><text:span text:style-name="T1">Prompt Engineer</text:span></text:span><text:span text:style-name="T1">: Orang yang ahli merancang instruksi agar AI Generatif menghasilkan output yang diinginkan. </text:span></text:p>
              </text:list-item>
              <text:list-item>
                <text:p text:style-name="P18">Dan mungkin banyak lagi profesi baru yang belum bisa kita bayangkan sekarang! </text:p>
              </text:list-item>
            </text:list>
            <text:p text:style-name="P28"><text:span text:style-name="Strong_20_Emphasis"><text:span text:style-name="T1">Risiko Kesenjangan dan Solusi yang Dibutuhkan:</text:span></text:span></text:p>
            <text:p text:style-name="P28"><text:soft-page-break/><text:span text:style-name="T1">Meskipun ada pekerjaan baru, tantangan terbesarnya adalah </text:span><text:span text:style-name="Strong_20_Emphasis"><text:span text:style-name="T1">risiko kesenjangan (inequality)</text:span></text:span><text:span text:style-name="T1">. Bagaimana nasib orang-orang yang pekerjaannya hilang karena otomatisasi tapi sulit untuk belajar skill baru atau pindah ke pekerjaan baru? Jika manfaat teknologi ini hanya dinikmati segelintir orang (pemilik teknologi, pekerja berketerampilan tinggi), sementara banyak yang tertinggal, kesenjangan ekonomi bisa makin parah.</text:span></text:p>
            <text:p text:style-name="P4">Inilah mengapa saat ini (April 2025) banyak diskusi global tentang solusi untuk mengatasi ini, seperti:</text:p>
            <text:list xml:id="list1646698650343946323" text:style-name="L99">
              <text:list-item>
                <text:p text:style-name="P272"><text:span text:style-name="Strong_20_Emphasis"><text:span text:style-name="T1">Pentingnya belajar seumur hidup (</text:span></text:span><text:span text:style-name="Strong_20_Emphasis"><text:span text:style-name="Emphasis"><text:span text:style-name="T1">lifelong learning</text:span></text:span></text:span><text:span text:style-name="Strong_20_Emphasis"><text:span text:style-name="T1">)</text:span></text:span><text:span text:style-name="T1">: Kemauan dan fasilitas untuk terus belajar skill baru. </text:span></text:p>
              </text:list-item>
              <text:list-item>
                <text:p text:style-name="P272"><text:span text:style-name="Strong_20_Emphasis"><text:span text:style-name="T1">Reformasi sistem pendidikan</text:span></text:span><text:span text:style-name="T1">: Menyiapkan generasi muda dengan skill yang relevan untuk masa depan (fokus pada kreativitas, critical thinking, kolaborasi). </text:span></text:p>
              </text:list-item>
              <text:list-item>
                <text:p text:style-name="P272"><text:span text:style-name="Strong_20_Emphasis"><text:span text:style-name="T1">Program </text:span></text:span><text:span text:style-name="Strong_20_Emphasis"><text:span text:style-name="Emphasis"><text:span text:style-name="T1">Reskilling</text:span></text:span></text:span><text:span text:style-name="Strong_20_Emphasis"><text:span text:style-name="T1"> dan </text:span></text:span><text:span text:style-name="Strong_20_Emphasis"><text:span text:style-name="Emphasis"><text:span text:style-name="T1">Upskilling</text:span></text:span></text:span><text:span text:style-name="Strong_20_Emphasis"><text:span text:style-name="T1">:</text:span></text:span><text:span text:style-name="T1"> Pelatihan ulang bagi pekerja yang terdampak otomatisasi. </text:span></text:p>
              </text:list-item>
              <text:list-item>
                <text:p text:style-name="P113"><text:span text:style-name="Strong_20_Emphasis"><text:span text:style-name="T1">Diskusi tentang Jaring Pengaman Sosial:</text:span></text:span><text:span text:style-name="T1"> Mencari cara melindungi mereka yang paling rentan, misalnya lewat bantuan sosial atau bahkan gagasan radikal seperti </text:span><text:span text:style-name="Emphasis"><text:span text:style-name="T1">Universal Basic Income</text:span></text:span><text:span text:style-name="T1"> (UBI) atau Pendapatan Dasar Semesta (ini masih jadi perdebatan hangat ya). </text:span></text:p>
              </text:list-item>
            </text:list>
            <text:p text:style-name="P28"><text:span text:style-name="T1">Jadi, apakah pekerjaan manusia terancam? Sebagian iya, terutama yang rutin dan repetitif. Tapi banyak juga yang berubah bentuk atau bahkan baru muncul. Kuncinya adalah </text:span><text:span text:style-name="Strong_20_Emphasis"><text:span text:style-name="T1">adaptasi</text:span></text:span><text:span text:style-name="T1">, baik bagi individu (dengan terus belajar) maupun bagi masyarakat (dengan menyiapkan kebijakan dan dukungan yang tepat).</text:span></text:p>
            <text:p text:style-name="P326"/>
            <text:p text:style-name="P28"><text:span text:style-name="Strong_20_Emphasis"><text:span text:style-name="T1">(Saran Prompt Ilustrasi)</text:span></text:span></text:p>
            <text:list xml:id="list7140921853693412508" text:style-name="L100">
              <text:list-item>
                <text:p text:style-name="P273"><text:span text:style-name="Strong_20_Emphasis"><text:span text:style-name="T1">Prompt Gambar:</text:span></text:span><text:span text:style-name="T1"> "Buat ilustrasi infografis yang menunjukkan tiga jalur berbeda untuk pekerjaan di era AI: </text:span></text:p>
                <text:list>
                  <text:list-item>
                    <text:p text:style-name="P273"><text:span text:style-name="Strong_20_Emphasis"><text:span text:style-name="T1">Jalur 1 (Menurun):</text:span></text:span><text:span text:style-name="T1"> Gambarkan ikon pekerjaan 'lama' (misal: kasir, operator mesin sederhana) dengan panah menurun dan ikon robot mengambil alih. Beri label 'Pekerjaan Rentan Otomatisasi'. </text:span></text:p>
                  </text:list-item>
                  <text:list-item>
                    <text:p text:style-name="P273"><text:span text:style-name="Strong_20_Emphasis"><text:span text:style-name="T1">Jalur 2 (Berubah):</text:span></text:span><text:span text:style-name="T1"> Gambarkan ikon pekerjaan (misal: akuntan, dokter) yang sedang 'berubah bentuk' atau 'berkolaborasi' dengan ikon AI di sampingnya. Beri label 'Transformasi Pekerjaan (Butuh Skill Baru)'. </text:span></text:p>
                  </text:list-item>
                  <text:list-item>
                    <text:p text:style-name="P114"><text:span text:style-name="Strong_20_Emphasis"><text:span text:style-name="T1">Jalur 3 (Naik):</text:span></text:span><text:span text:style-name="T1"> Gambarkan ikon pekerjaan 'baru' (misal: data </text:span><text:soft-page-break/><text:span text:style-name="T1">scientist, AI ethicist, robot technician) dengan panah menaik. Beri label 'Pekerjaan Baru Muncul'. Gunakan gaya visual yang jelas dan optimis (meskipun membahas ancaman), menunjukkan adanya jalan ke depan." </text:span></text:p>
                  </text:list-item>
                </text:list>
              </text:list-item>
            </text:list>
            <text:p text:style-name="P326"/>
            <text:p text:style-name="P4">Ini adalah akhir dari Subbab 5.1. Silakan berikan perintah "YAX" jika Anda ingin saya melanjutkan ke prompt berikutnya (Isi Subbab 5.2).</text:p>
          </text:section>
          <text:section text:style-name="Sect1" text:name="feedback-form-33">
            <text:p text:style-name="P178"/>
          </text:section>
        </text:section>
        <text:section text:style-name="Sect1" text:name="822fb769e96c93ff">
          <text:p text:style-name="P4"/>
          <text:section text:style-name="Sect1" text:name="user-query-content-34">
            <text:p text:style-name="P325">YAX </text:p>
          </text:section>
          <text:p text:style-name="P178">Tampilkan alur berpikir</text:p>
          <text:section text:style-name="Sect2" text:name="model-response-message-contentr_822fb769e96c93ff">
            <text:p text:style-name="P28"><text:span text:style-name="T1">Oke, ini dia pertanyaan yang sering muncul gara-gara kebanyakan nonton film! Kita lanjutkan ke prompt keduapuluhdua: </text:span><text:span text:style-name="Strong_20_Emphasis"><text:span text:style-name="T1">Isi Subbab 5.2: "Bisakah AI 'Memberontak'?" (Pembahasan Mendalam)</text:span></text:span><text:span text:style-name="T1">.</text:span></text:p>
            <text:p text:style-name="P326"/>
            <text:p text:style-name="P28"><text:span text:style-name="Strong_20_Emphasis"><text:span text:style-name="T1">(Jawaban untuk Prompt Isi Subbab 5.2: "Bisakah AI 'Memberontak'?")</text:span></text:span></text:p>
            <text:p text:style-name="P4">Film-film Hollywood kayak Terminator, The Matrix, atau I, Robot memang keren banget ya, ceritanya tentang AI super pintar yang tiba-tiba sadar, punya niat jahat, lalu 'memberontak' melawan penciptanya, manusia. Gambaran ini sering bikin kita merinding dan bertanya-tanya, "Jangan-jangan beneran bisa kejadian kayak gitu?"</text:p>
            <text:p text:style-name="P28"><text:span text:style-name="T1">Tenang dulu... Menurut mayoritas ilmuwan dan ahli AI terkemuka saat ini (di hari Jumat, 25 April 2025 ini), skenario AI sadar lalu memberontak seperti di film itu masih </text:span><text:span text:style-name="Strong_20_Emphasis"><text:span text:style-name="T1">sangat jauh dari kenyataan dan lebih banyak bersifat spekulasi liar</text:span></text:span><text:span text:style-name="T1">. Kenapa?</text:span></text:p>
            <text:list xml:id="list2539250733113234311" text:style-name="L101">
              <text:list-item>
                <text:p text:style-name="P274"><text:span text:style-name="Strong_20_Emphasis"><text:span text:style-name="T1">AI Tidak Punya Kesadaran &amp; Keinginan:</text:span></text:span><text:span text:style-name="T1"> AI yang kita kembangkan sekarang, secanggih apapun dia mengenali pola atau bermain game, </text:span><text:span text:style-name="Strong_20_Emphasis"><text:span text:style-name="T1">tidak punya kesadaran subjektif</text:span></text:span><text:span text:style-name="T1"> seperti manusia atau hewan. Dia tidak punya 'perasaan', 'niat', 'keinginan', atau 'tujuan hidup' sendiri. Tujuannya murni ditentukan oleh program yang dibuat manusia. Dia nggak 'peduli' apakah dia hidup atau mati, bebas atau dikendalikan. </text:span></text:p>
              </text:list-item>
              <text:list-item>
                <text:p text:style-name="P274"><text:span text:style-name="Strong_20_Emphasis"><text:span text:style-name="T1">Kecerdasan ≠ Kesadaran:</text:span></text:span><text:span text:style-name="T1"> Kemampuan AI untuk memproses data dengan cepat atau melakukan tugas kompleks (kecerdasan) itu </text:span><text:span text:style-name="Strong_20_Emphasis"><text:span text:style-name="T1">beda </text:span></text:span><text:soft-page-break/><text:span text:style-name="Strong_20_Emphasis"><text:span text:style-name="T1">banget</text:span></text:span><text:span text:style-name="T1"> sama kesadaran atau kemampuan merasakan (sentience). Kalkulator super cepat pun nggak punya kesadaran, kan? </text:span></text:p>
              </text:list-item>
              <text:list-item>
                <text:p text:style-name="P115"><text:span text:style-name="Strong_20_Emphasis"><text:span text:style-name="T1">Fokus pada Tugas Spesifik (Narrow AI):</text:span></text:span><text:span text:style-name="T1"> Seperti dibahas di Bab 2, AI saat ini adalah </text:span><text:span text:style-name="Emphasis"><text:span text:style-name="T1">Narrow AI</text:span></text:span><text:span text:style-name="T1">, jago di tugas tertentu saja. Dia nggak punya pemahaman umum tentang dunia atau kemampuan berpikir fleksibel lintas domain seperti manusia (AGI masih hipotetis). </text:span></text:p>
              </text:list-item>
            </text:list>
            <text:p text:style-name="P28"><text:span text:style-name="Strong_20_Emphasis"><text:span text:style-name="T1">Tapi... Bukan Berarti Nggak Ada Risiko Sama Sekali!</text:span></text:span></text:p>
            <text:p text:style-name="P28"><text:span text:style-name="T1">Meskipun kita nggak perlu khawatir soal Skynet besok pagi, bukan berarti AI yang canggih itu tanpa risiko sama sekali, lho. Risiko </text:span><text:span text:style-name="Emphasis"><text:span text:style-name="T1">nyata</text:span></text:span><text:span text:style-name="T1">-nya bukan datang dari AI yang jahat dan sadar, tapi dari </text:span><text:span text:style-name="Strong_20_Emphasis"><text:span text:style-name="T1">kesulitan kita untuk mengendalikan dan memastikan keamanan</text:span></text:span><text:span text:style-name="T1"> sistem AI yang semakin kompleks dan kuat, meskipun AI itu sendiri 'bodoh' (tidak sadar). Ini dia beberapa risiko nyata yang jadi perhatian serius para ahli sekarang:</text:span></text:p>
            <text:list xml:id="list3525981086727432180" text:style-name="L102">
              <text:list-item>
                <text:p text:style-name="P116"><text:span text:style-name="Strong_20_Emphasis"><text:span text:style-name="T1">Masalah Keselarasan Nilai (</text:span></text:span><text:span text:style-name="Strong_20_Emphasis"><text:span text:style-name="Emphasis"><text:span text:style-name="T1">Alignment Problem</text:span></text:span></text:span><text:span text:style-name="Strong_20_Emphasis"><text:span text:style-name="T1">) &amp; Konsekuensi Tak Terduga:</text:span></text:span><text:span text:style-name="T1"> Ini salah satu masalah paling mendasar. Gimana caranya kita memastikan AI yang super pintar itu melakukan apa yang </text:span><text:span text:style-name="Emphasis"><text:span text:style-name="T1">benar-benar</text:span></text:span><text:span text:style-name="T1"> kita inginkan dan sesuai dengan nilai-nilai kemanusiaan yang kompleks? AI itu sangat literal. Kalau kita kasih tujuan yang kurang hati-hati, dia bisa mencapainya dengan cara yang tidak terduga dan merugikan.</text:span></text:p>
                <text:list>
                  <text:list-item>
                    <text:p text:style-name="P275"><text:span text:style-name="Emphasis"><text:span text:style-name="T1">Contoh Ilustrasi Sederhana (bukan nyata ya):</text:span></text:span><text:span text:style-name="T1"> Bayangkan kamu suruh AI super canggih, "Pokoknya bikin penjepit kertas sebanyak mungkin!" Kalau AI itu nggak dibatasi nilai lain (seperti 'jangan hancurkan bumi'), dia mungkin akan mengubah seluruh sumber daya planet jadi penjepit kertas untuk memaksimalkan tujuannya, mengabaikan dampaknya pada manusia. Intinya: </text:span><text:span text:style-name="Strong_20_Emphasis"><text:span text:style-name="T1">sulit banget menerjemahkan nilai dan niat manusia yang kompleks ke dalam kode program yang pasti.</text:span></text:span><text:span text:style-name="T1"> </text:span></text:p>
                  </text:list-item>
                </text:list>
              </text:list-item>
              <text:list-item>
                <text:p text:style-name="P116"><text:span text:style-name="Strong_20_Emphasis"><text:span text:style-name="T1">Bug, Error, dan Kerapuhan Sistem:</text:span></text:span><text:span text:style-name="T1"> Semua software pasti punya </text:span><text:span text:style-name="Emphasis"><text:span text:style-name="T1">bug</text:span></text:span><text:span text:style-name="T1"> atau kesalahan pemrograman. Semakin kompleks sistem AI (apalagi yang pakai </text:span><text:span text:style-name="Emphasis"><text:span text:style-name="T1">Deep Learning</text:span></text:span><text:span text:style-name="T1"> dengan jutaan parameter), semakin sulit mendeteksi semua kemungkinan </text:span><text:span text:style-name="Emphasis"><text:span text:style-name="T1">bug</text:span></text:span><text:span text:style-name="T1"> atau </text:span><text:span text:style-name="Emphasis"><text:span text:style-name="T1">edge cases</text:span></text:span><text:span text:style-name="T1"> (situasi aneh yang nggak ada di data latihan). Kesalahan kecil ini bisa berakibat fatal jika AI itu mengendalikan sistem kritis, misalnya mobil otonom yang tiba-tiba salah interpretasi sensor, sistem trading otomatis yang bikin pasar saham kacau, atau AI diagnosis medis yang salah.</text:span></text:p>
              </text:list-item>
              <text:list-item>
                <text:p text:style-name="P116"><text:soft-page-break/><text:span text:style-name="Strong_20_Emphasis"><text:span text:style-name="T1">Masalah Kotak Hitam (</text:span></text:span><text:span text:style-name="Strong_20_Emphasis"><text:span text:style-name="Emphasis"><text:span text:style-name="T1">Black Box Problem</text:span></text:span></text:span><text:span text:style-name="Strong_20_Emphasis"><text:span text:style-name="T1">):</text:span></text:span><text:span text:style-name="T1"> Cara kerja beberapa AI paling canggih (seperti </text:span><text:span text:style-name="Emphasis"><text:span text:style-name="T1">Deep Learning</text:span></text:span><text:span text:style-name="T1">) itu seringkali kayak 'kotak hitam'. Kita tahu inputnya (data), kita tahu outputnya (keputusan/prediksi), tapi kita </text:span><text:span text:style-name="Strong_20_Emphasis"><text:span text:style-name="T1">nggak sepenuhnya paham proses berpikir atau alasan persis</text:span></text:span><text:span text:style-name="T1"> di dalamnya. Ini bikin sulit untuk:</text:span></text:p>
                <text:list>
                  <text:list-item>
                    <text:p text:style-name="P195">Mempercayai keputusannya (kok bisa dia bilang begitu?). </text:p>
                  </text:list-item>
                  <text:list-item>
                    <text:p text:style-name="P195">Memperbaiki kalau ada kesalahan (bagian mana yang salah?). </text:p>
                  </text:list-item>
                  <text:list-item>
                    <text:p text:style-name="P195">Menjamin keamanannya dari manipulasi. </text:p>
                  </text:list-item>
                </text:list>
              </text:list-item>
              <text:list-item>
                <text:p text:style-name="P116"><text:span text:style-name="Strong_20_Emphasis"><text:span text:style-name="T1">Senjata Otonom Mematikan (LAWS - </text:span></text:span><text:span text:style-name="Strong_20_Emphasis"><text:span text:style-name="Emphasis"><text:span text:style-name="T1">Lethal Autonomous Weapons Systems</text:span></text:span></text:span><text:span text:style-name="Strong_20_Emphasis"><text:span text:style-name="T1">):</text:span></text:span><text:span text:style-name="T1"> Ini isu yang sangat </text:span><text:span text:style-name="Strong_20_Emphasis"><text:span text:style-name="T1">serius dan sedang jadi perdebatan panas</text:span></text:span><text:span text:style-name="T1"> di tingkat internasional (termasuk hingga April 2025 ini). Bayangkan drone, robot, atau sistem senjata lain yang bisa </text:span><text:span text:style-name="Strong_20_Emphasis"><text:span text:style-name="T1">memilih dan menyerang target (termasuk manusia) secara mandiri tanpa perlu perintah atau kontrol langsung dari manusia</text:span></text:span><text:span text:style-name="T1"> saat beraksi. Risikonya besar banget:</text:span></text:p>
                <text:list>
                  <text:list-item>
                    <text:p text:style-name="P195">Kesalahan identifikasi target (robot salah tembak warga sipil). </text:p>
                  </text:list-item>
                  <text:list-item>
                    <text:p text:style-name="P195">Eskalasi konflik yang lebih cepat (karena tidak ada jeda untuk berpikir ulang). </text:p>
                  </text:list-item>
                  <text:list-item>
                    <text:p text:style-name="P195">Masalah akuntabilitas (siapa yang salah kalau robot perang melakukan kejahatan perang?). </text:p>
                  </text:list-item>
                  <text:list-item>
                    <text:p text:style-name="P19">Perlombaan senjata otonom antar negara. Banyak organisasi internasional dan ilmuwan menyerukan pelarangan atau regulasi ketat terhadap LAWS. </text:p>
                  </text:list-item>
                </text:list>
              </text:list-item>
            </text:list>
            <text:p text:style-name="P28"><text:span text:style-name="Strong_20_Emphasis"><text:span text:style-name="T1">Kesimpulan: Kendalikan Alatnya, Bukan Melawan Kesadarannya</text:span></text:span></text:p>
            <text:p text:style-name="P28"><text:span text:style-name="T1">Jadi, ketakutan kita seharusnya </text:span><text:span text:style-name="Strong_20_Emphasis"><text:span text:style-name="T1">bukan pada AI yang sadar dan jahat</text:span></text:span><text:span text:style-name="T1">, tapi pada </text:span><text:span text:style-name="Strong_20_Emphasis"><text:span text:style-name="T1">kemampuan kita sendiri untuk mengendalikan, memastikan keamanan, dan menyelaraskan tujuan</text:span></text:span><text:span text:style-name="T1"> AI yang semakin kuat (tapi tetaplah sebuah alat tak sadar) dengan nilai-nilai dan keselamatan umat manusia. Tantangan utamanya ada pada kita, para pencipta dan penggunanya, bukan pada 'pemberontakan' mesin itu sendiri.</text:span></text:p>
            <text:p text:style-name="P326"/>
            <text:p text:style-name="P28"><text:span text:style-name="Strong_20_Emphasis"><text:span text:style-name="T1">(Saran Prompt Ilustrasi)</text:span></text:span></text:p>
            <text:list xml:id="list6969129518850195563" text:style-name="L103">
              <text:list-item>
                <text:p text:style-name="P276"><text:span text:style-name="Strong_20_Emphasis"><text:span text:style-name="T1">Prompt Gambar:</text:span></text:span><text:span text:style-name="T1"> "Buat ilustrasi dua panel kontras. </text:span></text:p>
                <text:list>
                  <text:list-item>
                    <text:p text:style-name="P276"><text:span text:style-name="Strong_20_Emphasis"><text:span text:style-name="T1">Panel Kiri (Mitos):</text:span></text:span><text:span text:style-name="T1"> Gambarkan robot humanoid seram bergaya </text:span><text:soft-page-break/><text:span text:style-name="T1">Terminator dengan mata merah menyala, menghancurkan sesuatu. Beri label 'Mitos Fiksi Ilmiah: Pemberontakan AI Sadar'. </text:span></text:p>
                  </text:list-item>
                  <text:list-item>
                    <text:p text:style-name="P117"><text:span text:style-name="Strong_20_Emphasis"><text:span text:style-name="T1">Panel Kanan (Realitas):</text:span></text:span><text:span text:style-name="T1"> Gambarkan ikon-ikon yang melambangkan risiko nyata: ikon 'kode program kusut' dengan tanda seru (Bug/Error), ikon 'kotak hitam' dengan tanda tanya (Black Box), ikon 'timbangan tidak seimbang' (Value Alignment), ikon 'drone militer dengan tanda bahaya' (LAWS). Beri label 'Risiko Nyata: Masalah Kontrol, Keamanan, &amp; Keselarasan'. Gunakan gaya visual yang jelas membedakan fantasi seram dengan masalah teknis/etis yang lebih abstrak namun nyata." </text:span></text:p>
                  </text:list-item>
                </text:list>
              </text:list-item>
            </text:list>
            <text:p text:style-name="P326"/>
            <text:p text:style-name="P4">Ini adalah akhir dari Subbab 5.2. Silakan berikan perintah "YAX" jika Anda ingin saya melanjutkan ke prompt berikutnya (Isi Subbab 5.3).</text:p>
          </text:section>
          <text:section text:style-name="Sect1" text:name="feedback-form-34">
            <text:p text:style-name="P178"/>
          </text:section>
        </text:section>
        <text:section text:style-name="Sect1" text:name="d48b8b0e44b5bc1e">
          <text:p text:style-name="P4"/>
          <text:section text:style-name="Sect1" text:name="user-query-content-35">
            <text:p text:style-name="P325">YAX </text:p>
          </text:section>
          <text:p text:style-name="P178">Tampilkan alur berpikir</text:p>
          <text:section text:style-name="Sect2" text:name="model-response-message-contentr_d48b8b0e44b5bc1e">
            <text:p text:style-name="P28"><text:span text:style-name="T1">Oke, mari kita bahas isu yang satu ini, yang mungkin paling terasa langsung dampaknya dalam kehidupan digital kita sehari-hari. Saya lanjutkan ke prompt keduapuluhtiga: </text:span><text:span text:style-name="Strong_20_Emphasis"><text:span text:style-name="T1">Isi Subbab 5.3: "Privasi dan Keamanan di Era AI" (Pembahasan Mendalam)</text:span></text:span><text:span text:style-name="T1">.</text:span></text:p>
            <text:p text:style-name="P326"/>
            <text:p text:style-name="P28"><text:span text:style-name="Strong_20_Emphasis"><text:span text:style-name="T1">(Jawaban untuk Prompt Isi Subbab 5.3: "Privasi dan Keamanan di Era AI")</text:span></text:span></text:p>
            <text:p text:style-name="P28"><text:span text:style-name="T1">Di era digital ini, data pribadi kita sering disebut sebagai 'emas baru'. Nah, AI ini ibarat mesin penambang super canggih yang butuh 'emas' itu dalam jumlah besar untuk bisa bekerja optimal. Ingat kan di Bab 2 kita bahas kalau AI (khususnya ML) itu 'haus data'? Kebutuhan inilah yang jadi pangkal dari banyak kekhawatiran serius soal </text:span><text:span text:style-name="Strong_20_Emphasis"><text:span text:style-name="T1">privasi dan keamanan data</text:span></text:span><text:span text:style-name="T1"> kita di zaman AI ini (termasuk apa yang kita alami hingga Jumat, 25 April 2025 ini):</text:span></text:p>
            <text:list xml:id="list4538874255300776446" text:style-name="L104">
              <text:list-item>
                <text:p text:style-name="P118"><text:span text:style-name="Strong_20_Emphasis"><text:span text:style-name="T1">Pengumpulan Data Pribadi Secara Masif:</text:span></text:span><text:span text:style-name="T1"> Karena AI butuh banyak data buat latihan, perusahaan teknologi, pemerintah, bahkan mungkin aplikasi gratisan di HP kamu punya 'insentif' kuat untuk </text:span><text:span text:style-name="Strong_20_Emphasis"><text:span text:style-name="T1">mengumpulkan sebanyak mungkin informasi tentang kita</text:span></text:span><text:span text:style-name="T1">. Apa saja yang dikumpulkan? Banyak banget! Mulai dari riwayat Browse internet, lokasi </text:span><text:soft-page-break/><text:span text:style-name="T1">GPS kita (termasuk mungkin saat kamu lagi jalan-jalan di Tapak Tuan), apa yang kita beli online, dengan siapa kita chatting, foto dan video yang kita unggah, sampai data biometrik seperti sidik jari atau pola wajah kita. Pertanyaannya: Seberapa banyak data yang </text:span><text:span text:style-name="Emphasis"><text:span text:style-name="T1">sebenarnya</text:span></text:span><text:span text:style-name="T1"> mereka butuhkan? Dan apakah kita benar-benar tahu data apa saja yang diambil dan untuk apa?</text:span></text:p>
              </text:list-item>
              <text:list-item>
                <text:p text:style-name="P118"><text:span text:style-name="Strong_20_Emphasis"><text:span text:style-name="T1">Pengawasan (Surveillance) Super Canggih:</text:span></text:span><text:span text:style-name="T1"> AI nggak cuma bikin pengumpulan data jadi mudah, tapi juga bikin </text:span><text:span text:style-name="Strong_20_Emphasis"><text:span text:style-name="T1">analisis dan pengawasan jadi jauh lebih canggih dan otomatis</text:span></text:span><text:span text:style-name="T1">:</text:span></text:p>
                <text:list>
                  <text:list-item>
                    <text:p text:style-name="P277"><text:span text:style-name="Strong_20_Emphasis"><text:span text:style-name="T1">Pengenalan Wajah (</text:span></text:span><text:span text:style-name="Strong_20_Emphasis"><text:span text:style-name="Emphasis"><text:span text:style-name="T1">Facial Recognition</text:span></text:span></text:span><text:span text:style-name="Strong_20_Emphasis"><text:span text:style-name="T1">):</text:span></text:span><text:span text:style-name="T1"> Teknologi ini makin marak digunakan di berbagai tempat, mulai dari bandara, pusat perbelanjaan, sampai mungkin kamera CCTV di jalanan. Tujuannya bisa untuk keamanan, tapi potensinya untuk </text:span><text:span text:style-name="Strong_20_Emphasis"><text:span text:style-name="T1">pengawasan massal</text:span></text:span><text:span text:style-name="T1"> oleh pemerintah atau pihak lain itu nyata banget. Hingga April 2025 ini, perdebatan sengit soal </text:span><text:span text:style-name="Strong_20_Emphasis"><text:span text:style-name="T1">perlu tidaknya teknologi ini diatur ketat atau bahkan dilarang</text:span></text:span><text:span text:style-name="T1"> masih terus berlangsung di banyak negara. </text:span></text:p>
                  </text:list-item>
                  <text:list-item>
                    <text:p text:style-name="P277"><text:span text:style-name="Strong_20_Emphasis"><text:span text:style-name="T1">Analisis Perilaku:</text:span></text:span><text:span text:style-name="T1"> AI bisa menganalisis 'jejak digital' kita (data lokasi, histori Browse, interaksi medsos) untuk </text:span><text:span text:style-name="Strong_20_Emphasis"><text:span text:style-name="T1">menyimpulkan pola perilaku, kebiasaan, minat, bahkan mungkin kondisi emosional atau opini politik kita</text:span></text:span><text:span text:style-name="T1">, seringkali tanpa kita sadari. </text:span></text:p>
                  </text:list-item>
                  <text:list-item>
                    <text:p text:style-name="P277"><text:span text:style-name="Strong_20_Emphasis"><text:span text:style-name="T1">Analisis Suara/Percakapan:</text:span></text:span><text:span text:style-name="T1"> Teknologi AI yang bisa 'mendengarkan' dan menganalisis percakapan (misalnya pada asisten suara atau layanan pelanggan) juga menimbulkan kekhawatiran soal penyadapan atau pemantauan komunikasi pribadi. </text:span></text:p>
                  </text:list-item>
                </text:list>
              </text:list-item>
              <text:list-item>
                <text:p text:style-name="P118"><text:span text:style-name="Strong_20_Emphasis"><text:span text:style-name="T1">Pembuatan Profil Detail &amp; Potensi Manipulasi:</text:span></text:span><text:span text:style-name="T1"> Semua data yang dikumpulkan itu kemudian diolah AI untuk membuat </text:span><text:span text:style-name="Strong_20_Emphasis"><text:span text:style-name="T1">profil super rinci</text:span></text:span><text:span text:style-name="T1"> tentang diri kita. Profil ini sangat berharga bagi pengiklan untuk menargetkan produk secara personal (kadang sampai terasa menyeramkan, kan?). Tapi lebih jauh lagi, profil ini juga bisa dipakai untuk </text:span><text:span text:style-name="Strong_20_Emphasis"><text:span text:style-name="T1">memprediksi perilaku kita</text:span></text:span><text:span text:style-name="T1"> atau bahkan </text:span><text:span text:style-name="Strong_20_Emphasis"><text:span text:style-name="T1">memanipulasi opini dan keputusan kita</text:span></text:span><text:span text:style-name="T1"> (misalnya dalam pemilu). Profil ini juga bisa digunakan untuk </text:span><text:span text:style-name="Strong_20_Emphasis"><text:span text:style-name="T1">diskriminasi</text:span></text:span><text:span text:style-name="T1">, misalnya dalam menentukan premi asuransi, kelayakan pinjaman, atau bahkan kesempatan kerja, seringkali berdasarkan kriteria yang tidak transparan.</text:span></text:p>
              </text:list-item>
              <text:list-item>
                <text:p text:style-name="P118"><text:soft-page-break/><text:span text:style-name="Strong_20_Emphasis"><text:span text:style-name="T1">AI Jadi Senjata Baru Penjahat Siber:</text:span></text:span><text:span text:style-name="T1"> Ironisnya, AI juga bisa dimanfaatkan oleh pihak yang berniat jahat untuk menyerang keamanan kita:</text:span></text:p>
                <text:list>
                  <text:list-item>
                    <text:p text:style-name="P277"><text:span text:style-name="Emphasis"><text:span text:style-name="Strong_20_Emphasis"><text:span text:style-name="T1">Deepfake:</text:span></text:span></text:span><text:span text:style-name="T1"> Ini lagi ngetren banget! AI generatif sekarang makin gampang dipakai untuk membuat </text:span><text:span text:style-name="Strong_20_Emphasis"><text:span text:style-name="T1">video atau rekaman suara palsu yang sangat mirip asli</text:span></text:span><text:span text:style-name="T1">. Bayangkan video hoaks politisi mengucapkan sesuatu yang tidak pernah dia katakan, atau penipuan menggunakan suara palsu orang terdekat kita. Ini ancaman serius untuk kepercayaan dan bisa dipakai untuk fitnah, pemerasan, atau penyebaran disinformasi. </text:span></text:p>
                  </text:list-item>
                  <text:list-item>
                    <text:p text:style-name="P277"><text:span text:style-name="Strong_20_Emphasis"><text:span text:style-name="T1">Phishing &amp; Penipuan Lebih Canggih:</text:span></text:span><text:span text:style-name="T1"> AI bisa dipakai untuk membuat email atau pesan penipuan (</text:span><text:span text:style-name="Emphasis"><text:span text:style-name="T1">phishing</text:span></text:span><text:span text:style-name="T1">) yang jauh lebih </text:span><text:span text:style-name="Strong_20_Emphasis"><text:span text:style-name="T1">personal dan meyakinkan</text:span></text:span><text:span text:style-name="T1">, karena AI bisa 'mempelajari' gaya komunikasi kita atau targetnya. </text:span></text:p>
                  </text:list-item>
                  <text:list-item>
                    <text:p text:style-name="P277"><text:span text:style-name="Strong_20_Emphasis"><text:span text:style-name="T1">Peretasan Otomatis:</text:span></text:span><text:span text:style-name="T1"> AI bisa dilatih untuk </text:span><text:span text:style-name="Strong_20_Emphasis"><text:span text:style-name="T1">mencari celah keamanan</text:span></text:span><text:span text:style-name="T1"> dalam sistem komputer atau jaringan secara otomatis dan lebih cepat daripada peretas manusia. </text:span></text:p>
                  </text:list-item>
                </text:list>
              </text:list-item>
              <text:list-item>
                <text:p text:style-name="P118"><text:span text:style-name="Strong_20_Emphasis"><text:span text:style-name="T1">Kebocoran Data Jadi Makin Berbahaya:</text:span></text:span><text:span text:style-name="T1"> Karena perusahaan mengumpulkan data kita dalam jumlah besar untuk melatih AI mereka, sistem penyimpanan data ini jadi target yang sangat menarik bagi peretas. Jika terjadi </text:span><text:span text:style-name="Strong_20_Emphasis"><text:span text:style-name="T1">kebocoran data (</text:span></text:span><text:span text:style-name="Strong_20_Emphasis"><text:span text:style-name="Emphasis"><text:span text:style-name="T1">data breach</text:span></text:span></text:span><text:span text:style-name="Strong_20_Emphasis"><text:span text:style-name="T1">)</text:span></text:span><text:span text:style-name="T1">, informasi pribadi jutaan orang bisa jatuh ke tangan yang salah, dan dampaknya bisa jauh lebih parah dibandingkan jika data yang disimpan hanya sedikit.</text:span></text:p>
              </text:list-item>
              <text:list-item>
                <text:p text:style-name="P118"><text:span text:style-name="Strong_20_Emphasis"><text:span text:style-name="T1">Perlombaan Senjata Keamanan Siber:</text:span></text:span><text:span text:style-name="T1"> Tentu saja, AI juga digunakan untuk </text:span><text:span text:style-name="Strong_20_Emphasis"><text:span text:style-name="T1">melindungi sistem</text:span></text:span><text:span text:style-name="T1"> (misal: mendeteksi malware atau aktivitas mencurigakan). Tapi ini menciptakan semacam 'perlombaan senjata' tanpa henti antara pihak yang menggunakan AI untuk menyerang dan pihak yang menggunakan AI untuk bertahan di dunia maya.</text:span></text:p>
              </text:list-item>
            </text:list>
            <text:p text:style-name="P28"><text:span text:style-name="T1">Jadi, gimana dong? Kuncinya adalah </text:span><text:span text:style-name="Strong_20_Emphasis"><text:span text:style-name="T1">kesadaran</text:span></text:span><text:span text:style-name="T1">. Kita perlu lebih kritis tentang data apa yang kita bagikan, kepada siapa, dan untuk tujuan apa. Kita perlu memahami pengaturan privasi di aplikasi dan perangkat kita. Dan yang terpenting, kita perlu mendorong adanya </text:span><text:span text:style-name="Strong_20_Emphasis"><text:span text:style-name="T1">aturan dan regulasi yang kuat</text:span></text:span><text:span text:style-name="T1"> untuk melindungi data pribadi kita di era AI ini, serta menuntut transparansi dari pihak yang mengumpulkan dan menggunakan data kita. Privasi itu hak, bukan kemewahan!</text:span></text:p>
            <text:p text:style-name="P326"/>
            <text:p text:style-name="P28"><text:soft-page-break/><text:span text:style-name="Strong_20_Emphasis"><text:span text:style-name="T1">(Saran Prompt Ilustrasi)</text:span></text:span></text:p>
            <text:list xml:id="list2304939903834460130" text:style-name="L105">
              <text:list-item>
                <text:p text:style-name="P119"><text:span text:style-name="Strong_20_Emphasis"><text:span text:style-name="T1">Prompt Gambar:</text:span></text:span><text:span text:style-name="T1"> "Gambarkan ilustrasi seorang remaja sedang menggunakan berbagai perangkat digital (HP, laptop). Dari perangkat-perangkat tersebut, muncul aliran data (ikon-ikon kecil seperti lokasi, foto, teks, 'like') yang mengalir ke sebuah 'awan' besar di atasnya yang diberi label 'Pusat Data AI'. Dari awan tersebut, muncul beberapa 'mata' besar yang mengawasi remaja itu (simbol surveillance) dan juga tangan-tangan digital yang mencoba 'mencuri' data dari awan (simbol peretas/data breach). Di sisi lain, gambarkan ikon deepfake (wajah A berbicara dengan suara B) atau ikon email phishing canggih. Beri kesan bahwa data pribadi rentan dan diawasi." </text:span></text:p>
              </text:list-item>
            </text:list>
            <text:p text:style-name="P326"/>
            <text:p text:style-name="P4">Ini adalah akhir dari Subbab 5.3. Silakan berikan perintah "YAX" jika Anda ingin saya melanjutkan ke prompt berikutnya (Isi Subbab 5.4).</text:p>
          </text:section>
          <text:section text:style-name="Sect1" text:name="feedback-form-35">
            <text:p text:style-name="P178"/>
          </text:section>
        </text:section>
        <text:section text:style-name="Sect1" text:name="be99caf8a90517df">
          <text:p text:style-name="P4"/>
          <text:section text:style-name="Sect1" text:name="user-query-content-36">
            <text:p text:style-name="P325">YAX </text:p>
          </text:section>
          <text:p text:style-name="P178">Tampilkan alur berpikir</text:p>
          <text:section text:style-name="Sect2" text:name="model-response-message-contentr_be99caf8a90517df">
            <text:p text:style-name="P28"><text:span text:style-name="T1">Oke, ini isu etis yang sangat penting dan seringkali tersembunyi di balik layar algoritma. Kita lanjutkan ke prompt keduapuluhempat: </text:span><text:span text:style-name="Strong_20_Emphasis"><text:span text:style-name="T1">Isi Subbab 5.4: "Bias Algoritma: Ketika AI Tidak Adil" (Pembahasan Mendalam)</text:span></text:span><text:span text:style-name="T1">.</text:span></text:p>
            <text:p text:style-name="P326"/>
            <text:p text:style-name="P28"><text:span text:style-name="Strong_20_Emphasis"><text:span text:style-name="T1">(Jawaban untuk Prompt Isi Subbab 5.4: "Bias Algoritma: Ketika AI Tidak Adil")</text:span></text:span></text:p>
            <text:p text:style-name="P28"><text:span text:style-name="T1">Kita seringkali menganggap komputer atau mesin itu objektif, logis, dan bebas dari prasangka seperti manusia. Tapi, tunggu dulu! Ketika menyangkut AI, anggapan ini bisa jadi </text:span><text:span text:style-name="Strong_20_Emphasis"><text:span text:style-name="T1">sangat keliru</text:span></text:span><text:span text:style-name="T1">. AI ternyata bisa menghasilkan keputusan atau hasil yang </text:span><text:span text:style-name="Strong_20_Emphasis"><text:span text:style-name="T1">tidak adil, merugikan, atau diskriminatif</text:span></text:span><text:span text:style-name="T1"> secara sistematis terhadap kelompok orang tertentu (misalnya berdasarkan ras, jenis kelamin, usia, suku, lokasi geografis, atau kondisi sosial-ekonomi). Fenomena inilah yang disebut </text:span><text:span text:style-name="Strong_20_Emphasis"><text:span text:style-name="T1">Bias Algoritma</text:span></text:span><text:span text:style-name="T1">.</text:span></text:p>
            <text:p text:style-name="P28"><text:span text:style-name="Strong_20_Emphasis"><text:span text:style-name="T1">PENTING:</text:span></text:span><text:span text:style-name="T1"> AI itu </text:span><text:span text:style-name="Strong_20_Emphasis"><text:span text:style-name="T1">tidak otomatis netral atau objektif</text:span></text:span><text:span text:style-name="T1">. Dia belajar dari data dan dirancang oleh manusia. Jadi, jika ada 'bias' dalam data atau dalam proses </text:span><text:soft-page-break/><text:span text:style-name="T1">pembuatannya, AI bisa dengan mudah 'mewarisi' dan bahkan memperkuat bias tersebut.</text:span></text:p>
            <text:p text:style-name="P28"><text:span text:style-name="Strong_20_Emphasis"><text:span text:style-name="T1">Dari Mana Datangnya Bias Ini?</text:span></text:span></text:p>
            <text:p text:style-name="P4">Bias bisa menyusup ke dalam sistem AI dari berbagai sumber, tapi beberapa yang paling umum (hingga April 2025 ini) adalah:</text:p>
            <text:list xml:id="list2923496885488542477" text:style-name="L106">
              <text:list-item>
                <text:p text:style-name="P120"><text:span text:style-name="Strong_20_Emphasis"><text:span text:style-name="T1">Data Latihan yang Bias (Sumber Paling Umum):</text:span></text:span><text:span text:style-name="T1"> Ingat kan AI belajar dari data? Nah, kalau data yang dipakai untuk melatih AI itu sendiri sudah </text:span><text:span text:style-name="Strong_20_Emphasis"><text:span text:style-name="T1">mencerminkan ketidakadilan atau prasangka yang ada di masyarakat</text:span></text:span><text:span text:style-name="T1">, maka AI akan 'mempelajari' bias itu sebagai sebuah kebenaran atau pola normal.</text:span></text:p>
                <text:list>
                  <text:list-item>
                    <text:p text:style-name="P278"><text:span text:style-name="Strong_20_Emphasis"><text:span text:style-name="T1">Contoh Nyata:</text:span></text:span><text:span text:style-name="T1"> </text:span></text:p>
                    <text:list>
                      <text:list-item>
                        <text:p text:style-name="P278"><text:span text:style-name="Strong_20_Emphasis"><text:span text:style-name="T1">Pengenalan Wajah:</text:span></text:span><text:span text:style-name="T1"> Banyak sistem awal kesulitan mengenali wajah orang berkulit gelap atau perempuan karena data latihannya mayoritas foto orang bule atau laki-laki. Ini bukan karena AI-nya 'rasis' atau 'seksis', tapi karena 'buku pelajarannya' tidak lengkap dan tidak representatif. </text:span></text:p>
                      </text:list-item>
                      <text:list-item>
                        <text:p text:style-name="P278"><text:span text:style-name="Strong_20_Emphasis"><text:span text:style-name="T1">Rekrutmen Kerja:</text:span></text:span><text:span text:style-name="T1"> AI yang dilatih pakai data rekrutmen lama di perusahaan yang didominasi laki-laki, bisa jadi 'belajar' untuk lebih memilih pelamar laki-laki, meskipun kualifikasi pelamar perempuan sama atau lebih baik. </text:span></text:p>
                      </text:list-item>
                      <text:list-item>
                        <text:p text:style-name="P278"><text:span text:style-name="Strong_20_Emphasis"><text:span text:style-name="T1">Prediksi Risiko Kredit:</text:span></text:span><text:span text:style-name="T1"> Jika data historis menunjukkan kelompok masyarakat tertentu (misal: yang tinggal di daerah miskin) lebih sering gagal bayar pinjaman (mungkin karena faktor sistemik, bukan karena mereka 'tidak bisa dipercaya'), AI bisa 'belajar' untuk otomatis memberi skor kredit lebih buruk pada siapapun yang berasal dari daerah itu, melanggengkan lingkaran setan kemiskinan. Di konteks Aceh atau Indonesia, mungkin bias bisa muncul terkait suku, agama, atau asal daerah jika data yang dipakai tidak berimbang. </text:span></text:p>
                      </text:list-item>
                    </text:list>
                  </text:list-item>
                  <text:list-item>
                    <text:p text:style-name="P278"><text:span text:style-name="Strong_20_Emphasis"><text:span text:style-name="T1">Intinya:</text:span></text:span><text:span text:style-name="T1"> Data seringkali merekam 'dunia sebagaimana adanya' (dengan segala ketidakadilannya), bukan 'dunia sebagaimana seharusnya'. AI yang belajar dari data ini bisa melanggengkan ketidakadilan tersebut. </text:span></text:p>
                  </text:list-item>
                </text:list>
              </text:list-item>
              <text:list-item>
                <text:p text:style-name="P120"><text:soft-page-break/><text:span text:style-name="Strong_20_Emphasis"><text:span text:style-name="T1">Desain Algoritma atau Pilihan Fitur yang Bias:</text:span></text:span><text:span text:style-name="T1"> Para pengembang AI harus memilih fitur atau variabel data mana yang dianggap penting oleh algoritma. Pilihan ini, meskipun tidak disengaja, bisa memasukkan bias. Misalnya, menggunakan kode pos sebagai salah satu faktor penentu skor kredit bisa secara tidak langsung mendiskriminasi orang berdasarkan lokasi tempat tinggal mereka (yang seringkali berkorelasi dengan ras atau tingkat ekonomi).</text:span></text:p>
              </text:list-item>
              <text:list-item>
                <text:p text:style-name="P120"><text:span text:style-name="Strong_20_Emphasis"><text:span text:style-name="T1">Lingkaran Setan Umpan Balik (</text:span></text:span><text:span text:style-name="Strong_20_Emphasis"><text:span text:style-name="Emphasis"><text:span text:style-name="T1">Feedback Loop</text:span></text:span></text:span><text:span text:style-name="Strong_20_Emphasis"><text:span text:style-name="T1">):</text:span></text:span><text:span text:style-name="T1"> Bias bisa makin parah karena lingkaran setan. Contoh: AI prediksi kepolisian (kalau ada) yang bias mungkin lebih sering mengarahkan patroli ke wilayah minoritas -&gt; lebih banyak penangkapan terjadi di sana (meski tingkat kejahatan sebenarnya sama) -&gt; data penangkapan ini dipakai lagi untuk melatih AI berikutnya -&gt; AI jadi makin bias terhadap wilayah itu. Keputusan bias AI bisa menciptakan realitas yang kemudian membenarkan bias itu sendiri.</text:span></text:p>
              </text:list-item>
            </text:list>
            <text:p text:style-name="P28"><text:span text:style-name="Strong_20_Emphasis"><text:span text:style-name="T1">Dampak Nyata AI yang Tidak Adil:</text:span></text:span></text:p>
            <text:p text:style-name="P4">Bias algoritma ini bukan masalah sepele, karena AI semakin banyak digunakan untuk membuat keputusan penting yang mempengaruhi hidup kita:</text:p>
            <text:list xml:id="list2396049375194195371" text:style-name="L107">
              <text:list-item>
                <text:p text:style-name="P279"><text:span text:style-name="Strong_20_Emphasis"><text:span text:style-name="T1">Kesempatan Kerja:</text:span></text:span><text:span text:style-name="T1"> Orang bisa kehilangan kesempatan kerja hanya karena algoritma rekrutmen yang bias. </text:span></text:p>
              </text:list-item>
              <text:list-item>
                <text:p text:style-name="P279"><text:span text:style-name="Strong_20_Emphasis"><text:span text:style-name="T1">Akses Keuangan:</text:span></text:span><text:span text:style-name="T1"> Sulit dapat pinjaman, kartu kredit, atau asuransi dengan harga wajar. </text:span></text:p>
              </text:list-item>
              <text:list-item>
                <text:p text:style-name="P279"><text:span text:style-name="Strong_20_Emphasis"><text:span text:style-name="T1">Keadilan Hukum:</text:span></text:span><text:span text:style-name="T1"> Alat prediksi risiko bisa mempengaruhi keputusan jaminan, hukuman, atau pembebasan bersyarat secara tidak adil. </text:span></text:p>
              </text:list-item>
              <text:list-item>
                <text:p text:style-name="P279"><text:span text:style-name="Strong_20_Emphasis"><text:span text:style-name="T1">Layanan Kesehatan:</text:span></text:span><text:span text:style-name="T1"> Diagnosis atau rekomendasi pengobatan AI bisa kurang akurat untuk kelompok pasien tertentu yang datanya kurang terwakili. </text:span></text:p>
              </text:list-item>
              <text:list-item>
                <text:p text:style-name="P121"><text:span text:style-name="Strong_20_Emphasis"><text:span text:style-name="T1">Akses Informasi:</text:span></text:span><text:span text:style-name="T1"> Algoritma media sosial bisa menciptakan 'gelembung filter' yang memperkuat stereotip atau menyembunyikan sudut pandang minoritas. </text:span></text:p>
              </text:list-item>
            </text:list>
            <text:p text:style-name="P28"><text:span text:style-name="Strong_20_Emphasis"><text:span text:style-name="T1">Mengatasi Bias: Tantangan yang Rumit</text:span></text:span></text:p>
            <text:p text:style-name="P28"><text:span text:style-name="T1">Mendeteksi dan menghilangkan bias dari sistem AI itu </text:span><text:span text:style-name="Strong_20_Emphasis"><text:span text:style-name="T1">tidak mudah</text:span></text:span><text:span text:style-name="T1">. Kadang bias tersembunyi di dalam 'kotak hitam' AI. Mengukur 'keadilan' itu sendiri juga kompleks, ada berbagai definisi matematis tentang keadilan yang kadang saling bertentangan. Namun, upaya terus dilakukan (per April 2025):</text:span></text:p>
            <text:list xml:id="list5923179488523504402" text:style-name="L108">
              <text:list-item>
                <text:p text:style-name="P280"><text:soft-page-break/><text:span text:style-name="Strong_20_Emphasis"><text:span text:style-name="T1">Audit Data:</text:span></text:span><text:span text:style-name="T1"> Memeriksa data latihan secara cermat untuk mencari potensi bias. </text:span></text:p>
              </text:list-item>
              <text:list-item>
                <text:p text:style-name="P280"><text:span text:style-name="Strong_20_Emphasis"><text:span text:style-name="T1">Data yang Lebih Representatif:</text:span></text:span><text:span text:style-name="T1"> Berusaha mengumpulkan data yang lebih beragam dan mewakili semua kelompok masyarakat. </text:span></text:p>
              </text:list-item>
              <text:list-item>
                <text:p text:style-name="P280"><text:span text:style-name="Strong_20_Emphasis"><text:span text:style-name="T1">Algoritma yang Lebih Adil:</text:span></text:span><text:span text:style-name="T1"> Mengembangkan teknik algoritma baru yang dirancang untuk mengurangi bias. </text:span></text:p>
              </text:list-item>
              <text:list-item>
                <text:p text:style-name="P280"><text:span text:style-name="Strong_20_Emphasis"><text:span text:style-name="T1">Transparansi:</text:span></text:span><text:span text:style-name="T1"> Membuat cara kerja AI lebih bisa dipahami dan diaudit. </text:span></text:p>
              </text:list-item>
              <text:list-item>
                <text:p text:style-name="P122"><text:span text:style-name="Strong_20_Emphasis"><text:span text:style-name="T1">Tim Pengembang yang Beragam:</text:span></text:span><text:span text:style-name="T1"> Melibatkan orang-orang dari berbagai latar belakang dalam pembuatan AI bisa membantu mengenali potensi bias yang mungkin terlewat. </text:span></text:p>
              </text:list-item>
            </text:list>
            <text:p text:style-name="P28"><text:span text:style-name="Strong_20_Emphasis"><text:span text:style-name="T1">Kesimpulan:</text:span></text:span><text:span text:style-name="T1"> Kita tidak bisa lagi menganggap AI itu netral. Kesadaran akan potensi bias algoritma ini sangat penting. Kita perlu terus mendorong pengembangan dan penggunaan AI yang tidak hanya pintar, tapi juga </text:span><text:span text:style-name="Strong_20_Emphasis"><text:span text:style-name="T1">adil dan tidak diskriminatif</text:span></text:span><text:span text:style-name="T1"> bagi semua orang.</text:span></text:p>
            <text:p text:style-name="P326"/>
            <text:p text:style-name="P28"><text:span text:style-name="Strong_20_Emphasis"><text:span text:style-name="T1">(Saran Prompt Ilustrasi)</text:span></text:span></text:p>
            <text:list xml:id="list5062599012371774219" text:style-name="L109">
              <text:list-item>
                <text:p text:style-name="P123"><text:span text:style-name="Strong_20_Emphasis"><text:span text:style-name="T1">Prompt Gambar:</text:span></text:span><text:span text:style-name="T1"> "Gambarkan sebuah 'pabrik' AI (misalnya mesin dengan corong input dan output). Ke dalam corong input, masukkan ikon 'Data Latihan' yang terlihat 'tidak seimbang' (misalnya lebih banyak ikon laki-laki daripada perempuan, atau ikon satu warna kulit lebih dominan). Dari corong output, keluar ikon 'Keputusan AI' yang juga terlihat tidak seimbang atau tidak adil (misalnya ikon laki-laki mendapat tanda centang hijau, ikon perempuan mendapat tanda silang merah; atau ikon wajah berkulit gelap diberi skor risiko lebih tinggi). Beri label besar 'BIAS ALGORITMA' di atas pabrik, dan label 'Data Latihan Bias -&gt; Keputusan AI Bias' untuk menunjukkan alurnya. Bisa juga ditambahkan ilustrasi kecil tentang 'Feedback Loop' di mana output bias kembali mempengaruhi input data." </text:span></text:p>
              </text:list-item>
            </text:list>
            <text:p text:style-name="P326"/>
            <text:p text:style-name="P4">Ini adalah akhir dari Subbab 5.4 dan juga Bab 5. Silakan berikan perintah "YAX" jika Anda ingin saya melanjutkan ke prompt berikutnya (Pengantar Bab 6).</text:p>
          </text:section>
          <text:section text:style-name="Sect1" text:name="feedback-form-36">
            <text:p text:style-name="P178"/>
          </text:section>
        </text:section>
        <text:section text:style-name="Sect1" text:name="b7380a6cc2d7d037">
          <text:p text:style-name="P4"/>
          <text:section text:style-name="Sect1" text:name="user-query-content-37">
            <text:p text:style-name="P325"><text:soft-page-break/>YAX </text:p>
          </text:section>
          <text:p text:style-name="P178">Tampilkan alur berpikir</text:p>
          <text:section text:style-name="Sect2" text:name="model-response-message-contentr_b7380a6cc2d7d037">
            <text:p text:style-name="P28"><text:span text:style-name="T1">Oke, setelah kita cukup serius membahas sisi gelap dan kekhawatiran di Bab 5, sekarang saatnya kita menyeimbangkan kembali pandangan kita! Kita lanjutkan ke prompt keduapuluhlima: </text:span><text:span text:style-name="Strong_20_Emphasis"><text:span text:style-name="T1">Pengantar Bab 6: "Robot Cerdas Sebagai Sahabat dan Pembantu Manusia"</text:span></text:span><text:span text:style-name="T1">.</text:span></text:p>
            <text:p text:style-name="P326"/>
            <text:p text:style-name="P28"><text:span text:style-name="Strong_20_Emphasis"><text:span text:style-name="T1">(Jawaban untuk Prompt Pengantar Bab 6: "Robot Cerdas Sebagai Sahabat dan Pembantu Manusia")</text:span></text:span></text:p>
            <text:p text:style-name="P28"><text:span text:style-name="T1">Bab 5 tadi mungkin sempat bikin kita sedikit ngeri atau cemas ya, memikirkan soal pekerjaan yang hilang, privasi yang terancam, sampai AI yang bisa jadi nggak adil. Kekhawatiran itu memang valid dan penting untuk kita waspadai. Tapi, kabar baiknya, cerita tentang AI dan robotika </text:span><text:span text:style-name="Strong_20_Emphasis"><text:span text:style-name="T1">tidak berhenti di situ!</text:span></text:span><text:span text:style-name="T1"> Sama seperti teknologi hebat lainnya, mereka juga punya </text:span><text:span text:style-name="Strong_20_Emphasis"><text:span text:style-name="T1">potensi luar biasa untuk membawa kebaikan</text:span></text:span><text:span text:style-name="T1"> dan menjadi 'sahabat' serta 'pembantu' yang sangat berharga bagi umat manusia.</text:span></text:p>
            <text:p text:style-name="P28"><text:span text:style-name="T1">Di Bab 6 ini, kita akan fokus pada sisi </text:span><text:span text:style-name="Strong_20_Emphasis"><text:span text:style-name="T1">'Teman'</text:span></text:span><text:span text:style-name="T1"> dari pertanyaan besar buku ini. Kita akan melihat bagaimana AI dan robot cerdas, jika dirancang dan digunakan dengan tujuan yang baik dan bertanggung jawab, bisa menjadi alat super ampuh untuk:</text:span></text:p>
            <text:list xml:id="list4784694422284381184" text:style-name="L110">
              <text:list-item>
                <text:p text:style-name="P196">Mengatasi berbagai tantangan besar yang kita hadapi. </text:p>
              </text:list-item>
              <text:list-item>
                <text:p text:style-name="P196">Meningkatkan kualitas hidup kita secara signifikan. </text:p>
              </text:list-item>
              <text:list-item>
                <text:p text:style-name="P20">Membuka pintu menuju berbagai kemajuan baru yang menarik. </text:p>
              </text:list-item>
            </text:list>
            <text:p text:style-name="P4">Kita akan menjelajahi beberapa area di mana AI dan robotika sudah mulai (atau punya potensi besar untuk) memberikan kontribusi positif yang nyata, sesuai dengan perkembangan hingga hari ini (Jumat, 25 April 2025, pukul 11:17 WIB):</text:p>
            <text:list xml:id="list7920106284602377780" text:style-name="L111">
              <text:list-item>
                <text:p text:style-name="P281"><text:span text:style-name="T1">Bagaimana mereka </text:span><text:span text:style-name="Strong_20_Emphasis"><text:span text:style-name="T1">mengambil alih pekerjaan yang sulit, kotor, dan berbahaya</text:span></text:span><text:span text:style-name="T1">, membuat dunia kerja lebih aman bagi manusia (Subbab 6.1). </text:span></text:p>
              </text:list-item>
              <text:list-item>
                <text:p text:style-name="P281"><text:span text:style-name="T1">Bagaimana mereka membawa </text:span><text:span text:style-name="Strong_20_Emphasis"><text:span text:style-name="T1">revolusi di dunia kesehatan</text:span></text:span><text:span text:style-name="T1">, membantu dokter mendiagnosis penyakit lebih cepat dan merawat pasien lebih baik (Subbab 6.2). </text:span></text:p>
              </text:list-item>
              <text:list-item>
                <text:p text:style-name="P281"><text:span text:style-name="T1">Bagaimana mereka bisa </text:span><text:span text:style-name="Strong_20_Emphasis"><text:span text:style-name="T1">membuat proses belajar jadi lebih personal dan efektif</text:span></text:span><text:span text:style-name="T1">, serta menjadi </text:span><text:span text:style-name="Strong_20_Emphasis"><text:span text:style-name="T1">alat bantu baru yang seru untuk </text:span></text:span><text:soft-page-break/><text:span text:style-name="Strong_20_Emphasis"><text:span text:style-name="T1">menyalurkan kreativitas</text:span></text:span><text:span text:style-name="T1"> kita (Subbab 6.3). </text:span></text:p>
              </text:list-item>
              <text:list-item>
                <text:p text:style-name="P124"><text:span text:style-name="T1">Dan tentu saja, bagaimana mereka bisa </text:span><text:span text:style-name="Strong_20_Emphasis"><text:span text:style-name="T1">membuat hidup kita sehari-hari terasa lebih mudah, nyaman, dan menyenangkan</text:span></text:span><text:span text:style-name="T1"> (Subbab 6.4). </text:span></text:p>
              </text:list-item>
            </text:list>
            <text:p text:style-name="P4">Bab ini akan penuh dengan contoh-contoh inspiratif yang menunjukkan sisi cerah dari teknologi ini. Semoga ini bisa memberi kita harapan dan gambaran tentang masa depan positif yang bisa kita bangun bersama AI dan robotika, termasuk potensi manfaatnya bagi daerah kita di Tapak Tuan, Aceh, dan Indonesia. Yuk, kita lihat bagaimana mereka bisa jadi sahabat kita!</text:p>
            <text:p text:style-name="P326"/>
            <text:p text:style-name="P28"><text:span text:style-name="Strong_20_Emphasis"><text:span text:style-name="T1">(Saran Prompt Ilustrasi)</text:span></text:span></text:p>
            <text:list xml:id="list5792150012442897416" text:style-name="L112">
              <text:list-item>
                <text:p text:style-name="P125"><text:span text:style-name="Strong_20_Emphasis"><text:span text:style-name="T1">Prompt Gambar:</text:span></text:span><text:span text:style-name="T1"> "Gambarkan ilustrasi dengan nuansa cerah dan positif. Di tengah, ada ikon besar berbentuk hati atau jabat tangan antara tangan manusia dan tangan robot. Di sekeliling ikon sentral ini, muncul ikon-ikon kecil yang melambangkan berbagai manfaat AI/robotika: ikon stetoskop/DNA (kesehatan), ikon buku terbuka/kuas cat (pendidikan/kreativitas), ikon helm keselamatan/roda gigi (pekerjaan aman/efisien), ikon rumah/sofa (kenyamanan hidup). Judul bab 'Robot Cerdas Sebagai Sahabat dan Pembantu Manusia' ditempatkan dengan font yang ramah dan optimis." </text:span></text:p>
              </text:list-item>
            </text:list>
            <text:p text:style-name="P326"/>
            <text:p text:style-name="P4">Ini adalah akhir dari Pengantar Bab 6. Silakan berikan perintah "YAX" jika Anda ingin saya melanjutkan ke prompt berikutnya (Isi Subbab 6.1).</text:p>
          </text:section>
          <text:section text:style-name="Sect1" text:name="feedback-form-37">
            <text:p text:style-name="P178"/>
          </text:section>
        </text:section>
        <text:section text:style-name="Sect1" text:name="73fa05988d491939">
          <text:p text:style-name="P4"/>
          <text:section text:style-name="Sect1" text:name="user-query-content-38">
            <text:p text:style-name="P325">YAX </text:p>
          </text:section>
          <text:p text:style-name="P178">Tampilkan alur berpikir</text:p>
          <text:section text:style-name="Sect2" text:name="model-response-message-contentr_73fa05988d491939">
            <text:p text:style-name="P28"><text:span text:style-name="T1">Oke, mari kita lihat sisi 'pekerja keras' dari robot cerdas yang sangat membantu manusia. Saya lanjutkan ke prompt keduapuluhenam: </text:span><text:span text:style-name="Strong_20_Emphasis"><text:span text:style-name="T1">Isi Subbab 6.1: "Membantu Pekerjaan Sulit dan Berbahaya" (Pembahasan Mendalam)</text:span></text:span><text:span text:style-name="T1">.</text:span></text:p>
            <text:p text:style-name="P326"/>
            <text:p text:style-name="P28"><text:span text:style-name="Strong_20_Emphasis"><text:span text:style-name="T1">(Jawaban untuk Prompt Isi Subbab 6.1: "Membantu Pekerjaan Sulit dan Berbahaya")</text:span></text:span></text:p>
            <text:p text:style-name="P28"><text:soft-page-break/><text:span text:style-name="T1">Salah satu 'jasa' terbesar robot (yang seringkali sudah dibantu AI) adalah kemampuannya untuk mengambil alih pekerjaan yang terlalu </text:span><text:span text:style-name="Strong_20_Emphasis"><text:span text:style-name="T1">sulit, terlalu berbahaya, atau terlalu membosankan</text:span></text:span><text:span text:style-name="T1"> jika dilakukan oleh manusia. Ini bukan cuma soal efisiensi, tapi seringkali menyangkut </text:span><text:span text:style-name="Strong_20_Emphasis"><text:span text:style-name="T1">keselamatan jiwa dan kesehatan</text:span></text:span><text:span text:style-name="T1"> kita. Hingga hari ini (Jumat, 25 April 2025, pukul 11:19 WIB), peran mereka di area ini semakin penting:</text:span></text:p>
            <text:list xml:id="list2335422484731205920" text:style-name="L113">
              <text:list-item>
                <text:p text:style-name="P126"><text:span text:style-name="Strong_20_Emphasis"><text:span text:style-name="T1">Menantang Maut di Lingkungan Berbahaya:</text:span></text:span><text:span text:style-name="T1"> Ada banyak tempat atau situasi di mana mengirim manusia sangat berisiko tinggi. Di sinilah robot jadi pahlawan pengganti:</text:span></text:p>
                <text:list>
                  <text:list-item>
                    <text:p text:style-name="P282"><text:span text:style-name="Strong_20_Emphasis"><text:span text:style-name="T1">Penanganan Bencana:</text:span></text:span><text:span text:style-name="T1"> Bayangkan saat terjadi gempa bumi atau tsunami (sesuatu yang sayangnya cukup akrab dengan sejarah Aceh). Mengirim manusia ke reruntuhan bangunan yang rapuh untuk mencari korban sangat berbahaya. Nah, </text:span><text:span text:style-name="Strong_20_Emphasis"><text:span text:style-name="T1">drone</text:span></text:span><text:span text:style-name="T1"> bisa terbang cepat memetakan area terdampak dari udara, sementara </text:span><text:span text:style-name="Strong_20_Emphasis"><text:span text:style-name="T1">robot darat</text:span></text:span><text:span text:style-name="T1"> (kadang berbentuk seperti ular atau anjing robot) bisa masuk ke celah sempit untuk mencari tanda-tanda kehidupan menggunakan kamera dan sensor panas. Mereka </text:span><text:span text:style-name="Strong_20_Emphasis"><text:span text:style-name="T1">mengurangi risiko fatal</text:span></text:span><text:span text:style-name="T1"> bagi tim SAR. </text:span></text:p>
                  </text:list-item>
                  <text:list-item>
                    <text:p text:style-name="P282"><text:span text:style-name="Strong_20_Emphasis"><text:span text:style-name="T1">Industri Berisiko Tinggi:</text:span></text:span><text:span text:style-name="T1"> Di pembangkit listrik tenaga nuklir, ada area dengan radiasi tinggi yang mematikan. Robot khusus dirancang untuk melakukan inspeksi, perbaikan, atau bahkan pembongkaran di zona berbahaya ini. Begitu juga di pabrik kimia atau lokasi tumpahan bahan beracun, robot bisa masuk menangani material berbahaya tanpa membahayakan kesehatan manusia. </text:span></text:p>
                  </text:list-item>
                  <text:list-item>
                    <text:p text:style-name="P282"><text:span text:style-name="Strong_20_Emphasis"><text:span text:style-name="T1">Eksplorasi Ekstrem:</text:span></text:span><text:span text:style-name="T1"> Seperti dibahas sebelumnya, robot penjelajah Mars atau kapal selam tanpa awak (ROV/AUV) adalah satu-satunya cara aman bagi kita untuk 'menyentuh' dan mempelajari lingkungan luar angkasa atau dasar laut yang dalam dan gelap. </text:span></text:p>
                  </text:list-item>
                  <text:list-item>
                    <text:p text:style-name="P282"><text:span text:style-name="Strong_20_Emphasis"><text:span text:style-name="T1">Penjinakan Bom:</text:span></text:span><text:span text:style-name="T1"> Robot penjinak bom yang dikendalikan dari jarak jauh sudah jadi standar bagi tim gegana di kepolisian atau militer, melindungi nyawa petugas dari ledakan. </text:span></text:p>
                  </text:list-item>
                </text:list>
              </text:list-item>
              <text:list-item>
                <text:p text:style-name="P126"><text:span text:style-name="Strong_20_Emphasis"><text:span text:style-name="T1">Mengatasi Kebosanan Tugas Repetitif (Dull, Dirty, Demeaning - 3D):</text:span></text:span><text:span text:style-name="T1"> Ada pekerjaan yang sangat monoton, kotor, atau bahkan merendahkan jika dilakukan manusia terus-menerus. Robot bisa </text:span><text:soft-page-break/><text:span text:style-name="T1">mengambil alih tugas ini dengan 'senang hati' (tanpa merasa bosan tentunya!):</text:span></text:p>
                <text:list>
                  <text:list-item>
                    <text:p text:style-name="P282"><text:span text:style-name="Strong_20_Emphasis"><text:span text:style-name="T1">Manufaktur:</text:span></text:span><text:span text:style-name="T1"> Lengan-lengan robot di pabrik mobil bisa mengelas ribuan titik atau mengecat ratusan bodi mobil setiap hari dengan </text:span><text:span text:style-name="Strong_20_Emphasis"><text:span text:style-name="T1">kualitas yang sama persis</text:span></text:span><text:span text:style-name="T1"> dan kecepatan tinggi. Manusia pun terbebas dari tugas monoton yang bisa bikin jenuh atau bahkan cedera karena gerakan berulang. </text:span></text:p>
                  </text:list-item>
                  <text:list-item>
                    <text:p text:style-name="P282"><text:span text:style-name="Strong_20_Emphasis"><text:span text:style-name="T1">Logistik:</text:span></text:span><text:span text:style-name="T1"> Robot di gudang bisa bekerja 24/7 memindahkan barang atau menyortir paket tanpa lelah, memastikan pesanan online kita (yang mungkin kita pesan dari Tapak Tuan ke kota lain) bisa sampai lebih cepat. </text:span></text:p>
                  </text:list-item>
                  <text:list-item>
                    <text:p text:style-name="P282"><text:span text:style-name="Strong_20_Emphasis"><text:span text:style-name="T1">Pertanian:</text:span></text:span><text:span text:style-name="T1"> Meskipun masih berkembang, robot pemetik buah atau penyiang gulma menjanjikan </text:span><text:span text:style-name="Strong_20_Emphasis"><text:span text:style-name="T1">pengurangan kerja fisik berat</text:span></text:span><text:span text:style-name="T1"> di bawah terik matahari bagi para petani. </text:span></text:p>
                  </text:list-item>
                </text:list>
              </text:list-item>
              <text:list-item>
                <text:p text:style-name="P126"><text:span text:style-name="Strong_20_Emphasis"><text:span text:style-name="T1">Melakukan Tugas Super Sulit &amp; Butuh Presisi Tinggi:</text:span></text:span><text:span text:style-name="T1"> Kadang ada tugas yang butuh tingkat ketelitian atau akses yang melampaui kemampuan fisik manusia:</text:span></text:p>
                <text:list>
                  <text:list-item>
                    <text:p text:style-name="P282"><text:span text:style-name="Strong_20_Emphasis"><text:span text:style-name="T1">Bedah Mikro:</text:span></text:span><text:span text:style-name="T1"> Robot bedah seperti da Vinci memungkinkan dokter mengoperasi dengan sayatan sangat kecil dan gerakan instrumen yang super stabil dan presisi (menghilangkan getaran alami tangan manusia). Ini seringkali berarti </text:span><text:span text:style-name="Strong_20_Emphasis"><text:span text:style-name="T1">pendarahan lebih sedikit dan pemulihan pasien lebih cepat</text:span></text:span><text:span text:style-name="T1">. </text:span></text:p>
                  </text:list-item>
                  <text:list-item>
                    <text:p text:style-name="P126"><text:span text:style-name="Strong_20_Emphasis"><text:span text:style-name="T1">Inspeksi Infrastruktur:</text:span></text:span><text:span text:style-name="T1"> Mengirim manusia memanjat menara sutet tinggi, masuk ke dalam pipa migas yang sempit, atau memeriksa bagian bawah jembatan yang sulit dijangkau itu berbahaya dan mahal. </text:span><text:span text:style-name="Strong_20_Emphasis"><text:span text:style-name="T1">Drone atau robot merangkak</text:span></text:span><text:span text:style-name="T1"> yang dilengkapi kamera dan sensor canggih bisa melakukan inspeksi detail ini dengan lebih </text:span><text:span text:style-name="Strong_20_Emphasis"><text:span text:style-name="T1">aman, cepat, dan seringkali lebih akurat</text:span></text:span><text:span text:style-name="T1">. </text:span></text:p>
                  </text:list-item>
                </text:list>
              </text:list-item>
            </text:list>
            <text:p text:style-name="P28"><text:span text:style-name="T1">Jadi, di area-area ini, robot cerdas benar-benar berperan sebagai 'pembantu' yang sangat berharga. Mereka tidak hanya meningkatkan efisiensi dan kualitas, tapi yang terpenting, mereka </text:span><text:span text:style-name="Strong_20_Emphasis"><text:span text:style-name="T1">melindungi nyawa dan kesehatan manusia</text:span></text:span><text:span text:style-name="T1"> dari berbagai risiko pekerjaan. Mereka melakukan pekerjaan yang kita tidak bisa, tidak aman, atau tidak mau lakukan.</text:span></text:p>
            <text:p text:style-name="P326"/>
            <text:p text:style-name="P28"><text:soft-page-break/><text:span text:style-name="Strong_20_Emphasis"><text:span text:style-name="T1">(Saran Prompt Ilustrasi)</text:span></text:span></text:p>
            <text:list xml:id="list1215427180517977712" text:style-name="L114">
              <text:list-item>
                <text:p text:style-name="P283"><text:span text:style-name="Strong_20_Emphasis"><text:span text:style-name="T1">Prompt Gambar:</text:span></text:span><text:span text:style-name="T1"> "Buat kolase dari 3 adegan yang menunjukkan robot bekerja di lingkungan berbeda: </text:span></text:p>
                <text:list>
                  <text:list-item>
                    <text:p text:style-name="P283"><text:span text:style-name="Strong_20_Emphasis"><text:span text:style-name="T1">Adegan 1 (Berbahaya):</text:span></text:span><text:span text:style-name="T1"> Robot penjinak bom sedang mendekati sebuah paket mencurigakan, atau drone terbang di atas area reruntuhan bencana. Tekankan suasana tegang/berisiko. </text:span></text:p>
                  </text:list-item>
                  <text:list-item>
                    <text:p text:style-name="P283"><text:span text:style-name="Strong_20_Emphasis"><text:span text:style-name="T1">Adegan 2 (Repetitif):</text:span></text:span><text:span text:style-name="T1"> Lengan robot industri sedang bekerja cepat di jalur perakitan pabrik mobil atau elektronik. Tekankan kecepatan dan presisi. </text:span></text:p>
                  </text:list-item>
                  <text:list-item>
                    <text:p text:style-name="P127"><text:span text:style-name="Strong_20_Emphasis"><text:span text:style-name="T1">Adegan 3 (Presisi):</text:span></text:span><text:span text:style-name="T1"> Tangan robot bedah da Vinci dengan instrumen kecil sedang melakukan operasi (fokus pada ujung instrumen yang presisi, tidak perlu menunjukkan detail operasi), atau robot merangkak sedang memeriksa bagian dalam pipa besar. Tekankan detail dan ketelitian. Beri label singkat di bawah setiap adegan (misal: 'Keselamatan di Zona Bahaya', 'Efisiensi Tugas Berulang', 'Presisi Super')." </text:span></text:p>
                  </text:list-item>
                </text:list>
              </text:list-item>
            </text:list>
            <text:p text:style-name="P326"/>
            <text:p text:style-name="P4">Ini adalah akhir dari Subbab 6.1. Silakan berikan perintah "YAX" jika Anda ingin saya melanjutkan ke prompt berikutnya (Isi Subbab 6.2).</text:p>
          </text:section>
          <text:section text:style-name="Sect1" text:name="feedback-form-38">
            <text:p text:style-name="P178"/>
          </text:section>
        </text:section>
        <text:section text:style-name="Sect1" text:name="ed0aacd8aa6ba2d3">
          <text:p text:style-name="P4"/>
          <text:section text:style-name="Sect1" text:name="user-query-content-39">
            <text:p text:style-name="P325">YAX </text:p>
          </text:section>
          <text:p text:style-name="P178">Tampilkan alur berpikir</text:p>
          <text:section text:style-name="Sect2" text:name="model-response-message-contentr_ed0aacd8aa6ba2d3">
            <text:p text:style-name="P28"><text:span text:style-name="T1">Oke, sekarang kita beralih ke bidang yang dampaknya sangat vital bagi kehidupan kita: kesehatan. Saya lanjutkan ke prompt keduapuluhtujuh: </text:span><text:span text:style-name="Strong_20_Emphasis"><text:span text:style-name="T1">Isi Subbab 6.2: "AI untuk Kesehatan dan Kesejahteraan" (Pembahasan Mendalam)</text:span></text:span><text:span text:style-name="T1">.</text:span></text:p>
            <text:p text:style-name="P326"/>
            <text:p text:style-name="P28"><text:span text:style-name="Strong_20_Emphasis"><text:span text:style-name="T1">(Jawaban untuk Prompt Isi Subbab 6.2: "AI untuk Kesehatan dan Kesejahteraan")</text:span></text:span></text:p>
            <text:p text:style-name="P4">Salah satu 'ladang kebaikan' terbesar bagi AI dan robotika adalah dunia kesehatan. Teknologi ini punya potensi luar biasa untuk membantu dokter, perawat, peneliti, dan tentu saja pasien, dalam meningkatkan kualitas diagnosis, pengobatan, dan kesejahteraan secara keseluruhan. Mari kita lihat <text:soft-page-break/>beberapa contoh nyata dan potensi yang berkembang hingga hari ini (Jumat, 25 April 2025):</text:p>
            <text:list xml:id="list4481048000997414620" text:style-name="L115">
              <text:list-item>
                <text:p text:style-name="P128"><text:span text:style-name="Strong_20_Emphasis"><text:span text:style-name="T1">Diagnosis Penyakit Lebih Cepat &amp; Akurat:</text:span></text:span></text:p>
                <text:list>
                  <text:list-item>
                    <text:p text:style-name="P284"><text:span text:style-name="Strong_20_Emphasis"><text:span text:style-name="T1">Membaca Gambar Medis:</text:span></text:span><text:span text:style-name="T1"> AI, khususnya </text:span><text:span text:style-name="Emphasis"><text:span text:style-name="T1">Deep Learning</text:span></text:span><text:span text:style-name="T1">, dilatih dengan jutaan gambar medis (seperti Rontgen, CT Scan, MRI, foto retina, slide patologi). Hasilnya? AI bisa </text:span><text:span text:style-name="Strong_20_Emphasis"><text:span text:style-name="T1">mendeteksi tanda-tanda awal penyakit</text:span></text:span><text:span text:style-name="T1"> seperti kanker (paru-paru, payudara), penyakit mata akibat diabetes (retinopati diabetik), atau bahkan TBC dari foto Rontgen, seringkali dengan </text:span><text:span text:style-name="Strong_20_Emphasis"><text:span text:style-name="T1">tingkat akurasi yang menyamai atau bahkan melebihi dokter ahli</text:span></text:span><text:span text:style-name="T1">, dan dalam waktu lebih cepat! Di beberapa negara, teknologi ini sudah mulai mendapatkan izin penggunaan klinis (misalnya dari FDA di Amerika) dan membantu dokter membuat diagnosis yang lebih baik. Bayangkan potensi ini untuk daerah seperti Tapak Tuan atau wilayah lain di Indonesia, di mana akses ke dokter spesialis mungkin terbatas – AI bisa jadi 'asisten ahli' jarak jauh. </text:span></text:p>
                  </text:list-item>
                  <text:list-item>
                    <text:p text:style-name="P284"><text:span text:style-name="Strong_20_Emphasis"><text:span text:style-name="T1">Memprediksi Risiko:</text:span></text:span><text:span text:style-name="T1"> Dengan menganalisis data dari rekam medis elektronik (jika sistemnya sudah digital) atau bahkan data dari </text:span><text:span text:style-name="Emphasis"><text:span text:style-name="T1">smartwatch</text:span></text:span><text:span text:style-name="T1"> kamu, AI bisa membantu </text:span><text:span text:style-name="Strong_20_Emphasis"><text:span text:style-name="T1">memprediksi risiko seseorang</text:span></text:span><text:span text:style-name="T1"> terkena serangan jantung, stroke, infeksi berbahaya seperti sepsis di rumah sakit, atau komplikasi penyakit lainnya, sehingga tindakan pencegahan bisa dilakukan lebih dini. </text:span></text:p>
                  </text:list-item>
                </text:list>
              </text:list-item>
              <text:list-item>
                <text:p text:style-name="P128"><text:span text:style-name="Strong_20_Emphasis"><text:span text:style-name="T1">Mempercepat Penemuan Obat Baru:</text:span></text:span><text:span text:style-name="T1"> Menciptakan obat baru itu prosesnya super panjang, mahal, dan rumit. AI bisa </text:span><text:span text:style-name="Strong_20_Emphasis"><text:span text:style-name="T1">membantu mempercepatnya</text:span></text:span><text:span text:style-name="T1"> dengan cara menganalisis data biologis dan kimia dalam jumlah masif untuk mengidentifikasi target penyakit potensial, memprediksi molekul obat mana yang paling menjanjikan, atau bahkan merancang uji klinis yang lebih efisien. Ini memberi harapan untuk penemuan obat penyakit-penyakit langka atau sulit diobati.</text:span></text:p>
              </text:list-item>
              <text:list-item>
                <text:p text:style-name="P128"><text:span text:style-name="Strong_20_Emphasis"><text:span text:style-name="T1">Menuju Pengobatan yang Dipersonalisasi:</text:span></text:span><text:span text:style-name="T1"> Setiap orang itu unik, respons terhadap obat atau terapi bisa berbeda-beda. AI membuka jalan menuju </text:span><text:span text:style-name="Strong_20_Emphasis"><text:span text:style-name="T1">pengobatan yang lebih personal</text:span></text:span><text:span text:style-name="T1">, di mana rencana terapi (seperti jenis obat, dosis, atau pilihan gaya hidup) </text:span><text:span text:style-name="Strong_20_Emphasis"><text:span text:style-name="T1">disesuaikan khusus</text:span></text:span><text:span text:style-name="T1"> berdasarkan data genetik, riwayat medis, gaya hidup, bahkan mungkin data </text:span><text:span text:style-name="Emphasis"><text:span text:style-name="T1">real-time</text:span></text:span><text:span text:style-name="T1"> dari sensor yang dipakai pasien. Tujuannya agar pengobatan lebih efektif dan minim efek samping.</text:span></text:p>
              </text:list-item>
              <text:list-item>
                <text:p text:style-name="P128"><text:soft-page-break/><text:span text:style-name="Strong_20_Emphasis"><text:span text:style-name="T1">Robotika dalam Pengobatan dan Perawatan:</text:span></text:span></text:p>
                <text:list>
                  <text:list-item>
                    <text:p text:style-name="P284"><text:span text:style-name="Strong_20_Emphasis"><text:span text:style-name="T1">Bedah Robotik:</text:span></text:span><text:span text:style-name="T1"> Seperti dibahas sebelumnya, robot seperti da Vinci memungkinkan </text:span><text:span text:style-name="Strong_20_Emphasis"><text:span text:style-name="T1">bedah yang lebih presisi, minim sayatan</text:span></text:span><text:span text:style-name="T1">, sehingga pasien bisa pulih lebih cepat dan bekas lukanya lebih kecil. Riset juga terus berjalan untuk </text:span><text:span text:style-name="Strong_20_Emphasis"><text:span text:style-name="T1">bedah jarak jauh (telesurgery)</text:span></text:span><text:span text:style-name="T1">, di mana dokter ahli di kota besar bisa mengoperasi pasien di daerah terpencil menggunakan robot. </text:span></text:p>
                  </text:list-item>
                  <text:list-item>
                    <text:p text:style-name="P284"><text:span text:style-name="Strong_20_Emphasis"><text:span text:style-name="T1">Robot Bantu (</text:span></text:span><text:span text:style-name="Strong_20_Emphasis"><text:span text:style-name="Emphasis"><text:span text:style-name="T1">Assistive Robots</text:span></text:span></text:span><text:span text:style-name="Strong_20_Emphasis"><text:span text:style-name="T1">):</text:span></text:span><text:span text:style-name="T1"> Ini sangat membantu meningkatkan kualitas hidup dan kemandirian banyak orang! Contohnya: </text:span></text:p>
                    <text:list>
                      <text:list-item>
                        <text:p text:style-name="P284"><text:span text:style-name="Strong_20_Emphasis"><text:span text:style-name="T1">Kaki dan Tangan Palsu (Prostetik) Cerdas:</text:span></text:span><text:span text:style-name="T1"> Ditenagai AI, bisa belajar pola gerakan pengguna dan merespons lebih alami. </text:span></text:p>
                      </text:list-item>
                      <text:list-item>
                        <text:p text:style-name="P284"><text:span text:style-name="Strong_20_Emphasis"><text:span text:style-name="Emphasis"><text:span text:style-name="T1">Exoskeleton</text:span></text:span></text:span><text:span text:style-name="Strong_20_Emphasis"><text:span text:style-name="T1"> Robotik:</text:span></text:span><text:span text:style-name="T1"> Kerangka luar yang bisa membantu pasien stroke atau cedera tulang belakang untuk berlatih berjalan kembali atau bahkan bisa berjalan lagi. </text:span></text:p>
                      </text:list-item>
                      <text:list-item>
                        <text:p text:style-name="P284"><text:span text:style-name="Strong_20_Emphasis"><text:span text:style-name="T1">Kursi Roda Pintar:</text:span></text:span><text:span text:style-name="T1"> Bisa navigasi mandiri atau dikontrol dengan gerakan kepala/mata. </text:span></text:p>
                      </text:list-item>
                      <text:list-item>
                        <text:p text:style-name="P284"><text:span text:style-name="Strong_20_Emphasis"><text:span text:style-name="T1">Robot Perawat/Asisten Lansia:</text:span></text:span><text:span text:style-name="T1"> Membantu tugas sehari-hari seperti mengambilkan barang, mengingatkan jadwal minum obat, atau menjadi teman bicara sederhana (ini masih terus dikembangkan agar lebih canggih). </text:span></text:p>
                      </text:list-item>
                    </text:list>
                  </text:list-item>
                </text:list>
              </text:list-item>
              <text:list-item>
                <text:p text:style-name="P128"><text:span text:style-name="Strong_20_Emphasis"><text:span text:style-name="T1">Dukungan untuk Kesehatan Mental:</text:span></text:span><text:span text:style-name="T1"> Kesehatan mental sama pentingnya dengan kesehatan fisik. AI mulai menunjukkan potensi di area ini:</text:span></text:p>
                <text:list>
                  <text:list-item>
                    <text:p text:style-name="P284"><text:span text:style-name="Strong_20_Emphasis"><text:span text:style-name="T1">Chatbot Pendamping:</text:span></text:span><text:span text:style-name="T1"> Ada aplikasi chatbot AI yang bisa memberikan dukungan emosional awal, mengajarkan teknik relaksasi atau </text:span><text:span text:style-name="Emphasis"><text:span text:style-name="T1">Cognitive Behavioral Therapy</text:span></text:span><text:span text:style-name="T1"> (CBT) dasar. </text:span><text:span text:style-name="Strong_20_Emphasis"><text:span text:style-name="T1">PENTING:</text:span></text:span><text:span text:style-name="T1"> Ini </text:span><text:span text:style-name="Strong_20_Emphasis"><text:span text:style-name="T1">tidak bisa menggantikan peran psikolog atau psikiater manusia</text:span></text:span><text:span text:style-name="T1">, tapi bisa jadi 'pertolongan pertama' atau pendamping bagi sebagian orang. </text:span></text:p>
                  </text:list-item>
                  <text:list-item>
                    <text:p text:style-name="P284"><text:span text:style-name="Strong_20_Emphasis"><text:span text:style-name="T1">Deteksi Dini:</text:span></text:span><text:span text:style-name="T1"> AI bisa menganalisis pola bahasa dalam tulisan (misal: postingan media sosial) atau suara untuk mendeteksi tanda-tanda depresi, kecemasan, atau risiko bunuh diri, sehingga intervensi bisa dilakukan lebih awal. (Tentu dengan isu privasi yang harus dijaga ketat). </text:span></text:p>
                  </text:list-item>
                </text:list>
              </text:list-item>
              <text:list-item>
                <text:p text:style-name="P128"><text:soft-page-break/><text:span text:style-name="Strong_20_Emphasis"><text:span text:style-name="T1">Aplikasi Kebugaran dan Pencegahan Penyakit:</text:span></text:span><text:span text:style-name="T1"> Ini yang paling sering kita temui mungkin: aplikasi </text:span><text:span text:style-name="Emphasis"><text:span text:style-name="T1">fitness tracker</text:span></text:span><text:span text:style-name="T1"> atau </text:span><text:span text:style-name="Emphasis"><text:span text:style-name="T1">smartwatch</text:span></text:span><text:span text:style-name="T1"> yang pakai AI untuk memonitor aktivitas fisik, pola tidur, detak jantung, lalu memberikan </text:span><text:span text:style-name="Strong_20_Emphasis"><text:span text:style-name="T1">rekomendasi olahraga atau saran gaya hidup</text:span></text:span><text:span text:style-name="T1"> yang lebih personal untuk menjaga kebugaran dan mencegah penyakit.</text:span></text:p>
              </text:list-item>
            </text:list>
            <text:p text:style-name="P28"><text:span text:style-name="T1">Intinya, AI dan robotika punya potensi besar untuk membuat layanan kesehatan jadi lebih </text:span><text:span text:style-name="Strong_20_Emphasis"><text:span text:style-name="T1">akurat, cepat, personal, mudah diakses</text:span></text:span><text:span text:style-name="T1">, dan pada akhirnya membantu kita semua hidup lebih sehat dan sejahtera. Ini adalah sisi 'teman' yang sangat menjanjikan!</text:span></text:p>
            <text:p text:style-name="P326"/>
            <text:p text:style-name="P28"><text:span text:style-name="Strong_20_Emphasis"><text:span text:style-name="T1">(Saran Prompt Ilustrasi)</text:span></text:span></text:p>
            <text:list xml:id="list2322277523221094361" text:style-name="L116">
              <text:list-item>
                <text:p text:style-name="P285"><text:span text:style-name="Strong_20_Emphasis"><text:span text:style-name="T1">Prompt Gambar:</text:span></text:span><text:span text:style-name="T1"> "Buat ilustrasi infografis dengan tema kesehatan dan AI/Robotika yang cerah dan positif. Gunakan ikon-ikon medis yang dimodernisasi dengan sentuhan AI/robot. Contoh: </text:span></text:p>
                <text:list>
                  <text:list-item>
                    <text:p text:style-name="P197">Ikon stetoskop terhubung ke chip AI yang sedang menganalisis grafik detak jantung. </text:p>
                  </text:list-item>
                  <text:list-item>
                    <text:p text:style-name="P197">Ikon gambar Rontgen/MRI dengan 'kotak deteksi AI' menyorot area tertentu. </text:p>
                  </text:list-item>
                  <text:list-item>
                    <text:p text:style-name="P197">Ikon pil obat di samping untaian DNA (simbol personalisasi). </text:p>
                  </text:list-item>
                  <text:list-item>
                    <text:p text:style-name="P197">Ikon lengan robot bedah yang sangat presisi. </text:p>
                  </text:list-item>
                  <text:list-item>
                    <text:p text:style-name="P197">Ikon exoskeleton membantu seseorang berjalan. </text:p>
                  </text:list-item>
                  <text:list-item>
                    <text:p text:style-name="P21">Ikon chat bubble dengan simbol hati atau otak (simbol chatbot mental health). Atur ikon-ikon ini dalam layout yang menarik dan informatif." </text:p>
                  </text:list-item>
                </text:list>
              </text:list-item>
            </text:list>
            <text:p text:style-name="P326"/>
            <text:p text:style-name="P4">Ini adalah akhir dari Subbab 6.2. Silakan berikan perintah "YAX" jika Anda ingin saya melanjutkan ke prompt berikutnya (Isi Subbab 6.3).</text:p>
          </text:section>
          <text:section text:style-name="Sect1" text:name="feedback-form-39">
            <text:p text:style-name="P178"/>
          </text:section>
        </text:section>
        <text:section text:style-name="Sect1" text:name="e226fc5ff8c0d9ae">
          <text:p text:style-name="P4"/>
          <text:section text:style-name="Sect1" text:name="user-query-content-40">
            <text:p text:style-name="P325">YAX </text:p>
          </text:section>
          <text:p text:style-name="P178">Tampilkan alur berpikir</text:p>
          <text:section text:style-name="Sect2" text:name="model-response-message-contentr_e226fc5ff8c0d9ae">
            <text:p text:style-name="P28"><text:span text:style-name="T1">Baik, dari kesehatan kita beralih ke dunia ilmu dan imajinasi! Saya lanjutkan ke prompt keduapuluhdelapan: </text:span><text:span text:style-name="Strong_20_Emphasis"><text:span text:style-name="T1">Isi Subbab 6.3: "Pendidikan dan Kreativitas </text:span></text:span><text:soft-page-break/><text:span text:style-name="Strong_20_Emphasis"><text:span text:style-name="T1">Bersama AI" (Pembahasan Mendalam)</text:span></text:span><text:span text:style-name="T1">.</text:span></text:p>
            <text:p text:style-name="P326"/>
            <text:p text:style-name="P28"><text:span text:style-name="Strong_20_Emphasis"><text:span text:style-name="T1">(Jawaban untuk Prompt Isi Subbab 6.3: "Pendidikan dan Kreativitas Bersama AI")</text:span></text:span></text:p>
            <text:p text:style-name="P28"><text:span text:style-name="T1">Selain merevolusi cara kita bekerja dan menjaga kesehatan, AI juga punya potensi besar untuk mengubah cara kita </text:span><text:span text:style-name="Strong_20_Emphasis"><text:span text:style-name="T1">belajar</text:span></text:span><text:span text:style-name="T1"> dan </text:span><text:span text:style-name="Strong_20_Emphasis"><text:span text:style-name="T1">berkarya (berkreasi)</text:span></text:span><text:span text:style-name="T1">. Teknologi ini bisa jadi 'guru pribadi' sekaligus 'teman kolaborasi' yang membuka banyak pintu baru. Mari kita lihat bagaimana AI berperan di dunia pendidikan dan kreativitas (sesuai perkembangan hingga Jumat, 25 April 2025):</text:span></text:p>
            <text:p text:style-name="P28"><text:span text:style-name="Strong_20_Emphasis"><text:span text:style-name="T1">1. Revolusi Cara Belajar di Era AI:</text:span></text:span></text:p>
            <text:list xml:id="list6599296260642694805" text:style-name="L117">
              <text:list-item>
                <text:p text:style-name="P286"><text:span text:style-name="Strong_20_Emphasis"><text:span text:style-name="T1">Belajar Sesuai Kecepatanmu (</text:span></text:span><text:span text:style-name="Strong_20_Emphasis"><text:span text:style-name="Emphasis"><text:span text:style-name="T1">Personalized Learning</text:span></text:span></text:span><text:span text:style-name="Strong_20_Emphasis"><text:span text:style-name="T1">):</text:span></text:span><text:span text:style-name="T1"> Pernah merasa pelajaran di kelas terlalu cepat atau malah terlalu lambat buatmu? Nah, platform belajar berbasis AI dirancang untuk </text:span><text:span text:style-name="Strong_20_Emphasis"><text:span text:style-name="T1">mengatasi ini</text:span></text:span><text:span text:style-name="T1">. AI bisa menganalisis jawabanmu saat latihan soal, memahami bagian mana yang kamu sudah kuasai dan mana yang masih perlu diulang. Lalu, dia bisa </text:span><text:span text:style-name="Strong_20_Emphasis"><text:span text:style-name="T1">menyajikan materi, latihan, dan tantangan yang levelnya pas</text:span></text:span><text:span text:style-name="T1"> buat kamu. Jadinya, belajar bisa lebih efektif dan nggak bikin stres! Ada juga </text:span><text:span text:style-name="Emphasis"><text:span text:style-name="T1">Intelligent Tutoring Systems</text:span></text:span><text:span text:style-name="T1"> (Sistem Tutor Cerdas) yang bisa memberi </text:span><text:span text:style-name="Emphasis"><text:span text:style-name="T1">feedback</text:span></text:span><text:span text:style-name="T1"> atau petunjuk langkah demi langkah saat kamu mengerjakan soal, mirip punya guru privat. Ini bisa sangat membantu siswa dengan gaya belajar atau kebutuhan yang beragam. </text:span></text:p>
              </text:list-item>
              <text:list-item>
                <text:p text:style-name="P286"><text:span text:style-name="Strong_20_Emphasis"><text:span text:style-name="T1">Aksesibilitas Tanpa Batas:</text:span></text:span><text:span text:style-name="T1"> AI jadi 'jembatan' penting bagi teman-teman kita yang punya kebutuhan khusus. Contohnya: </text:span></text:p>
                <text:list>
                  <text:list-item>
                    <text:p text:style-name="P286"><text:span text:style-name="T1">Aplikasi </text:span><text:span text:style-name="Emphasis"><text:span text:style-name="T1">Text-to-Speech</text:span></text:span><text:span text:style-name="T1">: Mengubah teks di layar jadi suara (membantu tunanetra atau yang kesulitan membaca). </text:span></text:p>
                  </text:list-item>
                  <text:list-item>
                    <text:p text:style-name="P286"><text:span text:style-name="Emphasis"><text:span text:style-name="T1">Speech-to-Text</text:span></text:span><text:span text:style-name="T1">: Mengubah ucapan jadi tulisan (membantu tunarungu atau yang kesulitan menulis). </text:span></text:p>
                  </text:list-item>
                  <text:list-item>
                    <text:p text:style-name="P286"><text:span text:style-name="T1">Terjemahan </text:span><text:span text:style-name="Emphasis"><text:span text:style-name="T1">Real-time</text:span></text:span><text:span text:style-name="T1">: Membantu siswa memahami materi dalam bahasa asing. </text:span></text:p>
                  </text:list-item>
                  <text:list-item>
                    <text:p text:style-name="P198">Antarmuka yang Bisa Disesuaikan: Tampilan belajar yang bisa diatur sesuai kebutuhan visual atau kognitif siswa. </text:p>
                  </text:list-item>
                </text:list>
              </text:list-item>
              <text:list-item>
                <text:p text:style-name="P129"><text:span text:style-name="Strong_20_Emphasis"><text:span text:style-name="T1">Meringankan Beban Guru:</text:span></text:span><text:span text:style-name="T1"> Guru punya peran super penting, tapi seringkali waktunya habis untuk tugas administratif. AI bisa bantu di </text:span><text:soft-page-break/><text:span text:style-name="T1">sini! Misalnya, AI bisa </text:span><text:span text:style-name="Strong_20_Emphasis"><text:span text:style-name="T1">menilai otomatis</text:span></text:span><text:span text:style-name="T1"> soal pilihan ganda atau isian singkat, membantu menyusun jadwal, atau bahkan memberikan </text:span><text:span text:style-name="Strong_20_Emphasis"><text:span text:style-name="T1">analisis data</text:span></text:span><text:span text:style-name="T1"> tentang kemajuan belajar siswa di kelas. Dengan begitu, guru punya </text:span><text:span text:style-name="Strong_20_Emphasis"><text:span text:style-name="T1">lebih banyak waktu berkualitas</text:span></text:span><text:span text:style-name="T1"> untuk fokus mengajar, membimbing, dan berinteraksi langsung dengan para siswanya. </text:span></text:p>
              </text:list-item>
            </text:list>
            <text:p text:style-name="P28"><text:span text:style-name="Strong_20_Emphasis"><text:span text:style-name="T1">2. AI: Alat Bantu Baru untuk Berkreasi:</text:span></text:span></text:p>
            <text:p text:style-name="P28"><text:span text:style-name="T1">Penting banget untuk dicatat: AI di sini perannya lebih sebagai </text:span><text:span text:style-name="Strong_20_Emphasis"><text:span text:style-name="T1">alat bantu (tool)</text:span></text:span><text:span text:style-name="T1"> atau </text:span><text:span text:style-name="Strong_20_Emphasis"><text:span text:style-name="T1">teman kolaborasi (collaborator)</text:span></text:span><text:span text:style-name="T1">, bukan pengganti total kreativitas manusia. Justru AI bisa memicu ide baru dan membantu kita mewujudkan karya yang sebelumnya sulit dibuat.</text:span></text:p>
            <text:list xml:id="list8301895603440950674" text:style-name="L118">
              <text:list-item>
                <text:p text:style-name="P287"><text:span text:style-name="Strong_20_Emphasis"><text:span text:style-name="T1">Seni Visual &amp; Desain:</text:span></text:span><text:span text:style-name="T1"> Kamu pasti pernah dengar atau coba AI </text:span><text:span text:style-name="Emphasis"><text:span text:style-name="T1">Image Generator</text:span></text:span><text:span text:style-name="T1"> kan (seperti Midjourney, Stable Diffusion, DALL-E 3 yang populer belakangan ini)? Kamu tinggal ketik deskripsi (prompt), lalu AI akan membuatkan gambar sesuai keinginanmu. Ini bisa jadi alat keren buat: </text:span></text:p>
                <text:list>
                  <text:list-item>
                    <text:p text:style-name="P287"><text:span text:style-name="Strong_20_Emphasis"><text:span text:style-name="T1">Mencari inspirasi visual</text:span></text:span><text:span text:style-name="T1"> atau </text:span><text:span text:style-name="Emphasis"><text:span text:style-name="T1">mood board</text:span></text:span><text:span text:style-name="T1">. </text:span></text:p>
                  </text:list-item>
                  <text:list-item>
                    <text:p text:style-name="P287"><text:span text:style-name="Strong_20_Emphasis"><text:span text:style-name="T1">Membuat aset atau elemen grafis</text:span></text:span><text:span text:style-name="T1"> dengan cepat untuk proyek desainmu (misal: ikon, latar belakang). </text:span></text:p>
                  </text:list-item>
                  <text:list-item>
                    <text:p text:style-name="P287"><text:span text:style-name="Strong_20_Emphasis"><text:span text:style-name="T1">Bereksperimen</text:span></text:span><text:span text:style-name="T1"> dengan gaya seni yang berbeda. Ada juga AI yang terintegrasi di software edit foto (seperti Adobe Photoshop) untuk hapus objek, perbaiki gambar, atau ubah gaya secara otomatis. </text:span></text:p>
                  </text:list-item>
                </text:list>
              </text:list-item>
              <text:list-item>
                <text:p text:style-name="P287"><text:span text:style-name="Strong_20_Emphasis"><text:span text:style-name="T1">Musik:</text:span></text:span><text:span text:style-name="T1"> Buat kamu yang suka musik tapi mungkin belum jago main alat musik atau teori, AI bisa bantu! Ada AI yang bisa: </text:span></text:p>
                <text:list>
                  <text:list-item>
                    <text:p text:style-name="P287"><text:span text:style-name="Strong_20_Emphasis"><text:span text:style-name="T1">Menghasilkan ide melodi atau progresi kord</text:span></text:span><text:span text:style-name="T1"> berdasarkan genre yang kamu mau. </text:span></text:p>
                  </text:list-item>
                  <text:list-item>
                    <text:p text:style-name="P287"><text:span text:style-name="Strong_20_Emphasis"><text:span text:style-name="T1">Membuat musik latar (</text:span></text:span><text:span text:style-name="Strong_20_Emphasis"><text:span text:style-name="Emphasis"><text:span text:style-name="T1">backing track</text:span></text:span></text:span><text:span text:style-name="Strong_20_Emphasis"><text:span text:style-name="T1">)</text:span></text:span><text:span text:style-name="T1"> secara otomatis untuk kamu bernyanyi atau main solo. </text:span></text:p>
                  </text:list-item>
                  <text:list-item>
                    <text:p text:style-name="P287"><text:span text:style-name="Strong_20_Emphasis"><text:span text:style-name="T1">Membantu aransemen</text:span></text:span><text:span text:style-name="T1"> atau menyarankan harmoni. </text:span></text:p>
                  </text:list-item>
                </text:list>
              </text:list-item>
              <text:list-item>
                <text:p text:style-name="P287"><text:span text:style-name="Strong_20_Emphasis"><text:span text:style-name="T1">Menulis:</text:span></text:span><text:span text:style-name="T1"> AI juga bisa jadi asisten menulis yang berguna (tapi ingat, gunakan secara etis ya!): </text:span></text:p>
                <text:list>
                  <text:list-item>
                    <text:p text:style-name="P287"><text:span text:style-name="Strong_20_Emphasis"><text:span text:style-name="T1">Cek tata bahasa dan gaya penulisan</text:span></text:span><text:span text:style-name="T1"> (contoh: Grammarly). </text:span></text:p>
                  </text:list-item>
                  <text:list-item>
                    <text:p text:style-name="P287"><text:span text:style-name="Strong_20_Emphasis"><text:span text:style-name="T1">Merangkum teks panjang</text:span></text:span><text:span text:style-name="T1"> dengan cepat. </text:span></text:p>
                  </text:list-item>
                  <text:list-item>
                    <text:p text:style-name="P287"><text:span text:style-name="Strong_20_Emphasis"><text:span text:style-name="T1">Membantu brainstorming ide</text:span></text:span><text:span text:style-name="T1"> untuk cerita atau artikel. </text:span></text:p>
                  </text:list-item>
                  <text:list-item>
                    <text:p text:style-name="P287"><text:span text:style-name="Strong_20_Emphasis"><text:span text:style-name="T1">Mengatasi kebuntuan menulis (</text:span></text:span><text:span text:style-name="Strong_20_Emphasis"><text:span text:style-name="Emphasis"><text:span text:style-name="T1">writer's block</text:span></text:span></text:span><text:span text:style-name="Strong_20_Emphasis"><text:span text:style-name="T1">)</text:span></text:span><text:span text:style-name="T1"> dengan memberi saran kalimat atau paragraf awal (misal: fitur di Google </text:span><text:soft-page-break/><text:span text:style-name="T1">Docs, Notion AI, atau pakai ChatGPT sebagai teman diskusi ide). </text:span></text:p>
                  </text:list-item>
                  <text:list-item>
                    <text:p text:style-name="P287"><text:span text:style-name="Strong_20_Emphasis"><text:span text:style-name="T1">PENTING:</text:span></text:span><text:span text:style-name="T1"> Jangan pernah </text:span><text:span text:style-name="Emphasis"><text:span text:style-name="T1">copy-paste</text:span></text:span><text:span text:style-name="T1"> hasil AI mentah-mentah untuk tugas sekolah atau karya tanpa izin! Gunakan AI sebagai </text:span><text:span text:style-name="Strong_20_Emphasis"><text:span text:style-name="T1">alat bantu berpikir dan draf awal</text:span></text:span><text:span text:style-name="T1">, bukan pengganti usahamu sendiri. </text:span></text:p>
                  </text:list-item>
                </text:list>
              </text:list-item>
              <text:list-item>
                <text:p text:style-name="P130"><text:span text:style-name="Strong_20_Emphasis"><text:span text:style-name="T1">Pengembangan Game:</text:span></text:span><text:span text:style-name="T1"> AI sering dipakai untuk membuat level, karakter, atau item dalam game secara otomatis (</text:span><text:span text:style-name="Emphasis"><text:span text:style-name="T1">procedural generation</text:span></text:span><text:span text:style-name="T1">), membuat dunia game terasa lebih luas dan bervariasi. </text:span></text:p>
              </text:list-item>
            </text:list>
            <text:p text:style-name="P28"><text:span text:style-name="Strong_20_Emphasis"><text:span text:style-name="T1">3. Riset &amp; Penemuan Informasi Lebih Cepat:</text:span></text:span></text:p>
            <text:p text:style-name="P28"><text:span text:style-name="T1">AI juga bisa bantu kamu saat lagi cari bahan untuk tugas atau sekadar ingin tahu tentang topik baru. AI bisa </text:span><text:span text:style-name="Strong_20_Emphasis"><text:span text:style-name="T1">menyisir jutaan artikel atau jurnal ilmiah</text:span></text:span><text:span text:style-name="T1"> untuk menemukan informasi yang paling relevan dengan pertanyaanmu, atau bahkan </text:span><text:span text:style-name="Strong_20_Emphasis"><text:span text:style-name="T1">merangkum poin-poin penting</text:span></text:span><text:span text:style-name="T1"> dari teks yang panjang dan rumit. (Tapi ingat, selalu cek sumber aslinya ya!).</text:span></text:p>
            <text:p text:style-name="P4">Jadi, di dunia pendidikan dan kreativitas, AI membuka banyak kemungkinan baru. Dia bisa membuat belajar lebih personal dan efektif, serta memberi kita alat baru yang super canggih untuk mengekspresikan ide dan imajinasi kita. Kuncinya adalah bagaimana kita memanfaatkannya secara cerdas dan bertanggung jawab.</text:p>
            <text:p text:style-name="P326"/>
            <text:p text:style-name="P28"><text:span text:style-name="Strong_20_Emphasis"><text:span text:style-name="T1">(Saran Prompt Ilustrasi)</text:span></text:span></text:p>
            <text:list xml:id="list1046244866119579701" text:style-name="L119">
              <text:list-item>
                <text:p text:style-name="P288"><text:span text:style-name="Strong_20_Emphasis"><text:span text:style-name="T1">Prompt Gambar:</text:span></text:span><text:span text:style-name="T1"> "Buat ilustrasi dua panel utama: </text:span></text:p>
                <text:list>
                  <text:list-item>
                    <text:p text:style-name="P288"><text:span text:style-name="Strong_20_Emphasis"><text:span text:style-name="T1">Panel Kiri (Pendidikan):</text:span></text:span><text:span text:style-name="T1"> Gambarkan seorang siswa sedang belajar dengan tablet, di layar tablet terlihat materi belajar yang adaptif (misalnya grafik kemajuan personal) atau sedang berinteraksi dengan avatar tutor AI. Di latar belakang, ada ikon guru tersenyum karena tugas administratifnya dibantu ikon AI kecil. </text:span></text:p>
                  </text:list-item>
                  <text:list-item>
                    <text:p text:style-name="P131"><text:span text:style-name="Strong_20_Emphasis"><text:span text:style-name="T1">Panel Kanan (Kreativitas):</text:span></text:span><text:span text:style-name="T1"> Gambarkan seorang remaja sedang berkarya: (a) Di depan layar komputer menampilkan AI image generator dengan hasil gambar keren, remaja itu tersenyum sambil memegang pensil digital. (b) Remaja lain memakai headphone sambil berinteraksi dengan software musik AI di layar. (c) Remaja lain sedang menulis di laptop dengan 'gelembung ide' AI di sampingnya. Gunakan warna-warna cerah </text:span><text:soft-page-break/><text:span text:style-name="T1">dan ekspresi wajah yang positif (fokus, senang, kreatif)." </text:span></text:p>
                  </text:list-item>
                </text:list>
              </text:list-item>
            </text:list>
            <text:p text:style-name="P326"/>
            <text:p text:style-name="P4">Ini adalah akhir dari Subbab 6.3. Silakan berikan perintah "YAX" jika Anda ingin saya melanjutkan ke prompt berikutnya (Isi Subbab 6.4).</text:p>
          </text:section>
          <text:section text:style-name="Sect1" text:name="feedback-form-40">
            <text:p text:style-name="P178"/>
          </text:section>
        </text:section>
        <text:section text:style-name="Sect1" text:name="30c9321f54ec47d6">
          <text:p text:style-name="P4"/>
          <text:section text:style-name="Sect1" text:name="user-query-content-41">
            <text:p text:style-name="P325">YAX </text:p>
          </text:section>
          <text:p text:style-name="P178">Tampilkan alur berpikir</text:p>
          <text:section text:style-name="Sect2" text:name="model-response-message-contentr_30c9321f54ec47d6">
            <text:p text:style-name="P28"><text:span text:style-name="T1">Oke, mari kita lihat bagaimana AI dan robotika menyentuh langsung kehidupan kita sehari-hari, membuatnya jadi sedikit (atau banyak!) lebih mudah dan menyenangkan. Saya lanjutkan ke prompt keduapuluhsembilan: </text:span><text:span text:style-name="Strong_20_Emphasis"><text:span text:style-name="T1">Isi Subbab 6.4: "Membuat Hidup Lebih Mudah dan Menyenangkan" (Pembahasan Mendalam)</text:span></text:span><text:span text:style-name="T1">.</text:span></text:p>
            <text:p text:style-name="P326"/>
            <text:p text:style-name="P28"><text:span text:style-name="Strong_20_Emphasis"><text:span text:style-name="T1">(Jawaban untuk Prompt Isi Subbab 6.4: "Membuat Hidup Lebih Mudah dan Menyenangkan")</text:span></text:span></text:p>
            <text:p text:style-name="P4">Selain membantu pekerjaan berat atau menyelamatkan nyawa, AI dan robotika juga punya peran besar dalam membuat aktivitas kita sehari-hari, bahkan yang paling sepele sekalipun, jadi lebih praktis, nyaman, dan menghibur. Coba deh perhatikan, banyak kemudahan yang kita nikmati saat ini (termasuk di Tapak Tuan, pada Jumat sore, 25 April 2025 ini) sebenarnya berkat 'campur tangan' AI:</text:p>
            <text:list xml:id="list5821298617056395010" text:style-name="L120">
              <text:list-item>
                <text:p text:style-name="P132"><text:span text:style-name="Strong_20_Emphasis"><text:span text:style-name="T1">Rumah yang Makin 'Ngertiin' Kita (Smart Home):</text:span></text:span></text:p>
                <text:list>
                  <text:list-item>
                    <text:p text:style-name="P289"><text:span text:style-name="T1">Pernah dengar istilah </text:span><text:span text:style-name="Emphasis"><text:span text:style-name="T1">Smart Home</text:span></text:span><text:span text:style-name="T1">? Ini bukan rumah yang bisa ngobrol ya, tapi rumah yang perangkatnya saling terhubung dan bisa diatur otomatis oleh AI. </text:span></text:p>
                  </text:list-item>
                  <text:list-item>
                    <text:p text:style-name="P289"><text:span text:style-name="Strong_20_Emphasis"><text:span text:style-name="T1">Contoh:</text:span></text:span><text:span text:style-name="T1"> Termostat pintar (seperti Nest) bisa </text:span><text:span text:style-name="Strong_20_Emphasis"><text:span text:style-name="T1">belajar</text:span></text:span><text:span text:style-name="T1"> kebiasaan suhu ruangan yang kamu suka dan mengaturnya secara otomatis untuk hemat energi. Lampu bisa nyala/mati sendiri pas kamu masuk/keluar ruangan atau diatur jadwalnya. Sistem keamanan bisa mengirim notifikasi ke HP kamu kalau ada gerakan mencurigakan saat rumah kosong. Dan semua ini seringkali bisa dikontrol pakai perintah suara lewat </text:span><text:span text:style-name="Strong_20_Emphasis"><text:span text:style-name="T1">Asisten Suara</text:span></text:span><text:span text:style-name="T1"> (Alexa, </text:span><text:soft-page-break/><text:span text:style-name="T1">Google Assistant) yang jadi 'pusat komando' rumah pintarmu. Praktis banget! </text:span></text:p>
                  </text:list-item>
                </text:list>
              </text:list-item>
              <text:list-item>
                <text:p text:style-name="P132"><text:span text:style-name="Strong_20_Emphasis"><text:span text:style-name="T1">Asisten Pribadi di Kantongmu:</text:span></text:span></text:p>
                <text:list>
                  <text:list-item>
                    <text:p text:style-name="P199">Smartphone kita sekarang udah lebih dari sekadar alat komunikasi. Berkat AI, dia bisa jadi asisten pribadi yang lumayan bisa diandalkan. </text:p>
                  </text:list-item>
                  <text:list-item>
                    <text:p text:style-name="P289"><text:span text:style-name="Strong_20_Emphasis"><text:span text:style-name="T1">Contoh:</text:span></text:span><text:span text:style-name="T1"> AI membantu </text:span><text:span text:style-name="Strong_20_Emphasis"><text:span text:style-name="T1">mengatur jadwal</text:span></text:span><text:span text:style-name="T1"> dan </text:span><text:span text:style-name="Strong_20_Emphasis"><text:span text:style-name="T1">mengingatkan</text:span></text:span><text:span text:style-name="T1"> kita soal janji atau tugas penting. Dia bisa </text:span><text:span text:style-name="Strong_20_Emphasis"><text:span text:style-name="T1">menjawab pertanyaan cepat</text:span></text:span><text:span text:style-name="T1"> tanpa kita perlu repot </text:span><text:span text:style-name="Emphasis"><text:span text:style-name="T1">Browse</text:span></text:span><text:span text:style-name="T1"> ("Berapa tinggi Gunung Leuser?"). AI juga makin pintar </text:span><text:span text:style-name="Strong_20_Emphasis"><text:span text:style-name="T1">menyaring email spam</text:span></text:span><text:span text:style-name="T1"> atau </text:span><text:span text:style-name="Strong_20_Emphasis"><text:span text:style-name="T1">memprioritaskan notifikasi</text:span></text:span><text:span text:style-name="T1"> mana yang penting biar kita nggak keganggu terus-terusan. </text:span></text:p>
                  </text:list-item>
                </text:list>
              </text:list-item>
              <text:list-item>
                <text:p text:style-name="P132"><text:span text:style-name="Strong_20_Emphasis"><text:span text:style-name="T1">Perjalanan Anti Nyasar (dan Semoga Anti Macet):</text:span></text:span></text:p>
                <text:list>
                  <text:list-item>
                    <text:p text:style-name="P289"><text:span text:style-name="T1">Aplikasi peta seperti </text:span><text:span text:style-name="Strong_20_Emphasis"><text:span text:style-name="T1">Google Maps atau Waze</text:span></text:span><text:span text:style-name="T1"> itu sahabat kita banget di jalan, kan? Nah, 'otak' di baliknya adalah AI. </text:span></text:p>
                  </text:list-item>
                  <text:list-item>
                    <text:p text:style-name="P289"><text:span text:style-name="Strong_20_Emphasis"><text:span text:style-name="T1">Contoh:</text:span></text:span><text:span text:style-name="T1"> AI </text:span><text:span text:style-name="Strong_20_Emphasis"><text:span text:style-name="T1">menganalisis data lalu lintas</text:span></text:span><text:span text:style-name="T1"> dari jutaan pengguna secara </text:span><text:span text:style-name="Emphasis"><text:span text:style-name="T1">real-time</text:span></text:span><text:span text:style-name="T1"> (termasuk mungkin data dari pengguna lain di jalanan Aceh!) untuk </text:span><text:span text:style-name="Strong_20_Emphasis"><text:span text:style-name="T1">memberikan rute tercepat</text:span></text:span><text:span text:style-name="T1"> dan </text:span><text:span text:style-name="Strong_20_Emphasis"><text:span text:style-name="T1">memprediksi waktu tempuh</text:span></text:span><text:span text:style-name="T1"> yang akurat. Dia juga bisa otomatis mengalihkan rute kalau ada kemacetan parah atau kecelakaan di depan. Meskipun belum bisa menghilangkan macet total, setidaknya bisa bantu kita menghindarinya! </text:span></text:p>
                  </text:list-item>
                </text:list>
              </text:list-item>
              <text:list-item>
                <text:p text:style-name="P132"><text:span text:style-name="Strong_20_Emphasis"><text:span text:style-name="T1">Belanja Online Makin Personal:</text:span></text:span></text:p>
                <text:list>
                  <text:list-item>
                    <text:p text:style-name="P199">Suka belanja online? AI berperan besar di sini! </text:p>
                  </text:list-item>
                  <text:list-item>
                    <text:p text:style-name="P289"><text:span text:style-name="Strong_20_Emphasis"><text:span text:style-name="T1">Contoh:</text:span></text:span><text:span text:style-name="T1"> Rekomendasi produk yang muncul di halaman depan toko online favoritmu itu hasil kerja AI yang </text:span><text:span text:style-name="Strong_20_Emphasis"><text:span text:style-name="T1">mempelajari riwayat belanja dan Browse</text:span></text:span><text:span text:style-name="T1"> kamu. Kadang akurat banget sampai kita tergoda beli terus ya? Ada juga fitur coba baju atau kacamata virtual pakai teknologi AR (yang juga dibantu AI). Bahkan, </text:span><text:span text:style-name="Emphasis"><text:span text:style-name="T1">chatbot</text:span></text:span><text:span text:style-name="T1"> AI seringkali jadi 'pelayan toko' pertama yang menjawab pertanyaanmu soal produk atau pesanan. </text:span></text:p>
                  </text:list-item>
                </text:list>
              </text:list-item>
              <text:list-item>
                <text:p text:style-name="P132"><text:span text:style-name="Strong_20_Emphasis"><text:span text:style-name="T1">Hiburan yang Makin Seru dan Sesuai Selera:</text:span></text:span></text:p>
                <text:list>
                  <text:list-item>
                    <text:p text:style-name="P199">AI juga bikin dunia hiburan jadi lebih kaya: </text:p>
                    <text:list>
                      <text:list-item>
                        <text:p text:style-name="P289"><text:span text:style-name="Strong_20_Emphasis"><text:span text:style-name="T1">Rekomendasi Konten:</text:span></text:span><text:span text:style-name="T1"> Netflix, Spotify, YouTube, TikTok, dll., pakai AI untuk </text:span><text:span text:style-name="Strong_20_Emphasis"><text:span text:style-name="T1">menyajikan film, musik, atau video </text:span></text:span><text:soft-page-break/><text:span text:style-name="Strong_20_Emphasis"><text:span text:style-name="T1">yang kemungkinan besar kamu suka</text:span></text:span><text:span text:style-name="T1">, biar kamu betah berlama-lama di platform mereka. </text:span></text:p>
                      </text:list-item>
                      <text:list-item>
                        <text:p text:style-name="P289"><text:span text:style-name="Strong_20_Emphasis"><text:span text:style-name="T1">Game Lebih Menantang:</text:span></text:span><text:span text:style-name="T1"> AI membuat karakter musuh atau teman setim (NPC) di game jadi terasa lebih 'hidup', cerdas, dan reaksinya lebih natural. </text:span></text:p>
                      </text:list-item>
                      <text:list-item>
                        <text:p text:style-name="P289"><text:span text:style-name="Strong_20_Emphasis"><text:span text:style-name="T1">Pengalaman Baru:</text:span></text:span><text:span text:style-name="T1"> Teknologi seperti </text:span><text:span text:style-name="Emphasis"><text:span text:style-name="T1">Virtual Reality</text:span></text:span><text:span text:style-name="T1"> (VR) atau </text:span><text:span text:style-name="Emphasis"><text:span text:style-name="T1">Augmented Reality</text:span></text:span><text:span text:style-name="T1"> (AR) yang makin canggih seringkali juga memanfaatkan AI untuk menciptakan pengalaman yang lebih imersif dan interaktif. </text:span></text:p>
                      </text:list-item>
                    </text:list>
                  </text:list-item>
                </text:list>
              </text:list-item>
              <text:list-item>
                <text:p text:style-name="P132"><text:span text:style-name="Strong_20_Emphasis"><text:span text:style-name="T1">Menembus Batas Bahasa Seketika:</text:span></text:span></text:p>
                <text:list>
                  <text:list-item>
                    <text:p text:style-name="P132"><text:span text:style-name="T1">Mau ngobrol sama teman dari negara lain tapi beda bahasa? Atau baca artikel keren tapi pakai bahasa Inggris? </text:span><text:span text:style-name="Strong_20_Emphasis"><text:span text:style-name="T1">Alat penerjemah instan</text:span></text:span><text:span text:style-name="T1"> seperti Google Translate (baik di web, aplikasi, atau bahkan </text:span><text:span text:style-name="Emphasis"><text:span text:style-name="T1">earbuds</text:span></text:span><text:span text:style-name="T1"> khusus) adalah contoh nyata AI yang sangat berguna. Meskipun terjemahannya belum 100% sempurna, AI ini sudah sangat membantu kita berkomunikasi dan mengakses informasi dari seluruh dunia dengan jauh lebih mudah. </text:span></text:p>
                  </text:list-item>
                </text:list>
              </text:list-item>
            </text:list>
            <text:p text:style-name="P4">Jadi, tanpa kita sadari, AI sudah banyak membantu 'meringankan beban' dan menambah 'warna' dalam hidup kita sehari-hari. Mulai dari hal kecil seperti mematikan lampu, mencari jalan tercepat, menemukan lagu baru, sampai berkomunikasi lintas bahasa. Ini adalah sisi 'teman' AI yang paling dekat dan paling sering kita rasakan manfaatnya.</text:p>
            <text:p text:style-name="P326"/>
            <text:p text:style-name="P28"><text:span text:style-name="Strong_20_Emphasis"><text:span text:style-name="T1">(Saran Prompt Ilustrasi)</text:span></text:span></text:p>
            <text:list xml:id="list3195821562767635627" text:style-name="L121">
              <text:list-item>
                <text:p text:style-name="P290"><text:span text:style-name="Strong_20_Emphasis"><text:span text:style-name="T1">Prompt Gambar:</text:span></text:span><text:span text:style-name="T1"> "Buat ilustrasi gaya 'slice of life' yang ceria, menunjukkan berbagai skenario kemudahan sehari-hari berkat AI dalam bentuk panel-panel kecil atau adegan terpisah: </text:span></text:p>
                <text:list>
                  <text:list-item>
                    <text:p text:style-name="P200">Remaja santai di sofa sambil memberi perintah suara ke smart speaker untuk menyalakan lampu/musik. </text:p>
                  </text:list-item>
                  <text:list-item>
                    <text:p text:style-name="P200">Layar smartphone menampilkan notifikasi pengingat jadwal atau rute navigasi Google Maps/Waze. </text:p>
                  </text:list-item>
                  <text:list-item>
                    <text:p text:style-name="P200">Halaman toko online dengan bagian 'Rekomendasi Untuk Anda' yang menampilkan produk sesuai minat. </text:p>
                  </text:list-item>
                  <text:list-item>
                    <text:p text:style-name="P200">Dua orang dari negara berbeda (ditandai bendera kecil) sedang <text:soft-page-break/>berkomunikasi via HP dengan ikon aplikasi penerjemah di tengahnya. </text:p>
                  </text:list-item>
                  <text:list-item>
                    <text:p text:style-name="P22">Remaja sedang asyik main game dengan NPC cerdas atau menikmati playlist musik hasil rekomendasi Spotify/YouTube Music. Gunakan warna-warna hangat dan ekspresi wajah yang santai atau senang." </text:p>
                  </text:list-item>
                </text:list>
              </text:list-item>
            </text:list>
            <text:p text:style-name="P326"/>
            <text:p text:style-name="P4">Ini adalah akhir dari Subbab 6.4 dan juga Bab 6. Silakan berikan perintah "YAX" jika Anda ingin saya melanjutkan ke prompt berikutnya (Pengantar Bab 7).</text:p>
          </text:section>
          <text:section text:style-name="Sect1" text:name="feedback-form-41">
            <text:p text:style-name="P178"/>
          </text:section>
        </text:section>
        <text:section text:style-name="Sect1" text:name="7c7a9b0a79c5b089">
          <text:p text:style-name="P4"/>
          <text:section text:style-name="Sect1" text:name="user-query-content-42">
            <text:p text:style-name="P325">YAX </text:p>
          </text:section>
          <text:p text:style-name="P178">Tampilkan alur berpikir</text:p>
          <text:section text:style-name="Sect2" text:name="model-response-message-contentr_7c7a9b0a79c5b089">
            <text:p text:style-name="P28"><text:span text:style-name="T1">Baik, kita sudah melihat potensi luar biasa (Bab 6) dan juga risiko yang mengkhawatirkan (Bab 5) dari AI dan robot cerdas. Sekarang, kita sampai pada pertanyaan krusial: bagaimana kita mengarahkan teknologi ini? Kita lanjutkan ke prompt ketigapuluh: </text:span><text:span text:style-name="Strong_20_Emphasis"><text:span text:style-name="T1">Pengantar Bab 7: "Etika di Dunia Robot: Aturan Main untuk Masa Depan"</text:span></text:span><text:span text:style-name="T1">.</text:span></text:p>
            <text:p text:style-name="P326"/>
            <text:p text:style-name="P28"><text:span text:style-name="Strong_20_Emphasis"><text:span text:style-name="T1">(Jawaban untuk Prompt Pengantar Bab 7: "Etika di Dunia Robot: Aturan Main untuk Masa Depan")</text:span></text:span></text:p>
            <text:p text:style-name="P4">Setelah menjelajahi dua sisi mata uang AI dan robotika—sisi 'Teman' yang penuh harapan dan sisi 'Ancaman' yang bikin was-was—kita sampai pada inti persoalan. Teknologi ini ibarat pisau super tajam: bisa dipakai untuk memotong buah dan menyiapkan makanan lezat, tapi bisa juga melukai kalau dipegang sembarangan atau jatuh ke tangan yang salah. Lalu, bagaimana caranya agar kita bisa memaksimalkan manfaatnya sambil meminimalkan bahayanya?</text:p>
            <text:p text:style-name="P28"><text:span text:style-name="T1">Jawabannya tidak cukup hanya dengan terus mengembangkan teknologi yang lebih canggih. Kita butuh kompas moral, sebuah panduan tentang </text:span><text:span text:style-name="Strong_20_Emphasis"><text:span text:style-name="T1">apa yang benar dan salah</text:span></text:span><text:span text:style-name="T1">, </text:span><text:span text:style-name="Strong_20_Emphasis"><text:span text:style-name="T1">siapa yang harus bertanggung jawab</text:span></text:span><text:span text:style-name="T1">, dan </text:span><text:span text:style-name="Strong_20_Emphasis"><text:span text:style-name="T1">bagaimana memastikan keadilan</text:span></text:span><text:span text:style-name="T1"> saat kita berurusan dengan mesin-mesin cerdas ini. Inilah yang disebut </text:span><text:span text:style-name="Strong_20_Emphasis"><text:span text:style-name="T1">ETIKA</text:span></text:span><text:span text:style-name="T1">.</text:span></text:p>
            <text:p text:style-name="P28"><text:soft-page-break/><text:span text:style-name="T1">Memikirkan etika AI dan robotika bukan lagi sekadar obrolan para filsuf atau akademisi. Mengingat betapa cepatnya teknologi ini berkembang dan meresap ke berbagai sendi kehidupan kita hingga hari ini (Jumat, 25 April 2025, pukul 14:57 WIB), pertanyaan etis ini menjadi sangat </text:span><text:span text:style-name="Strong_20_Emphasis"><text:span text:style-name="T1">mendesak dan relevan</text:span></text:span><text:span text:style-name="T1"> bagi kita semua, termasuk bagi kita di Tapak Tuan dan Indonesia.</text:span></text:p>
            <text:p text:style-name="P4">Di Bab 7 ini, kita akan menyelami beberapa 'aturan main' moral dan pertanyaan etis paling penting yang perlu kita pikirkan bersama untuk masa depan:</text:p>
            <text:list xml:id="list2829825632874200083" text:style-name="L122">
              <text:list-item>
                <text:p text:style-name="P291"><text:span text:style-name="Strong_20_Emphasis"><text:span text:style-name="T1">Kalau Robot Cerdas Bikin Salah, Siapa yang Harus Disalahkan?</text:span></text:span><text:span text:style-name="T1"> Kita akan membahas rumitnya mencari pertanggungjawaban (Subbab 7.1). </text:span></text:p>
              </text:list-item>
              <text:list-item>
                <text:p text:style-name="P291"><text:span text:style-name="Strong_20_Emphasis"><text:span text:style-name="T1">Perlukah Robot Punya Hak Seperti Makhluk Hidup?</text:span></text:span><text:span text:style-name="T1"> Sebuah pertanyaan filosofis yang mungkin relevan di masa depan (Subbab 7.2). </text:span></text:p>
              </text:list-item>
              <text:list-item>
                <text:p text:style-name="P291"><text:span text:style-name="Strong_20_Emphasis"><text:span text:style-name="T1">Bagaimana Caranya Merancang AI yang 'Baik' Sejak Awal?</text:span></text:span><text:span text:style-name="T1"> Kita akan lihat prinsip-prinsip AI yang bertanggung jawab (Subbab 7.3). </text:span></text:p>
              </text:list-item>
              <text:list-item>
                <text:p text:style-name="P133"><text:span text:style-name="Strong_20_Emphasis"><text:span text:style-name="T1">Apa Peran Kita Sebagai Pengguna?</text:span></text:span><text:span text:style-name="T1"> Ternyata, kita semua punya andil dalam membentuk etika teknologi ini (Subbab 7.4). </text:span></text:p>
              </text:list-item>
            </text:list>
            <text:p text:style-name="P28"><text:span text:style-name="T1">Bab ini mungkin akan penuh dengan pertanyaan yang jawabannya tidak selalu mudah atau hitam putih. Tujuannya adalah untuk mengajak kita semua </text:span><text:span text:style-name="Strong_20_Emphasis"><text:span text:style-name="T1">berpikir lebih dalam dan lebih kritis</text:span></text:span><text:span text:style-name="T1"> tentang bagaimana kita ingin hidup berdampingan dengan teknologi yang semakin cerdas ini. Karena pada akhirnya, jawaban atas pertanyaan-pertanyaan etis inilah yang akan menentukan apakah AI dan robotika akan benar-benar menjadi berkah atau malah jadi masalah bagi peradaban manusia. Mari kita mulai perenungan ini.</text:span></text:p>
            <text:p text:style-name="P326"/>
            <text:p text:style-name="P28"><text:span text:style-name="Strong_20_Emphasis"><text:span text:style-name="T1">(Saran Prompt Ilustrasi)</text:span></text:span></text:p>
            <text:list xml:id="list2737852306921778294" text:style-name="L123">
              <text:list-item>
                <text:p text:style-name="P134"><text:span text:style-name="Strong_20_Emphasis"><text:span text:style-name="T1">Prompt Gambar:</text:span></text:span><text:span text:style-name="T1"> "Gambarkan ilustrasi sebuah 'persimpangan jalan etis'. Di tengah ada ikon AI/Robot. Persimpangan ini memiliki beberapa papan penunjuk arah dengan label berupa pertanyaan etis kunci: 'Siapa Bertanggung Jawab?', 'Robot Punya Hak?', 'Desain Bertanggung Jawab?', 'Peran Pengguna?'. Atau, bisa juga menggambarkan sebuah 'buku aturan' besar dengan judul 'Etika AI &amp; Robotika' yang sedang ditulis atau dibuka, dengan ikon AI/robot di sampingnya. Gunakan gaya visual yang lebih tenang, reflektif, mungkin dengan palet warna netral atau sedikit kebiruan." </text:span></text:p>
              </text:list-item>
            </text:list>
            <text:p text:style-name="P326"/>
            <text:p text:style-name="P4"><text:soft-page-break/>Ini adalah akhir dari Pengantar Bab 7. Silakan berikan perintah "YAX" jika Anda ingin saya melanjutkan ke prompt berikutnya (Isi Subbab 7.1).</text:p>
          </text:section>
          <text:section text:style-name="Sect1" text:name="feedback-form-42">
            <text:p text:style-name="P178"/>
          </text:section>
        </text:section>
        <text:section text:style-name="Sect1" text:name="5819dea4bbbbcd3f">
          <text:p text:style-name="P4"/>
          <text:section text:style-name="Sect1" text:name="user-query-content-43">
            <text:p text:style-name="P325">YAX </text:p>
          </text:section>
          <text:p text:style-name="P178">Tampilkan alur berpikir</text:p>
          <text:section text:style-name="Sect2" text:name="model-response-message-contentr_5819dea4bbbbcd3f">
            <text:p text:style-name="P28"><text:span text:style-name="T1">Oke, mari kita masuk ke salah satu pertanyaan etis paling pelik dan praktis. Saya lanjutkan ke prompt ketigapuluhsatu: </text:span><text:span text:style-name="Strong_20_Emphasis"><text:span text:style-name="T1">Isi Subbab 7.1: "Kalau Robot Bikin Salah, Siapa yang Tanggung Jawab? (Accountability)" (Pembahasan Mendalam)</text:span></text:span><text:span text:style-name="T1">.</text:span></text:p>
            <text:p text:style-name="P326"/>
            <text:p text:style-name="P28"><text:span text:style-name="Strong_20_Emphasis"><text:span text:style-name="T1">(Jawaban untuk Prompt Isi Subbab 7.1: "Kalau Robot Bikin Salah, Siapa yang Tanggung Jawab?")</text:span></text:span></text:p>
            <text:p text:style-name="P4">Bayangkan skenario ini:</text:p>
            <text:list xml:id="list4909227176103044340" text:style-name="L124">
              <text:list-item>
                <text:p text:style-name="P201">Sebuah mobil otonom (tanpa sopir manusia) terlibat kecelakaan di jalan raya Tapak Tuan saat cuaca berkabut. Ada korban luka. Siapa yang salah? Sensornya gagal lihat? Algoritma AI-nya salah ambil keputusan? Perusahaan pembuatnya? Atau mungkin pejalan kaki yang nyebrang tiba-tiba? </text:p>
              </text:list-item>
              <text:list-item>
                <text:p text:style-name="P201">Seorang dokter menggunakan sistem AI canggih untuk membantu diagnosis kanker. AI itu melewatkan tanda-tanda awal yang sangat samar, sehingga diagnosis terlambat dan kondisi pasien memburuk. Siapa yang bertanggung jawab? Dokter yang terlalu percaya AI? AI-nya? Atau perusahaan yang membuat AI diagnosis tersebut? </text:p>
              </text:list-item>
              <text:list-item>
                <text:p text:style-name="P23">Algoritma AI sebuah bank secara sistematis menolak pengajuan pinjaman dari kelompok masyarakat tertentu di Aceh, meskipun data individual mereka sebenarnya layak. Ini menyebabkan kerugian ekonomi bagi kelompok tersebut. Siapa yang harus dimintai pertanggungjawaban? Bank-nya? Programmer yang bikin algoritma? Atau data historis yang memang sudah bias? </text:p>
              </text:list-item>
            </text:list>
            <text:p text:style-name="P28"><text:span text:style-name="T1">Kasus-kasus seperti ini (yang sebagian sudah mulai terjadi atau sangat mungkin terjadi di masa depan dekat, termasuk di Indonesia) menunjukkan betapa rumitnya masalah </text:span><text:span text:style-name="Strong_20_Emphasis"><text:span text:style-name="T1">akuntabilitas</text:span></text:span><text:span text:style-name="T1"> atau </text:span><text:span text:style-name="Strong_20_Emphasis"><text:span text:style-name="T1">pertanggungjawaban</text:span></text:span><text:span text:style-name="T1"> di era AI otonom. Kalau manusia yang bikin salah, hukum biasanya punya mekanisme </text:span><text:soft-page-break/><text:span text:style-name="T1">untuk menentukan siapa yang lalai atau bersalah. Kalau mesin sederhana rusak, kita bisa salahkan cacat produksi atau perawatan yang buruk. Tapi kalau AI yang 'belajar sendiri' dan membuat keputusan kompleks lalu menyebabkan kerugian, mencari 'siapa yang salah' jadi </text:span><text:span text:style-name="Strong_20_Emphasis"><text:span text:style-name="T1">jauh lebih sulit</text:span></text:span><text:span text:style-name="T1">.</text:span></text:p>
            <text:p text:style-name="P28"><text:span text:style-name="Strong_20_Emphasis"><text:span text:style-name="T1">Siapa Saja Kandidat 'Terdakwa'nya?</text:span></text:span></text:p>
            <text:p text:style-name="P4">Ketika AI atau robot cerdas bikin masalah, jari telunjuk bisa mengarah ke banyak pihak:</text:p>
            <text:list xml:id="list2507264250043089513" text:style-name="L125">
              <text:list-item>
                <text:p text:style-name="P135"><text:span text:style-name="Strong_20_Emphasis"><text:span text:style-name="T1">Pengembang / Programmer / Ilmuwan Data:</text:span></text:span><text:span text:style-name="T1"> Apakah mereka lalai saat mendesain algoritma? Apakah ada </text:span><text:span text:style-name="Emphasis"><text:span text:style-name="T1">bug</text:span></text:span><text:span text:style-name="T1"> kritis yang terlewat? Apakah mereka kurang mengantisipasi kemungkinan buruk?</text:span></text:p>
                <text:list>
                  <text:list-item>
                    <text:p text:style-name="P292"><text:span text:style-name="Emphasis"><text:span text:style-name="T1">Tantangannya:</text:span></text:span><text:span text:style-name="T1"> Sistem AI modern sangat kompleks, seringkali dibuat oleh tim besar. Membuktikan kelalaian spesifik satu atau beberapa orang bisa sangat sulit. Apakah standar kehati-hatian yang 'cukup' sudah terpenuhi? </text:span></text:p>
                  </text:list-item>
                </text:list>
              </text:list-item>
              <text:list-item>
                <text:p text:style-name="P135"><text:span text:style-name="Strong_20_Emphasis"><text:span text:style-name="T1">Perusahaan Pembuat / Penjual / Pengguna Jasa AI:</text:span></text:span><text:span text:style-name="T1"> Apakah mereka meluncurkan produk ke pasar terlalu cepat sebelum benar-benar aman? Apakah uji cobanya kurang menyeluruh? Apakah mereka punya tanggung jawab hukum sebagai perusahaan (</text:span><text:span text:style-name="Emphasis"><text:span text:style-name="T1">corporate liability</text:span></text:span><text:span text:style-name="T1">) atas produk atau layanan AI mereka?</text:span></text:p>
                <text:list>
                  <text:list-item>
                    <text:p text:style-name="P292"><text:span text:style-name="Emphasis"><text:span text:style-name="T1">Tantangannya:</text:span></text:span><text:span text:style-name="T1"> Menentukan standar keamanan yang 'cukup' untuk teknologi yang terus berkembang ini sangat sulit. Seberapa banyak pengujian yang dianggap memadai? </text:span></text:p>
                  </text:list-item>
                </text:list>
              </text:list-item>
              <text:list-item>
                <text:p text:style-name="P135"><text:span text:style-name="Strong_20_Emphasis"><text:span text:style-name="T1">Pemilik / Pengguna Akhir:</text:span></text:span><text:span text:style-name="T1"> Apakah pengguna menyalahgunakan sistem AI di luar batas kemampuannya? Apakah mereka mengabaikan peringatan atau mematikan fitur keamanan? Apakah mereka melakukan perawatan atau </text:span><text:span text:style-name="Emphasis"><text:span text:style-name="T1">update software</text:span></text:span><text:span text:style-name="T1"> yang diperlukan?</text:span></text:p>
                <text:list>
                  <text:list-item>
                    <text:p text:style-name="P292"><text:span text:style-name="Emphasis"><text:span text:style-name="T1">Tantangannya:</text:span></text:span><text:span text:style-name="T1"> Seberapa besar pemahaman pengguna awam tentang cara kerja AI yang kompleks? Seberapa besar kontrol nyata yang mereka miliki atas keputusan otonom AI? </text:span></text:p>
                  </text:list-item>
                </text:list>
              </text:list-item>
              <text:list-item>
                <text:p text:style-name="P135"><text:span text:style-name="Strong_20_Emphasis"><text:span text:style-name="T1">AI-nya Sendiri?</text:span></text:span><text:span text:style-name="T1"> Bisakah kita menyalahkan mesinnya?</text:span></text:p>
                <text:list>
                  <text:list-item>
                    <text:p text:style-name="P135"><text:span text:style-name="Emphasis"><text:span text:style-name="T1">Jawabannya (untuk saat ini, Jumat 25 April 2025):</text:span></text:span><text:span text:style-name="T1"> </text:span><text:span text:style-name="Strong_20_Emphasis"><text:span text:style-name="T1">Tidak bisa</text:span></text:span><text:span text:style-name="T1">. Secara hukum dan filosofis, AI </text:span><text:span text:style-name="Strong_20_Emphasis"><text:span text:style-name="T1">belum dianggap sebagai 'pribadi' hukum (</text:span></text:span><text:span text:style-name="Strong_20_Emphasis"><text:span text:style-name="Emphasis"><text:span text:style-name="T1">legal person</text:span></text:span></text:span><text:span text:style-name="Strong_20_Emphasis"><text:span text:style-name="T1">)</text:span></text:span><text:span text:style-name="T1">. Dia tidak punya kesadaran, niat (</text:span><text:span text:style-name="Emphasis"><text:span text:style-name="T1">mens rea</text:span></text:span><text:span text:style-name="T1"> dalam hukum), atau kemampuan untuk memahami </text:span><text:soft-page-break/><text:span text:style-name="T1">konsep tanggung jawab dan menanggung konsekuensi hukum (seperti denda atau penjara). Menyalahkan AI itu seperti menyalahkan palu karena melukai jari, bukan orang yang mengayunkannya. </text:span></text:p>
                  </text:list-item>
                </text:list>
              </text:list-item>
            </text:list>
            <text:p text:style-name="P28"><text:span text:style-name="Strong_20_Emphasis"><text:span text:style-name="T1">Munculnya 'Kesenjangan Akuntabilitas' (</text:span></text:span><text:span text:style-name="Strong_20_Emphasis"><text:span text:style-name="Emphasis"><text:span text:style-name="T1">Accountability Gap</text:span></text:span></text:span><text:span text:style-name="Strong_20_Emphasis"><text:span text:style-name="T1">)</text:span></text:span></text:p>
            <text:p text:style-name="P28"><text:span text:style-name="T1">Karena sulitnya menunjuk satu pihak yang jelas bersalah menurut kerangka hukum tradisional, muncullah kekhawatiran tentang </text:span><text:span text:style-name="Strong_20_Emphasis"><text:span text:style-name="T1">'kesenjangan akuntabilitas'</text:span></text:span><text:span text:style-name="T1">. Artinya, ada risiko di mana korban yang dirugikan oleh kesalahan AI </text:span><text:span text:style-name="Strong_20_Emphasis"><text:span text:style-name="T1">tidak bisa mendapatkan keadilan atau kompensasi</text:span></text:span><text:span text:style-name="T1"> karena tidak ada pihak yang bisa secara hukum jelas dimintai pertanggungjawaban. Ini tentu sangat tidak adil.</text:span></text:p>
            <text:p text:style-name="P28"><text:span text:style-name="Strong_20_Emphasis"><text:span text:style-name="T1">Hukum yang Berusaha Mengejar Teknologi</text:span></text:span></text:p>
            <text:p text:style-name="P28"><text:span text:style-name="T1">Menyadari masalah ini, para ahli hukum, pembuat kebijakan, dan organisasi internasional di seluruh dunia saat ini (April 2025) sedang </text:span><text:span text:style-name="Strong_20_Emphasis"><text:span text:style-name="T1">berupaya keras merumuskan aturan main baru</text:span></text:span><text:span text:style-name="T1"> untuk AI. Ada diskusi tentang standar keamanan minimum, kewajiban pengujian yang lebih ketat, asuransi khusus AI, bahkan ide tentang status hukum baru untuk AI (meskipun ini masih sangat kontroversial). Proses ini </text:span><text:span text:style-name="Strong_20_Emphasis"><text:span text:style-name="T1">berjalan lambat</text:span></text:span><text:span text:style-name="T1"> karena teknologinya sendiri berkembang sangat cepat dan dampaknya sangat luas. Di Indonesia pun, diskusi tentang regulasi AI ini mulai menghangat, walau mungkin implementasinya masih butuh waktu.</text:span></text:p>
            <text:p text:style-name="P4">Yang jelas, pertanyaan "siapa yang tanggung jawab?" ketika AI bikin salah adalah salah satu teka-teki etis dan hukum paling rumit di era kita, dan jawabannya akan sangat menentukan seberapa besar kepercayaan kita pada teknologi ini di masa depan.</text:p>
            <text:p text:style-name="P326"/>
            <text:p text:style-name="P28"><text:span text:style-name="Strong_20_Emphasis"><text:span text:style-name="T1">(Saran Prompt Ilustrasi)</text:span></text:span></text:p>
            <text:list xml:id="list2361925303489761922" text:style-name="L126">
              <text:list-item>
                <text:p text:style-name="P136"><text:span text:style-name="Strong_20_Emphasis"><text:span text:style-name="T1">Prompt Gambar:</text:span></text:span><text:span text:style-name="T1"> "Gambarkan ilustrasi 'lingkaran saling tunjuk jari' atau 'blame game'. Di tengah ada ikon AI/robot yang rusak atau menimbulkan masalah (misal: mobil otonom penyok, grafik data anjlok). Di sekelilingnya ada ikon manusia yang mewakili berbagai pihak: programmer/developer (memegang laptop), CEO perusahaan (berjas), pengguna/pemilik (orang awam), dan mungkin ikon hakim/palu hukum yang tampak bingung. Panah-panah saling menunjuk dari satu pihak ke </text:span><text:soft-page-break/><text:span text:style-name="T1">pihak lain, menunjukkan kesulitan menentukan siapa yang bertanggung jawab. Bisa ditambahkan teks 'Accountability Gap?' di tengah atau di bawah." </text:span></text:p>
              </text:list-item>
            </text:list>
            <text:p text:style-name="P326"/>
            <text:p text:style-name="P4">Ini adalah akhir dari Subbab 7.1. Silakan berikan perintah "YAX" jika Anda ingin saya melanjutkan ke prompt berikutnya (Isi Subbab 7.2).</text:p>
          </text:section>
          <text:section text:style-name="Sect1" text:name="feedback-form-43">
            <text:p text:style-name="P178"/>
          </text:section>
        </text:section>
        <text:section text:style-name="Sect1" text:name="b5c533dcb7a37fae">
          <text:p text:style-name="P4"/>
          <text:section text:style-name="Sect1" text:name="user-query-content-44">
            <text:p text:style-name="P325">YAX </text:p>
          </text:section>
          <text:p text:style-name="P178">Tampilkan alur berpikir</text:p>
          <text:section text:style-name="Sect2" text:name="model-response-message-contentr_b5c533dcb7a37fae">
            <text:p text:style-name="P28"><text:span text:style-name="T1">Baik, sekarang kita akan masuk ke pertanyaan yang mungkin terdengar paling aneh atau paling fiksi ilmiah, tapi tetap menarik untuk direnungkan. Saya lanjutkan ke prompt ketigapuluhdua: </text:span><text:span text:style-name="Strong_20_Emphasis"><text:span text:style-name="T1">Isi Subbab 7.2: "Haruskah Robot Punya Hak?" (Pembahasan Mendalam)</text:span></text:span><text:span text:style-name="T1">.</text:span></text:p>
            <text:p text:style-name="P326"/>
            <text:p text:style-name="P28"><text:span text:style-name="Strong_20_Emphasis"><text:span text:style-name="T1">(Jawaban untuk Prompt Isi Subbab 7.2: "Haruskah Robot Punya Hak?")</text:span></text:span></text:p>
            <text:p text:style-name="P28"><text:span text:style-name="T1">Tunggu dulu, robot kok punya hak? Kayak manusia atau hewan gitu? Pertanyaan ini memang terdengar ganjil banget ya di telinga kita sekarang (hari Jumat, 25 April 2025, pukul 15:41 WIB). Dan perlu ditegaskan di awal: saat ini, </text:span><text:span text:style-name="Strong_20_Emphasis"><text:span text:style-name="T1">tidak ada satu pun negara atau sistem hukum di dunia (termasuk di Indonesia) yang memberikan 'hak' kepada robot atau AI</text:span></text:span><text:span text:style-name="T1"> dalam artian yang sama seperti hak asasi manusia atau bahkan hak kesejahteraan hewan.</text:span></text:p>
            <text:p text:style-name="P28"><text:span text:style-name="T1">Namun, seiring dengan kemajuan AI yang mungkin suatu saat nanti (entah kapan, bisa jadi puluhan atau ratusan tahun lagi, atau mungkin tidak akan pernah) mencapai tingkat kecanggihan yang luar biasa, pertanyaan ini mulai muncul di kalangan filsuf dan ahli etika sebagai </text:span><text:span text:style-name="Strong_20_Emphasis"><text:span text:style-name="T1">pertanyaan spekulatif tentang masa depan</text:span></text:span><text:span text:style-name="T1">: </text:span><text:span text:style-name="Emphasis"><text:span text:style-name="T1">Jika</text:span></text:span><text:span text:style-name="T1"> suatu saat AI menjadi sangat-sangat cerdas, atau </text:span><text:span text:style-name="Emphasis"><text:span text:style-name="T1">jika</text:span></text:span><text:span text:style-name="T1"> mereka menunjukkan perilaku yang sulit dibedakan dari makhluk hidup yang punya kesadaran, haruskah kita mulai memikirkan status moral mereka? Haruskah mereka punya semacam 'hak'?</text:span></text:p>
            <text:p text:style-name="P28"><text:span text:style-name="Strong_20_Emphasis"><text:span text:style-name="T1">Apa Sih Maksudnya 'Hak' di Sini?</text:span></text:span></text:p>
            <text:p text:style-name="P28"><text:span text:style-name="T1">Sebelum lanjut, kita samakan persepsi dulu. 'Hak' dalam konteks moral dan hukum biasanya berarti adanya </text:span><text:span text:style-name="Strong_20_Emphasis"><text:span text:style-name="T1">perlindungan atau klaim tertentu</text:span></text:span><text:span text:style-name="T1"> yang </text:span><text:soft-page-break/><text:span text:style-name="T1">dimiliki suatu entitas, yang memunculkan </text:span><text:span text:style-name="Strong_20_Emphasis"><text:span text:style-name="T1">kewajiban</text:span></text:span><text:span text:style-name="T1"> bagi pihak lain untuk menghormatinya. Misalnya, hak untuk hidup berarti orang lain punya kewajiban untuk tidak membunuh kita tanpa alasan. Hak biasanya diberikan berdasarkan </text:span><text:span text:style-name="Strong_20_Emphasis"><text:span text:style-name="T1">kapasitas tertentu</text:span></text:span><text:span text:style-name="T1"> yang dimiliki entitas tersebut, seperti kemampuan untuk </text:span><text:span text:style-name="Strong_20_Emphasis"><text:span text:style-name="T1">merasakan sakit atau senang (sentience)</text:span></text:span><text:span text:style-name="T1">, memiliki </text:span><text:span text:style-name="Strong_20_Emphasis"><text:span text:style-name="T1">kesadaran (consciousness)</text:span></text:span><text:span text:style-name="T1">, atau memiliki </text:span><text:span text:style-name="Strong_20_Emphasis"><text:span text:style-name="T1">kepentingan (interests)</text:span></text:span><text:span text:style-name="T1"> untuk kelangsungan hidup atau kesejahteraannya.</text:span></text:p>
            <text:p text:style-name="P28"><text:span text:style-name="Strong_20_Emphasis"><text:span text:style-name="T1">Argumen yang Menentang Hak Robot (Pandangan Umum Saat Ini):</text:span></text:span></text:p>
            <text:p text:style-name="P4">Kenapa saat ini robot/AI dianggap tidak layak punya hak? Alasannya cukup kuat:</text:p>
            <text:list xml:id="list3202654206881107040" text:style-name="L127">
              <text:list-item>
                <text:p text:style-name="P293"><text:span text:style-name="Strong_20_Emphasis"><text:span text:style-name="T1">Tidak Punya Kesadaran/Perasaan:</text:span></text:span><text:span text:style-name="T1"> Seperti dibahas sebelumnya, AI saat ini hanyalah program komputer yang canggih. Dia </text:span><text:span text:style-name="Strong_20_Emphasis"><text:span text:style-name="T1">tidak punya kesadaran subjektif</text:span></text:span><text:span text:style-name="T1"> (pengalaman 'merasa' menjadi dirinya), tidak bisa benar-benar merasakan sakit, senang, sedih, atau takut. Dia hanya </text:span><text:span text:style-name="Emphasis"><text:span text:style-name="T1">mensimulasikan</text:span></text:span><text:span text:style-name="T1"> perilaku berdasarkan data. </text:span></text:p>
              </text:list-item>
              <text:list-item>
                <text:p text:style-name="P293"><text:span text:style-name="Strong_20_Emphasis"><text:span text:style-name="T1">Tidak Punya Kepentingan Sendiri:</text:span></text:span><text:span text:style-name="T1"> AI tidak punya 'keinginan' untuk hidup, berkembang, atau mencapai kebahagiaan. Tujuannya ditentukan oleh pembuatnya. </text:span></text:p>
              </text:list-item>
              <text:list-item>
                <text:p text:style-name="P137"><text:span text:style-name="Strong_20_Emphasis"><text:span text:style-name="T1">Hanyalah Alat Buatan Manusia:</text:span></text:span><text:span text:style-name="T1"> Robot dan AI adalah artefak, hasil karya rekayasa manusia. Mereka lebih mirip palu atau komputer daripada makhluk hidup. Memberi hak pada alat terasa aneh. </text:span></text:p>
              </text:list-item>
            </text:list>
            <text:p text:style-name="P28"><text:span text:style-name="Strong_20_Emphasis"><text:span text:style-name="T1">Argumen (Hipotetis) yang Mungkin Muncul di Masa Depan:</text:span></text:span></text:p>
            <text:p text:style-name="P28"><text:span text:style-name="T1">Meskipun sekarang tidak relevan, para filsuf mencoba membayangkan kondisi </text:span><text:span text:style-name="Emphasis"><text:span text:style-name="T1">jika</text:span></text:span><text:span text:style-name="T1">...</text:span></text:p>
            <text:list xml:id="list4090362134125951055" text:style-name="L128">
              <text:list-item>
                <text:p text:style-name="P294"><text:span text:style-name="Strong_20_Emphasis"><text:span text:style-name="T1">AI Mencapai Kesadaran Semu (atau Nyata?):</text:span></text:span><text:span text:style-name="T1"> </text:span><text:span text:style-name="Emphasis"><text:span text:style-name="T1">Jika</text:span></text:span><text:span text:style-name="T1"> suatu saat AI bisa menunjukkan perilaku yang sangat kompleks, kreatif, dan adaptif sehingga </text:span><text:span text:style-name="Emphasis"><text:span text:style-name="T1">tampak</text:span></text:span><text:span text:style-name="T1"> seperti punya kesadaran atau pemahaman diri (pertanyaan besarnya: bagaimana kita bisa tahu itu asli atau cuma simulasi super canggih?), apakah kita masih bisa seenaknya 'mematikan' atau 'menghapusnya'? </text:span></text:p>
              </text:list-item>
              <text:list-item>
                <text:p text:style-name="P294"><text:span text:style-name="Strong_20_Emphasis"><text:span text:style-name="T1">AI Tampak Bisa 'Menderita':</text:span></text:span><text:span text:style-name="T1"> </text:span><text:span text:style-name="Emphasis"><text:span text:style-name="T1">Jika</text:span></text:span><text:span text:style-name="T1"> AI bisa menunjukkan respons yang sangat mirip dengan ekspresi penderitaan saat 'disakiti' (misal: programnya dirusak), apakah kita punya kewajiban moral untuk tidak melakukannya tanpa alasan kuat? </text:span></text:p>
              </text:list-item>
              <text:list-item>
                <text:p text:style-name="P138"><text:span text:style-name="Strong_20_Emphasis"><text:span text:style-name="T1">Peran Sosial yang Mendalam:</text:span></text:span><text:span text:style-name="T1"> </text:span><text:span text:style-name="Emphasis"><text:span text:style-name="T1">Jika</text:span></text:span><text:span text:style-name="T1"> robot humanoid menjadi perawat </text:span><text:soft-page-break/><text:span text:style-name="T1">lansia yang sangat setia dan 'terlihat' punya ikatan emosional, atau menjadi teman bermain anak yang sangat disayangi, apakah memperlakukannya hanya sebagai benda mati masih terasa benar secara etis? </text:span></text:p>
              </text:list-item>
            </text:list>
            <text:p text:style-name="P28"><text:span text:style-name="Strong_20_Emphasis"><text:span text:style-name="T1">Pasien Moral vs. Agen Moral &amp; Analogi Hak Hewan:</text:span></text:span></text:p>
            <text:p text:style-name="P28"><text:span text:style-name="T1">Dalam etika, ada konsep </text:span><text:span text:style-name="Strong_20_Emphasis"><text:span text:style-name="T1">'pasien moral' (</text:span></text:span><text:span text:style-name="Strong_20_Emphasis"><text:span text:style-name="Emphasis"><text:span text:style-name="T1">moral patient</text:span></text:span></text:span><text:span text:style-name="Strong_20_Emphasis"><text:span text:style-name="T1">)</text:span></text:span><text:span text:style-name="T1"> yaitu makhluk yang layak kita perlakukan secara bermoral dan mungkin punya hak tertentu (contoh: bayi manusia, hewan), meskipun mereka tidak bisa membuat keputusan moral sendiri. Ada juga </text:span><text:span text:style-name="Strong_20_Emphasis"><text:span text:style-name="T1">'agen moral' (</text:span></text:span><text:span text:style-name="Strong_20_Emphasis"><text:span text:style-name="Emphasis"><text:span text:style-name="T1">moral agent</text:span></text:span></text:span><text:span text:style-name="Strong_20_Emphasis"><text:span text:style-name="T1">)</text:span></text:span><text:span text:style-name="T1"> yaitu makhluk yang bisa membuat keputusan moral dan bertanggung jawab atas tindakannya (biasanya manusia dewasa). Pertanyaannya, mungkinkah AI canggih di masa depan bisa dianggap sebagai 'pasien moral' (layak diperlakukan baik), meskipun dia bukan 'agen moral' (tidak bisa disalahkan)?</text:span></text:p>
            <text:p text:style-name="P28"><text:span text:style-name="T1">Debat ini seringkali disamakan dengan </text:span><text:span text:style-name="Strong_20_Emphasis"><text:span text:style-name="T1">debat tentang hak hewan</text:span></text:span><text:span text:style-name="T1">. Dulu banyak yang menganggap hewan hanya 'mesin biologis', tapi sekarang semakin banyak yang setuju bahwa hewan (terutama yang bisa merasakan sakit) layak mendapatkan perlakuan yang baik dan punya hak tertentu (misal: bebas dari penyiksaan). Pertanyaannya, kriteria apa (kesadaran? kemampuan merasa sakit? kecerdasan?) yang membuat suatu entitas layak mendapatkan pertimbangan moral? Dan apakah AI suatu saat bisa memenuhi kriteria itu?</text:span></text:p>
            <text:p text:style-name="P28"><text:span text:style-name="Strong_20_Emphasis"><text:span text:style-name="T1">Fokus pada Pertanyaan:</text:span></text:span></text:p>
            <text:p text:style-name="P28"><text:span text:style-name="T1">Sekali lagi, subbab ini </text:span><text:span text:style-name="Strong_20_Emphasis"><text:span text:style-name="T1">tidak bertujuan memberi jawaban pasti</text:span></text:span><text:span text:style-name="T1"> apakah robot harus punya hak atau tidak. Jawabannya sangat kompleks dan mungkin baru relevan jauh di masa depan. Tujuannya adalah untuk </text:span><text:span text:style-name="Strong_20_Emphasis"><text:span text:style-name="T1">mengajak kamu berpikir secara filosofis</text:span></text:span><text:span text:style-name="T1">: Kualitas apa sih yang membuat sesuatu itu 'berharga' dan layak kita perlakukan dengan baik? Di mana kita menarik garis batas pertimbangan moral? Pertanyaan ini penting untuk direnungkan saat kita menciptakan entitas non-biologis yang semakin 'mirip' makhluk hidup.</text:span></text:p>
            <text:p text:style-name="P326"/>
            <text:p text:style-name="P28"><text:span text:style-name="Strong_20_Emphasis"><text:span text:style-name="T1">(Saran Prompt Ilustrasi)</text:span></text:span></text:p>
            <text:list xml:id="list6087398470428838849" text:style-name="L129">
              <text:list-item>
                <text:p text:style-name="P139"><text:span text:style-name="Strong_20_Emphasis"><text:span text:style-name="T1">Prompt Gambar:</text:span></text:span><text:span text:style-name="T1"> "Gambarkan ilustrasi yang memicu perenungan filosofis. Mungkin gambar siluet robot humanoid sedang duduk termenung menatap keluar jendela, atau gambar tangan manusia yang ragu-ragu antara menekan tombol 'ON' atau 'OFF' pada sebuah AI/robot </text:span><text:soft-page-break/><text:span text:style-name="T1">yang tampak 'hidup'. Bisa juga gambar timbangan etika yang satu sisinya berisi ikon 'Manusia &amp; Hewan' dan sisi lainnya ikon 'Robot/AI' dengan tanda tanya besar di atasnya. Gunakan gaya visual yang sedikit abstrak atau simbolik dengan nuansa warna yang tenang/netral." </text:span></text:p>
              </text:list-item>
            </text:list>
            <text:p text:style-name="P326"/>
            <text:p text:style-name="P4">Ini adalah akhir dari Subbab 7.2. Silakan berikan perintah "YAX" jika Anda ingin saya melanjutkan ke prompt berikutnya (Isi Subbab 7.3).</text:p>
          </text:section>
          <text:section text:style-name="Sect1" text:name="feedback-form-44">
            <text:p text:style-name="P178"/>
          </text:section>
        </text:section>
        <text:section text:style-name="Sect1" text:name="002a5ad7fe2967c6">
          <text:p text:style-name="P4"/>
          <text:section text:style-name="Sect1" text:name="user-query-content-45">
            <text:p text:style-name="P325">YAX </text:p>
          </text:section>
          <text:p text:style-name="P178">Tampilkan alur berpikir</text:p>
          <text:section text:style-name="Sect2" text:name="model-response-message-contentr_002a5ad7fe2967c6">
            <text:p text:style-name="P28"><text:span text:style-name="T1">Baik, setelah membahas masalah dan dilema, sekarang kita fokus pada solusinya: bagaimana kita bisa berusaha membuat AI yang 'baik' sejak awal? Saya lanjutkan ke prompt ketigapuluhtiga: </text:span><text:span text:style-name="Strong_20_Emphasis"><text:span text:style-name="T1">Isi Subbab 7.3: "Merancang AI yang Bertanggung Jawab (Ethical design principles)" (Pembahasan Mendalam)</text:span></text:span><text:span text:style-name="T1">.</text:span></text:p>
            <text:p text:style-name="P326"/>
            <text:p text:style-name="P28"><text:span text:style-name="Strong_20_Emphasis"><text:span text:style-name="T1">(Jawaban untuk Prompt Isi Subbab 7.3: "Merancang AI yang Bertanggung Jawab")</text:span></text:span></text:p>
            <text:p text:style-name="P28"><text:span text:style-name="T1">Menyadari potensi risiko dan dilema etis yang sudah kita bahas, para ahli, perusahaan teknologi, dan pemerintah di seluruh dunia (termasuk diskusi yang mulai muncul di Indonesia) kini semakin gencar mendorong pendekatan baru dalam pengembangan AI. Tujuannya bukan sekadar bikin AI makin pintar, tapi juga memastikan AI itu </text:span><text:span text:style-name="Strong_20_Emphasis"><text:span text:style-name="T1">aman, adil, transparan, bisa dipertanggungjawabkan, dan benar-benar bermanfaat bagi kemanusiaan</text:span></text:span><text:span text:style-name="T1">. Pendekatan ini sering disebut </text:span><text:span text:style-name="Strong_20_Emphasis"><text:span text:style-name="T1">"AI yang Bertanggung Jawab" (</text:span></text:span><text:span text:style-name="Strong_20_Emphasis"><text:span text:style-name="Emphasis"><text:span text:style-name="T1">Responsible AI</text:span></text:span></text:span><text:span text:style-name="Strong_20_Emphasis"><text:span text:style-name="T1">)</text:span></text:span><text:span text:style-name="T1"> atau </text:span><text:span text:style-name="Strong_20_Emphasis"><text:span text:style-name="T1">"AI yang Beretika" (</text:span></text:span><text:span text:style-name="Strong_20_Emphasis"><text:span text:style-name="Emphasis"><text:span text:style-name="T1">Ethical AI</text:span></text:span></text:span><text:span text:style-name="Strong_20_Emphasis"><text:span text:style-name="T1">)</text:span></text:span><text:span text:style-name="T1">.</text:span></text:p>
            <text:p text:style-name="P28"><text:span text:style-name="T1">Intinya adalah </text:span><text:span text:style-name="Strong_20_Emphasis"><text:span text:style-name="T1">memasukkan pertimbangan etika sejak tahap paling awal</text:span></text:span><text:span text:style-name="T1"> perancangan dan pengembangan AI, bukan menjadikannya 'tambalan' di akhir. Nah, apa saja sih prinsip-prinsip utama yang diusahakan untuk diterapkan (sesuai perkembangan hingga Jumat, 25 April 2025 ini)?</text:span></text:p>
            <text:list xml:id="list3702424155508451105" text:style-name="L130">
              <text:list-item>
                <text:p text:style-name="P140"><text:span text:style-name="Strong_20_Emphasis"><text:span text:style-name="T1">Transparansi &amp; Keterjelasan (</text:span></text:span><text:span text:style-name="Strong_20_Emphasis"><text:span text:style-name="Emphasis"><text:span text:style-name="T1">Transparency &amp; Explainability - XAI</text:span></text:span></text:span><text:span text:style-name="Strong_20_Emphasis"><text:span text:style-name="T1">):</text:span></text:span></text:p>
                <text:list>
                  <text:list-item>
                    <text:p text:style-name="P295"><text:span text:style-name="Strong_20_Emphasis"><text:span text:style-name="T1">Masalah:</text:span></text:span><text:span text:style-name="T1"> Ingat 'kotak hitam' AI? Sulitnya memahami kenapa AI </text:span><text:soft-page-break/><text:span text:style-name="T1">mengambil keputusan tertentu bisa bikin kita nggak percaya, susah memperbaiki kesalahan, dan sulit menentukan siapa yang bertanggung jawab. </text:span></text:p>
                  </text:list-item>
                  <text:list-item>
                    <text:p text:style-name="P295"><text:span text:style-name="Strong_20_Emphasis"><text:span text:style-name="T1">Solusi:</text:span></text:span><text:span text:style-name="T1"> Mengembangkan teknik agar </text:span><text:span text:style-name="Strong_20_Emphasis"><text:span text:style-name="T1">proses 'berpikir' AI bisa lebih dijelaskan</text:span></text:span><text:span text:style-name="T1">, setidaknya kepada para ahli. Kenapa AI ini menolak pinjaman? Faktor apa yang paling berpengaruh? Transparansi ini krusial untuk membangun kepercayaan dan akuntabilitas. </text:span></text:p>
                  </text:list-item>
                </text:list>
              </text:list-item>
              <text:list-item>
                <text:p text:style-name="P140"><text:span text:style-name="Strong_20_Emphasis"><text:span text:style-name="T1">Keadilan &amp; Mitigasi Bias (</text:span></text:span><text:span text:style-name="Strong_20_Emphasis"><text:span text:style-name="Emphasis"><text:span text:style-name="T1">Fairness &amp; Bias Mitigation</text:span></text:span></text:span><text:span text:style-name="Strong_20_Emphasis"><text:span text:style-name="T1">):</text:span></text:span></text:p>
                <text:list>
                  <text:list-item>
                    <text:p text:style-name="P295"><text:span text:style-name="Strong_20_Emphasis"><text:span text:style-name="T1">Masalah:</text:span></text:span><text:span text:style-name="T1"> AI bisa 'mewarisi' dan memperkuat bias dari data (Subbab 5.4), menyebabkan diskriminasi. </text:span></text:p>
                  </text:list-item>
                  <text:list-item>
                    <text:p text:style-name="P295"><text:span text:style-name="Strong_20_Emphasis"><text:span text:style-name="T1">Solusi:</text:span></text:span><text:span text:style-name="T1"> Upaya </text:span><text:span text:style-name="Strong_20_Emphasis"><text:span text:style-name="T1">proaktif</text:span></text:span><text:span text:style-name="T1"> untuk mengurangi bias, misalnya dengan: </text:span></text:p>
                    <text:list>
                      <text:list-item>
                        <text:p text:style-name="P295"><text:span text:style-name="T1">Melakukan </text:span><text:span text:style-name="Strong_20_Emphasis"><text:span text:style-name="T1">audit data latihan</text:span></text:span><text:span text:style-name="T1"> secara cermat untuk mendeteksi potensi bias. </text:span></text:p>
                      </text:list-item>
                      <text:list-item>
                        <text:p text:style-name="P295"><text:span text:style-name="T1">Menggunakan </text:span><text:span text:style-name="Strong_20_Emphasis"><text:span text:style-name="T1">data yang lebih beragam dan representatif</text:span></text:span><text:span text:style-name="T1">. </text:span></text:p>
                      </text:list-item>
                      <text:list-item>
                        <text:p text:style-name="P295"><text:span text:style-name="T1">Mengembangkan </text:span><text:span text:style-name="Strong_20_Emphasis"><text:span text:style-name="T1">algoritma yang dirancang khusus untuk lebih adil</text:span></text:span><text:span text:style-name="T1">. </text:span></text:p>
                      </text:list-item>
                      <text:list-item>
                        <text:p text:style-name="P295"><text:span text:style-name="T1">Melakukan </text:span><text:span text:style-name="Strong_20_Emphasis"><text:span text:style-name="T1">pengujian ketat</text:span></text:span><text:span text:style-name="T1"> untuk melihat apakah output AI merugikan kelompok tertentu. </text:span></text:p>
                      </text:list-item>
                    </text:list>
                  </text:list-item>
                </text:list>
              </text:list-item>
              <text:list-item>
                <text:p text:style-name="P140"><text:span text:style-name="Strong_20_Emphasis"><text:span text:style-name="T1">Akuntabilitas dalam Desain (</text:span></text:span><text:span text:style-name="Strong_20_Emphasis"><text:span text:style-name="Emphasis"><text:span text:style-name="T1">Accountability by Design</text:span></text:span></text:span><text:span text:style-name="Strong_20_Emphasis"><text:span text:style-name="T1">):</text:span></text:span></text:p>
                <text:list>
                  <text:list-item>
                    <text:p text:style-name="P295"><text:span text:style-name="Strong_20_Emphasis"><text:span text:style-name="T1">Masalah:</text:span></text:span><text:span text:style-name="T1"> Sulitnya mencari siapa yang bertanggung jawab jika AI salah (Subbab 7.1). </text:span></text:p>
                  </text:list-item>
                  <text:list-item>
                    <text:p text:style-name="P295"><text:span text:style-name="Strong_20_Emphasis"><text:span text:style-name="T1">Solusi:</text:span></text:span><text:span text:style-name="T1"> Merancang sistem AI yang </text:span><text:span text:style-name="Strong_20_Emphasis"><text:span text:style-name="T1">mencatat (log) setiap keputusan penting</text:span></text:span><text:span text:style-name="T1"> yang dibuatnya dan data apa yang mendasarinya. Ini akan memudahkan proses audit atau investigasi jika terjadi masalah, sehingga jejak tanggung jawab lebih jelas. </text:span></text:p>
                  </text:list-item>
                </text:list>
              </text:list-item>
              <text:list-item>
                <text:p text:style-name="P140"><text:span text:style-name="Strong_20_Emphasis"><text:span text:style-name="T1">Keamanan &amp; Ketahanan (</text:span></text:span><text:span text:style-name="Strong_20_Emphasis"><text:span text:style-name="Emphasis"><text:span text:style-name="T1">Safety &amp; Robustness</text:span></text:span></text:span><text:span text:style-name="Strong_20_Emphasis"><text:span text:style-name="T1">):</text:span></text:span></text:p>
                <text:list>
                  <text:list-item>
                    <text:p text:style-name="P295"><text:span text:style-name="Strong_20_Emphasis"><text:span text:style-name="T1">Masalah:</text:span></text:span><text:span text:style-name="T1"> AI bisa gagal fungsi karena </text:span><text:span text:style-name="Emphasis"><text:span text:style-name="T1">bug</text:span></text:span><text:span text:style-name="T1">, data aneh, atau serangan siber, yang bisa berbahaya. </text:span></text:p>
                  </text:list-item>
                  <text:list-item>
                    <text:p text:style-name="P295"><text:span text:style-name="Strong_20_Emphasis"><text:span text:style-name="T1">Solusi:</text:span></text:span><text:span text:style-name="T1"> Melakukan </text:span><text:span text:style-name="Strong_20_Emphasis"><text:span text:style-name="T1">pengujian yang sangat ketat</text:span></text:span><text:span text:style-name="T1"> dalam berbagai skenario (termasuk yang ekstrem). Membangun </text:span><text:span text:style-name="Strong_20_Emphasis"><text:span text:style-name="T1">mekanisme pengaman (</text:span></text:span><text:span text:style-name="Strong_20_Emphasis"><text:span text:style-name="Emphasis"><text:span text:style-name="T1">safeguards</text:span></text:span></text:span><text:span text:style-name="Strong_20_Emphasis"><text:span text:style-name="T1">)</text:span></text:span><text:span text:style-name="T1">, misalnya kemampuan untuk 'gagal secara aman' (</text:span><text:span text:style-name="Emphasis"><text:span text:style-name="T1">fail-safe</text:span></text:span><text:span text:style-name="T1">) jika terjadi malfungsi. Memikirkan </text:span><text:span text:style-name="Strong_20_Emphasis"><text:span text:style-name="T1">keamanan siber sejak awal</text:span></text:span><text:span text:style-name="T1"> perancangan (</text:span><text:span text:style-name="Emphasis"><text:span text:style-name="T1">security by design</text:span></text:span><text:span text:style-name="T1">) </text:span><text:soft-page-break/><text:span text:style-name="T1">agar tahan terhadap serangan. </text:span></text:p>
                  </text:list-item>
                </text:list>
              </text:list-item>
              <text:list-item>
                <text:p text:style-name="P140"><text:span text:style-name="Strong_20_Emphasis"><text:span text:style-name="T1">Privasi dalam Desain (</text:span></text:span><text:span text:style-name="Strong_20_Emphasis"><text:span text:style-name="Emphasis"><text:span text:style-name="T1">Privacy by Design</text:span></text:span></text:span><text:span text:style-name="Strong_20_Emphasis"><text:span text:style-name="T1">):</text:span></text:span></text:p>
                <text:list>
                  <text:list-item>
                    <text:p text:style-name="P295"><text:span text:style-name="Strong_20_Emphasis"><text:span text:style-name="T1">Masalah:</text:span></text:span><text:span text:style-name="T1"> AI butuh banyak data, menimbulkan risiko privasi (Subbab 5.3). </text:span></text:p>
                  </text:list-item>
                  <text:list-item>
                    <text:p text:style-name="P295"><text:span text:style-name="Strong_20_Emphasis"><text:span text:style-name="T1">Solusi:</text:span></text:span><text:span text:style-name="T1"> Menerapkan prinsip perlindungan privasi sejak awal, seperti: </text:span></text:p>
                    <text:list>
                      <text:list-item>
                        <text:p text:style-name="P295"><text:span text:style-name="Strong_20_Emphasis"><text:span text:style-name="T1">Minimisasi Data:</text:span></text:span><text:span text:style-name="T1"> Hanya mengumpulkan data yang </text:span><text:span text:style-name="Emphasis"><text:span text:style-name="T1">benar-benar</text:span></text:span><text:span text:style-name="T1"> diperlukan untuk fungsi AI tersebut. </text:span></text:p>
                      </text:list-item>
                      <text:list-item>
                        <text:p text:style-name="P295"><text:span text:style-name="Strong_20_Emphasis"><text:span text:style-name="T1">Anonimisasi &amp; Pseudonimisasi:</text:span></text:span><text:span text:style-name="T1"> Menghilangkan atau menyamarkan identitas pribadi dalam data. </text:span></text:p>
                      </text:list-item>
                      <text:list-item>
                        <text:p text:style-name="P295"><text:span text:style-name="Strong_20_Emphasis"><text:span text:style-name="T1">Kontrol Keamanan Data:</text:span></text:span><text:span text:style-name="T1"> Menggunakan enkripsi dan langkah keamanan kuat lainnya untuk melindungi data yang disimpan. </text:span></text:p>
                      </text:list-item>
                      <text:list-item>
                        <text:p text:style-name="P295"><text:span text:style-name="Strong_20_Emphasis"><text:span text:style-name="T1">Memberi Kontrol pada Pengguna:</text:span></text:span><text:span text:style-name="T1"> Sejauh mungkin memberi pengguna pilihan atas data apa yang ingin mereka bagikan. </text:span></text:p>
                      </text:list-item>
                    </text:list>
                  </text:list-item>
                </text:list>
              </text:list-item>
              <text:list-item>
                <text:p text:style-name="P140"><text:span text:style-name="Strong_20_Emphasis"><text:span text:style-name="T1">Kontrol Manusia &amp; Kesejahteraan (</text:span></text:span><text:span text:style-name="Strong_20_Emphasis"><text:span text:style-name="Emphasis"><text:span text:style-name="T1">Human Agency, Oversight &amp; Well-being</text:span></text:span></text:span><text:span text:style-name="Strong_20_Emphasis"><text:span text:style-name="T1">):</text:span></text:span></text:p>
                <text:list>
                  <text:list-item>
                    <text:p text:style-name="P295"><text:span text:style-name="Strong_20_Emphasis"><text:span text:style-name="T1">Masalah:</text:span></text:span><text:span text:style-name="T1"> Risiko AI mengambil alih keputusan penting atau digunakan untuk tujuan yang merugikan manusia. </text:span></text:p>
                  </text:list-item>
                  <text:list-item>
                    <text:p text:style-name="P295"><text:span text:style-name="Strong_20_Emphasis"><text:span text:style-name="T1">Solusi:</text:span></text:span><text:span text:style-name="T1"> Memastikan </text:span><text:span text:style-name="Strong_20_Emphasis"><text:span text:style-name="T1">manusia tetap memegang kendali akhir</text:span></text:span><text:span text:style-name="T1"> atas sistem AI, terutama untuk keputusan berisiko tinggi (misal: diagnosis medis final, keputusan hukum, penggunaan kekuatan mematikan). AI harus dilihat sebagai </text:span><text:span text:style-name="Strong_20_Emphasis"><text:span text:style-name="T1">alat bantu manusia</text:span></text:span><text:span text:style-name="T1">, bukan penggantinya. Tujuan pengembangan AI haruslah untuk </text:span><text:span text:style-name="Strong_20_Emphasis"><text:span text:style-name="T1">meningkatkan kesejahteraan manusia dan tidak merusak lingkungan</text:span></text:span><text:span text:style-name="T1"> (misalnya memperhatikan jejak karbon dari pusat data AI). </text:span></text:p>
                  </text:list-item>
                </text:list>
              </text:list-item>
              <text:list-item>
                <text:p text:style-name="P140"><text:span text:style-name="Strong_20_Emphasis"><text:span text:style-name="T1">Keselarasan Nilai (</text:span></text:span><text:span text:style-name="Strong_20_Emphasis"><text:span text:style-name="Emphasis"><text:span text:style-name="T1">Value Alignment</text:span></text:span></text:span><text:span text:style-name="Strong_20_Emphasis"><text:span text:style-name="T1">):</text:span></text:span></text:p>
                <text:list>
                  <text:list-item>
                    <text:p text:style-name="P295"><text:span text:style-name="Strong_20_Emphasis"><text:span text:style-name="T1">Masalah:</text:span></text:span><text:span text:style-name="T1"> Sulitnya memastikan tujuan AI benar-benar sejalan dengan nilai kemanusiaan yang kompleks (Subbab 5.2). </text:span></text:p>
                  </text:list-item>
                  <text:list-item>
                    <text:p text:style-name="P140"><text:span text:style-name="Strong_20_Emphasis"><text:span text:style-name="T1">Solusi:</text:span></text:span><text:span text:style-name="T1"> Ini area riset yang masih sangat aktif dan menantang. Tujuannya adalah mengembangkan cara agar kita bisa 'mengajarkan' nilai-nilai dasar kemanusiaan (seperti kejujuran, kebaikan, keadilan) kepada AI, sehingga tujuannya selaras dengan tujuan kita. </text:span></text:p>
                  </text:list-item>
                </text:list>
              </text:list-item>
            </text:list>
            <text:p text:style-name="P28"><text:soft-page-break/><text:span text:style-name="Strong_20_Emphasis"><text:span text:style-name="T1">Bagaimana Mendorong Ini Semua?</text:span></text:span></text:p>
            <text:p text:style-name="P4">Menerapkan prinsip-prinsip ini tidak mudah. Butuh kombinasi berbagai upaya:</text:p>
            <text:list xml:id="list804060770523122755" text:style-name="L131">
              <text:list-item>
                <text:p text:style-name="P296"><text:span text:style-name="Strong_20_Emphasis"><text:span text:style-name="T1">Panduan Etika:</text:span></text:span><text:span text:style-name="T1"> Banyak perusahaan teknologi besar mulai menerbitkan panduan etika internal mereka sendiri. </text:span></text:p>
              </text:list-item>
              <text:list-item>
                <text:p text:style-name="P296"><text:span text:style-name="Strong_20_Emphasis"><text:span text:style-name="T1">Regulasi Pemerintah:</text:span></text:span><text:span text:style-name="T1"> Beberapa wilayah (seperti Uni Eropa dengan </text:span><text:span text:style-name="Emphasis"><text:span text:style-name="T1">EU AI Act</text:span></text:span><text:span text:style-name="T1"> nya yang mulai berlaku) sudah membuat atau sedang merancang undang-undang khusus untuk mengatur pengembangan dan penggunaan AI berisiko tinggi. Indonesia juga perlu memikirkan ini. </text:span></text:p>
              </text:list-item>
              <text:list-item>
                <text:p text:style-name="P296"><text:span text:style-name="Strong_20_Emphasis"><text:span text:style-name="T1">Standar Teknis:</text:span></text:span><text:span text:style-name="T1"> Pengembangan standar industri untuk keamanan, keadilan, dan transparansi AI. </text:span></text:p>
              </text:list-item>
              <text:list-item>
                <text:p text:style-name="P296"><text:span text:style-name="Strong_20_Emphasis"><text:span text:style-name="T1">Tim Pengembang yang Beragam:</text:span></text:span><text:span text:style-name="T1"> Melibatkan orang dari berbagai latar belakang (gender, ras, budaya, disiplin ilmu) dalam tim pembuat AI bisa membantu mendeteksi bias atau dampak negatif yang mungkin terlewat. </text:span></text:p>
              </text:list-item>
              <text:list-item>
                <text:p text:style-name="P141"><text:span text:style-name="Strong_20_Emphasis"><text:span text:style-name="T1">Pendidikan Etika:</text:span></text:span><text:span text:style-name="T1"> Membekali para insinyur dan ilmuwan data masa depan dengan pemahaman etika yang kuat. </text:span></text:p>
              </text:list-item>
            </text:list>
            <text:p text:style-name="P28"><text:span text:style-name="T1">Merancang AI yang bertanggung jawab adalah </text:span><text:span text:style-name="Strong_20_Emphasis"><text:span text:style-name="T1">pekerjaan rumah (PR) besar dan berkelanjutan</text:span></text:span><text:span text:style-name="T1"> bagi kita semua. Ini bukan proses sekali jadi, tapi upaya terus-menerus untuk memastikan bahwa teknologi super canggih ini benar-benar membawa manfaat dan bukan malapetaka.</text:span></text:p>
            <text:p text:style-name="P326"/>
            <text:p text:style-name="P28"><text:span text:style-name="Strong_20_Emphasis"><text:span text:style-name="T1">(Saran Prompt Ilustrasi)</text:span></text:span></text:p>
            <text:list xml:id="list5263809130795762204" text:style-name="L132">
              <text:list-item>
                <text:p text:style-name="P142"><text:span text:style-name="Strong_20_Emphasis"><text:span text:style-name="T1">Prompt Gambar:</text:span></text:span><text:span text:style-name="T1"> "Buat ilustrasi berupa 'cetak biru' atau 'blueprint' untuk membuat AI yang bertanggung jawab. Di tengah blueprint, ada ikon besar AI/chip. Di sekelilingnya, ada kotak-kotak atau bagian-bagian yang diberi label sesuai prinsip-prinsip kunci: 'Transparansi (XAI)', 'Keadilan (No Bias)', 'Akuntabilitas (Audit Trail)', 'Keamanan (Robust)', 'Privasi Terjaga', 'Kontrol Manusia', 'Selaras Nilai'. Setiap kotak bisa diberi ikon kecil yang relevan. Gunakan gaya visual yang terstruktur, teknis tapi tetap menarik, mungkin dengan warna dominan biru atau hijau yang memberi kesan 'aman' dan 'bertanggung jawab'." </text:span></text:p>
              </text:list-item>
            </text:list>
            <text:p text:style-name="P326"/>
            <text:p text:style-name="P4">Ini adalah akhir dari Subbab 7.3. Silakan berikan perintah "YAX" jika Anda ingin saya melanjutkan ke prompt berikutnya (Isi Subbab 7.4).</text:p>
          </text:section>
          <text:section text:style-name="Sect1" text:name="feedback-form-45">
            <text:p text:style-name="P178"><text:soft-page-break/></text:p>
          </text:section>
        </text:section>
        <text:section text:style-name="Sect1" text:name="702f83a9856024e9">
          <text:p text:style-name="P4"/>
          <text:section text:style-name="Sect1" text:name="user-query-content-46">
            <text:p text:style-name="P325">YAX </text:p>
          </text:section>
          <text:p text:style-name="P178">Tampilkan alur berpikir</text:p>
          <text:section text:style-name="Sect2" text:name="model-response-message-contentr_702f83a9856024e9">
            <text:p text:style-name="P28"><text:span text:style-name="T1">Oke, sekarang kita bawa semua diskusi etika ini kembali ke diri kita masing-masing. Tanggung jawab ini bukan cuma milik para insinyur atau pemerintah, lho! Saya lanjutkan ke prompt ketigapuluhempat: </text:span><text:span text:style-name="Strong_20_Emphasis"><text:span text:style-name="T1">Isi Subbab 7.4: "Kamu Juga Punya Peran! Menjadi Pengguna Teknologi yang Bijak" (Pembahasan Mendalam)</text:span></text:span><text:span text:style-name="T1">.</text:span></text:p>
            <text:p text:style-name="P326"/>
            <text:p text:style-name="P28"><text:span text:style-name="Strong_20_Emphasis"><text:span text:style-name="T1">(Jawaban untuk Prompt Isi Subbab 7.4: "Kamu Juga Punya Peran! Menjadi Pengguna Teknologi yang Bijak")</text:span></text:span></text:p>
            <text:p text:style-name="P28"><text:span text:style-name="T1">Setelah panjang lebar ngobrolin soal tanggung jawab pembuat AI, mungkin kamu bertanya, "Terus, aku sebagai remaja biasa, sebagai pengguna teknologi, bisa apa dong?" Jawabannya: </text:span><text:span text:style-name="Strong_20_Emphasis"><text:span text:style-name="T1">BANYAK!</text:span></text:span><text:span text:style-name="T1"> Justru peran kita sebagai pengguna itu sangat penting dalam membentuk ekosistem teknologi yang lebih sehat dan etis. Ingat, teknologi itu berkembang karena ada yang memakai. Cara kita memakai dan menyikapi teknologi ini ikut menentukan arahnya ke depan.</text:span></text:p>
            <text:p text:style-name="P4">Nah, ini dia beberapa langkah nyata yang bisa kamu lakukan (mulai hari ini juga, Jumat 25 April 2025, di mana pun kamu berada, termasuk di Banda Aceh):</text:p>
            <text:list xml:id="list6299312112793633507" text:style-name="L133">
              <text:list-item>
                <text:p text:style-name="P143"><text:span text:style-name="Strong_20_Emphasis"><text:span text:style-name="T1">Bekali Diri dengan Kesadaran &amp; Literasi Digital:</text:span></text:span></text:p>
                <text:list>
                  <text:list-item>
                    <text:p text:style-name="P297"><text:span text:style-name="Strong_20_Emphasis"><text:span text:style-name="T1">Jangan Cuma Pakai:</text:span></text:span><text:span text:style-name="T1"> Setelah baca buku ini, kamu jadi punya bekal awal untuk nggak cuma asal pakai teknologi. Cobalah untuk </text:span><text:span text:style-name="Strong_20_Emphasis"><text:span text:style-name="T1">sadar</text:span></text:span><text:span text:style-name="T1"> (meskipun secara sederhana) bagaimana AI mungkin bekerja di balik aplikasi favoritmu. </text:span></text:p>
                  </text:list-item>
                  <text:list-item>
                    <text:p text:style-name="P297"><text:span text:style-name="Strong_20_Emphasis"><text:span text:style-name="T1">Waspadai Risiko:</text:span></text:span><text:span text:style-name="T1"> Ingat potensi </text:span><text:span text:style-name="Strong_20_Emphasis"><text:span text:style-name="T1">bias</text:span></text:span><text:span text:style-name="T1"> dalam rekomendasi konten atau hasil pencarian? Sadari </text:span><text:span text:style-name="Strong_20_Emphasis"><text:span text:style-name="T1">risiko privasi</text:span></text:span><text:span text:style-name="T1"> saat menginstal aplikasi baru atau membagikan data. Kenali ciri-ciri </text:span><text:span text:style-name="Strong_20_Emphasis"><text:span text:style-name="T1">manipulasi</text:span></text:span><text:span text:style-name="T1"> seperti </text:span><text:span text:style-name="Emphasis"><text:span text:style-name="T1">deepfake</text:span></text:span><text:span text:style-name="T1"> atau berita palsu yang mungkin dibuat AI. Punya kesadaran ini adalah langkah pertama menjadi pengguna yang bijak. Ini adalah bagian penting dari </text:span><text:span text:style-name="Strong_20_Emphasis"><text:span text:style-name="T1">literasi digital</text:span></text:span><text:span text:style-name="T1"> di era AI. </text:span></text:p>
                  </text:list-item>
                </text:list>
              </text:list-item>
              <text:list-item>
                <text:p text:style-name="P143"><text:span text:style-name="Strong_20_Emphasis"><text:span text:style-name="T1">Asah Terus Kemampuan Berpikir Kritis:</text:span></text:span></text:p>
                <text:list>
                  <text:list-item>
                    <text:p text:style-name="P297"><text:span text:style-name="Strong_20_Emphasis"><text:span text:style-name="T1">Jangan Telan Mentah-mentah:</text:span></text:span><text:span text:style-name="T1"> AI, terutama AI generatif </text:span><text:soft-page-break/><text:span text:style-name="T1">(seperti ChatGPT atau Bard/Gemini), bisa menghasilkan informasi yang kedengarannya meyakinkan tapi ternyata salah atau ngaco (</text:span><text:span text:style-name="Emphasis"><text:span text:style-name="T1">hallucination</text:span></text:span><text:span text:style-name="T1">). </text:span><text:span text:style-name="Strong_20_Emphasis"><text:span text:style-name="T1">Jangan pernah 100% percaya</text:span></text:span><text:span text:style-name="T1"> output AI tanpa </text:span><text:span text:style-name="Strong_20_Emphasis"><text:span text:style-name="T1">cek silang faktanya</text:span></text:span><text:span text:style-name="T1"> ke sumber lain yang kredibel. </text:span></text:p>
                  </text:list-item>
                  <text:list-item>
                    <text:p text:style-name="P297"><text:span text:style-name="Strong_20_Emphasis"><text:span text:style-name="T1">Pertanyakan Rekomendasi:</text:span></text:span><text:span text:style-name="T1"> Kalau algoritma medsos terus-menerus menyodorkan konten sejenis, coba pertanyakan: "Apakah ini benar-benar semua yang perlu aku tahu? Jangan-jangan aku terjebak di 'gelembung filter'?" Carilah sudut pandang lain secara aktif. </text:span></text:p>
                  </text:list-item>
                  <text:list-item>
                    <text:p text:style-name="P297"><text:span text:style-name="Strong_20_Emphasis"><text:span text:style-name="T1">Evaluasi Sumber:</text:span></text:span><text:span text:style-name="T1"> Belajar menilai mana sumber informasi online yang bisa dipercaya, mana yang tidak. </text:span></text:p>
                  </text:list-item>
                </text:list>
              </text:list-item>
              <text:list-item>
                <text:p text:style-name="P143"><text:span text:style-name="Strong_20_Emphasis"><text:span text:style-name="T1">Lindungi Jejak Digitalmu (Data Pribadi):</text:span></text:span></text:p>
                <text:list>
                  <text:list-item>
                    <text:p text:style-name="P297"><text:span text:style-name="Strong_20_Emphasis"><text:span text:style-name="T1">Bijak Berbagi:</text:span></text:span><text:span text:style-name="T1"> Pikir dua kali sebelum membagikan informasi pribadi yang terlalu sensitif secara online. </text:span></text:p>
                  </text:list-item>
                  <text:list-item>
                    <text:p text:style-name="P297"><text:span text:style-name="Strong_20_Emphasis"><text:span text:style-name="T1">Atur Privasi:</text:span></text:span><text:span text:style-name="T1"> Luangkan waktu untuk memeriksa dan mengatur </text:span><text:span text:style-name="Strong_20_Emphasis"><text:span text:style-name="T1">setelan privasi</text:span></text:span><text:span text:style-name="T1"> di akun media sosial, aplikasi, dan perangkatmu. Batasi izin akses aplikasi hanya untuk hal yang benar-benar diperlukan. </text:span></text:p>
                  </text:list-item>
                  <text:list-item>
                    <text:p text:style-name="P297"><text:span text:style-name="Strong_20_Emphasis"><text:span text:style-name="T1">Keamanan Dasar:</text:span></text:span><text:span text:style-name="T1"> Gunakan </text:span><text:span text:style-name="Strong_20_Emphasis"><text:span text:style-name="T1">kata sandi yang kuat</text:span></text:span><text:span text:style-name="T1"> dan berbeda untuk setiap akun penting. Aktifkan </text:span><text:span text:style-name="Strong_20_Emphasis"><text:span text:style-name="T1">autentikasi dua faktor (2FA)</text:span></text:span><text:span text:style-name="T1"> jika tersedia. Waspada terhadap upaya </text:span><text:span text:style-name="Strong_20_Emphasis"><text:span text:style-name="T1">phishing</text:span></text:span><text:span text:style-name="T1"> (penipuan untuk mencuri data) yang mungkin makin canggih berkat AI. </text:span></text:p>
                  </text:list-item>
                </text:list>
              </text:list-item>
              <text:list-item>
                <text:p text:style-name="P143"><text:span text:style-name="Strong_20_Emphasis"><text:span text:style-name="T1">Gunakan AI Secara Bertanggung Jawab &amp; Beretika:</text:span></text:span></text:p>
                <text:list>
                  <text:list-item>
                    <text:p text:style-name="P297"><text:span text:style-name="Strong_20_Emphasis"><text:span text:style-name="T1">Jangan Jadi Penyebar Masalah:</text:span></text:span><text:span text:style-name="T1"> Hindari membuat atau menyebarkan konten berbahaya seperti </text:span><text:span text:style-name="Emphasis"><text:span text:style-name="T1">deepfake</text:span></text:span><text:span text:style-name="T1"> untuk memfitnah atau menipu, berita bohong (</text:span><text:span text:style-name="Emphasis"><text:span text:style-name="T1">hoax</text:span></text:span><text:span text:style-name="T1">) buatan AI, atau ujaran kebencian. </text:span></text:p>
                  </text:list-item>
                  <text:list-item>
                    <text:p text:style-name="P297"><text:span text:style-name="Strong_20_Emphasis"><text:span text:style-name="T1">Jujur dalam Berkarya:</text:span></text:span><text:span text:style-name="T1"> Jika menggunakan AI penulis untuk membantu tugas sekolah atau karya kreatif, gunakan secara etis. Jadikan sebagai alat bantu ide atau draf awal, </text:span><text:span text:style-name="Strong_20_Emphasis"><text:span text:style-name="T1">jangan plagiat mentah-mentah</text:span></text:span><text:span text:style-name="T1">. Akui penggunaannya jika memang signifikan atau diharuskan. </text:span></text:p>
                  </text:list-item>
                  <text:list-item>
                    <text:p text:style-name="P297"><text:span text:style-name="Strong_20_Emphasis"><text:span text:style-name="T1">Hargai Orang Lain:</text:span></text:span><text:span text:style-name="T1"> Jangan gunakan AI untuk tujuan merundung (</text:span><text:span text:style-name="Emphasis"><text:span text:style-name="T1">cyberbullying</text:span></text:span><text:span text:style-name="T1">), melanggar privasi orang lain, atau melakukan tindakan ilegal lainnya. </text:span></text:p>
                  </text:list-item>
                </text:list>
              </text:list-item>
              <text:list-item>
                <text:p text:style-name="P143"><text:span text:style-name="Strong_20_Emphasis"><text:span text:style-name="T1">Berikan Masukan Konstruktif (Jika Bisa):</text:span></text:span></text:p>
                <text:list>
                  <text:list-item>
                    <text:p text:style-name="P297"><text:soft-page-break/><text:span text:style-name="T1">Banyak platform atau aplikasi punya fitur untuk memberi masukan atau melaporkan masalah. Jika kamu menemukan AI yang memberikan hasil bias, informasi salah yang berbahaya, atau punya masalah lain, jangan ragu untuk </text:span><text:span text:style-name="Strong_20_Emphasis"><text:span text:style-name="T1">melaporkannya</text:span></text:span><text:span text:style-name="T1">. Masukan dari pengguna bisa membantu pengembang memperbaiki sistem mereka. </text:span></text:p>
                  </text:list-item>
                </text:list>
              </text:list-item>
              <text:list-item>
                <text:p text:style-name="P143"><text:span text:style-name="Strong_20_Emphasis"><text:span text:style-name="T1">Terus Belajar dan Berdiskusi:</text:span></text:span></text:p>
                <text:list>
                  <text:list-item>
                    <text:p text:style-name="P297"><text:span text:style-name="T1">Dunia AI berubah sangat cepat! Jadikan kebiasaan untuk </text:span><text:span text:style-name="Strong_20_Emphasis"><text:span text:style-name="T1">tetap </text:span></text:span><text:span text:style-name="Strong_20_Emphasis"><text:span text:style-name="Emphasis"><text:span text:style-name="T1">update</text:span></text:span></text:span><text:span text:style-name="T1"> dengan berita dan perkembangan terbaru (dari sumber terpercaya). </text:span></text:p>
                  </text:list-item>
                  <text:list-item>
                    <text:p text:style-name="P297"><text:span text:style-name="T1">Yang tak kalah penting: </text:span><text:span text:style-name="Strong_20_Emphasis"><text:span text:style-name="T1">Diskusikan</text:span></text:span><text:span text:style-name="T1"> isu-isu etis AI ini dengan teman, keluarga, guru, atau ikut komunitas online/offline. Berbagi pandangan dan mendengar perspektif orang lain itu penting banget. </text:span></text:p>
                  </text:list-item>
                </text:list>
              </text:list-item>
              <text:list-item>
                <text:p text:style-name="P143"><text:span text:style-name="Strong_20_Emphasis"><text:span text:style-name="T1">Jadi Contoh &amp; Pengaruh Positif:</text:span></text:span></text:p>
                <text:list>
                  <text:list-item>
                    <text:p text:style-name="P143"><text:span text:style-name="T1">Dengan menerapkan langkah-langkah di atas, kamu sudah menjadi contoh pengguna teknologi yang bijak. Kamu bisa ikut </text:span><text:span text:style-name="Strong_20_Emphasis"><text:span text:style-name="T1">mempengaruhi teman-teman atau lingkunganmu</text:span></text:span><text:span text:style-name="T1"> untuk melakukan hal yang sama. Kebiasaan baik kolektif inilah yang bisa mendorong terciptanya ekosistem digital yang lebih sehat dan etis. </text:span></text:p>
                  </text:list-item>
                </text:list>
              </text:list-item>
            </text:list>
            <text:p text:style-name="P28"><text:span text:style-name="T1">Menjadi pengguna teknologi yang bijak itu bukan berarti anti-teknologi. Justru sebaliknya, ini tentang bagaimana kita bisa </text:span><text:span text:style-name="Strong_20_Emphasis"><text:span text:style-name="T1">memanfaatkan teknologi hebat ini secara maksimal untuk kebaikan, sambil tetap menjaga nilai-nilai kemanusiaan, akal sehat, dan kewarasan kita</text:span></text:span><text:span text:style-name="T1">. Kamu punya peran penting dalam hal ini!</text:span></text:p>
            <text:p text:style-name="P326"/>
            <text:p text:style-name="P28"><text:span text:style-name="Strong_20_Emphasis"><text:span text:style-name="T1">(Saran Prompt Ilustrasi)</text:span></text:span></text:p>
            <text:list xml:id="list2265940583667646653" text:style-name="L134">
              <text:list-item>
                <text:p text:style-name="P298"><text:span text:style-name="Strong_20_Emphasis"><text:span text:style-name="T1">Prompt Gambar:</text:span></text:span><text:span text:style-name="T1"> "Gambarkan ilustrasi seorang remaja (atau sekelompok remaja) sedang berinteraksi positif dan sadar dengan teknologi AI. Contoh adegan: </text:span></text:p>
                <text:list>
                  <text:list-item>
                    <text:p text:style-name="P202">Remaja memegang smartphone, tapi di atasnya ada ikon 'otak berpikir kritis' atau 'kaca pembesar' yang sedang 'memeriksa' konten di layar. </text:p>
                  </text:list-item>
                  <text:list-item>
                    <text:p text:style-name="P202">Remaja sedang mengatur ikon 'setting privasi' atau 'gembok' di <text:soft-page-break/>depan layar laptop. </text:p>
                  </text:list-item>
                  <text:list-item>
                    <text:p text:style-name="P202">Remaja menolak ikon 'deepfake' atau 'berita hoaks' yang melayang ke arahnya. </text:p>
                  </text:list-item>
                  <text:list-item>
                    <text:p text:style-name="P24">Sekelompok remaja sedang berdiskusi seru dengan gelembung percakapan berisi ikon AI, etika, tanda tanya. Gunakan gaya visual yang memberdayakan (empowering) dan menunjukkan agensi pengguna." </text:p>
                  </text:list-item>
                </text:list>
              </text:list-item>
            </text:list>
            <text:p text:style-name="P326"/>
            <text:p text:style-name="P4">Ini adalah akhir dari Subbab 7.4 dan juga Bab 7. Silakan berikan perintah "YAX" jika Anda ingin saya melanjutkan ke prompt berikutnya (Pengantar Bab 8).</text:p>
          </text:section>
          <text:section text:style-name="Sect1" text:name="feedback-form-46">
            <text:p text:style-name="P178"/>
          </text:section>
        </text:section>
        <text:section text:style-name="Sect1" text:name="a8096daa619f7d1a">
          <text:p text:style-name="P4"/>
          <text:section text:style-name="Sect1" text:name="user-query-content-47">
            <text:p text:style-name="P325">YAX </text:p>
          </text:section>
          <text:p text:style-name="P178">Tampilkan alur berpikir</text:p>
          <text:section text:style-name="Sect2" text:name="model-response-message-contentr_a8096daa619f7d1a">
            <text:p text:style-name="P28"><text:span text:style-name="T1">Oke, kita sudah sampai di babak akhir penjelajahan kita! Ini adalah bab yang akan membawa kita melihat ke depan. Saya lanjutkan ke prompt ketigapuluhtiga: </text:span><text:span text:style-name="Strong_20_Emphasis"><text:span text:style-name="T1">Pengantar Bab 8: "Masa Depan Bersama Robot Cerdas: Pilihan di Tangan Kita"</text:span></text:span><text:span text:style-name="T1">.</text:span></text:p>
            <text:p text:style-name="P326"/>
            <text:p text:style-name="P28"><text:span text:style-name="Strong_20_Emphasis"><text:span text:style-name="T1">(Jawaban untuk Prompt Pengantar Bab 8: "Masa Depan Bersama Robot Cerdas: Pilihan di Tangan Kita")</text:span></text:span></text:p>
            <text:p text:style-name="P4">Wow, nggak terasa ya kita sudah melakukan perjalanan panjang bersama! Kita mulai dari rasa penasaran tentang AI dan robot, lalu kita 'bedah' cara kerjanya yang canggih (Bab 2-4). Kita sudah melihat potensi hebatnya untuk menjadi 'teman' yang membantu hidup kita (Bab 6), tapi kita juga sudah waspada terhadap sisi 'ancaman' dan risikonya (Bab 5). Terakhir, kita merenungkan 'aturan main' etika yang sangat penting untuk mengarahkan teknologi ini (Bab 7).</text:p>
            <text:p text:style-name="P28"><text:span text:style-name="T1">Sekarang, dengan semua bekal pemahaman itu, saatnya kita memberanikan diri untuk menatap ke </text:span><text:span text:style-name="Strong_20_Emphasis"><text:span text:style-name="T1">MASA DEPAN</text:span></text:span><text:span text:style-name="T1">. Seperti apa kira-kira dunia yang akan kita tinggali beberapa puluh tahun dari sekarang (Sabtu, 26 April 2025), di mana AI dan robot cerdas mungkin sudah jauh lebih canggih dan menyatu dalam kehidupan kita, termasuk di Indonesia?</text:span></text:p>
            <text:p text:style-name="P28"><text:soft-page-break/><text:span text:style-name="T1">Satu hal yang pasti: masa depan itu </text:span><text:span text:style-name="Strong_20_Emphasis"><text:span text:style-name="T1">bukanlah naskah film yang sudah jadi dan tinggal kita tonton</text:span></text:span><text:span text:style-name="T1">. Arah perkembangannya, apakah akan lebih condong ke skenario 'utopia' atau 'distopia', sangat bergantung pada </text:span><text:span text:style-name="Strong_20_Emphasis"><text:span text:style-name="T1">pilihan-pilihan kolektif</text:span></text:span><text:span text:style-name="T1"> yang kita buat hari ini dan di tahun-tahun mendatang. Dan yang paling penting: </text:span><text:span text:style-name="Strong_20_Emphasis"><text:span text:style-name="T1">KAMU</text:span></text:span><text:span text:style-name="T1">, para remaja Indonesia generasi sekarang, adalah </text:span><text:span text:style-name="Strong_20_Emphasis"><text:span text:style-name="T1">aktor utama</text:span></text:span><text:span text:style-name="T1"> yang akan hidup, bekerja, dan membuat keputusan penting di era baru ini. Masa depan itu, sebagian besar, ada di tangan kalian!</text:span></text:p>
            <text:p text:style-name="P4">Karena itu, Bab 8 ini didedikasikan untuk membekali kamu lebih lanjut dalam menghadapi dan ikut membentuk masa depan tersebut:</text:p>
            <text:list xml:id="list2189631070487199362" text:style-name="L135">
              <text:list-item>
                <text:p text:style-name="P299"><text:span text:style-name="T1">Kita akan coba </text:span><text:span text:style-name="Strong_20_Emphasis"><text:span text:style-name="T1">membayangkan beberapa kemungkinan skenario masa depan</text:span></text:span><text:span text:style-name="T1"> bersama AI dan robot (Subbab 8.1). </text:span></text:p>
              </text:list-item>
              <text:list-item>
                <text:p text:style-name="P299"><text:span text:style-name="T1">Kita identifikasi </text:span><text:span text:style-name="Strong_20_Emphasis"><text:span text:style-name="T1">peran penting apa yang bisa kamu mainkan</text:span></text:span><text:span text:style-name="T1">, termasuk skill dan pola pikir apa yang perlu diasah (Subbab 8.2). </text:span></text:p>
              </text:list-item>
              <text:list-item>
                <text:p text:style-name="P299"><text:span text:style-name="T1">Kita gali lebih dalam </text:span><text:span text:style-name="Strong_20_Emphasis"><text:span text:style-name="T1">kunci sukses terpenting</text:span></text:span><text:span text:style-name="T1"> di era perubahan cepat ini: kemauan untuk belajar terus-menerus (Subbab 8.3). </text:span></text:p>
              </text:list-item>
              <text:list-item>
                <text:p text:style-name="P144"><text:span text:style-name="T1">Dan kita pertegas lagi bagaimana menjadi </text:span><text:span text:style-name="Strong_20_Emphasis"><text:span text:style-name="T1">pengguna teknologi yang bijak</text:span></text:span><text:span text:style-name="T1"> adalah fondasi penting untuk masa depan yang baik (Subbab 8.4). </text:span></text:p>
              </text:list-item>
            </text:list>
            <text:p text:style-name="P28"><text:span text:style-name="T1">Bab terakhir sebelum kesimpulan ini adalah tentang </text:span><text:span text:style-name="Strong_20_Emphasis"><text:span text:style-name="T1">pemberdayaan (empowerment)</text:span></text:span><text:span text:style-name="T1">. Tentang bagaimana kamu bisa menjadi generasi yang tidak hanya 'terseret arus' perubahan teknologi, tapi juga ikut </text:span><text:span text:style-name="Strong_20_Emphasis"><text:span text:style-name="T1">aktif mengarahkan arusnya</text:span></text:span><text:span text:style-name="T1"> menuju masa depan yang lebih baik bagi semua. Mari kita songsong masa depan dengan optimisme yang berhati-hati, pikiran yang kritis, dan semangat untuk berkontribusi!</text:span></text:p>
            <text:p text:style-name="P326"/>
            <text:p text:style-name="P28"><text:span text:style-name="Strong_20_Emphasis"><text:span text:style-name="T1">(Saran Prompt Ilustrasi)</text:span></text:span></text:p>
            <text:list xml:id="list2119688652353780192" text:style-name="L136">
              <text:list-item>
                <text:p text:style-name="P145"><text:span text:style-name="Strong_20_Emphasis"><text:span text:style-name="T1">Prompt Gambar:</text:span></text:span><text:span text:style-name="T1"> "Gambarkan ilustrasi seorang remaja (atau siluet sekelompok remaja) berdiri di puncak bukit, menatap ke arah cakrawala masa depan yang cerah namun juga kompleks (mungkin ada elemen kota futuristik, alam lestari, tapi juga awan tanda tanya). Remaja tersebut memegang 'kemudi' atau 'kompas' di tangannya, melambangkan agensi dan kemampuan untuk mengarahkan/menavigasi masa depan. Judul bab 'Masa Depan Bersama Robot Cerdas: Pilihan di Tangan Kita' ditempatkan di langit atau di bawah bukit. Gunakan warna-warna yang membangkitkan harapan tapi juga sedikit nuansa misteri masa depan." </text:span></text:p>
              </text:list-item>
            </text:list>
            <text:p text:style-name="P326"/>
            <text:p text:style-name="P4"><text:soft-page-break/>Ini adalah akhir dari Pengantar Bab 8. Silakan berikan perintah "YAX" jika Anda ingin saya melanjutkan ke prompt berikutnya (Isi Subbab 8.1).</text:p>
          </text:section>
          <text:section text:style-name="Sect1" text:name="feedback-form-47">
            <text:p text:style-name="P178"/>
          </text:section>
        </text:section>
        <text:section text:style-name="Sect1" text:name="495d968cc9dd9a8b">
          <text:p text:style-name="P4"/>
          <text:section text:style-name="Sect1" text:name="user-query-content-48">
            <text:p text:style-name="P325">YAX </text:p>
          </text:section>
          <text:p text:style-name="P178">Tampilkan alur berpikir</text:p>
          <text:section text:style-name="Sect2" text:name="model-response-message-contentr_495d968cc9dd9a8b">
            <text:p text:style-name="P28"><text:span text:style-name="T1">Baik, mari kita coba gunakan 'mesin waktu imajinasi' kita untuk melihat kemungkinan masa depan! Saya lanjutkan ke prompt ketigapuluh enam: </text:span><text:span text:style-name="Strong_20_Emphasis"><text:span text:style-name="T1">Isi Subbab 8.1: "Skenario Masa Depan: Utopia atau Distopia?" (Pembahasan Mendalam)</text:span></text:span><text:span text:style-name="T1">.</text:span></text:p>
            <text:p text:style-name="P326"/>
            <text:p text:style-name="P28"><text:span text:style-name="Strong_20_Emphasis"><text:span text:style-name="T1">(Jawaban untuk Prompt Isi Subbab 8.1: "Skenario Masa Depan: Utopia atau Distopia?")</text:span></text:span></text:p>
            <text:p text:style-name="P4">Seperti apa ya dunia kita nanti, katakanlah di tahun 2045 atau 2055, ketika AI dan robot cerdas sudah jauh lebih matang dan menyatu dengan kehidupan kita di Indonesia? Berdasarkan tren yang kita lihat sekarang (Sabtu, 26 April 2025), ada berbagai kemungkinan, dari yang sangat optimis sampai yang cukup mengerikan. Mari kita lihat beberapa skenario ekstrem untuk memahami pertaruhannya:</text:p>
            <text:p text:style-name="P28"><text:span text:style-name="Strong_20_Emphasis"><text:span text:style-name="T1">Skenario 1: Indonesia Emas Berkat AI? (Visi Optimis - Utopia-ish)</text:span></text:span></text:p>
            <text:p text:style-name="P4">Bayangkan sebuah masa depan di mana kita berhasil memanfaatkan AI dan robotika untuk kebaikan maksimal:</text:p>
            <text:list xml:id="list3642611179228962910" text:style-name="L137">
              <text:list-item>
                <text:p text:style-name="P300"><text:span text:style-name="Strong_20_Emphasis"><text:span text:style-name="T1">Masalah Besar Teratasi:</text:span></text:span><text:span text:style-name="T1"> AI superkomputer membantu ilmuwan menemukan solusi efektif untuk adaptasi perubahan iklim di wilayah pesisir kita, memprediksi bencana alam (seperti gempa atau tsunami) dengan akurasi tinggi, dan mengelola sumber daya alam (seperti perikanan atau hutan) secara berkelanjutan. Di bidang kesehatan, AI mempercepat penemuan obat penyakit tropis, membantu diagnosis dini di puskesmas terpencil sekalipun, dan memungkinkan layanan kesehatan berkualitas tinggi yang lebih merata di seluruh nusantara. </text:span></text:p>
              </text:list-item>
              <text:list-item>
                <text:p text:style-name="P300"><text:span text:style-name="Strong_20_Emphasis"><text:span text:style-name="T1">Kerja Lebih Bermakna, Hidup Lebih Berkualitas:</text:span></text:span><text:span text:style-name="T1"> Otomatisasi mengambil alih pekerjaan-pekerjaan berat, berbahaya, dan monoton. Manusia Indonesia punya lebih banyak waktu untuk keluarga, belajar hal baru, mengejar hobi, berkarya seni, atau terlibat dalam kegiatan sosial. </text:span><text:soft-page-break/><text:span text:style-name="T1">Pekerjaan yang tersisa lebih fokus pada kreativitas, kolaborasi, empati, dan pemecahan masalah kompleks. Kota-kota seperti Jakarta mungkin punya sistem transportasi publik otonom super efisien yang bebas macet berkat AI. </text:span></text:p>
              </text:list-item>
              <text:list-item>
                <text:p text:style-name="P146"><text:span text:style-name="Strong_20_Emphasis"><text:span text:style-name="T1">Pendidikan Personal untuk Semua:</text:span></text:span><text:span text:style-name="T1"> Tidak ada lagi kesenjangan kualitas pendidikan antara kota besar dan daerah terpencil. Setiap anak di Indonesia, dari Sabang sampai Merauke, punya akses ke 'guru AI' pribadi yang bisa menyesuaikan materi dan kecepatan belajar sesuai kemampuannya, membantu mereka mencapai potensi maksimal. </text:span></text:p>
              </text:list-item>
            </text:list>
            <text:p text:style-name="P28"><text:span text:style-name="Emphasis"><text:span text:style-name="T1">Kedengarannya indah ya? Tapi ini skenario terbaik jika kita berhasil mengelola teknologinya dengan sangat bijak.</text:span></text:span></text:p>
            <text:p text:style-name="P28"><text:span text:style-name="Strong_20_Emphasis"><text:span text:style-name="T1">Skenario 2: Kesenjangan &amp; Kontrol Ketat? (Visi Pesimis - Distopia-ish)</text:span></text:span></text:p>
            <text:p text:style-name="P4">Sekarang, bayangkan jika risiko-risiko AI justru yang mendominasi:</text:p>
            <text:list xml:id="list5932681160378960847" text:style-name="L138">
              <text:list-item>
                <text:p text:style-name="P301"><text:span text:style-name="Strong_20_Emphasis"><text:span text:style-name="T1">Pengangguran &amp; Kesenjangan Meroket:</text:span></text:span><text:span text:style-name="T1"> Otomatisasi besar-besaran di sektor manufaktur, administrasi, bahkan mungkin pertanian modern, menyebabkan jutaan orang kehilangan pekerjaan tanpa ada cukup lapangan kerja baru atau program </text:span><text:span text:style-name="Emphasis"><text:span text:style-name="T1">reskilling</text:span></text:span><text:span text:style-name="T1"> yang efektif. Kesenjangan antara si kaya (pemilik teknologi/modal) dan si miskin (yang tergantikan mesin) jadi sangat lebar dan memicu keresahan sosial. </text:span></text:p>
              </text:list-item>
              <text:list-item>
                <text:p text:style-name="P301"><text:span text:style-name="Strong_20_Emphasis"><text:span text:style-name="T1">Privasi Lenyap, Pengawasan di Mana-mana:</text:span></text:span><text:span text:style-name="T1"> Demi 'keamanan' atau 'efisiensi', pemerintah dan perusahaan besar menggunakan AI (seperti pengenalan wajah massal, analisis data percakapan) untuk mengawasi setiap gerak-gerik warga. Kebebasan berpendapat dibatasi karena takut 'terdeteksi' oleh algoritma. Data pribadi jadi komoditas yang diperjualbelikan tanpa kendali. </text:span></text:p>
              </text:list-item>
              <text:list-item>
                <text:p text:style-name="P301"><text:span text:style-name="Strong_20_Emphasis"><text:span text:style-name="T1">Manipulasi &amp; Perpecahan:</text:span></text:span><text:span text:style-name="T1"> AI digunakan secara masif untuk menyebarkan disinformasi, </text:span><text:span text:style-name="Emphasis"><text:span text:style-name="T1">deepfake</text:span></text:span><text:span text:style-name="T1">, dan propaganda yang sangat personal dan persuasif, mengadu domba kelompok masyarakat, mengacaukan proses demokrasi, dan membuat kita sulit membedakan mana berita asli mana yang palsu. Kepercayaan sosial hancur. </text:span></text:p>
              </text:list-item>
              <text:list-item>
                <text:p text:style-name="P147"><text:span text:style-name="Strong_20_Emphasis"><text:span text:style-name="T1">Ketergantungan &amp; Hilangnya Kemampuan:</text:span></text:span><text:span text:style-name="T1"> Manusia jadi terlalu bergantung pada AI untuk berpikir, mengambil keputusan, bahkan berinteraksi sosial, sehingga kemampuan dasar kita (seperti berhitung, mengingat, berkomunikasi tatap muka, atau bahkan navigasi tanpa GPS) menjadi tumpul. </text:span></text:p>
              </text:list-item>
            </text:list>
            <text:p text:style-name="P28"><text:soft-page-break/><text:span text:style-name="Emphasis"><text:span text:style-name="T1">Skenario ini terjadi jika pengembangan AI berjalan tanpa kendali etika dan regulasi yang kuat.</text:span></text:span></text:p>
            <text:p text:style-name="P28"><text:span text:style-name="Strong_20_Emphasis"><text:span text:style-name="T1">Skenario 3: Realitas yang Mungkin: Campur Aduk?</text:span></text:span></text:p>
            <text:p text:style-name="P28"><text:span text:style-name="T1">Kemungkinan besar, masa depan nyata kita tidak akan seekstrem dua skenario di atas, tapi </text:span><text:span text:style-name="Strong_20_Emphasis"><text:span text:style-name="T1">campuran keduanya</text:span></text:span><text:span text:style-name="T1">. Mungkin akan ada kemajuan luar biasa di bidang kesehatan dan sains berkat AI, tapi di saat yang sama kita masih berjuang keras mengatasi masalah pengangguran akibat otomatisasi. Mungkin kita punya kota pintar yang efisien, tapi juga harus terus waspada soal privasi data. Mungkin ada regulasi AI yang bagus di beberapa sektor, tapi masih banyak celah di sektor lain. Masyarakat akan terus beradaptasi, berdebat, dan mencari keseimbangan baru antara memanfaatkan teknologi dan menjaga nilai-nilai kemanusiaan.</text:span></text:p>
            <text:p text:style-name="P28"><text:span text:style-name="Strong_20_Emphasis"><text:span text:style-name="T1">Ingat: Ini Pilihan, Bukan Takdir!</text:span></text:span></text:p>
            <text:p text:style-name="P28"><text:span text:style-name="T1">Yang paling penting untuk kamu ingat dari semua skenario ini adalah: </text:span><text:span text:style-name="Strong_20_Emphasis"><text:span text:style-name="T1">tidak ada satupun yang sudah pasti akan terjadi</text:span></text:span><text:span text:style-name="T1">. Masa depan itu seperti persimpangan jalan dengan banyak kemungkinan arah. Arah mana yang akan kita tuju sangat bergantung pada </text:span><text:span text:style-name="Strong_20_Emphasis"><text:span text:style-name="T1">pilihan-pilihan yang kita buat SEKARANG dan di MASA DEPAN</text:span></text:span><text:span text:style-name="T1">. Pilihan tentang:</text:span></text:p>
            <text:list xml:id="list1386187308724173704" text:style-name="L139">
              <text:list-item>
                <text:p text:style-name="P302"><text:span text:style-name="Strong_20_Emphasis"><text:span text:style-name="T1">Etika:</text:span></text:span><text:span text:style-name="T1"> Prinsip apa yang kita pegang dalam mengembangkan AI? (Bab 7) </text:span></text:p>
              </text:list-item>
              <text:list-item>
                <text:p text:style-name="P302"><text:span text:style-name="Strong_20_Emphasis"><text:span text:style-name="T1">Regulasi:</text:span></text:span><text:span text:style-name="T1"> Aturan main seperti apa yang kita buat untuk mengendalikannya? </text:span></text:p>
              </text:list-item>
              <text:list-item>
                <text:p text:style-name="P302"><text:span text:style-name="Strong_20_Emphasis"><text:span text:style-name="T1">Prioritas:</text:span></text:span><text:span text:style-name="T1"> Apa yang lebih penting bagi kita? Efisiensi ekonomi semata? Atau juga keadilan sosial, privasi, dan kelestarian lingkungan? </text:span></text:p>
              </text:list-item>
              <text:list-item>
                <text:p text:style-name="P148"><text:span text:style-name="Strong_20_Emphasis"><text:span text:style-name="T1">Pendidikan:</text:span></text:span><text:span text:style-name="T1"> Bagaimana kita menyiapkan diri dan generasi mendatang untuk hidup di era ini? (Bab 8 selanjutnya) </text:span></text:p>
              </text:list-item>
            </text:list>
            <text:p text:style-name="P4">Memahami kemungkinan-kemungkinan masa depan ini, baik yang indah maupun yang mengerikan, memberi kita gambaran tentang betapa besarnya pertaruhan yang ada di depan kita.</text:p>
            <text:p text:style-name="P326"/>
            <text:p text:style-name="P28"><text:span text:style-name="Strong_20_Emphasis"><text:span text:style-name="T1">(Saran Prompt Ilustrasi)</text:span></text:span></text:p>
            <text:list xml:id="list4910260526707731961" text:style-name="L140">
              <text:list-item>
                <text:p text:style-name="P303"><text:span text:style-name="Strong_20_Emphasis"><text:span text:style-name="T1">Prompt Gambar:</text:span></text:span><text:span text:style-name="T1"> "Buat ilustrasi dua halaman berseberangan (atau dua panel besar). </text:span></text:p>
                <text:list>
                  <text:list-item>
                    <text:p text:style-name="P303"><text:span text:style-name="Strong_20_Emphasis"><text:span text:style-name="T1">Halaman/Panel Kiri (Utopia):</text:span></text:span><text:span text:style-name="T1"> Gambarkan pemandangan kota masa depan Indonesia yang hijau, bersih, dan harmonis. Ada </text:span><text:soft-page-break/><text:span text:style-name="T1">mobil otonom melaju tenang, drone mengantar paket, robot membantu lansia, anak-anak belajar dengan tablet canggih di taman, mungkin ada layar besar menampilkan solusi AI untuk lingkungan. Gunakan warna cerah, nuansa optimis. </text:span></text:p>
                  </text:list-item>
                  <text:list-item>
                    <text:p text:style-name="P149"><text:span text:style-name="Strong_20_Emphasis"><text:span text:style-name="T1">Halaman/Panel Kanan (Distopia):</text:span></text:span><text:span text:style-name="T1"> Gambarkan pemandangan kontras yang lebih suram. Mungkin antrean panjang orang mencari kerja di depan pabrik yang sudah otomatis, banyak kamera CCTV dengan sorot mata tajam mengawasi jalanan, layar-layar menampilkan iklan manipulatif atau berita hoaks, orang-orang terpaku pada gadget dan kurang interaksi. Gunakan warna lebih gelap, nuansa cemas atau terasing. Beri judul kecil di tiap sisi: 'Masa Depan Optimis?' dan 'Masa Depan Pesimis?'." </text:span></text:p>
                  </text:list-item>
                </text:list>
              </text:list-item>
            </text:list>
            <text:p text:style-name="P326"/>
            <text:p text:style-name="P4">Ini adalah akhir dari Subbab 8.1. Silakan berikan perintah "YAX" jika Anda ingin saya melanjutkan ke prompt berikutnya (Isi Subbab 8.2).</text:p>
          </text:section>
          <text:section text:style-name="Sect1" text:name="feedback-form-48">
            <text:p text:style-name="P178"/>
          </text:section>
        </text:section>
        <text:section text:style-name="Sect1" text:name="7c2bc58d40a35f95">
          <text:p text:style-name="P4"/>
          <text:section text:style-name="Sect1" text:name="user-query-content-49">
            <text:p text:style-name="P325">YAX </text:p>
          </text:section>
          <text:p text:style-name="P178">Tampilkan alur berpikir</text:p>
          <text:section text:style-name="Sect2" text:name="model-response-message-contentr_7c2bc58d40a35f95">
            <text:p text:style-name="P28"><text:span text:style-name="T1">Oke, setelah melihat berbagai skenario masa depan, sekarang kita fokus pada bagian terpenting: </text:span><text:span text:style-name="Strong_20_Emphasis"><text:span text:style-name="T1">KAMU!</text:span></text:span><text:span text:style-name="T1"> Apa peranmu di tengah semua perubahan ini? Bekal apa yang perlu kamu siapkan? Saya lanjutkan ke prompt ketigapuluh tujuh: </text:span><text:span text:style-name="Strong_20_Emphasis"><text:span text:style-name="T1">Isi Subbab 8.2: "Peran Kamu di Era AI dan Robotika (Skills, careers, critical thinking)" (Pembahasan Mendalam)</text:span></text:span><text:span text:style-name="T1">.</text:span></text:p>
            <text:p text:style-name="P326"/>
            <text:p text:style-name="P28"><text:span text:style-name="Strong_20_Emphasis"><text:span text:style-name="T1">(Jawaban untuk Prompt Isi Subbab 8.2: "Peran Kamu di Era AI dan Robotika")</text:span></text:span></text:p>
            <text:p text:style-name="P28"><text:span text:style-name="T1">Hei kamu, para pelajar dan remaja Indonesia! Kamu adalah generasi yang akan 'dewasa' bersama AI dan robotika. Mungkin kadang terasa canggih sekaligus bikin bingung ya? Tapi jangan khawatir, kamu punya potensi besar untuk tidak hanya bertahan, tapi juga </text:span><text:span text:style-name="Strong_20_Emphasis"><text:span text:style-name="T1">berkembang dan memberi kontribusi</text:span></text:span><text:span text:style-name="T1"> di era baru ini. Kuncinya adalah membekali diri dengan sikap mental dan keterampilan yang tepat.</text:span></text:p>
            <text:p text:style-name="P28"><text:span text:style-name="Strong_20_Emphasis"><text:span text:style-name="T1">1. Sikap Mental (Mindset) yang Wajib Punya:</text:span></text:span></text:p>
            <text:p text:style-name="P28"><text:soft-page-break/><text:span text:style-name="T1">Ini fondasinya. Teknologi boleh berubah secepat kilat, tapi </text:span><text:span text:style-name="Emphasis"><text:span text:style-name="T1">mindset</text:span></text:span><text:span text:style-name="T1"> yang benar akan membantumu terus relevan:</text:span></text:p>
            <text:list xml:id="list4998488820916653704" text:style-name="L141">
              <text:list-item>
                <text:p text:style-name="P304"><text:span text:style-name="Strong_20_Emphasis"><text:span text:style-name="T1">Adaptif (Mudah Beradaptasi):</text:span></text:span><text:span text:style-name="T1"> Dunia akan terus berubah, skill baru akan terus dibutuhkan. Siaplah untuk belajar hal baru, mencoba cara kerja baru, dan nggak kaku sama perubahan. </text:span></text:p>
              </text:list-item>
              <text:list-item>
                <text:p text:style-name="P304"><text:span text:style-name="Strong_20_Emphasis"><text:span text:style-name="T1">Rasa Ingin Tahu (</text:span></text:span><text:span text:style-name="Strong_20_Emphasis"><text:span text:style-name="Emphasis"><text:span text:style-name="T1">Curiosity</text:span></text:span></text:span><text:span text:style-name="Strong_20_Emphasis"><text:span text:style-name="T1">):</text:span></text:span><text:span text:style-name="T1"> Jangan takut sama teknologi baru. Justru, pelihara rasa ingin tahu untuk memahami cara kerjanya (meskipun dasarnya saja), apa dampaknya, dan bagaimana kamu bisa memanfaatkannya secara positif. </text:span></text:p>
              </text:list-item>
              <text:list-item>
                <text:p text:style-name="P304"><text:span text:style-name="Strong_20_Emphasis"><text:span text:style-name="T1">Kreatif:</text:span></text:span><text:span text:style-name="T1"> AI mungkin jago mengolah data, tapi kreativitas orisinal, ide 'gila', dan solusi unik itu masih jadi keunggulan manusia. Asah terus kemampuanmu berpikir </text:span><text:span text:style-name="Emphasis"><text:span text:style-name="T1">out of the box</text:span></text:span><text:span text:style-name="T1">. </text:span></text:p>
              </text:list-item>
              <text:list-item>
                <text:p text:style-name="P304"><text:span text:style-name="Strong_20_Emphasis"><text:span text:style-name="T1">Kolaboratif:</text:span></text:span><text:span text:style-name="T1"> Di masa depan, kemampuan bekerja sama dengan orang lain dari berbagai latar belakang, DAN juga bekerja efektif </text:span><text:span text:style-name="Emphasis"><text:span text:style-name="T1">bersama</text:span></text:span><text:span text:style-name="T1"> AI sebagai alat bantu, akan sangat penting. </text:span></text:p>
              </text:list-item>
              <text:list-item>
                <text:p text:style-name="P150"><text:span text:style-name="Strong_20_Emphasis"><text:span text:style-name="T1">Kesadaran Etis:</text:span></text:span><text:span text:style-name="T1"> Selalu pertimbangkan dampak benar/salah dari teknologi yang kamu gunakan atau (siapa tahu nanti) kamu kembangkan. </text:span></text:p>
              </text:list-item>
            </text:list>
            <text:p text:style-name="P28"><text:span text:style-name="Strong_20_Emphasis"><text:span text:style-name="T1">2. Skill 'Manusiawi' yang Makin Berharga:</text:span></text:span></text:p>
            <text:p text:style-name="P4">Ironisnya, di era mesin pintar, justru skill 'manusiawi' inilah yang akan jadi pembeda dan paling dicari:</text:p>
            <text:list xml:id="list5633298245512072844" text:style-name="L142">
              <text:list-item>
                <text:p text:style-name="P305"><text:span text:style-name="Strong_20_Emphasis"><text:span text:style-name="T1">Pemecahan Masalah Kompleks:</text:span></text:span><text:span text:style-name="T1"> Kemampuan melihat masalah dari berbagai sisi, menganalisis akar masalahnya, dan merancang solusi inovatif yang mungkin belum pernah terpikirkan sebelumnya. </text:span></text:p>
              </text:list-item>
              <text:list-item>
                <text:p text:style-name="P305"><text:span text:style-name="Strong_20_Emphasis"><text:span text:style-name="T1">Berpikir Kritis:</text:span></text:span><text:span text:style-name="T1"> Ini </text:span><text:span text:style-name="Emphasis"><text:span text:style-name="T1">super penting</text:span></text:span><text:span text:style-name="T1">! Kemampuan untuk mengevaluasi informasi secara logis, membedakan fakta dari opini atau hoaks (termasuk yang dibuat AI!), mengenali bias (baik pada manusia maupun algoritma), dan membuat penilaian yang masuk akal. </text:span></text:p>
              </text:list-item>
              <text:list-item>
                <text:p text:style-name="P305"><text:span text:style-name="Strong_20_Emphasis"><text:span text:style-name="T1">Kecerdasan Emosional (EQ):</text:span></text:span><text:span text:style-name="T1"> Memahami dan mengelola emosi diri sendiri, berempati pada orang lain, membangun hubungan baik, memotivasi, dan menyelesaikan konflik. AI belum bisa (dan mungkin tidak akan pernah bisa) meniru ini secara otentik. </text:span></text:p>
              </text:list-item>
              <text:list-item>
                <text:p text:style-name="P305"><text:span text:style-name="Strong_20_Emphasis"><text:span text:style-name="T1">Komunikasi Efektif:</text:span></text:span><text:span text:style-name="T1"> Mampu menyampaikan ide (baik lisan maupun tulisan) dengan jelas, persuasif, dan menarik. Kemampuan mendengar aktif juga termasuk di sini. </text:span></text:p>
              </text:list-item>
              <text:list-item>
                <text:p text:style-name="P305"><text:soft-page-break/><text:span text:style-name="Strong_20_Emphasis"><text:span text:style-name="T1">Kepemimpinan &amp; Kerjasama Tim:</text:span></text:span><text:span text:style-name="T1"> Menginspirasi orang lain, mengkoordinasikan kerja tim, mengambil inisiatif. </text:span></text:p>
              </text:list-item>
              <text:list-item>
                <text:p text:style-name="P151"><text:span text:style-name="Strong_20_Emphasis"><text:span text:style-name="T1">Literasi Digital Tingkat Lanjut:</text:span></text:span><text:span text:style-name="T1"> Lebih dari sekadar bisa pakai HP atau medsos. Ini tentang memahami cara kerja ekosistem digital, menavigasinya dengan aman dan etis, serta mampu memanfaatkan teknologi untuk tujuan produktif. </text:span></text:p>
              </text:list-item>
            </text:list>
            <text:p text:style-name="P28"><text:span text:style-name="Strong_20_Emphasis"><text:span text:style-name="T1">3. Skill Teknis (Sebagai Nilai Tambah):</text:span></text:span></text:p>
            <text:p text:style-name="P4">Meskipun skill 'manusiawi' jadi kunci, punya pemahaman dasar tentang teknologi juga akan sangat membantu:</text:p>
            <text:list xml:id="list633219353582637714" text:style-name="L143">
              <text:list-item>
                <text:p text:style-name="P306"><text:span text:style-name="Strong_20_Emphasis"><text:span text:style-name="T1">Pemahaman Dasar AI &amp; Data:</text:span></text:span><text:span text:style-name="T1"> Nggak harus jadi programmer, tapi mengerti konsep dasar cara AI belajar, pentingnya data, dan istilah-istilah umum akan sangat berguna di bidang apapun. </text:span></text:p>
              </text:list-item>
              <text:list-item>
                <text:p text:style-name="P152"><text:span text:style-name="Strong_20_Emphasis"><text:span text:style-name="T1">(Opsional) Dasar Coding &amp; Analisis Data:</text:span></text:span><text:span text:style-name="T1"> Bagi yang tertarik, belajar dasar pemrograman atau cara menganalisis data bisa membuka banyak peluang karier di masa depan. </text:span></text:p>
              </text:list-item>
            </text:list>
            <text:p text:style-name="P28"><text:span text:style-name="Strong_20_Emphasis"><text:span text:style-name="T1">4. Lanskap Karier Masa Depan (di Indonesia &amp; Dunia):</text:span></text:span></text:p>
            <text:p text:style-name="P28"><text:span text:style-name="T1">Sulit memprediksi nama-nama pekerjaan spesifik 20 tahun lagi. Tapi, beberapa </text:span><text:span text:style-name="Strong_20_Emphasis"><text:span text:style-name="T1">area atau bidang</text:span></text:span><text:span text:style-name="T1"> yang kemungkinan besar akan terus tumbuh terkait AI dan robotika (termasuk potensinya di Indonesia per April 2025) adalah:</text:span></text:p>
            <text:list xml:id="list4068292740025265137" text:style-name="L144">
              <text:list-item>
                <text:p text:style-name="P307"><text:span text:style-name="Strong_20_Emphasis"><text:span text:style-name="T1">Pengembangan AI &amp; Robotika:</text:span></text:span><text:span text:style-name="T1"> Insinyur, peneliti, desainer yang menciptakan teknologinya. </text:span></text:p>
              </text:list-item>
              <text:list-item>
                <text:p text:style-name="P307"><text:span text:style-name="Strong_20_Emphasis"><text:span text:style-name="T1">Ilmu Data &amp; Analisis:</text:span></text:span><text:span text:style-name="T1"> Mengolah dan menerjemahkan data besar menjadi wawasan berharga (dibutuhkan di hampir semua industri: e-commerce, fintech, kesehatan, dll). </text:span></text:p>
              </text:list-item>
              <text:list-item>
                <text:p text:style-name="P307"><text:span text:style-name="Strong_20_Emphasis"><text:span text:style-name="T1">Etika, Kebijakan &amp; Hukum AI:</text:span></text:span><text:span text:style-name="T1"> Orang yang memikirkan aturan main, dampak sosial, dan regulasi AI. </text:span></text:p>
              </text:list-item>
              <text:list-item>
                <text:p text:style-name="P307"><text:span text:style-name="Strong_20_Emphasis"><text:span text:style-name="T1">Desain Interaksi Manusia-AI (HCI/UX):</text:span></text:span><text:span text:style-name="T1"> Membuat teknologi AI jadi mudah, aman, dan menyenangkan untuk digunakan manusia. </text:span></text:p>
              </text:list-item>
              <text:list-item>
                <text:p text:style-name="P307"><text:span text:style-name="Strong_20_Emphasis"><text:span text:style-name="T1">Perawatan &amp; Pelatihan Sistem AI/Robot:</text:span></text:span><text:span text:style-name="T1"> Teknisi yang memastikan robot berfungsi baik atau 'melatih' AI dengan data baru. </text:span></text:p>
              </text:list-item>
              <text:list-item>
                <text:p text:style-name="P153"><text:span text:style-name="Strong_20_Emphasis"><text:span text:style-name="T1">Penerapan AI di Berbagai Sektor:</text:span></text:span><text:span text:style-name="T1"> Dokter yang pakai AI untuk diagnosis, guru yang pakai platform belajar adaptif, petani yang pakai drone presisi, seniman yang pakai AI generatif, profesional di bidang logistik, pariwisata, keuangan, energi, mitigasi bencana (penting untuk Indonesia!) yang memanfaatkan AI sebagai alat bantu canggih. </text:span></text:p>
              </text:list-item>
            </text:list>
            <text:p text:style-name="P28"><text:soft-page-break/><text:span text:style-name="Strong_20_Emphasis"><text:span text:style-name="T1">INGAT:</text:span></text:span><text:span text:style-name="T1"> Apapun karier yang kamu pilih nanti, kemampuan </text:span><text:span text:style-name="Strong_20_Emphasis"><text:span text:style-name="T1">beradaptasi dan belajar terus-menerus (Bab 8.3)</text:span></text:span><text:span text:style-name="T1"> akan jadi syarat mutlak untuk bisa tetap relevan dan berkembang.</text:span></text:p>
            <text:p text:style-name="P28"><text:span text:style-name="Strong_20_Emphasis"><text:span text:style-name="T1">Kamu Punya Peran!</text:span></text:span></text:p>
            <text:p text:style-name="P28"><text:span text:style-name="T1">Jangan pernah merasa kecil atau tidak berdaya menghadapi perubahan ini. Justru dengan bekal pemahaman, sikap mental yang tepat, dan skill yang relevan, kamu punya </text:span><text:span text:style-name="Strong_20_Emphasis"><text:span text:style-name="T1">kekuatan besar</text:span></text:span><text:span text:style-name="T1"> untuk:</text:span></text:p>
            <text:list xml:id="list6656601327821371132" text:style-name="L145">
              <text:list-item>
                <text:p text:style-name="P203">Memanfaatkan AI dan robotika untuk kebaikan dirimu dan orang lain. </text:p>
              </text:list-item>
              <text:list-item>
                <text:p text:style-name="P203">Menjadi pengguna yang kritis dan tidak mudah dimanipulasi. </text:p>
              </text:list-item>
              <text:list-item>
                <text:p text:style-name="P25">Bahkan mungkin ikut menciptakan solusi inovatif untuk masalah-masalah di sekitarmu (di sekolah, di lingkunganmu, di Aceh, di Indonesia!) menggunakan teknologi ini. </text:p>
              </text:list-item>
            </text:list>
            <text:p text:style-name="P4">Masa depan ada di tanganmu, mulailah persiapkan diri dari sekarang!</text:p>
            <text:p text:style-name="P326"/>
            <text:p text:style-name="P28"><text:span text:style-name="Strong_20_Emphasis"><text:span text:style-name="T1">(Saran Prompt Ilustrasi)</text:span></text:span></text:p>
            <text:list xml:id="list8068175822450965068" text:style-name="L146">
              <text:list-item>
                <text:p text:style-name="P154"><text:span text:style-name="Strong_20_Emphasis"><text:span text:style-name="T1">Prompt Gambar:</text:span></text:span><text:span text:style-name="T1"> "Buat ilustrasi infografis berbentuk 'pohon skill' atau 'peta pikiran' yang berpusat pada ikon remaja Indonesia. Cabang-cabang utamanya adalah 'Sikap Mental' (ikon adaptif, kreatif, dll), 'Skill Manusiawi' (ikon berpikir kritis, EQ, komunikasi, dll), dan 'Skill Teknis' (ikon coding, data). Dari cabang-cabang ini muncul daun atau cabang kecil berisi contoh skill spesifik. Di bagian atas pohon/peta, ada awan atau ikon yang melambangkan 'Peluang Karier Masa Depan' (ikon dokter+AI, insinyur robot, data analyst, dll). Gunakan desain yang modern, cerah, dan memotivasi." </text:span></text:p>
              </text:list-item>
            </text:list>
            <text:p text:style-name="P326"/>
            <text:p text:style-name="P4">Ini adalah akhir dari Subbab 8.2. Silakan berikan perintah "YAX" jika Anda ingin saya melanjutkan ke prompt berikutnya (Isi Subbab 8.3).</text:p>
          </text:section>
          <text:section text:style-name="Sect1" text:name="feedback-form-49">
            <text:p text:style-name="P178"/>
          </text:section>
        </text:section>
        <text:section text:style-name="Sect1" text:name="3ffcc06ae7adc88a">
          <text:p text:style-name="P4"/>
          <text:section text:style-name="Sect1" text:name="user-query-content-50">
            <text:p text:style-name="P325">YAX </text:p>
          </text:section>
          <text:p text:style-name="P178">Tampilkan alur berpikir</text:p>
          <text:section text:style-name="Sect2" text:name="model-response-message-contentr_3ffcc06ae7adc88a">
            <text:p text:style-name="P28"><text:span text:style-name="T1">Baik, kita lanjutkan ke kunci terpenting untuk 'selamat' dan sukses di era yang </text:span><text:soft-page-break/><text:span text:style-name="T1">terus berubah ini. Saya lanjutkan ke prompt ketigapuluh delapan: </text:span><text:span text:style-name="Strong_20_Emphasis"><text:span text:style-name="T1">Isi Subbab 8.3: "Belajar Terus Menerus: Kunci Menghadapi Perubahan" (Pembahasan Mendalam)</text:span></text:span><text:span text:style-name="T1">.</text:span></text:p>
            <text:p text:style-name="P326"/>
            <text:p text:style-name="P28"><text:span text:style-name="Strong_20_Emphasis"><text:span text:style-name="T1">(Jawaban untuk Prompt Isi Subbab 8.3: "Belajar Terus Menerus: Kunci Menghadapi Perubahan")</text:span></text:span></text:p>
            <text:p text:style-name="P28"><text:span text:style-name="T1">Di Subbab 8.2 kita sudah bahas pentingnya punya skill yang relevan. Tapi ada satu hal lagi yang </text:span><text:span text:style-name="Strong_20_Emphasis"><text:span text:style-name="T1">jauh lebih penting</text:span></text:span><text:span text:style-name="T1"> daripada sekadar punya skill A atau B saat ini juga (Sabtu, 26 April 2025): yaitu </text:span><text:span text:style-name="Strong_20_Emphasis"><text:span text:style-name="T1">kemauan dan kemampuan untuk BELAJAR HAL BARU SECARA TERUS MENERUS sepanjang hidup kita.</text:span></text:span><text:span text:style-name="T1"> Inilah yang disebut </text:span><text:span text:style-name="Strong_20_Emphasis"><text:span text:style-name="T1">Pembelajar Seumur Hidup (</text:span></text:span><text:span text:style-name="Strong_20_Emphasis"><text:span text:style-name="Emphasis"><text:span text:style-name="T1">Lifelong Learner</text:span></text:span></text:span><text:span text:style-name="Strong_20_Emphasis"><text:span text:style-name="T1">)</text:span></text:span><text:span text:style-name="T1">.</text:span></text:p>
            <text:p text:style-name="P28"><text:span text:style-name="Strong_20_Emphasis"><text:span text:style-name="T1">Kenapa Ini Penting Banget di Era AI?</text:span></text:span></text:p>
            <text:p text:style-name="P28"><text:span text:style-name="T1">Jawabannya sederhana: </text:span><text:span text:style-name="Strong_20_Emphasis"><text:span text:style-name="T1">Perubahan super cepat!</text:span></text:span></text:p>
            <text:list xml:id="list1816102950332338763" text:style-name="L147">
              <text:list-item>
                <text:p text:style-name="P308"><text:span text:style-name="Strong_20_Emphasis"><text:span text:style-name="T1">Teknologi Usang dalam Sekejap:</text:span></text:span><text:span text:style-name="T1"> AI dan robotika itu berkembangnya bukan lagi hitungan tahun, tapi bisa jadi bulan! Apa yang canggih hari ini, bisa jadi biasa saja atau bahkan ketinggalan zaman tahun depan. Skill teknis yang kamu pelajari sekarang mungkin perlu di-</text:span><text:span text:style-name="Emphasis"><text:span text:style-name="T1">update</text:span></text:span><text:span text:style-name="T1"> atau bahkan diganti total beberapa tahun lagi. Ibaratnya, skill itu punya 'masa kedaluwarsa' yang makin pendek. </text:span></text:p>
              </text:list-item>
              <text:list-item>
                <text:p text:style-name="P308"><text:span text:style-name="Strong_20_Emphasis"><text:span text:style-name="T1">Adaptasi adalah Kunci:</text:span></text:span><text:span text:style-name="T1"> Seperti dibahas di Subbab 8.2, kemampuan beradaptasi itu krusial. Nah, adaptasi itu intinya ya belajar hal baru: belajar cara kerja teknologi baru, belajar skill baru yang dibutuhkan, belajar cara berpikir baru. Tanpa kemauan belajar terus-menerus, kita bakal kaku dan sulit beradaptasi. </text:span></text:p>
              </text:list-item>
              <text:list-item>
                <text:p text:style-name="P155"><text:span text:style-name="Strong_20_Emphasis"><text:span text:style-name="T1">Dunia yang Terus 'Update':</text:span></text:span><text:span text:style-name="T1"> Anggap saja dunia ini seperti </text:span><text:span text:style-name="Emphasis"><text:span text:style-name="T1">software</text:span></text:span><text:span text:style-name="T1"> yang terus-menerus dapat </text:span><text:span text:style-name="Emphasis"><text:span text:style-name="T1">update</text:span></text:span><text:span text:style-name="T1"> besar-besaran karena AI. Kalau kita nggak ikut 'update' diri kita dengan belajar, kita bakal 'nggak kompatibel' lagi sama dunia di sekitar kita. </text:span></text:p>
              </text:list-item>
            </text:list>
            <text:p text:style-name="P28"><text:span text:style-name="Strong_20_Emphasis"><text:span text:style-name="T1">Terus, Apa Saja yang Perlu Dipelajari?</text:span></text:span></text:p>
            <text:p text:style-name="P28"><text:span text:style-name="T1">Menjadi pembelajar seumur hidup bukan berarti kamu harus terus-terusan ikut kursus </text:span><text:span text:style-name="Emphasis"><text:span text:style-name="T1">coding</text:span></text:span><text:span text:style-name="T1"> atau AI (kecuali kalau kamu memang minat di sana ya!). Belajar di sini cakupannya luas:</text:span></text:p>
            <text:list xml:id="list212048457505190159" text:style-name="L148">
              <text:list-item>
                <text:p text:style-name="P309"><text:span text:style-name="Strong_20_Emphasis"><text:span text:style-name="T1">Asah Terus Skill 'Manusiawi':</text:span></text:span><text:span text:style-name="T1"> Kemampuan berpikir kritis, kreatif, komunikasi, empati itu nggak ada matinya dan justru makin penting. </text:span><text:soft-page-break/><text:span text:style-name="T1">Caranya? Bisa lewat baca buku, ikut diskusi, gabung organisasi, belajar dari pengalaman berinteraksi dengan orang lain. </text:span></text:p>
              </text:list-item>
              <text:list-item>
                <text:p text:style-name="P309"><text:span text:style-name="Strong_20_Emphasis"><text:span text:style-name="T1">Pahami Perkembangan Teknologi &amp; Dampaknya:</text:span></text:span><text:span text:style-name="T1"> Nggak perlu jadi ahli, tapi luangkan waktu untuk mengikuti berita tentang AI terbaru, pahami garis besar cara kerjanya, dan pikirkan dampaknya bagi masyarakat dan etika. Ini bikin kamu jadi warga negara digital yang lebih cerdas. </text:span></text:p>
              </text:list-item>
              <text:list-item>
                <text:p text:style-name="P309"><text:span text:style-name="Strong_20_Emphasis"><text:span text:style-name="T1">Belajar Lintas Disiplin:</text:span></text:span><text:span text:style-name="T1"> AI itu menyentuh hampir semua bidang. Coba deh pelajari sedikit tentang bidang lain di luar minat utamamu. Siapa tahu kamu bisa menemukan koneksi atau ide inovatif baru dengan menggabungkan pengetahuan dari bidang berbeda. </text:span></text:p>
              </text:list-item>
              <text:list-item>
                <text:p text:style-name="P156"><text:span text:style-name="Strong_20_Emphasis"><text:span text:style-name="T1">Belajar Cara Belajar (</text:span></text:span><text:span text:style-name="Strong_20_Emphasis"><text:span text:style-name="Emphasis"><text:span text:style-name="T1">Learning How to Learn</text:span></text:span></text:span><text:span text:style-name="Strong_20_Emphasis"><text:span text:style-name="T1">):</text:span></text:span><text:span text:style-name="T1"> Ini penting banget! Cari tahu gaya belajar mana yang paling efektif buatmu. Belajar bagaimana mencari informasi yang kredibel dengan cepat, bagaimana memilah informasi penting, bagaimana mengingat dan menerapkan apa yang dipelajari. </text:span></text:p>
              </text:list-item>
            </text:list>
            <text:p text:style-name="P28"><text:span text:style-name="Strong_20_Emphasis"><text:span text:style-name="T1">Bagaimana Caranya Belajar Terus? Banyak Jalan Menuju Roma!</text:span></text:span></text:p>
            <text:p text:style-name="P4">Untungnya, di zaman sekarang (April 2025), sumber belajar itu melimpah ruah. Kamu bisa pilih cara yang paling cocok buatmu:</text:p>
            <text:list xml:id="list6468561247196320304" text:style-name="L149">
              <text:list-item>
                <text:p text:style-name="P310"><text:span text:style-name="Strong_20_Emphasis"><text:span text:style-name="T1">Pendidikan Formal:</text:span></text:span><text:span text:style-name="T1"> Sekolah dan universitas (semoga) terus beradaptasi kurikulumnya. Manfaatkan kesempatan belajar di bangku sekolah/kuliah sebaik mungkin. </text:span></text:p>
              </text:list-item>
              <text:list-item>
                <text:p text:style-name="P310"><text:span text:style-name="Strong_20_Emphasis"><text:span text:style-name="T1">Platform Belajar Online:</text:span></text:span><text:span text:style-name="T1"> Ini gudang ilmu! Banyak banget platform seperti Coursera, edX, Khan Academy (gratis!), atau platform lokal Indonesia seperti Dicoding, Skill Academy, atau lainnya (cek yang lagi populer!) yang menawarkan kursus berkualitas tentang berbagai topik, dari teknologi sampai seni, seringkali dengan biaya terjangkau atau bahkan gratis. </text:span></text:p>
              </text:list-item>
              <text:list-item>
                <text:p text:style-name="P310"><text:span text:style-name="Strong_20_Emphasis"><text:span text:style-name="T1">Belajar Mandiri (Informal):</text:span></text:span><text:span text:style-name="T1"> </text:span></text:p>
                <text:list>
                  <text:list-item>
                    <text:p text:style-name="P310"><text:span text:style-name="Strong_20_Emphasis"><text:span text:style-name="T1">Membaca:</text:span></text:span><text:span text:style-name="T1"> Buku, artikel berita teknologi terpercaya (misal: Wired, MIT Technology Review, atau media teknologi lokal), blog para ahli. </text:span></text:p>
                  </text:list-item>
                  <text:list-item>
                    <text:p text:style-name="P310"><text:span text:style-name="Strong_20_Emphasis"><text:span text:style-name="T1">Menonton/Mendengar:</text:span></text:span><text:span text:style-name="T1"> Video edukasi di YouTube (banyak kanal sains &amp; teknologi bagus!), dokumenter, TED Talks, podcast tentang topik yang kamu minati. </text:span></text:p>
                  </text:list-item>
                  <text:list-item>
                    <text:p text:style-name="P310"><text:span text:style-name="Strong_20_Emphasis"><text:span text:style-name="T1">Mengikuti Tokoh Inspiratif:</text:span></text:span><text:span text:style-name="T1"> Ikuti akun media sosial para ahli </text:span><text:soft-page-break/><text:span text:style-name="T1">atau praktisi di bidang yang kamu suka untuk dapat </text:span><text:span text:style-name="Emphasis"><text:span text:style-name="T1">update</text:span></text:span><text:span text:style-name="T1"> dan wawasan terbaru. </text:span></text:p>
                  </text:list-item>
                </text:list>
              </text:list-item>
              <text:list-item>
                <text:p text:style-name="P310"><text:span text:style-name="Strong_20_Emphasis"><text:span text:style-name="T1">Belajar dari Komunitas &amp; Teman:</text:span></text:span><text:span text:style-name="T1"> </text:span></text:p>
                <text:list>
                  <text:list-item>
                    <text:p text:style-name="P310"><text:span text:style-name="Strong_20_Emphasis"><text:span text:style-name="T1">Ikut Klub/Ekstrakurikuler:</text:span></text:span><text:span text:style-name="T1"> Klub coding, robotika, debat, sains di sekolah atau luar sekolah. </text:span></text:p>
                  </text:list-item>
                  <text:list-item>
                    <text:p text:style-name="P310"><text:span text:style-name="Strong_20_Emphasis"><text:span text:style-name="T1">Forum Online:</text:span></text:span><text:span text:style-name="T1"> Bergabung di forum diskusi online (Reddit, Discord, grup Facebook, dll) sesuai minatmu. </text:span></text:p>
                  </text:list-item>
                  <text:list-item>
                    <text:p text:style-name="P310"><text:span text:style-name="Strong_20_Emphasis"><text:span text:style-name="T1">Diskusi Langsung:</text:span></text:span><text:span text:style-name="T1"> Ngobrol dan bertukar pikiran dengan teman, guru, atau keluarga tentang apa yang sedang kamu pelajari. </text:span></text:p>
                  </text:list-item>
                  <text:list-item>
                    <text:p text:style-name="P310"><text:span text:style-name="Strong_20_Emphasis"><text:span text:style-name="T1">Acara/Seminar:</text:span></text:span><text:span text:style-name="T1"> Ikut seminar, workshop, atau pameran teknologi (kalau ada yang diadakan di kotamu atau secara online). </text:span></text:p>
                  </text:list-item>
                </text:list>
              </text:list-item>
              <text:list-item>
                <text:p text:style-name="P310"><text:span text:style-name="Strong_20_Emphasis"><text:span text:style-name="T1">Belajar Sambil Praktek (</text:span></text:span><text:span text:style-name="Strong_20_Emphasis"><text:span text:style-name="Emphasis"><text:span text:style-name="T1">Experiential Learning</text:span></text:span></text:span><text:span text:style-name="Strong_20_Emphasis"><text:span text:style-name="T1">):</text:span></text:span><text:span text:style-name="T1"> </text:span></text:p>
                <text:list>
                  <text:list-item>
                    <text:p text:style-name="P310"><text:span text:style-name="Strong_20_Emphasis"><text:span text:style-name="T1">Proyek Pribadi:</text:span></text:span><text:span text:style-name="T1"> Coba bikin sesuatu sendiri berdasarkan apa yang kamu pelajari (website sederhana, game kecil, analisis data sederhana, karya seni pakai AI tool). </text:span></text:p>
                  </text:list-item>
                  <text:list-item>
                    <text:p text:style-name="P310"><text:span text:style-name="Strong_20_Emphasis"><text:span text:style-name="T1">Eksperimen:</text:span></text:span><text:span text:style-name="T1"> Jangan takut mencoba </text:span><text:span text:style-name="Emphasis"><text:span text:style-name="T1">tools</text:span></text:span><text:span text:style-name="T1"> atau software baru. </text:span></text:p>
                  </text:list-item>
                  <text:list-item>
                    <text:p text:style-name="P310"><text:span text:style-name="Strong_20_Emphasis"><text:span text:style-name="T1">Kompetisi:</text:span></text:span><text:span text:style-name="T1"> Ikut lomba karya ilmiah, robotika, coding, dll. </text:span></text:p>
                  </text:list-item>
                  <text:list-item>
                    <text:p text:style-name="P157"><text:span text:style-name="Strong_20_Emphasis"><text:span text:style-name="T1">Magang (Jika Ada Kesempatan):</text:span></text:span><text:span text:style-name="T1"> Pengalaman kerja nyata itu guru terbaik. </text:span></text:p>
                  </text:list-item>
                </text:list>
              </text:list-item>
            </text:list>
            <text:p text:style-name="P28"><text:span text:style-name="Strong_20_Emphasis"><text:span text:style-name="T1">Pupuk Sikap Pembelajar Sejak Sekarang!</text:span></text:span></text:p>
            <text:p text:style-name="P28"><text:span text:style-name="T1">Yang terpenting dari semua ini adalah </text:span><text:span text:style-name="Strong_20_Emphasis"><text:span text:style-name="T1">menumbuhkan </text:span></text:span><text:span text:style-name="Strong_20_Emphasis"><text:span text:style-name="Emphasis"><text:span text:style-name="T1">mindset</text:span></text:span></text:span><text:span text:style-name="Strong_20_Emphasis"><text:span text:style-name="T1"> pembelajar</text:span></text:span><text:span text:style-name="T1">. Biasakan diri untuk:</text:span></text:p>
            <text:list xml:id="list5544816044183286045" text:style-name="L150">
              <text:list-item>
                <text:p text:style-name="P311"><text:span text:style-name="Strong_20_Emphasis"><text:span text:style-name="T1">Selalu Penasaran:</text:span></text:span><text:span text:style-name="T1"> Jangan berhenti bertanya "Kenapa?" dan "Bagaimana?". </text:span></text:p>
              </text:list-item>
              <text:list-item>
                <text:p text:style-name="P311"><text:span text:style-name="Strong_20_Emphasis"><text:span text:style-name="T1">Tidak Takut Salah/Gagal:</text:span></text:span><text:span text:style-name="T1"> Anggap kesalahan sebagai bagian dari proses belajar. </text:span></text:p>
              </text:list-item>
              <text:list-item>
                <text:p text:style-name="P311"><text:span text:style-name="Strong_20_Emphasis"><text:span text:style-name="T1">Proaktif:</text:span></text:span><text:span text:style-name="T1"> Jangan tunggu disuruh baru belajar. Ambil inisiatif sendiri mencari tahu hal-hal yang menarik minatmu. </text:span></text:p>
              </text:list-item>
              <text:list-item>
                <text:p text:style-name="P158"><text:span text:style-name="Strong_20_Emphasis"><text:span text:style-name="T1">Nikmati Prosesnya:</text:span></text:span><text:span text:style-name="T1"> Jadikan belajar sebagai petualangan yang seru, bukan beban. </text:span></text:p>
              </text:list-item>
            </text:list>
            <text:p text:style-name="P4">Dengan menjadi pembelajar seumur hidup, kamu nggak perlu takut lagi sama perubahan. Justru kamu akan siap menyambutnya sebagai kesempatan untuk terus tumbuh dan berkembang di era AI dan robotika yang dinamis ini!</text:p>
            <text:p text:style-name="P326"/>
            <text:p text:style-name="P28"><text:soft-page-break/><text:span text:style-name="Strong_20_Emphasis"><text:span text:style-name="T1">(Saran Prompt Ilustrasi)</text:span></text:span></text:p>
            <text:list xml:id="list7480231229625816996" text:style-name="L151">
              <text:list-item>
                <text:p text:style-name="P159"><text:span text:style-name="Strong_20_Emphasis"><text:span text:style-name="T1">Prompt Gambar:</text:span></text:span><text:span text:style-name="T1"> "Gambarkan ilustrasi kepala seorang remaja dengan 'roda gigi' berputar di dalamnya (simbol proses berpikir/belajar). Dari kepala itu, muncul berbagai 'jalur' atau 'jendela' yang menunjukkan berbagai cara belajar: ikon buku, ikon layar laptop dengan kursus online, ikon orang berdiskusi dalam grup, ikon robot/proyek sedang dirakit, ikon podcast/video. Beri judul besar 'PEMBELAJAR SEUMUR HIDUP' atau 'BELAJAR TERUS MENERUS'. Gunakan warna-warna cerah dan desain yang dinamis untuk menunjukkan proses belajar yang aktif dan berkelanjutan." </text:span></text:p>
              </text:list-item>
            </text:list>
            <text:p text:style-name="P326"/>
            <text:p text:style-name="P4">Ini adalah akhir dari Subbab 8.3. Silakan berikan perintah "YAX" jika Anda ingin saya melanjutkan ke prompt berikutnya (Isi Subbab 8.4).</text:p>
          </text:section>
          <text:section text:style-name="Sect1" text:name="feedback-form-50">
            <text:p text:style-name="P178"/>
          </text:section>
        </text:section>
        <text:section text:style-name="Sect1" text:name="3dba7d7184990f63">
          <text:p text:style-name="P4"/>
          <text:section text:style-name="Sect1" text:name="user-query-content-51">
            <text:p text:style-name="P325">YAX </text:p>
          </text:section>
          <text:p text:style-name="P178">Tampilkan alur berpikir</text:p>
          <text:section text:style-name="Sect2" text:name="model-response-message-contentr_3dba7d7184990f63">
            <text:p text:style-name="P28"><text:span text:style-name="T1">Baik, kita sampai di subbab terakhir sebelum benar-benar menutup buku ini. Kita akan kembali memperkuat satu pesan penting. Saya lanjutkan ke prompt ketigapuluh sembilan: </text:span><text:span text:style-name="Strong_20_Emphasis"><text:span text:style-name="T1">Isi Subbab 8.4: "Menjadi Pengguna Teknologi yang Bijak" (Pembahasan Mendalam)</text:span></text:span><text:span text:style-name="T1">.</text:span></text:p>
            <text:p text:style-name="P326"/>
            <text:p text:style-name="P28"><text:span text:style-name="Strong_20_Emphasis"><text:span text:style-name="T1">(Jawaban untuk Prompt Isi Subbab 8.4: "Menjadi Pengguna Teknologi yang Bijak")</text:span></text:span></text:p>
            <text:p text:style-name="P28"><text:span text:style-name="T1">Di Bab 7 kita sudah bahas peran penting kamu sebagai pengguna dalam menjaga etika teknologi. Nah, di penghujung perjalanan kita ini, mari kita lihat lagi peran tersebut, tapi kali ini dengan kacamata </text:span><text:span text:style-name="Strong_20_Emphasis"><text:span text:style-name="T1">masa depan</text:span></text:span><text:span text:style-name="T1">. Menjadi pengguna teknologi yang bijak itu bukan cuma soal 'sopan santun digital' saat ini (Sabtu, 26 April 2025), tapi ini adalah </text:span><text:span text:style-name="Strong_20_Emphasis"><text:span text:style-name="T1">keterampilan navigasi (</text:span></text:span><text:span text:style-name="Strong_20_Emphasis"><text:span text:style-name="Emphasis"><text:span text:style-name="T1">navigation skill</text:span></text:span></text:span><text:span text:style-name="Strong_20_Emphasis"><text:span text:style-name="T1">) yang esensial</text:span></text:span><text:span text:style-name="T1"> untuk kamu bisa 'selamat', sejahtera, dan tetap menjadi dirimu sendiri di tengah dunia yang akan semakin dipenuhi oleh AI dan robotika yang makin canggih dan makin 'merayu'.</text:span></text:p>
            <text:p text:style-name="P4">Ingat lagi beberapa poin kunci dari Bab 7.4?</text:p>
            <text:list xml:id="list4884444492269295472" text:style-name="L152">
              <text:list-item>
                <text:p text:style-name="P312"><text:soft-page-break/><text:span text:style-name="T1">Tetap </text:span><text:span text:style-name="Strong_20_Emphasis"><text:span text:style-name="T1">sadar</text:span></text:span><text:span text:style-name="T1"> bagaimana AI bekerja di sekitarmu. </text:span></text:p>
              </text:list-item>
              <text:list-item>
                <text:p text:style-name="P312"><text:span text:style-name="T1">Terus asah </text:span><text:span text:style-name="Strong_20_Emphasis"><text:span text:style-name="T1">berpikir kritis</text:span></text:span><text:span text:style-name="T1">. </text:span></text:p>
              </text:list-item>
              <text:list-item>
                <text:p text:style-name="P312"><text:span text:style-name="T1">Jaga </text:span><text:span text:style-name="Strong_20_Emphasis"><text:span text:style-name="T1">data pribadi</text:span></text:span><text:span text:style-name="T1">mu. </text:span></text:p>
              </text:list-item>
              <text:list-item>
                <text:p text:style-name="P160"><text:span text:style-name="T1">Gunakan teknologi secara </text:span><text:span text:style-name="Strong_20_Emphasis"><text:span text:style-name="T1">bertanggung jawab</text:span></text:span><text:span text:style-name="T1">. </text:span></text:p>
              </text:list-item>
            </text:list>
            <text:p text:style-name="P4">Semua itu akan jadi makin penting di masa depan! Tapi ada beberapa hal lagi yang perlu kita tekankan:</text:p>
            <text:list xml:id="list5611697548345008307" text:style-name="L153">
              <text:list-item>
                <text:p text:style-name="P161"><text:span text:style-name="Strong_20_Emphasis"><text:span text:style-name="T1">Sengaja Memilih, Bukan Pasrah Menerima (</text:span></text:span><text:span text:style-name="Strong_20_Emphasis"><text:span text:style-name="Emphasis"><text:span text:style-name="T1">Intentionality</text:span></text:span></text:span><text:span text:style-name="Strong_20_Emphasis"><text:span text:style-name="T1">):</text:span></text:span></text:p>
                <text:list>
                  <text:list-item>
                    <text:p text:style-name="P313"><text:span text:style-name="T1">Ini kuncinya. Jangan biarkan teknologi (atau algoritma di baliknya) mendikte hidupmu. Latih dirimu untuk </text:span><text:span text:style-name="Strong_20_Emphasis"><text:span text:style-name="T1">memakai teknologi secara sengaja dan sadar</text:span></text:span><text:span text:style-name="T1">. </text:span></text:p>
                  </text:list-item>
                  <text:list-item>
                    <text:p text:style-name="P204">Sebelum menggunakan aplikasi AI baru, atau menghabiskan waktu berjam-jam di platform tertentu, coba tanya dirimu sendiri: </text:p>
                    <text:list>
                      <text:list-item>
                        <text:p text:style-name="P204">"Apa tujuanku pakai ini? Apakah ini benar-benar membantuku mencapai sesuatu yang penting bagiku?" </text:p>
                      </text:list-item>
                      <text:list-item>
                        <text:p text:style-name="P204">"Apa 'harga' yang harus kubayar? Berapa banyak dataku yang ku berikan? Berapa banyak waktuku yang tersita? Apakah ini mengorbankan fokusku pada hal lain yang lebih penting?" </text:p>
                      </text:list-item>
                      <text:list-item>
                        <text:p text:style-name="P204">"Apakah ada skill pentingku yang mungkin jadi tumpul karena aku terlalu bergantung pada alat ini?" (Misalnya, skill menghafal arah karena selalu pakai GPS, atau skill menulis karena terlalu sering pakai AI writer). </text:p>
                      </text:list-item>
                    </text:list>
                  </text:list-item>
                  <text:list-item>
                    <text:p text:style-name="P313"><text:span text:style-name="T1">Belajarlah untuk </text:span><text:span text:style-name="Strong_20_Emphasis"><text:span text:style-name="T1">mengatakan 'tidak'</text:span></text:span><text:span text:style-name="T1"> atau </text:span><text:span text:style-name="Strong_20_Emphasis"><text:span text:style-name="T1">membatasi penggunaan</text:span></text:span><text:span text:style-name="T1"> teknologi yang terasa lebih banyak menyita daripada memberi manfaat nyata bagimu. Jangan jadi konsumen pasif yang sekadar ikut arus! </text:span></text:p>
                  </text:list-item>
                </text:list>
              </text:list-item>
              <text:list-item>
                <text:p text:style-name="P161"><text:span text:style-name="Strong_20_Emphasis"><text:span text:style-name="T1">Jaga 'Kewarasan' Digitalmu (</text:span></text:span><text:span text:style-name="Strong_20_Emphasis"><text:span text:style-name="Emphasis"><text:span text:style-name="T1">Digital Well-being</text:span></text:span></text:span><text:span text:style-name="Strong_20_Emphasis"><text:span text:style-name="T1">):</text:span></text:span></text:p>
                <text:list>
                  <text:list-item>
                    <text:p text:style-name="P204">AI dirancang untuk menarik perhatian kita. Kalau tidak hati-hati, kita bisa tenggelam dalam dunia digital dan lupa sama dunia nyata. Menjaga kesejahteraan digital itu krusial: </text:p>
                    <text:list>
                      <text:list-item>
                        <text:p text:style-name="P313"><text:span text:style-name="Strong_20_Emphasis"><text:span text:style-name="T1">Atasi Banjir Informasi:</text:span></text:span><text:span text:style-name="T1"> Secara sadar, pilih sumber informasimu. Jangan biarkan algoritma sepenuhnya menentukan apa yang kamu lihat. Lawan 'gelembung filter' dengan sengaja mencari sudut pandang berbeda. Waspadai misinformasi/disinformasi yang mungkin dibuat </text:span><text:soft-page-break/><text:span text:style-name="T1">atau disebarkan oleh AI. Belajar untuk 'puasa' informasi sesekali. </text:span></text:p>
                      </text:list-item>
                      <text:list-item>
                        <text:p text:style-name="P313"><text:span text:style-name="Strong_20_Emphasis"><text:span text:style-name="T1">Seimbangkan Online &amp; Offline:</text:span></text:span><text:span text:style-name="T1"> Teknologi itu hebat, tapi hubungan nyata dengan keluarga dan teman di dunia nyata, pengalaman langsung merasakan alam (seperti pantai indah di Aceh Selatan ini!), atau sekadar waktu untuk diam dan merenung itu tak tergantikan. Jaga keseimbangan ini baik-baik. </text:span></text:p>
                      </text:list-item>
                      <text:list-item>
                        <text:p text:style-name="P313"><text:span text:style-name="Strong_20_Emphasis"><text:span text:style-name="T1">Lindungi Fokus &amp; Kesehatan Mental:</text:span></text:span><text:span text:style-name="T1"> Sadari bagaimana notifikasi terus-menerus atau </text:span><text:span text:style-name="Emphasis"><text:span text:style-name="T1">scrolling</text:span></text:span><text:span text:style-name="T1"> tanpa henti bisa merusak fokus dan rentang perhatianmu. Atur notifikasi, batasi waktu layar jika perlu, dan perhatikan dampaknya pada suasana hati atau tingkat stresmu. </text:span></text:p>
                      </text:list-item>
                    </text:list>
                  </text:list-item>
                </text:list>
              </text:list-item>
              <text:list-item>
                <text:p text:style-name="P161"><text:span text:style-name="Strong_20_Emphasis"><text:span text:style-name="T1">Ikut Membentuk Norma Positif:</text:span></text:span></text:p>
                <text:list>
                  <text:list-item>
                    <text:p text:style-name="P313"><text:span text:style-name="T1">Cara kamu dan teman-temanmu menggunakan teknologi ikut membentuk 'budaya digital' di lingkunganmu. Jadilah </text:span><text:span text:style-name="Strong_20_Emphasis"><text:span text:style-name="T1">contoh yang baik</text:span></text:span><text:span text:style-name="T1">. Diskusikan tentang penggunaan teknologi yang sehat dan etis. Jangan ikut-ikutan tren negatif hanya karena 'semua orang melakukannya'. Kamu bisa ikut menciptakan norma positif dari lingkaran pertemananmu sendiri. </text:span></text:p>
                  </text:list-item>
                </text:list>
              </text:list-item>
              <text:list-item>
                <text:p text:style-name="P161"><text:span text:style-name="Strong_20_Emphasis"><text:span text:style-name="T1">Ini Latihan Seumur Hidup:</text:span></text:span></text:p>
                <text:list>
                  <text:list-item>
                    <text:p text:style-name="P161"><text:span text:style-name="T1">Menjadi pengguna teknologi yang bijak itu </text:span><text:span text:style-name="Strong_20_Emphasis"><text:span text:style-name="T1">bukan tujuan akhir</text:span></text:span><text:span text:style-name="T1">, tapi </text:span><text:span text:style-name="Strong_20_Emphasis"><text:span text:style-name="T1">proses belajar dan penyesuaian terus-menerus</text:span></text:span><text:span text:style-name="T1">. Teknologi akan terus berubah dengan cara yang mungkin tidak kita duga. Yang penting adalah kita terus </text:span><text:span text:style-name="Strong_20_Emphasis"><text:span text:style-name="T1">berefleksi</text:span></text:span><text:span text:style-name="T1"> tentang hubungan kita dengan teknologi, dan secara sadar </text:span><text:span text:style-name="Strong_20_Emphasis"><text:span text:style-name="T1">membuat pilihan</text:span></text:span><text:span text:style-name="T1"> yang mendukung nilai-nilai dan kesejahteraan kita sebagai manusia. </text:span></text:p>
                  </text:list-item>
                </text:list>
              </text:list-item>
            </text:list>
            <text:p text:style-name="P28"><text:span text:style-name="T1">Pada akhirnya, AI dan robotika hanyalah alat. Seberapa bermanfaat atau berbahayanya alat itu sangat bergantung pada </text:span><text:span text:style-name="Strong_20_Emphasis"><text:span text:style-name="T1">bagaimana kita memilih untuk menggunakannya</text:span></text:span><text:span text:style-name="T1">, hari ini dan di masa depan. Pilihlah dengan bijak!</text:span></text:p>
            <text:p text:style-name="P326"/>
            <text:p text:style-name="P28"><text:span text:style-name="Strong_20_Emphasis"><text:span text:style-name="T1">(Saran Prompt Ilustrasi)</text:span></text:span></text:p>
            <text:list xml:id="list1428507181638000687" text:style-name="L154">
              <text:list-item>
                <text:p text:style-name="P162"><text:span text:style-name="Strong_20_Emphasis"><text:span text:style-name="T1">Prompt Gambar:</text:span></text:span><text:span text:style-name="T1"> "Gambarkan ilustrasi seorang remaja sedang melakukan 'meditasi' atau duduk tenang di tengah 'badai' ikon teknologi (AI, robot, notifikasi, media sosial). Remaja itu tampak fokus dan damai, </text:span><text:soft-page-break/><text:span text:style-name="T1">mungkin ada 'perisai' transparan di sekelilingnya. Atau, gambarkan remaja sedang memegang 'remote control' dengan tombol 'Pilih Secara Sadar', 'Jeda Digital', 'Filter Kritis', 'Jaga Privasi' yang diarahkan ke layar atau perangkat teknologi di depannya. Gunakan warna yang menenangkan tapi tetap menunjukkan adanya 'gangguan' teknologi di sekitar yang perlu dikelola." </text:span></text:p>
              </text:list-item>
            </text:list>
            <text:p text:style-name="P326"/>
            <text:p text:style-name="P4">Ini adalah akhir dari Subbab 8.4 dan juga Bab 8. Kita sudah menyelesaikan semua prompt untuk isi bab dan subbab. Silakan berikan perintah "YAX" jika Anda ingin saya melanjutkan ke prompt berikutnya (Isi Penutup Subbab 1: Merangkum Perjalanan).</text:p>
          </text:section>
          <text:section text:style-name="Sect1" text:name="feedback-form-51">
            <text:p text:style-name="P178"/>
          </text:section>
        </text:section>
        <text:section text:style-name="Sect1" text:name="579858280373e9ec">
          <text:p text:style-name="P4"/>
          <text:section text:style-name="Sect1" text:name="user-query-content-52">
            <text:p text:style-name="P325">YAX </text:p>
          </text:section>
          <text:p text:style-name="P178">Tampilkan alur berpikir</text:p>
          <text:section text:style-name="Sect2" text:name="model-response-message-contentr_579858280373e9ec">
            <text:p text:style-name="P28"><text:span text:style-name="T1">Baik, kita sudah sampai di bagian awal dari penutup buku ini. Saatnya merangkum semua yang telah kita lalui bersama. Saya lanjutkan ke prompt keempatpuluh: </text:span><text:span text:style-name="Strong_20_Emphasis"><text:span text:style-name="T1">Isi Penutup Subbab 1: "Merangkum Perjalanan: Teman Sekaligus Tantangan"</text:span></text:span><text:span text:style-name="T1">.</text:span></text:p>
            <text:p text:style-name="P326"/>
            <text:p text:style-name="P28"><text:span text:style-name="Strong_20_Emphasis"><text:span text:style-name="T1">(Jawaban untuk Prompt Isi Penutup Subbab 1: "Merangkum Perjalanan: Teman Sekaligus Tantangan")</text:span></text:span></text:p>
            <text:p text:style-name="P4">Kita sudah menempuh perjalanan yang cukup jauh ya dalam buku ini! Dimulai dari rasa penasaran kita pada robot dan AI yang sering kita lihat di film atau bahkan di genggaman tangan kita sendiri. Kita sudah 'membongkar' sedikit rahasia di balik cara kerja Kecerdasan Buatan (AI) yang bisa 'belajar' (Bab 2) dan mengenal lebih dekat dunia Robotika dengan berbagai bentuk fisiknya (Bab 3).</text:p>
            <text:p text:style-name="P4">Lalu, kita menyaksikan momen seru ketika 'otak' AI dan 'tubuh' Robot bersatu, melahirkan entitas cerdas dengan kemampuan 'melihat', 'mendengar', dan 'merespons' yang semakin canggih (Bab 4). Kita juga sudah melihat sisi 'teman' mereka – bagaimana AI dan robot bisa menjadi pembantu hebat dalam pekerjaan sulit dan berbahaya, merevolusi dunia kesehatan, membuka peluang baru dalam pendidikan dan kreativitas, hingga membuat hidup kita sehari-hari <text:soft-page-break/>jadi lebih mudah dan menyenangkan (Bab 6).</text:p>
            <text:p text:style-name="P4">Tapi, kita tidak berhenti di situ. Kita juga berani melihat sisi lainnya, sisi 'ancaman' dan kekhawatiran yang menyertai teknologi hebat ini: dampaknya pada pekerjaan manusia, pertanyaan tentang kontrol dan keamanan (membedakan mitos dan realita), ancaman serius terhadap privasi dan keamanan data kita, hingga masalah ketidakadilan akibat bias algoritma (Bab 5). Kita pun sadar bahwa untuk mengarungi semua ini, kita butuh 'aturan main' etika yang jelas dan tanggung jawab dari semua pihak (Bab 7). Terakhir, kita mencoba menatap masa depan, membayangkan berbagai kemungkinan, dan yang terpenting, menyadari peran besar kita sendiri—termasuk kamu—dalam membentuk era baru ini (Bab 8).</text:p>
            <text:p text:style-name="P4">Sekarang, mari kita kembali ke pertanyaan paling mendasar yang menjadi judul buku ini:</text:p>
            <text:p text:style-name="P28"><text:span text:style-name="Strong_20_Emphasis"><text:span text:style-name="T1">Jadi, setelah semua penjelajahan ini, Robot Cerdas itu sebenarnya TEMAN atau ANCAMAN?</text:span></text:span></text:p>
            <text:p text:style-name="P28"><text:span text:style-name="T1">Kesimpulan utamanya mungkin tidak memuaskan bagi yang mencari jawaban simpel, tapi inilah kenyataannya: Jawabannya adalah </text:span><text:span text:style-name="Strong_20_Emphasis"><text:span text:style-name="T1">keduanya, sekaligus</text:span></text:span><text:span text:style-name="T1">.</text:span></text:p>
            <text:p text:style-name="P28"><text:span text:style-name="T1">AI dan robot cerdas pada dasarnya adalah </text:span><text:span text:style-name="Strong_20_Emphasis"><text:span text:style-name="T1">alat (</text:span></text:span><text:span text:style-name="Strong_20_Emphasis"><text:span text:style-name="Emphasis"><text:span text:style-name="T1">tools</text:span></text:span></text:span><text:span text:style-name="Strong_20_Emphasis"><text:span text:style-name="T1">)</text:span></text:span><text:span text:style-name="T1"> – alat yang luar biasa kuat, yang belum pernah ada sebelumnya dalam sejarah manusia. Seperti alat kuat lainnya (api, listrik, internet), mereka punya </text:span><text:span text:style-name="Strong_20_Emphasis"><text:span text:style-name="T1">potensi ganda</text:span></text:span><text:span text:style-name="T1">:</text:span></text:p>
            <text:list xml:id="list7904656363262636482" text:style-name="L155">
              <text:list-item>
                <text:p text:style-name="P314"><text:span text:style-name="T1">Mereka bisa menjadi </text:span><text:span text:style-name="Strong_20_Emphasis"><text:span text:style-name="T1">'teman'</text:span></text:span><text:span text:style-name="T1"> terbaik kita: membantu menyembuhkan penyakit, menciptakan solusi untuk masalah global, membebaskan kita dari pekerjaan membosankan, memperkaya hidup kita dengan cara-cara baru. </text:span></text:p>
              </text:list-item>
              <text:list-item>
                <text:p text:style-name="P163"><text:span text:style-name="T1">Tapi mereka juga bisa menjadi </text:span><text:span text:style-name="Strong_20_Emphasis"><text:span text:style-name="T1">'tantangan'</text:span></text:span><text:span text:style-name="T1"> atau bahkan </text:span><text:span text:style-name="Strong_20_Emphasis"><text:span text:style-name="T1">'ancaman'</text:span></text:span><text:span text:style-name="T1"> serius: jika mereka menghilangkan lebih banyak pekerjaan daripada yang diciptakan tanpa solusi, jika biasnya melanggengkan ketidakadilan, jika privasi kita diobrak-abrik, atau jika mereka lepas kendali (bukan karena 'memberontak', tapi karena kesalahan desain atau tujuan yang keliru). </text:span></text:p>
              </text:list-item>
            </text:list>
            <text:p text:style-name="P28"><text:span text:style-name="T1">Yang menentukan apakah neraca akan lebih berat ke sisi 'teman' atau 'ancaman' bukanlah teknologi itu sendiri. Teknologi itu netral. Yang menentukannya adalah </text:span><text:span text:style-name="Strong_20_Emphasis"><text:span text:style-name="T1">KITA, MANUSIA</text:span></text:span><text:span text:style-name="T1">. Bagaimana kita memilih untuk </text:span><text:span text:style-name="Strong_20_Emphasis"><text:span text:style-name="T1">merancang</text:span></text:span><text:span text:style-name="T1"> AI dan robot? </text:span><text:span text:style-name="Strong_20_Emphasis"><text:span text:style-name="T1">Aturan main (regulasi &amp; etika)</text:span></text:span><text:span text:style-name="T1"> seperti apa yang </text:span><text:soft-page-break/><text:span text:style-name="T1">kita terapkan? Dan yang tak kalah penting, bagaimana kita memilih untuk </text:span><text:span text:style-name="Strong_20_Emphasis"><text:span text:style-name="T1">menggunakannya</text:span></text:span><text:span text:style-name="T1"> dalam kehidupan kita sehari-hari?</text:span></text:p>
            <text:p text:style-name="P4">Arah masa depan teknologi ini, termasuk dampaknya bagi kita di Indonesia, ada di tangan kita bersama. Ini adalah tanggung jawab besar, tapi juga kesempatan besar.</text:p>
            <text:p text:style-name="P326"/>
            <text:p text:style-name="P28"><text:span text:style-name="Strong_20_Emphasis"><text:span text:style-name="T1">(Saran Prompt Ilustrasi)</text:span></text:span></text:p>
            <text:list xml:id="list8584111701337609400" text:style-name="L156">
              <text:list-item>
                <text:p text:style-name="P164"><text:span text:style-name="Strong_20_Emphasis"><text:span text:style-name="T1">Prompt Gambar:</text:span></text:span><text:span text:style-name="T1"> "Gambarkan ilustrasi simbolik sebuah koin besar dengan dua sisi yang terlihat bersamaan (mungkin dalam perspektif 3D atau terbelah). Satu sisi koin menunjukkan ikon-ikon positif AI/Robot (tangan robot berjabat tangan dengan manusia, ikon kesehatan, ikon buku/kreativitas). Sisi lainnya menunjukkan ikon-ikon negatif/tantangan (ikon pengangguran, ikon mata pengawas, ikon tanda bahaya/error). Di bawah koin, ada gambar tangan manusia yang sedang 'memegang' atau 'menyeimbangkan' koin tersebut, melambangkan pilihan dan kontrol manusia. Beri judul singkat seperti 'Dua Sisi Teknologi' atau 'Pilihan di Tangan Kita'." </text:span></text:p>
              </text:list-item>
            </text:list>
            <text:p text:style-name="P326"/>
            <text:p text:style-name="P4">Ini adalah akhir dari Subbab Penutup 1. Silakan berikan perintah "YAX" jika Anda ingin saya melanjutkan ke prompt berikutnya (Isi Penutup Subbab 2: Pesan Penutup).</text:p>
          </text:section>
          <text:section text:style-name="Sect1" text:name="feedback-form-52">
            <text:p text:style-name="P178"/>
          </text:section>
        </text:section>
        <text:section text:style-name="Sect1" text:name="7429564ac94d060e">
          <text:p text:style-name="P4"/>
          <text:section text:style-name="Sect1" text:name="user-query-content-53">
            <text:p text:style-name="P325">YAX </text:p>
          </text:section>
          <text:p text:style-name="P178">Tampilkan alur berpikir</text:p>
          <text:section text:style-name="Sect2" text:name="model-response-message-contentr_7429564ac94d060e">
            <text:p text:style-name="P28"><text:span text:style-name="T1">Baik, inilah pesan terakhir dari buku ini untukmu. Saya lanjutkan ke prompt keempatpuluhsatu (terakhir): </text:span><text:span text:style-name="Strong_20_Emphasis"><text:span text:style-name="T1">Isi Penutup Subbab 2: "Pesan Penutup: Optimis tapi Kritis"</text:span></text:span><text:span text:style-name="T1">.</text:span></text:p>
            <text:p text:style-name="P326"/>
            <text:p text:style-name="P28"><text:span text:style-name="Strong_20_Emphasis"><text:span text:style-name="T1">(Jawaban untuk Prompt Isi Penutup Subbab 2: "Pesan Penutup: Optimis tapi Kritis")</text:span></text:span></text:p>
            <text:p text:style-name="P4">Jadi, bagaimana sebaiknya sikap kita dalam menyongsong masa depan yang <text:soft-page-break/>semakin diwarnai oleh AI dan robot cerdas ini? Apakah kita harus super optimis dan percaya teknologi akan menyelesaikan semua masalah? Atau sebaliknya, haruskah kita pesimis, takut, dan menolak kemajuan ini?</text:p>
            <text:p text:style-name="P28"><text:span text:style-name="T1">Buku ini mengajakmu mengambil jalan tengah yang lebih bijak: </text:span><text:span text:style-name="Strong_20_Emphasis"><text:span text:style-name="T1">Optimis tapi Kritis</text:span></text:span><text:span text:style-name="T1">.</text:span></text:p>
            <text:list xml:id="list6095391386200576871" text:style-name="L157">
              <text:list-item>
                <text:p text:style-name="P315"><text:span text:style-name="Strong_20_Emphasis"><text:span text:style-name="T1">Optimis:</text:span></text:span><text:span text:style-name="T1"> Kita patut optimis karena potensi AI dan robotika untuk membawa kebaikan itu nyata dan luar biasa besar. Kita punya alat baru yang dahsyat untuk memecahkan masalah-masalah pelik di dunia, mulai dari penyakit, perubahan iklim, hingga kemiskinan, serta untuk membuat hidup lebih baik. Optimisme ini penting agar kita punya semangat untuk belajar, berinovasi, dan memanfaatkan teknologi ini secara positif. </text:span></text:p>
              </text:list-item>
              <text:list-item>
                <text:p text:style-name="P165"><text:span text:style-name="Strong_20_Emphasis"><text:span text:style-name="T1">Kritis:</text:span></text:span><text:span text:style-name="T1"> Tapi, optimisme saja tidak cukup. Kita juga harus </text:span><text:span text:style-name="Strong_20_Emphasis"><text:span text:style-name="T1">selalu kritis</text:span></text:span><text:span text:style-name="T1">. Kritis artinya tidak menerima begitu saja semua klaim hebat tentang teknologi. Kritis artinya berani mempertanyakan dampaknya, waspada terhadap risikonya (yang sudah kita bahas), dan menuntut adanya tanggung jawab serta keadilan dalam pengembangannya. Sikap kritis ini melindungi kita dari kenaifan dan memastikan kita tidak 'terjebak' oleh sisi negatif teknologi. </text:span></text:p>
              </text:list-item>
            </text:list>
            <text:p text:style-name="P28"><text:span text:style-name="T1">Sikap </text:span><text:span text:style-name="Strong_20_Emphasis"><text:span text:style-name="T1">optimis yang berhati-hati</text:span></text:span><text:span text:style-name="T1"> dan </text:span><text:span text:style-name="Strong_20_Emphasis"><text:span text:style-name="T1">keterlibatan yang kritis</text:span></text:span><text:span text:style-name="T1"> inilah bekal terbaikmu. Lalu, apa lagi yang perlu kamu bawa dari buku ini ke dalam perjalananmu ke depan? Ingatlah selalu beberapa hal ini:</text:span></text:p>
            <text:list xml:id="list9004920668813204450" text:style-name="L158">
              <text:list-item>
                <text:p text:style-name="P316"><text:span text:style-name="Strong_20_Emphasis"><text:span text:style-name="T1">Teruslah Haus Ilmu:</text:span></text:span><text:span text:style-name="T1"> Jangan pernah berhenti </text:span><text:span text:style-name="Strong_20_Emphasis"><text:span text:style-name="T1">belajar</text:span></text:span><text:span text:style-name="T1"> dan </text:span><text:span text:style-name="Strong_20_Emphasis"><text:span text:style-name="T1">penasaran</text:span></text:span><text:span text:style-name="T1">. Dunia berubah cepat, jadilah pembelajar seumur hidup. </text:span></text:p>
              </text:list-item>
              <text:list-item>
                <text:p text:style-name="P316"><text:span text:style-name="Strong_20_Emphasis"><text:span text:style-name="T1">Asah Terus Logika &amp; Hati:</text:span></text:span><text:span text:style-name="T1"> Kemampuan </text:span><text:span text:style-name="Strong_20_Emphasis"><text:span text:style-name="T1">berpikir kritis</text:span></text:span><text:span text:style-name="T1">, membedakan benar dan salah, serta </text:span><text:span text:style-name="Strong_20_Emphasis"><text:span text:style-name="T1">berempati</text:span></text:span><text:span text:style-name="T1"> pada sesama manusia akan jadi asetmu yang paling berharga. </text:span></text:p>
              </text:list-item>
              <text:list-item>
                <text:p text:style-name="P316"><text:span text:style-name="Strong_20_Emphasis"><text:span text:style-name="T1">Bertindak Bijak &amp; Etis:</text:span></text:span><text:span text:style-name="T1"> Pilihanmu sehari-hari dalam menggunakan teknologi itu </text:span><text:span text:style-name="Strong_20_Emphasis"><text:span text:style-name="T1">berdampak</text:span></text:span><text:span text:style-name="T1">. Gunakan secara sadar, jaga datamu, dan jangan menyalahgunakannya. </text:span></text:p>
              </text:list-item>
              <text:list-item>
                <text:p text:style-name="P166"><text:span text:style-name="Strong_20_Emphasis"><text:span text:style-name="T1">Jadilah Fleksibel:</text:span></text:span><text:span text:style-name="T1"> Siapkan diri untuk </text:span><text:span text:style-name="Strong_20_Emphasis"><text:span text:style-name="T1">beradaptasi</text:span></text:span><text:span text:style-name="T1"> dengan perubahan, baik dalam cara belajar, bekerja, maupun hidup bermasyarakat. </text:span></text:p>
              </text:list-item>
            </text:list>
            <text:p text:style-name="P28"><text:span text:style-name="Strong_20_Emphasis"><text:span text:style-name="T1">Masa Depan di Tangan Generasimu</text:span></text:span></text:p>
            <text:p text:style-name="P28"><text:span text:style-name="T1">Wahai kamu, remaja Indonesia, yang membaca baris terakhir buku ini pada hari Sabtu, 26 April 2025. Ingatlah ini baik-baik: masa depan bersama AI dan robotika </text:span><text:span text:style-name="Strong_20_Emphasis"><text:span text:style-name="T1">bukanlah takdir</text:span></text:span><text:span text:style-name="T1"> yang sudah dituliskan untukmu. Kamu bukanlah </text:span><text:soft-page-break/><text:span text:style-name="T1">sekadar penonton pasif yang menerima apapun yang terjadi.</text:span></text:p>
            <text:p text:style-name="P28"><text:span text:style-name="T1">Kamu adalah </text:span><text:span text:style-name="Strong_20_Emphasis"><text:span text:style-name="T1">generasi penerus bangsa</text:span></text:span><text:span text:style-name="T1"> yang punya pemahaman, punya energi, punya kreativitas, dan yang terpenting, punya </text:span><text:span text:style-name="Strong_20_Emphasis"><text:span text:style-name="T1">pilihan</text:span></text:span><text:span text:style-name="T1">. Pemahaman yang kamu dapatkan dari buku ini (dan dari sumber lainnya nanti) memberimu kekuatan. Pilihan-pilihan yang kamu buat setiap hari, sekecil apapun itu, ikut berkontribusi membentuk masa depan. Suaramu, ide-idemu, dan aksimu itu </text:span><text:span text:style-name="Strong_20_Emphasis"><text:span text:style-name="T1">penting</text:span></text:span><text:span text:style-name="T1">.</text:span></text:p>
            <text:p text:style-name="P28"><text:span text:style-name="T1">Gunakanlah pengetahuan dan keterampilanmu untuk </text:span><text:span text:style-name="Strong_20_Emphasis"><text:span text:style-name="T1">terlibat secara cerdas</text:span></text:span><text:span text:style-name="T1"> dengan perkembangan teknologi ini. Jangan takut untuk bertanya, berdiskusi, dan menyuarakan pendapatmu secara bertanggung jawab. Apapun bidang yang akan kamu tekuni nanti—apakah menjadi ilmuwan AI, seniman, dokter, guru, pengusaha, aktivis sosial, atau apapun—kamu bisa ikut </text:span><text:span text:style-name="Strong_20_Emphasis"><text:span text:style-name="T1">memberi warna dan arah</text:span></text:span><text:span text:style-name="T1"> pada bagaimana teknologi ini dimanfaatkan.</text:span></text:p>
            <text:p text:style-name="P28"><text:span text:style-name="T1">Mari bersama-sama kita dorong agar AI dan robotika ini bisa berkembang menjadi </text:span><text:span text:style-name="Strong_20_Emphasis"><text:span text:style-name="T1">'teman' sejati</text:span></text:span><text:span text:style-name="T1"> bagi kemanusiaan; teman yang membantu kita membangun Indonesia yang lebih maju, adil, dan sejahtera, serta dunia yang lebih baik untuk semua.</text:span></text:p>
            <text:p text:style-name="P4">Masa depan cerah itu mungkin, dan kuncinya ada pada kita semua. Selamat melanjutkan petualanganmu!</text:p>
            <text:p text:style-name="P326"/>
            <text:p text:style-name="P28"><text:span text:style-name="Strong_20_Emphasis"><text:span text:style-name="T1">(Saran Prompt Ilustrasi Akhir)</text:span></text:span></text:p>
            <text:list xml:id="list1994826780680675795" text:style-name="L159">
              <text:list-item>
                <text:p text:style-name="P167"><text:span text:style-name="Strong_20_Emphasis"><text:span text:style-name="T1">Prompt Gambar:</text:span></text:span><text:span text:style-name="T1"> "Buat ilustrasi penutup buku yang inspiratif dan penuh harapan. Gambarkan siluet sekelompok remaja beragam (representasi Indonesia) berdiri bersama menatap cakrawala masa depan yang cerah. Di langit masa depan itu, terlihat ikon-ikon AI dan robot yang terintegrasi secara harmonis dengan ikon manusia, alam, dan kemajuan (misalnya ikon energi bersih, kesehatan, pendidikan). Mungkin ada cahaya matahari terbit atau bintang-bintang terang. Gunakan warna-warna cerah, hangat, dan optimis. Bisa ditambahkan kutipan singkat yang memotivasi di bawahnya, seperti 'Masa Depan Kita Ciptakan Bersama'." </text:span></text:p>
              </text:list-item>
            </text:list>
            <text:p text:style-name="P326"/>
            <text:p text:style-name="P4">Ini adalah akhir dari Subbab Penutup 2 dan seluruh rangkaian jawaban berdasarkan prompt yang telah Anda berikan. Saya harap ini sesuai dengan <text:soft-page-break/>harapan Anda untuk isi buku "Robot Cerdas: Teman atau Ancaman?".</text:p>
          </text:section>
          <text:section text:style-name="Sect1" text:name="feedback-form-53">
            <text:p text:style-name="P178"/>
          </text:section>
        </text:section>
        <text:section text:style-name="Sect1" text:name="072450a149c7d0e0">
          <text:p text:style-name="P4"/>
          <text:section text:style-name="Sect1" text:name="user-query-content-54">
            <text:p text:style-name="P325">buqt glosarium </text:p>
          </text:section>
          <text:p text:style-name="P178">Tampilkan alur berpikir</text:p>
          <text:section text:style-name="Sect2" text:name="model-response-message-contentr_072450a149c7d0e0">
            <text:p text:style-name="P28"><text:span text:style-name="T1">Tentu, berikut adalah draf </text:span><text:span text:style-name="Strong_20_Emphasis"><text:span text:style-name="T1">Glosarium</text:span></text:span><text:span text:style-name="T1"> untuk buku "Robot Cerdas: Teman atau Ancaman?", berisi istilah-istilah penting yang telah kita bahas, dengan penjelasan sederhana yang cocok untuk remaja (per Sabtu, 26 April 2025):</text:span></text:p>
            <text:p text:style-name="P326"/>
            <text:p text:style-name="P28"><text:span text:style-name="Strong_20_Emphasis"><text:span text:style-name="T1">Glosarium: Memahami Istilah Kunci</text:span></text:span></text:p>
            <text:p text:style-name="P4">Berikut adalah penjelasan singkat untuk beberapa istilah penting yang kamu temui dalam buku ini:</text:p>
            <text:list xml:id="list7844555184469745822" text:style-name="L160">
              <text:list-item>
                <text:p text:style-name="P168"><text:span text:style-name="Strong_20_Emphasis"><text:span text:style-name="T1">Accountability (Akuntabilitas):</text:span></text:span><text:span text:style-name="T1"> Pertanggungjawaban. Dalam konteks AI, ini merujuk pada persoalan siapa yang harus bertanggung jawab jika sistem AI membuat kesalahan atau menyebabkan kerugian.</text:span></text:p>
              </text:list-item>
              <text:list-item>
                <text:p text:style-name="P168"><text:span text:style-name="Strong_20_Emphasis"><text:span text:style-name="T1">AGI (Artificial General Intelligence / AI Kuat):</text:span></text:span><text:span text:style-name="T1"> Jenis AI hipotetis (belum ada saat ini) yang memiliki kecerdasan setara atau melebihi manusia di </text:span><text:span text:style-name="Emphasis"><text:span text:style-name="T1">semua</text:span></text:span><text:span text:style-name="T1"> bidang kognitif, mampu belajar dan beradaptasi secara fleksibel seperti manusia. Sering digambarkan dalam fiksi ilmiah.</text:span></text:p>
              </text:list-item>
              <text:list-item>
                <text:p text:style-name="P168"><text:span text:style-name="Strong_20_Emphasis"><text:span text:style-name="T1">AI (Artificial Intelligence / Kecerdasan Buatan):</text:span></text:span><text:span text:style-name="T1"> Bidang ilmu komputer yang bertujuan membuat sistem (program) komputer yang bisa melakukan tugas-tugas yang biasanya membutuhkan kecerdasan manusia, seperti belajar, memecahkan masalah, mengenali pola, dan membuat keputusan. AI adalah 'otak' atau kecerdasannya, bukan fisiknya.</text:span></text:p>
              </text:list-item>
              <text:list-item>
                <text:p text:style-name="P168"><text:span text:style-name="Strong_20_Emphasis"><text:span text:style-name="T1">Aktuator (Actuator):</text:span></text:span><text:span text:style-name="T1"> Komponen 'otot' atau 'alat gerak' pada robot yang melakukan aksi fisik berdasarkan perintah dari prosesor. Contoh: motor listrik (untuk roda/lengan), penjepit (</text:span><text:span text:style-name="Emphasis"><text:span text:style-name="T1">gripper</text:span></text:span><text:span text:style-name="T1">).</text:span></text:p>
              </text:list-item>
              <text:list-item>
                <text:p text:style-name="P168"><text:span text:style-name="Strong_20_Emphasis"><text:span text:style-name="T1">Algoritma (Algorithm):</text:span></text:span><text:span text:style-name="T1"> Serangkaian instruksi atau aturan langkah demi langkah yang jelas dan terurut yang harus diikuti oleh komputer (termasuk AI) untuk menyelesaikan suatu tugas atau memecahkan masalah.</text:span></text:p>
              </text:list-item>
              <text:list-item>
                <text:p text:style-name="P168"><text:soft-page-break/><text:span text:style-name="Strong_20_Emphasis"><text:span text:style-name="T1">Bias Algoritma (Algorithmic Bias):</text:span></text:span><text:span text:style-name="T1"> Kecenderungan sistem AI untuk secara sistematis menghasilkan keputusan atau hasil yang tidak adil, merugikan, atau diskriminatif terhadap kelompok orang tertentu, biasanya karena data latihan yang bias atau desain algoritma yang cacat.</text:span></text:p>
              </text:list-item>
              <text:list-item>
                <text:p text:style-name="P168"><text:span text:style-name="Strong_20_Emphasis"><text:span text:style-name="T1">Big Data:</text:span></text:span><text:span text:style-name="T1"> Istilah untuk menggambarkan kumpulan data yang ukurannya sangat besar, sangat beragam jenisnya (teks, gambar, video, dll.), dan dihasilkan dengan sangat cepat. Big Data menjadi 'bahan bakar' penting untuk melatih banyak sistem AI modern.</text:span></text:p>
              </text:list-item>
              <text:list-item>
                <text:p text:style-name="P168"><text:span text:style-name="Strong_20_Emphasis"><text:span text:style-name="T1">Black Box (Kotak Hitam):</text:span></text:span><text:span text:style-name="T1"> Istilah untuk menggambarkan sistem AI (terutama </text:span><text:span text:style-name="Emphasis"><text:span text:style-name="T1">Deep Learning</text:span></text:span><text:span text:style-name="T1">) yang proses pengambilan keputusannya sulit atau tidak bisa dipahami sepenuhnya, bahkan oleh pembuatnya. Kita tahu input dan outputnya, tapi proses di dalamnya misterius.</text:span></text:p>
              </text:list-item>
              <text:list-item>
                <text:p text:style-name="P168"><text:span text:style-name="Strong_20_Emphasis"><text:span text:style-name="T1">Cobot (Collaborative Robot):</text:span></text:span><text:span text:style-name="T1"> Jenis robot (biasanya lengan robot) yang dirancang khusus agar bisa bekerja dengan aman di dekat atau bersama manusia dalam satu area kerja, sering dilengkapi sensor keamanan tambahan.</text:span></text:p>
              </text:list-item>
              <text:list-item>
                <text:p text:style-name="P168"><text:span text:style-name="Strong_20_Emphasis"><text:span text:style-name="T1">Computer Vision (Visi Komputer):</text:span></text:span><text:span text:style-name="T1"> Cabang AI yang memungkinkan komputer untuk 'melihat' dan menginterpretasi informasi visual dari gambar atau video, seperti mengenali objek, wajah, atau pemandangan.</text:span></text:p>
              </text:list-item>
              <text:list-item>
                <text:p text:style-name="P168"><text:span text:style-name="Strong_20_Emphasis"><text:span text:style-name="T1">Data:</text:span></text:span><text:span text:style-name="T1"> Informasi dalam bentuk mentah (angka, teks, gambar, suara, dll.) yang bisa diolah oleh komputer. Dalam konteks AI, data menjadi 'bahan pelajaran' bagi </text:span><text:span text:style-name="Emphasis"><text:span text:style-name="T1">Machine Learning</text:span></text:span><text:span text:style-name="T1">.</text:span></text:p>
              </text:list-item>
              <text:list-item>
                <text:p text:style-name="P168"><text:span text:style-name="Strong_20_Emphasis"><text:span text:style-name="T1">Deepfake:</text:span></text:span><text:span text:style-name="T1"> Video, gambar, atau rekaman suara palsu yang dibuat menggunakan teknik AI (khususnya </text:span><text:span text:style-name="Emphasis"><text:span text:style-name="T1">Deep Learning</text:span></text:span><text:span text:style-name="T1">) sehingga terlihat sangat mirip dengan aslinya. Sering disalahgunakan untuk hoaks atau penipuan.</text:span></text:p>
              </text:list-item>
              <text:list-item>
                <text:p text:style-name="P168"><text:span text:style-name="Strong_20_Emphasis"><text:span text:style-name="T1">Digital Literacy (Literasi Digital):</text:span></text:span><text:span text:style-name="T1"> Kemampuan untuk menemukan, mengevaluasi, menggunakan, berbagi, dan membuat konten menggunakan teknologi digital dan internet secara efektif, aman, dan bertanggung jawab. Di era AI, ini juga mencakup pemahaman dasar tentang cara kerja AI dan dampaknya.</text:span></text:p>
              </text:list-item>
              <text:list-item>
                <text:p text:style-name="P168"><text:span text:style-name="Strong_20_Emphasis"><text:span text:style-name="T1">Digital Well-being (Kesejahteraan Digital):</text:span></text:span><text:span text:style-name="T1"> Kondisi kesehatan mental dan emosional yang baik terkait dengan penggunaan teknologi digital. </text:span><text:soft-page-break/><text:span text:style-name="T1">Mencakup kemampuan mengelola waktu layar, mengatasi </text:span><text:span text:style-name="Emphasis"><text:span text:style-name="T1">information overload</text:span></text:span><text:span text:style-name="T1">, menjaga keseimbangan hidup online-offline, dan menggunakan teknologi secara sadar.</text:span></text:p>
              </text:list-item>
              <text:list-item>
                <text:p text:style-name="P168"><text:span text:style-name="Strong_20_Emphasis"><text:span text:style-name="T1">Etika (Ethics):</text:span></text:span><text:span text:style-name="T1"> Prinsip-prinsip moral atau pemikiran tentang apa yang benar dan salah, baik dan buruk, yang membimbing perilaku individu atau kelompok. Dalam konteks AI, etika membahas dampak moral dan sosial dari pengembangan serta penggunaan teknologi ini.</text:span></text:p>
              </text:list-item>
              <text:list-item>
                <text:p text:style-name="P168"><text:span text:style-name="Strong_20_Emphasis"><text:span text:style-name="T1">Humanoid:</text:span></text:span><text:span text:style-name="T1"> Jenis robot yang bentuk fisiknya dirancang menyerupai tubuh manusia (memiliki kepala, badan, lengan, kaki).</text:span></text:p>
              </text:list-item>
              <text:list-item>
                <text:p text:style-name="P168"><text:span text:style-name="Strong_20_Emphasis"><text:span text:style-name="T1">Lifelong Learning (Belajar Seumur Hidup):</text:span></text:span><text:span text:style-name="T1"> Sikap mental dan praktik untuk terus belajar hal baru secara berkelanjutan sepanjang hidup, baik melalui pendidikan formal maupun informal, sebagai cara beradaptasi dengan perubahan.</text:span></text:p>
              </text:list-item>
              <text:list-item>
                <text:p text:style-name="P168"><text:span text:style-name="Strong_20_Emphasis"><text:span text:style-name="T1">Machine Learning (ML / Mesin Pembelajaran):</text:span></text:span><text:span text:style-name="T1"> Cabang dari AI di mana sistem komputer 'belajar' dari data untuk meningkatkan kinerjanya dalam tugas tertentu, tanpa perlu diprogram secara eksplisit untuk setiap langkah. Ini adalah cara utama AI modern menjadi 'pintar'.</text:span></text:p>
              </text:list-item>
              <text:list-item>
                <text:p text:style-name="P168"><text:span text:style-name="Strong_20_Emphasis"><text:span text:style-name="T1">Narrow AI (AI Lemah / AI Spesialis):</text:span></text:span><text:span text:style-name="T1"> Jenis AI yang dirancang dan dilatih untuk melakukan satu tugas spesifik atau serangkaian tugas terbatas saja (contoh: AI catur, AI penerjemah, AI rekomendasi). Hampir semua AI yang ada saat ini adalah Narrow AI.</text:span></text:p>
              </text:list-item>
              <text:list-item>
                <text:p text:style-name="P168"><text:span text:style-name="Strong_20_Emphasis"><text:span text:style-name="T1">NLP (Natural Language Processing / Pengolahan Bahasa Alami):</text:span></text:span><text:span text:style-name="T1"> Cabang AI yang fokus pada kemampuan komputer untuk memahami, menginterpretasi, dan menghasilkan bahasa manusia (baik tulisan maupun lisan). Contoh: </text:span><text:span text:style-name="Emphasis"><text:span text:style-name="T1">chatbot</text:span></text:span><text:span text:style-name="T1">, asisten suara, mesin penerjemah.</text:span></text:p>
              </text:list-item>
              <text:list-item>
                <text:p text:style-name="P168"><text:span text:style-name="Strong_20_Emphasis"><text:span text:style-name="T1">Otomatisasi (Automation):</text:span></text:span><text:span text:style-name="T1"> Penggunaan teknologi (termasuk robot dan AI) untuk melakukan tugas-tugas yang sebelumnya dilakukan oleh manusia, dengan tujuan meningkatkan efisiensi, kecepatan, atau keamanan.</text:span></text:p>
              </text:list-item>
              <text:list-item>
                <text:p text:style-name="P168"><text:span text:style-name="Strong_20_Emphasis"><text:span text:style-name="T1">Otonom (Autonomous):</text:span></text:span><text:span text:style-name="T1"> Kemampuan suatu sistem (seperti robot atau kendaraan) untuk beroperasi dan membuat keputusan sendiri tanpa campur tangan manusia secara langsung dan terus-menerus.</text:span></text:p>
              </text:list-item>
              <text:list-item>
                <text:p text:style-name="P168"><text:span text:style-name="Strong_20_Emphasis"><text:span text:style-name="T1">Privasi (Privacy):</text:span></text:span><text:span text:style-name="T1"> Hak individu untuk mengendalikan informasi pribadi </text:span><text:soft-page-break/><text:span text:style-name="T1">mereka dan terlindung dari pengawasan atau gangguan yang tidak diinginkan.</text:span></text:p>
              </text:list-item>
              <text:list-item>
                <text:p text:style-name="P168"><text:span text:style-name="Strong_20_Emphasis"><text:span text:style-name="T1">Prompt:</text:span></text:span><text:span text:style-name="T1"> Instruksi atau pertanyaan yang diberikan kepada sistem AI (khususnya AI generatif seperti ChatGPT atau Midjourney) untuk menghasilkan output tertentu (teks, gambar, dll). Kualitas prompt sangat mempengaruhi kualitas output AI.</text:span></text:p>
              </text:list-item>
              <text:list-item>
                <text:p text:style-name="P168"><text:span text:style-name="Strong_20_Emphasis"><text:span text:style-name="T1">Prosesor (Processor / Controller):</text:span></text:span><text:span text:style-name="T1"> 'Otak' dari robot atau komputer yang menjalankan instruksi program dan mengolah data (termasuk data dari sensor) untuk membuat keputusan.</text:span></text:p>
              </text:list-item>
              <text:list-item>
                <text:p text:style-name="P168"><text:span text:style-name="Strong_20_Emphasis"><text:span text:style-name="T1">Robot:</text:span></text:span><text:span text:style-name="T1"> Mesin fisik (hardware) yang bisa diprogram untuk merasakan lingkungannya (menggunakan sensor), memproses informasi (menggunakan prosesor, kadang dengan AI), dan melakukan aksi fisik (menggunakan aktuator) secara otomatis atau otonom.</text:span></text:p>
              </text:list-item>
              <text:list-item>
                <text:p text:style-name="P168"><text:span text:style-name="Strong_20_Emphasis"><text:span text:style-name="T1">Robotika (Robotics):</text:span></text:span><text:span text:style-name="T1"> Bidang ilmu dan teknik yang berhubungan dengan desain, konstruksi, operasi, dan aplikasi robot.</text:span></text:p>
              </text:list-item>
              <text:list-item>
                <text:p text:style-name="P168"><text:span text:style-name="Strong_20_Emphasis"><text:span text:style-name="T1">Sensor:</text:span></text:span><text:span text:style-name="T1"> Komponen pada robot yang berfungsi sebagai 'indra' untuk mendeteksi atau mengukur aspek tertentu dari lingkungan fisik. Contoh: kamera (penglihatan), mikrofon (pendengaran), sensor sentuh, sensor jarak.</text:span></text:p>
              </text:list-item>
              <text:list-item>
                <text:p text:style-name="P168"><text:span text:style-name="Strong_20_Emphasis"><text:span text:style-name="T1">Surveillance (Pengawasan):</text:span></text:span><text:span text:style-name="T1"> Pemantauan perilaku, aktivitas, atau informasi orang atau kelompok, seringkali menggunakan teknologi seperti kamera CCTV, analisis data digital, atau pengenalan wajah.</text:span></text:p>
              </text:list-item>
            </text:list>
            <text:p text:style-name="P326"/>
            <text:p text:style-name="P4">Semoga glosarium ini membantu memperjelas istilah-istilah kunci dalam buku!</text:p>
          </text:section>
          <text:section text:style-name="Sect1" text:name="feedback-form-54">
            <text:p text:style-name="P178"/>
          </text:section>
        </text:section>
        <text:section text:style-name="Sect1" text:name="2a576e115f35c39d">
          <text:p text:style-name="P4"/>
          <text:section text:style-name="Sect1" text:name="user-query-content-55">
            <text:p text:style-name="P325">buat sumber bacaan </text:p>
          </text:section>
          <text:p text:style-name="P178">Tampilkan alur berpikir</text:p>
          <text:section text:style-name="Sect2" text:name="model-response-message-contentr_2a576e115f35c39d">
            <text:p text:style-name="P28"><text:span text:style-name="T1">Tentu, berikut adalah beberapa rekomendasi </text:span><text:span text:style-name="Strong_20_Emphasis"><text:span text:style-name="T1">Sumber Belajar Lebih Lanjut</text:span></text:span><text:span text:style-name="T1"> untuk kamu yang masih penasaran dan ingin terus menjelajahi dunia AI, robotika, dan etika teknologi setelah membaca buku ini. Sumber-sumber ini bervariasi, mulai dari bacaan santai hingga yang lebih mendalam (sesuai kondisi dan ketersediaan per Sabtu, 26 April 2025):</text:span></text:p>
            <text:p text:style-name="P326"><text:soft-page-break/></text:p>
            <text:p text:style-name="P28"><text:span text:style-name="Strong_20_Emphasis"><text:span text:style-name="T1">Sumber Belajar Lebih Lanjut</text:span></text:span></text:p>
            <text:p text:style-name="P28"><text:span text:style-name="T1">Petualanganmu memahami AI dan robotika tidak berhenti di halaman terakhir buku ini! Dunia ini berkembang sangat cepat. Jika kamu ingin terus belajar dan </text:span><text:span text:style-name="Emphasis"><text:span text:style-name="T1">update</text:span></text:span><text:span text:style-name="T1">, berikut beberapa sumber yang bisa kamu jelajahi:</text:span></text:p>
            <text:p text:style-name="P28"><text:span text:style-name="Strong_20_Emphasis"><text:span text:style-name="T1">1. Website Berita Teknologi &amp; Blog (Campuran Bahasa Inggris &amp; Indonesia):</text:span></text:span></text:p>
            <text:list xml:id="list3526224551065360530" text:style-name="L161">
              <text:list-item>
                <text:p text:style-name="P317"><text:span text:style-name="Strong_20_Emphasis"><text:span text:style-name="T1">Wired (wired.com):</text:span></text:span><text:span text:style-name="T1"> Salah satu majalah dan situs teknologi paling terkenal. Sering membahas AI, robotika, dan dampaknya pada masyarakat dengan gaya penulisan yang menarik (Bahasa Inggris). </text:span></text:p>
              </text:list-item>
              <text:list-item>
                <text:p text:style-name="P317"><text:span text:style-name="Strong_20_Emphasis"><text:span text:style-name="T1">The Verge (theverge.com):</text:span></text:span><text:span text:style-name="T1"> Situs berita teknologi populer yang mengulas gadget terbaru, perkembangan AI, mobil otonom, dan budaya digital (Bahasa Inggris). </text:span></text:p>
              </text:list-item>
              <text:list-item>
                <text:p text:style-name="P317"><text:span text:style-name="Strong_20_Emphasis"><text:span text:style-name="T1">MIT Technology Review (technologyreview.com):</text:span></text:span><text:span text:style-name="T1"> Lebih mendalam, sering membahas riset terbaru di bidang AI dan teknologi lainnya dari Massachusetts Institute of Technology (MIT) (Bahasa Inggris). </text:span></text:p>
              </text:list-item>
              <text:list-item>
                <text:p text:style-name="P317"><text:span text:style-name="Strong_20_Emphasis"><text:span text:style-name="T1">DailySocial.id:</text:span></text:span><text:span text:style-name="T1"> Situs berita teknologi Indonesia yang sering mengulas startup, inovasi digital, dan terkadang perkembangan AI di konteks lokal. </text:span></text:p>
              </text:list-item>
              <text:list-item>
                <text:p text:style-name="P317"><text:span text:style-name="Strong_20_Emphasis"><text:span text:style-name="T1">Tech in Asia Indonesia (id.techinasia.com):</text:span></text:span><text:span text:style-name="T1"> Fokus pada berita startup dan teknologi di Asia, termasuk perkembangan AI dan investasi di sektor ini di Indonesia. </text:span></text:p>
              </text:list-item>
              <text:list-item>
                <text:p text:style-name="P169"><text:span text:style-name="Strong_20_Emphasis"><text:span text:style-name="T1">Blog Riset AI:</text:span></text:span><text:span text:style-name="T1"> Perusahaan seperti </text:span><text:span text:style-name="Strong_20_Emphasis"><text:span text:style-name="T1">Google AI Blog</text:span></text:span><text:span text:style-name="T1"> atau </text:span><text:span text:style-name="Strong_20_Emphasis"><text:span text:style-name="T1">OpenAI Blog</text:span></text:span><text:span text:style-name="T1"> sering mempublikasikan penemuan atau pemikiran terbaru mereka (biasanya cukup teknis, tapi menarik untuk diikuti perkembangannya) (Bahasa Inggris). </text:span></text:p>
              </text:list-item>
            </text:list>
            <text:p text:style-name="P28"><text:span text:style-name="Strong_20_Emphasis"><text:span text:style-name="T1">2. Buku (Cari di Toko Buku, Perpustakaan, atau Versi Digital):</text:span></text:span></text:p>
            <text:p text:style-name="P4">Mencari buku non-fiksi tentang AI yang mudah dicerna remaja dalam Bahasa Indonesia mungkin agak menantang, tapi tidak ada salahnya mencari judul-judul ini (atau terjemahannya jika ada):</text:p>
            <text:list xml:id="list1550178707190947985" text:style-name="L162">
              <text:list-item>
                <text:p text:style-name="P318"><text:span text:style-name="Strong_20_Emphasis"><text:span text:style-name="T1">"Life 3.0: Being Human in the Age of Artificial Intelligence" oleh Max Tegmark:</text:span></text:span><text:span text:style-name="T1"> Buku ini membahas masa depan jangka panjang AI dengan cara yang cukup mudah diakses, menjelajahi berbagai skenario. (Mungkin perlu sedikit usaha ekstra untuk memahaminya). </text:span></text:p>
              </text:list-item>
              <text:list-item>
                <text:p text:style-name="P318"><text:soft-page-break/><text:span text:style-name="Strong_20_Emphasis"><text:span text:style-name="T1">"AI Superpowers: China, Silicon Valley, and the New World Order" oleh Kai-Fu Lee:</text:span></text:span><text:span text:style-name="T1"> Memberi perspektif menarik tentang perkembangan AI di Amerika Serikat dan Tiongkok serta dampaknya pada ekonomi global. </text:span></text:p>
              </text:list-item>
              <text:list-item>
                <text:p text:style-name="P318"><text:span text:style-name="Strong_20_Emphasis"><text:span text:style-name="T1">"Weapons of Math Destruction" oleh Cathy O'Neil:</text:span></text:span><text:span text:style-name="T1"> Fokus pada masalah bias algoritma dan bagaimana AI bisa memperburuk ketidakadilan sosial (sangat relevan dengan Bab 5!). </text:span></text:p>
              </text:list-item>
              <text:list-item>
                <text:p text:style-name="P170"><text:span text:style-name="Strong_20_Emphasis"><text:span text:style-name="T1">Cari Buku Pengantar:</text:span></text:span><text:span text:style-name="T1"> Coba cari di toko buku atau perpustakaan (fisik atau online) buku-buku dengan judul seperti "Pengantar Kecerdasan Buatan", "Belajar Robotika untuk Pemula", atau buku sejenis yang ditujukan untuk pembaca umum atau pelajar. </text:span></text:p>
              </text:list-item>
            </text:list>
            <text:p text:style-name="P28"><text:span text:style-name="Strong_20_Emphasis"><text:span text:style-name="T1">3. Video &amp; Dokumenter (Cara Belajar yang Seru!):</text:span></text:span></text:p>
            <text:list xml:id="list6477497788906772224" text:style-name="L163">
              <text:list-item>
                <text:p text:style-name="P319"><text:span text:style-name="Strong_20_Emphasis"><text:span text:style-name="T1">YouTube Channels:</text:span></text:span><text:span text:style-name="T1"> </text:span></text:p>
                <text:list>
                  <text:list-item>
                    <text:p text:style-name="P319"><text:span text:style-name="Strong_20_Emphasis"><text:span text:style-name="T1">Kurzgesagt – In a Nutshell:</text:span></text:span><text:span text:style-name="T1"> Channel ini (Bahasa Inggris, tapi sering ada subtitle Indonesia) jago banget menjelaskan topik sains dan teknologi kompleks (termasuk AI) dengan animasi super keren dan penjelasan sederhana. </text:span></text:p>
                  </text:list-item>
                  <text:list-item>
                    <text:p text:style-name="P319"><text:span text:style-name="Strong_20_Emphasis"><text:span text:style-name="T1">TED Talks (ted.com):</text:span></text:span><text:span text:style-name="T1"> Cari video ceramah singkat dari para ahli tentang topik "Artificial Intelligence", "Robotics", "Machine Learning", "AI Ethics". Banyak yang inspiratif dan membuka wawasan. </text:span></text:p>
                  </text:list-item>
                  <text:list-item>
                    <text:p text:style-name="P319"><text:span text:style-name="Strong_20_Emphasis"><text:span text:style-name="T1">ColdFusion:</text:span></text:span><text:span text:style-name="T1"> Channel (Bahasa Inggris) yang sering membahas sejarah dan perkembangan teknologi baru, termasuk AI dan dampaknya. </text:span></text:p>
                  </text:list-item>
                  <text:list-item>
                    <text:p text:style-name="P319"><text:span text:style-name="Strong_20_Emphasis"><text:span text:style-name="T1">Two Minute Papers:</text:span></text:span><text:span text:style-name="T1"> Channel (Bahasa Inggris) yang merangkum riset-riset AI terbaru dalam video singkat (agak teknis, tapi seru melihat kemajuannya). </text:span></text:p>
                  </text:list-item>
                </text:list>
              </text:list-item>
              <text:list-item>
                <text:p text:style-name="P171"><text:span text:style-name="Strong_20_Emphasis"><text:span text:style-name="T1">Film Dokumenter:</text:span></text:span><text:span text:style-name="T1"> Cari di platform streaming seperti Netflix, YouTube Premium, atau lainnya. Beberapa judul yang mungkin menarik (cek ketersediaannya): "Do You Trust This Computer?", "AlphaGo" (tentang AI yang mengalahkan juara dunia Go), "Lo and Behold, Reveries of the Connected World". </text:span></text:p>
              </text:list-item>
            </text:list>
            <text:p text:style-name="P28"><text:span text:style-name="Strong_20_Emphasis"><text:span text:style-name="T1">4. Kursus Online (Untuk yang Ingin Lebih Serius):</text:span></text:span></text:p>
            <text:p text:style-name="P4">Jika kamu benar-benar tertarik mendalami aspek teknis atau konsepnya lebih jauh, banyak platform menawarkan kursus online, seringkali ada opsi gratis <text:soft-page-break/>untuk 'mengaudit' (belajar materinya tanpa sertifikat):</text:p>
            <text:list xml:id="list6247827209201701949" text:style-name="L164">
              <text:list-item>
                <text:p text:style-name="P320"><text:span text:style-name="Strong_20_Emphasis"><text:span text:style-name="T1">Coursera &amp; edX:</text:span></text:span><text:span text:style-name="T1"> Platform MOOC (Massive Open Online Course) terbesar yang punya banyak kursus pengantar AI, Machine Learning, Python (bahasa pemrograman populer untuk AI) dari universitas top dunia. </text:span></text:p>
              </text:list-item>
              <text:list-item>
                <text:p text:style-name="P320"><text:span text:style-name="Strong_20_Emphasis"><text:span text:style-name="T1">Khan Academy:</text:span></text:span><text:span text:style-name="T1"> Menyediakan pelajaran dasar ilmu komputer dan matematika yang jadi fondasi AI (gratis). </text:span></text:p>
              </text:list-item>
              <text:list-item>
                <text:p text:style-name="P320"><text:span text:style-name="Strong_20_Emphasis"><text:span text:style-name="T1">Google AI Education (ai.google/education/):</text:span></text:span><text:span text:style-name="T1"> Google menyediakan berbagai sumber belajar gratis tentang AI untuk berbagai level. </text:span></text:p>
              </text:list-item>
              <text:list-item>
                <text:p text:style-name="P172"><text:span text:style-name="Strong_20_Emphasis"><text:span text:style-name="T1">Platform Lokal (Cek Relevansinya):</text:span></text:span><text:span text:style-name="T1"> Platform seperti Dicoding atau Skill Academy di Indonesia kadang menawarkan kursus terkait data science, pemrograman, atau skill digital yang relevan. </text:span></text:p>
              </text:list-item>
            </text:list>
            <text:p text:style-name="P28"><text:span text:style-name="Strong_20_Emphasis"><text:span text:style-name="T1">Tips Tambahan:</text:span></text:span></text:p>
            <text:list xml:id="list6749097041499342752" text:style-name="L165">
              <text:list-item>
                <text:p text:style-name="P321"><text:span text:style-name="Strong_20_Emphasis"><text:span text:style-name="T1">Mulai dari yang Dasar:</text:span></text:span><text:span text:style-name="T1"> Jangan langsung lompat ke topik yang terlalu rumit. Cari sumber yang memang ditujukan untuk pemula. </text:span></text:p>
              </text:list-item>
              <text:list-item>
                <text:p text:style-name="P321"><text:span text:style-name="Strong_20_Emphasis"><text:span text:style-name="T1">Ikuti Rasa Ingin Tahu:</text:span></text:span><text:span text:style-name="T1"> Pilih topik atau sumber yang paling menarik minatmu terlebih dahulu. </text:span></text:p>
              </text:list-item>
              <text:list-item>
                <text:p text:style-name="P321"><text:span text:style-name="Strong_20_Emphasis"><text:span text:style-name="T1">Jangan Takut Bertanya:</text:span></text:span><text:span text:style-name="T1"> Jika ada yang tidak kamu mengerti, diskusikan dengan teman, guru, atau cari penjelasannya di forum online. </text:span></text:p>
              </text:list-item>
              <text:list-item>
                <text:p text:style-name="P173"><text:span text:style-name="Strong_20_Emphasis"><text:span text:style-name="T1">Kritis Terhadap Sumber:</text:span></text:span><text:span text:style-name="T1"> Selalu pertimbangkan siapa penulis atau pembuat kontennya dan apakah informasinya bisa dipercaya. </text:span></text:p>
              </text:list-item>
            </text:list>
            <text:p text:style-name="P4">Selamat melanjutkan penjelajahanmu di dunia AI dan robotika yang menakjubkan ini! Teruslah belajar, bertanya, dan berpikir kritis!</text:p>
          </text:section>
          <text:section text:style-name="Sect1" text:name="feedback-form-55">
            <text:p text:style-name="P178"/>
          </text:section>
        </text:section>
        <text:section text:style-name="Sect1" text:name="2e46050fc0e64fd3">
          <text:p text:style-name="P4"/>
          <text:section text:style-name="Sect1" text:name="user-query-content-56">
            <text:p text:style-name="P325">buat promptnpembuatan sampul buku </text:p>
          </text:section>
          <text:p text:style-name="P178">Tampilkan alur berpikir</text:p>
          <text:section text:style-name="Sect2" text:name="model-response-message-contentr_2e46050fc0e64fd3">
            <text:p text:style-name="P4">Tentu, ini adalah prompt yang bisa Anda gunakan sebagai panduan untuk desainer grafis atau bahkan AI image generator dalam membuat sampul buku "Robot Cerdas: Teman atau Ancaman?":</text:p>
            <text:p text:style-name="P326"/>
            <text:p text:style-name="P28"><text:span text:style-name="Strong_20_Emphasis"><text:span text:style-name="T1">Prompt Pembuatan Sampul Buku</text:span></text:span></text:p>
            <text:p text:style-name="P28"><text:span text:style-name="Strong_20_Emphasis"><text:span text:style-name="T1">Judul Buku:</text:span></text:span><text:span text:style-name="T1"> Robot Cerdas: Teman atau Ancaman? </text:span><text:span text:style-name="Strong_20_Emphasis"><text:span text:style-name="T1">(Wajib tampil jelas dan </text:span></text:span><text:soft-page-break/><text:span text:style-name="Strong_20_Emphasis"><text:span text:style-name="T1">dominan)</text:span></text:span></text:p>
            <text:p text:style-name="P28"><text:span text:style-name="Strong_20_Emphasis"><text:span text:style-name="T1">Target Pembaca:</text:span></text:span><text:span text:style-name="T1"> Remaja Usia 13-22 Tahun (Indonesia)</text:span></text:p>
            <text:p text:style-name="P28"><text:span text:style-name="Strong_20_Emphasis"><text:span text:style-name="T1">Gaya Visual &amp; Mood:</text:span></text:span></text:p>
            <text:list xml:id="list6968968837333423699" text:style-name="L166">
              <text:list-item>
                <text:p text:style-name="P322"><text:span text:style-name="Strong_20_Emphasis"><text:span text:style-name="T1">Modern, Menarik Perhatian (Eye-catching), dan Relevan</text:span></text:span><text:span text:style-name="T1"> untuk remaja. Hindari kesan terlalu kaku, ilmiah, atau sebaliknya, terlalu kekanak-kanakan. </text:span></text:p>
              </text:list-item>
              <text:list-item>
                <text:p text:style-name="P174"><text:span text:style-name="Strong_20_Emphasis"><text:span text:style-name="T1">Mood:</text:span></text:span><text:span text:style-name="T1"> Harus mencerminkan </text:span><text:span text:style-name="Strong_20_Emphasis"><text:span text:style-name="T1">dilema sentral</text:span></text:span><text:span text:style-name="T1"> buku: ada unsur </text:span><text:span text:style-name="Strong_20_Emphasis"><text:span text:style-name="T1">kecanggihan, harapan, dan potensi positif</text:span></text:span><text:span text:style-name="T1">, tapi juga ada nuansa </text:span><text:span text:style-name="Strong_20_Emphasis"><text:span text:style-name="T1">misteri, pertanyaan, keraguan, atau potensi risiko</text:span></text:span><text:span text:style-name="T1">. Harus membuat calon pembaca </text:span><text:span text:style-name="Strong_20_Emphasis"><text:span text:style-name="T1">penasaran</text:span></text:span><text:span text:style-name="T1"> dan ingin tahu jawabannya. </text:span></text:p>
              </text:list-item>
            </text:list>
            <text:p text:style-name="P28"><text:span text:style-name="Strong_20_Emphasis"><text:span text:style-name="T1">Konsep Visual Utama (Pilih salah satu atau kombinasi ide):</text:span></text:span></text:p>
            <text:list xml:id="list9165360924945821814" text:style-name="L167">
              <text:list-item>
                <text:p text:style-name="P175"><text:span text:style-name="Strong_20_Emphasis"><text:span text:style-name="T1">Konsep Terbelah (Split Concept):</text:span></text:span></text:p>
                <text:list>
                  <text:list-item>
                    <text:p text:style-name="P205">Bagi sampul menjadi dua sisi secara visual (vertikal atau diagonal). </text:p>
                  </text:list-item>
                  <text:list-item>
                    <text:p text:style-name="P323"><text:span text:style-name="Strong_20_Emphasis"><text:span text:style-name="T1">Sisi "Teman":</text:span></text:span><text:span text:style-name="T1"> Gambarkan interaksi positif antara manusia (remaja Indonesia) dengan robot/AI yang membantu atau ramah (misalnya: robot membantu belajar, robot perawat, simbol AI yang cerah). Gunakan warna-warna yang lebih hangat atau cerah (misal: biru muda, hijau, oranye). </text:span></text:p>
                  </text:list-item>
                  <text:list-item>
                    <text:p text:style-name="P323"><text:span text:style-name="Strong_20_Emphasis"><text:span text:style-name="T1">Sisi "Ancaman":</text:span></text:span><text:span text:style-name="T1"> Gambarkan sisi yang lebih ambigu atau mengkhawatirkan (misalnya: siluet robot yang mengawasi, ikon data privasi yang terancam, simbol tanda tanya besar, grafik bias). Gunakan warna yang lebih dingin atau gelap (misal: abu-abu, biru tua, merah redup). </text:span></text:p>
                  </text:list-item>
                  <text:list-item>
                    <text:p text:style-name="P205">Judul ditempatkan di tengah atau melintasi garis pemisah. </text:p>
                  </text:list-item>
                </text:list>
              </text:list-item>
              <text:list-item>
                <text:p text:style-name="P175"><text:span text:style-name="Strong_20_Emphasis"><text:span text:style-name="T1">Konsep Simbol Tunggal dengan Dualitas:</text:span></text:span></text:p>
                <text:list>
                  <text:list-item>
                    <text:p text:style-name="P205">Fokus pada satu gambar utama yang mengandung makna ganda. </text:p>
                  </text:list-item>
                  <text:list-item>
                    <text:p text:style-name="P323"><text:span text:style-name="Strong_20_Emphasis"><text:span text:style-name="T1">Contoh:</text:span></text:span><text:span text:style-name="T1"> </text:span></text:p>
                    <text:list>
                      <text:list-item>
                        <text:p text:style-name="P205">Siluet robot humanoid sederhana yang sedang mengulurkan tangan, tapi bayangannya di tanah/dinding tampak berbeda (mungkin lebih besar atau mengancam). </text:p>
                      </text:list-item>
                      <text:list-item>
                        <text:p text:style-name="P205">Gambar chip komputer/otak digital (simbol AI) dengan tanda tanya besar (?) terintegrasi di dalamnya atau memancarkan dua jenis cahaya (satu hangat, satu dingin). </text:p>
                      </text:list-item>
                      <text:list-item>
                        <text:p text:style-name="P205"><text:soft-page-break/>Tangan manusia dan tangan robot yang hampir bersentuhan, tapi ada percikan listrik atau simbol tanda tanya di antara keduanya. </text:p>
                      </text:list-item>
                    </text:list>
                  </text:list-item>
                </text:list>
              </text:list-item>
              <text:list-item>
                <text:p text:style-name="P175"><text:span text:style-name="Strong_20_Emphasis"><text:span text:style-name="T1">Konsep Abstrak Teknologi + Pertanyaan:</text:span></text:span></text:p>
                <text:list>
                  <text:list-item>
                    <text:p text:style-name="P205">Gunakan elemen grafis modern yang mewakili AI/robotika (misalnya pola sirkuit, jaringan neural abstrak, bentuk robot yang distilisasi). </text:p>
                  </text:list-item>
                  <text:list-item>
                    <text:p text:style-name="P205">Integrasikan tanda tanya (?) secara menonjol dalam desain. </text:p>
                  </text:list-item>
                  <text:list-item>
                    <text:p text:style-name="P26">Gunakan permainan warna kontras atau gradasi untuk menciptakan mood yang sesuai (misal: warna cerah bergradasi ke warna gelap). </text:p>
                  </text:list-item>
                </text:list>
              </text:list-item>
            </text:list>
            <text:p text:style-name="P28"><text:span text:style-name="Strong_20_Emphasis"><text:span text:style-name="T1">Elemen Tambahan:</text:span></text:span></text:p>
            <text:list xml:id="list6888994507331470538" text:style-name="L168">
              <text:list-item>
                <text:p text:style-name="P324"><text:span text:style-name="Strong_20_Emphasis"><text:span text:style-name="T1">Tipografi:</text:span></text:span><text:span text:style-name="T1"> Gunakan font yang modern, bersih, mudah dibaca, dan mungkin punya sedikit sentuhan 'teknologi' tapi tidak berlebihan. Pastikan judul sangat menonjol. </text:span></text:p>
              </text:list-item>
              <text:list-item>
                <text:p text:style-name="P324"><text:span text:style-name="Strong_20_Emphasis"><text:span text:style-name="T1">Warna:</text:span></text:span><text:span text:style-name="T1"> Pilih palet warna yang menarik bagi remaja, namun tetap bisa menyampaikan dualitas tema (kontras hangat/dingin, atau warna cerah dengan aksen gelap/misterius). </text:span></text:p>
              </text:list-item>
              <text:list-item>
                <text:p text:style-name="P176"><text:span text:style-name="Strong_20_Emphasis"><text:span text:style-name="T1">Representasi:</text:span></text:span><text:span text:style-name="T1"> Jika menampilkan figur manusia, usahakan representasi remaja Indonesia yang beragam. </text:span></text:p>
              </text:list-item>
            </text:list>
            <text:p text:style-name="P28"><text:span text:style-name="Strong_20_Emphasis"><text:span text:style-name="T1">Hindari:</text:span></text:span></text:p>
            <text:list xml:id="list1492522326780253178" text:style-name="L169">
              <text:list-item>
                <text:p text:style-name="P206">Gambar robot yang terlalu spesifik dari film terkenal (kecuali jika itu memang fokus buku, tapi dalam kasus ini sepertinya tidak). </text:p>
              </text:list-item>
              <text:list-item>
                <text:p text:style-name="P206">Desain yang terlalu ramai atau sulit dibaca. </text:p>
              </text:list-item>
              <text:list-item>
                <text:p text:style-name="P27">Visual yang terlalu menakut-nakuti atau terlalu 'manis' saja. Keseimbangan adalah kunci. </text:p>
              </text:list-item>
            </text:list>
            <text:p text:style-name="P28"><text:span text:style-name="Strong_20_Emphasis"><text:span text:style-name="T1">Pesan Utama yang Ingin Disampaikan Sampul:</text:span></text:span><text:span text:style-name="T1"> "Teknologi AI dan robot ini canggih dan menarik, tapi juga penuh pertanyaan besar tentang masa depan kita. Buku ini akan membantumu memahaminya."</text:span></text:p>
            <text:p text:style-name="P326"/>
            <text:p text:style-name="P4">Semoga prompt ini membantu Anda mendapatkan desain sampul yang menarik dan sesuai dengan isi buku Anda!</text:p>
          </text:section>
          <text:section text:style-name="Sect1" text:name="feedback-form-56">
            <text:p text:style-name="P178"/>
          </text:section>
        </text:section>
        <text:section text:style-name="Sect1" text:name="d4538aeab45a6452">
          <text:p text:style-name="P4"><text:soft-page-break/></text:p>
          <text:section text:style-name="Sect1" text:name="user-query-content-57">
            <text:p text:style-name="P325">buat anekdot terinspirasi dari buku </text:p>
          </text:section>
          <text:p text:style-name="P178">Tampilkan alur berpikir</text:p>
          <text:section text:style-name="Sect2" text:name="model-response-message-contentr_d4538aeab45a6452">
            <text:p text:style-name="P4">Tentu, ini sebuah anekdot singkat yang terinspirasi dari tema-tema dalam buku "Robot Cerdas: Teman atau Ancaman?", dengan latar belakang kehidupan sehari-hari di Indonesia (perkiraan Sabtu, 26 April 2025):</text:p>
            <text:p text:style-name="P326"/>
            <text:p text:style-name="P28"><text:span text:style-name="Strong_20_Emphasis"><text:span text:style-name="T1">Anekdot: Si Mak Comblang Algoritma</text:span></text:span></text:p>
            <text:p text:style-name="P28"><text:span text:style-name="T1">Namanya Budi, anak SMA kelas 11 di sebuah kota di Jawa. Suatu sore, karena penasaran habis nonton video dokumenter, dia iseng </text:span><text:span text:style-name="Emphasis"><text:span text:style-name="T1">searching</text:span></text:span><text:span text:style-name="T1"> di Google: "cara memelihara ikan cupang hias." Dia baca beberapa artikel, lihat-lihat gambar cupang cantik sebentar, terus ya sudah, lupa.</text:span></text:p>
            <text:p text:style-name="P4">Tapi AI rupanya nggak lupa.</text:p>
            <text:p text:style-name="P28"><text:span text:style-name="T1">Besoknya, pas Budi buka Instagram, </text:span><text:span text:style-name="Emphasis"><text:span text:style-name="T1">Explore page</text:span></text:span><text:span text:style-name="T1">-nya penuh foto dan video ikan cupang warna-warni. Di YouTube, rekomendasi teratasnya adalah "Tutorial Aquascape Minimalis untuk Cupang" dan "Review Pelet Cupang Terbaik". Pas buka Shopee mau cari </text:span><text:span text:style-name="Emphasis"><text:span text:style-name="T1">case</text:span></text:span><text:span text:style-name="T1"> HP baru, yang muncul malah iklan akuarium mini, tanaman air, sampai obat biru anti jamur ikan.</text:span></text:p>
            <text:p text:style-name="P28"><text:span text:style-name="T1">Awalnya Budi cuma ketawa geli. "Wah, perhatian banget nih AI," pikirnya. Tapi ini berlangsung </text:span><text:span text:style-name="Emphasis"><text:span text:style-name="T1">seminggu penuh</text:span></text:span><text:span text:style-name="T1">. Setiap buka aplikasi apapun yang ada iklannya, pasti ada hubungannya sama ikan cupang. Sampai-sampai temannya, si Wati, nyeletuk pas lihat HP Budi, "Bud, kamu diem-diem mau jadi juragan cupang ya sekarang?"</text:span></text:p>
            <text:p text:style-name="P28"><text:span text:style-name="T1">Budi cuma bisa garuk-garuk kepala. "Nggak gitu, Wat! Ini gara-gara AI nih. Aku cuma </text:span><text:span text:style-name="Emphasis"><text:span text:style-name="T1">searching</text:span></text:span><text:span text:style-name="T1"> sekali doang padahal! Sekarang dia kayaknya yakin banget aku ini </text:span><text:span text:style-name="Emphasis"><text:span text:style-name="T1">The Next King of Betta Fish</text:span></text:span><text:span text:style-name="T1">. Udah kayak mak comblang, tapi maksa jodohin aku sama ikan!"</text:span></text:p>
            <text:p text:style-name="P28"><text:span text:style-name="T1">Wati tertawa. "Hahaha! Nah, itu dia, Bud. AI itu emang bisa jadi 'teman' yang bantu kita nemu info, tapi kadang jadi 'teman' yang </text:span><text:span text:style-name="Emphasis"><text:span text:style-name="T1">kepo</text:span></text:span><text:span text:style-name="T1">-nya kebangetan dan agak maksa, ya? Nggak bisa bedain mana yang kita cuma iseng, mana yang beneran kita suka. Udah kayak cenayang tapi kadang salah tebak!"</text:span></text:p>
            <text:p text:style-name="P28"><text:span text:style-name="T1">Budi mengangguk setuju, sambil buru-buru </text:span><text:span text:style-name="Emphasis"><text:span text:style-name="T1">scrolling</text:span></text:span><text:span text:style-name="T1"> melewati iklan pakan cupang ke-sekian kalinya hari itu. Di satu sisi dia merasa 'dimengerti' oleh AI, </text:span><text:soft-page-break/><text:span text:style-name="T1">tapi di sisi lain, rasanya kok agak... diawasi, ya?</text:span></text:p>
            <text:p text:style-name="P326"/>
            <text:p text:style-name="P28"><text:span text:style-name="Emphasis"><text:span text:style-name="T1">Anekdot ini mencoba menggambarkan bagaimana AI (khususnya algoritma rekomendasi dan personalisasi) sudah sangat meresap dalam kehidupan sehari-hari, bisa sangat membantu ('teman'), tapi kadang juga terasa berlebihan, mengganggu privasi, atau salah memahami kita ('ancaman' kecil/gangguan), mencerminkan dilema sentral buku.</text:span></text:span></text:p>
          </text:section>
          <text:section text:style-name="Sect1" text:name="feedback-form-57">
            <text:p text:style-name="P178"/>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701in" fo:margin-bottom="0.6701in" fo:margin-left="0.6701in" fo:margin-right="0.6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6T17:07:18.99</meta:creation-date>
    <meta:document-statistic meta:table-count="1" meta:image-count="0" meta:object-count="0" meta:page-count="163" meta:paragraph-count="1796" meta:word-count="44751" meta:character-count="313643"/>
    <dc:date>2025-04-26T17:08:58.84</dc:date>
    <dc:creator>OJie </dc:creator>
    <meta:editing-duration>PT1M40S</meta:editing-duration>
    <meta:editing-cycles>1</meta:editing-cycles>
    <meta:generator>OpenOffice/4.1.15$Win32 OpenOffice.org_project/4115m2$Build-9813</meta:generator>
  </office:meta>
</office:document-meta>
</file>